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DDG_ProximaNova" svg:font-family="DDG_ProximaNo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9.3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7.94pt"/>
    </style:style>
    <style:style style:name="co4" style:family="table-column">
      <style:table-column-properties fo:break-before="auto" style:column-width="84.76pt"/>
    </style:style>
    <style:style style:name="co5" style:family="table-column">
      <style:table-column-properties fo:break-before="auto" style:column-width="174.36pt"/>
    </style:style>
    <style:style style:name="co6" style:family="table-column">
      <style:table-column-properties fo:break-before="auto" style:column-width="140.29pt"/>
    </style:style>
    <style:style style:name="co7" style:family="table-column">
      <style:table-column-properties fo:break-before="auto" style:column-width="118.74pt"/>
    </style:style>
    <style:style style:name="co8" style:family="table-column">
      <style:table-column-properties fo:break-before="auto" style:column-width="202.11pt"/>
    </style:style>
    <style:style style:name="co9" style:family="table-column">
      <style:table-column-properties fo:break-before="auto" style:column-width="170.16pt"/>
    </style:style>
    <style:style style:name="co10" style:family="table-column">
      <style:table-column-properties fo:break-before="auto" style:column-width="138.9pt"/>
    </style:style>
    <style:style style:name="co11" style:family="table-column">
      <style:table-column-properties fo:break-before="auto" style:column-width="158.3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16.25pt" fo:break-before="auto" style:use-optimal-row-height="false"/>
    </style:style>
    <style:style style:name="ta1" style:family="table" style:master-page-name="PageStyle_5f_Willkommen">
      <style:table-properties table:display="true" style:writing-mode="lr-tb"/>
    </style:style>
    <style:style style:name="ta2" style:family="table" style:master-page-name="PageStyle_5f_KritzelKaffees_20_Staffel_20_1">
      <style:table-properties table:display="true" style:writing-mode="lr-tb"/>
    </style:style>
    <style:style style:name="ta3" style:family="table" style:master-page-name="PageStyle_5f_KritzelKaffees_20_Staffel_20_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00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6913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4171a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494949" style:text-outline="false" style:text-line-through-style="none" style:text-line-through-type="none" style:font-name="DDG_ProximaNova" fo:font-size="10pt" fo:font-style="normal" fo:text-shadow="none" style:text-underline-style="none" fo:font-weight="normal" style:font-size-asian="10pt" style:font-style-asian="normal" style:font-weight-asian="normal" style:font-name-complex="DDG_ProximaNova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f8f9f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2021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a3a3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illkomme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Die erste Staffel ist komplett! Vielen Dank! Ihr könnt die komplette Liste als HTML Seite hier finden: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https://peldon.github.io/KritzelKaffeeArchivar/html/KritzelKaffees.html" xlink:type="simple">https://peldon.github.io/KritzelKaffeeArchivar/html/KritzelKaffees.html</text:a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Auf dem Sheet "KritzelKaffees Staffel 2" (das könnt ihr unten auswählen) werden noch die Namen der Gäste gesucht.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Ihr könnt sehr gerne mithelfen und die Namen eintragen oder überprüfen. (4-Augen-Prinzip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Nur die Spalten mit den Namen der Gäste und der Überprüfung ist zur Bearbeitung freigegeben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Danke!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Peld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3" office:value-type="string" calcext:value-type="string">
            <text:p>Staffel 1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Tweets</text:p>
          </table:table-cell>
          <table:table-cell table:style-name="ce10" table:formula="of:=COUNTIFS([$'KritzelKaffees Staffel 1'.B$9:.B$5000]; &quot;&lt;&gt;&quot;)" office:value-type="float" office:value="739" calcext:value-type="float">
            <text:p>739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Unbenannte</text:p>
          </table:table-cell>
          <table:table-cell table:style-name="ce10" table:formula="of:=COUNTIFS([$'KritzelKaffees Staffel 1'.B$9:.B$5000]; &quot;&lt;&gt;&quot;; [$'KritzelKaffees Staffel 1'.G$9:.G$5000]; &quot;=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Benannte</text:p>
          </table:table-cell>
          <table:table-cell table:style-name="ce10" table:formula="of:=COUNTIFS([$'KritzelKaffees Staffel 1'.B9:.B5000]; &quot;&lt;&gt;&quot;; [$'KritzelKaffees Staffel 1'.G9:.G5000]; &quot;&lt;&gt;&quot;)" office:value-type="float" office:value="739" calcext:value-type="float">
            <text:p>739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Überprüfte</text:p>
          </table:table-cell>
          <table:table-cell table:style-name="ce10" table:formula="of:=COUNTIFS([$'KritzelKaffees Staffel 1'.B$9:.B$5000]; &quot;&lt;&gt;&quot;; [$'KritzelKaffees Staffel 1'.G$9:.G$5000]; &quot;&lt;&gt;&quot;; [$'KritzelKaffees Staffel 1'.H$9:.H$5000]; &quot;&lt;&gt;&quot;)" office:value-type="float" office:value="739" calcext:value-type="float">
            <text:p>739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Unüberprüfte</text:p>
          </table:table-cell>
          <table:table-cell table:style-name="ce10" table:formula="of:=[.B14]-[.B17]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3" office:value-type="string" calcext:value-type="string">
            <text:p>Staffel 2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Tweets</text:p>
          </table:table-cell>
          <table:table-cell table:style-name="ce10" table:formula="of:=COUNTIFS([$'KritzelKaffees Staffel 2'.B$9:.B$5000]; &quot;&lt;&gt;&quot;)" office:value-type="float" office:value="159" calcext:value-type="float">
            <text:p>159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Unbenannte</text:p>
          </table:table-cell>
          <table:table-cell table:style-name="ce10" table:formula="of:=COUNTIFS([$'KritzelKaffees Staffel 2'.B$9:.B$5000]; &quot;&lt;&gt;&quot;; [$'KritzelKaffees Staffel 2'.G$9:.G$5000]; &quot;=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Benannte</text:p>
          </table:table-cell>
          <table:table-cell table:style-name="ce10" table:formula="of:=COUNTIFS([$'KritzelKaffees Staffel 2'.B$9:.B$5000]; &quot;&lt;&gt;&quot;; [$'KritzelKaffees Staffel 2'.G$9:.G$5000]; &quot;&lt;&gt;&quot;)" office:value-type="float" office:value="159" calcext:value-type="float">
            <text:p>159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Überprüfte</text:p>
          </table:table-cell>
          <table:table-cell table:style-name="ce10" table:formula="of:=COUNTIFS([$'KritzelKaffees Staffel 2'.B$9:.B$5000]; &quot;&lt;&gt;&quot;; [$'KritzelKaffees Staffel 2'.G$9:.G$5000]; &quot;&lt;&gt;&quot;; [$'KritzelKaffees Staffel 2'.H$9:.H$5000]; &quot;&lt;&gt;&quot;)" office:value-type="float" office:value="70" calcext:value-type="float">
            <text:p>70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Unüberprüfte</text:p>
          </table:table-cell>
          <table:table-cell table:style-name="ce10" table:formula="of:=[.B21]-[.B24]" office:value-type="float" office:value="89" calcext:value-type="float">
            <text:p>89</text:p>
          </table:table-cell>
          <table:table-cell table:number-columns-repeated="1022"/>
        </table:table-row>
        <table:table-row table:style-name="ro1" table:number-rows-repeated="978">
          <table:table-cell table:number-columns-repeated="1024"/>
        </table:table-row>
        <table:table-row table:style-name="ro2">
          <table:table-cell table:style-name="ce9" office:value-type="string" calcext:value-type="string">
            <text:p>Da hat jemand aber weit gescrollt :andidevhat:</text:p>
          </table:table-cell>
          <table:table-cell table:number-columns-repeated="1023"/>
        </table:table-row>
        <table:table-row table:style-name="ro1" table:number-rows-repeated="1047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ritzelKaffees Staffel 1" table:style-name="ta2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5" table:default-cell-style-name="Default"/>
        <table:table-row table:style-name="ro2">
          <table:table-cell table:style-name="ce11"/>
          <table:table-cell table:style-name="ce4" office:value-type="string" calcext:value-type="string">
            <text:p>Tweets</text:p>
          </table:table-cell>
          <table:table-cell table:style-name="ce24" table:formula="of:=COUNTIFS([$'KritzelKaffees Staffel 1'.B9:.B5000]; &quot;&lt;&gt;&quot;)" office:value-type="float" office:value="739" calcext:value-type="float">
            <text:p>739</text:p>
          </table:table-cell>
          <table:table-cell table:style-name="ce29"/>
          <table:table-cell table:style-name="ce13"/>
          <table:table-cell table:style-name="ce19"/>
          <table:table-cell table:style-name="ce29" table:number-columns-repeated="22"/>
          <table:table-cell table:number-columns-repeated="996"/>
        </table:table-row>
        <table:table-row table:style-name="ro2">
          <table:table-cell table:style-name="ce11"/>
          <table:table-cell table:style-name="ce18" office:value-type="string" calcext:value-type="string">
            <text:p>Missing</text:p>
          </table:table-cell>
          <table:table-cell table:style-name="ce24" table:formula="of:=COUNTIFS([$'KritzelKaffees Staffel 1'.C9:.C5000]; &quot;&lt;&gt;&quot;; [$'KritzelKaffees Staffel 1'.B9:.B5000]; &quot;=&quot;)" office:value-type="float" office:value="0" calcext:value-type="float">
            <text:p>0</text:p>
          </table:table-cell>
          <table:table-cell table:style-name="ce26"/>
          <table:table-cell table:style-name="ce33"/>
          <table:table-cell table:style-name="ce19"/>
          <table:table-cell table:style-name="ce29" table:number-columns-repeated="22"/>
          <table:table-cell table:number-columns-repeated="996"/>
        </table:table-row>
        <table:table-row table:style-name="ro2">
          <table:table-cell table:style-name="ce11"/>
          <table:table-cell table:style-name="ce5" office:value-type="string" calcext:value-type="string">
            <text:p>Unbenannte</text:p>
          </table:table-cell>
          <table:table-cell table:style-name="ce24" table:formula="of:=COUNTIFS([$'KritzelKaffees Staffel 1'.B9:.B5000]; &quot;&lt;&gt;&quot;; [$'KritzelKaffees Staffel 1'.G9:.G5000]; &quot;=&quot;)" office:value-type="float" office:value="0" calcext:value-type="float">
            <text:p>0</text:p>
          </table:table-cell>
          <table:table-cell table:style-name="ce26" office:value-type="string" calcext:value-type="string">
            <text:p>um die Einträge zu finden empfehle ich in Spalte G mit Strg-Pfeiltaste runter zu navigieren</text:p>
          </table:table-cell>
          <table:table-cell table:style-name="ce13"/>
          <table:table-cell table:style-name="ce19"/>
          <table:table-cell table:style-name="ce29" table:number-columns-repeated="22"/>
          <table:table-cell table:number-columns-repeated="996"/>
        </table:table-row>
        <table:table-row table:style-name="ro2">
          <table:table-cell table:style-name="ce11"/>
          <table:table-cell table:style-name="ce6" office:value-type="string" calcext:value-type="string">
            <text:p>Benannte</text:p>
          </table:table-cell>
          <table:table-cell table:style-name="ce24" table:formula="of:=COUNTIFS([$'KritzelKaffees Staffel 1'.B9:.B5000]; &quot;&lt;&gt;&quot;; [$'KritzelKaffees Staffel 1'.G9:.G5000]; &quot;&lt;&gt;&quot;)" office:value-type="float" office:value="739" calcext:value-type="float">
            <text:p>739</text:p>
          </table:table-cell>
          <table:table-cell table:style-name="ce29"/>
          <table:table-cell table:style-name="ce13"/>
          <table:table-cell table:style-name="ce19"/>
          <table:table-cell table:style-name="ce29" table:number-columns-repeated="22"/>
          <table:table-cell table:number-columns-repeated="996"/>
        </table:table-row>
        <table:table-row table:style-name="ro2">
          <table:table-cell table:style-name="ce12"/>
          <table:table-cell table:style-name="ce7" office:value-type="string" calcext:value-type="string">
            <text:p>Überprüfte</text:p>
          </table:table-cell>
          <table:table-cell table:style-name="ce24" table:formula="of:=COUNTIFS([$'KritzelKaffees Staffel 1'.B9:.B5000]; &quot;&lt;&gt;&quot;; [$'KritzelKaffees Staffel 1'.G9:.G5000]; &quot;&lt;&gt;&quot;; [$'KritzelKaffees Staffel 1'.H9:.H5000]; &quot;&lt;&gt;&quot;)" office:value-type="float" office:value="739" calcext:value-type="float">
            <text:p>739</text:p>
          </table:table-cell>
          <table:table-cell table:style-name="ce29"/>
          <table:table-cell table:style-name="ce13"/>
          <table:table-cell table:style-name="ce19"/>
          <table:table-cell table:style-name="ce29" table:number-columns-repeated="22"/>
          <table:table-cell table:number-columns-repeated="996"/>
        </table:table-row>
        <table:table-row table:style-name="ro2">
          <table:table-cell table:style-name="ce11"/>
          <table:table-cell table:style-name="ce8" office:value-type="string" calcext:value-type="string">
            <text:p>Unüberprüfte</text:p>
          </table:table-cell>
          <table:table-cell table:style-name="ce24" table:formula="of:=[.C1]-[.C5]-[.C3]" office:value-type="float" office:value="0" calcext:value-type="float">
            <text:p>0</text:p>
          </table:table-cell>
          <table:table-cell table:style-name="ce29" office:value-type="string" calcext:value-type="string">
            <text:p>&lt;= ohne Unbenannte!</text:p>
          </table:table-cell>
          <table:table-cell table:style-name="ce13"/>
          <table:table-cell table:style-name="ce19"/>
          <table:table-cell table:style-name="ce29" table:number-columns-repeated="22"/>
          <table:table-cell table:number-columns-repeated="996"/>
        </table:table-row>
        <table:table-row table:style-name="ro2">
          <table:table-cell table:style-name="ce13" office:value-type="string" calcext:value-type="string">
            <text:p>TwitterID</text:p>
          </table:table-cell>
          <table:table-cell table:style-name="ce19" office:value-type="string" calcext:value-type="string">
            <text:p>TwitterLink</text:p>
          </table:table-cell>
          <table:table-cell table:style-name="ce19" office:value-type="string" calcext:value-type="string">
            <text:p>Datum</text:p>
          </table:table-cell>
          <table:table-cell table:style-name="ce29" office:value-type="string" calcext:value-type="string">
            <text:p>TweetText</text:p>
          </table:table-cell>
          <table:table-cell table:style-name="ce13" office:value-type="string" calcext:value-type="string">
            <text:p>BildLink</text:p>
          </table:table-cell>
          <table:table-cell table:style-name="ce19" office:value-type="string" calcext:value-type="string">
            <text:p>Bild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Geprüft (von einer zweiten Person)</text:p>
          </table:table-cell>
          <table:table-cell table:style-name="ce29" office:value-type="string" calcext:value-type="string">
            <text:p>Link zur Prüfung (wenn nötig/hilfreich)</text:p>
          </table:table-cell>
          <table:table-cell table:style-name="ce29" table:number-columns-repeated="19"/>
          <table:table-cell table:number-columns-repeated="996"/>
        </table:table-row>
        <table:table-row table:style-name="ro2">
          <table:table-cell table:style-name="ce14" table:number-columns-repeated="2"/>
          <table:table-cell table:style-name="ce25"/>
          <table:table-cell table:style-name="ce30" office:value-type="string" calcext:value-type="string">
            <text:p>Staffel 1</text:p>
          </table:table-cell>
          <table:table-cell table:style-name="ce34"/>
          <table:table-cell table:style-name="ce41"/>
          <table:table-cell table:style-name="ce42"/>
          <table:table-cell table:style-name="ce14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076716154125721600</text:p>
          </table:table-cell>
          <table:table-cell table:style-name="ce20" office:value-type="string" calcext:value-type="string">
            <text:p><text:a xlink:href="https://twitter.com/datGestruepp/status/1076716154125721600" xlink:type="simple">https://twitter.com/datGestruepp/status/1076716154125721600</text:a></text:p>
          </table:table-cell>
          <table:table-cell table:style-name="ce26" office:value-type="string" calcext:value-type="string">
            <text:p>23.12.2018</text:p>
          </table:table-cell>
          <table:table-cell table:style-name="ce1" office:value-type="string" calcext:value-type="string">
            <text:p>Guten Morgen ihr Frühaufsteher*innen! Mein Kaffee sieht komisch aus!</text:p>
          </table:table-cell>
          <table:table-cell table:style-name="ce35" office:value-type="string" calcext:value-type="string">
            <text:p><text:a xlink:href="http://pbs.twimg.com/media/DvFDoSUWoAAwcVT.jpg" xlink:type="simple">http://pbs.twimg.com/media/DvFDoSUWoAAwcVT.jpg</text:a></text:p>
          </table:table-cell>
          <table:table-cell table:style-name="ce10" table:formula="of:=image([.E9])" office:value-type="string" office:string-value="" calcext:value-type="error">
            <text:p>#NAME?</text:p>
          </table:table-cell>
          <table:table-cell table:style-name="ce43" office:value-type="string" calcext:value-type="string">
            <text:p>kleiner Weihnachtsbaum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77075112975912960</text:p>
          </table:table-cell>
          <table:table-cell table:style-name="ce20" office:value-type="string" calcext:value-type="string">
            <text:p><text:a xlink:href="https://twitter.com/datGestruepp/status/1077075112975912960" xlink:type="simple">https://twitter.com/datGestruepp/status/1077075112975912960</text:a></text:p>
          </table:table-cell>
          <table:table-cell table:style-name="ce26" office:value-type="string" calcext:value-type="string">
            <text:p>24.12.2018</text:p>
          </table:table-cell>
          <table:table-cell table:style-name="ce1" office:value-type="string" calcext:value-type="string">
            <text:p>Guten Morgen liebe Frühaufsteher*innen! Mein Kaffee... WAS ZUR HÖLLE!??</text:p>
          </table:table-cell>
          <table:table-cell table:style-name="ce35" office:value-type="string" calcext:value-type="string">
            <text:p><text:a xlink:href="http://pbs.twimg.com/media/DvKKGY2XgAArfN2.jpg" xlink:type="simple">http://pbs.twimg.com/media/DvKKGY2XgAArfN2.jpg</text:a></text:p>
          </table:table-cell>
          <table:table-cell table:style-name="ce10" table:formula="of:=image([.E10])" office:value-type="string" office:string-value="" calcext:value-type="error">
            <text:p>#NAME?</text:p>
          </table:table-cell>
          <table:table-cell table:style-name="ce1" office:value-type="string" calcext:value-type="string">
            <text:p>großer Weihnachtsbaum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77452995263107072</text:p>
          </table:table-cell>
          <table:table-cell table:style-name="ce20" office:value-type="string" calcext:value-type="string">
            <text:p><text:a xlink:href="https://twitter.com/datGestruepp/status/1077452995263107072" xlink:type="simple">https://twitter.com/datGestruepp/status/1077452995263107072</text:a></text:p>
          </table:table-cell>
          <table:table-cell table:style-name="ce26" office:value-type="string" calcext:value-type="string">
            <text:p>25.12.2018</text:p>
          </table:table-cell>
          <table:table-cell table:style-name="ce1" office:value-type="string" calcext:value-type="string">
            <text:p>Guten Morgen liebe Frühaufsteher*innen! Heute den Kaffee gaaaaanz langsam und vor allem Lautlos genießen!!!</text:p>
          </table:table-cell>
          <table:table-cell table:style-name="ce35" office:value-type="string" calcext:value-type="string">
            <text:p><text:a xlink:href="http://pbs.twimg.com/media/DvPhyLPWkAAjqJ2.jpg" xlink:type="simple">http://pbs.twimg.com/media/DvPhyLPWkAAjqJ2.jpg</text:a></text:p>
          </table:table-cell>
          <table:table-cell table:style-name="ce10" table:formula="of:=image([.E11])" office:value-type="string" office:string-value="" calcext:value-type="error">
            <text:p>#NAME?</text:p>
          </table:table-cell>
          <table:table-cell table:style-name="ce1" office:value-type="string" calcext:value-type="string">
            <text:p>Suse genießt verschlafen einen Kaffee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77805229989609474</text:p>
          </table:table-cell>
          <table:table-cell table:style-name="ce20" office:value-type="string" calcext:value-type="string">
            <text:p><text:a xlink:href="https://twitter.com/datGestruepp/status/1077805229989609474" xlink:type="simple">https://twitter.com/datGestruepp/status/1077805229989609474</text:a></text:p>
          </table:table-cell>
          <table:table-cell table:style-name="ce26" office:value-type="string" calcext:value-type="string">
            <text:p>26.12.2018</text:p>
          </table:table-cell>
          <table:table-cell table:style-name="ce1" office:value-type="string" calcext:value-type="string">
            <text:p>Morgähn! Es ist schon wieder Zeit! #krakeleiammorgen</text:p>
          </table:table-cell>
          <table:table-cell table:style-name="ce35" office:value-type="string" calcext:value-type="string">
            <text:p><text:a xlink:href="http://pbs.twimg.com/media/DvUiIvrXcAAn3kO.jpg" xlink:type="simple">http://pbs.twimg.com/media/DvUiIvrXcAAn3kO.jpg</text:a></text:p>
          </table:table-cell>
          <table:table-cell table:style-name="ce10" table:formula="of:=image([.E12])" office:value-type="string" office:string-value="" calcext:value-type="error">
            <text:p>#NAME?</text:p>
          </table:table-cell>
          <table:table-cell table:style-name="ce1" office:value-type="string" calcext:value-type="string">
            <text:p>Kaffee-Infusion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78168613767516160</text:p>
          </table:table-cell>
          <table:table-cell table:style-name="ce20" office:value-type="string" calcext:value-type="string">
            <text:p><text:a xlink:href="https://twitter.com/datGestruepp/status/1078168613767516160" xlink:type="simple">https://twitter.com/datGestruepp/status/1078168613767516160</text:a></text:p>
          </table:table-cell>
          <table:table-cell table:style-name="ce26" office:value-type="string" calcext:value-type="string">
            <text:p>27.12.2018</text:p>
          </table:table-cell>
          <table:table-cell table:style-name="ce1" office:value-type="string" calcext:value-type="string">
            <text:p>Guten Morgähn liebe Frühaufsteher*innen! Heute das letzte mal früh aufstehen! Ab morgen endlich wieder ausschlafen!! 😌</text:p>
          </table:table-cell>
          <table:table-cell table:style-name="ce35" office:value-type="string" calcext:value-type="string">
            <text:p><text:a xlink:href="http://pbs.twimg.com/media/DvZsorxX0AA9wz5.jpg" xlink:type="simple">http://pbs.twimg.com/media/DvZsorxX0AA9wz5.jpg</text:a></text:p>
          </table:table-cell>
          <table:table-cell table:style-name="ce10" table:formula="of:=image([.E13])" office:value-type="string" office:string-value="" calcext:value-type="error">
            <text:p>#NAME?</text:p>
          </table:table-cell>
          <table:table-cell table:style-name="ce1" office:value-type="string" calcext:value-type="string">
            <text:p>Suse in der Tasse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78561723009896449</text:p>
          </table:table-cell>
          <table:table-cell table:style-name="ce20" office:value-type="string" calcext:value-type="string">
            <text:p><text:a xlink:href="https://twitter.com/datGestruepp/status/1078561723009896449" xlink:type="simple">https://twitter.com/datGestruepp/status/1078561723009896449</text:a></text:p>
          </table:table-cell>
          <table:table-cell table:style-name="ce26" office:value-type="string" calcext:value-type="string">
            <text:p>28.12.2018</text:p>
          </table:table-cell>
          <table:table-cell table:style-name="ce1" office:value-type="string" calcext:value-type="string">
            <text:p>Ausgeschlafen! 🤩 #krakeleiammorgen</text:p>
          </table:table-cell>
          <table:table-cell table:style-name="ce35" office:value-type="string" calcext:value-type="string">
            <text:p><text:a xlink:href="http://pbs.twimg.com/media/DvfSKvQXcAIZHh_.jpg" xlink:type="simple">http://pbs.twimg.com/media/DvfSKvQXcAIZHh_.jpg</text:a></text:p>
          </table:table-cell>
          <table:table-cell table:style-name="ce10" table:formula="of:=image([.E14])" office:value-type="string" office:string-value="" calcext:value-type="error">
            <text:p>#NAME?</text:p>
          </table:table-cell>
          <table:table-cell table:style-name="ce1" office:value-type="string" calcext:value-type="string">
            <text:p>Kaffee im Bett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78931451587035136</text:p>
          </table:table-cell>
          <table:table-cell table:style-name="ce20" office:value-type="string" calcext:value-type="string">
            <text:p><text:a xlink:href="https://twitter.com/datGestruepp/status/1078931451587035136" xlink:type="simple">https://twitter.com/datGestruepp/status/1078931451587035136</text:a></text:p>
          </table:table-cell>
          <table:table-cell table:style-name="ce26" office:value-type="string" calcext:value-type="string">
            <text:p>29.12.2018</text:p>
          </table:table-cell>
          <table:table-cell table:style-name="ce1" office:value-type="string" calcext:value-type="string">
            <text:p>Guten Morgen! <text:s/>Mein Kaffee tut schon wieder Dinge... Es geht wohl auf Silvester zu.</text:p>
          </table:table-cell>
          <table:table-cell table:style-name="ce35" office:value-type="string" calcext:value-type="string">
            <text:p><text:a xlink:href="http://pbs.twimg.com/media/DvkiaTNWoAAGigK.jpg" xlink:type="simple">http://pbs.twimg.com/media/DvkiaTNWoAAGigK.jpg</text:a></text:p>
          </table:table-cell>
          <table:table-cell table:style-name="ce10" table:formula="of:=image([.E15])" office:value-type="string" office:string-value="" calcext:value-type="error">
            <text:p>#NAME?</text:p>
          </table:table-cell>
          <table:table-cell table:style-name="ce1" office:value-type="string" calcext:value-type="string">
            <text:p>Glücks-Schwein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79307858288742401</text:p>
          </table:table-cell>
          <table:table-cell table:style-name="ce20" office:value-type="string" calcext:value-type="string">
            <text:p><text:a xlink:href="https://twitter.com/datGestruepp/status/1079307858288742401" xlink:type="simple">https://twitter.com/datGestruepp/status/1079307858288742401</text:a></text:p>
          </table:table-cell>
          <table:table-cell table:style-name="ce26" office:value-type="string" calcext:value-type="string">
            <text:p>30.12.2018</text:p>
          </table:table-cell>
          <table:table-cell table:style-name="ce1" office:value-type="string" calcext:value-type="string">
            <text:p>Guten Morgen! ♥️ Ich gewöhne mich langsam dran.</text:p>
          </table:table-cell>
          <table:table-cell table:style-name="ce35" office:value-type="string" calcext:value-type="string">
            <text:p><text:a xlink:href="http://pbs.twimg.com/media/Dvp4wsUXQAAY0Lx.jpg" xlink:type="simple">http://pbs.twimg.com/media/Dvp4wsUXQAAY0Lx.jpg</text:a></text:p>
          </table:table-cell>
          <table:table-cell table:style-name="ce10" table:formula="of:=image([.E16])" office:value-type="string" office:string-value="" calcext:value-type="error">
            <text:p>#NAME?</text:p>
          </table:table-cell>
          <table:table-cell table:style-name="ce1" office:value-type="string" calcext:value-type="string">
            <text:p>Kleeblatt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79658683339030528</text:p>
          </table:table-cell>
          <table:table-cell table:style-name="ce20" office:value-type="string" calcext:value-type="string">
            <text:p><text:a xlink:href="https://twitter.com/datGestruepp/status/1079658683339030528" xlink:type="simple">https://twitter.com/datGestruepp/status/1079658683339030528</text:a></text:p>
          </table:table-cell>
          <table:table-cell table:style-name="ce26" office:value-type="string" calcext:value-type="string">
            <text:p>31.12.2018</text:p>
          </table:table-cell>
          <table:table-cell table:style-name="ce1" office:value-type="string" calcext:value-type="string">
            <text:p>Ich will doch nur Kaffee!!! <text:s/>#Kritzeleiammorgen</text:p>
          </table:table-cell>
          <table:table-cell table:style-name="ce35" office:value-type="string" calcext:value-type="string">
            <text:p><text:a xlink:href="http://pbs.twimg.com/media/Dvu303uX0AEhv0j.jpg" xlink:type="simple">http://pbs.twimg.com/media/Dvu303uX0AEhv0j.jpg</text:a></text:p>
          </table:table-cell>
          <table:table-cell table:style-name="ce10" table:formula="of:=image([.E17])" office:value-type="string" office:string-value="" calcext:value-type="error">
            <text:p>#NAME?</text:p>
          </table:table-cell>
          <table:table-cell table:style-name="ce1" office:value-type="string" calcext:value-type="string">
            <text:p>Feuerwerk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0033968521654272</text:p>
          </table:table-cell>
          <table:table-cell table:style-name="ce20" office:value-type="string" calcext:value-type="string">
            <text:p><text:a xlink:href="https://twitter.com/datGestruepp/status/1080033968521654272" xlink:type="simple">https://twitter.com/datGestruepp/status/1080033968521654272</text:a></text:p>
          </table:table-cell>
          <table:table-cell table:style-name="ce26" office:value-type="string" calcext:value-type="string">
            <text:p>01.01.2019</text:p>
          </table:table-cell>
          <table:table-cell table:style-name="ce1" office:value-type="string" calcext:value-type="string">
            <text:p>Wie jetz... Nur Kaffee!? <text:s/>#morgähn</text:p>
          </table:table-cell>
          <table:table-cell table:style-name="ce35" office:value-type="string" calcext:value-type="string">
            <text:p><text:a xlink:href="http://pbs.twimg.com/media/Dv0NJ7yWkAAT8vf.jpg" xlink:type="simple">http://pbs.twimg.com/media/Dv0NJ7yWkAAT8vf.jpg</text:a></text:p>
          </table:table-cell>
          <table:table-cell table:style-name="ce10" table:formula="of:=image([.E18])" office:value-type="string" office:string-value="" calcext:value-type="error">
            <text:p>#NAME?</text:p>
          </table:table-cell>
          <table:table-cell table:style-name="ce1" office:value-type="string" calcext:value-type="string">
            <text:p>Nur Kaffee... und eine Katze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0383979998580737</text:p>
          </table:table-cell>
          <table:table-cell table:style-name="ce20" office:value-type="string" calcext:value-type="string">
            <text:p><text:a xlink:href="https://twitter.com/datGestruepp/status/1080383979998580737" xlink:type="simple">https://twitter.com/datGestruepp/status/1080383979998580737</text:a></text:p>
          </table:table-cell>
          <table:table-cell table:style-name="ce26" office:value-type="string" calcext:value-type="string">
            <text:p>02.01.2019</text:p>
          </table:table-cell>
          <table:table-cell table:style-name="ce1" office:value-type="string" calcext:value-type="string">
            <text:p>Guten Morgen ihr hübschen und einen schönen Schmittwoch! ♥️</text:p>
          </table:table-cell>
          <table:table-cell table:style-name="ce35" office:value-type="string" calcext:value-type="string">
            <text:p><text:a xlink:href="http://pbs.twimg.com/media/Dv5LfR9X4AA1VNA.jpg" xlink:type="simple">http://pbs.twimg.com/media/Dv5LfR9X4AA1VNA.jpg</text:a></text:p>
          </table:table-cell>
          <table:table-cell table:style-name="ce10" table:formula="of:=image([.E19])" office:value-type="string" office:string-value="" calcext:value-type="error">
            <text:p>#NAME?</text:p>
          </table:table-cell>
          <table:table-cell table:style-name="ce1" office:value-type="string" calcext:value-type="string">
            <text:p>Küken (@holyschmittens auf Twitter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0747703993282560</text:p>
          </table:table-cell>
          <table:table-cell table:style-name="ce20" office:value-type="string" calcext:value-type="string">
            <text:p><text:a xlink:href="https://twitter.com/datGestruepp/status/1080747703993282560" xlink:type="simple">https://twitter.com/datGestruepp/status/1080747703993282560</text:a></text:p>
          </table:table-cell>
          <table:table-cell table:style-name="ce26" office:value-type="string" calcext:value-type="string">
            <text:p>03.01.2019</text:p>
          </table:table-cell>
          <table:table-cell table:style-name="ce1" office:value-type="string" calcext:value-type="string">
            <text:p>Guten Morgen! <text:s/>Poah! Jetzt gibt mir sogar der Kaffee „versteckte“ Hinweise! 😒 </text:p>
          </table:table-cell>
          <table:table-cell table:style-name="ce35" office:value-type="string" calcext:value-type="string">
            <text:p><text:a xlink:href="http://pbs.twimg.com/media/Dv-WScjXQAs1X_z.jpg" xlink:type="simple">http://pbs.twimg.com/media/Dv-WScjXQAs1X_z.jpg</text:a></text:p>
          </table:table-cell>
          <table:table-cell table:style-name="ce10" table:formula="of:=image([.E20])" office:value-type="string" office:string-value="" calcext:value-type="error">
            <text:p>#NAME?</text:p>
          </table:table-cell>
          <table:table-cell table:style-name="ce1" office:value-type="string" calcext:value-type="string">
            <text:p>Kaffee fährt auf dem Fahrrad davon.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1082289466019845</text:p>
          </table:table-cell>
          <table:table-cell table:style-name="ce20" office:value-type="string" calcext:value-type="string">
            <text:p><text:a xlink:href="https://twitter.com/datGestruepp/status/1081082289466019845" xlink:type="simple">https://twitter.com/datGestruepp/status/1081082289466019845</text:a></text:p>
          </table:table-cell>
          <table:table-cell table:style-name="ce26" office:value-type="string" calcext:value-type="string">
            <text:p>04.01.2019</text:p>
          </table:table-cell>
          <table:table-cell table:style-name="ce1" office:value-type="string" calcext:value-type="string">
            <text:p>Guten Morgen! Es ist Freitag und... <text:s/>Was zum...? </text:p>
          </table:table-cell>
          <table:table-cell table:style-name="ce35" office:value-type="string" calcext:value-type="string">
            <text:p><text:a xlink:href="http://pbs.twimg.com/media/DwDGl_BXgAAe545.jpg" xlink:type="simple">http://pbs.twimg.com/media/DwDGl_BXgAAe545.jpg</text:a></text:p>
          </table:table-cell>
          <table:table-cell table:style-name="ce10" table:formula="of:=image([.E21])" office:value-type="string" office:string-value="" calcext:value-type="error">
            <text:p>#NAME?</text:p>
          </table:table-cell>
          <table:table-cell table:style-name="ce1" office:value-type="string" calcext:value-type="string">
            <text:p>Qualle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1458486708523008</text:p>
          </table:table-cell>
          <table:table-cell table:style-name="ce20" office:value-type="string" calcext:value-type="string">
            <text:p><text:a xlink:href="https://twitter.com/datGestruepp/status/1081458486708523008" xlink:type="simple">https://twitter.com/datGestruepp/status/1081458486708523008</text:a></text:p>
          </table:table-cell>
          <table:table-cell table:style-name="ce26" office:value-type="string" calcext:value-type="string">
            <text:p>05.01.2019</text:p>
          </table:table-cell>
          <table:table-cell table:style-name="ce1" office:value-type="string" calcext:value-type="string">
            <text:p>Guten Morgen an alle Frühaufsteher*innen und gute Nacht an alle Gronkhzuschauer*innen! 😁 </text:p>
          </table:table-cell>
          <table:table-cell table:style-name="ce35" office:value-type="string" calcext:value-type="string">
            <text:p><text:a xlink:href="http://pbs.twimg.com/media/DwIcvw-WkAAy0xr.jpg" xlink:type="simple">http://pbs.twimg.com/media/DwIcvw-WkAAy0xr.jpg</text:a></text:p>
          </table:table-cell>
          <table:table-cell table:style-name="ce10" table:formula="of:=image([.E22])" office:value-type="string" office:string-value="" calcext:value-type="error">
            <text:p>#NAME?</text:p>
          </table:table-cell>
          <table:table-cell table:style-name="ce1" office:value-type="string" calcext:value-type="string">
            <text:p>Lurch (Gronkh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1827038795874304</text:p>
          </table:table-cell>
          <table:table-cell table:style-name="ce20" office:value-type="string" calcext:value-type="string">
            <text:p><text:a xlink:href="https://twitter.com/datGestruepp/status/1081827038795874304" xlink:type="simple">https://twitter.com/datGestruepp/status/1081827038795874304</text:a></text:p>
          </table:table-cell>
          <table:table-cell table:style-name="ce26" office:value-type="string" calcext:value-type="string">
            <text:p>06.01.2019</text:p>
          </table:table-cell>
          <table:table-cell table:style-name="ce1" office:value-type="string" calcext:value-type="string">
            <text:p>Guten Morgen! *Phantasie anschalt* </text:p>
          </table:table-cell>
          <table:table-cell table:style-name="ce35" office:value-type="string" calcext:value-type="string">
            <text:p><text:a xlink:href="http://pbs.twimg.com/media/DwNr7_wWkAAT1HE.jpg" xlink:type="simple">http://pbs.twimg.com/media/DwNr7_wWkAAT1HE.jpg</text:a></text:p>
          </table:table-cell>
          <table:table-cell table:style-name="ce10" table:formula="of:=image([.E23])" office:value-type="string" office:string-value="" calcext:value-type="error">
            <text:p>#NAME?</text:p>
          </table:table-cell>
          <table:table-cell table:style-name="ce1" office:value-type="string" calcext:value-type="string">
            <text:p>Wal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2166376662515713</text:p>
          </table:table-cell>
          <table:table-cell table:style-name="ce20" office:value-type="string" calcext:value-type="string">
            <text:p><text:a xlink:href="https://twitter.com/datGestruepp/status/1082166376662515713" xlink:type="simple">https://twitter.com/datGestruepp/status/1082166376662515713</text:a></text:p>
          </table:table-cell>
          <table:table-cell table:style-name="ce26" office:value-type="string" calcext:value-type="string">
            <text:p>07.01.2019</text:p>
          </table:table-cell>
          <table:table-cell table:style-name="ce1" office:value-type="string" calcext:value-type="string">
            <text:p>Guten Morgen! Ach ... Montag? <text:s/>Findet mein Kaffee auch. </text:p>
          </table:table-cell>
          <table:table-cell table:style-name="ce35" office:value-type="string" calcext:value-type="string">
            <text:p><text:a xlink:href="http://pbs.twimg.com/media/DwSgke4WoAAW3LC.jpg" xlink:type="simple">http://pbs.twimg.com/media/DwSgke4WoAAW3LC.jpg</text:a></text:p>
          </table:table-cell>
          <table:table-cell table:style-name="ce10" table:formula="of:=image([.E24])" office:value-type="string" office:string-value="" calcext:value-type="error">
            <text:p>#NAME?</text:p>
          </table:table-cell>
          <table:table-cell table:style-name="ce1" office:value-type="string" calcext:value-type="string">
            <text:p>Kaktus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2514799139979264</text:p>
          </table:table-cell>
          <table:table-cell table:style-name="ce20" office:value-type="string" calcext:value-type="string">
            <text:p><text:a xlink:href="https://twitter.com/datGestruepp/status/1082514799139979264" xlink:type="simple">https://twitter.com/datGestruepp/status/1082514799139979264</text:a></text:p>
          </table:table-cell>
          <table:table-cell table:style-name="ce26" office:value-type="string" calcext:value-type="string">
            <text:p>08.01.2019</text:p>
          </table:table-cell>
          <table:table-cell table:style-name="ce1" office:value-type="string" calcext:value-type="string">
            <text:p>I t‘s bigger on the inside!' Was... bin ich schon aufgestanden... schlaf ich noch... irgendwo dazwischen?!</text:p>
          </table:table-cell>
          <table:table-cell table:style-name="ce36" office:value-type="string" calcext:value-type="string">
            <text:p><text:a xlink:href="http://pbs.twimg.com/media/DwXddI4WkAI7Ln2.jpg" xlink:type="simple">http://pbs.twimg.com/media/DwXddI4WkAI7Ln2.jpg</text:a></text:p>
          </table:table-cell>
          <table:table-cell table:style-name="ce10" table:formula="of:=image([.E25])" office:value-type="string" office:string-value="" calcext:value-type="error">
            <text:p>#NAME?</text:p>
          </table:table-cell>
          <table:table-cell table:style-name="ce1" office:value-type="string" calcext:value-type="string">
            <text:p>Eine Giraffe und ein Hinweis auf Dr. Who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2901669632004096</text:p>
          </table:table-cell>
          <table:table-cell table:style-name="ce20" office:value-type="string" calcext:value-type="string">
            <text:p><text:a xlink:href="https://twitter.com/datGestruepp/status/1082901669632004096" xlink:type="simple">https://twitter.com/datGestruepp/status/1082901669632004096</text:a></text:p>
          </table:table-cell>
          <table:table-cell table:style-name="ce26" office:value-type="string" calcext:value-type="string">
            <text:p>09.01.2019</text:p>
          </table:table-cell>
          <table:table-cell table:style-name="ce1" office:value-type="string" calcext:value-type="string">
            <text:p>Guten Morgen ihr Lieben! Mir ist heut so flauschig! ♥️</text:p>
          </table:table-cell>
          <table:table-cell table:style-name="ce35" office:value-type="string" calcext:value-type="string">
            <text:p><text:a xlink:href="http://pbs.twimg.com/media/Dwc9UOkXgAQJYRp.jpg" xlink:type="simple">http://pbs.twimg.com/media/Dwc9UOkXgAQJYRp.jpg</text:a></text:p>
          </table:table-cell>
          <table:table-cell table:style-name="ce10" table:formula="of:=image([.E26])" office:value-type="string" office:string-value="" calcext:value-type="error">
            <text:p>#NAME?</text:p>
          </table:table-cell>
          <table:table-cell table:style-name="ce1" office:value-type="string" calcext:value-type="string">
            <text:p>irgendeine Katze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3253945957527552</text:p>
          </table:table-cell>
          <table:table-cell table:style-name="ce20" office:value-type="string" calcext:value-type="string">
            <text:p><text:a xlink:href="https://twitter.com/datGestruepp/status/1083253945957527552" xlink:type="simple">https://twitter.com/datGestruepp/status/1083253945957527552</text:a></text:p>
          </table:table-cell>
          <table:table-cell table:style-name="ce26" office:value-type="string" calcext:value-type="string">
            <text:p>10.01.2019</text:p>
          </table:table-cell>
          <table:table-cell table:style-name="ce1" office:value-type="string" calcext:value-type="string">
            <text:p>Guten Morgen! <text:s/>Haltet euch bereit!!!</text:p>
          </table:table-cell>
          <table:table-cell table:style-name="ce35" office:value-type="string" calcext:value-type="string">
            <text:p><text:a xlink:href="http://pbs.twimg.com/media/Dwh9tBMWsAAutHs.jpg" xlink:type="simple">http://pbs.twimg.com/media/Dwh9tBMWsAAutHs.jpg</text:a></text:p>
          </table:table-cell>
          <table:table-cell table:style-name="ce10" table:formula="of:=image([.E27])" office:value-type="string" office:string-value="" calcext:value-type="error">
            <text:p>#NAME?</text:p>
          </table:table-cell>
          <table:table-cell table:style-name="ce1" office:value-type="string" calcext:value-type="string">
            <text:p>Dementor (Harry Potter, J.K.Rowling, Buch)</text:p>
          </table:table-cell>
          <table:table-cell table:style-name="ce43" office:value-type="string" calcext:value-type="string">
            <text:p>ja (Reihe hinzugefügt von Yps)</text:p>
          </table:table-cell>
          <table:table-cell table:style-name="ce1" office:value-type="string" calcext:value-type="string">
            <text:p>Das war die erste "bekannte Figur" in einem Kritzelkaffee. 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083638639639359488</text:p>
          </table:table-cell>
          <table:table-cell table:style-name="ce20" office:value-type="string" calcext:value-type="string">
            <text:p><text:a xlink:href="https://twitter.com/datGestruepp/status/1083638639639359488" xlink:type="simple">https://twitter.com/datGestruepp/status/1083638639639359488</text:a></text:p>
          </table:table-cell>
          <table:table-cell table:style-name="ce26" office:value-type="string" calcext:value-type="string">
            <text:p>11.01.2019</text:p>
          </table:table-cell>
          <table:table-cell table:style-name="ce1" office:value-type="string" calcext:value-type="string">
            <text:p>Guten Morgen! Endlich das Ende der...WAS!? ##Kritzelkaffee</text:p>
          </table:table-cell>
          <table:table-cell table:style-name="ce35" office:value-type="string" calcext:value-type="string">
            <text:p><text:a xlink:href="http://pbs.twimg.com/media/DwnblcCWsAA_RrF.jpg" xlink:type="simple">http://pbs.twimg.com/media/DwnblcCWsAA_RrF.jpg</text:a></text:p>
          </table:table-cell>
          <table:table-cell table:style-name="ce10" table:formula="of:=image([.E28])" office:value-type="string" office:string-value="" calcext:value-type="error">
            <text:p>#NAME?</text:p>
          </table:table-cell>
          <table:table-cell table:style-name="ce1" office:value-type="string" calcext:value-type="string">
            <text:p>Bilbo Beutlin (Herr der Ringe, J.R.R.Tolkien, Buch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3990619876401153</text:p>
          </table:table-cell>
          <table:table-cell table:style-name="ce20" office:value-type="string" calcext:value-type="string">
            <text:p><text:a xlink:href="https://twitter.com/datGestruepp/status/1083990619876401153" xlink:type="simple">https://twitter.com/datGestruepp/status/1083990619876401153</text:a></text:p>
          </table:table-cell>
          <table:table-cell table:style-name="ce26" office:value-type="string" calcext:value-type="string">
            <text:p>12.01.2019</text:p>
          </table:table-cell>
          <table:table-cell table:style-name="ce1" office:value-type="string" calcext:value-type="string">
            <text:p>Guten Morgen! Habt ihr auch so Hunger? </text:p>
          </table:table-cell>
          <table:table-cell table:style-name="ce35" office:value-type="string" calcext:value-type="string">
            <text:p><text:a xlink:href="http://pbs.twimg.com/media/DwsbtYrWwAE0P07.jpg" xlink:type="simple">http://pbs.twimg.com/media/DwsbtYrWwAE0P07.jpg</text:a></text:p>
          </table:table-cell>
          <table:table-cell table:style-name="ce10" table:formula="of:=image([.E29])" office:value-type="string" office:string-value="" calcext:value-type="error">
            <text:p>#NAME?</text:p>
          </table:table-cell>
          <table:table-cell table:style-name="ce1" office:value-type="string" calcext:value-type="string">
            <text:p>Audrey II (Little Shop of Horror, Musical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4362384049930240</text:p>
          </table:table-cell>
          <table:table-cell table:style-name="ce20" office:value-type="string" calcext:value-type="string">
            <text:p><text:a xlink:href="https://twitter.com/datGestruepp/status/1084362384049930240" xlink:type="simple">https://twitter.com/datGestruepp/status/1084362384049930240</text:a></text:p>
          </table:table-cell>
          <table:table-cell table:style-name="ce26" office:value-type="string" calcext:value-type="string">
            <text:p>13.01.2019</text:p>
          </table:table-cell>
          <table:table-cell table:style-name="ce1" office:value-type="string" calcext:value-type="string">
            <text:p>Guten Morgen ihr Lieben! Habt einen zauberhaften Sonntag!</text:p>
          </table:table-cell>
          <table:table-cell table:style-name="ce35" office:value-type="string" calcext:value-type="string">
            <text:p><text:a xlink:href="http://pbs.twimg.com/media/Dwxt01kXcAAXQa0.jpg" xlink:type="simple">http://pbs.twimg.com/media/Dwxt01kXcAAXQa0.jpg</text:a></text:p>
          </table:table-cell>
          <table:table-cell table:style-name="ce10" table:formula="of:=image([.E30])" office:value-type="string" office:string-value="" calcext:value-type="error">
            <text:p>#NAME?</text:p>
          </table:table-cell>
          <table:table-cell table:style-name="ce1" office:value-type="string" calcext:value-type="string">
            <text:p>Luftballons aus 'Oben' Pixar Film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4717691213107201</text:p>
          </table:table-cell>
          <table:table-cell table:style-name="ce20" office:value-type="string" calcext:value-type="string">
            <text:p><text:a xlink:href="https://twitter.com/datGestruepp/status/1084717691213107201" xlink:type="simple">https://twitter.com/datGestruepp/status/1084717691213107201</text:a></text:p>
          </table:table-cell>
          <table:table-cell table:style-name="ce26" office:value-type="string" calcext:value-type="string">
            <text:p>14.01.2019</text:p>
          </table:table-cell>
          <table:table-cell table:style-name="ce1" office:value-type="string" calcext:value-type="string">
            <text:p>Guten Morgähn! Habt einen spannenden Tages! </text:p>
          </table:table-cell>
          <table:table-cell table:style-name="ce35" office:value-type="string" calcext:value-type="string">
            <text:p><text:a xlink:href="http://pbs.twimg.com/media/Dw2w-fHX4AA2mx4.jpg" xlink:type="simple">http://pbs.twimg.com/media/Dw2w-fHX4AA2mx4.jpg</text:a></text:p>
          </table:table-cell>
          <table:table-cell table:style-name="ce10" table:formula="of:=image([.E31])" office:value-type="string" office:string-value="" calcext:value-type="error">
            <text:p>#NAME?</text:p>
          </table:table-cell>
          <table:table-cell table:style-name="ce1" office:value-type="string" calcext:value-type="string">
            <text:p>Ohngesicht (Studio Ghibli, Anime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5046866847416320</text:p>
          </table:table-cell>
          <table:table-cell table:style-name="ce20" office:value-type="string" calcext:value-type="string">
            <text:p><text:a xlink:href="https://twitter.com/datGestruepp/status/1085046866847416320" xlink:type="simple">https://twitter.com/datGestruepp/status/1085046866847416320</text:a></text:p>
          </table:table-cell>
          <table:table-cell table:style-name="ce26" office:value-type="string" calcext:value-type="string">
            <text:p>15.01.2019</text:p>
          </table:table-cell>
          <table:table-cell table:style-name="ce1" office:value-type="string" calcext:value-type="string">
            <text:p>Guten Morgen liebe Frühaufsteher*innen! <text:s/>Ich glaub ich will doch wieder ins Bett! 😳</text:p>
          </table:table-cell>
          <table:table-cell table:style-name="ce35" office:value-type="string" calcext:value-type="string">
            <text:p><text:a xlink:href="http://pbs.twimg.com/media/Dw7cXKiX4AAMnDu.jpg" xlink:type="simple">http://pbs.twimg.com/media/Dw7cXKiX4AAMnDu.jpg</text:a></text:p>
          </table:table-cell>
          <table:table-cell table:style-name="ce10" table:formula="of:=image([.E32])" office:value-type="string" office:string-value="" calcext:value-type="error">
            <text:p>#NAME?</text:p>
          </table:table-cell>
          <table:table-cell table:style-name="ce1" office:value-type="string" calcext:value-type="string">
            <text:p>Es'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5434792404021248</text:p>
          </table:table-cell>
          <table:table-cell table:style-name="ce20" office:value-type="string" calcext:value-type="string">
            <text:p><text:a xlink:href="https://twitter.com/datGestruepp/status/1085434792404021248" xlink:type="simple">https://twitter.com/datGestruepp/status/1085434792404021248</text:a></text:p>
          </table:table-cell>
          <table:table-cell table:style-name="ce26" office:value-type="string" calcext:value-type="string">
            <text:p>16.01.2019</text:p>
          </table:table-cell>
          <table:table-cell table:style-name="ce1" office:value-type="string" calcext:value-type="string">
            <text:p>Guten Morgäähhchzzz... ChzzzZZZzz....</text:p>
          </table:table-cell>
          <table:table-cell table:style-name="ce35" office:value-type="string" calcext:value-type="string">
            <text:p><text:a xlink:href="http://pbs.twimg.com/media/DxA9LTRX4AA2g3N.jpg" xlink:type="simple">http://pbs.twimg.com/media/DxA9LTRX4AA2g3N.jpg</text:a></text:p>
          </table:table-cell>
          <table:table-cell table:style-name="ce10" table:formula="of:=image([.E33])" office:value-type="string" office:string-value="" calcext:value-type="error">
            <text:p>#NAME?</text:p>
          </table:table-cell>
          <table:table-cell table:style-name="ce43" office:value-type="string" calcext:value-type="string">
            <text:p>Pummeluff (Pokemon, Game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5793491169497088</text:p>
          </table:table-cell>
          <table:table-cell table:style-name="ce20" office:value-type="string" calcext:value-type="string">
            <text:p><text:a xlink:href="https://twitter.com/datGestruepp/status/1085793491169497088" xlink:type="simple">https://twitter.com/datGestruepp/status/1085793491169497088</text:a></text:p>
          </table:table-cell>
          <table:table-cell table:style-name="ce26" office:value-type="string" calcext:value-type="string">
            <text:p>17.01.2019</text:p>
          </table:table-cell>
          <table:table-cell table:style-name="ce1" office:value-type="string" calcext:value-type="string">
            <text:p>Guten Morgen!! Schon fast Wochenende!!</text:p>
          </table:table-cell>
          <table:table-cell table:style-name="ce35" office:value-type="string" calcext:value-type="string">
            <text:p><text:a xlink:href="http://pbs.twimg.com/media/DxGDaEbWwAAHiHL.jpg" xlink:type="simple">http://pbs.twimg.com/media/DxGDaEbWwAAHiHL.jpg</text:a></text:p>
          </table:table-cell>
          <table:table-cell table:style-name="ce10" table:formula="of:=image([.E34])" office:value-type="string" office:string-value="" calcext:value-type="error">
            <text:p>#NAME?</text:p>
          </table:table-cell>
          <table:table-cell table:style-name="ce1" office:value-type="string" calcext:value-type="string">
            <text:p>Harvey (Edna bricht aus, Daedelic, Game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6156519786401793</text:p>
          </table:table-cell>
          <table:table-cell table:style-name="ce20" office:value-type="string" calcext:value-type="string">
            <text:p><text:a xlink:href="https://twitter.com/datGestruepp/status/1086156519786401793" xlink:type="simple">https://twitter.com/datGestruepp/status/1086156519786401793</text:a></text:p>
          </table:table-cell>
          <table:table-cell table:style-name="ce26" office:value-type="string" calcext:value-type="string">
            <text:p>18.01.2019</text:p>
          </table:table-cell>
          <table:table-cell table:style-name="ce1" office:value-type="string" calcext:value-type="string">
            <text:p>Guten Morgen ihr Lieben! Es ist Freutag! Los! Den schaffen wir auch noch!</text:p>
          </table:table-cell>
          <table:table-cell table:style-name="ce35" office:value-type="string" calcext:value-type="string">
            <text:p><text:a xlink:href="http://pbs.twimg.com/media/DxLNlQ-X4AAxzZ4.jpg" xlink:type="simple">http://pbs.twimg.com/media/DxLNlQ-X4AAxzZ4.jpg</text:a></text:p>
          </table:table-cell>
          <table:table-cell table:style-name="ce10" table:formula="of:=image([.E35])" office:value-type="string" office:string-value="" calcext:value-type="error">
            <text:p>#NAME?</text:p>
          </table:table-cell>
          <table:table-cell table:style-name="ce1" office:value-type="string" calcext:value-type="string">
            <text:p>Pacman (Namco, Game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6554020964118528</text:p>
          </table:table-cell>
          <table:table-cell table:style-name="ce20" office:value-type="string" calcext:value-type="string">
            <text:p><text:a xlink:href="https://twitter.com/datGestruepp/status/1086554020964118528" xlink:type="simple">https://twitter.com/datGestruepp/status/1086554020964118528</text:a></text:p>
          </table:table-cell>
          <table:table-cell table:style-name="ce26" office:value-type="string" calcext:value-type="string">
            <text:p>19.01.2019</text:p>
          </table:table-cell>
          <table:table-cell table:style-name="ce1" office:value-type="string" calcext:value-type="string">
            <text:p>Gute Morgen ihr Lieben! Lasst euch keinen Kaffee klauen!</text:p>
          </table:table-cell>
          <table:table-cell table:style-name="ce35" office:value-type="string" calcext:value-type="string">
            <text:p><text:a xlink:href="http://pbs.twimg.com/media/DxQ3GeVW0AANlwK.jpg" xlink:type="simple">http://pbs.twimg.com/media/DxQ3GeVW0AANlwK.jpg</text:a></text:p>
          </table:table-cell>
          <table:table-cell table:style-name="ce10" table:formula="of:=image([.E36])" office:value-type="string" office:string-value="" calcext:value-type="error">
            <text:p>#NAME?</text:p>
          </table:table-cell>
          <table:table-cell table:style-name="ce1" office:value-type="string" calcext:value-type="string">
            <text:p>Purpur-Tentakel, Purple (Day of the Tentacle, LucasArts, Game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6884044405653504</text:p>
          </table:table-cell>
          <table:table-cell table:style-name="ce20" office:value-type="string" calcext:value-type="string">
            <text:p><text:a xlink:href="https://twitter.com/datGestruepp/status/1086884044405653504" xlink:type="simple">https://twitter.com/datGestruepp/status/1086884044405653504</text:a></text:p>
          </table:table-cell>
          <table:table-cell table:style-name="ce26" office:value-type="string" calcext:value-type="string">
            <text:p>20.01.2019</text:p>
          </table:table-cell>
          <table:table-cell table:style-name="ce1" office:value-type="string" calcext:value-type="string">
            <text:p>#Kritzelkaffee ♥️</text:p>
          </table:table-cell>
          <table:table-cell table:style-name="ce35" office:value-type="string" calcext:value-type="string">
            <text:p><text:a xlink:href="http://pbs.twimg.com/media/DxVjRZxXcAAHupK.jpg" xlink:type="simple">http://pbs.twimg.com/media/DxVjRZxXcAAHupK.jpg</text:a></text:p>
          </table:table-cell>
          <table:table-cell table:style-name="ce10" table:formula="of:=image([.E37])" office:value-type="string" office:string-value="" calcext:value-type="error">
            <text:p>#NAME?</text:p>
          </table:table-cell>
          <table:table-cell table:style-name="ce1" office:value-type="string" calcext:value-type="string">
            <text:p>Lemminge (Lemmings, DMA Design, Game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7243567725248513</text:p>
          </table:table-cell>
          <table:table-cell table:style-name="ce20" office:value-type="string" calcext:value-type="string">
            <text:p><text:a xlink:href="https://twitter.com/datGestruepp/status/1087243567725248513" xlink:type="simple">https://twitter.com/datGestruepp/status/1087243567725248513</text:a></text:p>
          </table:table-cell>
          <table:table-cell table:style-name="ce26" office:value-type="string" calcext:value-type="string">
            <text:p>21.01.2019</text:p>
          </table:table-cell>
          <table:table-cell table:style-name="ce1" office:value-type="string" calcext:value-type="string">
            <text:p>Morgähn! Warum sind Montags immer alle so schlecht gelaunt?</text:p>
          </table:table-cell>
          <table:table-cell table:style-name="ce35" office:value-type="string" calcext:value-type="string">
            <text:p><text:a xlink:href="http://pbs.twimg.com/media/DxaqPftWoAUfgzk.jpg" xlink:type="simple">http://pbs.twimg.com/media/DxaqPftWoAUfgzk.jpg</text:a></text:p>
          </table:table-cell>
          <table:table-cell table:style-name="ce10" table:formula="of:=image([.E38])" office:value-type="string" office:string-value="" calcext:value-type="error">
            <text:p>#NAME?</text:p>
          </table:table-cell>
          <table:table-cell table:style-name="ce1" office:value-type="string" calcext:value-type="string">
            <text:p>die blaue Elise (Pink Panther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7602656292433920</text:p>
          </table:table-cell>
          <table:table-cell table:style-name="ce20" office:value-type="string" calcext:value-type="string">
            <text:p><text:a xlink:href="https://twitter.com/datGestruepp/status/1087602656292433920" xlink:type="simple">https://twitter.com/datGestruepp/status/1087602656292433920</text:a></text:p>
          </table:table-cell>
          <table:table-cell table:style-name="ce26" office:value-type="string" calcext:value-type="string">
            <text:p>22.01.2019</text:p>
          </table:table-cell>
          <table:table-cell table:style-name="ce1" office:value-type="string" calcext:value-type="string">
            <text:p>Guten Morgen! Wer suchet, der findet. <text:s/>Irgendwann.</text:p>
          </table:table-cell>
          <table:table-cell table:style-name="ce35" office:value-type="string" calcext:value-type="string">
            <text:p><text:a xlink:href="http://pbs.twimg.com/media/DxfwhsEXQAAcKQ8.jpg" xlink:type="simple">http://pbs.twimg.com/media/DxfwhsEXQAAcKQ8.jpg</text:a></text:p>
          </table:table-cell>
          <table:table-cell table:style-name="ce10" table:formula="of:=image([.E39])" office:value-type="string" office:string-value="" calcext:value-type="error">
            <text:p>#NAME?</text:p>
          </table:table-cell>
          <table:table-cell table:style-name="ce1" office:value-type="string" calcext:value-type="string">
            <text:p>Dori (Findet Nemo, Pixar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7969307110318081</text:p>
          </table:table-cell>
          <table:table-cell table:style-name="ce20" office:value-type="string" calcext:value-type="string">
            <text:p><text:a xlink:href="https://twitter.com/datGestruepp/status/1087969307110318081" xlink:type="simple">https://twitter.com/datGestruepp/status/1087969307110318081</text:a></text:p>
          </table:table-cell>
          <table:table-cell table:style-name="ce26" office:value-type="string" calcext:value-type="string">
            <text:p>23.01.2019</text:p>
          </table:table-cell>
          <table:table-cell table:style-name="ce1" office:value-type="string" calcext:value-type="string">
            <text:p>Guten Morgen ihr Lieben! Ich glaub ich spinn!</text:p>
          </table:table-cell>
          <table:table-cell table:style-name="ce35" office:value-type="string" calcext:value-type="string">
            <text:p><text:a xlink:href="http://pbs.twimg.com/media/Dxk-Q0QX0AAS6Y-.jpg" xlink:type="simple">http://pbs.twimg.com/media/Dxk-Q0QX0AAS6Y-.jpg</text:a></text:p>
          </table:table-cell>
          <table:table-cell table:style-name="ce10" table:formula="of:=image([.E40])" office:value-type="string" office:string-value="" calcext:value-type="error">
            <text:p>#NAME?</text:p>
          </table:table-cell>
          <table:table-cell table:style-name="ce1" office:value-type="string" calcext:value-type="string">
            <text:p>Pumuckl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8338588973051904</text:p>
          </table:table-cell>
          <table:table-cell table:style-name="ce20" office:value-type="string" calcext:value-type="string">
            <text:p><text:a xlink:href="https://twitter.com/datGestruepp/status/1088338588973051904" xlink:type="simple">https://twitter.com/datGestruepp/status/1088338588973051904</text:a></text:p>
          </table:table-cell>
          <table:table-cell table:style-name="ce26" office:value-type="string" calcext:value-type="string">
            <text:p>24.01.2019</text:p>
          </table:table-cell>
          <table:table-cell table:style-name="ce1" office:value-type="string" calcext:value-type="string">
            <text:p>Ich bin hier, Du bist hier, Schnabeltier! <text:s/>Guten Morgen! Ich wünsche euch einen schönen Donnerstag!</text:p>
          </table:table-cell>
          <table:table-cell table:style-name="ce35" office:value-type="string" calcext:value-type="string">
            <text:p><text:a xlink:href="http://pbs.twimg.com/media/DxqOKasWkAAfhv3.jpg" xlink:type="simple">http://pbs.twimg.com/media/DxqOKasWkAAfhv3.jpg</text:a></text:p>
          </table:table-cell>
          <table:table-cell table:style-name="ce10" table:formula="of:=image([.E41])" office:value-type="string" office:string-value="" calcext:value-type="error">
            <text:p>#NAME?</text:p>
          </table:table-cell>
          <table:table-cell table:style-name="ce43" office:value-type="string" calcext:value-type="string">
            <text:p>Schnabeltier (Deponia, Daedalic, Game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8680233794981889</text:p>
          </table:table-cell>
          <table:table-cell table:style-name="ce20" office:value-type="string" calcext:value-type="string">
            <text:p><text:a xlink:href="https://twitter.com/datGestruepp/status/1088680233794981889" xlink:type="simple">https://twitter.com/datGestruepp/status/1088680233794981889</text:a></text:p>
          </table:table-cell>
          <table:table-cell table:style-name="ce26" office:value-type="string" calcext:value-type="string">
            <text:p>25.01.2019</text:p>
          </table:table-cell>
          <table:table-cell table:style-name="ce1" office:value-type="string" calcext:value-type="string">
            <text:p>Es ist Freutag!! Und darum bin ich so fröhlich, so fröhlich, so fröhlich...!</text:p>
          </table:table-cell>
          <table:table-cell table:style-name="ce35" office:value-type="string" calcext:value-type="string">
            <text:p><text:a xlink:href="http://pbs.twimg.com/media/DxvE41cX0AA1Y7l.jpg" xlink:type="simple">http://pbs.twimg.com/media/DxvE41cX0AA1Y7l.jpg</text:a></text:p>
          </table:table-cell>
          <table:table-cell table:style-name="ce10" table:formula="of:=image([.E42])" office:value-type="string" office:string-value="" calcext:value-type="error">
            <text:p>#NAME?</text:p>
          </table:table-cell>
          <table:table-cell table:style-name="ce1" office:value-type="string" calcext:value-type="string">
            <text:p>Alfred Jodocus Kwak (Musical, Zeichentrick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9061208018296832</text:p>
          </table:table-cell>
          <table:table-cell table:style-name="ce20" office:value-type="string" calcext:value-type="string">
            <text:p><text:a xlink:href="https://twitter.com/datGestruepp/status/1089061208018296832" xlink:type="simple">https://twitter.com/datGestruepp/status/1089061208018296832</text:a></text:p>
          </table:table-cell>
          <table:table-cell table:style-name="ce26" office:value-type="string" calcext:value-type="string">
            <text:p>26.01.2019</text:p>
          </table:table-cell>
          <table:table-cell table:style-name="ce1" office:value-type="string" calcext:value-type="string">
            <text:p>Guten Morgähn! Habt einen tollen Samstag!</text:p>
          </table:table-cell>
          <table:table-cell table:style-name="ce35" office:value-type="string" calcext:value-type="string">
            <text:p><text:a xlink:href="http://pbs.twimg.com/media/Dx0fYSDW0AEw9Nu.jpg" xlink:type="simple">http://pbs.twimg.com/media/Dx0fYSDW0AEw9Nu.jpg</text:a></text:p>
          </table:table-cell>
          <table:table-cell table:style-name="ce10" table:formula="of:=image([.E43])" office:value-type="string" office:string-value="" calcext:value-type="error">
            <text:p>#NAME?</text:p>
          </table:table-cell>
          <table:table-cell table:style-name="ce1" office:value-type="string" calcext:value-type="string">
            <text:p>Baymax (Disney Animation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9429834252632064</text:p>
          </table:table-cell>
          <table:table-cell table:style-name="ce20" office:value-type="string" calcext:value-type="string">
            <text:p><text:a xlink:href="https://twitter.com/datGestruepp/status/1089429834252632064" xlink:type="simple">https://twitter.com/datGestruepp/status/1089429834252632064</text:a></text:p>
          </table:table-cell>
          <table:table-cell table:style-name="ce26" office:value-type="string" calcext:value-type="string">
            <text:p>27.01.2019</text:p>
          </table:table-cell>
          <table:table-cell table:style-name="ce1" office:value-type="string" calcext:value-type="string">
            <text:p>Guten Morgen! Oh Besuch, wie toll!</text:p>
          </table:table-cell>
          <table:table-cell table:style-name="ce35" office:value-type="string" calcext:value-type="string">
            <text:p><text:a xlink:href="http://pbs.twimg.com/media/Dx5upKTWkAE94Or.jpg" xlink:type="simple">http://pbs.twimg.com/media/Dx5upKTWkAE94Or.jpg</text:a></text:p>
          </table:table-cell>
          <table:table-cell table:style-name="ce10" table:formula="of:=image([.E44])" office:value-type="string" office:string-value="" calcext:value-type="error">
            <text:p>#NAME?</text:p>
          </table:table-cell>
          <table:table-cell table:style-name="ce1" office:value-type="string" calcext:value-type="string">
            <text:p>Ernie &amp; Bert (Sesamstraße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89786576652173312</text:p>
          </table:table-cell>
          <table:table-cell table:style-name="ce20" office:value-type="string" calcext:value-type="string">
            <text:p><text:a xlink:href="https://twitter.com/datGestruepp/status/1089786576652173312" xlink:type="simple">https://twitter.com/datGestruepp/status/1089786576652173312</text:a></text:p>
          </table:table-cell>
          <table:table-cell table:style-name="ce26" office:value-type="string" calcext:value-type="string">
            <text:p>28.01.2019</text:p>
          </table:table-cell>
          <table:table-cell table:style-name="ce1" office:value-type="string" calcext:value-type="string">
            <text:p>Guten Morgähn! Awww, in einem unbekannten Land... <text:s/>... warum tut sie mir Honig in den Kaffee??? </text:p>
          </table:table-cell>
          <table:table-cell table:style-name="ce35" office:value-type="string" calcext:value-type="string">
            <text:p><text:a xlink:href="http://pbs.twimg.com/media/Dx-zFFzX0AECtSs.jpg" xlink:type="simple">http://pbs.twimg.com/media/Dx-zFFzX0AECtSs.jpg</text:a></text:p>
          </table:table-cell>
          <table:table-cell table:style-name="ce10" table:formula="of:=image([.E45])" office:value-type="string" office:string-value="" calcext:value-type="error">
            <text:p>#NAME?</text:p>
          </table:table-cell>
          <table:table-cell table:style-name="ce1" office:value-type="string" calcext:value-type="string">
            <text:p>Biene Maja</text:p>
          </table:table-cell>
          <table:table-cell table:style-name="ce1" office:value-type="string" calcext:value-type="string">
            <text:p>pass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0131423179223040</text:p>
          </table:table-cell>
          <table:table-cell table:style-name="ce20" office:value-type="string" calcext:value-type="string">
            <text:p><text:a xlink:href="https://twitter.com/datGestruepp/status/1090131423179223040" xlink:type="simple">https://twitter.com/datGestruepp/status/1090131423179223040</text:a></text:p>
          </table:table-cell>
          <table:table-cell table:style-name="ce26" office:value-type="string" calcext:value-type="string">
            <text:p>29.01.2019</text:p>
          </table:table-cell>
          <table:table-cell table:style-name="ce1" office:value-type="string" calcext:value-type="string">
            <text:p>Morgähn! Immer diese Belästigungen an morgen!</text:p>
          </table:table-cell>
          <table:table-cell table:style-name="ce35" office:value-type="string" calcext:value-type="string">
            <text:p><text:a xlink:href="http://pbs.twimg.com/media/DyDsu5mWsAAFhxO.jpg" xlink:type="simple">http://pbs.twimg.com/media/DyDsu5mWsAAFhxO.jpg</text:a></text:p>
          </table:table-cell>
          <table:table-cell table:style-name="ce10" table:formula="of:=image([.E46])" office:value-type="string" office:string-value="" calcext:value-type="error">
            <text:p>#NAME?</text:p>
          </table:table-cell>
          <table:table-cell table:style-name="ce1" office:value-type="string" calcext:value-type="string">
            <text:p>Ei Range (Gudetama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0506226084077574</text:p>
          </table:table-cell>
          <table:table-cell table:style-name="ce20" office:value-type="string" calcext:value-type="string">
            <text:p><text:a xlink:href="https://twitter.com/datGestruepp/status/1090506226084077574" xlink:type="simple">https://twitter.com/datGestruepp/status/1090506226084077574</text:a></text:p>
          </table:table-cell>
          <table:table-cell table:style-name="ce26" office:value-type="string" calcext:value-type="string">
            <text:p>30.01.2019</text:p>
          </table:table-cell>
          <table:table-cell table:style-name="ce1" office:value-type="string" calcext:value-type="string">
            <text:p>Guten Morgen! <text:s/>*Gamboyanschaltgeräusch* </text:p>
          </table:table-cell>
          <table:table-cell table:style-name="ce35" office:value-type="string" calcext:value-type="string">
            <text:p><text:a xlink:href="http://pbs.twimg.com/media/DyJBnnxWsAAbsBh.jpg" xlink:type="simple">http://pbs.twimg.com/media/DyJBnnxWsAAbsBh.jpg</text:a></text:p>
          </table:table-cell>
          <table:table-cell table:style-name="ce10" table:formula="of:=image([.E47])" office:value-type="string" office:string-value="" calcext:value-type="error">
            <text:p>#NAME?</text:p>
          </table:table-cell>
          <table:table-cell table:style-name="ce1" office:value-type="string" calcext:value-type="string">
            <text:p>Super Mario (Nintendo, Game)</text:p>
          </table:table-cell>
          <table:table-cell table:style-name="ce1" office:value-type="string" calcext:value-type="string">
            <text:p>passt :D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0870188025761794</text:p>
          </table:table-cell>
          <table:table-cell table:style-name="ce20" office:value-type="string" calcext:value-type="string">
            <text:p><text:a xlink:href="https://twitter.com/datGestruepp/status/1090870188025761794" xlink:type="simple">https://twitter.com/datGestruepp/status/1090870188025761794</text:a></text:p>
          </table:table-cell>
          <table:table-cell table:style-name="ce26" office:value-type="string" calcext:value-type="string">
            <text:p>31.01.2019</text:p>
          </table:table-cell>
          <table:table-cell table:style-name="ce1" office:value-type="string" calcext:value-type="string">
            <text:p>Guten Morgen liebe Schmiegehäschen! Habe einen aufregenden Tag! Und denk immer daran: Das Licht am Ende des Tunnels ist oft nur eine sterbenden Leuchtqualle!</text:p>
          </table:table-cell>
          <table:table-cell table:style-name="ce35" office:value-type="string" calcext:value-type="string">
            <text:p><text:a xlink:href="http://pbs.twimg.com/media/DyOMonLW0AADMLu.jpg" xlink:type="simple">http://pbs.twimg.com/media/DyOMonLW0AADMLu.jpg</text:a></text:p>
          </table:table-cell>
          <table:table-cell table:style-name="ce10" table:formula="of:=image([.E48])" office:value-type="string" office:string-value="" calcext:value-type="error">
            <text:p>#NAME?</text:p>
          </table:table-cell>
          <table:table-cell table:style-name="ce1" office:value-type="string" calcext:value-type="string">
            <text:p>Stollentroll (Zamonien, Käpt'n Blaubär, Walter Moers, Buch)</text:p>
          </table:table-cell>
          <table:table-cell table:style-name="ce1" office:value-type="string" calcext:value-type="string">
            <text:p>pass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1234270406955008</text:p>
          </table:table-cell>
          <table:table-cell table:style-name="ce20" office:value-type="string" calcext:value-type="string">
            <text:p><text:a xlink:href="https://twitter.com/datGestruepp/status/1091234270406955008" xlink:type="simple">https://twitter.com/datGestruepp/status/1091234270406955008</text:a></text:p>
          </table:table-cell>
          <table:table-cell table:style-name="ce26" office:value-type="string" calcext:value-type="string">
            <text:p>01.02.2019</text:p>
          </table:table-cell>
          <table:table-cell table:style-name="ce1" office:value-type="string" calcext:value-type="string">
            <text:p>Guten Morgen! Es ist Wochenende und Zeit für ein bisschen Action! *summt Titelmelodie*</text:p>
          </table:table-cell>
          <table:table-cell table:style-name="ce35" office:value-type="string" calcext:value-type="string">
            <text:p><text:a xlink:href="http://pbs.twimg.com/media/DyTXxJNXcAAFS_3.jpg" xlink:type="simple">http://pbs.twimg.com/media/DyTXxJNXcAAFS_3.jpg</text:a></text:p>
          </table:table-cell>
          <table:table-cell table:style-name="ce10" table:formula="of:=image([.E49])" office:value-type="string" office:string-value="" calcext:value-type="error">
            <text:p>#NAME?</text:p>
          </table:table-cell>
          <table:table-cell table:style-name="ce1" office:value-type="string" calcext:value-type="string">
            <text:p>Marshmallowmann (Ghostbuster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1594899135361025</text:p>
          </table:table-cell>
          <table:table-cell table:style-name="ce20" office:value-type="string" calcext:value-type="string">
            <text:p><text:a xlink:href="https://twitter.com/datGestruepp/status/1091594899135361025" xlink:type="simple">https://twitter.com/datGestruepp/status/1091594899135361025</text:a></text:p>
          </table:table-cell>
          <table:table-cell table:style-name="ce26" office:value-type="string" calcext:value-type="string">
            <text:p>02.02.2019</text:p>
          </table:table-cell>
          <table:table-cell table:style-name="ce1" office:value-type="string" calcext:value-type="string">
            <text:p>Guten MorgAAACK!! Lasst euch nicht stören und dreht euch einfach noch mal um. </text:p>
          </table:table-cell>
          <table:table-cell table:style-name="ce35" office:value-type="string" calcext:value-type="string">
            <text:p><text:a xlink:href="http://pbs.twimg.com/media/DyYfwqoW0AEsGMU.jpg" xlink:type="simple">http://pbs.twimg.com/media/DyYfwqoW0AEsGMU.jpg</text:a></text:p>
          </table:table-cell>
          <table:table-cell table:style-name="ce10" table:formula="of:=image([.E50])" office:value-type="string" office:string-value="" calcext:value-type="error">
            <text:p>#NAME?</text:p>
          </table:table-cell>
          <table:table-cell table:style-name="ce1" office:value-type="string" calcext:value-type="string">
            <text:p>Hei Hei (Huhn aus Vaiana)</text:p>
          </table:table-cell>
          <table:table-cell table:style-name="ce1" office:value-type="string" calcext:value-type="string">
            <text:p>ok :)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1951490674159622</text:p>
          </table:table-cell>
          <table:table-cell table:style-name="ce20" office:value-type="string" calcext:value-type="string">
            <text:p><text:a xlink:href="https://twitter.com/datGestruepp/status/1091951490674159622" xlink:type="simple">https://twitter.com/datGestruepp/status/1091951490674159622</text:a></text:p>
          </table:table-cell>
          <table:table-cell table:style-name="ce26" office:value-type="string" calcext:value-type="string">
            <text:p>03.02.2019</text:p>
          </table:table-cell>
          <table:table-cell table:style-name="ce1" office:value-type="string" calcext:value-type="string">
            <text:p>Ich wünsche euch einen schönen Sonntag! Und jetzt: alle zusammen tanzt das Brot!!</text:p>
          </table:table-cell>
          <table:table-cell table:style-name="ce35" office:value-type="string" calcext:value-type="string">
            <text:p><text:a xlink:href="http://pbs.twimg.com/media/DydkFFJWsAEORgN.jpg" xlink:type="simple">http://pbs.twimg.com/media/DydkFFJWsAEORgN.jpg</text:a></text:p>
          </table:table-cell>
          <table:table-cell table:style-name="ce10" table:formula="of:=image([.E51])" office:value-type="string" office:string-value="" calcext:value-type="error">
            <text:p>#NAME?</text:p>
          </table:table-cell>
          <table:table-cell table:style-name="ce1" office:value-type="string" calcext:value-type="string">
            <text:p>Bernd das Brot</text:p>
          </table:table-cell>
          <table:table-cell table:style-name="ce1" office:value-type="string" calcext:value-type="string">
            <text:p>ja-es schimmelt...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2318266377334784</text:p>
          </table:table-cell>
          <table:table-cell table:style-name="ce20" office:value-type="string" calcext:value-type="string">
            <text:p><text:a xlink:href="https://twitter.com/datGestruepp/status/1092318266377334784" xlink:type="simple">https://twitter.com/datGestruepp/status/1092318266377334784</text:a></text:p>
          </table:table-cell>
          <table:table-cell table:style-name="ce26" office:value-type="string" calcext:value-type="string">
            <text:p>04.02.2019</text:p>
          </table:table-cell>
          <table:table-cell table:style-name="ce1" office:value-type="string" calcext:value-type="string">
            <text:p>Guten Morgen! Zum Glück war noch kein Kaffee drin! Montag ist aber auch gefährlich!</text:p>
          </table:table-cell>
          <table:table-cell table:style-name="ce35" office:value-type="string" calcext:value-type="string">
            <text:p><text:a xlink:href="http://pbs.twimg.com/media/DyixqOVX4AAK3JI.jpg" xlink:type="simple">http://pbs.twimg.com/media/DyixqOVX4AAK3JI.jpg</text:a></text:p>
          </table:table-cell>
          <table:table-cell table:style-name="ce10" table:formula="of:=image([.E52])" office:value-type="string" office:string-value="" calcext:value-type="error">
            <text:p>#NAME?</text:p>
          </table:table-cell>
          <table:table-cell table:style-name="ce1" office:value-type="string" calcext:value-type="string">
            <text:p>Gremlin</text:p>
          </table:table-cell>
          <table:table-cell table:style-name="ce1" office:value-type="string" calcext:value-type="string">
            <text:p>Hab vergessen wie die heißen... ^^°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2662219551268865</text:p>
          </table:table-cell>
          <table:table-cell table:style-name="ce20" office:value-type="string" calcext:value-type="string">
            <text:p><text:a xlink:href="https://twitter.com/datGestruepp/status/1092662219551268865" xlink:type="simple">https://twitter.com/datGestruepp/status/1092662219551268865</text:a></text:p>
          </table:table-cell>
          <table:table-cell table:style-name="ce26" office:value-type="string" calcext:value-type="string">
            <text:p>05.02.2019</text:p>
          </table:table-cell>
          <table:table-cell table:style-name="ce1" office:value-type="string" calcext:value-type="string">
            <text:p>Guten Morgen liebe Frühaufsteher*innen! Sooooo müde!</text:p>
          </table:table-cell>
          <table:table-cell table:style-name="ce35" office:value-type="string" calcext:value-type="string">
            <text:p><text:a xlink:href="http://pbs.twimg.com/media/DynqejHWkAA5EuD.jpg" xlink:type="simple">http://pbs.twimg.com/media/DynqejHWkAA5EuD.jpg</text:a></text:p>
          </table:table-cell>
          <table:table-cell table:style-name="ce10" table:formula="of:=image([.E53])" office:value-type="string" office:string-value="" calcext:value-type="error">
            <text:p>#NAME?</text:p>
          </table:table-cell>
          <table:table-cell table:style-name="ce1" office:value-type="string" calcext:value-type="string">
            <text:p>Sailormoon</text:p>
          </table:table-cell>
          <table:table-cell table:style-name="ce1" office:value-type="string" calcext:value-type="string">
            <text:p>ja...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3051432616583169</text:p>
          </table:table-cell>
          <table:table-cell table:style-name="ce20" office:value-type="string" calcext:value-type="string">
            <text:p><text:a xlink:href="https://twitter.com/datGestruepp/status/1093051432616583169" xlink:type="simple">https://twitter.com/datGestruepp/status/1093051432616583169</text:a></text:p>
          </table:table-cell>
          <table:table-cell table:style-name="ce26" office:value-type="string" calcext:value-type="string">
            <text:p>06.02.2019</text:p>
          </table:table-cell>
          <table:table-cell table:style-name="ce1" office:value-type="string" calcext:value-type="string">
            <text:p>Guten Morgen! Ich bin schon fast wach! Und ihr?</text:p>
          </table:table-cell>
          <table:table-cell table:style-name="ce35" office:value-type="string" calcext:value-type="string">
            <text:p><text:a xlink:href="http://pbs.twimg.com/media/DytMeFkX4AALXNg.jpg" xlink:type="simple">http://pbs.twimg.com/media/DytMeFkX4AALXNg.jpg</text:a></text:p>
          </table:table-cell>
          <table:table-cell table:style-name="ce10" table:formula="of:=image([.E54])" office:value-type="string" office:string-value="" calcext:value-type="error">
            <text:p>#NAME?</text:p>
          </table:table-cell>
          <table:table-cell table:style-name="ce1" office:value-type="string" calcext:value-type="string">
            <text:p>Gonzo (Muppet Show)</text:p>
          </table:table-cell>
          <table:table-cell table:style-name="ce1" office:value-type="string" calcext:value-type="string">
            <text:p>LUL 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3387858168201217</text:p>
          </table:table-cell>
          <table:table-cell table:style-name="ce20" office:value-type="string" calcext:value-type="string">
            <text:p><text:a xlink:href="https://twitter.com/datGestruepp/status/1093387858168201217" xlink:type="simple">https://twitter.com/datGestruepp/status/1093387858168201217</text:a></text:p>
          </table:table-cell>
          <table:table-cell table:style-name="ce26" office:value-type="string" calcext:value-type="string">
            <text:p>07.02.2019</text:p>
          </table:table-cell>
          <table:table-cell table:style-name="ce1" office:value-type="string" calcext:value-type="string">
            <text:p>Guten Morgähhhn! Braucht wer einen Informanten?</text:p>
          </table:table-cell>
          <table:table-cell table:style-name="ce35" office:value-type="string" calcext:value-type="string">
            <text:p><text:a xlink:href="http://pbs.twimg.com/media/Dyx-cqNWkAIUF1K.jpg" xlink:type="simple">http://pbs.twimg.com/media/Dyx-cqNWkAIUF1K.jpg</text:a></text:p>
          </table:table-cell>
          <table:table-cell table:style-name="ce10" table:formula="of:=image([.E55])" office:value-type="string" office:string-value="" calcext:value-type="error">
            <text:p>#NAME?</text:p>
          </table:table-cell>
          <table:table-cell table:style-name="ce1" office:value-type="string" calcext:value-type="string">
            <text:p>Max (Sam &amp; Max, LucasArts, Game)</text:p>
          </table:table-cell>
          <table:table-cell table:style-name="ce1" office:value-type="string" calcext:value-type="string">
            <text:p>Sam &amp; KAtze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3765219212541953</text:p>
          </table:table-cell>
          <table:table-cell table:style-name="ce20" office:value-type="string" calcext:value-type="string">
            <text:p><text:a xlink:href="https://twitter.com/datGestruepp/status/1093765219212541953" xlink:type="simple">https://twitter.com/datGestruepp/status/1093765219212541953</text:a></text:p>
          </table:table-cell>
          <table:table-cell table:style-name="ce26" office:value-type="string" calcext:value-type="string">
            <text:p>08.02.2019</text:p>
          </table:table-cell>
          <table:table-cell table:style-name="ce1" office:value-type="string" calcext:value-type="string">
            <text:p>Gute Morgen! Ich wünsche euch einen entspannten Start ins Wochenende! </text:p>
          </table:table-cell>
          <table:table-cell table:style-name="ce35" office:value-type="string" calcext:value-type="string">
            <text:p><text:a xlink:href="http://pbs.twimg.com/media/Dy3Vp1UX0AAB94x.jpg" xlink:type="simple">http://pbs.twimg.com/media/Dy3Vp1UX0AAB94x.jpg</text:a></text:p>
          </table:table-cell>
          <table:table-cell table:style-name="ce10" table:formula="of:=image([.E56])" office:value-type="string" office:string-value="" calcext:value-type="error">
            <text:p>#NAME?</text:p>
          </table:table-cell>
          <table:table-cell table:style-name="ce1" office:value-type="string" calcext:value-type="string">
            <text:p>Woodstock (Snoopy, Die Peanuts, Charles M. Schulz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4133307992870912</text:p>
          </table:table-cell>
          <table:table-cell table:style-name="ce20" office:value-type="string" calcext:value-type="string">
            <text:p><text:a xlink:href="https://twitter.com/datGestruepp/status/1094133307992870912" xlink:type="simple">https://twitter.com/datGestruepp/status/1094133307992870912</text:a></text:p>
          </table:table-cell>
          <table:table-cell table:style-name="ce26" office:value-type="string" calcext:value-type="string">
            <text:p>09.02.2019</text:p>
          </table:table-cell>
          <table:table-cell table:style-name="ce1" office:value-type="string" calcext:value-type="string">
            <text:p>Guten MWAS ZUM GEIER IST PASSIERT??!</text:p>
          </table:table-cell>
          <table:table-cell table:style-name="ce35" office:value-type="string" calcext:value-type="string">
            <text:p><text:a xlink:href="http://pbs.twimg.com/media/Dy8kbHLXQAEro42.jpg" xlink:type="simple">http://pbs.twimg.com/media/Dy8kbHLXQAEro42.jpg</text:a></text:p>
          </table:table-cell>
          <table:table-cell table:style-name="ce10" table:formula="of:=image([.E57])" office:value-type="string" office:string-value="" calcext:value-type="error">
            <text:p>#NAME?</text:p>
          </table:table-cell>
          <table:table-cell table:style-name="ce1" office:value-type="string" calcext:value-type="string">
            <text:p>Tribut an Tim Burton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4516778867351555</text:p>
          </table:table-cell>
          <table:table-cell table:style-name="ce20" office:value-type="string" calcext:value-type="string">
            <text:p><text:a xlink:href="https://twitter.com/datGestruepp/status/1094516778867351555" xlink:type="simple">https://twitter.com/datGestruepp/status/1094516778867351555</text:a></text:p>
          </table:table-cell>
          <table:table-cell table:style-name="ce26" office:value-type="string" calcext:value-type="string">
            <text:p>10.02.2019</text:p>
          </table:table-cell>
          <table:table-cell table:style-name="ce1" office:value-type="string" calcext:value-type="string">
            <text:p>Guten Morgen liebe Langschläfer*innen! Schon ausgeschlafen?</text:p>
          </table:table-cell>
          <table:table-cell table:style-name="ce35" office:value-type="string" calcext:value-type="string">
            <text:p><text:a xlink:href="http://pbs.twimg.com/media/DzCBMXlX4AAh9kX.jpg" xlink:type="simple">http://pbs.twimg.com/media/DzCBMXlX4AAh9kX.jpg</text:a></text:p>
          </table:table-cell>
          <table:table-cell table:style-name="ce10" table:formula="of:=image([.E58])" office:value-type="string" office:string-value="" calcext:value-type="error">
            <text:p>#NAME?</text:p>
          </table:table-cell>
          <table:table-cell table:style-name="ce1" office:value-type="string" calcext:value-type="string">
            <text:p>Sid das Faultier (Ice Age)</text:p>
          </table:table-cell>
          <table:table-cell table:style-name="ce1" office:value-type="string" calcext:value-type="string">
            <text:p>pass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4847010694418432</text:p>
          </table:table-cell>
          <table:table-cell table:style-name="ce20" office:value-type="string" calcext:value-type="string">
            <text:p><text:a xlink:href="https://twitter.com/datGestruepp/status/1094847010694418432" xlink:type="simple">https://twitter.com/datGestruepp/status/1094847010694418432</text:a></text:p>
          </table:table-cell>
          <table:table-cell table:style-name="ce26" office:value-type="string" calcext:value-type="string">
            <text:p>11.02.2019</text:p>
          </table:table-cell>
          <table:table-cell table:style-name="ce1" office:value-type="string" calcext:value-type="string">
            <text:p>Guten Morgen! Oha! Montags sollte man ja generell vorsichtig sein!</text:p>
          </table:table-cell>
          <table:table-cell table:style-name="ce35" office:value-type="string" calcext:value-type="string">
            <text:p><text:a xlink:href="http://pbs.twimg.com/media/DzGtiSJWwAEuhDm.jpg" xlink:type="simple">http://pbs.twimg.com/media/DzGtiSJWwAEuhDm.jpg</text:a></text:p>
          </table:table-cell>
          <table:table-cell table:style-name="ce10" table:formula="of:=image([.E59])" office:value-type="string" office:string-value="" calcext:value-type="error">
            <text:p>#NAME?</text:p>
          </table:table-cell>
          <table:table-cell table:style-name="ce1" office:value-type="string" calcext:value-type="string">
            <text:p>"Feathers" McGraw, Pinguin (Wallace &amp; Gromit, Claymation)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5195865189371904</text:p>
          </table:table-cell>
          <table:table-cell table:style-name="ce20" office:value-type="string" calcext:value-type="string">
            <text:p><text:a xlink:href="https://twitter.com/datGestruepp/status/1095195865189371904" xlink:type="simple">https://twitter.com/datGestruepp/status/1095195865189371904</text:a></text:p>
          </table:table-cell>
          <table:table-cell table:style-name="ce26" office:value-type="string" calcext:value-type="string">
            <text:p>12.02.2019</text:p>
          </table:table-cell>
          <table:table-cell table:style-name="ce1" office:value-type="string" calcext:value-type="string">
            <text:p>Guten Morgen liebe Frühaufsteher*innen! Awwwwww wer bist du den?</text:p>
          </table:table-cell>
          <table:table-cell table:style-name="ce35" office:value-type="string" calcext:value-type="string">
            <text:p><text:a xlink:href="http://pbs.twimg.com/media/DzLq0dQX0AIvWJD.jpg" xlink:type="simple">http://pbs.twimg.com/media/DzLq0dQX0AIvWJD.jpg</text:a></text:p>
          </table:table-cell>
          <table:table-cell table:style-name="ce10" table:formula="of:=image([.E60])" office:value-type="string" office:string-value="" calcext:value-type="error">
            <text:p>#NAME?</text:p>
          </table:table-cell>
          <table:table-cell table:style-name="ce1" office:value-type="string" calcext:value-type="string">
            <text:p>Ponyo (Studio Ghibli, Anime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5587803138871297</text:p>
          </table:table-cell>
          <table:table-cell table:style-name="ce20" office:value-type="string" calcext:value-type="string">
            <text:p><text:a xlink:href="https://twitter.com/datGestruepp/status/1095587803138871297" xlink:type="simple">https://twitter.com/datGestruepp/status/1095587803138871297</text:a></text:p>
          </table:table-cell>
          <table:table-cell table:style-name="ce26" office:value-type="string" calcext:value-type="string">
            <text:p>13.02.2019</text:p>
          </table:table-cell>
          <table:table-cell table:style-name="ce1" office:value-type="string" calcext:value-type="string">
            <text:p>Guten Morgen! Er wird jetzt wohl viele brauchen. 😉</text:p>
          </table:table-cell>
          <table:table-cell table:style-name="ce35" office:value-type="string" calcext:value-type="string">
            <text:p><text:a xlink:href="http://pbs.twimg.com/media/DzRPSR7WsAAjG9t.jpg" xlink:type="simple">http://pbs.twimg.com/media/DzRPSR7WsAAjG9t.jpg</text:a></text:p>
          </table:table-cell>
          <table:table-cell table:style-name="ce10" table:formula="of:=image([.E61])" office:value-type="string" office:string-value="" calcext:value-type="error">
            <text:p>#NAME?</text:p>
          </table:table-cell>
          <table:table-cell table:style-name="ce1" office:value-type="string" calcext:value-type="string">
            <text:p>KriegundFreitag (Cartoonzeichner, @kriegundfreitag auf Twitter)</text:p>
          </table:table-cell>
          <table:table-cell table:style-name="ce1" office:value-type="string" calcext:value-type="string">
            <text:p>LUL ;D OK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5928687516631041</text:p>
          </table:table-cell>
          <table:table-cell table:style-name="ce20" office:value-type="string" calcext:value-type="string">
            <text:p><text:a xlink:href="https://twitter.com/datGestruepp/status/1095928687516631041" xlink:type="simple">https://twitter.com/datGestruepp/status/1095928687516631041</text:a></text:p>
          </table:table-cell>
          <table:table-cell table:style-name="ce26" office:value-type="string" calcext:value-type="string">
            <text:p>14.02.2019</text:p>
          </table:table-cell>
          <table:table-cell table:style-name="ce1" office:value-type="string" calcext:value-type="string">
            <text:p>Wird sich noch entscheiden ob der Morgen gut wird. </text:p>
          </table:table-cell>
          <table:table-cell table:style-name="ce35" office:value-type="string" calcext:value-type="string">
            <text:p><text:a xlink:href="http://pbs.twimg.com/media/DzWFUR2W0AAYZZN.jpg" xlink:type="simple">http://pbs.twimg.com/media/DzWFUR2W0AAYZZN.jpg</text:a></text:p>
          </table:table-cell>
          <table:table-cell table:style-name="ce10" table:formula="of:=image([.E62])" office:value-type="string" office:string-value="" calcext:value-type="error">
            <text:p>#NAME?</text:p>
          </table:table-cell>
          <table:table-cell table:style-name="ce1" office:value-type="string" calcext:value-type="string">
            <text:p>Amor</text:p>
          </table:table-cell>
          <table:table-cell table:style-name="ce1" office:value-type="string" calcext:value-type="string">
            <text:p>ok.....</text:p>
            <text:p>"Amor" ist die korrekte Schreibweise (Yps)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6305218936020992</text:p>
          </table:table-cell>
          <table:table-cell table:style-name="ce20" office:value-type="string" calcext:value-type="string">
            <text:p><text:a xlink:href="https://twitter.com/datGestruepp/status/1096305218936020992" xlink:type="simple">https://twitter.com/datGestruepp/status/1096305218936020992</text:a></text:p>
          </table:table-cell>
          <table:table-cell table:style-name="ce26" office:value-type="string" calcext:value-type="string">
            <text:p>15.02.2019</text:p>
          </table:table-cell>
          <table:table-cell table:style-name="ce1" office:value-type="string" calcext:value-type="string">
            <text:p>Guten Morgen! Es ist Freitag! Achtet auf Spinnenweben, das Wochenende wird schon mal entstaubt!</text:p>
          </table:table-cell>
          <table:table-cell table:style-name="ce35" office:value-type="string" calcext:value-type="string">
            <text:p><text:a xlink:href="http://pbs.twimg.com/media/DzbbxGCXgAADOBQ.jpg" xlink:type="simple">http://pbs.twimg.com/media/DzbbxGCXgAADOBQ.jpg</text:a></text:p>
          </table:table-cell>
          <table:table-cell table:style-name="ce10" table:formula="of:=image([.E63])" office:value-type="string" office:string-value="" calcext:value-type="error">
            <text:p>#NAME?</text:p>
          </table:table-cell>
          <table:table-cell table:style-name="ce1" office:value-type="string" calcext:value-type="string">
            <text:p>Spiderman (Marvel)</text:p>
          </table:table-cell>
          <table:table-cell table:style-name="ce1" office:value-type="string" calcext:value-type="string">
            <text:p>jo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6647543885303809</text:p>
          </table:table-cell>
          <table:table-cell table:style-name="ce20" office:value-type="string" calcext:value-type="string">
            <text:p><text:a xlink:href="https://twitter.com/datGestruepp/status/1096647543885303809" xlink:type="simple">https://twitter.com/datGestruepp/status/1096647543885303809</text:a></text:p>
          </table:table-cell>
          <table:table-cell table:style-name="ce26" office:value-type="string" calcext:value-type="string">
            <text:p>16.02.2019</text:p>
          </table:table-cell>
          <table:table-cell table:style-name="ce1" office:value-type="string" calcext:value-type="string">
            <text:p>Guten Morgähn! Hui! Heute wird’s wohl richtig voll! 😍 #grouphug</text:p>
          </table:table-cell>
          <table:table-cell table:style-name="ce35" office:value-type="string" calcext:value-type="string">
            <text:p><text:a xlink:href="http://pbs.twimg.com/media/DzgTGhUWwAAWVE7.jpg" xlink:type="simple">http://pbs.twimg.com/media/DzgTGhUWwAAWVE7.jpg</text:a></text:p>
          </table:table-cell>
          <table:table-cell table:style-name="ce10" table:formula="of:=image([.E64])" office:value-type="string" office:string-value="" calcext:value-type="error">
            <text:p>#NAME?</text:p>
          </table:table-cell>
          <table:table-cell table:style-name="ce1" office:value-type="string" calcext:value-type="string">
            <text:p>Cantinabewohner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7016802117382144</text:p>
          </table:table-cell>
          <table:table-cell table:style-name="ce20" office:value-type="string" calcext:value-type="string">
            <text:p><text:a xlink:href="https://twitter.com/datGestruepp/status/1097016802117382144" xlink:type="simple">https://twitter.com/datGestruepp/status/1097016802117382144</text:a></text:p>
          </table:table-cell>
          <table:table-cell table:style-name="ce26" office:value-type="string" calcext:value-type="string">
            <text:p>17.02.2019</text:p>
          </table:table-cell>
          <table:table-cell table:style-name="ce1" office:value-type="string" calcext:value-type="string">
            <text:p>Guten Morgähn! Habt ihr auch so gut geschlafen wie EXTERMINAAAAAT!!</text:p>
          </table:table-cell>
          <table:table-cell table:style-name="ce35" office:value-type="string" calcext:value-type="string">
            <text:p><text:a xlink:href="http://pbs.twimg.com/media/Dzli9qBWsAENGTV.jpg" xlink:type="simple">http://pbs.twimg.com/media/Dzli9qBWsAENGTV.jpg</text:a></text:p>
          </table:table-cell>
          <table:table-cell table:style-name="ce10" table:formula="of:=image([.E65])" office:value-type="string" office:string-value="" calcext:value-type="error">
            <text:p>#NAME?</text:p>
          </table:table-cell>
          <table:table-cell table:style-name="ce1" office:value-type="string" calcext:value-type="string">
            <text:p>Dalek (Dr. Who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7385490905513985</text:p>
          </table:table-cell>
          <table:table-cell table:style-name="ce20" office:value-type="string" calcext:value-type="string">
            <text:p><text:a xlink:href="https://twitter.com/datGestruepp/status/1097385490905513985" xlink:type="simple">https://twitter.com/datGestruepp/status/1097385490905513985</text:a></text:p>
          </table:table-cell>
          <table:table-cell table:style-name="ce26" office:value-type="string" calcext:value-type="string">
            <text:p>18.02.2019</text:p>
          </table:table-cell>
          <table:table-cell table:style-name="ce1" office:value-type="string" calcext:value-type="string">
            <text:p>Montag??? Das kann ja kein gutes Ende nehmen! Haltet durch!</text:p>
          </table:table-cell>
          <table:table-cell table:style-name="ce35" office:value-type="string" calcext:value-type="string">
            <text:p><text:a xlink:href="http://pbs.twimg.com/media/DzqyRcwX0AEljDi.jpg" xlink:type="simple">http://pbs.twimg.com/media/DzqyRcwX0AEljDi.jpg</text:a></text:p>
          </table:table-cell>
          <table:table-cell table:style-name="ce10" table:formula="of:=image([.E66])" office:value-type="string" office:string-value="" calcext:value-type="error">
            <text:p>#NAME?</text:p>
          </table:table-cell>
          <table:table-cell table:style-name="ce1" office:value-type="string" calcext:value-type="string">
            <text:p>Marvin (Per Anhalter durch die Galaxis)</text:p>
          </table:table-cell>
          <table:table-cell table:style-name="ce1" office:value-type="string" calcext:value-type="string">
            <text:p>"Neuere" Filmversion :(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7734604117684226</text:p>
          </table:table-cell>
          <table:table-cell table:style-name="ce20" office:value-type="string" calcext:value-type="string">
            <text:p><text:a xlink:href="https://twitter.com/datGestruepp/status/1097734604117684226" xlink:type="simple">https://twitter.com/datGestruepp/status/1097734604117684226</text:a></text:p>
          </table:table-cell>
          <table:table-cell table:style-name="ce26" office:value-type="string" calcext:value-type="string">
            <text:p>19.02.2019</text:p>
          </table:table-cell>
          <table:table-cell table:style-name="ce1" office:value-type="string" calcext:value-type="string">
            <text:p>Guten Morgähn! Da ist Schleim in meinen Kaffee! <text:s/>😐</text:p>
          </table:table-cell>
          <table:table-cell table:style-name="ce35" office:value-type="string" calcext:value-type="string">
            <text:p><text:a xlink:href="http://pbs.twimg.com/media/DzvvyhGXgAAtl1W.jpg" xlink:type="simple">http://pbs.twimg.com/media/DzvvyhGXgAAtl1W.jpg</text:a></text:p>
          </table:table-cell>
          <table:table-cell table:style-name="ce10" table:formula="of:=image([.E67])" office:value-type="string" office:string-value="" calcext:value-type="error">
            <text:p>#NAME?</text:p>
          </table:table-cell>
          <table:table-cell table:style-name="ce1" office:value-type="string" calcext:value-type="string">
            <text:p>Gary B. Schneckerich (Spongebob)</text:p>
          </table:table-cell>
          <table:table-cell table:style-name="ce1" office:value-type="string" calcext:value-type="string">
            <text:p>jo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8136309795819520</text:p>
          </table:table-cell>
          <table:table-cell table:style-name="ce20" office:value-type="string" calcext:value-type="string">
            <text:p><text:a xlink:href="https://twitter.com/datGestruepp/status/1098136309795819520" xlink:type="simple">https://twitter.com/datGestruepp/status/1098136309795819520</text:a></text:p>
          </table:table-cell>
          <table:table-cell table:style-name="ce26" office:value-type="string" calcext:value-type="string">
            <text:p>20.02.2019</text:p>
          </table:table-cell>
          <table:table-cell table:style-name="ce1" office:value-type="string" calcext:value-type="string">
            <text:p>Einen flauschigen guten Morgen <text:s/>wünsche ich euch! ❤️</text:p>
          </table:table-cell>
          <table:table-cell table:style-name="ce35" office:value-type="string" calcext:value-type="string">
            <text:p><text:a xlink:href="http://pbs.twimg.com/media/Dz1dItkWoAAFzvN.jpg" xlink:type="simple">http://pbs.twimg.com/media/Dz1dItkWoAAFzvN.jpg</text:a></text:p>
          </table:table-cell>
          <table:table-cell table:style-name="ce10" table:formula="of:=image([.E68])" office:value-type="string" office:string-value="" calcext:value-type="error">
            <text:p>#NAME?</text:p>
          </table:table-cell>
          <table:table-cell table:style-name="ce1" office:value-type="string" calcext:value-type="string">
            <text:p>Flausch-Raupe (@Raupling auf Twitter)</text:p>
          </table:table-cell>
          <table:table-cell table:style-name="ce1" office:value-type="string" calcext:value-type="string">
            <text:p>jo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8484442023297024</text:p>
          </table:table-cell>
          <table:table-cell table:style-name="ce20" office:value-type="string" calcext:value-type="string">
            <text:p><text:a xlink:href="https://twitter.com/datGestruepp/status/1098484442023297024" xlink:type="simple">https://twitter.com/datGestruepp/status/1098484442023297024</text:a></text:p>
          </table:table-cell>
          <table:table-cell table:style-name="ce26" office:value-type="string" calcext:value-type="string">
            <text:p>21.02.2019</text:p>
          </table:table-cell>
          <table:table-cell table:style-name="ce1" office:value-type="string" calcext:value-type="string">
            <text:p>Guten Morgen! Mit Grüßen aus der Kindheit. Naja aus meiner jedenfalls. 😘</text:p>
          </table:table-cell>
          <table:table-cell table:style-name="ce35" office:value-type="string" calcext:value-type="string">
            <text:p><text:a xlink:href="http://pbs.twimg.com/media/Dz6Zwu-WwAEKwmU.jpg" xlink:type="simple">http://pbs.twimg.com/media/Dz6Zwu-WwAEKwmU.jpg</text:a></text:p>
          </table:table-cell>
          <table:table-cell table:style-name="ce10" table:formula="of:=image([.E69])" office:value-type="string" office:string-value="" calcext:value-type="error">
            <text:p>#NAME?</text:p>
          </table:table-cell>
          <table:table-cell table:style-name="ce1" office:value-type="string" calcext:value-type="string">
            <text:p>Arnold (Hey Arnold!, Nickelodeon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8823537522032641</text:p>
          </table:table-cell>
          <table:table-cell table:style-name="ce20" office:value-type="string" calcext:value-type="string">
            <text:p><text:a xlink:href="https://twitter.com/datGestruepp/status/1098823537522032641" xlink:type="simple">https://twitter.com/datGestruepp/status/1098823537522032641</text:a></text:p>
          </table:table-cell>
          <table:table-cell table:style-name="ce26" office:value-type="string" calcext:value-type="string">
            <text:p>22.02.2019</text:p>
          </table:table-cell>
          <table:table-cell table:style-name="ce1" office:value-type="string" calcext:value-type="string">
            <text:p>Guten Morgen liebe Frühaufsteher*innen. <text:s/>Ich glaube da kommt was! </text:p>
          </table:table-cell>
          <table:table-cell table:style-name="ce35" office:value-type="string" calcext:value-type="string">
            <text:p><text:a xlink:href="http://pbs.twimg.com/media/Dz_OKwiWkAAF1QZ.jpg" xlink:type="simple">http://pbs.twimg.com/media/Dz_OKwiWkAAF1QZ.jpg</text:a></text:p>
          </table:table-cell>
          <table:table-cell table:style-name="ce10" table:formula="of:=image([.E70])" office:value-type="string" office:string-value="" calcext:value-type="error">
            <text:p>#NAME?</text:p>
          </table:table-cell>
          <table:table-cell table:style-name="ce1" office:value-type="string" calcext:value-type="string">
            <text:p>wackelndes Wasserglas (Insider Jurassic Park)</text:p>
          </table:table-cell>
          <table:table-cell table:style-name="ce1" office:value-type="string" calcext:value-type="string">
            <text:p>"Oh Kacke" (TM) :D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9207758811987968</text:p>
          </table:table-cell>
          <table:table-cell table:style-name="ce20" office:value-type="string" calcext:value-type="string">
            <text:p><text:a xlink:href="https://twitter.com/datGestruepp/status/1099207758811987968" xlink:type="simple">https://twitter.com/datGestruepp/status/1099207758811987968</text:a></text:p>
          </table:table-cell>
          <table:table-cell table:style-name="ce26" office:value-type="string" calcext:value-type="string">
            <text:p>23.02.2019</text:p>
          </table:table-cell>
          <table:table-cell table:style-name="ce1" office:value-type="string" calcext:value-type="string">
            <text:p>Guten Morgähn! Ich bin noch viel zu müde zum Aufstehen! (Und ja, Mini-Suse trug Topfschnitt!)</text:p>
          </table:table-cell>
          <table:table-cell table:style-name="ce35" office:value-type="string" calcext:value-type="string">
            <text:p><text:a xlink:href="http://pbs.twimg.com/media/D0ErnOxWkAIDV4Z.jpg" xlink:type="simple">http://pbs.twimg.com/media/D0ErnOxWkAIDV4Z.jpg</text:a></text:p>
          </table:table-cell>
          <table:table-cell table:style-name="ce10" table:formula="of:=image([.E71])" office:value-type="string" office:string-value="" calcext:value-type="error">
            <text:p>#NAME?</text:p>
          </table:table-cell>
          <table:table-cell table:style-name="ce1" office:value-type="string" calcext:value-type="string">
            <text:p>Sandmännchen (Unser Sandmännchen, DFF)</text:p>
          </table:table-cell>
          <table:table-cell table:style-name="ce1" office:value-type="string" calcext:value-type="string">
            <text:p>O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9562804191858688</text:p>
          </table:table-cell>
          <table:table-cell table:style-name="ce20" office:value-type="string" calcext:value-type="string">
            <text:p><text:a xlink:href="https://twitter.com/datGestruepp/status/1099562804191858688" xlink:type="simple">https://twitter.com/datGestruepp/status/1099562804191858688</text:a></text:p>
          </table:table-cell>
          <table:table-cell table:style-name="ce26" office:value-type="string" calcext:value-type="string">
            <text:p>24.02.2019</text:p>
          </table:table-cell>
          <table:table-cell table:style-name="ce1" office:value-type="string" calcext:value-type="string">
            <text:p>Guten Morgen! Nun... gesprächig isser ja nicht gerade...</text:p>
          </table:table-cell>
          <table:table-cell table:style-name="ce35" office:value-type="string" calcext:value-type="string">
            <text:p><text:a xlink:href="http://pbs.twimg.com/media/D0Juh8FXgAEDR98.jpg" xlink:type="simple">http://pbs.twimg.com/media/D0Juh8FXgAEDR98.jpg</text:a></text:p>
          </table:table-cell>
          <table:table-cell table:style-name="ce10" table:formula="of:=image([.E72])" office:value-type="string" office:string-value="" calcext:value-type="error">
            <text:p>#NAME?</text:p>
          </table:table-cell>
          <table:table-cell table:style-name="ce1" office:value-type="string" calcext:value-type="string">
            <text:p>Batman (DC Comics)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099919690334457856</text:p>
          </table:table-cell>
          <table:table-cell table:style-name="ce20" office:value-type="string" calcext:value-type="string">
            <text:p><text:a xlink:href="https://twitter.com/datGestruepp/status/1099919690334457856" xlink:type="simple">https://twitter.com/datGestruepp/status/1099919690334457856</text:a></text:p>
          </table:table-cell>
          <table:table-cell table:style-name="ce26" office:value-type="string" calcext:value-type="string">
            <text:p>25.02.2019</text:p>
          </table:table-cell>
          <table:table-cell table:style-name="ce1" office:value-type="string" calcext:value-type="string">
            <text:p>Montags hat man immer etwas mehr knuddelbedarf. In dem Sinne, guten Morgen und hier der heutige !</text:p>
          </table:table-cell>
          <table:table-cell table:style-name="ce35" office:value-type="string" calcext:value-type="string">
            <text:p><text:a xlink:href="http://pbs.twimg.com/media/D0OzHL1XgAACqqY.jpg" xlink:type="simple">http://pbs.twimg.com/media/D0OzHL1XgAACqqY.jpg</text:a></text:p>
          </table:table-cell>
          <table:table-cell table:style-name="ce10" table:formula="of:=image([.E73])" office:value-type="string" office:string-value="" calcext:value-type="error">
            <text:p>#NAME?</text:p>
          </table:table-cell>
          <table:table-cell table:style-name="ce1" office:value-type="string" calcext:value-type="string">
            <text:p>I-Aah (Winnie Puu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0277071564156928</text:p>
          </table:table-cell>
          <table:table-cell table:style-name="ce20" office:value-type="string" calcext:value-type="string">
            <text:p><text:a xlink:href="https://twitter.com/datGestruepp/status/1100277071564156928" xlink:type="simple">https://twitter.com/datGestruepp/status/1100277071564156928</text:a></text:p>
          </table:table-cell>
          <table:table-cell table:style-name="ce26" office:value-type="string" calcext:value-type="string">
            <text:p>26.02.2019</text:p>
          </table:table-cell>
          <table:table-cell table:style-name="ce1" office:value-type="string" calcext:value-type="string">
            <text:p>Guten Morgen liebe Frühaufsteher*innen! Habt einen entspannten Tag!</text:p>
          </table:table-cell>
          <table:table-cell table:style-name="ce35" office:value-type="string" calcext:value-type="string">
            <text:p><text:a xlink:href="http://pbs.twimg.com/media/D0T4Jc1WwAARrJs.jpg" xlink:type="simple">http://pbs.twimg.com/media/D0T4Jc1WwAARrJs.jpg</text:a></text:p>
          </table:table-cell>
          <table:table-cell table:style-name="ce10" table:formula="of:=image([.E74])" office:value-type="string" office:string-value="" calcext:value-type="error">
            <text:p>#NAME?</text:p>
          </table:table-cell>
          <table:table-cell table:style-name="ce1" office:value-type="string" calcext:value-type="string">
            <text:p>Mumin (Tove Janssons "Die Mumins")</text:p>
          </table:table-cell>
          <table:table-cell table:style-name="ce43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0643151432290305</text:p>
          </table:table-cell>
          <table:table-cell table:style-name="ce20" office:value-type="string" calcext:value-type="string">
            <text:p><text:a xlink:href="https://twitter.com/datGestruepp/status/1100643151432290305" xlink:type="simple">https://twitter.com/datGestruepp/status/1100643151432290305</text:a></text:p>
          </table:table-cell>
          <table:table-cell table:style-name="ce26" office:value-type="string" calcext:value-type="string">
            <text:p>27.02.2019</text:p>
          </table:table-cell>
          <table:table-cell table:style-name="ce1" office:value-type="string" calcext:value-type="string">
            <text:p>Guten Morgen! Mensch! Lange nicht gesehen!</text:p>
          </table:table-cell>
          <table:table-cell table:style-name="ce35" office:value-type="string" calcext:value-type="string">
            <text:p><text:a xlink:href="http://pbs.twimg.com/media/D0ZFGIVW0AA8Nbo.jpg" xlink:type="simple">http://pbs.twimg.com/media/D0ZFGIVW0AA8Nbo.jpg</text:a></text:p>
          </table:table-cell>
          <table:table-cell table:style-name="ce10" table:formula="of:=image([.E75])" office:value-type="string" office:string-value="" calcext:value-type="error">
            <text:p>#NAME?</text:p>
          </table:table-cell>
          <table:table-cell table:style-name="ce1" office:value-type="string" calcext:value-type="string">
            <text:p>Commander Keen (id Software, Game)</text:p>
          </table:table-cell>
          <table:table-cell table:style-name="ce1" office:value-type="string" calcext:value-type="string">
            <text:p>pass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0994326258241536</text:p>
          </table:table-cell>
          <table:table-cell table:style-name="ce20" office:value-type="string" calcext:value-type="string">
            <text:p><text:a xlink:href="https://twitter.com/datGestruepp/status/1100994326258241536" xlink:type="simple">https://twitter.com/datGestruepp/status/1100994326258241536</text:a></text:p>
          </table:table-cell>
          <table:table-cell table:style-name="ce26" office:value-type="string" calcext:value-type="string">
            <text:p>28.02.2019</text:p>
          </table:table-cell>
          <table:table-cell table:style-name="ce1" office:value-type="string" calcext:value-type="string">
            <text:p>Guten Morgähn! Awww! Es gibt sie tatsächlich! </text:p>
          </table:table-cell>
          <table:table-cell table:style-name="ce20" office:value-type="string" calcext:value-type="string">
            <text:p><text:a xlink:href="http://pbs.twimg.com/media/D0eEfeDWwAAtjsO.jpg" xlink:type="simple">http://pbs.twimg.com/media/D0eEfeDWwAAtjsO.jpg</text:a></text:p>
          </table:table-cell>
          <table:table-cell table:style-name="ce10" table:formula="of:=image([.E76])" office:value-type="string" office:string-value="" calcext:value-type="error">
            <text:p>#NAME?</text:p>
          </table:table-cell>
          <table:table-cell table:style-name="ce1" office:value-type="string" calcext:value-type="string">
            <text:p>Bowtruckle (Harry Potter, J.K.Rowling)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twitter.com/datGestruepp/status/1101173307083288576" xlink:type="simple">https://twitter.com/datGestruepp/status/1101173307083288576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01363389497044992</text:p>
          </table:table-cell>
          <table:table-cell table:style-name="ce20" office:value-type="string" calcext:value-type="string">
            <text:p><text:a xlink:href="https://twitter.com/datGestruepp/status/1101363389497044992" xlink:type="simple">https://twitter.com/datGestruepp/status/1101363389497044992</text:a></text:p>
          </table:table-cell>
          <table:table-cell table:style-name="ce26" office:value-type="string" calcext:value-type="string">
            <text:p>01.03.2019</text:p>
          </table:table-cell>
          <table:table-cell table:style-name="ce1" office:value-type="string" calcext:value-type="string">
            <text:p>Guten Morgen liebe Frühaufsteher*innen! Mit dem wollt ich ja schon immer mal nen Käffchen trinken. </text:p>
          </table:table-cell>
          <table:table-cell table:style-name="ce35" office:value-type="string" calcext:value-type="string">
            <text:p><text:a xlink:href="http://pbs.twimg.com/media/D0jUJb4XcAAAQ4Z.jpg" xlink:type="simple">http://pbs.twimg.com/media/D0jUJb4XcAAAQ4Z.jpg</text:a></text:p>
          </table:table-cell>
          <table:table-cell table:style-name="ce10" table:formula="of:=image([.E77])" office:value-type="string" office:string-value="" calcext:value-type="error">
            <text:p>#NAME?</text:p>
          </table:table-cell>
          <table:table-cell table:style-name="ce1" office:value-type="string" calcext:value-type="string">
            <text:p>Marvin Clifford (Comiczeichner, @kleifferson auf Twitter)</text:p>
          </table:table-cell>
          <table:table-cell table:style-name="ce1" office:value-type="string" calcext:value-type="string">
            <text:p>sexy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1733728961945600</text:p>
          </table:table-cell>
          <table:table-cell table:style-name="ce20" office:value-type="string" calcext:value-type="string">
            <text:p><text:a xlink:href="https://twitter.com/datGestruepp/status/1101733728961945600" xlink:type="simple">https://twitter.com/datGestruepp/status/1101733728961945600</text:a></text:p>
          </table:table-cell>
          <table:table-cell table:style-name="ce26" office:value-type="string" calcext:value-type="string">
            <text:p>02.03.2019</text:p>
          </table:table-cell>
          <table:table-cell table:style-name="ce1" office:value-type="string" calcext:value-type="string">
            <text:p>Guten Morgen ihr Lieben! Ähm... hallo?!</text:p>
          </table:table-cell>
          <table:table-cell table:style-name="ce35" office:value-type="string" calcext:value-type="string">
            <text:p><text:a xlink:href="http://pbs.twimg.com/media/D0ok_ABWwAA0Kjx.jpg" xlink:type="simple">http://pbs.twimg.com/media/D0ok_ABWwAA0Kjx.jpg</text:a></text:p>
          </table:table-cell>
          <table:table-cell table:style-name="ce10" table:formula="of:=image([.E78])" office:value-type="string" office:string-value="" calcext:value-type="error">
            <text:p>#NAME?</text:p>
          </table:table-cell>
          <table:table-cell table:style-name="ce1" office:value-type="string" calcext:value-type="string">
            <text:p>Der Flix (Comiczeichner, @DerFlixxx auf Twitter)</text:p>
          </table:table-cell>
          <table:table-cell table:style-name="ce1" office:value-type="string" calcext:value-type="string">
            <text:p>jo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2109447411908608</text:p>
          </table:table-cell>
          <table:table-cell table:style-name="ce20" office:value-type="string" calcext:value-type="string">
            <text:p><text:a xlink:href="https://twitter.com/datGestruepp/status/1102109447411908608" xlink:type="simple">https://twitter.com/datGestruepp/status/1102109447411908608</text:a></text:p>
          </table:table-cell>
          <table:table-cell table:style-name="ce26" office:value-type="string" calcext:value-type="string">
            <text:p>03.03.2019</text:p>
          </table:table-cell>
          <table:table-cell table:style-name="ce1" office:value-type="string" calcext:value-type="string">
            <text:p>Guten Morgen! Was? Ist hier irgendwo ein Nest?</text:p>
          </table:table-cell>
          <table:table-cell table:style-name="ce35" office:value-type="string" calcext:value-type="string">
            <text:p><text:a xlink:href="http://pbs.twimg.com/media/D0t6sqYWwAABsDE.jpg" xlink:type="simple">http://pbs.twimg.com/media/D0t6sqYWwAABsDE.jpg</text:a></text:p>
          </table:table-cell>
          <table:table-cell table:style-name="ce10" table:formula="of:=image([.E79])" office:value-type="string" office:string-value="" calcext:value-type="error">
            <text:p>#NAME?</text:p>
          </table:table-cell>
          <table:table-cell table:style-name="ce1" office:value-type="string" calcext:value-type="string">
            <text:p>Onkel Jo (@JoachimHesse auf Twitter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2453151540695041</text:p>
          </table:table-cell>
          <table:table-cell table:style-name="ce20" office:value-type="string" calcext:value-type="string">
            <text:p><text:a xlink:href="https://twitter.com/datGestruepp/status/1102453151540695041" xlink:type="simple">https://twitter.com/datGestruepp/status/1102453151540695041</text:a></text:p>
          </table:table-cell>
          <table:table-cell table:style-name="ce26" office:value-type="string" calcext:value-type="string">
            <text:p>04.03.2019</text:p>
          </table:table-cell>
          <table:table-cell table:style-name="ce1" office:value-type="string" calcext:value-type="string">
            <text:p>Guten Morgen! Frühstück!</text:p>
          </table:table-cell>
          <table:table-cell table:style-name="ce35" office:value-type="string" calcext:value-type="string">
            <text:p><text:a xlink:href="http://pbs.twimg.com/media/D0yzS6jWkAAy-9F.jpg" xlink:type="simple">http://pbs.twimg.com/media/D0yzS6jWkAAy-9F.jpg</text:a></text:p>
          </table:table-cell>
          <table:table-cell table:style-name="ce10" table:formula="of:=image([.E80])" office:value-type="string" office:string-value="" calcext:value-type="error">
            <text:p>#NAME?</text:p>
          </table:table-cell>
          <table:table-cell table:style-name="ce1" office:value-type="string" calcext:value-type="string">
            <text:p>Pan &amp; Gronkh (@xPandorya und @Gronkh auf Twitter)</text:p>
          </table:table-cell>
          <table:table-cell table:style-name="ce1" office:value-type="string" calcext:value-type="string">
            <text:p>jo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2808510243524608</text:p>
          </table:table-cell>
          <table:table-cell table:style-name="ce20" office:value-type="string" calcext:value-type="string">
            <text:p><text:a xlink:href="https://twitter.com/datGestruepp/status/1102808510243524608" xlink:type="simple">https://twitter.com/datGestruepp/status/1102808510243524608</text:a></text:p>
          </table:table-cell>
          <table:table-cell table:style-name="ce26" office:value-type="string" calcext:value-type="string">
            <text:p>05.03.2019</text:p>
          </table:table-cell>
          <table:table-cell table:style-name="ce1" office:value-type="string" calcext:value-type="string">
            <text:p>Guten Morgen! Der gute Kaffee!</text:p>
          </table:table-cell>
          <table:table-cell table:style-name="ce35" office:value-type="string" calcext:value-type="string">
            <text:p><text:a xlink:href="http://pbs.twimg.com/media/D032efGWsAADpk9.jpg" xlink:type="simple">http://pbs.twimg.com/media/D032efGWsAADpk9.jpg</text:a></text:p>
          </table:table-cell>
          <table:table-cell table:style-name="ce10" table:formula="of:=image([.E81])" office:value-type="string" office:string-value="" calcext:value-type="error">
            <text:p>#NAME?</text:p>
          </table:table-cell>
          <table:table-cell table:style-name="ce1" office:value-type="string" calcext:value-type="string">
            <text:p>Ottifant (Otto Waalke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3172201103179778</text:p>
          </table:table-cell>
          <table:table-cell table:style-name="ce20" office:value-type="string" calcext:value-type="string">
            <text:p><text:a xlink:href="https://twitter.com/datGestruepp/status/1103172201103179778" xlink:type="simple">https://twitter.com/datGestruepp/status/1103172201103179778</text:a></text:p>
          </table:table-cell>
          <table:table-cell table:style-name="ce26" office:value-type="string" calcext:value-type="string">
            <text:p>06.03.2019</text:p>
          </table:table-cell>
          <table:table-cell table:style-name="ce1" office:value-type="string" calcext:value-type="string">
            <text:p>Guten Morgen liebe Frühaufsteher*innen! Ob er mich auch mit nach Elysium nimmt?! 🤩</text:p>
          </table:table-cell>
          <table:table-cell table:style-name="ce35" office:value-type="string" calcext:value-type="string">
            <text:p><text:a xlink:href="http://pbs.twimg.com/media/D09BQR6X0AEvPLV.jpg" xlink:type="simple">http://pbs.twimg.com/media/D09BQR6X0AEvPLV.jpg</text:a></text:p>
          </table:table-cell>
          <table:table-cell table:style-name="ce10" table:formula="of:=image([.E82])" office:value-type="string" office:string-value="" calcext:value-type="error">
            <text:p>#NAME?</text:p>
          </table:table-cell>
          <table:table-cell table:style-name="ce1" office:value-type="string" calcext:value-type="string">
            <text:p>Rufus (Deponia, Daedalic, Game)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3539207069487104</text:p>
          </table:table-cell>
          <table:table-cell table:style-name="ce20" office:value-type="string" calcext:value-type="string">
            <text:p><text:a xlink:href="https://twitter.com/datGestruepp/status/1103539207069487104" xlink:type="simple">https://twitter.com/datGestruepp/status/1103539207069487104</text:a></text:p>
          </table:table-cell>
          <table:table-cell table:style-name="ce26" office:value-type="string" calcext:value-type="string">
            <text:p>07.03.2019</text:p>
          </table:table-cell>
          <table:table-cell table:style-name="ce1" office:value-type="string" calcext:value-type="string">
            <text:p>Guten Morgen! Wie funktioniert das jetzt noch mal mit dem Kaffee?</text:p>
          </table:table-cell>
          <table:table-cell table:style-name="ce35" office:value-type="string" calcext:value-type="string">
            <text:p><text:a xlink:href="http://pbs.twimg.com/media/D1CPCmXX4AEhFT4.jpg" xlink:type="simple">http://pbs.twimg.com/media/D1CPCmXX4AEhFT4.jpg</text:a></text:p>
          </table:table-cell>
          <table:table-cell table:style-name="ce10" table:formula="of:=image([.E83])" office:value-type="string" office:string-value="" calcext:value-type="error">
            <text:p>#NAME?</text:p>
          </table:table-cell>
          <table:table-cell table:style-name="ce1" office:value-type="string" calcext:value-type="string">
            <text:p>Die Maus (Sendung mit der Maus, WDR)</text:p>
          </table:table-cell>
          <table:table-cell table:style-name="ce1" office:value-type="string" calcext:value-type="string">
            <text:p>jo &lt;3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3910018510815232</text:p>
          </table:table-cell>
          <table:table-cell table:style-name="ce20" office:value-type="string" calcext:value-type="string">
            <text:p><text:a xlink:href="https://twitter.com/datGestruepp/status/1103910018510815232" xlink:type="simple">https://twitter.com/datGestruepp/status/1103910018510815232</text:a></text:p>
          </table:table-cell>
          <table:table-cell table:style-name="ce26" office:value-type="string" calcext:value-type="string">
            <text:p>08.03.2019</text:p>
          </table:table-cell>
          <table:table-cell table:style-name="ce1" office:value-type="string" calcext:value-type="string">
            <text:p>Guten Morgen! Mit einem kleinen Fässchen Kaffee gut in den Tag!</text:p>
          </table:table-cell>
          <table:table-cell table:style-name="ce35" office:value-type="string" calcext:value-type="string">
            <text:p><text:a xlink:href="http://pbs.twimg.com/media/D1HgSsSVAAARxYU.jpg" xlink:type="simple">http://pbs.twimg.com/media/D1HgSsSVAAARxYU.jpg</text:a></text:p>
          </table:table-cell>
          <table:table-cell table:style-name="ce10" table:formula="of:=image([.E84])" office:value-type="string" office:string-value="" calcext:value-type="error">
            <text:p>#NAME?</text:p>
          </table:table-cell>
          <table:table-cell table:style-name="ce1" office:value-type="string" calcext:value-type="string">
            <text:p>Obelix (Asterix &amp; Obelix)</text:p>
          </table:table-cell>
          <table:table-cell table:style-name="ce1" office:value-type="string" calcext:value-type="string">
            <text:p>ist nicht dick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4277600598441984</text:p>
          </table:table-cell>
          <table:table-cell table:style-name="ce20" office:value-type="string" calcext:value-type="string">
            <text:p><text:a xlink:href="https://twitter.com/datGestruepp/status/1104277600598441984" xlink:type="simple">https://twitter.com/datGestruepp/status/1104277600598441984</text:a></text:p>
          </table:table-cell>
          <table:table-cell table:style-name="ce26" office:value-type="string" calcext:value-type="string">
            <text:p>09.03.2019</text:p>
          </table:table-cell>
          <table:table-cell table:style-name="ce1" office:value-type="string" calcext:value-type="string">
            <text:p>Endlich Samstag! Also: Probier’s mal mit Gemütlichkeit!</text:p>
          </table:table-cell>
          <table:table-cell table:style-name="ce35" office:value-type="string" calcext:value-type="string">
            <text:p><text:a xlink:href="http://pbs.twimg.com/media/D1MunB8WwAAOAMe.jpg" xlink:type="simple">http://pbs.twimg.com/media/D1MunB8WwAAOAMe.jpg</text:a></text:p>
          </table:table-cell>
          <table:table-cell table:style-name="ce10" table:formula="of:=image([.E85])" office:value-type="string" office:string-value="" calcext:value-type="error">
            <text:p>#NAME?</text:p>
          </table:table-cell>
          <table:table-cell table:style-name="ce1" office:value-type="string" calcext:value-type="string">
            <text:p>Balu der Bär (Dschungelbuch, Disney)</text:p>
          </table:table-cell>
          <table:table-cell table:style-name="ce1" office:value-type="string" calcext:value-type="string">
            <text:p>jo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4646720842055681</text:p>
          </table:table-cell>
          <table:table-cell table:style-name="ce20" office:value-type="string" calcext:value-type="string">
            <text:p><text:a xlink:href="https://twitter.com/datGestruepp/status/1104646720842055681" xlink:type="simple">https://twitter.com/datGestruepp/status/1104646720842055681</text:a></text:p>
          </table:table-cell>
          <table:table-cell table:style-name="ce26" office:value-type="string" calcext:value-type="string">
            <text:p>10.03.2019</text:p>
          </table:table-cell>
          <table:table-cell table:style-name="ce1" office:value-type="string" calcext:value-type="string">
            <text:p>Guten Morgähn! Äh was? Wieviel?</text:p>
          </table:table-cell>
          <table:table-cell table:style-name="ce35" office:value-type="string" calcext:value-type="string">
            <text:p><text:a xlink:href="http://pbs.twimg.com/media/D1R-UiCX4AAdR-S.jpg" xlink:type="simple">http://pbs.twimg.com/media/D1R-UiCX4AAdR-S.jpg</text:a></text:p>
          </table:table-cell>
          <table:table-cell table:style-name="ce10" table:formula="of:=image([.E86])" office:value-type="string" office:string-value="" calcext:value-type="error">
            <text:p>#NAME?</text:p>
          </table:table-cell>
          <table:table-cell table:style-name="ce1" office:value-type="string" calcext:value-type="string">
            <text:p>Graf Zahl (Sesamstraße)</text:p>
          </table:table-cell>
          <table:table-cell table:style-name="ce1" office:value-type="string" calcext:value-type="string">
            <text:p>ok 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5005014739812352</text:p>
          </table:table-cell>
          <table:table-cell table:style-name="ce20" office:value-type="string" calcext:value-type="string">
            <text:p><text:a xlink:href="https://twitter.com/datGestruepp/status/1105005014739812352" xlink:type="simple">https://twitter.com/datGestruepp/status/1105005014739812352</text:a></text:p>
          </table:table-cell>
          <table:table-cell table:style-name="ce26" office:value-type="string" calcext:value-type="string">
            <text:p>11.03.2019</text:p>
          </table:table-cell>
          <table:table-cell table:style-name="ce1" office:value-type="string" calcext:value-type="string">
            <text:p>Guten Morgen. <text:s/>Heute ein Coffee to go, es gibt viel zu tun!</text:p>
          </table:table-cell>
          <table:table-cell table:style-name="ce35" office:value-type="string" calcext:value-type="string">
            <text:p><text:a xlink:href="http://pbs.twimg.com/media/D1XELtkXcAAzbPK.jpg" xlink:type="simple">http://pbs.twimg.com/media/D1XELtkXcAAzbPK.jpg</text:a></text:p>
          </table:table-cell>
          <table:table-cell table:style-name="ce10" table:formula="of:=image([.E87])" office:value-type="string" office:string-value="" calcext:value-type="error">
            <text:p>#NAME?</text:p>
          </table:table-cell>
          <table:table-cell table:style-name="ce1" office:value-type="string" calcext:value-type="string">
            <text:p>Der weiße Hai</text:p>
          </table:table-cell>
          <table:table-cell table:style-name="ce1" office:value-type="string" calcext:value-type="string">
            <text:p>ok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5350896777482240</text:p>
          </table:table-cell>
          <table:table-cell table:style-name="ce20" office:value-type="string" calcext:value-type="string">
            <text:p><text:a xlink:href="https://twitter.com/datGestruepp/status/1105350896777482240" xlink:type="simple">https://twitter.com/datGestruepp/status/1105350896777482240</text:a></text:p>
          </table:table-cell>
          <table:table-cell table:style-name="ce26" office:value-type="string" calcext:value-type="string">
            <text:p>12.03.2019</text:p>
          </table:table-cell>
          <table:table-cell table:style-name="ce1" office:value-type="string" calcext:value-type="string">
            <text:p>Guten Mor... ach ich muss ganz dringend... ähm... also... behalten Sie ruhig den Kaffee...</text:p>
          </table:table-cell>
          <table:table-cell table:style-name="ce35" office:value-type="string" calcext:value-type="string">
            <text:p><text:a xlink:href="http://pbs.twimg.com/media/D1b-xNmX4AAKeSv.jpg" xlink:type="simple">http://pbs.twimg.com/media/D1b-xNmX4AAKeSv.jpg</text:a></text:p>
          </table:table-cell>
          <table:table-cell table:style-name="ce10" table:formula="of:=image([.E88])" office:value-type="string" office:string-value="" calcext:value-type="error">
            <text:p>#NAME?</text:p>
          </table:table-cell>
          <table:table-cell table:style-name="ce1" office:value-type="string" calcext:value-type="string">
            <text:p>Creeper (Minecraft)</text:p>
          </table:table-cell>
          <table:table-cell table:style-name="ce1" office:value-type="string" calcext:value-type="string">
            <text:p>ok</text:p>
            <text:p>Reihe ergänzt (Yps)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5730340549812225</text:p>
          </table:table-cell>
          <table:table-cell table:style-name="ce20" office:value-type="string" calcext:value-type="string">
            <text:p><text:a xlink:href="https://twitter.com/datGestruepp/status/1105730340549812225" xlink:type="simple">https://twitter.com/datGestruepp/status/1105730340549812225</text:a></text:p>
          </table:table-cell>
          <table:table-cell table:style-name="ce26" office:value-type="string" calcext:value-type="string">
            <text:p>13.03.2019</text:p>
          </table:table-cell>
          <table:table-cell table:style-name="ce1" office:value-type="string" calcext:value-type="string">
            <text:p>Guten Morgen! Ach, auch erkältet?</text:p>
          </table:table-cell>
          <table:table-cell table:style-name="ce35" office:value-type="string" calcext:value-type="string">
            <text:p><text:a xlink:href="http://pbs.twimg.com/media/D1hX3mKWwAAFDB5.jpg" xlink:type="simple">http://pbs.twimg.com/media/D1hX3mKWwAAFDB5.jpg</text:a></text:p>
          </table:table-cell>
          <table:table-cell table:style-name="ce10" table:formula="of:=image([.E89])" office:value-type="string" office:string-value="" calcext:value-type="error">
            <text:p>#NAME?</text:p>
          </table:table-cell>
          <table:table-cell table:style-name="ce1" office:value-type="string" calcext:value-type="string">
            <text:p>Darth Vader (Star Wars)</text:p>
          </table:table-cell>
          <table:table-cell table:style-name="ce1" office:value-type="string" calcext:value-type="string">
            <text:p>ok</text:p>
            <text:p>Reihe ergänzt (Yps)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6092374227406848</text:p>
          </table:table-cell>
          <table:table-cell table:style-name="ce20" office:value-type="string" calcext:value-type="string">
            <text:p><text:a xlink:href="https://twitter.com/datGestruepp/status/1106092374227406848" xlink:type="simple">https://twitter.com/datGestruepp/status/1106092374227406848</text:a></text:p>
          </table:table-cell>
          <table:table-cell table:style-name="ce26" office:value-type="string" calcext:value-type="string">
            <text:p>14.03.2019</text:p>
          </table:table-cell>
          <table:table-cell table:style-name="ce1" office:value-type="string" calcext:value-type="string">
            <text:p>Guten Morgähn! Ja ich brauche heute einfach wen der mich durch die Gegend trägt.</text:p>
          </table:table-cell>
          <table:table-cell table:style-name="ce36" office:value-type="string" calcext:value-type="string">
            <text:p><text:a xlink:href="http://pbs.twimg.com/media/D1mhIkeWsAATG0X.jpg" xlink:type="simple">http://pbs.twimg.com/media/D1mhIkeWsAATG0X.jpg</text:a></text:p>
          </table:table-cell>
          <table:table-cell table:style-name="ce10" table:formula="of:=image([.E90])" office:value-type="string" office:string-value="" calcext:value-type="error">
            <text:p>#NAME?</text:p>
          </table:table-cell>
          <table:table-cell table:style-name="ce1" office:value-type="string" calcext:value-type="string">
            <text:p>Hulk (Marvel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6437885371273216</text:p>
          </table:table-cell>
          <table:table-cell table:style-name="ce20" office:value-type="string" calcext:value-type="string">
            <text:p><text:a xlink:href="https://twitter.com/datGestruepp/status/1106437885371273216?s=20" xlink:type="simple">https://twitter.com/datGestruepp/status/1106437885371273216</text:a></text:p>
          </table:table-cell>
          <table:table-cell table:style-name="ce26" office:value-type="string" calcext:value-type="string">
            <text:p>15.03.2019</text:p>
          </table:table-cell>
          <table:table-cell table:style-name="ce1" office:value-type="string" calcext:value-type="string">
            <text:p>Guten Morgen!! Vergesst den Schirm nicht! Und legt euch was um den Hals, es ist immer noch kalt! #fürmichnurTee</text:p>
          </table:table-cell>
          <table:table-cell table:style-name="ce36" office:value-type="string" calcext:value-type="string">
            <text:p><text:a xlink:href="http://pbs.twimg.com/media/D1rbXkPXgAEgePL.jpg" xlink:type="simple">http://pbs.twimg.com/media/D1rbXkPXgAEgePL.jpg</text:a></text:p>
          </table:table-cell>
          <table:table-cell table:style-name="ce10" table:formula="of:=image([.E91])" office:value-type="string" office:string-value="" calcext:value-type="error">
            <text:p>#NAME?</text:p>
          </table:table-cell>
          <table:table-cell table:style-name="ce1" office:value-type="string" calcext:value-type="string">
            <text:p>Totoro (Studio Ghibli, Ani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6827495448420352</text:p>
          </table:table-cell>
          <table:table-cell table:style-name="ce20" office:value-type="string" calcext:value-type="string">
            <text:p><text:a xlink:href="https://twitter.com/datGestruepp/status/1106827495448420352" xlink:type="simple">https://twitter.com/datGestruepp/status/1106827495448420352</text:a></text:p>
          </table:table-cell>
          <table:table-cell table:style-name="ce26" office:value-type="string" calcext:value-type="string">
            <text:p>16.03.2019</text:p>
          </table:table-cell>
          <table:table-cell table:style-name="ce1" office:value-type="string" calcext:value-type="string">
            <text:p>Guten Morgen! Sind wir nicht alle ein bisschen Hein?</text:p>
          </table:table-cell>
          <table:table-cell table:style-name="ce36" office:value-type="string" calcext:value-type="string">
            <text:p><text:a xlink:href="http://pbs.twimg.com/media/D1w9uRVX0AE2zdc.jpg" xlink:type="simple">http://pbs.twimg.com/media/D1w9uRVX0AE2zdc.jpg</text:a></text:p>
          </table:table-cell>
          <table:table-cell table:style-name="ce10" table:formula="of:=image([.E92])" office:value-type="string" office:string-value="" calcext:value-type="error">
            <text:p>#NAME?</text:p>
          </table:table-cell>
          <table:table-cell table:style-name="ce1" office:value-type="string" calcext:value-type="string">
            <text:p>Hein Blöd (Käpt'n Blaubär, Walter Moers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7181555259269120</text:p>
          </table:table-cell>
          <table:table-cell table:style-name="ce20" office:value-type="string" calcext:value-type="string">
            <text:p><text:a xlink:href="https://twitter.com/datGestruepp/status/1107181555259269120" xlink:type="simple">https://twitter.com/datGestruepp/status/1107181555259269120</text:a></text:p>
          </table:table-cell>
          <table:table-cell table:style-name="ce26" office:value-type="string" calcext:value-type="string">
            <text:p>17.03.2019</text:p>
          </table:table-cell>
          <table:table-cell table:style-name="ce1" office:value-type="string" calcext:value-type="string">
            <text:p>Guten Morgen! Mit lieben Grüßen aus der Kindheit! ❤️</text:p>
          </table:table-cell>
          <table:table-cell table:style-name="ce36" office:value-type="string" calcext:value-type="string">
            <text:p><text:a xlink:href="http://pbs.twimg.com/media/D11_vaHWoAEOhph.jpg" xlink:type="simple">http://pbs.twimg.com/media/D11_vaHWoAEOhph.jpg</text:a></text:p>
          </table:table-cell>
          <table:table-cell table:style-name="ce10" table:formula="of:=image([.E93])" office:value-type="string" office:string-value="" calcext:value-type="error">
            <text:p>#NAME?</text:p>
          </table:table-cell>
          <table:table-cell table:style-name="ce1" office:value-type="string" calcext:value-type="string">
            <text:p>Poldi (Hallo Spencer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7541433207218176</text:p>
          </table:table-cell>
          <table:table-cell table:style-name="ce20" office:value-type="string" calcext:value-type="string">
            <text:p><text:a xlink:href="https://twitter.com/datGestruepp/status/1107541433207218176" xlink:type="simple">https://twitter.com/datGestruepp/status/1107541433207218176</text:a></text:p>
          </table:table-cell>
          <table:table-cell table:style-name="ce26" office:value-type="string" calcext:value-type="string">
            <text:p>18.03.2019</text:p>
          </table:table-cell>
          <table:table-cell table:style-name="ce1" office:value-type="string" calcext:value-type="string">
            <text:p>Guten Morgen! Gibt’s jetzt ein Feuerwerk? </text:p>
          </table:table-cell>
          <table:table-cell table:style-name="ce36" office:value-type="string" calcext:value-type="string">
            <text:p><text:a xlink:href="http://pbs.twimg.com/media/D17HDANX0AAqd_x.jpg" xlink:type="simple">http://pbs.twimg.com/media/D17HDANX0AAqd_x.jpg</text:a></text:p>
          </table:table-cell>
          <table:table-cell table:style-name="ce10" table:formula="of:=image([.E94])" office:value-type="string" office:string-value="" calcext:value-type="error">
            <text:p>#NAME?</text:p>
          </table:table-cell>
          <table:table-cell table:style-name="ce1" office:value-type="string" calcext:value-type="string">
            <text:p>Gandalf (Herr der Ringe, J.R.R.Tolkien, Buch)</text:p>
          </table:table-cell>
          <table:table-cell table:style-name="ce1" office:value-type="string" calcext:value-type="string">
            <text:p>passt!</text:p>
            <text:p>Reihe ergänzt (Yps)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7901183207882754</text:p>
          </table:table-cell>
          <table:table-cell table:style-name="ce20" office:value-type="string" calcext:value-type="string">
            <text:p><text:a xlink:href="https://twitter.com/datGestruepp/status/1107901183207882754" xlink:type="simple">https://twitter.com/datGestruepp/status/1107901183207882754</text:a></text:p>
          </table:table-cell>
          <table:table-cell table:style-name="ce26" office:value-type="string" calcext:value-type="string">
            <text:p>19.03.2019</text:p>
          </table:table-cell>
          <table:table-cell table:style-name="ce1" office:value-type="string" calcext:value-type="string">
            <text:p>Guten mo... äh... Droggelbecher!!</text:p>
          </table:table-cell>
          <table:table-cell table:style-name="ce36" office:value-type="string" calcext:value-type="string">
            <text:p><text:a xlink:href="http://pbs.twimg.com/media/D2AOPFSWwAABPN6.jpg" xlink:type="simple">http://pbs.twimg.com/media/D2AOPFSWwAABPN6.jpg</text:a></text:p>
          </table:table-cell>
          <table:table-cell table:style-name="ce10" table:formula="of:=image([.E95])" office:value-type="string" office:string-value="" calcext:value-type="error">
            <text:p>#NAME?</text:p>
          </table:table-cell>
          <table:table-cell table:style-name="ce1" office:value-type="string" calcext:value-type="string">
            <text:p>Jan "Poki" Müller-Michaelis (Daedalic, Leitender Entwickler bei Deponia, Edna bricht aus, A New Beginning, ...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8277996287332352</text:p>
          </table:table-cell>
          <table:table-cell table:style-name="ce20" office:value-type="string" calcext:value-type="string">
            <text:p><text:a xlink:href="https://twitter.com/datGestruepp/status/1108277996287332352" xlink:type="simple">https://twitter.com/datGestruepp/status/1108277996287332352</text:a></text:p>
          </table:table-cell>
          <table:table-cell table:style-name="ce26" office:value-type="string" calcext:value-type="string">
            <text:p>20.03.2019</text:p>
          </table:table-cell>
          <table:table-cell table:style-name="ce1" office:value-type="string" calcext:value-type="string">
            <text:p>Guten Morgähn! Das wird ein sehr heißer Kaffee heute!</text:p>
          </table:table-cell>
          <table:table-cell table:style-name="ce36" office:value-type="string" calcext:value-type="string">
            <text:p><text:a xlink:href="http://pbs.twimg.com/media/D2Fk8m2XcAE94Js.jpg" xlink:type="simple">http://pbs.twimg.com/media/D2Fk8m2XcAE94Js.jpg</text:a></text:p>
          </table:table-cell>
          <table:table-cell table:style-name="ce10" table:formula="of:=image([.E96])" office:value-type="string" office:string-value="" calcext:value-type="error">
            <text:p>#NAME?</text:p>
          </table:table-cell>
          <table:table-cell table:style-name="ce1" office:value-type="string" calcext:value-type="string">
            <text:p>Calcifer (Das wandelnde Schloss, Studio Ghibli, Ani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8618393412878337</text:p>
          </table:table-cell>
          <table:table-cell table:style-name="ce20" office:value-type="string" calcext:value-type="string">
            <text:p><text:a xlink:href="https://twitter.com/datGestruepp/status/1108618393412878337" xlink:type="simple">https://twitter.com/datGestruepp/status/1108618393412878337</text:a></text:p>
          </table:table-cell>
          <table:table-cell table:style-name="ce26" office:value-type="string" calcext:value-type="string">
            <text:p>21.03.2019</text:p>
          </table:table-cell>
          <table:table-cell table:style-name="ce31" office:value-type="string" calcext:value-type="string">
            <text:p>Guten Morgen! Hihi. Dich mag ich!</text:p>
          </table:table-cell>
          <table:table-cell table:style-name="ce36" office:value-type="string" calcext:value-type="string">
            <text:p><text:a xlink:href="http://pbs.twimg.com/media/D2KaiesWkAABpPj.jpg" xlink:type="simple">http://pbs.twimg.com/media/D2KaiesWkAABpPj.jpg</text:a></text:p>
          </table:table-cell>
          <table:table-cell table:style-name="ce10" table:formula="of:=image([.E97])" office:value-type="string" office:string-value="" calcext:value-type="error">
            <text:p>#NAME?</text:p>
          </table:table-cell>
          <table:table-cell table:style-name="ce1" office:value-type="string" calcext:value-type="string">
            <text:p>Mushu (Mulan, Disne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8989901339574272</text:p>
          </table:table-cell>
          <table:table-cell table:style-name="ce20" office:value-type="string" calcext:value-type="string">
            <text:p><text:a xlink:href="https://twitter.com/datGestruepp/status/1108989901339574272" xlink:type="simple">https://twitter.com/datGestruepp/status/1108989901339574272</text:a></text:p>
          </table:table-cell>
          <table:table-cell table:style-name="ce26" office:value-type="string" calcext:value-type="string">
            <text:p>22.03.2019</text:p>
          </table:table-cell>
          <table:table-cell table:style-name="ce1" office:value-type="string" calcext:value-type="string">
            <text:p>Guten Morgen. <text:s/>Bitte hören sie auf mich an zu glotzen. </text:p>
          </table:table-cell>
          <table:table-cell table:style-name="ce36" office:value-type="string" calcext:value-type="string">
            <text:p><text:a xlink:href="http://pbs.twimg.com/media/D2PsbCfWwAAmW5y.jpg" xlink:type="simple">http://pbs.twimg.com/media/D2PsbCfWwAAmW5y.jpg</text:a></text:p>
          </table:table-cell>
          <table:table-cell table:style-name="ce10" table:formula="of:=image([.E98])" office:value-type="string" office:string-value="" calcext:value-type="error">
            <text:p>#NAME?</text:p>
          </table:table-cell>
          <table:table-cell table:style-name="ce1" office:value-type="string" calcext:value-type="string">
            <text:p>Michael 'Mike' Glotzkovski (Monster AG, Pixa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9341284890804224</text:p>
          </table:table-cell>
          <table:table-cell table:style-name="ce20" office:value-type="string" calcext:value-type="string">
            <text:p><text:a xlink:href="https://twitter.com/datGestruepp/status/1109341284890804224" xlink:type="simple">https://twitter.com/datGestruepp/status/1109341284890804224</text:a></text:p>
          </table:table-cell>
          <table:table-cell table:style-name="ce26" office:value-type="string" calcext:value-type="string">
            <text:p>23.04.2019</text:p>
          </table:table-cell>
          <table:table-cell table:style-name="ce1" office:value-type="string" calcext:value-type="string">
            <text:p>Guten Morgen! Ähm... nettes Lächeln?!....</text:p>
          </table:table-cell>
          <table:table-cell table:style-name="ce36" office:value-type="string" calcext:value-type="string">
            <text:p><text:a xlink:href="http://pbs.twimg.com/media/D2UsAEhXQAAaNLF.jpg" xlink:type="simple">http://pbs.twimg.com/media/D2UsAEhXQAAaNLF.jpg</text:a></text:p>
          </table:table-cell>
          <table:table-cell table:style-name="ce10" table:formula="of:=image([.E99])" office:value-type="string" office:string-value="" calcext:value-type="error">
            <text:p>#NAME?</text:p>
          </table:table-cell>
          <table:table-cell table:style-name="ce1" office:value-type="string" calcext:value-type="string">
            <text:p>Grinsekatze (Alice im Wunderland, Disney) </text:p>
          </table:table-cell>
          <table:table-cell table:style-name="ce1" office:value-type="string" calcext:value-type="string">
            <text:p>ja 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09701199551438848</text:p>
          </table:table-cell>
          <table:table-cell table:style-name="ce20" office:value-type="string" calcext:value-type="string">
            <text:p><text:a xlink:href="https://twitter.com/datGestruepp/status/1109701199551438848" xlink:type="simple">https://twitter.com/datGestruepp/status/1109701199551438848</text:a></text:p>
          </table:table-cell>
          <table:table-cell table:style-name="ce26" office:value-type="string" calcext:value-type="string">
            <text:p>24.03.2019</text:p>
          </table:table-cell>
          <table:table-cell table:style-name="ce1" office:value-type="string" calcext:value-type="string">
            <text:p>Guten MoräaaAAAAAAAHH!</text:p>
          </table:table-cell>
          <table:table-cell table:style-name="ce36" office:value-type="string" calcext:value-type="string">
            <text:p><text:a xlink:href="http://pbs.twimg.com/media/D2ZzVu1XQAEGJbv.jpg" xlink:type="simple">http://pbs.twimg.com/media/D2ZzVu1XQAEGJbv.jpg</text:a></text:p>
          </table:table-cell>
          <table:table-cell table:style-name="ce10" table:formula="of:=image([.E100])" office:value-type="string" office:string-value="" calcext:value-type="error">
            <text:p>#NAME?</text:p>
          </table:table-cell>
          <table:table-cell table:style-name="ce1" office:value-type="string" calcext:value-type="string">
            <text:p>Der Schrei (Tribut an Edvard Mun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0071275592925184</text:p>
          </table:table-cell>
          <table:table-cell table:style-name="ce20" office:value-type="string" calcext:value-type="string">
            <text:p><text:a xlink:href="https://twitter.com/datGestruepp/status/1110071275592925184" xlink:type="simple">https://twitter.com/datGestruepp/status/1110071275592925184</text:a></text:p>
          </table:table-cell>
          <table:table-cell table:style-name="ce26" office:value-type="string" calcext:value-type="string">
            <text:p>25.03.2019</text:p>
          </table:table-cell>
          <table:table-cell table:style-name="ce1" office:value-type="string" calcext:value-type="string">
            <text:p>Guten Morgen! Nimmst du mich mit?</text:p>
          </table:table-cell>
          <table:table-cell table:style-name="ce36" office:value-type="string" calcext:value-type="string">
            <text:p><text:a xlink:href="http://pbs.twimg.com/media/D2fD7NLX0AAf3U2.jpg" xlink:type="simple">http://pbs.twimg.com/media/D2fD7NLX0AAf3U2.jpg</text:a></text:p>
          </table:table-cell>
          <table:table-cell table:style-name="ce10" table:formula="of:=image([.E101])" office:value-type="string" office:string-value="" calcext:value-type="error">
            <text:p>#NAME?</text:p>
          </table:table-cell>
          <table:table-cell table:style-name="ce1" office:value-type="string" calcext:value-type="string">
            <text:p>Fuchur der Glücksdrache (die Unendliche Geschichte, Michael End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0414170653118464</text:p>
          </table:table-cell>
          <table:table-cell table:style-name="ce20" office:value-type="string" calcext:value-type="string">
            <text:p><text:a xlink:href="https://twitter.com/datGestruepp/status/1110414170653118464" xlink:type="simple">https://twitter.com/datGestruepp/status/1110414170653118464</text:a></text:p>
          </table:table-cell>
          <table:table-cell table:style-name="ce26" office:value-type="string" calcext:value-type="string">
            <text:p>26.03.2019</text:p>
          </table:table-cell>
          <table:table-cell table:style-name="ce1" office:value-type="string" calcext:value-type="string">
            <text:p>Guten Morgen liebe Frühaufsteher*innen! Heute erklären wir euch den Unterschied zwischen wach und sehr sehr müde!</text:p>
          </table:table-cell>
          <table:table-cell table:style-name="ce36" office:value-type="string" calcext:value-type="string">
            <text:p><text:a xlink:href="http://pbs.twimg.com/media/D2j7yVfXgAAVSOD.jpg" xlink:type="simple">http://pbs.twimg.com/media/D2j7yVfXgAAVSOD.jpg</text:a></text:p>
          </table:table-cell>
          <table:table-cell table:style-name="ce10" table:formula="of:=image([.E102])" office:value-type="string" office:string-value="" calcext:value-type="error">
            <text:p>#NAME?</text:p>
          </table:table-cell>
          <table:table-cell table:style-name="ce1" office:value-type="string" calcext:value-type="string">
            <text:p>Grobi (Muppet Show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0790522388520960</text:p>
          </table:table-cell>
          <table:table-cell table:style-name="ce20" office:value-type="string" calcext:value-type="string">
            <text:p><text:a xlink:href="https://twitter.com/datGestruepp/status/1110790522388520960" xlink:type="simple">https://twitter.com/datGestruepp/status/1110790522388520960</text:a></text:p>
          </table:table-cell>
          <table:table-cell table:style-name="ce26" office:value-type="string" calcext:value-type="string">
            <text:p>27.03.2019</text:p>
          </table:table-cell>
          <table:table-cell table:style-name="ce1" office:value-type="string" calcext:value-type="string">
            <text:p>Guten Morgen! Käffchen für den ...(bedeutungsvolle Pause) .... Künstler?</text:p>
          </table:table-cell>
          <table:table-cell table:style-name="ce36" office:value-type="string" calcext:value-type="string">
            <text:p><text:a xlink:href="http://pbs.twimg.com/media/D2pSEs8XcAA4luH.jpg" xlink:type="simple">http://pbs.twimg.com/media/D2pSEs8XcAA4luH.jpg</text:a></text:p>
          </table:table-cell>
          <table:table-cell table:style-name="ce10" table:formula="of:=image([.E103])" office:value-type="string" office:string-value="" calcext:value-type="error">
            <text:p>#NAME?</text:p>
          </table:table-cell>
          <table:table-cell table:style-name="ce1" office:value-type="string" calcext:value-type="string">
            <text:p>Suse mit dem Perlohrring (Tribut an Jan Vermeer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1157938763096064</text:p>
          </table:table-cell>
          <table:table-cell table:style-name="ce20" office:value-type="string" calcext:value-type="string">
            <text:p><text:a xlink:href="https://twitter.com/datGestruepp/status/1111157938763096064" xlink:type="simple">https://twitter.com/datGestruepp/status/1111157938763096064</text:a></text:p>
          </table:table-cell>
          <table:table-cell table:style-name="ce26" office:value-type="string" calcext:value-type="string">
            <text:p>28.03.2019</text:p>
          </table:table-cell>
          <table:table-cell table:style-name="ce1" office:value-type="string" calcext:value-type="string">
            <text:p>Guten Morgen! Guck mal die Sonne scheint...</text:p>
          </table:table-cell>
          <table:table-cell table:style-name="ce36" office:value-type="string" calcext:value-type="string">
            <text:p><text:a xlink:href="http://pbs.twimg.com/media/D2ugPU9WwAAdeUo.jpg" xlink:type="simple">http://pbs.twimg.com/media/D2ugPU9WwAAdeUo.jpg</text:a></text:p>
          </table:table-cell>
          <table:table-cell table:style-name="ce10" table:formula="of:=image([.E104])" office:value-type="string" office:string-value="" calcext:value-type="error">
            <text:p>#NAME?</text:p>
          </table:table-cell>
          <table:table-cell table:style-name="ce1" office:value-type="string" calcext:value-type="string">
            <text:p>Der kleine Maulwurf (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1518795510833152</text:p>
          </table:table-cell>
          <table:table-cell table:style-name="ce20" office:value-type="string" calcext:value-type="string">
            <text:p><text:a xlink:href="https://twitter.com/datGestruepp/status/1111518795510833152" xlink:type="simple">https://twitter.com/datGestruepp/status/1111518795510833152</text:a></text:p>
          </table:table-cell>
          <table:table-cell table:style-name="ce26" office:value-type="string" calcext:value-type="string">
            <text:p>29.03.2019</text:p>
          </table:table-cell>
          <table:table-cell table:style-name="ce1" office:value-type="string" calcext:value-type="string">
            <text:p>Guten Morgähn! Heute ziehe ich eine klare Linie!</text:p>
          </table:table-cell>
          <table:table-cell table:style-name="ce36" office:value-type="string" calcext:value-type="string">
            <text:p><text:a xlink:href="http://pbs.twimg.com/media/D2zob8hX4AA1bgp.jpg" xlink:type="simple">http://pbs.twimg.com/media/D2zob8hX4AA1bgp.jpg</text:a></text:p>
          </table:table-cell>
          <table:table-cell table:style-name="ce10" table:formula="of:=image([.E105])" office:value-type="string" office:string-value="" calcext:value-type="error">
            <text:p>#NAME?</text:p>
          </table:table-cell>
          <table:table-cell table:style-name="ce1" office:value-type="string" calcext:value-type="string">
            <text:p>Tribut an Keith Haring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1883840933502976</text:p>
          </table:table-cell>
          <table:table-cell table:style-name="ce20" office:value-type="string" calcext:value-type="string">
            <text:p><text:a xlink:href="https://twitter.com/datGestruepp/status/1111883840933502976" xlink:type="simple">https://twitter.com/datGestruepp/status/1111883840933502976</text:a></text:p>
          </table:table-cell>
          <table:table-cell table:style-name="ce26" office:value-type="string" calcext:value-type="string">
            <text:p>30.03.2019</text:p>
          </table:table-cell>
          <table:table-cell table:style-name="ce1" office:value-type="string" calcext:value-type="string">
            <text:p>Guten Morgen ! Heut mach ich mir die Welt Widewidewie sie mir gefällt!</text:p>
          </table:table-cell>
          <table:table-cell table:style-name="ce36" office:value-type="string" calcext:value-type="string">
            <text:p><text:a xlink:href="http://pbs.twimg.com/media/D240cevX4AAMEMh.jpg" xlink:type="simple">http://pbs.twimg.com/media/D240cevX4AAMEMh.jpg</text:a></text:p>
          </table:table-cell>
          <table:table-cell table:style-name="ce10" table:formula="of:=image([.E106])" office:value-type="string" office:string-value="" calcext:value-type="error">
            <text:p>#NAME?</text:p>
          </table:table-cell>
          <table:table-cell table:style-name="ce1" office:value-type="string" calcext:value-type="string">
            <text:p>Pippilotta Viktualia Rollgardina Pfefferminz Efraimstochter Langstrumpf (Astrid Lindgren, Pippi Langstrumpf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2269209512407040</text:p>
          </table:table-cell>
          <table:table-cell table:style-name="ce20" office:value-type="string" calcext:value-type="string">
            <text:p><text:a xlink:href="https://twitter.com/datGestruepp/status/1112269209512407040" xlink:type="simple">https://twitter.com/datGestruepp/status/1112269209512407040</text:a></text:p>
          </table:table-cell>
          <table:table-cell table:style-name="ce26" office:value-type="string" calcext:value-type="string">
            <text:p>31.03.2019</text:p>
          </table:table-cell>
          <table:table-cell table:style-name="ce1" office:value-type="string" calcext:value-type="string">
            <text:p>Guten Morgähn! Na? Ausgeschlafen?</text:p>
          </table:table-cell>
          <table:table-cell table:style-name="ce36" office:value-type="string" calcext:value-type="string">
            <text:p><text:a xlink:href="http://pbs.twimg.com/media/D2-S8GQX4AERH_-.jpg" xlink:type="simple">http://pbs.twimg.com/media/D2-S8GQX4AERH_-.jpg</text:a></text:p>
          </table:table-cell>
          <table:table-cell table:style-name="ce10" table:formula="of:=image([.E107])" office:value-type="string" office:string-value="" calcext:value-type="error">
            <text:p>#NAME?</text:p>
          </table:table-cell>
          <table:table-cell table:style-name="ce1" office:value-type="string" calcext:value-type="string">
            <text:p>Mainzelmännchen (Zeichentrick, ZDF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2582596310040577</text:p>
          </table:table-cell>
          <table:table-cell table:style-name="ce20" office:value-type="string" calcext:value-type="string">
            <text:p><text:a xlink:href="https://twitter.com/datGestruepp/status/1112582596310040577" xlink:type="simple">https://twitter.com/datGestruepp/status/1112582596310040577</text:a></text:p>
          </table:table-cell>
          <table:table-cell table:style-name="ce26" office:value-type="string" calcext:value-type="string">
            <text:p>01.04.2019</text:p>
          </table:table-cell>
          <table:table-cell table:style-name="ce1" office:value-type="string" calcext:value-type="string">
            <text:p>Guten Morgen! Zeit für Kaffeee!</text:p>
          </table:table-cell>
          <table:table-cell table:style-name="ce36" office:value-type="string" calcext:value-type="string">
            <text:p><text:a xlink:href="http://pbs.twimg.com/media/D3Cv9dJWsAEj6b4.jpg" xlink:type="simple">http://pbs.twimg.com/media/D3Cv9dJWsAEj6b4.jpg</text:a></text:p>
          </table:table-cell>
          <table:table-cell table:style-name="ce10" table:formula="of:=image([.E108])" office:value-type="string" office:string-value="" calcext:value-type="error">
            <text:p>#NAME?</text:p>
          </table:table-cell>
          <table:table-cell table:style-name="ce1" office:value-type="string" calcext:value-type="string">
            <text:p>Barry und Sting (Flossen; Ralph Ruth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2939621854441472</text:p>
          </table:table-cell>
          <table:table-cell table:style-name="ce20" office:value-type="string" calcext:value-type="string">
            <text:p><text:a xlink:href="https://twitter.com/datGestruepp/status/1112939621854441472" xlink:type="simple">https://twitter.com/datGestruepp/status/1112939621854441472</text:a></text:p>
          </table:table-cell>
          <table:table-cell table:style-name="ce26" office:value-type="string" calcext:value-type="string">
            <text:p>02.04.2019</text:p>
          </table:table-cell>
          <table:table-cell table:style-name="ce1" office:value-type="string" calcext:value-type="string">
            <text:p>Guten Morgen! Heute gibt’s Geschichten vom Deich.</text:p>
          </table:table-cell>
          <table:table-cell table:style-name="ce36" office:value-type="string" calcext:value-type="string">
            <text:p><text:a xlink:href="http://pbs.twimg.com/media/D3H0rHIXcAAFsbo.jpg" xlink:type="simple">http://pbs.twimg.com/media/D3H0rHIXcAAFsbo.jpg</text:a></text:p>
          </table:table-cell>
          <table:table-cell table:style-name="ce10" table:formula="of:=image([.E109])" office:value-type="string" office:string-value="" calcext:value-type="error">
            <text:p>#NAME?</text:p>
          </table:table-cell>
          <table:table-cell table:style-name="ce1" office:value-type="string" calcext:value-type="string">
            <text:p>Otto Waalkes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3315671054614528</text:p>
          </table:table-cell>
          <table:table-cell table:style-name="ce20" office:value-type="string" calcext:value-type="string">
            <text:p><text:a xlink:href="https://twitter.com/datGestruepp/status/1113315671054614528" xlink:type="simple">https://twitter.com/datGestruepp/status/1113315671054614528</text:a></text:p>
          </table:table-cell>
          <table:table-cell table:style-name="ce26" office:value-type="string" calcext:value-type="string">
            <text:p>03.04.2019</text:p>
          </table:table-cell>
          <table:table-cell table:style-name="ce1" office:value-type="string" calcext:value-type="string">
            <text:p>Bringt die Katzen in Sicherheit und habt einen tollen Tag!</text:p>
          </table:table-cell>
          <table:table-cell table:style-name="ce36" office:value-type="string" calcext:value-type="string">
            <text:p><text:a xlink:href="http://pbs.twimg.com/media/D3NKr4GW0AA38Yi.jpg" xlink:type="simple">http://pbs.twimg.com/media/D3NKr4GW0AA38Yi.jpg</text:a></text:p>
          </table:table-cell>
          <table:table-cell table:style-name="ce10" table:formula="of:=image([.E110])" office:value-type="string" office:string-value="" calcext:value-type="error">
            <text:p>#NAME?</text:p>
          </table:table-cell>
          <table:table-cell table:style-name="ce1" office:value-type="string" calcext:value-type="string">
            <text:p>Gordon Shumway (ALF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3688263930318853</text:p>
          </table:table-cell>
          <table:table-cell table:style-name="ce20" office:value-type="string" calcext:value-type="string">
            <text:p><text:a xlink:href="https://twitter.com/datGestruepp/status/1113688263930318853" xlink:type="simple">https://twitter.com/datGestruepp/status/1113688263930318853</text:a></text:p>
          </table:table-cell>
          <table:table-cell table:style-name="ce26" office:value-type="string" calcext:value-type="string">
            <text:p>04.04.2019</text:p>
          </table:table-cell>
          <table:table-cell table:style-name="ce1" office:value-type="string" calcext:value-type="string">
            <text:p>Guten Morgen! Uiii ich wünsche mir...!?</text:p>
          </table:table-cell>
          <table:table-cell table:style-name="ce36" office:value-type="string" calcext:value-type="string">
            <text:p><text:a xlink:href="http://pbs.twimg.com/media/D3SdjoBWAAIxUIV.jpg" xlink:type="simple">http://pbs.twimg.com/media/D3SdjoBWAAIxUIV.jpg</text:a></text:p>
          </table:table-cell>
          <table:table-cell table:style-name="ce10" table:formula="of:=image([.E111])" office:value-type="string" office:string-value="" calcext:value-type="error">
            <text:p>#NAME?</text:p>
          </table:table-cell>
          <table:table-cell table:style-name="ce1" office:value-type="string" calcext:value-type="string">
            <text:p>Jeannie (Bezaubernde Jeann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4054016642711553</text:p>
          </table:table-cell>
          <table:table-cell table:style-name="ce20" office:value-type="string" calcext:value-type="string">
            <text:p><text:a xlink:href="https://twitter.com/datGestruepp/status/1114054016642711553" xlink:type="simple">https://twitter.com/datGestruepp/status/1114054016642711553</text:a></text:p>
          </table:table-cell>
          <table:table-cell table:style-name="ce26" office:value-type="string" calcext:value-type="string">
            <text:p>05.04.2019</text:p>
          </table:table-cell>
          <table:table-cell table:style-name="ce1" office:value-type="string" calcext:value-type="string">
            <text:p>Guten Morgen! Mir ist heute etwas melancholisch.</text:p>
          </table:table-cell>
          <table:table-cell table:style-name="ce36" office:value-type="string" calcext:value-type="string">
            <text:p><text:a xlink:href="http://pbs.twimg.com/media/D3XqNKiW0AExVps.jpg" xlink:type="simple">http://pbs.twimg.com/media/D3XqNKiW0AExVps.jpg</text:a></text:p>
          </table:table-cell>
          <table:table-cell table:style-name="ce10" table:formula="of:=image([.E112])" office:value-type="string" office:string-value="" calcext:value-type="error">
            <text:p>#NAME?</text:p>
          </table:table-cell>
          <table:table-cell table:style-name="ce1" office:value-type="string" calcext:value-type="string">
            <text:p>Löwenzahn (ZDF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4403570588225539</text:p>
          </table:table-cell>
          <table:table-cell table:style-name="ce20" office:value-type="string" calcext:value-type="string">
            <text:p><text:a xlink:href="https://twitter.com/datGestruepp/status/1114403570588225539" xlink:type="simple">https://twitter.com/datGestruepp/status/1114403570588225539</text:a></text:p>
          </table:table-cell>
          <table:table-cell table:style-name="ce26" office:value-type="string" calcext:value-type="string">
            <text:p>06.04.2019</text:p>
          </table:table-cell>
          <table:table-cell table:style-name="ce1" office:value-type="string" calcext:value-type="string">
            <text:p>Guten Morgen! Eine Ladung Energie gefällig?</text:p>
          </table:table-cell>
          <table:table-cell table:style-name="ce36" office:value-type="string" calcext:value-type="string">
            <text:p><text:a xlink:href="http://pbs.twimg.com/media/D3coIIZWwAAyuDW.jpg" xlink:type="simple">http://pbs.twimg.com/media/D3coIIZWwAAyuDW.jpg</text:a></text:p>
          </table:table-cell>
          <table:table-cell table:style-name="ce10" table:formula="of:=image([.E113])" office:value-type="string" office:string-value="" calcext:value-type="error">
            <text:p>#NAME?</text:p>
          </table:table-cell>
          <table:table-cell table:style-name="ce1" office:value-type="string" calcext:value-type="string">
            <text:p>Pikachu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4796688961605632</text:p>
          </table:table-cell>
          <table:table-cell table:style-name="ce20" office:value-type="string" calcext:value-type="string">
            <text:p><text:a xlink:href="https://twitter.com/datGestruepp/status/1114796688961605632" xlink:type="simple">https://twitter.com/datGestruepp/status/1114796688961605632</text:a></text:p>
          </table:table-cell>
          <table:table-cell table:style-name="ce26" office:value-type="string" calcext:value-type="string">
            <text:p>07.04.2019</text:p>
          </table:table-cell>
          <table:table-cell table:style-name="ce1" office:value-type="string" calcext:value-type="string">
            <text:p>Guten Morgen! Mir ist so klassisch!</text:p>
          </table:table-cell>
          <table:table-cell table:style-name="ce36" office:value-type="string" calcext:value-type="string">
            <text:p><text:a xlink:href="http://pbs.twimg.com/media/D3iNqd3XkAA5frk.jpg" xlink:type="simple">http://pbs.twimg.com/media/D3iNqd3XkAA5frk.jpg</text:a></text:p>
          </table:table-cell>
          <table:table-cell table:style-name="ce10" table:formula="of:=image([.E114])" office:value-type="string" office:string-value="" calcext:value-type="error">
            <text:p>#NAME?</text:p>
          </table:table-cell>
          <table:table-cell table:style-name="ce1" office:value-type="string" calcext:value-type="string">
            <text:p>Raffaels Engel (auch die Engel der Sixtina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5160936166436864</text:p>
          </table:table-cell>
          <table:table-cell table:style-name="ce20" office:value-type="string" calcext:value-type="string">
            <text:p><text:a xlink:href="https://twitter.com/datGestruepp/status/1115160936166436864" xlink:type="simple">https://twitter.com/datGestruepp/status/1115160936166436864</text:a></text:p>
          </table:table-cell>
          <table:table-cell table:style-name="ce26" office:value-type="string" calcext:value-type="string">
            <text:p>08.04.2019</text:p>
          </table:table-cell>
          <table:table-cell table:style-name="ce1" office:value-type="string" calcext:value-type="string">
            <text:p>Guten Morgen! Wer... was... sind sie?!</text:p>
          </table:table-cell>
          <table:table-cell table:style-name="ce36" office:value-type="string" calcext:value-type="string">
            <text:p><text:a xlink:href="http://pbs.twimg.com/media/D3nY8V0XsAAUj4L.jpg" xlink:type="simple">http://pbs.twimg.com/media/D3nY8V0XsAAUj4L.jpg</text:a></text:p>
          </table:table-cell>
          <table:table-cell table:style-name="ce10" table:formula="of:=image([.E115])" office:value-type="string" office:string-value="" calcext:value-type="error">
            <text:p>#NAME?</text:p>
          </table:table-cell>
          <table:table-cell table:style-name="ce1" office:value-type="string" calcext:value-type="string">
            <text:p>Der Grüffelo (Julia Donaldson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5483732775927808</text:p>
          </table:table-cell>
          <table:table-cell table:style-name="ce20" office:value-type="string" calcext:value-type="string">
            <text:p><text:a xlink:href="https://twitter.com/datGestruepp/status/1115483732775927808" xlink:type="simple">https://twitter.com/datGestruepp/status/1115483732775927808</text:a></text:p>
          </table:table-cell>
          <table:table-cell table:style-name="ce26" office:value-type="string" calcext:value-type="string">
            <text:p>09.04.2019</text:p>
          </table:table-cell>
          <table:table-cell table:style-name="ce1" office:value-type="string" calcext:value-type="string">
            <text:p>Guten Morgähn! Yabadabadooooo!!</text:p>
          </table:table-cell>
          <table:table-cell table:style-name="ce36" office:value-type="string" calcext:value-type="string">
            <text:p><text:a xlink:href="http://pbs.twimg.com/media/D3r-huVXoAAw-PO.jpg" xlink:type="simple">http://pbs.twimg.com/media/D3r-huVXoAAw-PO.jpg</text:a></text:p>
          </table:table-cell>
          <table:table-cell table:style-name="ce10" table:formula="of:=image([.E116])" office:value-type="string" office:string-value="" calcext:value-type="error">
            <text:p>#NAME?</text:p>
          </table:table-cell>
          <table:table-cell table:style-name="ce1" office:value-type="string" calcext:value-type="string">
            <text:p>Fred Feuerstein (Familie Feuerstein, The Flintstones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5869206422216705</text:p>
          </table:table-cell>
          <table:table-cell table:style-name="ce20" office:value-type="string" calcext:value-type="string">
            <text:p><text:a xlink:href="https://twitter.com/datGestruepp/status/1115869206422216705" xlink:type="simple">https://twitter.com/datGestruepp/status/1115869206422216705</text:a></text:p>
          </table:table-cell>
          <table:table-cell table:style-name="ce26" office:value-type="string" calcext:value-type="string">
            <text:p>10.04.2019</text:p>
          </table:table-cell>
          <table:table-cell table:style-name="ce1" office:value-type="string" calcext:value-type="string">
            <text:p>Guten Morgen! Habt einen tollen Tag!</text:p>
          </table:table-cell>
          <table:table-cell table:style-name="ce36" office:value-type="string" calcext:value-type="string">
            <text:p><text:a xlink:href="http://pbs.twimg.com/media/D3xdHPIXkAE5mU6.jpg" xlink:type="simple">http://pbs.twimg.com/media/D3xdHPIXkAE5mU6.jpg</text:a></text:p>
          </table:table-cell>
          <table:table-cell table:style-name="ce10" table:formula="of:=image([.E117])" office:value-type="string" office:string-value="" calcext:value-type="error">
            <text:p>#NAME?</text:p>
          </table:table-cell>
          <table:table-cell table:style-name="ce1" office:value-type="string" calcext:value-type="string">
            <text:p>Tigerente (Janos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6225086124691456</text:p>
          </table:table-cell>
          <table:table-cell table:style-name="ce20" office:value-type="string" calcext:value-type="string">
            <text:p><text:a xlink:href="https://twitter.com/datGestruepp/status/1116225086124691456" xlink:type="simple">https://twitter.com/datGestruepp/status/1116225086124691456</text:a></text:p>
          </table:table-cell>
          <table:table-cell table:style-name="ce26" office:value-type="string" calcext:value-type="string">
            <text:p>11.04.2019</text:p>
          </table:table-cell>
          <table:table-cell table:style-name="ce1" office:value-type="string" calcext:value-type="string">
            <text:p>Nein!!! Einfach nein! Heut ist kein guter Morgen! #Kritzelmonster</text:p>
          </table:table-cell>
          <table:table-cell table:style-name="ce36" office:value-type="string" calcext:value-type="string">
            <text:p><text:a xlink:href="http://pbs.twimg.com/media/D32gyS5XkAANX3m.jpg" xlink:type="simple">http://pbs.twimg.com/media/D32gyS5XkAANX3m.jpg</text:a></text:p>
          </table:table-cell>
          <table:table-cell table:style-name="ce10" table:formula="of:=image([.E118])" office:value-type="string" office:string-value="" calcext:value-type="error">
            <text:p>#NAME?</text:p>
          </table:table-cell>
          <table:table-cell table:style-name="ce1" office:value-type="string" calcext:value-type="string">
            <text:p>Karl Klammer (Microsoft Word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6613899137105921</text:p>
          </table:table-cell>
          <table:table-cell table:style-name="ce20" office:value-type="string" calcext:value-type="string">
            <text:p><text:a xlink:href="https://twitter.com/datGestruepp/status/1116613899137105921" xlink:type="simple">https://twitter.com/datGestruepp/status/1116613899137105921</text:a></text:p>
          </table:table-cell>
          <table:table-cell table:style-name="ce26" office:value-type="string" calcext:value-type="string">
            <text:p>12.04.2019</text:p>
          </table:table-cell>
          <table:table-cell table:style-name="ce1" office:value-type="string" calcext:value-type="string">
            <text:p>Guten Morgen und ein fetter Gruß aus den 90ern!</text:p>
          </table:table-cell>
          <table:table-cell table:style-name="ce36" office:value-type="string" calcext:value-type="string">
            <text:p><text:a xlink:href="http://pbs.twimg.com/media/D38CZ-NUcAANWMy.jpg" xlink:type="simple">http://pbs.twimg.com/media/D38CZ-NUcAANWMy.jpg</text:a></text:p>
          </table:table-cell>
          <table:table-cell table:style-name="ce10" table:formula="of:=image([.E119])" office:value-type="string" office:string-value="" calcext:value-type="error">
            <text:p>#NAME?</text:p>
          </table:table-cell>
          <table:table-cell table:style-name="ce1" office:value-type="string" calcext:value-type="string">
            <text:p>Rocko (Rockos modernes Leben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6940221822709762</text:p>
          </table:table-cell>
          <table:table-cell table:style-name="ce20" office:value-type="string" calcext:value-type="string">
            <text:p><text:a xlink:href="https://twitter.com/datGestruepp/status/1116940221822709762" xlink:type="simple">https://twitter.com/datGestruepp/status/1116940221822709762</text:a></text:p>
          </table:table-cell>
          <table:table-cell table:style-name="ce26" office:value-type="string" calcext:value-type="string">
            <text:p>13.04.2019</text:p>
          </table:table-cell>
          <table:table-cell table:style-name="ce1" office:value-type="string" calcext:value-type="string">
            <text:p>Guten mo... HÄ?! </text:p>
          </table:table-cell>
          <table:table-cell table:style-name="ce36" office:value-type="string" calcext:value-type="string">
            <text:p><text:a xlink:href="http://pbs.twimg.com/media/D4ArMXjWAAAwH_K.jpg" xlink:type="simple">http://pbs.twimg.com/media/D4ArMXjWAAAwH_K.jpg</text:a></text:p>
          </table:table-cell>
          <table:table-cell table:style-name="ce10" table:formula="of:=image([.E120])" office:value-type="string" office:string-value="" calcext:value-type="error">
            <text:p>#NAME?</text:p>
          </table:table-cell>
          <table:table-cell table:style-name="ce1" office:value-type="string" calcext:value-type="string">
            <text:p>Werbefigur der Post 'Fünf ist Trümpf'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7323745599926273</text:p>
          </table:table-cell>
          <table:table-cell table:style-name="ce20" office:value-type="string" calcext:value-type="string">
            <text:p><text:a xlink:href="https://twitter.com/datGestruepp/status/1117323745599926273" xlink:type="simple">https://twitter.com/datGestruepp/status/1117323745599926273</text:a></text:p>
          </table:table-cell>
          <table:table-cell table:style-name="ce26" office:value-type="string" calcext:value-type="string">
            <text:p>14.04.2019</text:p>
          </table:table-cell>
          <table:table-cell table:style-name="ce1" office:value-type="string" calcext:value-type="string">
            <text:p>Guten Morgen! Ja ist alles ordentlich hier!</text:p>
          </table:table-cell>
          <table:table-cell table:style-name="ce36" office:value-type="string" calcext:value-type="string">
            <text:p><text:a xlink:href="http://pbs.twimg.com/media/D4GIAadXsAA5jLc.jpg" xlink:type="simple">http://pbs.twimg.com/media/D4GIAadXsAA5jLc.jpg</text:a></text:p>
          </table:table-cell>
          <table:table-cell table:style-name="ce10" table:formula="of:=image([.E121])" office:value-type="string" office:string-value="" calcext:value-type="error">
            <text:p>#NAME?</text:p>
          </table:table-cell>
          <table:table-cell table:style-name="ce1" office:value-type="string" calcext:value-type="string">
            <text:p>Rosie (Die Jetsons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7662344404979712</text:p>
          </table:table-cell>
          <table:table-cell table:style-name="ce20" office:value-type="string" calcext:value-type="string">
            <text:p><text:a xlink:href="https://twitter.com/datGestruepp/status/1117662344404979712" xlink:type="simple">https://twitter.com/datGestruepp/status/1117662344404979712</text:a></text:p>
          </table:table-cell>
          <table:table-cell table:style-name="ce26" office:value-type="string" calcext:value-type="string">
            <text:p>15.04.2019</text:p>
          </table:table-cell>
          <table:table-cell table:style-name="ce1" office:value-type="string" calcext:value-type="string">
            <text:p>Guten Morgen! Würden Sie bitte aufhören meine Kette so an zu starren?</text:p>
          </table:table-cell>
          <table:table-cell table:style-name="ce36" office:value-type="string" calcext:value-type="string">
            <text:p><text:a xlink:href="http://pbs.twimg.com/media/D4K79nxW0AEnN7m.jpg" xlink:type="simple">http://pbs.twimg.com/media/D4K79nxW0AEnN7m.jpg</text:a></text:p>
          </table:table-cell>
          <table:table-cell table:style-name="ce10" table:formula="of:=image([.E122])" office:value-type="string" office:string-value="" calcext:value-type="error">
            <text:p>#NAME?</text:p>
          </table:table-cell>
          <table:table-cell table:style-name="ce1" office:value-type="string" calcext:value-type="string">
            <text:p>Frau Elster (Unser Sandmännchen, DFF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8018641411432449</text:p>
          </table:table-cell>
          <table:table-cell table:style-name="ce20" office:value-type="string" calcext:value-type="string">
            <text:p><text:a xlink:href="https://twitter.com/datGestruepp/status/1118018641411432449" xlink:type="simple">https://twitter.com/datGestruepp/status/1118018641411432449</text:a></text:p>
          </table:table-cell>
          <table:table-cell table:style-name="ce26" office:value-type="string" calcext:value-type="string">
            <text:p>16.04.2019</text:p>
          </table:table-cell>
          <table:table-cell table:style-name="ce1" office:value-type="string" calcext:value-type="string">
            <text:p>Guten Morgen... oder schlafe ich noch?!</text:p>
          </table:table-cell>
          <table:table-cell table:style-name="ce36" office:value-type="string" calcext:value-type="string">
            <text:p><text:a xlink:href="http://pbs.twimg.com/media/D4QAAv-WAAM6DNj.jpg" xlink:type="simple">http://pbs.twimg.com/media/D4QAAv-WAAM6DNj.jpg</text:a></text:p>
          </table:table-cell>
          <table:table-cell table:style-name="ce10" table:formula="of:=image([.E123])" office:value-type="string" office:string-value="" calcext:value-type="error">
            <text:p>#NAME?</text:p>
          </table:table-cell>
          <table:table-cell table:style-name="ce1" office:value-type="string" calcext:value-type="string">
            <text:p>Moby Dick (Herman Melville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8399685427908608</text:p>
          </table:table-cell>
          <table:table-cell table:style-name="ce20" office:value-type="string" calcext:value-type="string">
            <text:p><text:a xlink:href="https://twitter.com/datGestruepp/status/1118399685427908608" xlink:type="simple">https://twitter.com/datGestruepp/status/1118399685427908608</text:a></text:p>
          </table:table-cell>
          <table:table-cell table:style-name="ce26" office:value-type="string" calcext:value-type="string">
            <text:p>17.04.2019</text:p>
          </table:table-cell>
          <table:table-cell table:style-name="ce1" office:value-type="string" calcext:value-type="string">
            <text:p>Guten Morgähn! Ich glaub ich fantasiere immer noch.</text:p>
          </table:table-cell>
          <table:table-cell table:style-name="ce36" office:value-type="string" calcext:value-type="string">
            <text:p><text:a xlink:href="http://pbs.twimg.com/media/D4VakhNWwAAbtFT.jpg" xlink:type="simple">http://pbs.twimg.com/media/D4VakhNWwAAbtFT.jpg</text:a></text:p>
          </table:table-cell>
          <table:table-cell table:style-name="ce10" table:formula="of:=image([.E124])" office:value-type="string" office:string-value="" calcext:value-type="error">
            <text:p>#NAME?</text:p>
          </table:table-cell>
          <table:table-cell table:style-name="ce1" office:value-type="string" calcext:value-type="string">
            <text:p>Mondkalb (Harry Potter, J.K.Rowling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8734303939256320</text:p>
          </table:table-cell>
          <table:table-cell table:style-name="ce20" office:value-type="string" calcext:value-type="string">
            <text:p><text:a xlink:href="https://twitter.com/datGestruepp/status/1118734303939256320" xlink:type="simple">https://twitter.com/datGestruepp/status/1118734303939256320</text:a></text:p>
          </table:table-cell>
          <table:table-cell table:style-name="ce26" office:value-type="string" calcext:value-type="string">
            <text:p>18.04.2019</text:p>
          </table:table-cell>
          <table:table-cell table:style-name="ce1" office:value-type="string" calcext:value-type="string">
            <text:p>Guten Morgen! Keine Zeit!! Aufstehen!!!</text:p>
          </table:table-cell>
          <table:table-cell table:style-name="ce36" office:value-type="string" calcext:value-type="string">
            <text:p><text:a xlink:href="http://pbs.twimg.com/media/D4aK6GbW0AEB46B.jpg" xlink:type="simple">http://pbs.twimg.com/media/D4aK6GbW0AEB46B.jpg</text:a></text:p>
          </table:table-cell>
          <table:table-cell table:style-name="ce10" table:formula="of:=image([.E125])" office:value-type="string" office:string-value="" calcext:value-type="error">
            <text:p>#NAME?</text:p>
          </table:table-cell>
          <table:table-cell table:style-name="ce1" office:value-type="string" calcext:value-type="string">
            <text:p>Märzhase (Alice im Wunderland, Disne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9112319835856896</text:p>
          </table:table-cell>
          <table:table-cell table:style-name="ce20" office:value-type="string" calcext:value-type="string">
            <text:p><text:a xlink:href="https://twitter.com/datGestruepp/status/1119112319835856896" xlink:type="simple">https://twitter.com/datGestruepp/status/1119112319835856896</text:a></text:p>
          </table:table-cell>
          <table:table-cell table:style-name="ce26" office:value-type="string" calcext:value-type="string">
            <text:p>19.04.2019</text:p>
          </table:table-cell>
          <table:table-cell table:style-name="ce1" office:value-type="string" calcext:value-type="string">
            <text:p>Guten Morgen! Vor mit brauchst du keine Angst zu haben.</text:p>
          </table:table-cell>
          <table:table-cell table:style-name="ce36" office:value-type="string" calcext:value-type="string">
            <text:p><text:a xlink:href="http://pbs.twimg.com/media/D4fitKrUcAI6cjJ.jpg" xlink:type="simple">http://pbs.twimg.com/media/D4fitKrUcAI6cjJ.jpg</text:a></text:p>
          </table:table-cell>
          <table:table-cell table:style-name="ce10" table:formula="of:=image([.E126])" office:value-type="string" office:string-value="" calcext:value-type="error">
            <text:p>#NAME?</text:p>
          </table:table-cell>
          <table:table-cell table:style-name="ce1" office:value-type="string" calcext:value-type="string">
            <text:p>Der kleine Angsthase (Elizabeth Shaw, Kinder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9496757082300416</text:p>
          </table:table-cell>
          <table:table-cell table:style-name="ce20" office:value-type="string" calcext:value-type="string">
            <text:p><text:a xlink:href="https://twitter.com/datGestruepp/status/1119496757082300416" xlink:type="simple">https://twitter.com/datGestruepp/status/1119496757082300416</text:a></text:p>
          </table:table-cell>
          <table:table-cell table:style-name="ce26" office:value-type="string" calcext:value-type="string">
            <text:p>20.04.2019</text:p>
          </table:table-cell>
          <table:table-cell table:style-name="ce1" office:value-type="string" calcext:value-type="string">
            <text:p>Guten Morgen! Ist jetz dieses Ostern?</text:p>
          </table:table-cell>
          <table:table-cell table:style-name="ce36" office:value-type="string" calcext:value-type="string">
            <text:p><text:a xlink:href="http://pbs.twimg.com/media/D4lAWdjXsAAs-e7.jpg" xlink:type="simple">http://pbs.twimg.com/media/D4lAWdjXsAAs-e7.jpg</text:a></text:p>
          </table:table-cell>
          <table:table-cell table:style-name="ce10" table:formula="of:=image([.E127])" office:value-type="string" office:string-value="" calcext:value-type="error">
            <text:p>#NAME?</text:p>
          </table:table-cell>
          <table:table-cell table:style-name="ce1" office:value-type="string" calcext:value-type="string">
            <text:p>Miffy (Nijntje, Dick Bruna, Kinder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19855724564238337</text:p>
          </table:table-cell>
          <table:table-cell table:style-name="ce20" office:value-type="string" calcext:value-type="string">
            <text:p><text:a xlink:href="https://twitter.com/datGestruepp/status/1119855724564238337" xlink:type="simple">https://twitter.com/datGestruepp/status/1119855724564238337</text:a></text:p>
          </table:table-cell>
          <table:table-cell table:style-name="ce26" office:value-type="string" calcext:value-type="string">
            <text:p>21.04.2019</text:p>
          </table:table-cell>
          <table:table-cell table:style-name="ce1" office:value-type="string" calcext:value-type="string">
            <text:p>Guten ähm... Miii?</text:p>
          </table:table-cell>
          <table:table-cell table:style-name="ce36" office:value-type="string" calcext:value-type="string">
            <text:p><text:a xlink:href="http://pbs.twimg.com/media/D4qG1L-XkAAMD3s.jpg" xlink:type="simple">http://pbs.twimg.com/media/D4qG1L-XkAAMD3s.jpg</text:a></text:p>
          </table:table-cell>
          <table:table-cell table:style-name="ce10" table:formula="of:=image([.E128])" office:value-type="string" office:string-value="" calcext:value-type="error">
            <text:p>#NAME?</text:p>
          </table:table-cell>
          <table:table-cell table:style-name="ce1" office:value-type="string" calcext:value-type="string">
            <text:p>Beaker (Muppet Show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0215411415556096</text:p>
          </table:table-cell>
          <table:table-cell table:style-name="ce20" office:value-type="string" calcext:value-type="string">
            <text:p><text:a xlink:href="https://twitter.com/datGestruepp/status/1120215411415556096" xlink:type="simple">https://twitter.com/datGestruepp/status/1120215411415556096</text:a></text:p>
          </table:table-cell>
          <table:table-cell table:style-name="ce26" office:value-type="string" calcext:value-type="string">
            <text:p>22.04.2019</text:p>
          </table:table-cell>
          <table:table-cell table:style-name="ce1" office:value-type="string" calcext:value-type="string">
            <text:p>Guten Morgen! “Schau mir in die Augen kleines!“ Och naja, besser nicht!</text:p>
          </table:table-cell>
          <table:table-cell table:style-name="ce36" office:value-type="string" calcext:value-type="string">
            <text:p><text:a xlink:href="http://pbs.twimg.com/media/D4vN959X4AExMC8.jpg" xlink:type="simple">http://pbs.twimg.com/media/D4vN959X4AExMC8.jpg</text:a></text:p>
          </table:table-cell>
          <table:table-cell table:style-name="ce10" table:formula="of:=image([.E129])" office:value-type="string" office:string-value="" calcext:value-type="error">
            <text:p>#NAME?</text:p>
          </table:table-cell>
          <table:table-cell table:style-name="ce1" office:value-type="string" calcext:value-type="string">
            <text:p>Enderman (Minecraft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0552488967520256</text:p>
          </table:table-cell>
          <table:table-cell table:style-name="ce20" office:value-type="string" calcext:value-type="string">
            <text:p><text:a xlink:href="https://twitter.com/datGestruepp/status/1120552488967520256" xlink:type="simple">https://twitter.com/datGestruepp/status/1120552488967520256</text:a></text:p>
          </table:table-cell>
          <table:table-cell table:style-name="ce26" office:value-type="string" calcext:value-type="string">
            <text:p>23.04.2019</text:p>
          </table:table-cell>
          <table:table-cell table:style-name="ce1" office:value-type="string" calcext:value-type="string">
            <text:p>Guten Morgen! Wer bist du denn kleiner Kerl?!</text:p>
          </table:table-cell>
          <table:table-cell table:style-name="ce36" office:value-type="string" calcext:value-type="string">
            <text:p><text:a xlink:href="http://pbs.twimg.com/media/D40AiPfXkAAb7Ts.jpg" xlink:type="simple">http://pbs.twimg.com/media/D40AiPfXkAAb7Ts.jpg</text:a></text:p>
          </table:table-cell>
          <table:table-cell table:style-name="ce10" table:formula="of:=image([.E130])" office:value-type="string" office:string-value="" calcext:value-type="error">
            <text:p>#NAME?</text:p>
          </table:table-cell>
          <table:table-cell table:style-name="ce1" office:value-type="string" calcext:value-type="string">
            <text:p>Kirby (Nintendo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0933630430281728</text:p>
          </table:table-cell>
          <table:table-cell table:style-name="ce20" office:value-type="string" calcext:value-type="string">
            <text:p><text:a xlink:href="https://twitter.com/datGestruepp/status/1120933630430281728" xlink:type="simple">https://twitter.com/datGestruepp/status/1120933630430281728</text:a></text:p>
          </table:table-cell>
          <table:table-cell table:style-name="ce26" office:value-type="string" calcext:value-type="string">
            <text:p>24.04.2019</text:p>
          </table:table-cell>
          <table:table-cell table:style-name="ce1" office:value-type="string" calcext:value-type="string">
            <text:p>Guten Morgen! Hallo du! Kaffee?</text:p>
          </table:table-cell>
          <table:table-cell table:style-name="ce36" office:value-type="string" calcext:value-type="string">
            <text:p><text:a xlink:href="http://pbs.twimg.com/media/D45bLHtW4AELL73.jpg" xlink:type="simple">http://pbs.twimg.com/media/D45bLHtW4AELL73.jpg</text:a></text:p>
          </table:table-cell>
          <table:table-cell table:style-name="ce10" table:formula="of:=image([.E131])" office:value-type="string" office:string-value="" calcext:value-type="error">
            <text:p>#NAME?</text:p>
          </table:table-cell>
          <table:table-cell table:style-name="ce1" office:value-type="string" calcext:value-type="string">
            <text:p>Yoshi (Super Mario, Nintendo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1288747247652864</text:p>
          </table:table-cell>
          <table:table-cell table:style-name="ce20" office:value-type="string" calcext:value-type="string">
            <text:p><text:a xlink:href="https://twitter.com/datGestruepp/status/1121288747247652864" xlink:type="simple">https://twitter.com/datGestruepp/status/1121288747247652864</text:a></text:p>
          </table:table-cell>
          <table:table-cell table:style-name="ce26" office:value-type="string" calcext:value-type="string">
            <text:p>25.04.2019</text:p>
          </table:table-cell>
          <table:table-cell table:style-name="ce1" office:value-type="string" calcext:value-type="string">
            <text:p>Guten Morgen! Na? Wolltest du als Kind auch immer Feuerwehrmann werden?</text:p>
          </table:table-cell>
          <table:table-cell table:style-name="ce36" office:value-type="string" calcext:value-type="string">
            <text:p><text:a xlink:href="http://pbs.twimg.com/media/D4-eI_GWAAEP0Hj.jpg" xlink:type="simple">http://pbs.twimg.com/media/D4-eI_GWAAEP0Hj.jpg</text:a></text:p>
          </table:table-cell>
          <table:table-cell table:style-name="ce10" table:formula="of:=image([.E132])" office:value-type="string" office:string-value="" calcext:value-type="error">
            <text:p>#NAME?</text:p>
          </table:table-cell>
          <table:table-cell table:style-name="ce1" office:value-type="string" calcext:value-type="string">
            <text:p>Grisu, der kleine Drache (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1645041062006786</text:p>
          </table:table-cell>
          <table:table-cell table:style-name="ce20" office:value-type="string" calcext:value-type="string">
            <text:p><text:a xlink:href="https://twitter.com/datGestruepp/status/1121645041062006786" xlink:type="simple">https://twitter.com/datGestruepp/status/1121645041062006786</text:a></text:p>
          </table:table-cell>
          <table:table-cell table:style-name="ce26" office:value-type="string" calcext:value-type="string">
            <text:p>26.04.2019</text:p>
          </table:table-cell>
          <table:table-cell table:style-name="ce1" office:value-type="string" calcext:value-type="string">
            <text:p>Welch schöner Morgen! „HUFFELPUFF!!“ ♥️ Welches ist euer Haus?</text:p>
          </table:table-cell>
          <table:table-cell table:style-name="ce36" office:value-type="string" calcext:value-type="string">
            <text:p><text:a xlink:href="http://pbs.twimg.com/media/D5DiM1dUwAEihia.jpg" xlink:type="simple">http://pbs.twimg.com/media/D5DiM1dUwAEihia.jpg</text:a></text:p>
          </table:table-cell>
          <table:table-cell table:style-name="ce10" table:formula="of:=image([.E133])" office:value-type="string" office:string-value="" calcext:value-type="error">
            <text:p>#NAME?</text:p>
          </table:table-cell>
          <table:table-cell table:style-name="ce1" office:value-type="string" calcext:value-type="string">
            <text:p>Sprechender Hut (Harry Potter, J.K.Rowling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2020750595100673</text:p>
          </table:table-cell>
          <table:table-cell table:style-name="ce20" office:value-type="string" calcext:value-type="string">
            <text:p><text:a xlink:href="https://twitter.com/datGestruepp/status/1122020750595100673" xlink:type="simple">https://twitter.com/datGestruepp/status/1122020750595100673</text:a></text:p>
          </table:table-cell>
          <table:table-cell table:style-name="ce26" office:value-type="string" calcext:value-type="string">
            <text:p>27.04.2019</text:p>
          </table:table-cell>
          <table:table-cell table:style-name="ce1" office:value-type="string" calcext:value-type="string">
            <text:p>Guten Morgen! <text:s/>Es gibt fantastische Dinge zu entdecken!</text:p>
          </table:table-cell>
          <table:table-cell table:style-name="ce36" office:value-type="string" calcext:value-type="string">
            <text:p><text:a xlink:href="http://pbs.twimg.com/media/D5I35sKWkAA-hQZ.jpg" xlink:type="simple">http://pbs.twimg.com/media/D5I35sKWkAA-hQZ.jpg</text:a></text:p>
          </table:table-cell>
          <table:table-cell table:style-name="ce10" table:formula="of:=image([.E134])" office:value-type="string" office:string-value="" calcext:value-type="error">
            <text:p>#NAME?</text:p>
          </table:table-cell>
          <table:table-cell table:style-name="ce1" office:value-type="string" calcext:value-type="string">
            <text:p>Onkel Matt (Die Fraggle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2371635485523969</text:p>
          </table:table-cell>
          <table:table-cell table:style-name="ce20" office:value-type="string" calcext:value-type="string">
            <text:p><text:a xlink:href="https://twitter.com/datGestruepp/status/1122371635485523969" xlink:type="simple">https://twitter.com/datGestruepp/status/1122371635485523969</text:a></text:p>
          </table:table-cell>
          <table:table-cell table:style-name="ce26" office:value-type="string" calcext:value-type="string">
            <text:p>28.04.2019</text:p>
          </table:table-cell>
          <table:table-cell table:style-name="ce1" office:value-type="string" calcext:value-type="string">
            <text:p>Heute gibt es leider keinen ! <text:s/>Gut das ihr euch eh nicht daran erinnern werdet. 😏</text:p>
          </table:table-cell>
          <table:table-cell table:style-name="ce36" office:value-type="string" calcext:value-type="string">
            <text:p><text:a xlink:href="http://pbs.twimg.com/media/D5N3CkqWkAAjPw4.jpg" xlink:type="simple">http://pbs.twimg.com/media/D5N3CkqWkAAjPw4.jpg</text:a></text:p>
          </table:table-cell>
          <table:table-cell table:style-name="ce10" table:formula="of:=image([.E135])" office:value-type="string" office:string-value="" calcext:value-type="error">
            <text:p>#NAME?</text:p>
          </table:table-cell>
          <table:table-cell table:style-name="ce1" office:value-type="string" calcext:value-type="string">
            <text:p>Suse in Black (Men in Bla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2744972409749504</text:p>
          </table:table-cell>
          <table:table-cell table:style-name="ce20" office:value-type="string" calcext:value-type="string">
            <text:p><text:a xlink:href="https://twitter.com/datGestruepp/status/1122744972409749504" xlink:type="simple">https://twitter.com/datGestruepp/status/1122744972409749504</text:a></text:p>
          </table:table-cell>
          <table:table-cell table:style-name="ce26" office:value-type="string" calcext:value-type="string">
            <text:p>29.04.2019</text:p>
          </table:table-cell>
          <table:table-cell table:style-name="ce1" office:value-type="string" calcext:value-type="string">
            <text:p>Guten Morgähn! <text:s/>Ich bin Groooot! ♥️</text:p>
          </table:table-cell>
          <table:table-cell table:style-name="ce36" office:value-type="string" calcext:value-type="string">
            <text:p><text:a xlink:href="http://pbs.twimg.com/media/D5TKlTvW4AAz0LJ.jpg" xlink:type="simple">http://pbs.twimg.com/media/D5TKlTvW4AAz0LJ.jpg</text:a></text:p>
          </table:table-cell>
          <table:table-cell table:style-name="ce10" table:formula="of:=image([.E136])" office:value-type="string" office:string-value="" calcext:value-type="error">
            <text:p>#NAME?</text:p>
          </table:table-cell>
          <table:table-cell table:style-name="ce1" office:value-type="string" calcext:value-type="string">
            <text:p>Groot (Guardians of the Galaxy, Marvel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3094131356635137</text:p>
          </table:table-cell>
          <table:table-cell table:style-name="ce20" office:value-type="string" calcext:value-type="string">
            <text:p><text:a xlink:href="https://twitter.com/datGestruepp/status/1123094131356635137" xlink:type="simple">https://twitter.com/datGestruepp/status/1123094131356635137</text:a></text:p>
          </table:table-cell>
          <table:table-cell table:style-name="ce26" office:value-type="string" calcext:value-type="string">
            <text:p>30.04.2019</text:p>
          </table:table-cell>
          <table:table-cell table:style-name="ce1" office:value-type="string" calcext:value-type="string">
            <text:p>Guten Morgen! Wo gehen wir denn hin?</text:p>
          </table:table-cell>
          <table:table-cell table:style-name="ce36" office:value-type="string" calcext:value-type="string">
            <text:p><text:a xlink:href="http://pbs.twimg.com/media/D5YIJEgXkAA1OVF.jpg" xlink:type="simple">http://pbs.twimg.com/media/D5YIJEgXkAA1OVF.jpg</text:a></text:p>
          </table:table-cell>
          <table:table-cell table:style-name="ce10" table:formula="of:=image([.E137])" office:value-type="string" office:string-value="" calcext:value-type="error">
            <text:p>#NAME?</text:p>
          </table:table-cell>
          <table:table-cell table:style-name="ce1" office:value-type="string" calcext:value-type="string">
            <text:p>Rübe (Das Wandelnde Schloss, Studio Ghibli, Ani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3470911473057803</text:p>
          </table:table-cell>
          <table:table-cell table:style-name="ce20" office:value-type="string" calcext:value-type="string">
            <text:p><text:a xlink:href="https://twitter.com/datGestruepp/status/1123470911473057803" xlink:type="simple">https://twitter.com/datGestruepp/status/1123470911473057803</text:a></text:p>
          </table:table-cell>
          <table:table-cell table:style-name="ce26" office:value-type="string" calcext:value-type="string">
            <text:p>01.05.2019</text:p>
          </table:table-cell>
          <table:table-cell table:style-name="ce1" office:value-type="string" calcext:value-type="string">
            <text:p>Guten Mo... äm... nun...</text:p>
          </table:table-cell>
          <table:table-cell table:style-name="ce36" office:value-type="string" calcext:value-type="string">
            <text:p><text:a xlink:href="http://pbs.twimg.com/media/D5de0WWWwAEDn3T.jpg" xlink:type="simple">http://pbs.twimg.com/media/D5de0WWWwAEDn3T.jpg</text:a></text:p>
          </table:table-cell>
          <table:table-cell table:style-name="ce10" table:formula="of:=image([.E138])" office:value-type="string" office:string-value="" calcext:value-type="error">
            <text:p>#NAME?</text:p>
          </table:table-cell>
          <table:table-cell table:style-name="ce1" office:value-type="string" calcext:value-type="string">
            <text:p>Hal 9000 (Odysee im Weltraum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3828033914273793</text:p>
          </table:table-cell>
          <table:table-cell table:style-name="ce20" office:value-type="string" calcext:value-type="string">
            <text:p><text:a xlink:href="https://twitter.com/datGestruepp/status/1123828033914273793" xlink:type="simple">https://twitter.com/datGestruepp/status/1123828033914273793</text:a></text:p>
          </table:table-cell>
          <table:table-cell table:style-name="ce26" office:value-type="string" calcext:value-type="string">
            <text:p>02.05.2019</text:p>
          </table:table-cell>
          <table:table-cell table:style-name="ce1" office:value-type="string" calcext:value-type="string">
            <text:p>Guten Morgen! Schön das du da bist!</text:p>
          </table:table-cell>
          <table:table-cell table:style-name="ce36" office:value-type="string" calcext:value-type="string">
            <text:p><text:a xlink:href="http://pbs.twimg.com/media/D5ijnoOW4AACFWR.jpg" xlink:type="simple">http://pbs.twimg.com/media/D5ijnoOW4AACFWR.jpg</text:a></text:p>
          </table:table-cell>
          <table:table-cell table:style-name="ce10" table:formula="of:=image([.E139])" office:value-type="string" office:string-value="" calcext:value-type="error">
            <text:p>#NAME?</text:p>
          </table:table-cell>
          <table:table-cell table:style-name="ce1" office:value-type="string" calcext:value-type="string">
            <text:p>Oskar (Sesamstraß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4190364078833664</text:p>
          </table:table-cell>
          <table:table-cell table:style-name="ce20" office:value-type="string" calcext:value-type="string">
            <text:p><text:a xlink:href="https://twitter.com/datGestruepp/status/1124190364078833664" xlink:type="simple">https://twitter.com/datGestruepp/status/1124190364078833664</text:a></text:p>
          </table:table-cell>
          <table:table-cell table:style-name="ce26" office:value-type="string" calcext:value-type="string">
            <text:p>03.05.2019</text:p>
          </table:table-cell>
          <table:table-cell table:style-name="ce1" office:value-type="string" calcext:value-type="string">
            <text:p>Guten Morgen! Naaa ihr Lappen? Soll ich jemanden für euch aus den Haus vertreiben? </text:p>
          </table:table-cell>
          <table:table-cell table:style-name="ce36" office:value-type="string" calcext:value-type="string">
            <text:p><text:a xlink:href="http://pbs.twimg.com/media/D5ntJ8-XkAA0PkQ.jpg" xlink:type="simple">http://pbs.twimg.com/media/D5ntJ8-XkAA0PkQ.jpg</text:a></text:p>
          </table:table-cell>
          <table:table-cell table:style-name="ce10" table:formula="of:=image([.E140])" office:value-type="string" office:string-value="" calcext:value-type="error">
            <text:p>#NAME?</text:p>
          </table:table-cell>
          <table:table-cell table:style-name="ce1" office:value-type="string" calcext:value-type="string">
            <text:p>Beetlejuice (Tim Burton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4573204868149249</text:p>
          </table:table-cell>
          <table:table-cell table:style-name="ce21" office:value-type="string" calcext:value-type="string">
            <text:p><text:a xlink:href="https://twitter.com/datGestruepp/status/1124573204868149249?s=20" xlink:type="simple">https://twitter.com/datGestruepp/status/1124573204868149249</text:a></text:p>
          </table:table-cell>
          <table:table-cell table:style-name="ce26" office:value-type="string" calcext:value-type="string">
            <text:p>04.05.2019</text:p>
          </table:table-cell>
          <table:table-cell table:style-name="ce1" office:value-type="string" calcext:value-type="string">
            <text:p>Guten Morgen! Heut Abend Lasagne!!! #kitzelkaffee</text:p>
          </table:table-cell>
          <table:table-cell table:style-name="ce36" office:value-type="string" calcext:value-type="string">
            <text:p><text:a xlink:href="http://pbs.twimg.com/media/D5tJWkOW4AAQIER.jpg" xlink:type="simple">http://pbs.twimg.com/media/D5tJWkOW4AAQIER.jpg</text:a></text:p>
          </table:table-cell>
          <table:table-cell table:style-name="ce10" table:formula="of:=image([.E141])" office:value-type="string" office:string-value="" calcext:value-type="error">
            <text:p>#NAME?</text:p>
          </table:table-cell>
          <table:table-cell table:style-name="ce1" office:value-type="string" calcext:value-type="string">
            <text:p>Garfield (Jim Davi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4919024628969473</text:p>
          </table:table-cell>
          <table:table-cell table:style-name="ce20" office:value-type="string" calcext:value-type="string">
            <text:p><text:a xlink:href="https://twitter.com/datGestruepp/status/1124919024628969473" xlink:type="simple">https://twitter.com/datGestruepp/status/1124919024628969473</text:a></text:p>
          </table:table-cell>
          <table:table-cell table:style-name="ce26" office:value-type="string" calcext:value-type="string">
            <text:p>05.05.2019</text:p>
          </table:table-cell>
          <table:table-cell table:style-name="ce1" office:value-type="string" calcext:value-type="string">
            <text:p>Guten Morgen und guten Flug!</text:p>
          </table:table-cell>
          <table:table-cell table:style-name="ce36" office:value-type="string" calcext:value-type="string">
            <text:p><text:a xlink:href="http://pbs.twimg.com/media/D5yD3wxWwAAmwZI.jpg" xlink:type="simple">http://pbs.twimg.com/media/D5yD3wxWwAAmwZI.jpg</text:a></text:p>
          </table:table-cell>
          <table:table-cell table:style-name="ce10" table:formula="of:=image([.E142])" office:value-type="string" office:string-value="" calcext:value-type="error">
            <text:p>#NAME?</text:p>
          </table:table-cell>
          <table:table-cell table:style-name="ce1" office:value-type="string" calcext:value-type="string">
            <text:p>Dumbo (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5289536110698496</text:p>
          </table:table-cell>
          <table:table-cell table:style-name="ce20" office:value-type="string" calcext:value-type="string">
            <text:p><text:a xlink:href="https://twitter.com/datGestruepp/status/1125289536110698496" xlink:type="simple">https://twitter.com/datGestruepp/status/1125289536110698496</text:a></text:p>
          </table:table-cell>
          <table:table-cell table:style-name="ce26" office:value-type="string" calcext:value-type="string">
            <text:p>06.05.2019</text:p>
          </table:table-cell>
          <table:table-cell table:style-name="ce1" office:value-type="string" calcext:value-type="string">
            <text:p>Guten Morgen. Alraunenzucht ist gar nicht so einfach!</text:p>
          </table:table-cell>
          <table:table-cell table:style-name="ce36" office:value-type="string" calcext:value-type="string">
            <text:p><text:a xlink:href="http://pbs.twimg.com/media/D53U2mGXkAA_Wyq.jpg" xlink:type="simple">http://pbs.twimg.com/media/D53U2mGXkAA_Wyq.jpg</text:a></text:p>
          </table:table-cell>
          <table:table-cell table:style-name="ce10" table:formula="of:=image([.E143])" office:value-type="string" office:string-value="" calcext:value-type="error">
            <text:p>#NAME?</text:p>
          </table:table-cell>
          <table:table-cell table:style-name="ce1" office:value-type="string" calcext:value-type="string">
            <text:p>Alraune (Harry Potter, J.K.Rowling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5634380431491072</text:p>
          </table:table-cell>
          <table:table-cell table:style-name="ce20" office:value-type="string" calcext:value-type="string">
            <text:p><text:a xlink:href="https://twitter.com/datGestruepp/status/1125634380431491072" xlink:type="simple">https://twitter.com/datGestruepp/status/1125634380431491072</text:a></text:p>
          </table:table-cell>
          <table:table-cell table:style-name="ce26" office:value-type="string" calcext:value-type="string">
            <text:p>07.05.2019</text:p>
          </table:table-cell>
          <table:table-cell table:style-name="ce1" office:value-type="string" calcext:value-type="string">
            <text:p>Guten Morgen die Herren!</text:p>
          </table:table-cell>
          <table:table-cell table:style-name="ce36" office:value-type="string" calcext:value-type="string">
            <text:p><text:a xlink:href="http://pbs.twimg.com/media/D58OfDqV4AAu19n.jpg" xlink:type="simple">http://pbs.twimg.com/media/D58OfDqV4AAu19n.jpg</text:a></text:p>
          </table:table-cell>
          <table:table-cell table:style-name="ce10" table:formula="of:=image([.E144])" office:value-type="string" office:string-value="" calcext:value-type="error">
            <text:p>#NAME?</text:p>
          </table:table-cell>
          <table:table-cell table:style-name="ce1" office:value-type="string" calcext:value-type="string">
            <text:p>Waldorf und Stadler (Muppet Show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5984848013873152</text:p>
          </table:table-cell>
          <table:table-cell table:style-name="ce20" office:value-type="string" calcext:value-type="string">
            <text:p><text:a xlink:href="https://twitter.com/datGestruepp/status/1125984848013873152" xlink:type="simple">https://twitter.com/datGestruepp/status/1125984848013873152</text:a></text:p>
          </table:table-cell>
          <table:table-cell table:style-name="ce26" office:value-type="string" calcext:value-type="string">
            <text:p>08.05.2019</text:p>
          </table:table-cell>
          <table:table-cell table:style-name="ce1" office:value-type="string" calcext:value-type="string">
            <text:p>Guten Morgähn! <text:s/>Alles Relativ früh heute. </text:p>
          </table:table-cell>
          <table:table-cell table:style-name="ce36" office:value-type="string" calcext:value-type="string">
            <text:p><text:a xlink:href="http://pbs.twimg.com/media/D6BNPIMW0AALFmF.jpg" xlink:type="simple">http://pbs.twimg.com/media/D6BNPIMW0AALFmF.jpg</text:a></text:p>
          </table:table-cell>
          <table:table-cell table:style-name="ce10" table:formula="of:=image([.E145])" office:value-type="string" office:string-value="" calcext:value-type="error">
            <text:p>#NAME?</text:p>
          </table:table-cell>
          <table:table-cell table:style-name="ce1" office:value-type="string" calcext:value-type="string">
            <text:p>Tribut an Albert Einstein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6356729778921472</text:p>
          </table:table-cell>
          <table:table-cell table:style-name="ce20" office:value-type="string" calcext:value-type="string">
            <text:p><text:a xlink:href="https://twitter.com/datGestruepp/status/1126356729778921472" xlink:type="simple">https://twitter.com/datGestruepp/status/1126356729778921472</text:a></text:p>
          </table:table-cell>
          <table:table-cell table:style-name="ce26" office:value-type="string" calcext:value-type="string">
            <text:p>09.05.2019</text:p>
          </table:table-cell>
          <table:table-cell table:style-name="ce1" office:value-type="string" calcext:value-type="string">
            <text:p>Guten Morgähn! Hui! Hier ist ja was los. </text:p>
          </table:table-cell>
          <table:table-cell table:style-name="ce36" office:value-type="string" calcext:value-type="string">
            <text:p><text:a xlink:href="http://pbs.twimg.com/media/D6GfeDyW0AA-1Fh.jpg" xlink:type="simple">http://pbs.twimg.com/media/D6GfeDyW0AA-1Fh.jpg</text:a></text:p>
          </table:table-cell>
          <table:table-cell table:style-name="ce10" table:formula="of:=image([.E146])" office:value-type="string" office:string-value="" calcext:value-type="error">
            <text:p>#NAME?</text:p>
          </table:table-cell>
          <table:table-cell table:style-name="ce1" office:value-type="string" calcext:value-type="string">
            <text:p>Susuwatari (Totoro/Chihiro, Studio Ghibli, Ani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6726658428325891</text:p>
          </table:table-cell>
          <table:table-cell table:style-name="ce20" office:value-type="string" calcext:value-type="string">
            <text:p><text:a xlink:href="https://twitter.com/datGestruepp/status/1126726658428325891" xlink:type="simple">https://twitter.com/datGestruepp/status/1126726658428325891</text:a></text:p>
          </table:table-cell>
          <table:table-cell table:style-name="ce26" office:value-type="string" calcext:value-type="string">
            <text:p>10.05.2019</text:p>
          </table:table-cell>
          <table:table-cell table:style-name="ce1" office:value-type="string" calcext:value-type="string">
            <text:p>Guten Morgen! Heute einen Coffee to hüpf!?</text:p>
          </table:table-cell>
          <table:table-cell table:style-name="ce36" office:value-type="string" calcext:value-type="string">
            <text:p><text:a xlink:href="http://pbs.twimg.com/media/D6Lv6xtUEAEA0n7.jpg" xlink:type="simple">http://pbs.twimg.com/media/D6Lv6xtUEAEA0n7.jpg</text:a></text:p>
          </table:table-cell>
          <table:table-cell table:style-name="ce10" table:formula="of:=image([.E147])" office:value-type="string" office:string-value="" calcext:value-type="error">
            <text:p>#NAME?</text:p>
          </table:table-cell>
          <table:table-cell table:style-name="ce1" office:value-type="string" calcext:value-type="string">
            <text:p>Sancho &amp; Pancho (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7093532441882624</text:p>
          </table:table-cell>
          <table:table-cell table:style-name="ce20" office:value-type="string" calcext:value-type="string">
            <text:p><text:a xlink:href="https://twitter.com/datGestruepp/status/1127093532441882624" xlink:type="simple">https://twitter.com/datGestruepp/status/1127093532441882624</text:a></text:p>
          </table:table-cell>
          <table:table-cell table:style-name="ce26" office:value-type="string" calcext:value-type="string">
            <text:p>11.05.2019</text:p>
          </table:table-cell>
          <table:table-cell table:style-name="ce1" office:value-type="string" calcext:value-type="string">
            <text:p>Guten Morgen! Na wer schwebt denn da herein?!</text:p>
          </table:table-cell>
          <table:table-cell table:style-name="ce36" office:value-type="string" calcext:value-type="string">
            <text:p><text:a xlink:href="http://pbs.twimg.com/media/D6Q9lcHX4AE8Pca.jpg" xlink:type="simple">http://pbs.twimg.com/media/D6Q9lcHX4AE8Pca.jpg</text:a></text:p>
          </table:table-cell>
          <table:table-cell table:style-name="ce10" table:formula="of:=image([.E148])" office:value-type="string" office:string-value="" calcext:value-type="error">
            <text:p>#NAME?</text:p>
          </table:table-cell>
          <table:table-cell table:style-name="ce1" office:value-type="string" calcext:value-type="string">
            <text:p>Zini (Spaß am Montag, EDF, Das Erst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7468912575221761</text:p>
          </table:table-cell>
          <table:table-cell table:style-name="ce20" office:value-type="string" calcext:value-type="string">
            <text:p><text:a xlink:href="https://twitter.com/datGestruepp/status/1127468912575221761" xlink:type="simple">https://twitter.com/datGestruepp/status/1127468912575221761</text:a></text:p>
          </table:table-cell>
          <table:table-cell table:style-name="ce26" office:value-type="string" calcext:value-type="string">
            <text:p>12.05.2019</text:p>
          </table:table-cell>
          <table:table-cell table:style-name="ce1" office:value-type="string" calcext:value-type="string">
            <text:p>Guten Morgen! ♥️#kritzelkaffee</text:p>
          </table:table-cell>
          <table:table-cell table:style-name="ce36" office:value-type="string" calcext:value-type="string">
            <text:p><text:a xlink:href="http://pbs.twimg.com/media/D6WS_RqXoAAAdMn.jpg" xlink:type="simple">http://pbs.twimg.com/media/D6WS_RqXoAAAdMn.jpg</text:a></text:p>
          </table:table-cell>
          <table:table-cell table:style-name="ce10" table:formula="of:=image([.E149])" office:value-type="string" office:string-value="" calcext:value-type="error">
            <text:p>#NAME?</text:p>
          </table:table-cell>
          <table:table-cell table:style-name="ce1" office:value-type="string" calcext:value-type="string">
            <text:p>Jack Skellington (Nightmare Before Christmas, Tim Burton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7793944861999104</text:p>
          </table:table-cell>
          <table:table-cell table:style-name="ce20" office:value-type="string" calcext:value-type="string">
            <text:p><text:a xlink:href="https://twitter.com/datGestruepp/status/1127793944861999104" xlink:type="simple">https://twitter.com/datGestruepp/status/1127793944861999104</text:a></text:p>
          </table:table-cell>
          <table:table-cell table:style-name="ce26" office:value-type="string" calcext:value-type="string">
            <text:p>13.05.2019</text:p>
          </table:table-cell>
          <table:table-cell table:style-name="ce1" office:value-type="string" calcext:value-type="string">
            <text:p>Guten Morgen und einen abenteuerlichen Tag!</text:p>
          </table:table-cell>
          <table:table-cell table:style-name="ce36" office:value-type="string" calcext:value-type="string">
            <text:p><text:a xlink:href="http://pbs.twimg.com/media/D6a6m4dWsAAWa7B.jpg" xlink:type="simple">http://pbs.twimg.com/media/D6a6m4dWsAAWa7B.jpg</text:a></text:p>
          </table:table-cell>
          <table:table-cell table:style-name="ce10" table:formula="of:=image([.E150])" office:value-type="string" office:string-value="" calcext:value-type="error">
            <text:p>#NAME?</text:p>
          </table:table-cell>
          <table:table-cell table:style-name="ce1" office:value-type="string" calcext:value-type="string">
            <text:p>Link (Legend of Zelda, Nintendo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8164284494753792</text:p>
          </table:table-cell>
          <table:table-cell table:style-name="ce20" office:value-type="string" calcext:value-type="string">
            <text:p><text:a xlink:href="https://twitter.com/datGestruepp/status/1128164284494753792" xlink:type="simple">https://twitter.com/datGestruepp/status/1128164284494753792</text:a></text:p>
          </table:table-cell>
          <table:table-cell table:style-name="ce26" office:value-type="string" calcext:value-type="string">
            <text:p>14.05.2019</text:p>
          </table:table-cell>
          <table:table-cell table:style-name="ce1" office:value-type="string" calcext:value-type="string">
            <text:p>Guten Morgähn! Auf ins Nimmerland! ♥️#kritzelkaffee</text:p>
          </table:table-cell>
          <table:table-cell table:style-name="ce36" office:value-type="string" calcext:value-type="string">
            <text:p><text:a xlink:href="http://pbs.twimg.com/media/D6gLbulWsAA0o2x.jpg" xlink:type="simple">http://pbs.twimg.com/media/D6gLbulWsAA0o2x.jpg</text:a></text:p>
          </table:table-cell>
          <table:table-cell table:style-name="ce10" table:formula="of:=image([.E151])" office:value-type="string" office:string-value="" calcext:value-type="error">
            <text:p>#NAME?</text:p>
          </table:table-cell>
          <table:table-cell table:style-name="ce1" office:value-type="string" calcext:value-type="string">
            <text:p>Tinkerbell (Peter Pan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8530032626929668</text:p>
          </table:table-cell>
          <table:table-cell table:style-name="ce20" office:value-type="string" calcext:value-type="string">
            <text:p><text:a xlink:href="https://twitter.com/datGestruepp/status/1128530032626929668?s=20" xlink:type="simple">https://twitter.com/datGestruepp/status/1128530032626929668?s=20</text:a></text:p>
          </table:table-cell>
          <table:table-cell table:style-name="ce26" office:value-type="string" calcext:value-type="string">
            <text:p>15.05.2019</text:p>
          </table:table-cell>
          <table:table-cell table:style-name="ce1" office:value-type="string" calcext:value-type="string">
            <text:p>Guten Morgen! Dödödödöm *schnipps schnipps* dödödödöm *schnipps schnipps* ...</text:p>
          </table:table-cell>
          <table:table-cell table:style-name="ce37" office:value-type="string" calcext:value-type="string">
            <text:p><text:a xlink:href="http://pbs.twimg.com/media/D6lYE06W0AAPcdR.jpg" xlink:type="simple">http://pbs.twimg.com/media/D6lYE06W0AAPcdR.jpg</text:a></text:p>
          </table:table-cell>
          <table:table-cell table:style-name="ce10" table:formula="of:=image([.E152])" office:value-type="string" office:string-value="" calcext:value-type="error">
            <text:p>#NAME?</text:p>
          </table:table-cell>
          <table:table-cell table:style-name="ce1" office:value-type="string" calcext:value-type="string">
            <text:p>Fester (Addams Family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8899759278837760</text:p>
          </table:table-cell>
          <table:table-cell table:style-name="ce20" office:value-type="string" calcext:value-type="string">
            <text:p><text:a xlink:href="https://twitter.com/datGestruepp/status/1128899759278837760" xlink:type="simple">https://twitter.com/datGestruepp/status/1128899759278837760</text:a></text:p>
          </table:table-cell>
          <table:table-cell table:style-name="ce26" office:value-type="string" calcext:value-type="string">
            <text:p>16.05.2019</text:p>
          </table:table-cell>
          <table:table-cell table:style-name="ce1" office:value-type="string" calcext:value-type="string">
            <text:p>Hubba?! Hubba Hubaa!!!</text:p>
          </table:table-cell>
          <table:table-cell table:style-name="ce36" office:value-type="string" calcext:value-type="string">
            <text:p><text:a xlink:href="http://pbs.twimg.com/media/D6qoVy-XsAA6E8K.jpg" xlink:type="simple">http://pbs.twimg.com/media/D6qoVy-XsAA6E8K.jpg</text:a></text:p>
          </table:table-cell>
          <table:table-cell table:style-name="ce10" table:formula="of:=image([.E153])" office:value-type="string" office:string-value="" calcext:value-type="error">
            <text:p>#NAME?</text:p>
          </table:table-cell>
          <table:table-cell table:style-name="ce1" office:value-type="string" calcext:value-type="string">
            <text:p>Marsupilami (André Franquin, Comic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9247324356653057</text:p>
          </table:table-cell>
          <table:table-cell table:style-name="ce20" office:value-type="string" calcext:value-type="string">
            <text:p><text:a xlink:href="https://twitter.com/datGestruepp/status/1129247324356653057" xlink:type="simple">https://twitter.com/datGestruepp/status/1129247324356653057</text:a></text:p>
          </table:table-cell>
          <table:table-cell table:style-name="ce26" office:value-type="string" calcext:value-type="string">
            <text:p>17.05.2019</text:p>
          </table:table-cell>
          <table:table-cell table:style-name="ce1" office:value-type="string" calcext:value-type="string">
            <text:p>Guten morgen! <text:s/>Mein Erinnermich sagt ich hab irgendwas vergessen.... aaaaahhh aber was?!</text:p>
          </table:table-cell>
          <table:table-cell table:style-name="ce36" office:value-type="string" calcext:value-type="string">
            <text:p><text:a xlink:href="http://pbs.twimg.com/media/D6vkcuoXoAADEk9.jpg" xlink:type="simple">http://pbs.twimg.com/media/D6vkcuoXoAADEk9.jpg</text:a></text:p>
          </table:table-cell>
          <table:table-cell table:style-name="ce10" table:formula="of:=image([.E154])" office:value-type="string" office:string-value="" calcext:value-type="error">
            <text:p>#NAME?</text:p>
          </table:table-cell>
          <table:table-cell table:style-name="ce1" office:value-type="string" calcext:value-type="string">
            <text:p>Erinnermich (Harry Potter, J.K.Rowling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29622945423396865</text:p>
          </table:table-cell>
          <table:table-cell table:style-name="ce20" office:value-type="string" calcext:value-type="string">
            <text:p><text:a xlink:href="https://twitter.com/datGestruepp/status/1129622945423396865" xlink:type="simple">https://twitter.com/datGestruepp/status/1129622945423396865</text:a></text:p>
          </table:table-cell>
          <table:table-cell table:style-name="ce26" office:value-type="string" calcext:value-type="string">
            <text:p>18.05.2019</text:p>
          </table:table-cell>
          <table:table-cell table:style-name="ce1" office:value-type="string" calcext:value-type="string">
            <text:p>Guten Morgen! Es war leider keine hungrige Katze die mich heute Morgen geweckt hat. Die wäre mir deutlich lieber gewesen.</text:p>
          </table:table-cell>
          <table:table-cell table:style-name="ce38" office:value-type="string" calcext:value-type="string">
            <text:p><text:a xlink:href="https://pbs.twimg.com/media/D606E22XkAIYxQH.jpg" xlink:type="simple">https://pbs.twimg.com/media/D606E22XkAIYxQH.jpg</text:a></text:p>
          </table:table-cell>
          <table:table-cell table:style-name="ce10" table:formula="of:=image([.E155])" office:value-type="string" office:string-value="" calcext:value-type="error">
            <text:p>#NAME?</text:p>
          </table:table-cell>
          <table:table-cell table:style-name="ce1" office:value-type="string" calcext:value-type="string">
            <text:p>Simon’s Cat (Simon Tofield, Youtube-Serie, Buch)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simonscat.com/" xlink:type="simple">https://simonscat.com/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29992372954292224</text:p>
          </table:table-cell>
          <table:table-cell table:style-name="ce20" office:value-type="string" calcext:value-type="string">
            <text:p><text:a xlink:href="https://twitter.com/datGestruepp/status/1129992372954292224" xlink:type="simple">https://twitter.com/datGestruepp/status/1129992372954292224</text:a></text:p>
          </table:table-cell>
          <table:table-cell table:style-name="ce26" office:value-type="string" calcext:value-type="string">
            <text:p>19.05.2019</text:p>
          </table:table-cell>
          <table:table-cell table:style-name="ce1" office:value-type="string" calcext:value-type="string">
            <text:p>Guten Morgen. Als ich neulich in ein Dimensionsloch fiel da...</text:p>
          </table:table-cell>
          <table:table-cell table:style-name="ce36" office:value-type="string" calcext:value-type="string">
            <text:p><text:a xlink:href="http://pbs.twimg.com/media/D66KEggW4AAIzi5.jpg" xlink:type="simple">http://pbs.twimg.com/media/D66KEggW4AAIzi5.jpg</text:a></text:p>
          </table:table-cell>
          <table:table-cell table:style-name="ce10" table:formula="of:=image([.E156])" office:value-type="string" office:string-value="" calcext:value-type="error">
            <text:p>#NAME?</text:p>
          </table:table-cell>
          <table:table-cell table:style-name="ce1" office:value-type="string" calcext:value-type="string">
            <text:p>Kapitän Blaubär (Käpt'n Blaubär, Walter Moers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0355288769531904</text:p>
          </table:table-cell>
          <table:table-cell table:style-name="ce20" office:value-type="string" calcext:value-type="string">
            <text:p><text:a xlink:href="https://twitter.com/datGestruepp/status/1130355288769531904" xlink:type="simple">https://twitter.com/datGestruepp/status/1130355288769531904</text:a></text:p>
          </table:table-cell>
          <table:table-cell table:style-name="ce26" office:value-type="string" calcext:value-type="string">
            <text:p>20.05.2019</text:p>
          </table:table-cell>
          <table:table-cell table:style-name="ce1" office:value-type="string" calcext:value-type="string">
            <text:p>Guten Morgen! Hä? Wer seid ihr denn?</text:p>
          </table:table-cell>
          <table:table-cell table:style-name="ce36" office:value-type="string" calcext:value-type="string">
            <text:p><text:a xlink:href="http://pbs.twimg.com/media/D6_UJAMWsAAKaUh.jpg" xlink:type="simple">http://pbs.twimg.com/media/D6_UJAMWsAAKaUh.jpg</text:a></text:p>
          </table:table-cell>
          <table:table-cell table:style-name="ce10" table:formula="of:=image([.E157])" office:value-type="string" office:string-value="" calcext:value-type="error">
            <text:p>#NAME?</text:p>
          </table:table-cell>
          <table:table-cell table:style-name="ce1" office:value-type="string" calcext:value-type="string">
            <text:p>Andi und Timmeh (@AndiDev_ und @Timmeh74 auf Twitte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0695530265415681</text:p>
          </table:table-cell>
          <table:table-cell table:style-name="ce20" office:value-type="string" calcext:value-type="string">
            <text:p><text:a xlink:href="https://twitter.com/datGestruepp/status/1130695530265415681" xlink:type="simple">https://twitter.com/datGestruepp/status/1130695530265415681</text:a></text:p>
          </table:table-cell>
          <table:table-cell table:style-name="ce26" office:value-type="string" calcext:value-type="string">
            <text:p>21.05.2019</text:p>
          </table:table-cell>
          <table:table-cell table:style-name="ce1" office:value-type="string" calcext:value-type="string">
            <text:p>Guten Morgähn! Heut ein Dougnut... 🤤</text:p>
          </table:table-cell>
          <table:table-cell table:style-name="ce36" office:value-type="string" calcext:value-type="string">
            <text:p><text:a xlink:href="http://pbs.twimg.com/media/D7EJlCGW0AYohKB.jpg" xlink:type="simple">http://pbs.twimg.com/media/D7EJlCGW0AYohKB.jpg</text:a></text:p>
          </table:table-cell>
          <table:table-cell table:style-name="ce10" table:formula="of:=image([.E158])" office:value-type="string" office:string-value="" calcext:value-type="error">
            <text:p>#NAME?</text:p>
          </table:table-cell>
          <table:table-cell table:style-name="ce1" office:value-type="string" calcext:value-type="string">
            <text:p>Homer Simpson (Die Simpsons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1077386840236032</text:p>
          </table:table-cell>
          <table:table-cell table:style-name="ce20" office:value-type="string" calcext:value-type="string">
            <text:p><text:a xlink:href="https://twitter.com/datGestruepp/status/1131077386840236032" xlink:type="simple">https://twitter.com/datGestruepp/status/1131077386840236032</text:a></text:p>
          </table:table-cell>
          <table:table-cell table:style-name="ce26" office:value-type="string" calcext:value-type="string">
            <text:p>22.05.2019</text:p>
          </table:table-cell>
          <table:table-cell table:style-name="ce1" office:value-type="string" calcext:value-type="string">
            <text:p>Bawk!</text:p>
          </table:table-cell>
          <table:table-cell table:style-name="ce36" office:value-type="string" calcext:value-type="string">
            <text:p><text:a xlink:href="http://pbs.twimg.com/media/D7Jk4ajWsAImJwi.jpg" xlink:type="simple">http://pbs.twimg.com/media/D7Jk4ajWsAImJwi.jpg</text:a></text:p>
          </table:table-cell>
          <table:table-cell table:style-name="ce10" table:formula="of:=image([.E159])" office:value-type="string" office:string-value="" calcext:value-type="error">
            <text:p>#NAME?</text:p>
          </table:table-cell>
          <table:table-cell table:style-name="ce1" office:value-type="string" calcext:value-type="string">
            <text:p>Moorhuhn (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1443748754399232</text:p>
          </table:table-cell>
          <table:table-cell table:style-name="ce20" office:value-type="string" calcext:value-type="string">
            <text:p><text:a xlink:href="https://twitter.com/datGestruepp/status/1131443748754399232" xlink:type="simple">https://twitter.com/datGestruepp/status/1131443748754399232</text:a></text:p>
          </table:table-cell>
          <table:table-cell table:style-name="ce26" office:value-type="string" calcext:value-type="string">
            <text:p>23.05.2019</text:p>
          </table:table-cell>
          <table:table-cell table:style-name="ce1" office:value-type="string" calcext:value-type="string">
            <text:p>Ähm... sollte ich mir Sorgen machen?</text:p>
          </table:table-cell>
          <table:table-cell table:style-name="ce36" office:value-type="string" calcext:value-type="string">
            <text:p><text:a xlink:href="http://pbs.twimg.com/media/D7OyFe-W0AArf5G.jpg" xlink:type="simple">http://pbs.twimg.com/media/D7OyFe-W0AArf5G.jpg</text:a></text:p>
          </table:table-cell>
          <table:table-cell table:style-name="ce10" table:formula="of:=image([.E160])" office:value-type="string" office:string-value="" calcext:value-type="error">
            <text:p>#NAME?</text:p>
          </table:table-cell>
          <table:table-cell table:style-name="ce1" office:value-type="string" calcext:value-type="string">
            <text:p>Death Star (Star War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1814304989294592</text:p>
          </table:table-cell>
          <table:table-cell table:style-name="ce20" office:value-type="string" calcext:value-type="string">
            <text:p><text:a xlink:href="https://twitter.com/datGestruepp/status/1131814304989294592" xlink:type="simple">https://twitter.com/datGestruepp/status/1131814304989294592</text:a></text:p>
          </table:table-cell>
          <table:table-cell table:style-name="ce26" office:value-type="string" calcext:value-type="string">
            <text:p>24.05.2019</text:p>
          </table:table-cell>
          <table:table-cell table:style-name="ce1" office:value-type="string" calcext:value-type="string">
            <text:p>Guten Morgen! Erst mal relaxen.</text:p>
          </table:table-cell>
          <table:table-cell table:style-name="ce36" office:value-type="string" calcext:value-type="string">
            <text:p><text:a xlink:href="http://pbs.twimg.com/media/D7UDG56W4AARlPu.jpg" xlink:type="simple">http://pbs.twimg.com/media/D7UDG56W4AARlPu.jpg</text:a></text:p>
          </table:table-cell>
          <table:table-cell table:style-name="ce10" table:formula="of:=image([.E161])" office:value-type="string" office:string-value="" calcext:value-type="error">
            <text:p>#NAME?</text:p>
          </table:table-cell>
          <table:table-cell table:style-name="ce1" office:value-type="string" calcext:value-type="string">
            <text:p>Relaxo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2170107462066176</text:p>
          </table:table-cell>
          <table:table-cell table:style-name="ce20" office:value-type="string" calcext:value-type="string">
            <text:p><text:a xlink:href="https://twitter.com/datGestruepp/status/1132170107462066176" xlink:type="simple">https://twitter.com/datGestruepp/status/1132170107462066176</text:a></text:p>
          </table:table-cell>
          <table:table-cell table:style-name="ce26" office:value-type="string" calcext:value-type="string">
            <text:p>25.05.2019</text:p>
          </table:table-cell>
          <table:table-cell table:style-name="ce1" office:value-type="string" calcext:value-type="string">
            <text:p>Guten Morgen. Es tut mir voll leid aber ich verstehe sie nicht.</text:p>
          </table:table-cell>
          <table:table-cell table:style-name="ce36" office:value-type="string" calcext:value-type="string">
            <text:p><text:a xlink:href="http://pbs.twimg.com/media/D7ZGtVqWwAAMknq.jpg" xlink:type="simple">http://pbs.twimg.com/media/D7ZGtVqWwAAMknq.jpg</text:a></text:p>
          </table:table-cell>
          <table:table-cell table:style-name="ce10" table:formula="of:=image([.E162])" office:value-type="string" office:string-value="" calcext:value-type="error">
            <text:p>#NAME?</text:p>
          </table:table-cell>
          <table:table-cell table:style-name="ce1" office:value-type="string" calcext:value-type="string">
            <text:p>Globi (Kinderbuch, Schweiz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2535279359877120</text:p>
          </table:table-cell>
          <table:table-cell table:style-name="ce20" office:value-type="string" calcext:value-type="string">
            <text:p><text:a xlink:href="https://twitter.com/datGestruepp/status/1132535279359877120" xlink:type="simple">https://twitter.com/datGestruepp/status/1132535279359877120</text:a></text:p>
          </table:table-cell>
          <table:table-cell table:style-name="ce26" office:value-type="string" calcext:value-type="string">
            <text:p>26.05.2019</text:p>
          </table:table-cell>
          <table:table-cell table:style-name="ce1" office:value-type="string" calcext:value-type="string">
            <text:p>Einen doppelten auf dich. ♥️ <text:s/>#HappyBirthday</text:p>
          </table:table-cell>
          <table:table-cell table:style-name="ce36" office:value-type="string" calcext:value-type="string">
            <text:p><text:a xlink:href="http://pbs.twimg.com/media/D7eS1GTWkAAhm8I.jpg" xlink:type="simple">http://pbs.twimg.com/media/D7eS1GTWkAAhm8I.jpg</text:a></text:p>
          </table:table-cell>
          <table:table-cell table:style-name="ce10" table:formula="of:=image([.E163])" office:value-type="string" office:string-value="" calcext:value-type="error">
            <text:p>#NAME?</text:p>
          </table:table-cell>
          <table:table-cell table:style-name="ce1" office:value-type="string" calcext:value-type="string">
            <text:p>(privater Kritzelkaffee)</text:p>
          </table:table-cell>
          <table:table-cell table:style-name="ce1" office:value-type="string" calcext:value-type="string">
            <text:p>Stimmt so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2876845966348289</text:p>
          </table:table-cell>
          <table:table-cell table:style-name="ce20" office:value-type="string" calcext:value-type="string">
            <text:p><text:a xlink:href="https://twitter.com/datGestruepp/status/1132876845966348289" xlink:type="simple">https://twitter.com/datGestruepp/status/1132876845966348289</text:a></text:p>
          </table:table-cell>
          <table:table-cell table:style-name="ce26" office:value-type="string" calcext:value-type="string">
            <text:p>27.05.2019</text:p>
          </table:table-cell>
          <table:table-cell table:style-name="ce1" office:value-type="string" calcext:value-type="string">
            <text:p>Weeenn eeiiiin Löffelchen voll Zuckeeeer...</text:p>
          </table:table-cell>
          <table:table-cell table:style-name="ce36" office:value-type="string" calcext:value-type="string">
            <text:p><text:a xlink:href="http://pbs.twimg.com/media/D7jJeYUW0AI6WQh.jpg" xlink:type="simple">http://pbs.twimg.com/media/D7jJeYUW0AI6WQh.jpg</text:a></text:p>
          </table:table-cell>
          <table:table-cell table:style-name="ce10" table:formula="of:=image([.E164])" office:value-type="string" office:string-value="" calcext:value-type="error">
            <text:p>#NAME?</text:p>
          </table:table-cell>
          <table:table-cell table:style-name="ce1" office:value-type="string" calcext:value-type="string">
            <text:p>Mary Poppins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3262350046433280</text:p>
          </table:table-cell>
          <table:table-cell table:style-name="ce20" office:value-type="string" calcext:value-type="string">
            <text:p><text:a xlink:href="https://twitter.com/datGestruepp/status/1133262350046433280" xlink:type="simple">https://twitter.com/datGestruepp/status/1133262350046433280</text:a></text:p>
          </table:table-cell>
          <table:table-cell table:style-name="ce26" office:value-type="string" calcext:value-type="string">
            <text:p>28.05.2019</text:p>
          </table:table-cell>
          <table:table-cell table:style-name="ce1" office:value-type="string" calcext:value-type="string">
            <text:p>Beeindruckend nicht wahr?</text:p>
          </table:table-cell>
          <table:table-cell table:style-name="ce36" office:value-type="string" calcext:value-type="string">
            <text:p><text:a xlink:href="http://pbs.twimg.com/media/D7ooFnoX4AAZK5P.jpg" xlink:type="simple">http://pbs.twimg.com/media/D7ooFnoX4AAZK5P.jpg</text:a></text:p>
          </table:table-cell>
          <table:table-cell table:style-name="ce10" table:formula="of:=image([.E165])" office:value-type="string" office:string-value="" calcext:value-type="error">
            <text:p>#NAME?</text:p>
          </table:table-cell>
          <table:table-cell table:style-name="ce1" office:value-type="string" calcext:value-type="string">
            <text:p>Magneto-Strüppi (X-Men, Marvel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3623249382850560</text:p>
          </table:table-cell>
          <table:table-cell table:style-name="ce20" office:value-type="string" calcext:value-type="string">
            <text:p><text:a xlink:href="https://twitter.com/datGestruepp/status/1133623249382850560" xlink:type="simple">https://twitter.com/datGestruepp/status/1133623249382850560</text:a></text:p>
          </table:table-cell>
          <table:table-cell table:style-name="ce26" office:value-type="string" calcext:value-type="string">
            <text:p>29.05.2019</text:p>
          </table:table-cell>
          <table:table-cell table:style-name="ce1" office:value-type="string" calcext:value-type="string">
            <text:p>Guten Morgen! Ja ich bin auch noch nicht ganz wach.</text:p>
          </table:table-cell>
          <table:table-cell table:style-name="ce36" office:value-type="string" calcext:value-type="string">
            <text:p><text:a xlink:href="http://pbs.twimg.com/media/D7twVAEXoAA2C5_.jpg" xlink:type="simple">http://pbs.twimg.com/media/D7twVAEXoAA2C5_.jpg</text:a></text:p>
          </table:table-cell>
          <table:table-cell table:style-name="ce10" table:formula="of:=image([.E166])" office:value-type="string" office:string-value="" calcext:value-type="error">
            <text:p>#NAME?</text:p>
          </table:table-cell>
          <table:table-cell table:style-name="ce1" office:value-type="string" calcext:value-type="string">
            <text:p>Calimero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3988707969785856</text:p>
          </table:table-cell>
          <table:table-cell table:style-name="ce20" office:value-type="string" calcext:value-type="string">
            <text:p><text:a xlink:href="https://twitter.com/datGestruepp/status/1133988707969785856" xlink:type="simple">https://twitter.com/datGestruepp/status/1133988707969785856</text:a></text:p>
          </table:table-cell>
          <table:table-cell table:style-name="ce26" office:value-type="string" calcext:value-type="string">
            <text:p>30.05.2019</text:p>
          </table:table-cell>
          <table:table-cell table:style-name="ce1" office:value-type="string" calcext:value-type="string">
            <text:p>Ähäm... Käffchen? Hilft vielleicht.</text:p>
          </table:table-cell>
          <table:table-cell table:style-name="ce36" office:value-type="string" calcext:value-type="string">
            <text:p><text:a xlink:href="http://pbs.twimg.com/media/D7y8teAXsAAZsZw.jpg" xlink:type="simple">http://pbs.twimg.com/media/D7y8teAXsAAZsZw.jpg</text:a></text:p>
          </table:table-cell>
          <table:table-cell table:style-name="ce10" table:formula="of:=image([.E167])" office:value-type="string" office:string-value="" calcext:value-type="error">
            <text:p>#NAME?</text:p>
          </table:table-cell>
          <table:table-cell table:style-name="ce1" office:value-type="string" calcext:value-type="string">
            <text:p>Anna Samara (Ring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4338362800771072</text:p>
          </table:table-cell>
          <table:table-cell table:style-name="ce20" office:value-type="string" calcext:value-type="string">
            <text:p><text:a xlink:href="https://twitter.com/datGestruepp/status/1134338362800771072" xlink:type="simple">https://twitter.com/datGestruepp/status/1134338362800771072</text:a></text:p>
          </table:table-cell>
          <table:table-cell table:style-name="ce26" office:value-type="string" calcext:value-type="string">
            <text:p>31.05.2019</text:p>
          </table:table-cell>
          <table:table-cell table:style-name="ce1" office:value-type="string" calcext:value-type="string">
            <text:p>BANANAAAAA!</text:p>
          </table:table-cell>
          <table:table-cell table:style-name="ce36" office:value-type="string" calcext:value-type="string">
            <text:p><text:a xlink:href="http://pbs.twimg.com/media/D736uXQXUAAEdwa.jpg" xlink:type="simple">http://pbs.twimg.com/media/D736uXQXUAAEdwa.jpg</text:a></text:p>
          </table:table-cell>
          <table:table-cell table:style-name="ce10" table:formula="of:=image([.E168])" office:value-type="string" office:string-value="" calcext:value-type="error">
            <text:p>#NAME?</text:p>
          </table:table-cell>
          <table:table-cell table:style-name="ce1" office:value-type="string" calcext:value-type="string">
            <text:p>Minion (Die Minions, Illumination Entertainment, Animationsfilm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4709602984112128</text:p>
          </table:table-cell>
          <table:table-cell table:style-name="ce20" office:value-type="string" calcext:value-type="string">
            <text:p><text:a xlink:href="https://twitter.com/datGestruepp/status/1134709602984112128" xlink:type="simple">https://twitter.com/datGestruepp/status/1134709602984112128</text:a></text:p>
          </table:table-cell>
          <table:table-cell table:style-name="ce26" office:value-type="string" calcext:value-type="string">
            <text:p>01.06.2019</text:p>
          </table:table-cell>
          <table:table-cell table:style-name="ce1" office:value-type="string" calcext:value-type="string">
            <text:p>Ja Patrick, das nennt man Kaffee.</text:p>
          </table:table-cell>
          <table:table-cell table:style-name="ce36" office:value-type="string" calcext:value-type="string">
            <text:p><text:a xlink:href="http://pbs.twimg.com/media/D79MXchW4AA9IsM.jpg" xlink:type="simple">http://pbs.twimg.com/media/D79MXchW4AA9IsM.jpg</text:a></text:p>
          </table:table-cell>
          <table:table-cell table:style-name="ce10" table:formula="of:=image([.E169])" office:value-type="string" office:string-value="" calcext:value-type="error">
            <text:p>#NAME?</text:p>
          </table:table-cell>
          <table:table-cell table:style-name="ce1" office:value-type="string" calcext:value-type="string">
            <text:p>Patrick (Spongebob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5084586852134912</text:p>
          </table:table-cell>
          <table:table-cell table:style-name="ce20" office:value-type="string" calcext:value-type="string">
            <text:p><text:a xlink:href="https://twitter.com/datGestruepp/status/1135084586852134912" xlink:type="simple">https://twitter.com/datGestruepp/status/1135084586852134912</text:a></text:p>
          </table:table-cell>
          <table:table-cell table:style-name="ce26" office:value-type="string" calcext:value-type="string">
            <text:p>02.06.2019</text:p>
          </table:table-cell>
          <table:table-cell table:style-name="ce1" office:value-type="string" calcext:value-type="string">
            <text:p>Mein Gesicht beim ersten Kaffee!</text:p>
          </table:table-cell>
          <table:table-cell table:style-name="ce36" office:value-type="string" calcext:value-type="string">
            <text:p><text:a xlink:href="http://pbs.twimg.com/media/D8ChZ-_WsAIrjGy.jpg" xlink:type="simple">http://pbs.twimg.com/media/D8ChZ-_WsAIrjGy.jpg</text:a></text:p>
          </table:table-cell>
          <table:table-cell table:style-name="ce10" table:formula="of:=image([.E170])" office:value-type="string" office:string-value="" calcext:value-type="error">
            <text:p>#NAME?</text:p>
          </table:table-cell>
          <table:table-cell table:style-name="ce1" office:value-type="string" calcext:value-type="string">
            <text:p>Kermit (Muppet Show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5430444378480640</text:p>
          </table:table-cell>
          <table:table-cell table:style-name="ce20" office:value-type="string" calcext:value-type="string">
            <text:p><text:a xlink:href="https://twitter.com/datGestruepp/status/1135430444378480640" xlink:type="simple">https://twitter.com/datGestruepp/status/1135430444378480640</text:a></text:p>
          </table:table-cell>
          <table:table-cell table:style-name="ce26" office:value-type="string" calcext:value-type="string">
            <text:p>03.06.2019</text:p>
          </table:table-cell>
          <table:table-cell table:style-name="ce1" office:value-type="string" calcext:value-type="string">
            <text:p>Ello! </text:p>
          </table:table-cell>
          <table:table-cell table:style-name="ce36" office:value-type="string" calcext:value-type="string">
            <text:p><text:a xlink:href="http://pbs.twimg.com/media/D8Hb96tWsAchE52.jpg" xlink:type="simple">http://pbs.twimg.com/media/D8Hb96tWsAchE52.jpg</text:a></text:p>
          </table:table-cell>
          <table:table-cell table:style-name="ce10" table:formula="of:=image([.E171])" office:value-type="string" office:string-value="" calcext:value-type="error">
            <text:p>#NAME?</text:p>
          </table:table-cell>
          <table:table-cell table:style-name="ce1" office:value-type="string" calcext:value-type="string">
            <text:p>Abe (Oddworld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5770639552471046</text:p>
          </table:table-cell>
          <table:table-cell table:style-name="ce20" office:value-type="string" calcext:value-type="string">
            <text:p><text:a xlink:href="https://twitter.com/datGestruepp/status/1135770639552471046" xlink:type="simple">https://twitter.com/datGestruepp/status/1135770639552471046</text:a></text:p>
          </table:table-cell>
          <table:table-cell table:style-name="ce26" office:value-type="string" calcext:value-type="string">
            <text:p>04.06.2019</text:p>
          </table:table-cell>
          <table:table-cell table:style-name="ce1" office:value-type="string" calcext:value-type="string">
            <text:p>Coffee to fly.</text:p>
          </table:table-cell>
          <table:table-cell table:style-name="ce36" office:value-type="string" calcext:value-type="string">
            <text:p><text:a xlink:href="http://pbs.twimg.com/media/D8MRX2YWsAIx3hR.jpg" xlink:type="simple">http://pbs.twimg.com/media/D8MRX2YWsAIx3hR.jpg</text:a></text:p>
          </table:table-cell>
          <table:table-cell table:style-name="ce10" table:formula="of:=image([.E172])" office:value-type="string" office:string-value="" calcext:value-type="error">
            <text:p>#NAME?</text:p>
          </table:table-cell>
          <table:table-cell table:style-name="ce1" office:value-type="string" calcext:value-type="string">
            <text:p>ET (E.T., Steven Spielberg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6159291273097217</text:p>
          </table:table-cell>
          <table:table-cell table:style-name="ce20" office:value-type="string" calcext:value-type="string">
            <text:p><text:a xlink:href="https://twitter.com/datGestruepp/status/1136159291273097217" xlink:type="simple">https://twitter.com/datGestruepp/status/1136159291273097217</text:a></text:p>
          </table:table-cell>
          <table:table-cell table:style-name="ce26" office:value-type="string" calcext:value-type="string">
            <text:p>05.06.2019</text:p>
          </table:table-cell>
          <table:table-cell table:style-name="ce1" office:value-type="string" calcext:value-type="string">
            <text:p>Guten Morgen! Aaaww bist du knuffig!</text:p>
          </table:table-cell>
          <table:table-cell table:style-name="ce36" office:value-type="string" calcext:value-type="string">
            <text:p><text:a xlink:href="http://pbs.twimg.com/media/D8Ry2b_WwAMwV5Z.jpg" xlink:type="simple">http://pbs.twimg.com/media/D8Ry2b_WwAMwV5Z.jpg</text:a></text:p>
          </table:table-cell>
          <table:table-cell table:style-name="ce10" table:formula="of:=image([.E173])" office:value-type="string" office:string-value="" calcext:value-type="error">
            <text:p>#NAME?</text:p>
          </table:table-cell>
          <table:table-cell table:style-name="ce1" office:value-type="string" calcext:value-type="string">
            <text:p>Hamtaro (Ritsuko Kawai, Manga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6503324117741569</text:p>
          </table:table-cell>
          <table:table-cell table:style-name="ce20" office:value-type="string" calcext:value-type="string">
            <text:p><text:a xlink:href="https://twitter.com/datGestruepp/status/1136503324117741569" xlink:type="simple">https://twitter.com/datGestruepp/status/1136503324117741569</text:a></text:p>
          </table:table-cell>
          <table:table-cell table:style-name="ce26" office:value-type="string" calcext:value-type="string">
            <text:p>06.06.2019</text:p>
          </table:table-cell>
          <table:table-cell table:style-name="ce1" office:value-type="string" calcext:value-type="string">
            <text:p>Guten Morgen!</text:p>
          </table:table-cell>
          <table:table-cell table:style-name="ce36" office:value-type="string" calcext:value-type="string">
            <text:p><text:a xlink:href="http://pbs.twimg.com/media/D8WrvgYW4AIbIEe.jpg" xlink:type="simple">http://pbs.twimg.com/media/D8WrvgYW4AIbIEe.jpg</text:a></text:p>
          </table:table-cell>
          <table:table-cell table:style-name="ce10" table:formula="of:=image([.E174])" office:value-type="string" office:string-value="" calcext:value-type="error">
            <text:p>#NAME?</text:p>
          </table:table-cell>
          <table:table-cell table:style-name="ce1" office:value-type="string" calcext:value-type="string">
            <text:p>Miss Piggy (Muppet Show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6888671775408130</text:p>
          </table:table-cell>
          <table:table-cell table:style-name="ce20" office:value-type="string" calcext:value-type="string">
            <text:p><text:a xlink:href="https://twitter.com/datGestruepp/status/1136888671775408130" xlink:type="simple">https://twitter.com/datGestruepp/status/1136888671775408130</text:a></text:p>
          </table:table-cell>
          <table:table-cell table:style-name="ce26" office:value-type="string" calcext:value-type="string">
            <text:p>07.06.2019</text:p>
          </table:table-cell>
          <table:table-cell table:style-name="ce1" office:value-type="string" calcext:value-type="string">
            <text:p>Du hast doch nen Schatten! Stimmt! </text:p>
          </table:table-cell>
          <table:table-cell table:style-name="ce36" office:value-type="string" calcext:value-type="string">
            <text:p><text:a xlink:href="http://pbs.twimg.com/media/D8cKN7EWkAAEdE2.jpg" xlink:type="simple">http://pbs.twimg.com/media/D8cKN7EWkAAEdE2.jpg</text:a></text:p>
          </table:table-cell>
          <table:table-cell table:style-name="ce10" table:formula="of:=image([.E175])" office:value-type="string" office:string-value="" calcext:value-type="error">
            <text:p>#NAME?</text:p>
          </table:table-cell>
          <table:table-cell table:style-name="ce1" office:value-type="string" calcext:value-type="string">
            <text:p>Schatten von Peter Pan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7258691093323777</text:p>
          </table:table-cell>
          <table:table-cell table:style-name="ce20" office:value-type="string" calcext:value-type="string">
            <text:p><text:a xlink:href="https://twitter.com/datGestruepp/status/1137258691093323777" xlink:type="simple">https://twitter.com/datGestruepp/status/1137258691093323777</text:a></text:p>
          </table:table-cell>
          <table:table-cell table:style-name="ce26" office:value-type="string" calcext:value-type="string">
            <text:p>08.06.2019</text:p>
          </table:table-cell>
          <table:table-cell table:style-name="ce1" office:value-type="string" calcext:value-type="string">
            <text:p>Guten morgen!</text:p>
          </table:table-cell>
          <table:table-cell table:style-name="ce36" office:value-type="string" calcext:value-type="string">
            <text:p><text:a xlink:href="http://pbs.twimg.com/media/D8hav2BXsAADeVS.jpg" xlink:type="simple">http://pbs.twimg.com/media/D8hav2BXsAADeVS.jpg</text:a></text:p>
          </table:table-cell>
          <table:table-cell table:style-name="ce10" table:formula="of:=image([.E176])" office:value-type="string" office:string-value="" calcext:value-type="error">
            <text:p>#NAME?</text:p>
          </table:table-cell>
          <table:table-cell table:style-name="ce1" office:value-type="string" calcext:value-type="string">
            <text:p>Margaret Hamilton (Wissenschaftlerin, Apollo-Programm, MIT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7633473747984384</text:p>
          </table:table-cell>
          <table:table-cell table:style-name="ce20" office:value-type="string" calcext:value-type="string">
            <text:p><text:a xlink:href="https://twitter.com/datGestruepp/status/1137633473747984384" xlink:type="simple">https://twitter.com/datGestruepp/status/1137633473747984384</text:a></text:p>
          </table:table-cell>
          <table:table-cell table:style-name="ce26" office:value-type="string" calcext:value-type="string">
            <text:p>09.06.2019</text:p>
          </table:table-cell>
          <table:table-cell table:style-name="ce1" office:value-type="string" calcext:value-type="string">
            <text:p>Guten Morgähn! Ich bin heute nicht so schnell!</text:p>
          </table:table-cell>
          <table:table-cell table:style-name="ce36" office:value-type="string" calcext:value-type="string">
            <text:p><text:a xlink:href="http://pbs.twimg.com/media/D8mvnCwVUAAUOey.jpg" xlink:type="simple">http://pbs.twimg.com/media/D8mvnCwVUAAUOey.jpg</text:a></text:p>
          </table:table-cell>
          <table:table-cell table:style-name="ce10" table:formula="of:=image([.E177])" office:value-type="string" office:string-value="" calcext:value-type="error">
            <text:p>#NAME?</text:p>
          </table:table-cell>
          <table:table-cell table:style-name="ce1" office:value-type="string" calcext:value-type="string">
            <text:p>Goldener Schnatz (Harry Potter, J.K.Rowling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7983871730012160</text:p>
          </table:table-cell>
          <table:table-cell table:style-name="ce20" office:value-type="string" calcext:value-type="string">
            <text:p><text:a xlink:href="https://twitter.com/datGestruepp/status/1137983871730012160" xlink:type="simple">https://twitter.com/datGestruepp/status/1137983871730012160</text:a></text:p>
          </table:table-cell>
          <table:table-cell table:style-name="ce26" office:value-type="string" calcext:value-type="string">
            <text:p>10.06.2019</text:p>
          </table:table-cell>
          <table:table-cell table:style-name="ce1" office:value-type="string" calcext:value-type="string">
            <text:p>Guten Morgen ♥️</text:p>
          </table:table-cell>
          <table:table-cell table:style-name="ce36" office:value-type="string" calcext:value-type="string">
            <text:p><text:a xlink:href="http://pbs.twimg.com/media/D8ruS97XoAAaV57.jpg" xlink:type="simple">http://pbs.twimg.com/media/D8ruS97XoAAaV57.jpg</text:a></text:p>
          </table:table-cell>
          <table:table-cell table:style-name="ce10" table:formula="of:=image([.E178])" office:value-type="string" office:string-value="" calcext:value-type="error">
            <text:p>#NAME?</text:p>
          </table:table-cell>
          <table:table-cell table:style-name="ce1" office:value-type="string" calcext:value-type="string">
            <text:p>Charlie Chaplin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8302532831318016</text:p>
          </table:table-cell>
          <table:table-cell table:style-name="ce20" office:value-type="string" calcext:value-type="string">
            <text:p><text:a xlink:href="https://twitter.com/datGestruepp/status/1138302532831318016" xlink:type="simple">https://twitter.com/datGestruepp/status/1138302532831318016</text:a></text:p>
          </table:table-cell>
          <table:table-cell table:style-name="ce26" office:value-type="string" calcext:value-type="string">
            <text:p>11.06.2019</text:p>
          </table:table-cell>
          <table:table-cell table:style-name="ce1" office:value-type="string" calcext:value-type="string">
            <text:p>Guten Morgen liebe Frühaufsteher*innen!</text:p>
          </table:table-cell>
          <table:table-cell table:style-name="ce36" office:value-type="string" calcext:value-type="string">
            <text:p><text:a xlink:href="http://pbs.twimg.com/media/D8wQHHlXsAAf5R4.jpg" xlink:type="simple">http://pbs.twimg.com/media/D8wQHHlXsAAf5R4.jpg</text:a></text:p>
          </table:table-cell>
          <table:table-cell table:style-name="ce10" table:formula="of:=image([.E179])" office:value-type="string" office:string-value="" calcext:value-type="error">
            <text:p>#NAME?</text:p>
          </table:table-cell>
          <table:table-cell table:style-name="ce1" office:value-type="string" calcext:value-type="string">
            <text:p>Plumps (Unser Sandmännchen, DFF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8672186678493187</text:p>
          </table:table-cell>
          <table:table-cell table:style-name="ce20" office:value-type="string" calcext:value-type="string">
            <text:p><text:a xlink:href="https://twitter.com/datGestruepp/status/1138672186678493187" xlink:type="simple">https://twitter.com/datGestruepp/status/1138672186678493187</text:a></text:p>
          </table:table-cell>
          <table:table-cell table:style-name="ce26" office:value-type="string" calcext:value-type="string">
            <text:p>12.06.2019</text:p>
          </table:table-cell>
          <table:table-cell table:style-name="ce1" office:value-type="string" calcext:value-type="string">
            <text:p>Morgen ihr Menschen!</text:p>
          </table:table-cell>
          <table:table-cell table:style-name="ce36" office:value-type="string" calcext:value-type="string">
            <text:p><text:a xlink:href="http://pbs.twimg.com/media/D81gUHyXsAAgzS7.jpg" xlink:type="simple">http://pbs.twimg.com/media/D81gUHyXsAAgzS7.jpg</text:a></text:p>
          </table:table-cell>
          <table:table-cell table:style-name="ce10" table:formula="of:=image([.E180])" office:value-type="string" office:string-value="" calcext:value-type="error">
            <text:p>#NAME?</text:p>
          </table:table-cell>
          <table:table-cell table:style-name="ce1" office:value-type="string" calcext:value-type="string">
            <text:p>Bender (Futurama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9049726177886209</text:p>
          </table:table-cell>
          <table:table-cell table:style-name="ce20" office:value-type="string" calcext:value-type="string">
            <text:p><text:a xlink:href="https://twitter.com/datGestruepp/status/1139049726177886209" xlink:type="simple">https://twitter.com/datGestruepp/status/1139049726177886209</text:a></text:p>
          </table:table-cell>
          <table:table-cell table:style-name="ce26" office:value-type="string" calcext:value-type="string">
            <text:p>13.06.2019</text:p>
          </table:table-cell>
          <table:table-cell table:style-name="ce1" office:value-type="string" calcext:value-type="string">
            <text:p>Ich bin der Schrecken der die Nacht durchflattert!!!</text:p>
          </table:table-cell>
          <table:table-cell table:style-name="ce36" office:value-type="string" calcext:value-type="string">
            <text:p><text:a xlink:href="http://pbs.twimg.com/media/D863r0RXkAID2B4.jpg" xlink:type="simple">http://pbs.twimg.com/media/D863r0RXkAID2B4.jpg</text:a></text:p>
          </table:table-cell>
          <table:table-cell table:style-name="ce10" table:formula="of:=image([.E181])" office:value-type="string" office:string-value="" calcext:value-type="error">
            <text:p>#NAME?</text:p>
          </table:table-cell>
          <table:table-cell table:style-name="ce1" office:value-type="string" calcext:value-type="string">
            <text:p>Darkwing Duck (Disney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9379956650135552</text:p>
          </table:table-cell>
          <table:table-cell table:style-name="ce20" office:value-type="string" calcext:value-type="string">
            <text:p><text:a xlink:href="https://twitter.com/datGestruepp/status/1139379956650135552" xlink:type="simple">https://twitter.com/datGestruepp/status/1139379956650135552</text:a></text:p>
          </table:table-cell>
          <table:table-cell table:style-name="ce26" office:value-type="string" calcext:value-type="string">
            <text:p>14.06.2019</text:p>
          </table:table-cell>
          <table:table-cell table:style-name="ce1" office:value-type="string" calcext:value-type="string">
            <text:p>Hattet ihr auch so komische Träume?!</text:p>
          </table:table-cell>
          <table:table-cell table:style-name="ce36" office:value-type="string" calcext:value-type="string">
            <text:p><text:a xlink:href="http://pbs.twimg.com/media/D8_kBqvVAAEz10d.jpg" xlink:type="simple">http://pbs.twimg.com/media/D8_kBqvVAAEz10d.jpg</text:a></text:p>
          </table:table-cell>
          <table:table-cell table:style-name="ce10" table:formula="of:=image([.E182])" office:value-type="string" office:string-value="" calcext:value-type="error">
            <text:p>#NAME?</text:p>
          </table:table-cell>
          <table:table-cell table:style-name="ce1" office:value-type="string" calcext:value-type="string">
            <text:p>Fred "Freddy" Krueger (Horrorfilm, Nightmare-Reih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39763649814437888</text:p>
          </table:table-cell>
          <table:table-cell table:style-name="ce20" office:value-type="string" calcext:value-type="string">
            <text:p><text:a xlink:href="https://twitter.com/datGestruepp/status/1139763649814437888" xlink:type="simple">https://twitter.com/datGestruepp/status/1139763649814437888</text:a></text:p>
          </table:table-cell>
          <table:table-cell table:style-name="ce26" office:value-type="string" calcext:value-type="string">
            <text:p>15.06.2019</text:p>
          </table:table-cell>
          <table:table-cell table:style-name="ce1" office:value-type="string" calcext:value-type="string">
            <text:p>Morgähn! Ein Schlücken Milch zum Kaffee?</text:p>
          </table:table-cell>
          <table:table-cell table:style-name="ce36" office:value-type="string" calcext:value-type="string">
            <text:p><text:a xlink:href="http://pbs.twimg.com/media/D9FA_S-XkAYeViz.jpg" xlink:type="simple">http://pbs.twimg.com/media/D9FA_S-XkAYeViz.jpg</text:a></text:p>
          </table:table-cell>
          <table:table-cell table:style-name="ce10" table:formula="of:=image([.E183])" office:value-type="string" office:string-value="" calcext:value-type="error">
            <text:p>#NAME?</text:p>
          </table:table-cell>
          <table:table-cell table:style-name="ce1" office:value-type="string" calcext:value-type="string">
            <text:p>Heidi (Zeichentrick, 1978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0123111502876673</text:p>
          </table:table-cell>
          <table:table-cell table:style-name="ce20" office:value-type="string" calcext:value-type="string">
            <text:p><text:a xlink:href="https://twitter.com/datGestruepp/status/1140123111502876673" xlink:type="simple">https://twitter.com/datGestruepp/status/1140123111502876673</text:a></text:p>
          </table:table-cell>
          <table:table-cell table:style-name="ce26" office:value-type="string" calcext:value-type="string">
            <text:p>16.06.2019</text:p>
          </table:table-cell>
          <table:table-cell table:style-name="ce1" office:value-type="string" calcext:value-type="string">
            <text:p>Guten Morgen ! Was lernen wir heute?</text:p>
          </table:table-cell>
          <table:table-cell table:style-name="ce36" office:value-type="string" calcext:value-type="string">
            <text:p><text:a xlink:href="http://pbs.twimg.com/media/D9KH6z7XUAAPio8.jpg" xlink:type="simple">http://pbs.twimg.com/media/D9KH6z7XUAAPio8.jpg</text:a></text:p>
          </table:table-cell>
          <table:table-cell table:style-name="ce10" table:formula="of:=image([.E184])" office:value-type="string" office:string-value="" calcext:value-type="error">
            <text:p>#NAME?</text:p>
          </table:table-cell>
          <table:table-cell table:style-name="ce1" office:value-type="string" calcext:value-type="string">
            <text:p>Maestro (Es war einmal …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0477815835549697</text:p>
          </table:table-cell>
          <table:table-cell table:style-name="ce20" office:value-type="string" calcext:value-type="string">
            <text:p><text:a xlink:href="https://twitter.com/datGestruepp/status/1140477815835549697" xlink:type="simple">https://twitter.com/datGestruepp/status/1140477815835549697</text:a></text:p>
          </table:table-cell>
          <table:table-cell table:style-name="ce26" office:value-type="string" calcext:value-type="string">
            <text:p>17.06.2019</text:p>
          </table:table-cell>
          <table:table-cell table:style-name="ce1" office:value-type="string" calcext:value-type="string">
            <text:p>Diese Naaaaase!</text:p>
          </table:table-cell>
          <table:table-cell table:style-name="ce36" office:value-type="string" calcext:value-type="string">
            <text:p><text:a xlink:href="http://pbs.twimg.com/media/D9PKhTIXsAA681J.jpg" xlink:type="simple">http://pbs.twimg.com/media/D9PKhTIXsAA681J.jpg</text:a></text:p>
          </table:table-cell>
          <table:table-cell table:style-name="ce10" table:formula="of:=image([.E185])" office:value-type="string" office:string-value="" calcext:value-type="error">
            <text:p>#NAME?</text:p>
          </table:table-cell>
          <table:table-cell table:style-name="ce1" office:value-type="string" calcext:value-type="string">
            <text:p>Cleopatra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0837150654631936</text:p>
          </table:table-cell>
          <table:table-cell table:style-name="ce20" office:value-type="string" calcext:value-type="string">
            <text:p><text:a xlink:href="https://twitter.com/datGestruepp/status/1140837150654631936" xlink:type="simple">https://twitter.com/datGestruepp/status/1140837150654631936</text:a></text:p>
          </table:table-cell>
          <table:table-cell table:style-name="ce26" office:value-type="string" calcext:value-type="string">
            <text:p>18.06.2019</text:p>
          </table:table-cell>
          <table:table-cell table:style-name="ce1" office:value-type="string" calcext:value-type="string">
            <text:p>Guten Morgähn liebe Frühaufsteher*innen!</text:p>
          </table:table-cell>
          <table:table-cell table:style-name="ce36" office:value-type="string" calcext:value-type="string">
            <text:p><text:a xlink:href="http://pbs.twimg.com/media/D9URVUoXYAAqL17.jpg" xlink:type="simple">http://pbs.twimg.com/media/D9URVUoXYAAqL17.jpg</text:a></text:p>
          </table:table-cell>
          <table:table-cell table:style-name="ce10" table:formula="of:=image([.E186])" office:value-type="string" office:string-value="" calcext:value-type="error">
            <text:p>#NAME?</text:p>
          </table:table-cell>
          <table:table-cell table:style-name="ce1" office:value-type="string" calcext:value-type="string">
            <text:p>David, der Kabauter (Zeichentrick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1204286749253633</text:p>
          </table:table-cell>
          <table:table-cell table:style-name="ce20" office:value-type="string" calcext:value-type="string">
            <text:p><text:a xlink:href="https://twitter.com/datGestruepp/status/1141204286749253633" xlink:type="simple">https://twitter.com/datGestruepp/status/1141204286749253633</text:a></text:p>
          </table:table-cell>
          <table:table-cell table:style-name="ce26" office:value-type="string" calcext:value-type="string">
            <text:p>19.06.2019</text:p>
          </table:table-cell>
          <table:table-cell table:style-name="ce1" office:value-type="string" calcext:value-type="string">
            <text:p>Verständlich!</text:p>
          </table:table-cell>
          <table:table-cell table:style-name="ce36" office:value-type="string" calcext:value-type="string">
            <text:p><text:a xlink:href="http://pbs.twimg.com/media/D9ZfPxJXoAIzb1Y.jpg" xlink:type="simple">http://pbs.twimg.com/media/D9ZfPxJXoAIzb1Y.jpg</text:a></text:p>
          </table:table-cell>
          <table:table-cell table:style-name="ce10" table:formula="of:=image([.E187])" office:value-type="string" office:string-value="" calcext:value-type="error">
            <text:p>#NAME?</text:p>
          </table:table-cell>
          <table:table-cell table:style-name="ce1" office:value-type="string" calcext:value-type="string">
            <text:p>Schneemann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1565141663789056</text:p>
          </table:table-cell>
          <table:table-cell table:style-name="ce20" office:value-type="string" calcext:value-type="string">
            <text:p><text:a xlink:href="https://twitter.com/datGestruepp/status/1141565141663789056" xlink:type="simple">https://twitter.com/datGestruepp/status/1141565141663789056</text:a></text:p>
          </table:table-cell>
          <table:table-cell table:style-name="ce26" office:value-type="string" calcext:value-type="string">
            <text:p>20.06.2019</text:p>
          </table:table-cell>
          <table:table-cell table:style-name="ce1" office:value-type="string" calcext:value-type="string">
            <text:p>Stimmen wir ein Lied an!</text:p>
          </table:table-cell>
          <table:table-cell table:style-name="ce36" office:value-type="string" calcext:value-type="string">
            <text:p><text:a xlink:href="http://pbs.twimg.com/media/D9encQrWkAALKGi.jpg" xlink:type="simple">http://pbs.twimg.com/media/D9encQrWkAALKGi.jpg</text:a></text:p>
          </table:table-cell>
          <table:table-cell table:style-name="ce10" table:formula="of:=image([.E188])" office:value-type="string" office:string-value="" calcext:value-type="error">
            <text:p>#NAME?</text:p>
          </table:table-cell>
          <table:table-cell table:style-name="ce1" office:value-type="string" calcext:value-type="string">
            <text:p>Sebastian (Arielle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1932798657347584</text:p>
          </table:table-cell>
          <table:table-cell table:style-name="ce20" office:value-type="string" calcext:value-type="string">
            <text:p><text:a xlink:href="https://twitter.com/datGestruepp/status/1141932798657347584" xlink:type="simple">https://twitter.com/datGestruepp/status/1141932798657347584</text:a></text:p>
          </table:table-cell>
          <table:table-cell table:style-name="ce26" office:value-type="string" calcext:value-type="string">
            <text:p>21.06.2019</text:p>
          </table:table-cell>
          <table:table-cell table:style-name="ce1" office:value-type="string" calcext:value-type="string">
            <text:p>Es ist Freitag!!!</text:p>
          </table:table-cell>
          <table:table-cell table:style-name="ce36" office:value-type="string" calcext:value-type="string">
            <text:p><text:a xlink:href="http://pbs.twimg.com/media/D9j10bcWwAAqjp7.jpg" xlink:type="simple">http://pbs.twimg.com/media/D9j10bcWwAAqjp7.jpg</text:a></text:p>
          </table:table-cell>
          <table:table-cell table:style-name="ce10" table:formula="of:=image([.E189])" office:value-type="string" office:string-value="" calcext:value-type="error">
            <text:p>#NAME?</text:p>
          </table:table-cell>
          <table:table-cell table:style-name="ce1" office:value-type="string" calcext:value-type="string">
            <text:p>Enton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2317878873645056</text:p>
          </table:table-cell>
          <table:table-cell table:style-name="ce20" office:value-type="string" calcext:value-type="string">
            <text:p><text:a xlink:href="https://twitter.com/datGestruepp/status/1142317878873645056" xlink:type="simple">https://twitter.com/datGestruepp/status/1142317878873645056</text:a></text:p>
          </table:table-cell>
          <table:table-cell table:style-name="ce26" office:value-type="string" calcext:value-type="string">
            <text:p>22.06.2019</text:p>
          </table:table-cell>
          <table:table-cell table:style-name="ce1" office:value-type="string" calcext:value-type="string">
            <text:p>Es ist Wochenende!</text:p>
          </table:table-cell>
          <table:table-cell table:style-name="ce36" office:value-type="string" calcext:value-type="string">
            <text:p><text:a xlink:href="http://pbs.twimg.com/media/D9pUDCRXoAAvcJt.jpg" xlink:type="simple">http://pbs.twimg.com/media/D9pUDCRXoAAvcJt.jpg</text:a></text:p>
          </table:table-cell>
          <table:table-cell table:style-name="ce10" table:formula="of:=image([.E190])" office:value-type="string" office:string-value="" calcext:value-type="error">
            <text:p>#NAME?</text:p>
          </table:table-cell>
          <table:table-cell table:style-name="ce1" office:value-type="string" calcext:value-type="string">
            <text:p>Bibo (Muppet Show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2668290407436288</text:p>
          </table:table-cell>
          <table:table-cell table:style-name="ce20" office:value-type="string" calcext:value-type="string">
            <text:p><text:a xlink:href="https://twitter.com/datGestruepp/status/1142668290407436288" xlink:type="simple">https://twitter.com/datGestruepp/status/1142668290407436288</text:a></text:p>
          </table:table-cell>
          <table:table-cell table:style-name="ce26" office:value-type="string" calcext:value-type="string">
            <text:p>23.06.2019</text:p>
          </table:table-cell>
          <table:table-cell table:style-name="ce1" office:value-type="string" calcext:value-type="string">
            <text:p>Menno!</text:p>
          </table:table-cell>
          <table:table-cell table:style-name="ce36" office:value-type="string" calcext:value-type="string">
            <text:p><text:a xlink:href="http://pbs.twimg.com/media/D9uSwCDXoAYH1BF.jpg" xlink:type="simple">http://pbs.twimg.com/media/D9uSwCDXoAYH1BF.jpg</text:a></text:p>
          </table:table-cell>
          <table:table-cell table:style-name="ce10" table:formula="of:=image([.E191])" office:value-type="string" office:string-value="" calcext:value-type="error">
            <text:p>#NAME?</text:p>
          </table:table-cell>
          <table:table-cell table:style-name="ce1" office:value-type="string" calcext:value-type="string">
            <text:p>Herr Müller-Lüdenscheidt (Loriot)</text:p>
          </table:table-cell>
          <table:table-cell table:style-name="ce1" office:value-type="string" calcext:value-type="string">
            <text:p>ja</text:p>
          </table:table-cell>
          <table:table-cell table:style-name="ce20" office:value-type="string" calcext:value-type="string">
            <text:p><text:a xlink:href="https://www.youtube.com/watch?v=4pTITcV-Se8" xlink:type="simple">https://www.youtube.com/watch?v=4pTITcV-Se8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43036102929977346</text:p>
          </table:table-cell>
          <table:table-cell table:style-name="ce20" office:value-type="string" calcext:value-type="string">
            <text:p><text:a xlink:href="https://twitter.com/datGestruepp/status/1143036102929977346" xlink:type="simple">https://twitter.com/datGestruepp/status/1143036102929977346</text:a></text:p>
          </table:table-cell>
          <table:table-cell table:style-name="ce26" office:value-type="string" calcext:value-type="string">
            <text:p>24.06.2019</text:p>
          </table:table-cell>
          <table:table-cell table:style-name="ce1" office:value-type="string" calcext:value-type="string">
            <text:p>Wo sind meine roten Schuhe?</text:p>
          </table:table-cell>
          <table:table-cell table:style-name="ce36" office:value-type="string" calcext:value-type="string">
            <text:p><text:a xlink:href="http://pbs.twimg.com/media/D9zhRgRXUAAE9h9.jpg" xlink:type="simple">http://pbs.twimg.com/media/D9zhRgRXUAAE9h9.jpg</text:a></text:p>
          </table:table-cell>
          <table:table-cell table:style-name="ce10" table:formula="of:=image([.E192])" office:value-type="string" office:string-value="" calcext:value-type="error">
            <text:p>#NAME?</text:p>
          </table:table-cell>
          <table:table-cell table:style-name="ce1" office:value-type="string" calcext:value-type="string">
            <text:p>Hexe des Westens (Der Zauberer von Oz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3375482479665152</text:p>
          </table:table-cell>
          <table:table-cell table:style-name="ce20" office:value-type="string" calcext:value-type="string">
            <text:p><text:a xlink:href="https://twitter.com/datGestruepp/status/1143375482479665152" xlink:type="simple">https://twitter.com/datGestruepp/status/1143375482479665152</text:a></text:p>
          </table:table-cell>
          <table:table-cell table:style-name="ce26" office:value-type="string" calcext:value-type="string">
            <text:p>25.06.2019</text:p>
          </table:table-cell>
          <table:table-cell table:style-name="ce1" office:value-type="string" calcext:value-type="string">
            <text:p>Guten Morgen liebe Frühaufsteher*innen!</text:p>
          </table:table-cell>
          <table:table-cell table:style-name="ce36" office:value-type="string" calcext:value-type="string">
            <text:p><text:a xlink:href="http://pbs.twimg.com/media/D94V8DUXkAAnssE.jpg" xlink:type="simple">http://pbs.twimg.com/media/D94V8DUXkAAnssE.jpg</text:a></text:p>
          </table:table-cell>
          <table:table-cell table:style-name="ce10" table:formula="of:=image([.E193])" office:value-type="string" office:string-value="" calcext:value-type="error">
            <text:p>#NAME?</text:p>
          </table:table-cell>
          <table:table-cell table:style-name="ce1" office:value-type="string" calcext:value-type="string">
            <text:p>Nyan Cat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3754046353883136</text:p>
          </table:table-cell>
          <table:table-cell table:style-name="ce20" office:value-type="string" calcext:value-type="string">
            <text:p><text:a xlink:href="https://twitter.com/datGestruepp/status/1143754046353883136" xlink:type="simple">https://twitter.com/datGestruepp/status/1143754046353883136</text:a></text:p>
          </table:table-cell>
          <table:table-cell table:style-name="ce26" office:value-type="string" calcext:value-type="string">
            <text:p>26.06.2019</text:p>
          </table:table-cell>
          <table:table-cell table:style-name="ce1" office:value-type="string" calcext:value-type="string">
            <text:p>Unterwasser geht’s eigentlich.</text:p>
          </table:table-cell>
          <table:table-cell table:style-name="ce36" office:value-type="string" calcext:value-type="string">
            <text:p><text:a xlink:href="http://pbs.twimg.com/media/D99uPKrXkAMyrFt.jpg" xlink:type="simple">http://pbs.twimg.com/media/D99uPKrXkAMyrFt.jpg</text:a></text:p>
          </table:table-cell>
          <table:table-cell table:style-name="ce10" table:formula="of:=image([.E194])" office:value-type="string" office:string-value="" calcext:value-type="error">
            <text:p>#NAME?</text:p>
          </table:table-cell>
          <table:table-cell table:style-name="ce1" office:value-type="string" calcext:value-type="string">
            <text:p>Spongebob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4124653243424768</text:p>
          </table:table-cell>
          <table:table-cell table:style-name="ce20" office:value-type="string" calcext:value-type="string">
            <text:p><text:a xlink:href="https://twitter.com/datGestruepp/status/1144124653243424768" xlink:type="simple">https://twitter.com/datGestruepp/status/1144124653243424768</text:a></text:p>
          </table:table-cell>
          <table:table-cell table:style-name="ce26" office:value-type="string" calcext:value-type="string">
            <text:p>27.06.2019</text:p>
          </table:table-cell>
          <table:table-cell table:style-name="ce1" office:value-type="string" calcext:value-type="string">
            <text:p>Ach da gibt’s auch nette Leute? Wie toll!</text:p>
          </table:table-cell>
          <table:table-cell table:style-name="ce36" office:value-type="string" calcext:value-type="string">
            <text:p><text:a xlink:href="http://pbs.twimg.com/media/D-C_TlsX4AA6wpx.jpg" xlink:type="simple">http://pbs.twimg.com/media/D-C_TlsX4AA6wpx.jpg</text:a></text:p>
          </table:table-cell>
          <table:table-cell table:style-name="ce10" table:formula="of:=image([.E195])" office:value-type="string" office:string-value="" calcext:value-type="error">
            <text:p>#NAME?</text:p>
          </table:table-cell>
          <table:table-cell table:style-name="ce1" office:value-type="string" calcext:value-type="string">
            <text:p>Tinman (Der Zauberer von Oz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4493949324673024</text:p>
          </table:table-cell>
          <table:table-cell table:style-name="ce20" office:value-type="string" calcext:value-type="string">
            <text:p><text:a xlink:href="https://twitter.com/datGestruepp/status/1144493949324673024" xlink:type="simple">https://twitter.com/datGestruepp/status/1144493949324673024</text:a></text:p>
          </table:table-cell>
          <table:table-cell table:style-name="ce26" office:value-type="string" calcext:value-type="string">
            <text:p>28.06.2019</text:p>
          </table:table-cell>
          <table:table-cell table:style-name="ce1" office:value-type="string" calcext:value-type="string">
            <text:p>Tag die Dame.</text:p>
          </table:table-cell>
          <table:table-cell table:style-name="ce36" office:value-type="string" calcext:value-type="string">
            <text:p><text:a xlink:href="http://pbs.twimg.com/media/D-IPLZIUcAAc_Cb.jpg" xlink:type="simple">http://pbs.twimg.com/media/D-IPLZIUcAAc_Cb.jpg</text:a></text:p>
          </table:table-cell>
          <table:table-cell table:style-name="ce10" table:formula="of:=image([.E196])" office:value-type="string" office:string-value="" calcext:value-type="error">
            <text:p>#NAME?</text:p>
          </table:table-cell>
          <table:table-cell table:style-name="ce1" office:value-type="string" calcext:value-type="string">
            <text:p>Holly Golightly (Frühstück bei Tiffan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4831699748044802</text:p>
          </table:table-cell>
          <table:table-cell table:style-name="ce20" office:value-type="string" calcext:value-type="string">
            <text:p><text:a xlink:href="https://twitter.com/datGestruepp/status/1144831699748044802" xlink:type="simple">https://twitter.com/datGestruepp/status/1144831699748044802</text:a></text:p>
          </table:table-cell>
          <table:table-cell table:style-name="ce26" office:value-type="string" calcext:value-type="string">
            <text:p>29.06.2019</text:p>
          </table:table-cell>
          <table:table-cell table:style-name="ce1" office:value-type="string" calcext:value-type="string">
            <text:p>Verrückter Morgen!</text:p>
          </table:table-cell>
          <table:table-cell table:style-name="ce36" office:value-type="string" calcext:value-type="string">
            <text:p><text:a xlink:href="http://pbs.twimg.com/media/D-NCWxHXYAIjKIf.jpg" xlink:type="simple">http://pbs.twimg.com/media/D-NCWxHXYAIjKIf.jpg</text:a></text:p>
          </table:table-cell>
          <table:table-cell table:style-name="ce10" table:formula="of:=image([.E197])" office:value-type="string" office:string-value="" calcext:value-type="error">
            <text:p>#NAME?</text:p>
          </table:table-cell>
          <table:table-cell table:style-name="ce1" office:value-type="string" calcext:value-type="string">
            <text:p>Hutmacher (Alice im Wunderland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5223260314976256</text:p>
          </table:table-cell>
          <table:table-cell table:style-name="ce20" office:value-type="string" calcext:value-type="string">
            <text:p><text:a xlink:href="https://twitter.com/datGestruepp/status/1145223260314976256" xlink:type="simple">https://twitter.com/datGestruepp/status/1145223260314976256</text:a></text:p>
          </table:table-cell>
          <table:table-cell table:style-name="ce26" office:value-type="string" calcext:value-type="string">
            <text:p>30.06.2019</text:p>
          </table:table-cell>
          <table:table-cell table:style-name="ce1" office:value-type="string" calcext:value-type="string">
            <text:p>Nun...</text:p>
          </table:table-cell>
          <table:table-cell table:style-name="ce36" office:value-type="string" calcext:value-type="string">
            <text:p><text:a xlink:href="http://pbs.twimg.com/media/D-SmezAX4AMTp_T.jpg" xlink:type="simple">http://pbs.twimg.com/media/D-SmezAX4AMTp_T.jpg</text:a></text:p>
          </table:table-cell>
          <table:table-cell table:style-name="ce10" table:formula="of:=image([.E198])" office:value-type="string" office:string-value="" calcext:value-type="error">
            <text:p>#NAME?</text:p>
          </table:table-cell>
          <table:table-cell table:style-name="ce1" office:value-type="string" calcext:value-type="string">
            <text:p>Diddlmaus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5550466941620225</text:p>
          </table:table-cell>
          <table:table-cell table:style-name="ce20" office:value-type="string" calcext:value-type="string">
            <text:p><text:a xlink:href="https://twitter.com/datGestruepp/status/1145550466941620225" xlink:type="simple">https://twitter.com/datGestruepp/status/1145550466941620225</text:a></text:p>
          </table:table-cell>
          <table:table-cell table:style-name="ce26" office:value-type="string" calcext:value-type="string">
            <text:p>01.07.2019</text:p>
          </table:table-cell>
          <table:table-cell table:style-name="ce1" office:value-type="string" calcext:value-type="string">
            <text:p>Aha...</text:p>
          </table:table-cell>
          <table:table-cell table:style-name="ce36" office:value-type="string" calcext:value-type="string">
            <text:p><text:a xlink:href="http://pbs.twimg.com/media/D-XQEmiWwAETgWy.jpg" xlink:type="simple">http://pbs.twimg.com/media/D-XQEmiWwAETgWy.jpg</text:a></text:p>
          </table:table-cell>
          <table:table-cell table:style-name="ce10" table:formula="of:=image([.E199])" office:value-type="string" office:string-value="" calcext:value-type="error">
            <text:p>#NAME?</text:p>
          </table:table-cell>
          <table:table-cell table:style-name="ce1" office:value-type="string" calcext:value-type="string">
            <text:p>Karpador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5921351250784256</text:p>
          </table:table-cell>
          <table:table-cell table:style-name="ce20" office:value-type="string" calcext:value-type="string">
            <text:p><text:a xlink:href="https://twitter.com/datGestruepp/status/1145921351250784256" xlink:type="simple">https://twitter.com/datGestruepp/status/1145921351250784256</text:a></text:p>
          </table:table-cell>
          <table:table-cell table:style-name="ce26" office:value-type="string" calcext:value-type="string">
            <text:p>02.07.2019</text:p>
          </table:table-cell>
          <table:table-cell table:style-name="ce1" office:value-type="string" calcext:value-type="string">
            <text:p>Frisch heute.</text:p>
          </table:table-cell>
          <table:table-cell table:style-name="ce36" office:value-type="string" calcext:value-type="string">
            <text:p><text:a xlink:href="http://pbs.twimg.com/media/D-chY5_WsAErEHJ.jpg" xlink:type="simple">http://pbs.twimg.com/media/D-chY5_WsAErEHJ.jpg</text:a></text:p>
          </table:table-cell>
          <table:table-cell table:style-name="ce10" table:formula="of:=image([.E200])" office:value-type="string" office:string-value="" calcext:value-type="error">
            <text:p>#NAME?</text:p>
          </table:table-cell>
          <table:table-cell table:style-name="ce1" office:value-type="string" calcext:value-type="string">
            <text:p>Olaf (Frozen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6285457447313408</text:p>
          </table:table-cell>
          <table:table-cell table:style-name="ce20" office:value-type="string" calcext:value-type="string">
            <text:p><text:a xlink:href="https://twitter.com/datGestruepp/status/1146285457447313408" xlink:type="simple">https://twitter.com/datGestruepp/status/1146285457447313408</text:a></text:p>
          </table:table-cell>
          <table:table-cell table:style-name="ce26" office:value-type="string" calcext:value-type="string">
            <text:p>03.07.2019</text:p>
          </table:table-cell>
          <table:table-cell table:style-name="ce1" office:value-type="string" calcext:value-type="string">
            <text:p>Mir ist ganz schlumpfig zumute!</text:p>
          </table:table-cell>
          <table:table-cell table:style-name="ce36" office:value-type="string" calcext:value-type="string">
            <text:p><text:a xlink:href="http://pbs.twimg.com/media/D-hsiw4XkAAhsGw.jpg" xlink:type="simple">http://pbs.twimg.com/media/D-hsiw4XkAAhsGw.jpg</text:a></text:p>
          </table:table-cell>
          <table:table-cell table:style-name="ce10" table:formula="of:=image([.E201])" office:value-type="string" office:string-value="" calcext:value-type="error">
            <text:p>#NAME?</text:p>
          </table:table-cell>
          <table:table-cell table:style-name="ce1" office:value-type="string" calcext:value-type="string">
            <text:p>Papa Schlumpf (Die Schlümpfe, Peyo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6658698644938752</text:p>
          </table:table-cell>
          <table:table-cell table:style-name="ce20" office:value-type="string" calcext:value-type="string">
            <text:p><text:a xlink:href="https://twitter.com/datGestruepp/status/1146658698644938752" xlink:type="simple">https://twitter.com/datGestruepp/status/1146658698644938752</text:a></text:p>
          </table:table-cell>
          <table:table-cell table:style-name="ce26" office:value-type="string" calcext:value-type="string">
            <text:p>04.07.2019</text:p>
          </table:table-cell>
          <table:table-cell table:style-name="ce1" office:value-type="string" calcext:value-type="string">
            <text:p>Ach du meine Nase!</text:p>
          </table:table-cell>
          <table:table-cell table:style-name="ce36" office:value-type="string" calcext:value-type="string">
            <text:p><text:a xlink:href="http://pbs.twimg.com/media/D-nAAIRXoAAQpn9.jpg" xlink:type="simple">http://pbs.twimg.com/media/D-nAAIRXoAAQpn9.jpg</text:a></text:p>
          </table:table-cell>
          <table:table-cell table:style-name="ce10" table:formula="of:=image([.E202])" office:value-type="string" office:string-value="" calcext:value-type="error">
            <text:p>#NAME?</text:p>
          </table:table-cell>
          <table:table-cell table:style-name="ce1" office:value-type="string" calcext:value-type="string">
            <text:p>Pittiplatsch (Unser Sandmännchen, DFF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7020043995275265</text:p>
          </table:table-cell>
          <table:table-cell table:style-name="ce20" office:value-type="string" calcext:value-type="string">
            <text:p><text:a xlink:href="https://twitter.com/datGestruepp/status/1147020043995275265" xlink:type="simple">https://twitter.com/datGestruepp/status/1147020043995275265</text:a></text:p>
          </table:table-cell>
          <table:table-cell table:style-name="ce26" office:value-type="string" calcext:value-type="string">
            <text:p>05.07.2019</text:p>
          </table:table-cell>
          <table:table-cell table:style-name="ce1" office:value-type="string" calcext:value-type="string">
            <text:p>Go Go!</text:p>
          </table:table-cell>
          <table:table-cell table:style-name="ce36" office:value-type="string" calcext:value-type="string">
            <text:p><text:a xlink:href="http://pbs.twimg.com/media/D-sIpYwXoAAqHGc.jpg" xlink:type="simple">http://pbs.twimg.com/media/D-sIpYwXoAAqHGc.jpg</text:a></text:p>
          </table:table-cell>
          <table:table-cell table:style-name="ce10" table:formula="of:=image([.E203])" office:value-type="string" office:string-value="" calcext:value-type="error">
            <text:p>#NAME?</text:p>
          </table:table-cell>
          <table:table-cell table:style-name="ce1" office:value-type="string" calcext:value-type="string">
            <text:p>Inspector Gadget (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7378547604037632</text:p>
          </table:table-cell>
          <table:table-cell table:style-name="ce20" office:value-type="string" calcext:value-type="string">
            <text:p><text:a xlink:href="https://twitter.com/datGestruepp/status/1147378547604037632" xlink:type="simple">https://twitter.com/datGestruepp/status/1147378547604037632</text:a></text:p>
          </table:table-cell>
          <table:table-cell table:style-name="ce26" office:value-type="string" calcext:value-type="string">
            <text:p>06.07.2019</text:p>
          </table:table-cell>
          <table:table-cell table:style-name="ce1" office:value-type="string" calcext:value-type="string">
            <text:p>Hoppla.</text:p>
          </table:table-cell>
          <table:table-cell table:style-name="ce36" office:value-type="string" calcext:value-type="string">
            <text:p><text:a xlink:href="http://pbs.twimg.com/media/D-xOsyDWwAAeOWW.jpg" xlink:type="simple">http://pbs.twimg.com/media/D-xOsyDWwAAeOWW.jpg</text:a></text:p>
          </table:table-cell>
          <table:table-cell table:style-name="ce10" table:formula="of:=image([.E204])" office:value-type="string" office:string-value="" calcext:value-type="error">
            <text:p>#NAME?</text:p>
          </table:table-cell>
          <table:table-cell table:style-name="ce1" office:value-type="string" calcext:value-type="string">
            <text:p>Krümelmonster (Sesamstraß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7737423935352832</text:p>
          </table:table-cell>
          <table:table-cell table:style-name="ce20" office:value-type="string" calcext:value-type="string">
            <text:p><text:a xlink:href="https://twitter.com/datGestruepp/status/1147737423935352832" xlink:type="simple">https://twitter.com/datGestruepp/status/1147737423935352832</text:a></text:p>
          </table:table-cell>
          <table:table-cell table:style-name="ce26" office:value-type="string" calcext:value-type="string">
            <text:p>07.07.2019</text:p>
          </table:table-cell>
          <table:table-cell table:style-name="ce1" office:value-type="string" calcext:value-type="string">
            <text:p>Ach ... nun... ja hallo!</text:p>
          </table:table-cell>
          <table:table-cell table:style-name="ce36" office:value-type="string" calcext:value-type="string">
            <text:p><text:a xlink:href="http://pbs.twimg.com/media/D-2VGdDWwAApKmG.jpg" xlink:type="simple">http://pbs.twimg.com/media/D-2VGdDWwAApKmG.jpg</text:a></text:p>
          </table:table-cell>
          <table:table-cell table:style-name="ce10" table:formula="of:=image([.E205])" office:value-type="string" office:string-value="" calcext:value-type="error">
            <text:p>#NAME?</text:p>
          </table:table-cell>
          <table:table-cell table:style-name="ce1" office:value-type="string" calcext:value-type="string">
            <text:p>Glücksbärchi (Die Glücksbärchis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8114984930611200</text:p>
          </table:table-cell>
          <table:table-cell table:style-name="ce20" office:value-type="string" calcext:value-type="string">
            <text:p><text:a xlink:href="https://twitter.com/datGestruepp/status/1148114984930611200" xlink:type="simple">https://twitter.com/datGestruepp/status/1148114984930611200</text:a></text:p>
          </table:table-cell>
          <table:table-cell table:style-name="ce26" office:value-type="string" calcext:value-type="string">
            <text:p>08.07.2019</text:p>
          </table:table-cell>
          <table:table-cell table:style-name="ce1" office:value-type="string" calcext:value-type="string">
            <text:p>Wer bist du den?</text:p>
          </table:table-cell>
          <table:table-cell table:style-name="ce36" office:value-type="string" calcext:value-type="string">
            <text:p><text:a xlink:href="http://pbs.twimg.com/media/D-7sfQ2X4AEeugC.jpg" xlink:type="simple">http://pbs.twimg.com/media/D-7sfQ2X4AEeugC.jpg</text:a></text:p>
          </table:table-cell>
          <table:table-cell table:style-name="ce10" table:formula="of:=image([.E206])" office:value-type="string" office:string-value="" calcext:value-type="error">
            <text:p>#NAME?</text:p>
          </table:table-cell>
          <table:table-cell table:style-name="ce1" office:value-type="string" calcext:value-type="string">
            <text:p>Bernard (Day of the Tentacle, LucasArts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8451700337971200</text:p>
          </table:table-cell>
          <table:table-cell table:style-name="ce20" office:value-type="string" calcext:value-type="string">
            <text:p><text:a xlink:href="https://twitter.com/datGestruepp/status/1148451700337971200" xlink:type="simple">https://twitter.com/datGestruepp/status/1148451700337971200</text:a></text:p>
          </table:table-cell>
          <table:table-cell table:style-name="ce26" office:value-type="string" calcext:value-type="string">
            <text:p>09.07.2019</text:p>
          </table:table-cell>
          <table:table-cell table:style-name="ce1" office:value-type="string" calcext:value-type="string">
            <text:p>Wenn ich früh aufstehen muss!</text:p>
          </table:table-cell>
          <table:table-cell table:style-name="ce36" office:value-type="string" calcext:value-type="string">
            <text:p><text:a xlink:href="http://pbs.twimg.com/media/D_AeuhVXsAEhRgS.jpg" xlink:type="simple">http://pbs.twimg.com/media/D_AeuhVXsAEhRgS.jpg</text:a></text:p>
          </table:table-cell>
          <table:table-cell table:style-name="ce10" table:formula="of:=image([.E207])" office:value-type="string" office:string-value="" calcext:value-type="error">
            <text:p>#NAME?</text:p>
          </table:table-cell>
          <table:table-cell table:style-name="ce1" office:value-type="string" calcext:value-type="string">
            <text:p>Animal (Muppet Show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8844036645695488</text:p>
          </table:table-cell>
          <table:table-cell table:style-name="ce20" office:value-type="string" calcext:value-type="string">
            <text:p><text:a xlink:href="https://twitter.com/datGestruepp/status/1148844036645695488" xlink:type="simple">https://twitter.com/datGestruepp/status/1148844036645695488</text:a></text:p>
          </table:table-cell>
          <table:table-cell table:style-name="ce26" office:value-type="string" calcext:value-type="string">
            <text:p>10.07.2019</text:p>
          </table:table-cell>
          <table:table-cell table:style-name="ce1" office:value-type="string" calcext:value-type="string">
            <text:p>Das ist ganz schön hoch!</text:p>
          </table:table-cell>
          <table:table-cell table:style-name="ce36" office:value-type="string" calcext:value-type="string">
            <text:p><text:a xlink:href="http://pbs.twimg.com/media/D_GDjt-WwAAGX-X.jpg" xlink:type="simple">http://pbs.twimg.com/media/D_GDjt-WwAAGX-X.jpg</text:a></text:p>
          </table:table-cell>
          <table:table-cell table:style-name="ce10" table:formula="of:=image([.E208])" office:value-type="string" office:string-value="" calcext:value-type="error">
            <text:p>#NAME?</text:p>
          </table:table-cell>
          <table:table-cell table:style-name="ce1" office:value-type="string" calcext:value-type="string">
            <text:p>Rapunzel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9197233834921984</text:p>
          </table:table-cell>
          <table:table-cell table:style-name="ce20" office:value-type="string" calcext:value-type="string">
            <text:p><text:a xlink:href="https://twitter.com/datGestruepp/status/1149197233834921984" xlink:type="simple">https://twitter.com/datGestruepp/status/1149197233834921984</text:a></text:p>
          </table:table-cell>
          <table:table-cell table:style-name="ce26" office:value-type="string" calcext:value-type="string">
            <text:p>11.07.2019</text:p>
          </table:table-cell>
          <table:table-cell table:style-name="ce1" office:value-type="string" calcext:value-type="string">
            <text:p>Rock‘n‘Roll Leute!</text:p>
          </table:table-cell>
          <table:table-cell table:style-name="ce36" office:value-type="string" calcext:value-type="string">
            <text:p><text:a xlink:href="http://pbs.twimg.com/media/D_LEyNjX4AE0Esx.jpg" xlink:type="simple">http://pbs.twimg.com/media/D_LEyNjX4AE0Esx.jpg</text:a></text:p>
          </table:table-cell>
          <table:table-cell table:style-name="ce10" table:formula="of:=image([.E209])" office:value-type="string" office:string-value="" calcext:value-type="error">
            <text:p>#NAME?</text:p>
          </table:table-cell>
          <table:table-cell table:style-name="ce1" office:value-type="string" calcext:value-type="string">
            <text:p>Elvis Presley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9551224695357441</text:p>
          </table:table-cell>
          <table:table-cell table:style-name="ce20" office:value-type="string" calcext:value-type="string">
            <text:p><text:a xlink:href="https://twitter.com/datGestruepp/status/1149551224695357441" xlink:type="simple">https://twitter.com/datGestruepp/status/1149551224695357441</text:a></text:p>
          </table:table-cell>
          <table:table-cell table:style-name="ce26" office:value-type="string" calcext:value-type="string">
            <text:p>12.07.2019</text:p>
          </table:table-cell>
          <table:table-cell table:style-name="ce1" office:value-type="string" calcext:value-type="string">
            <text:p>Ähm... heut ist der 12.!#kritzelkaffee</text:p>
          </table:table-cell>
          <table:table-cell table:style-name="ce36" office:value-type="string" calcext:value-type="string">
            <text:p><text:a xlink:href="http://pbs.twimg.com/media/D_QGvYYUYAAxDTH.jpg" xlink:type="simple">http://pbs.twimg.com/media/D_QGvYYUYAAxDTH.jpg</text:a></text:p>
          </table:table-cell>
          <table:table-cell table:style-name="ce10" table:formula="of:=image([.E210])" office:value-type="string" office:string-value="" calcext:value-type="error">
            <text:p>#NAME?</text:p>
          </table:table-cell>
          <table:table-cell table:style-name="ce1" office:value-type="string" calcext:value-type="string">
            <text:p>Jason (Freitag der 13., Horrorfilm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49909082956017664</text:p>
          </table:table-cell>
          <table:table-cell table:style-name="ce20" office:value-type="string" calcext:value-type="string">
            <text:p><text:a xlink:href="https://twitter.com/datGestruepp/status/1149909082956017664" xlink:type="simple">https://twitter.com/datGestruepp/status/1149909082956017664</text:a></text:p>
          </table:table-cell>
          <table:table-cell table:style-name="ce26" office:value-type="string" calcext:value-type="string">
            <text:p>13.07.2019</text:p>
          </table:table-cell>
          <table:table-cell table:style-name="ce1" office:value-type="string" calcext:value-type="string">
            <text:p>Noch oder schon wach? Ist jetzt Tag oder Nacht? #tilt</text:p>
          </table:table-cell>
          <table:table-cell table:style-name="ce36" office:value-type="string" calcext:value-type="string">
            <text:p><text:a xlink:href="http://pbs.twimg.com/media/D_VMNaXWkAYHAd0.jpg" xlink:type="simple">http://pbs.twimg.com/media/D_VMNaXWkAYHAd0.jpg</text:a></text:p>
          </table:table-cell>
          <table:table-cell table:style-name="ce10" table:formula="of:=image([.E211])" office:value-type="string" office:string-value="" calcext:value-type="error">
            <text:p>#NAME?</text:p>
          </table:table-cell>
          <table:table-cell table:style-name="ce1" office:value-type="string" calcext:value-type="string">
            <text:p>Nosferatu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0276214290112512</text:p>
          </table:table-cell>
          <table:table-cell table:style-name="ce20" office:value-type="string" calcext:value-type="string">
            <text:p><text:a xlink:href="https://twitter.com/datGestruepp/status/1150276214290112512" xlink:type="simple">https://twitter.com/datGestruepp/status/1150276214290112512</text:a></text:p>
          </table:table-cell>
          <table:table-cell table:style-name="ce26" office:value-type="string" calcext:value-type="string">
            <text:p>14.07.2019</text:p>
          </table:table-cell>
          <table:table-cell table:style-name="ce1" office:value-type="string" calcext:value-type="string">
            <text:p>Coffee to strong? Ooh it was only a happy little accident!</text:p>
          </table:table-cell>
          <table:table-cell table:style-name="ce36" office:value-type="string" calcext:value-type="string">
            <text:p><text:a xlink:href="http://pbs.twimg.com/media/D_aaHTnXkAACYx_.jpg" xlink:type="simple">http://pbs.twimg.com/media/D_aaHTnXkAACYx_.jpg</text:a></text:p>
          </table:table-cell>
          <table:table-cell table:style-name="ce10" table:formula="of:=image([.E212])" office:value-type="string" office:string-value="" calcext:value-type="error">
            <text:p>#NAME?</text:p>
          </table:table-cell>
          <table:table-cell table:style-name="ce1" office:value-type="string" calcext:value-type="string">
            <text:p>Bob Ross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0642569300389893</text:p>
          </table:table-cell>
          <table:table-cell table:style-name="ce20" office:value-type="string" calcext:value-type="string">
            <text:p><text:a xlink:href="https://twitter.com/datGestruepp/status/1150642569300389893" xlink:type="simple">https://twitter.com/datGestruepp/status/1150642569300389893</text:a></text:p>
          </table:table-cell>
          <table:table-cell table:style-name="ce26" office:value-type="string" calcext:value-type="string">
            <text:p>15.07.2019</text:p>
          </table:table-cell>
          <table:table-cell table:style-name="ce1" office:value-type="string" calcext:value-type="string">
            <text:p>Aufstehen du musst!</text:p>
          </table:table-cell>
          <table:table-cell table:style-name="ce36" office:value-type="string" calcext:value-type="string">
            <text:p><text:a xlink:href="http://pbs.twimg.com/media/D_fnUHIXkAAHsCL.jpg" xlink:type="simple">http://pbs.twimg.com/media/D_fnUHIXkAAHsCL.jpg</text:a></text:p>
          </table:table-cell>
          <table:table-cell table:style-name="ce10" table:formula="of:=image([.E213])" office:value-type="string" office:string-value="" calcext:value-type="error">
            <text:p>#NAME?</text:p>
          </table:table-cell>
          <table:table-cell table:style-name="ce1" office:value-type="string" calcext:value-type="string">
            <text:p>Yoda (Star War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0976243073986560</text:p>
          </table:table-cell>
          <table:table-cell table:style-name="ce20" office:value-type="string" calcext:value-type="string">
            <text:p><text:a xlink:href="https://twitter.com/datGestruepp/status/1150976243073986560" xlink:type="simple">https://twitter.com/datGestruepp/status/1150976243073986560</text:a></text:p>
          </table:table-cell>
          <table:table-cell table:style-name="ce26" office:value-type="string" calcext:value-type="string">
            <text:p>16.07.2019</text:p>
          </table:table-cell>
          <table:table-cell table:style-name="ce1" office:value-type="string" calcext:value-type="string">
            <text:p>Guten Morgähn liebe Frühaufsteher*innen! 👀</text:p>
          </table:table-cell>
          <table:table-cell table:style-name="ce36" office:value-type="string" calcext:value-type="string">
            <text:p><text:a xlink:href="http://pbs.twimg.com/media/D_kWyOHW4AAG9GH.jpg" xlink:type="simple">http://pbs.twimg.com/media/D_kWyOHW4AAG9GH.jpg</text:a></text:p>
          </table:table-cell>
          <table:table-cell table:style-name="ce10" table:formula="of:=image([.E214])" office:value-type="string" office:string-value="" calcext:value-type="error">
            <text:p>#NAME?</text:p>
          </table:table-cell>
          <table:table-cell table:style-name="ce1" office:value-type="string" calcext:value-type="string">
            <text:p>Kleiner Blauer Elefant (Die Sendung mit der Maus, WD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1406459978244096</text:p>
          </table:table-cell>
          <table:table-cell table:style-name="ce20" office:value-type="string" calcext:value-type="string">
            <text:p><text:a xlink:href="https://twitter.com/datGestruepp/status/1151406459978244096" xlink:type="simple">https://twitter.com/datGestruepp/status/1151406459978244096</text:a></text:p>
          </table:table-cell>
          <table:table-cell table:style-name="ce26" office:value-type="string" calcext:value-type="string">
            <text:p>17.07.2019</text:p>
          </table:table-cell>
          <table:table-cell table:style-name="ce1" office:value-type="string" calcext:value-type="string">
            <text:p>Ideen kann man immer brauchen! Und Hilfe auch!</text:p>
          </table:table-cell>
          <table:table-cell table:style-name="ce36" office:value-type="string" calcext:value-type="string">
            <text:p><text:a xlink:href="http://pbs.twimg.com/media/D_qeCryXUAAhCL-.jpg" xlink:type="simple">http://pbs.twimg.com/media/D_qeCryXUAAhCL-.jpg</text:a></text:p>
          </table:table-cell>
          <table:table-cell table:style-name="ce10" table:formula="of:=image([.E215])" office:value-type="string" office:string-value="" calcext:value-type="error">
            <text:p>#NAME?</text:p>
          </table:table-cell>
          <table:table-cell table:style-name="ce1" office:value-type="string" calcext:value-type="string">
            <text:p>Helferlein (Duck Tales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1777266067750912</text:p>
          </table:table-cell>
          <table:table-cell table:style-name="ce20" office:value-type="string" calcext:value-type="string">
            <text:p><text:a xlink:href="https://twitter.com/datGestruepp/status/1151777266067750912" xlink:type="simple">https://twitter.com/datGestruepp/status/1151777266067750912</text:a></text:p>
          </table:table-cell>
          <table:table-cell table:style-name="ce26" office:value-type="string" calcext:value-type="string">
            <text:p>18.07.2019</text:p>
          </table:table-cell>
          <table:table-cell table:style-name="ce1" office:value-type="string" calcext:value-type="string">
            <text:p>Morgähn!</text:p>
          </table:table-cell>
          <table:table-cell table:style-name="ce36" office:value-type="string" calcext:value-type="string">
            <text:p><text:a xlink:href="http://pbs.twimg.com/media/D_vvSyeXYAEqE3h.jpg" xlink:type="simple">http://pbs.twimg.com/media/D_vvSyeXYAEqE3h.jpg</text:a></text:p>
          </table:table-cell>
          <table:table-cell table:style-name="ce10" table:formula="of:=image([.E216])" office:value-type="string" office:string-value="" calcext:value-type="error">
            <text:p>#NAME?</text:p>
          </table:table-cell>
          <table:table-cell table:style-name="ce1" office:value-type="string" calcext:value-type="string">
            <text:p>Snoopy (Die Peanuts, Charles M. Schulz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2131108269625344</text:p>
          </table:table-cell>
          <table:table-cell table:style-name="ce20" office:value-type="string" calcext:value-type="string">
            <text:p><text:a xlink:href="https://twitter.com/datGestruepp/status/1152131108269625344" xlink:type="simple">https://twitter.com/datGestruepp/status/1152131108269625344</text:a></text:p>
          </table:table-cell>
          <table:table-cell table:style-name="ce26" office:value-type="string" calcext:value-type="string">
            <text:p>19.07.2019</text:p>
          </table:table-cell>
          <table:table-cell table:style-name="ce1" office:value-type="string" calcext:value-type="string">
            <text:p>Fühlen Sie sich auch manchmal so fremd gesteuert?</text:p>
          </table:table-cell>
          <table:table-cell table:style-name="ce36" office:value-type="string" calcext:value-type="string">
            <text:p><text:a xlink:href="http://pbs.twimg.com/media/D_0xGazWwAAtj9E.jpg" xlink:type="simple">http://pbs.twimg.com/media/D_0xGazWwAAtj9E.jpg</text:a></text:p>
          </table:table-cell>
          <table:table-cell table:style-name="ce10" table:formula="of:=image([.E217])" office:value-type="string" office:string-value="" calcext:value-type="error">
            <text:p>#NAME?</text:p>
          </table:table-cell>
          <table:table-cell table:style-name="ce1" office:value-type="string" calcext:value-type="string">
            <text:p>Urmel aus dem Eis (Max Kruse, Kinder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2496002609364993</text:p>
          </table:table-cell>
          <table:table-cell table:style-name="ce20" office:value-type="string" calcext:value-type="string">
            <text:p><text:a xlink:href="https://twitter.com/datGestruepp/status/1152496002609364993" xlink:type="simple">https://twitter.com/datGestruepp/status/1152496002609364993</text:a></text:p>
          </table:table-cell>
          <table:table-cell table:style-name="ce26" office:value-type="string" calcext:value-type="string">
            <text:p>20.07.2019</text:p>
          </table:table-cell>
          <table:table-cell table:style-name="ce1" office:value-type="string" calcext:value-type="string">
            <text:p>Jeder braucht doch eine Schmusedecke! <text:s/>Und Kaffee!!</text:p>
          </table:table-cell>
          <table:table-cell table:style-name="ce36" office:value-type="string" calcext:value-type="string">
            <text:p><text:a xlink:href="http://pbs.twimg.com/media/D_58-eIXYAA0Lyf.jpg" xlink:type="simple">http://pbs.twimg.com/media/D_58-eIXYAA0Lyf.jpg</text:a></text:p>
          </table:table-cell>
          <table:table-cell table:style-name="ce10" table:formula="of:=image([.E218])" office:value-type="string" office:string-value="" calcext:value-type="error">
            <text:p>#NAME?</text:p>
          </table:table-cell>
          <table:table-cell table:style-name="ce1" office:value-type="string" calcext:value-type="string">
            <text:p>Linus von Pelt (Die Peanuts, Charles M. Schulz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2878664578719744</text:p>
          </table:table-cell>
          <table:table-cell table:style-name="ce20" office:value-type="string" calcext:value-type="string">
            <text:p><text:a xlink:href="https://twitter.com/datGestruepp/status/1152878664578719744" xlink:type="simple">https://twitter.com/datGestruepp/status/1152878664578719744</text:a></text:p>
          </table:table-cell>
          <table:table-cell table:style-name="ce26" office:value-type="string" calcext:value-type="string">
            <text:p>21.07.2019</text:p>
          </table:table-cell>
          <table:table-cell table:style-name="ce1" office:value-type="string" calcext:value-type="string">
            <text:p>Wo ist mein Pokeball?</text:p>
          </table:table-cell>
          <table:table-cell table:style-name="ce36" office:value-type="string" calcext:value-type="string">
            <text:p><text:a xlink:href="http://pbs.twimg.com/media/D__ZAHlXoAECIlQ.jpg" xlink:type="simple">http://pbs.twimg.com/media/D__ZAHlXoAECIlQ.jpg</text:a></text:p>
          </table:table-cell>
          <table:table-cell table:style-name="ce10" table:formula="of:=image([.E219])" office:value-type="string" office:string-value="" calcext:value-type="error">
            <text:p>#NAME?</text:p>
          </table:table-cell>
          <table:table-cell table:style-name="ce1" office:value-type="string" calcext:value-type="string">
            <text:p>Evoli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3197988325539840</text:p>
          </table:table-cell>
          <table:table-cell table:style-name="ce20" office:value-type="string" calcext:value-type="string">
            <text:p><text:a xlink:href="https://twitter.com/datGestruepp/status/1153197988325539840" xlink:type="simple">https://twitter.com/datGestruepp/status/1153197988325539840</text:a></text:p>
          </table:table-cell>
          <table:table-cell table:style-name="ce26" office:value-type="string" calcext:value-type="string">
            <text:p>22.07.2019</text:p>
          </table:table-cell>
          <table:table-cell table:style-name="ce1" office:value-type="string" calcext:value-type="string">
            <text:p>Morgähn!</text:p>
          </table:table-cell>
          <table:table-cell table:style-name="ce36" office:value-type="string" calcext:value-type="string">
            <text:p><text:a xlink:href="http://pbs.twimg.com/media/D__ucFPXYAABmOx.jpg" xlink:type="simple">http://pbs.twimg.com/media/D__ucFPXYAABmOx.jpg</text:a></text:p>
          </table:table-cell>
          <table:table-cell table:style-name="ce10" table:formula="of:=image([.E220])" office:value-type="string" office:string-value="" calcext:value-type="error">
            <text:p>#NAME?</text:p>
          </table:table-cell>
          <table:table-cell table:style-name="ce1" office:value-type="string" calcext:value-type="string">
            <text:p>Monchhichi (japanische Pupp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3560377248112640</text:p>
          </table:table-cell>
          <table:table-cell table:style-name="ce20" office:value-type="string" calcext:value-type="string">
            <text:p><text:a xlink:href="https://twitter.com/datGestruepp/status/1153560377248112640" xlink:type="simple">https://twitter.com/datGestruepp/status/1153560377248112640</text:a></text:p>
          </table:table-cell>
          <table:table-cell table:style-name="ce26" office:value-type="string" calcext:value-type="string">
            <text:p>23.07.2019</text:p>
          </table:table-cell>
          <table:table-cell table:style-name="ce1" office:value-type="string" calcext:value-type="string">
            <text:p>Etwas Honig in den Kaffee?</text:p>
          </table:table-cell>
          <table:table-cell table:style-name="ce36" office:value-type="string" calcext:value-type="string">
            <text:p><text:a xlink:href="http://pbs.twimg.com/media/D__whC5WkAEuvOZ.jpg" xlink:type="simple">http://pbs.twimg.com/media/D__whC5WkAEuvOZ.jpg</text:a></text:p>
          </table:table-cell>
          <table:table-cell table:style-name="ce10" table:formula="of:=image([.E221])" office:value-type="string" office:string-value="" calcext:value-type="error">
            <text:p>#NAME?</text:p>
          </table:table-cell>
          <table:table-cell table:style-name="ce1" office:value-type="string" calcext:value-type="string">
            <text:p>Winnie Puuh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3922763595423745</text:p>
          </table:table-cell>
          <table:table-cell table:style-name="ce20" office:value-type="string" calcext:value-type="string">
            <text:p><text:a xlink:href="https://twitter.com/datGestruepp/status/1153922763595423745" xlink:type="simple">https://twitter.com/datGestruepp/status/1153922763595423745</text:a></text:p>
          </table:table-cell>
          <table:table-cell table:style-name="ce26" office:value-type="string" calcext:value-type="string">
            <text:p>24.07.2019</text:p>
          </table:table-cell>
          <table:table-cell table:style-name="ce1" office:value-type="string" calcext:value-type="string">
            <text:p>Trinkt ihr überhaupt was?</text:p>
          </table:table-cell>
          <table:table-cell table:style-name="ce36" office:value-type="string" calcext:value-type="string">
            <text:p><text:a xlink:href="http://pbs.twimg.com/media/D__y2LDX4AEJq8r.jpg" xlink:type="simple">http://pbs.twimg.com/media/D__y2LDX4AEJq8r.jpg</text:a></text:p>
          </table:table-cell>
          <table:table-cell table:style-name="ce10" table:formula="of:=image([.E222])" office:value-type="string" office:string-value="" calcext:value-type="error">
            <text:p>#NAME?</text:p>
          </table:table-cell>
          <table:table-cell table:style-name="ce1" office:value-type="string" calcext:value-type="string">
            <text:p>Kodama/Waldgeister/Baumgeister (Prinzessin Mononoke, Studio Ghibli, Ani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4285151070969857</text:p>
          </table:table-cell>
          <table:table-cell table:style-name="ce20" office:value-type="string" calcext:value-type="string">
            <text:p><text:a xlink:href="https://twitter.com/datGestruepp/status/1154285151070969857" xlink:type="simple">https://twitter.com/datGestruepp/status/1154285151070969857</text:a></text:p>
          </table:table-cell>
          <table:table-cell table:style-name="ce26" office:value-type="string" calcext:value-type="string">
            <text:p>25.07.2019</text:p>
          </table:table-cell>
          <table:table-cell table:style-name="ce1" office:value-type="string" calcext:value-type="string">
            <text:p>Dödöm dödm dödöm dödm dödöm dödödödöööööööööö dödödödöm!</text:p>
          </table:table-cell>
          <table:table-cell table:style-name="ce36" office:value-type="string" calcext:value-type="string">
            <text:p><text:a xlink:href="http://pbs.twimg.com/media/EAAkTpKXYAAwVR-.jpg" xlink:type="simple">http://pbs.twimg.com/media/EAAkTpKXYAAwVR-.jpg</text:a></text:p>
          </table:table-cell>
          <table:table-cell table:style-name="ce10" table:formula="of:=image([.E223])" office:value-type="string" office:string-value="" calcext:value-type="error">
            <text:p>#NAME?</text:p>
          </table:table-cell>
          <table:table-cell table:style-name="ce1" office:value-type="string" calcext:value-type="string">
            <text:p>Paulchen Panther (Pink Panthe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4647541293580288</text:p>
          </table:table-cell>
          <table:table-cell table:style-name="ce20" office:value-type="string" calcext:value-type="string">
            <text:p><text:a xlink:href="https://twitter.com/datGestruepp/status/1154647541293580288" xlink:type="simple">https://twitter.com/datGestruepp/status/1154647541293580288</text:a></text:p>
          </table:table-cell>
          <table:table-cell table:style-name="ce26" office:value-type="string" calcext:value-type="string">
            <text:p>26.07.2019</text:p>
          </table:table-cell>
          <table:table-cell table:style-name="ce1" office:value-type="string" calcext:value-type="string">
            <text:p>Darf dein Waschbär denn Kaffee?</text:p>
          </table:table-cell>
          <table:table-cell table:style-name="ce36" office:value-type="string" calcext:value-type="string">
            <text:p><text:a xlink:href="http://pbs.twimg.com/media/EACDNWBWkAMSA3q.jpg" xlink:type="simple">http://pbs.twimg.com/media/EACDNWBWkAMSA3q.jpg</text:a></text:p>
          </table:table-cell>
          <table:table-cell table:style-name="ce10" table:formula="of:=image([.E224])" office:value-type="string" office:string-value="" calcext:value-type="error">
            <text:p>#NAME?</text:p>
          </table:table-cell>
          <table:table-cell table:style-name="ce1" office:value-type="string" calcext:value-type="string">
            <text:p>Yvraldis mit Waschbär (@yvraldis auf Twitter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5009927099740160</text:p>
          </table:table-cell>
          <table:table-cell table:style-name="ce20" office:value-type="string" calcext:value-type="string">
            <text:p><text:a xlink:href="https://twitter.com/datGestruepp/status/1155009927099740160" xlink:type="simple">https://twitter.com/datGestruepp/status/1155009927099740160</text:a></text:p>
          </table:table-cell>
          <table:table-cell table:style-name="ce26" office:value-type="string" calcext:value-type="string">
            <text:p>27.07.2019</text:p>
          </table:table-cell>
          <table:table-cell table:style-name="ce1" office:value-type="string" calcext:value-type="string">
            <text:p>Also äh...sie sind also Wissenschaftler?</text:p>
          </table:table-cell>
          <table:table-cell table:style-name="ce20" office:value-type="string" calcext:value-type="string">
            <text:p><text:a xlink:href="http://pbs.twimg.com/media/EAKPOx-W4AEzizM.jpg" xlink:type="simple">http://pbs.twimg.com/media/EAKPOx-W4AEzizM.jpg</text:a></text:p>
          </table:table-cell>
          <table:table-cell table:style-name="ce10" table:formula="of:=image([.E225])" office:value-type="string" office:string-value="" calcext:value-type="error">
            <text:p>#NAME?</text:p>
          </table:table-cell>
          <table:table-cell table:style-name="ce1" office:value-type="string" calcext:value-type="string">
            <text:p>Dexter (Dexters Labor, Zeichentrick)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www.fernsehserien.de/dexters-labor" xlink:type="simple">https://www.fernsehserien.de/dexters-labor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55372315900882944</text:p>
          </table:table-cell>
          <table:table-cell table:style-name="ce20" office:value-type="string" calcext:value-type="string">
            <text:p><text:a xlink:href="https://twitter.com/datGestruepp/status/1155372315900882944" xlink:type="simple">https://twitter.com/datGestruepp/status/1155372315900882944</text:a></text:p>
          </table:table-cell>
          <table:table-cell table:style-name="ce26" office:value-type="string" calcext:value-type="string">
            <text:p>28.07.2019</text:p>
          </table:table-cell>
          <table:table-cell table:style-name="ce1" office:value-type="string" calcext:value-type="string">
            <text:p>Auf ins Abenteuer!</text:p>
          </table:table-cell>
          <table:table-cell table:style-name="ce20" office:value-type="string" calcext:value-type="string">
            <text:p><text:a xlink:href="http://pbs.twimg.com/media/EAKScIQX4AEqXSb.jpg" xlink:type="simple">http://pbs.twimg.com/media/EAKScIQX4AEqXSb.jpg</text:a></text:p>
          </table:table-cell>
          <table:table-cell table:style-name="ce10" table:formula="of:=image([.E226])" office:value-type="string" office:string-value="" calcext:value-type="error">
            <text:p>#NAME?</text:p>
          </table:table-cell>
          <table:table-cell table:style-name="ce1" office:value-type="string" calcext:value-type="string">
            <text:p>Finn (Adventure Time, Zeichentrick)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adventuretime.fandom.com/wiki/Finn" xlink:type="simple">https://adventuretime.fandom.com/wiki/Finn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55734702617055232</text:p>
          </table:table-cell>
          <table:table-cell table:style-name="ce20" office:value-type="string" calcext:value-type="string">
            <text:p><text:a xlink:href="https://twitter.com/datGestruepp/status/1155734702617055232" xlink:type="simple">https://twitter.com/datGestruepp/status/1155734702617055232</text:a></text:p>
          </table:table-cell>
          <table:table-cell table:style-name="ce26" office:value-type="string" calcext:value-type="string">
            <text:p>29.07.2019</text:p>
          </table:table-cell>
          <table:table-cell table:style-name="ce1" office:value-type="string" calcext:value-type="string">
            <text:p>Suse ist jetzt ein freier Elf!</text:p>
          </table:table-cell>
          <table:table-cell table:style-name="ce20" office:value-type="string" calcext:value-type="string">
            <text:p><text:a xlink:href="http://pbs.twimg.com/media/EAQ6q7BXoAAqMzg.jpg" xlink:type="simple">http://pbs.twimg.com/media/EAQ6q7BXoAAqMzg.jpg</text:a></text:p>
          </table:table-cell>
          <table:table-cell table:style-name="ce10" table:formula="of:=image([.E227])" office:value-type="string" office:string-value="" calcext:value-type="error">
            <text:p>#NAME?</text:p>
          </table:table-cell>
          <table:table-cell table:style-name="ce1" office:value-type="string" calcext:value-type="string">
            <text:p>Socke im Kaffee, Hinweis auf Dobby den Hauself (Harry Potter, J.K.Rowling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6097090222796800</text:p>
          </table:table-cell>
          <table:table-cell table:style-name="ce20" office:value-type="string" calcext:value-type="string">
            <text:p><text:a xlink:href="https://twitter.com/datGestruepp/status/1156097090222796800" xlink:type="simple">https://twitter.com/datGestruepp/status/1156097090222796800</text:a></text:p>
          </table:table-cell>
          <table:table-cell table:style-name="ce26" office:value-type="string" calcext:value-type="string">
            <text:p>30.07.2019</text:p>
          </table:table-cell>
          <table:table-cell table:style-name="ce1" office:value-type="string" calcext:value-type="string">
            <text:p>Du siehst aus als brauchst du ganz dringend einen Kaffee!</text:p>
          </table:table-cell>
          <table:table-cell table:style-name="ce20" office:value-type="string" calcext:value-type="string">
            <text:p><text:a xlink:href="http://pbs.twimg.com/media/EAR9YjMWkAAWNuS.jpg" xlink:type="simple">http://pbs.twimg.com/media/EAR9YjMWkAAWNuS.jpg</text:a></text:p>
          </table:table-cell>
          <table:table-cell table:style-name="ce10" table:formula="of:=image([.E228])" office:value-type="string" office:string-value="" calcext:value-type="error">
            <text:p>#NAME?</text:p>
          </table:table-cell>
          <table:table-cell table:style-name="ce1" office:value-type="string" calcext:value-type="string">
            <text:p>Droppy Dog/Drops (z.B. Tom &amp; Jerry uv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6459478201634816</text:p>
          </table:table-cell>
          <table:table-cell table:style-name="ce20" office:value-type="string" calcext:value-type="string">
            <text:p><text:a xlink:href="https://twitter.com/datGestruepp/status/1156459478201634816" xlink:type="simple">https://twitter.com/datGestruepp/status/1156459478201634816</text:a></text:p>
          </table:table-cell>
          <table:table-cell table:style-name="ce26" office:value-type="string" calcext:value-type="string">
            <text:p>31.07.2019</text:p>
          </table:table-cell>
          <table:table-cell table:style-name="ce1" office:value-type="string" calcext:value-type="string">
            <text:p>Ich habe eine Wassermelone getragen!</text:p>
          </table:table-cell>
          <table:table-cell table:style-name="ce36" office:value-type="string" calcext:value-type="string">
            <text:p><text:a xlink:href="http://pbs.twimg.com/media/EAuhhwJXkAIDVUp.jpg" xlink:type="simple">http://pbs.twimg.com/media/EAuhhwJXkAIDVUp.jpg</text:a></text:p>
          </table:table-cell>
          <table:table-cell table:style-name="ce10" table:formula="of:=image([.E229])" office:value-type="string" office:string-value="" calcext:value-type="error">
            <text:p>#NAME?</text:p>
          </table:table-cell>
          <table:table-cell table:style-name="ce1" office:value-type="string" calcext:value-type="string">
            <text:p>Strüppi und Wassermelone (Hinweis auf Dirty Dancing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6821866113167360</text:p>
          </table:table-cell>
          <table:table-cell table:style-name="ce20" office:value-type="string" calcext:value-type="string">
            <text:p><text:a xlink:href="https://twitter.com/datGestruepp/status/1156821866113167360" xlink:type="simple">https://twitter.com/datGestruepp/status/1156821866113167360</text:a></text:p>
          </table:table-cell>
          <table:table-cell table:style-name="ce26" office:value-type="string" calcext:value-type="string">
            <text:p>01.08.2019</text:p>
          </table:table-cell>
          <table:table-cell table:style-name="ce1" office:value-type="string" calcext:value-type="string">
            <text:p>Wer?</text:p>
          </table:table-cell>
          <table:table-cell table:style-name="ce36" office:value-type="string" calcext:value-type="string">
            <text:p><text:a xlink:href="http://pbs.twimg.com/media/EAuhtyCXYAIhjyl.jpg" xlink:type="simple">http://pbs.twimg.com/media/EAuhtyCXYAIhjyl.jpg</text:a></text:p>
          </table:table-cell>
          <table:table-cell table:style-name="ce10" table:formula="of:=image([.E230])" office:value-type="string" office:string-value="" calcext:value-type="error">
            <text:p>#NAME?</text:p>
          </table:table-cell>
          <table:table-cell table:style-name="ce1" office:value-type="string" calcext:value-type="string">
            <text:p>Oblina (Aaahh!!! Monster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7184253786042368</text:p>
          </table:table-cell>
          <table:table-cell table:style-name="ce20" office:value-type="string" calcext:value-type="string">
            <text:p><text:a xlink:href="https://twitter.com/datGestruepp/status/1157184253786042368" xlink:type="simple">https://twitter.com/datGestruepp/status/1157184253786042368</text:a></text:p>
          </table:table-cell>
          <table:table-cell table:style-name="ce26" office:value-type="string" calcext:value-type="string">
            <text:p>02.08.2019</text:p>
          </table:table-cell>
          <table:table-cell table:style-name="ce1" office:value-type="string" calcext:value-type="string">
            <text:p>Ach so!</text:p>
          </table:table-cell>
          <table:table-cell table:style-name="ce36" office:value-type="string" calcext:value-type="string">
            <text:p><text:a xlink:href="http://pbs.twimg.com/media/EAuh-CfWwAA7U2o.jpg" xlink:type="simple">http://pbs.twimg.com/media/EAuh-CfWwAA7U2o.jpg</text:a></text:p>
          </table:table-cell>
          <table:table-cell table:style-name="ce10" table:formula="of:=image([.E231])" office:value-type="string" office:string-value="" calcext:value-type="error">
            <text:p>#NAME?</text:p>
          </table:table-cell>
          <table:table-cell table:style-name="ce1" office:value-type="string" calcext:value-type="string">
            <text:p>Florian Mund (Lefloid) und Der Olli (@LeFloid und @derOlliKanal auf Twitter)</text:p>
          </table:table-cell>
          <table:table-cell table:style-name="ce1" office:value-type="string" calcext:value-type="string">
            <text:p>genau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7546641668227073</text:p>
          </table:table-cell>
          <table:table-cell table:style-name="ce20" office:value-type="string" calcext:value-type="string">
            <text:p><text:a xlink:href="https://twitter.com/datGestruepp/status/1157546641668227073" xlink:type="simple">https://twitter.com/datGestruepp/status/1157546641668227073</text:a></text:p>
          </table:table-cell>
          <table:table-cell table:style-name="ce26" office:value-type="string" calcext:value-type="string">
            <text:p>03.08.2019</text:p>
          </table:table-cell>
          <table:table-cell table:style-name="ce1" office:value-type="string" calcext:value-type="string">
            <text:p>Da ist schon wieder ein Pokémon in meine Kaffee!</text:p>
          </table:table-cell>
          <table:table-cell table:style-name="ce36" office:value-type="string" calcext:value-type="string">
            <text:p><text:a xlink:href="http://pbs.twimg.com/media/EAuiNnGW4AAxQIO.jpg" xlink:type="simple">http://pbs.twimg.com/media/EAuiNnGW4AAxQIO.jpg</text:a></text:p>
          </table:table-cell>
          <table:table-cell table:style-name="ce10" table:formula="of:=image([.E232])" office:value-type="string" office:string-value="" calcext:value-type="error">
            <text:p>#NAME?</text:p>
          </table:table-cell>
          <table:table-cell table:style-name="ce1" office:value-type="string" calcext:value-type="string">
            <text:p>Tangela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7909029538029569</text:p>
          </table:table-cell>
          <table:table-cell table:style-name="ce20" office:value-type="string" calcext:value-type="string">
            <text:p><text:a xlink:href="https://twitter.com/datGestruepp/status/1157909029538029569" xlink:type="simple">https://twitter.com/datGestruepp/status/1157909029538029569</text:a></text:p>
          </table:table-cell>
          <table:table-cell table:style-name="ce26" office:value-type="string" calcext:value-type="string">
            <text:p>04.08.2019</text:p>
          </table:table-cell>
          <table:table-cell table:style-name="ce1" office:value-type="string" calcext:value-type="string">
            <text:p>Entschuldigung? Sind sie immer so kalt?</text:p>
          </table:table-cell>
          <table:table-cell table:style-name="ce36" office:value-type="string" calcext:value-type="string">
            <text:p><text:a xlink:href="http://pbs.twimg.com/media/EAuiavmW4AAtODB.jpg" xlink:type="simple">http://pbs.twimg.com/media/EAuiavmW4AAtODB.jpg</text:a></text:p>
          </table:table-cell>
          <table:table-cell table:style-name="ce10" table:formula="of:=image([.E233])" office:value-type="string" office:string-value="" calcext:value-type="error">
            <text:p>#NAME?</text:p>
          </table:table-cell>
          <table:table-cell table:style-name="ce1" office:value-type="string" calcext:value-type="string">
            <text:p>Eiskaltes Händchen (Addams Famil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8271417621843968</text:p>
          </table:table-cell>
          <table:table-cell table:style-name="ce20" office:value-type="string" calcext:value-type="string">
            <text:p><text:a xlink:href="https://twitter.com/datGestruepp/status/1158271417621843968" xlink:type="simple">https://twitter.com/datGestruepp/status/1158271417621843968</text:a></text:p>
          </table:table-cell>
          <table:table-cell table:style-name="ce26" office:value-type="string" calcext:value-type="string">
            <text:p>05.08.2019</text:p>
          </table:table-cell>
          <table:table-cell table:style-name="ce1" office:value-type="string" calcext:value-type="string">
            <text:p>Ach, die will nur spielen!</text:p>
          </table:table-cell>
          <table:table-cell table:style-name="ce36" office:value-type="string" calcext:value-type="string">
            <text:p><text:a xlink:href="http://pbs.twimg.com/media/EAuiqGDWwAEBEyo.jpg" xlink:type="simple">http://pbs.twimg.com/media/EAuiqGDWwAEBEyo.jpg</text:a></text:p>
          </table:table-cell>
          <table:table-cell table:style-name="ce10" table:formula="of:=image([.E234])" office:value-type="string" office:string-value="" calcext:value-type="error">
            <text:p>#NAME?</text:p>
          </table:table-cell>
          <table:table-cell table:style-name="ce1" office:value-type="string" calcext:value-type="string">
            <text:p>Luxo Junior (Pixar Lamp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8633805613273090</text:p>
          </table:table-cell>
          <table:table-cell table:style-name="ce20" office:value-type="string" calcext:value-type="string">
            <text:p><text:a xlink:href="https://twitter.com/datGestruepp/status/1158633805613273090" xlink:type="simple">https://twitter.com/datGestruepp/status/1158633805613273090</text:a></text:p>
          </table:table-cell>
          <table:table-cell table:style-name="ce26" office:value-type="string" calcext:value-type="string">
            <text:p>06.08.2019</text:p>
          </table:table-cell>
          <table:table-cell table:style-name="ce1" office:value-type="string" calcext:value-type="string">
            <text:p>Sie mögen Äpfel?</text:p>
          </table:table-cell>
          <table:table-cell table:style-name="ce36" office:value-type="string" calcext:value-type="string">
            <text:p><text:a xlink:href="http://pbs.twimg.com/media/EAui-B-WkAAzGN-.jpg" xlink:type="simple">http://pbs.twimg.com/media/EAui-B-WkAAzGN-.jpg</text:a></text:p>
          </table:table-cell>
          <table:table-cell table:style-name="ce10" table:formula="of:=image([.E235])" office:value-type="string" office:string-value="" calcext:value-type="error">
            <text:p>#NAME?</text:p>
          </table:table-cell>
          <table:table-cell table:style-name="ce1" office:value-type="string" calcext:value-type="string">
            <text:p>Ryuk (bzw seine Hand und Apfel) (Death Not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8996194313625600</text:p>
          </table:table-cell>
          <table:table-cell table:style-name="ce20" office:value-type="string" calcext:value-type="string">
            <text:p><text:a xlink:href="https://twitter.com/datGestruepp/status/1158996194313625600" xlink:type="simple">https://twitter.com/datGestruepp/status/1158996194313625600</text:a></text:p>
          </table:table-cell>
          <table:table-cell table:style-name="ce26" office:value-type="string" calcext:value-type="string">
            <text:p>07.08.2019</text:p>
          </table:table-cell>
          <table:table-cell table:style-name="ce1" office:value-type="string" calcext:value-type="string">
            <text:p>Ähm... ja... hallo?</text:p>
          </table:table-cell>
          <table:table-cell table:style-name="ce36" office:value-type="string" calcext:value-type="string">
            <text:p><text:a xlink:href="http://pbs.twimg.com/media/EAujL6kWkAEY1qa.jpg" xlink:type="simple">http://pbs.twimg.com/media/EAujL6kWkAEY1qa.jpg</text:a></text:p>
          </table:table-cell>
          <table:table-cell table:style-name="ce10" table:formula="of:=image([.E236])" office:value-type="string" office:string-value="" calcext:value-type="error">
            <text:p>#NAME?</text:p>
          </table:table-cell>
          <table:table-cell table:style-name="ce1" office:value-type="string" calcext:value-type="string">
            <text:p>Stewie Griffin (Family Gu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9339900996587521</text:p>
          </table:table-cell>
          <table:table-cell table:style-name="ce20" office:value-type="string" calcext:value-type="string">
            <text:p><text:a xlink:href="https://twitter.com/datGestruepp/status/1159339900996587521" xlink:type="simple">https://twitter.com/datGestruepp/status/1159339900996587521</text:a></text:p>
          </table:table-cell>
          <table:table-cell table:style-name="ce26" office:value-type="string" calcext:value-type="string">
            <text:p>08.08.2019</text:p>
          </table:table-cell>
          <table:table-cell table:style-name="ce1" office:value-type="string" calcext:value-type="string">
            <text:p>Ich habe einen Kaffee den sie nicht ablehnen können.</text:p>
          </table:table-cell>
          <table:table-cell table:style-name="ce36" office:value-type="string" calcext:value-type="string">
            <text:p><text:a xlink:href="http://pbs.twimg.com/media/EBbNfUgXoAAP73w.jpg" xlink:type="simple">http://pbs.twimg.com/media/EBbNfUgXoAAP73w.jpg</text:a></text:p>
          </table:table-cell>
          <table:table-cell table:style-name="ce10" table:formula="of:=image([.E237])" office:value-type="string" office:string-value="" calcext:value-type="error">
            <text:p>#NAME?</text:p>
          </table:table-cell>
          <table:table-cell table:style-name="ce1" office:value-type="string" calcext:value-type="string">
            <text:p>Der Pate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59705870617501696</text:p>
          </table:table-cell>
          <table:table-cell table:style-name="ce20" office:value-type="string" calcext:value-type="string">
            <text:p><text:a xlink:href="https://twitter.com/datGestruepp/status/1159705870617501696" xlink:type="simple">https://twitter.com/datGestruepp/status/1159705870617501696</text:a></text:p>
          </table:table-cell>
          <table:table-cell table:style-name="ce26" office:value-type="string" calcext:value-type="string">
            <text:p>09.08.2019</text:p>
          </table:table-cell>
          <table:table-cell table:style-name="ce1" office:value-type="string" calcext:value-type="string">
            <text:p>Aaah ich muss ganz dringend.... ich hab da einen Bogen und...</text:p>
          </table:table-cell>
          <table:table-cell table:style-name="ce36" office:value-type="string" calcext:value-type="string">
            <text:p><text:a xlink:href="http://pbs.twimg.com/media/EBdF_sVXkAA_lBD.jpg" xlink:type="simple">http://pbs.twimg.com/media/EBdF_sVXkAA_lBD.jpg</text:a></text:p>
          </table:table-cell>
          <table:table-cell table:style-name="ce10" table:formula="of:=image([.E238])" office:value-type="string" office:string-value="" calcext:value-type="error">
            <text:p>#NAME?</text:p>
          </table:table-cell>
          <table:table-cell table:style-name="ce1" office:value-type="string" calcext:value-type="string">
            <text:p>Ghast (Minecraft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0068738596638721</text:p>
          </table:table-cell>
          <table:table-cell table:style-name="ce20" office:value-type="string" calcext:value-type="string">
            <text:p><text:a xlink:href="https://twitter.com/datGestruepp/status/1160068738596638721" xlink:type="simple">https://twitter.com/datGestruepp/status/1160068738596638721</text:a></text:p>
          </table:table-cell>
          <table:table-cell table:style-name="ce26" office:value-type="string" calcext:value-type="string">
            <text:p>10.08.2019</text:p>
          </table:table-cell>
          <table:table-cell table:style-name="ce1" office:value-type="string" calcext:value-type="string">
            <text:p>Ihr seid ja gar nicht grün! Hahahahaaa... ha .... ha... lustig weil Frösche und so. Ha! ... okay ich geh ja schon zurück in die Säuremine.</text:p>
          </table:table-cell>
          <table:table-cell table:style-name="ce38" office:value-type="string" calcext:value-type="string">
            <text:p><text:a xlink:href="http://pbs.twimg.com/media/EBlkXhOXUAEHQJo.jpg" xlink:type="simple">http://pbs.twimg.com/media/EBlkXhOXUAEHQJo.jpg</text:a></text:p>
          </table:table-cell>
          <table:table-cell table:style-name="ce10" table:formula="of:=image([.E239])" office:value-type="string" office:string-value="" calcext:value-type="error">
            <text:p>#NAME?</text:p>
          </table:table-cell>
          <table:table-cell table:style-name="ce1" office:value-type="string" calcext:value-type="string">
            <text:p>Rick und Steve (Space Frogs)</text:p>
          </table:table-cell>
          <table:table-cell table:style-name="ce1" office:value-type="string" calcext:value-type="string">
            <text:p>ja</text:p>
          </table:table-cell>
          <table:table-cell table:style-name="ce20" office:value-type="string" calcext:value-type="string">
            <text:p><text:a xlink:href="https://www.youtube.com/user/SpaceFrogsRadio" xlink:type="simple">https://www.youtube.com/user/SpaceFrogsRadio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60430646109646848</text:p>
          </table:table-cell>
          <table:table-cell table:style-name="ce20" office:value-type="string" calcext:value-type="string">
            <text:p><text:a xlink:href="https://twitter.com/datGestruepp/status/1160430646109646848" xlink:type="simple">https://twitter.com/datGestruepp/status/1160430646109646848</text:a></text:p>
          </table:table-cell>
          <table:table-cell table:style-name="ce26" office:value-type="string" calcext:value-type="string">
            <text:p>11.08.2019</text:p>
          </table:table-cell>
          <table:table-cell table:style-name="ce1" office:value-type="string" calcext:value-type="string">
            <text:p>Awwww! Sie sind so niedlich wenn sie klein sind!</text:p>
          </table:table-cell>
          <table:table-cell table:style-name="ce36" office:value-type="string" calcext:value-type="string">
            <text:p><text:a xlink:href="http://pbs.twimg.com/media/EBn0ndqWkAA9FJF.jpg" xlink:type="simple">http://pbs.twimg.com/media/EBn0ndqWkAA9FJF.jpg</text:a></text:p>
          </table:table-cell>
          <table:table-cell table:style-name="ce10" table:formula="of:=image([.E240])" office:value-type="string" office:string-value="" calcext:value-type="error">
            <text:p>#NAME?</text:p>
          </table:table-cell>
          <table:table-cell table:style-name="ce1" office:value-type="string" calcext:value-type="string">
            <text:p>Piranha-Pflanze (Mario, Nintendo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0793032947404801</text:p>
          </table:table-cell>
          <table:table-cell table:style-name="ce20" office:value-type="string" calcext:value-type="string">
            <text:p><text:a xlink:href="https://twitter.com/datGestruepp/status/1160793032947404801" xlink:type="simple">https://twitter.com/datGestruepp/status/1160793032947404801</text:a></text:p>
          </table:table-cell>
          <table:table-cell table:style-name="ce26" office:value-type="string" calcext:value-type="string">
            <text:p>12.08.2019</text:p>
          </table:table-cell>
          <table:table-cell table:style-name="ce1" office:value-type="string" calcext:value-type="string">
            <text:p>Ich bin ein Murch...!</text:p>
          </table:table-cell>
          <table:table-cell table:style-name="ce36" office:value-type="string" calcext:value-type="string">
            <text:p><text:a xlink:href="http://pbs.twimg.com/media/EBsAVkrX4AEabcH.jpg" xlink:type="simple">http://pbs.twimg.com/media/EBsAVkrX4AEabcH.jpg</text:a></text:p>
          </table:table-cell>
          <table:table-cell table:style-name="ce10" table:formula="of:=image([.E241])" office:value-type="string" office:string-value="" calcext:value-type="error">
            <text:p>#NAME?</text:p>
          </table:table-cell>
          <table:table-cell table:style-name="ce1" office:value-type="string" calcext:value-type="string">
            <text:p>Buchling (Das Labyrinth der träumenden Bücher, Walter Moers, Buch)</text:p>
          </table:table-cell>
          <table:table-cell table:style-name="ce1" office:value-type="string" calcext:value-type="string">
            <text:p>Kein Murch! Die Buchlinge haben im Buch Mythenmetz hypnotisiert, sodass er glaubte ein Murch zu sein.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1147871204237312</text:p>
          </table:table-cell>
          <table:table-cell table:style-name="ce20" office:value-type="string" calcext:value-type="string">
            <text:p><text:a xlink:href="https://twitter.com/datGestruepp/status/1161147871204237312" xlink:type="simple">https://twitter.com/datGestruepp/status/1161147871204237312</text:a></text:p>
          </table:table-cell>
          <table:table-cell table:style-name="ce26" office:value-type="string" calcext:value-type="string">
            <text:p>13.08.2019</text:p>
          </table:table-cell>
          <table:table-cell table:style-name="ce1" office:value-type="string" calcext:value-type="string">
            <text:p>Hallo! Wie geht‘s dem Baby?</text:p>
          </table:table-cell>
          <table:table-cell table:style-name="ce36" office:value-type="string" calcext:value-type="string">
            <text:p><text:a xlink:href="http://pbs.twimg.com/media/EByJrqPXsAAaY86.jpg" xlink:type="simple">http://pbs.twimg.com/media/EByJrqPXsAAaY86.jpg</text:a></text:p>
          </table:table-cell>
          <table:table-cell table:style-name="ce10" table:formula="of:=image([.E242])" office:value-type="string" office:string-value="" calcext:value-type="error">
            <text:p>#NAME?</text:p>
          </table:table-cell>
          <table:table-cell table:style-name="ce1" office:value-type="string" calcext:value-type="string">
            <text:p>Hasemann und Herr Meckerich (@studio_vieleck auf Twitter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1517809374916608</text:p>
          </table:table-cell>
          <table:table-cell table:style-name="ce20" office:value-type="string" calcext:value-type="string">
            <text:p><text:a xlink:href="https://twitter.com/datGestruepp/status/1161517809374916608" xlink:type="simple">https://twitter.com/datGestruepp/status/1161517809374916608</text:a></text:p>
          </table:table-cell>
          <table:table-cell table:style-name="ce26" office:value-type="string" calcext:value-type="string">
            <text:p>14.08.2019</text:p>
          </table:table-cell>
          <table:table-cell table:style-name="ce1" office:value-type="string" calcext:value-type="string">
            <text:p>Kaffee Kaffee Kaffee Kaffeeeeeeeeee!!</text:p>
          </table:table-cell>
          <table:table-cell table:style-name="ce36" office:value-type="string" calcext:value-type="string">
            <text:p><text:a xlink:href="http://pbs.twimg.com/media/EB3X6XnWwAASJ9x.jpg" xlink:type="simple">http://pbs.twimg.com/media/EB3X6XnWwAASJ9x.jpg</text:a></text:p>
          </table:table-cell>
          <table:table-cell table:style-name="ce10" table:formula="of:=image([.E243])" office:value-type="string" office:string-value="" calcext:value-type="error">
            <text:p>#NAME?</text:p>
          </table:table-cell>
          <table:table-cell table:style-name="ce1" office:value-type="string" calcext:value-type="string">
            <text:p>Koffe-in und Koffein-frei (Grasbüschel mit Kaffee)</text:p>
          </table:table-cell>
          <table:table-cell table:style-name="ce1" office:value-type="string" calcext:value-type="string">
            <text:p>richtig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1880198142451713</text:p>
          </table:table-cell>
          <table:table-cell table:style-name="ce20" office:value-type="string" calcext:value-type="string">
            <text:p><text:a xlink:href="https://twitter.com/datGestruepp/status/1161880198142451713" xlink:type="simple">https://twitter.com/datGestruepp/status/1161880198142451713</text:a></text:p>
          </table:table-cell>
          <table:table-cell table:style-name="ce26" office:value-type="string" calcext:value-type="string">
            <text:p>15.08.2019</text:p>
          </table:table-cell>
          <table:table-cell table:style-name="ce1" office:value-type="string" calcext:value-type="string">
            <text:p>Schon wach?</text:p>
          </table:table-cell>
          <table:table-cell table:style-name="ce36" office:value-type="string" calcext:value-type="string">
            <text:p><text:a xlink:href="http://pbs.twimg.com/media/EB7OV22XUAAAUSJ.jpg" xlink:type="simple">http://pbs.twimg.com/media/EB7OV22XUAAAUSJ.jpg</text:a></text:p>
          </table:table-cell>
          <table:table-cell table:style-name="ce10" table:formula="of:=image([.E244])" office:value-type="string" office:string-value="" calcext:value-type="error">
            <text:p>#NAME?</text:p>
          </table:table-cell>
          <table:table-cell table:style-name="ce1" office:value-type="string" calcext:value-type="string">
            <text:p>Mona der Vampir (Zeichentrick)</text:p>
          </table:table-cell>
          <table:table-cell table:style-name="ce1" office:value-type="string" calcext:value-type="string">
            <text:p>richtig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2242586591092736</text:p>
          </table:table-cell>
          <table:table-cell table:style-name="ce20" office:value-type="string" calcext:value-type="string">
            <text:p><text:a xlink:href="https://twitter.com/datGestruepp/status/1162242586591092736" xlink:type="simple">https://twitter.com/datGestruepp/status/1162242586591092736</text:a></text:p>
          </table:table-cell>
          <table:table-cell table:style-name="ce26" office:value-type="string" calcext:value-type="string">
            <text:p>16.08.2019</text:p>
          </table:table-cell>
          <table:table-cell table:style-name="ce1" office:value-type="string" calcext:value-type="string">
            <text:p>Äh, wer?</text:p>
          </table:table-cell>
          <table:table-cell table:style-name="ce36" office:value-type="string" calcext:value-type="string">
            <text:p><text:a xlink:href="http://pbs.twimg.com/media/EB_ooA0XkAA6edd.jpg" xlink:type="simple">http://pbs.twimg.com/media/EB_ooA0XkAA6edd.jpg</text:a></text:p>
          </table:table-cell>
          <table:table-cell table:style-name="ce10" table:formula="of:=image([.E245])" office:value-type="string" office:string-value="" calcext:value-type="error">
            <text:p>#NAME?</text:p>
          </table:table-cell>
          <table:table-cell table:style-name="ce1" office:value-type="string" calcext:value-type="string">
            <text:p>Aang (Avatar the last Airbender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2604974934618118</text:p>
          </table:table-cell>
          <table:table-cell table:style-name="ce20" office:value-type="string" calcext:value-type="string">
            <text:p><text:a xlink:href="https://twitter.com/datGestruepp/status/1162604974934618118" xlink:type="simple">https://twitter.com/datGestruepp/status/1162604974934618118</text:a></text:p>
          </table:table-cell>
          <table:table-cell table:style-name="ce26" office:value-type="string" calcext:value-type="string">
            <text:p>17.08.2019</text:p>
          </table:table-cell>
          <table:table-cell table:style-name="ce1" office:value-type="string" calcext:value-type="string">
            <text:p>Ach, dich hab ich doch schon mal irgendwo gesehen!</text:p>
          </table:table-cell>
          <table:table-cell table:style-name="ce36" office:value-type="string" calcext:value-type="string">
            <text:p><text:a xlink:href="http://pbs.twimg.com/media/EB_pSRaXsAAftct.jpg" xlink:type="simple">http://pbs.twimg.com/media/EB_pSRaXsAAftct.jpg</text:a></text:p>
          </table:table-cell>
          <table:table-cell table:style-name="ce10" table:formula="of:=image([.E246])" office:value-type="string" office:string-value="" calcext:value-type="error">
            <text:p>#NAME?</text:p>
          </table:table-cell>
          <table:table-cell table:style-name="ce1" office:value-type="string" calcext:value-type="string">
            <text:p>Marvin der Marsmensch (Comic, Chuck Jones)</text:p>
          </table:table-cell>
          <table:table-cell table:style-name="ce1" office:value-type="string" calcext:value-type="string">
            <text:p>jupp</text:p>
          </table:table-cell>
          <table:table-cell table:style-name="ce20" office:value-type="string" calcext:value-type="string">
            <text:p><text:a xlink:href="https://comicvine.gamespot.com/marvin-the-martian/4005-21380/" xlink:type="simple">https://comicvine.gamespot.com/marvin-the-martian/4005-21380/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62967360585654272</text:p>
          </table:table-cell>
          <table:table-cell table:style-name="ce20" office:value-type="string" calcext:value-type="string">
            <text:p><text:a xlink:href="https://twitter.com/datGestruepp/status/1162967360585654272" xlink:type="simple">https://twitter.com/datGestruepp/status/1162967360585654272</text:a></text:p>
          </table:table-cell>
          <table:table-cell table:style-name="ce26" office:value-type="string" calcext:value-type="string">
            <text:p>18.08.2019</text:p>
          </table:table-cell>
          <table:table-cell table:style-name="ce1" office:value-type="string" calcext:value-type="string">
            <text:p>Sie sind Proffessor.... aha...</text:p>
          </table:table-cell>
          <table:table-cell table:style-name="ce36" office:value-type="string" calcext:value-type="string">
            <text:p><text:a xlink:href="http://pbs.twimg.com/media/ECJaBqQWwAE19_f.jpg" xlink:type="simple">http://pbs.twimg.com/media/ECJaBqQWwAE19_f.jpg</text:a></text:p>
          </table:table-cell>
          <table:table-cell table:style-name="ce10" table:formula="of:=image([.E247])" office:value-type="string" office:string-value="" calcext:value-type="error">
            <text:p>#NAME?</text:p>
          </table:table-cell>
          <table:table-cell table:style-name="ce1" office:value-type="string" calcext:value-type="string">
            <text:p>Prof. Bienlein (Tim und Struppi, Hérgé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3329748048719872</text:p>
          </table:table-cell>
          <table:table-cell table:style-name="ce20" office:value-type="string" calcext:value-type="string">
            <text:p><text:a xlink:href="https://twitter.com/datGestruepp/status/1163329748048719872" xlink:type="simple">https://twitter.com/datGestruepp/status/1163329748048719872</text:a></text:p>
          </table:table-cell>
          <table:table-cell table:style-name="ce26" office:value-type="string" calcext:value-type="string">
            <text:p>19.08.2019</text:p>
          </table:table-cell>
          <table:table-cell table:style-name="ce1" office:value-type="string" calcext:value-type="string">
            <text:p>Wie wär‘s mit einem Luftballontier! Gnihihi!</text:p>
          </table:table-cell>
          <table:table-cell table:style-name="ce36" office:value-type="string" calcext:value-type="string">
            <text:p><text:a xlink:href="http://pbs.twimg.com/media/ECLXQheXoAAt_uD.jpg" xlink:type="simple">http://pbs.twimg.com/media/ECLXQheXoAAt_uD.jpg</text:a></text:p>
          </table:table-cell>
          <table:table-cell table:style-name="ce10" table:formula="of:=image([.E248])" office:value-type="string" office:string-value="" calcext:value-type="error">
            <text:p>#NAME?</text:p>
          </table:table-cell>
          <table:table-cell table:style-name="ce1" office:value-type="string" calcext:value-type="string">
            <text:p>The Mask / Die Maske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3692135838654464</text:p>
          </table:table-cell>
          <table:table-cell table:style-name="ce20" office:value-type="string" calcext:value-type="string">
            <text:p><text:a xlink:href="https://twitter.com/datGestruepp/status/1163692135838654464" xlink:type="simple">https://twitter.com/datGestruepp/status/1163692135838654464</text:a></text:p>
          </table:table-cell>
          <table:table-cell table:style-name="ce26" office:value-type="string" calcext:value-type="string">
            <text:p>20.08.2019</text:p>
          </table:table-cell>
          <table:table-cell table:style-name="ce1" office:value-type="string" calcext:value-type="string">
            <text:p>Guten Morgen!</text:p>
          </table:table-cell>
          <table:table-cell table:style-name="ce36" office:value-type="string" calcext:value-type="string">
            <text:p><text:a xlink:href="http://pbs.twimg.com/media/ECLZmMVXkAAvQ1b.jpg" xlink:type="simple">http://pbs.twimg.com/media/ECLZmMVXkAAvQ1b.jpg</text:a></text:p>
          </table:table-cell>
          <table:table-cell table:style-name="ce10" table:formula="of:=image([.E249])" office:value-type="string" office:string-value="" calcext:value-type="error">
            <text:p>#NAME?</text:p>
          </table:table-cell>
          <table:table-cell table:style-name="ce1" office:value-type="string" calcext:value-type="string">
            <text:p>Mona Suse (Tribut an Leonardo DaVinci, Mona Lisa)</text:p>
          </table:table-cell>
          <table:table-cell table:style-name="ce1" office:value-type="string" calcext:value-type="string">
            <text:p>ich würde ja sagen: Mona Suse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4054523939184640</text:p>
          </table:table-cell>
          <table:table-cell table:style-name="ce20" office:value-type="string" calcext:value-type="string">
            <text:p><text:a xlink:href="https://twitter.com/datGestruepp/status/1164054523939184640" xlink:type="simple">https://twitter.com/datGestruepp/status/1164054523939184640</text:a></text:p>
          </table:table-cell>
          <table:table-cell table:style-name="ce26" office:value-type="string" calcext:value-type="string">
            <text:p>21.08.2019</text:p>
          </table:table-cell>
          <table:table-cell table:style-name="ce1" office:value-type="string" calcext:value-type="string">
            <text:p>Ich fühle mich heute so abstrakt.</text:p>
          </table:table-cell>
          <table:table-cell table:style-name="ce36" office:value-type="string" calcext:value-type="string">
            <text:p><text:a xlink:href="http://pbs.twimg.com/media/ECUrUSaXoAEAyf6.jpg" xlink:type="simple">http://pbs.twimg.com/media/ECUrUSaXoAEAyf6.jpg</text:a></text:p>
          </table:table-cell>
          <table:table-cell table:style-name="ce10" table:formula="of:=image([.E250])" office:value-type="string" office:string-value="" calcext:value-type="error">
            <text:p>#NAME?</text:p>
          </table:table-cell>
          <table:table-cell table:style-name="ce1" office:value-type="string" calcext:value-type="string">
            <text:p>Tribut an Pablo Picasso</text:p>
          </table:table-cell>
          <table:table-cell table:style-name="ce1" office:value-type="string" calcext:value-type="string">
            <text:p>genau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4416912748634112</text:p>
          </table:table-cell>
          <table:table-cell table:style-name="ce20" office:value-type="string" calcext:value-type="string">
            <text:p><text:a xlink:href="https://twitter.com/datGestruepp/status/1164416912748634112" xlink:type="simple">https://twitter.com/datGestruepp/status/1164416912748634112</text:a></text:p>
          </table:table-cell>
          <table:table-cell table:style-name="ce26" office:value-type="string" calcext:value-type="string">
            <text:p>22.08.2019</text:p>
          </table:table-cell>
          <table:table-cell table:style-name="ce1" office:value-type="string" calcext:value-type="string">
            <text:p>Guten Tag Herr Buchsbaum!</text:p>
          </table:table-cell>
          <table:table-cell table:style-name="ce36" office:value-type="string" calcext:value-type="string">
            <text:p><text:a xlink:href="http://pbs.twimg.com/media/ECbcbL0WkAYlfJS.jpg" xlink:type="simple">http://pbs.twimg.com/media/ECbcbL0WkAYlfJS.jpg</text:a></text:p>
          </table:table-cell>
          <table:table-cell table:style-name="ce10" table:formula="of:=image([.E251])" office:value-type="string" office:string-value="" calcext:value-type="error">
            <text:p>#NAME?</text:p>
          </table:table-cell>
          <table:table-cell table:style-name="ce1" office:value-type="string" calcext:value-type="string">
            <text:p>Benjamin Buxbaum (Darkwing Duck, Disney)</text:p>
          </table:table-cell>
          <table:table-cell table:style-name="ce1" office:value-type="string" calcext:value-type="string">
            <text:p>korrek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4779299494387712</text:p>
          </table:table-cell>
          <table:table-cell table:style-name="ce20" office:value-type="string" calcext:value-type="string">
            <text:p><text:a xlink:href="https://twitter.com/datGestruepp/status/1164779299494387712" xlink:type="simple">https://twitter.com/datGestruepp/status/1164779299494387712</text:a></text:p>
          </table:table-cell>
          <table:table-cell table:style-name="ce26" office:value-type="string" calcext:value-type="string">
            <text:p>23.08.2019</text:p>
          </table:table-cell>
          <table:table-cell table:style-name="ce1" office:value-type="string" calcext:value-type="string">
            <text:p>Ach, sie mögen lieber Milch?! Oh. Das ist jetzt.... Ähm... </text:p>
          </table:table-cell>
          <table:table-cell table:style-name="ce36" office:value-type="string" calcext:value-type="string">
            <text:p><text:a xlink:href="http://pbs.twimg.com/media/ECg3ORuWkAIOMTY.jpg" xlink:type="simple">http://pbs.twimg.com/media/ECg3ORuWkAIOMTY.jpg</text:a></text:p>
          </table:table-cell>
          <table:table-cell table:style-name="ce10" table:formula="of:=image([.E252])" office:value-type="string" office:string-value="" calcext:value-type="error">
            <text:p>#NAME?</text:p>
          </table:table-cell>
          <table:table-cell table:style-name="ce1" office:value-type="string" calcext:value-type="string">
            <text:p>Leon, der Profi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5141688047661059</text:p>
          </table:table-cell>
          <table:table-cell table:style-name="ce20" office:value-type="string" calcext:value-type="string">
            <text:p><text:a xlink:href="https://twitter.com/datGestruepp/status/1165141688047661059" xlink:type="simple">https://twitter.com/datGestruepp/status/1165141688047661059</text:a></text:p>
          </table:table-cell>
          <table:table-cell table:style-name="ce26" office:value-type="string" calcext:value-type="string">
            <text:p>24.08.2019</text:p>
          </table:table-cell>
          <table:table-cell table:style-name="ce1" office:value-type="string" calcext:value-type="string">
            <text:p>Hübscher Schal. Strüppi hat auch so einen.</text:p>
          </table:table-cell>
          <table:table-cell table:style-name="ce36" office:value-type="string" calcext:value-type="string">
            <text:p><text:a xlink:href="http://pbs.twimg.com/media/ECjV_OdX4AInwGv.jpg" xlink:type="simple">http://pbs.twimg.com/media/ECjV_OdX4AInwGv.jpg</text:a></text:p>
          </table:table-cell>
          <table:table-cell table:style-name="ce10" table:formula="of:=image([.E253])" office:value-type="string" office:string-value="" calcext:value-type="error">
            <text:p>#NAME?</text:p>
          </table:table-cell>
          <table:table-cell table:style-name="ce1" office:value-type="string" calcext:value-type="string">
            <text:p>Der Kleine Prinz (Antoine de Saint-Exupéry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5504075233992706</text:p>
          </table:table-cell>
          <table:table-cell table:style-name="ce20" office:value-type="string" calcext:value-type="string">
            <text:p><text:a xlink:href="https://twitter.com/datGestruepp/status/1165504075233992706" xlink:type="simple">https://twitter.com/datGestruepp/status/1165504075233992706</text:a></text:p>
          </table:table-cell>
          <table:table-cell table:style-name="ce26" office:value-type="string" calcext:value-type="string">
            <text:p>25.08.2019</text:p>
          </table:table-cell>
          <table:table-cell table:style-name="ce1" office:value-type="string" calcext:value-type="string">
            <text:p>Ja Erdbeeren finde ich auch voll lecker!</text:p>
          </table:table-cell>
          <table:table-cell table:style-name="ce36" office:value-type="string" calcext:value-type="string">
            <text:p><text:a xlink:href="http://pbs.twimg.com/media/ECmiggoWsAAP3JM.jpg" xlink:type="simple">http://pbs.twimg.com/media/ECmiggoWsAAP3JM.jpg</text:a></text:p>
          </table:table-cell>
          <table:table-cell table:style-name="ce10" table:formula="of:=image([.E254])" office:value-type="string" office:string-value="" calcext:value-type="error">
            <text:p>#NAME?</text:p>
          </table:table-cell>
          <table:table-cell table:style-name="ce1" office:value-type="string" calcext:value-type="string">
            <text:p>Rosalie Erdbeer (Prinzessin Erdbeer)</text:p>
          </table:table-cell>
          <table:table-cell table:style-name="ce1" office:value-type="string" calcext:value-type="string">
            <text:p>ja</text:p>
          </table:table-cell>
          <table:table-cell table:style-name="ce20" office:value-type="string" calcext:value-type="string">
            <text:p><text:a xlink:href="https://www.fernsehserien.de/prinzessin-erdbeer" xlink:type="simple">https://www.fernsehserien.de/prinzessin-erdbeer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65866463787462656</text:p>
          </table:table-cell>
          <table:table-cell table:style-name="ce20" office:value-type="string" calcext:value-type="string">
            <text:p><text:a xlink:href="https://twitter.com/datGestruepp/status/1165866463787462656" xlink:type="simple">https://twitter.com/datGestruepp/status/1165866463787462656</text:a></text:p>
          </table:table-cell>
          <table:table-cell table:style-name="ce26" office:value-type="string" calcext:value-type="string">
            <text:p>26.08.2019</text:p>
          </table:table-cell>
          <table:table-cell table:style-name="ce1" office:value-type="string" calcext:value-type="string">
            <text:p>Und sie drücken also nur Knöpfe?</text:p>
          </table:table-cell>
          <table:table-cell table:style-name="ce36" office:value-type="string" calcext:value-type="string">
            <text:p><text:a xlink:href="http://pbs.twimg.com/media/ECqmeNdXoAE6K6M.jpg" xlink:type="simple">http://pbs.twimg.com/media/ECqmeNdXoAE6K6M.jpg</text:a></text:p>
          </table:table-cell>
          <table:table-cell table:style-name="ce10" table:formula="of:=image([.E255])" office:value-type="string" office:string-value="" calcext:value-type="error">
            <text:p>#NAME?</text:p>
          </table:table-cell>
          <table:table-cell table:style-name="ce1" office:value-type="string" calcext:value-type="string">
            <text:p>eosAndy (@Eosandy auf Twitter)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6228850944225281</text:p>
          </table:table-cell>
          <table:table-cell table:style-name="ce20" office:value-type="string" calcext:value-type="string">
            <text:p><text:a xlink:href="https://twitter.com/datGestruepp/status/1166228850944225281" xlink:type="simple">https://twitter.com/datGestruepp/status/1166228850944225281</text:a></text:p>
          </table:table-cell>
          <table:table-cell table:style-name="ce26" office:value-type="string" calcext:value-type="string">
            <text:p>27.08.2019</text:p>
          </table:table-cell>
          <table:table-cell table:style-name="ce1" office:value-type="string" calcext:value-type="string">
            <text:p>So fühle ich mich immer ohne Kaffee!</text:p>
          </table:table-cell>
          <table:table-cell table:style-name="ce36" office:value-type="string" calcext:value-type="string">
            <text:p><text:a xlink:href="http://pbs.twimg.com/media/EC1UomfWsAAH8_I.jpg" xlink:type="simple">http://pbs.twimg.com/media/EC1UomfWsAAH8_I.jpg</text:a></text:p>
          </table:table-cell>
          <table:table-cell table:style-name="ce10" table:formula="of:=image([.E256])" office:value-type="string" office:string-value="" calcext:value-type="error">
            <text:p>#NAME?</text:p>
          </table:table-cell>
          <table:table-cell table:style-name="ce1" office:value-type="string" calcext:value-type="string">
            <text:p>Strüppiversion von 'Die Beständigkeit der Erinnerung' oder 'Die zerrinnende Zeit' (Tribut an Salvador Dalí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6591240088870912</text:p>
          </table:table-cell>
          <table:table-cell table:style-name="ce20" office:value-type="string" calcext:value-type="string">
            <text:p><text:a xlink:href="https://twitter.com/datGestruepp/status/1166591240088870912" xlink:type="simple">https://twitter.com/datGestruepp/status/1166591240088870912</text:a></text:p>
          </table:table-cell>
          <table:table-cell table:style-name="ce26" office:value-type="string" calcext:value-type="string">
            <text:p>28.08.2019</text:p>
          </table:table-cell>
          <table:table-cell table:style-name="ce1" office:value-type="string" calcext:value-type="string">
            <text:p>Was habt ihr vor??</text:p>
          </table:table-cell>
          <table:table-cell table:style-name="ce36" office:value-type="string" calcext:value-type="string">
            <text:p><text:a xlink:href="http://pbs.twimg.com/media/EC9JvuVXUAAa_ZA.jpg" xlink:type="simple">http://pbs.twimg.com/media/EC9JvuVXUAAa_ZA.jpg</text:a></text:p>
          </table:table-cell>
          <table:table-cell table:style-name="ce10" table:formula="of:=image([.E257])" office:value-type="string" office:string-value="" calcext:value-type="error">
            <text:p>#NAME?</text:p>
          </table:table-cell>
          <table:table-cell table:style-name="ce1" office:value-type="string" calcext:value-type="string">
            <text:p>Max und Moritz (Wilhelm Bus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6953626578890753</text:p>
          </table:table-cell>
          <table:table-cell table:style-name="ce20" office:value-type="string" calcext:value-type="string">
            <text:p><text:a xlink:href="https://twitter.com/datGestruepp/status/1166953626578890753" xlink:type="simple">https://twitter.com/datGestruepp/status/1166953626578890753</text:a></text:p>
          </table:table-cell>
          <table:table-cell table:style-name="ce26" office:value-type="string" calcext:value-type="string">
            <text:p>29.08.2019</text:p>
          </table:table-cell>
          <table:table-cell table:style-name="ce1" office:value-type="string" calcext:value-type="string">
            <text:p>Ääähm....</text:p>
          </table:table-cell>
          <table:table-cell table:style-name="ce36" office:value-type="string" calcext:value-type="string">
            <text:p><text:a xlink:href="http://pbs.twimg.com/media/EC9KD4ZWsAAuWxw.jpg" xlink:type="simple">http://pbs.twimg.com/media/EC9KD4ZWsAAuWxw.jpg</text:a></text:p>
          </table:table-cell>
          <table:table-cell table:style-name="ce10" table:formula="of:=image([.E258])" office:value-type="string" office:string-value="" calcext:value-type="error">
            <text:p>#NAME?</text:p>
          </table:table-cell>
          <table:table-cell table:style-name="ce1" office:value-type="string" calcext:value-type="string">
            <text:p>Venom (Spiderman, Marvel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7316015371423744</text:p>
          </table:table-cell>
          <table:table-cell table:style-name="ce20" office:value-type="string" calcext:value-type="string">
            <text:p><text:a xlink:href="https://twitter.com/datGestruepp/status/1167316015371423744" xlink:type="simple">https://twitter.com/datGestruepp/status/1167316015371423744</text:a></text:p>
          </table:table-cell>
          <table:table-cell table:style-name="ce26" office:value-type="string" calcext:value-type="string">
            <text:p>30.08.2019</text:p>
          </table:table-cell>
          <table:table-cell table:style-name="ce1" office:value-type="string" calcext:value-type="string">
            <text:p>Ich mag dich!</text:p>
          </table:table-cell>
          <table:table-cell table:style-name="ce36" office:value-type="string" calcext:value-type="string">
            <text:p><text:a xlink:href="http://pbs.twimg.com/media/EC9LfsHXoAA_TZN.jpg" xlink:type="simple">http://pbs.twimg.com/media/EC9LfsHXoAA_TZN.jpg</text:a></text:p>
          </table:table-cell>
          <table:table-cell table:style-name="ce10" table:formula="of:=image([.E259])" office:value-type="string" office:string-value="" calcext:value-type="error">
            <text:p>#NAME?</text:p>
          </table:table-cell>
          <table:table-cell table:style-name="ce1" office:value-type="string" calcext:value-type="string">
            <text:p>Klaus Dieter (Löwenzahn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7678402398048257</text:p>
          </table:table-cell>
          <table:table-cell table:style-name="ce20" office:value-type="string" calcext:value-type="string">
            <text:p><text:a xlink:href="https://twitter.com/datGestruepp/status/1167678402398048257" xlink:type="simple">https://twitter.com/datGestruepp/status/1167678402398048257</text:a></text:p>
          </table:table-cell>
          <table:table-cell table:style-name="ce26" office:value-type="string" calcext:value-type="string">
            <text:p>31.08.2019</text:p>
          </table:table-cell>
          <table:table-cell table:style-name="ce1" office:value-type="string" calcext:value-type="string">
            <text:p>Wie sind sie da rein gekommen? Und wie spricht man dieses chtu... chutull.... chtuhull.... aaaah!</text:p>
          </table:table-cell>
          <table:table-cell table:style-name="ce36" office:value-type="string" calcext:value-type="string">
            <text:p><text:a xlink:href="http://pbs.twimg.com/media/EC_0HUWW4AEx0qa.jpg" xlink:type="simple">http://pbs.twimg.com/media/EC_0HUWW4AEx0qa.jpg</text:a></text:p>
          </table:table-cell>
          <table:table-cell table:style-name="ce10" table:formula="of:=image([.E260])" office:value-type="string" office:string-value="" calcext:value-type="error">
            <text:p>#NAME?</text:p>
          </table:table-cell>
          <table:table-cell table:style-name="ce1" office:value-type="string" calcext:value-type="string">
            <text:p>Cthulhu (H.P.Lovecraft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8040791802990592</text:p>
          </table:table-cell>
          <table:table-cell table:style-name="ce20" office:value-type="string" calcext:value-type="string">
            <text:p><text:a xlink:href="https://twitter.com/datGestruepp/status/1168040791802990592" xlink:type="simple">https://twitter.com/datGestruepp/status/1168040791802990592</text:a></text:p>
          </table:table-cell>
          <table:table-cell table:style-name="ce26" office:value-type="string" calcext:value-type="string">
            <text:p>01.09.2019</text:p>
          </table:table-cell>
          <table:table-cell table:style-name="ce1" office:value-type="string" calcext:value-type="string">
            <text:p>Willkommen auf der Erde!</text:p>
          </table:table-cell>
          <table:table-cell table:style-name="ce36" office:value-type="string" calcext:value-type="string">
            <text:p><text:a xlink:href="http://pbs.twimg.com/media/EDHkJt0WwAA_4QM.jpg" xlink:type="simple">http://pbs.twimg.com/media/EDHkJt0WwAA_4QM.jpg</text:a></text:p>
          </table:table-cell>
          <table:table-cell table:style-name="ce10" table:formula="of:=image([.E261])" office:value-type="string" office:string-value="" calcext:value-type="error">
            <text:p>#NAME?</text:p>
          </table:table-cell>
          <table:table-cell table:style-name="ce1" office:value-type="string" calcext:value-type="string">
            <text:p>Spock (Star Trek)</text:p>
          </table:table-cell>
          <table:table-cell table:style-name="ce1" office:value-type="string" calcext:value-type="string">
            <text:p><text:s/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8403179492372480</text:p>
          </table:table-cell>
          <table:table-cell table:style-name="ce20" office:value-type="string" calcext:value-type="string">
            <text:p><text:a xlink:href="https://twitter.com/datGestruepp/status/1168403179492372480" xlink:type="simple">https://twitter.com/datGestruepp/status/1168403179492372480</text:a></text:p>
          </table:table-cell>
          <table:table-cell table:style-name="ce26" office:value-type="string" calcext:value-type="string">
            <text:p>02.09.2019</text:p>
          </table:table-cell>
          <table:table-cell table:style-name="ce1" office:value-type="string" calcext:value-type="string">
            <text:p>Möchten sie eine Gabel zu ihrem Kaffee?</text:p>
          </table:table-cell>
          <table:table-cell table:style-name="ce36" office:value-type="string" calcext:value-type="string">
            <text:p><text:a xlink:href="http://pbs.twimg.com/media/EDIzjbSXYAErRis.jpg" xlink:type="simple">http://pbs.twimg.com/media/EDIzjbSXYAErRis.jpg</text:a></text:p>
          </table:table-cell>
          <table:table-cell table:style-name="ce10" table:formula="of:=image([.E262])" office:value-type="string" office:string-value="" calcext:value-type="error">
            <text:p>#NAME?</text:p>
          </table:table-cell>
          <table:table-cell table:style-name="ce1" office:value-type="string" calcext:value-type="string">
            <text:p>Arielle die Meerjungfrau (Arielle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8765567555264512</text:p>
          </table:table-cell>
          <table:table-cell table:style-name="ce20" office:value-type="string" calcext:value-type="string">
            <text:p><text:a xlink:href="https://twitter.com/datGestruepp/status/1168765567555264512" xlink:type="simple">https://twitter.com/datGestruepp/status/1168765567555264512</text:a></text:p>
          </table:table-cell>
          <table:table-cell table:style-name="ce26" office:value-type="string" calcext:value-type="string">
            <text:p>03.09.2019</text:p>
          </table:table-cell>
          <table:table-cell table:style-name="ce1" office:value-type="string" calcext:value-type="string">
            <text:p>Faszinierend!</text:p>
          </table:table-cell>
          <table:table-cell table:style-name="ce36" office:value-type="string" calcext:value-type="string">
            <text:p><text:a xlink:href="http://pbs.twimg.com/media/EDPfIsjWwAUbYUw.jpg" xlink:type="simple">http://pbs.twimg.com/media/EDPfIsjWwAUbYUw.jpg</text:a></text:p>
          </table:table-cell>
          <table:table-cell table:style-name="ce10" table:formula="of:=image([.E263])" office:value-type="string" office:string-value="" calcext:value-type="error">
            <text:p>#NAME?</text:p>
          </table:table-cell>
          <table:table-cell table:style-name="ce1" office:value-type="string" calcext:value-type="string">
            <text:p>Severus Snape (Harry Potter, J.K.Rowling, Buch)</text:p>
          </table:table-cell>
          <table:table-cell table:style-name="ce1" office:value-type="string" calcext:value-type="string">
            <text:p>richtig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9127956020547584</text:p>
          </table:table-cell>
          <table:table-cell table:style-name="ce20" office:value-type="string" calcext:value-type="string">
            <text:p><text:a xlink:href="https://twitter.com/datGestruepp/status/1169127956020547584" xlink:type="simple">https://twitter.com/datGestruepp/status/1169127956020547584</text:a></text:p>
          </table:table-cell>
          <table:table-cell table:style-name="ce26" office:value-type="string" calcext:value-type="string">
            <text:p>04.09.2019</text:p>
          </table:table-cell>
          <table:table-cell table:style-name="ce1" office:value-type="string" calcext:value-type="string">
            <text:p>Nein ich bin keine Miezekatze.</text:p>
          </table:table-cell>
          <table:table-cell table:style-name="ce36" office:value-type="string" calcext:value-type="string">
            <text:p><text:a xlink:href="http://pbs.twimg.com/media/EDUEyPzXkAAdxpA.jpg" xlink:type="simple">http://pbs.twimg.com/media/EDUEyPzXkAAdxpA.jpg</text:a></text:p>
          </table:table-cell>
          <table:table-cell table:style-name="ce10" table:formula="of:=image([.E264])" office:value-type="string" office:string-value="" calcext:value-type="error">
            <text:p>#NAME?</text:p>
          </table:table-cell>
          <table:table-cell table:style-name="ce1" office:value-type="string" calcext:value-type="string">
            <text:p>Tweety (Looney Tune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9490344351682561</text:p>
          </table:table-cell>
          <table:table-cell table:style-name="ce20" office:value-type="string" calcext:value-type="string">
            <text:p><text:a xlink:href="https://twitter.com/datGestruepp/status/1169490344351682561" xlink:type="simple">https://twitter.com/datGestruepp/status/1169490344351682561</text:a></text:p>
          </table:table-cell>
          <table:table-cell table:style-name="ce26" office:value-type="string" calcext:value-type="string">
            <text:p>05.09.2019</text:p>
          </table:table-cell>
          <table:table-cell table:style-name="ce1" office:value-type="string" calcext:value-type="string">
            <text:p>Zeigst du mir wie man so einen schönen Schmollmund bekommt? 😚</text:p>
          </table:table-cell>
          <table:table-cell table:style-name="ce36" office:value-type="string" calcext:value-type="string">
            <text:p><text:a xlink:href="http://pbs.twimg.com/media/EDe3yPlW4AE_2YX.jpg" xlink:type="simple">http://pbs.twimg.com/media/EDe3yPlW4AE_2YX.jpg</text:a></text:p>
          </table:table-cell>
          <table:table-cell table:style-name="ce10" table:formula="of:=image([.E265])" office:value-type="string" office:string-value="" calcext:value-type="error">
            <text:p>#NAME?</text:p>
          </table:table-cell>
          <table:table-cell table:style-name="ce1" office:value-type="string" calcext:value-type="string">
            <text:p>Ella (@EllaMirelle auf Twitter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69852732448104448</text:p>
          </table:table-cell>
          <table:table-cell table:style-name="ce20" office:value-type="string" calcext:value-type="string">
            <text:p><text:a xlink:href="https://twitter.com/datGestruepp/status/1169852732448104448" xlink:type="simple">https://twitter.com/datGestruepp/status/1169852732448104448</text:a></text:p>
          </table:table-cell>
          <table:table-cell table:style-name="ce26" office:value-type="string" calcext:value-type="string">
            <text:p>06.09.2019</text:p>
          </table:table-cell>
          <table:table-cell table:style-name="ce1" office:value-type="string" calcext:value-type="string">
            <text:p>Heißt das, ich darf den Kaffee jetzt trinken?</text:p>
          </table:table-cell>
          <table:table-cell table:style-name="ce36" office:value-type="string" calcext:value-type="string">
            <text:p><text:a xlink:href="http://pbs.twimg.com/media/EDcsf1FWsAEsXAc.jpg" xlink:type="simple">http://pbs.twimg.com/media/EDcsf1FWsAEsXAc.jpg</text:a></text:p>
          </table:table-cell>
          <table:table-cell table:style-name="ce10" table:formula="of:=image([.E266])" office:value-type="string" office:string-value="" calcext:value-type="error">
            <text:p>#NAME?</text:p>
          </table:table-cell>
          <table:table-cell table:style-name="ce1" office:value-type="string" calcext:value-type="string">
            <text:p>Ostberliner Ampelmännchen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0215118778458112</text:p>
          </table:table-cell>
          <table:table-cell table:style-name="ce20" office:value-type="string" calcext:value-type="string">
            <text:p><text:a xlink:href="https://twitter.com/datGestruepp/status/1170215118778458112" xlink:type="simple">https://twitter.com/datGestruepp/status/1170215118778458112</text:a></text:p>
          </table:table-cell>
          <table:table-cell table:style-name="ce26" office:value-type="string" calcext:value-type="string">
            <text:p>07.09.2019</text:p>
          </table:table-cell>
          <table:table-cell table:style-name="ce1" office:value-type="string" calcext:value-type="string">
            <text:p>Ach sie sind der, der immer eine Idee hat?</text:p>
          </table:table-cell>
          <table:table-cell table:style-name="ce36" office:value-type="string" calcext:value-type="string">
            <text:p><text:a xlink:href="http://pbs.twimg.com/media/EDe45RJX4AAJ1G2.jpg" xlink:type="simple">http://pbs.twimg.com/media/EDe45RJX4AAJ1G2.jpg</text:a></text:p>
          </table:table-cell>
          <table:table-cell table:style-name="ce10" table:formula="of:=image([.E267])" office:value-type="string" office:string-value="" calcext:value-type="error">
            <text:p>#NAME?</text:p>
          </table:table-cell>
          <table:table-cell table:style-name="ce1" office:value-type="string" calcext:value-type="string">
            <text:p>Wickie (Wickie und die starken Männe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0577506719584256</text:p>
          </table:table-cell>
          <table:table-cell table:style-name="ce20" office:value-type="string" calcext:value-type="string">
            <text:p><text:a xlink:href="https://twitter.com/datGestruepp/status/1170577506719584256" xlink:type="simple">https://twitter.com/datGestruepp/status/1170577506719584256</text:a></text:p>
          </table:table-cell>
          <table:table-cell table:style-name="ce26" office:value-type="string" calcext:value-type="string">
            <text:p>08.09.2019</text:p>
          </table:table-cell>
          <table:table-cell table:style-name="ce1" office:value-type="string" calcext:value-type="string">
            <text:p>Nawwww! Wie bist du denn da rein gekommen?</text:p>
          </table:table-cell>
          <table:table-cell table:style-name="ce36" office:value-type="string" calcext:value-type="string">
            <text:p><text:a xlink:href="http://pbs.twimg.com/media/EDkHWuSW4AEGWLd.jpg" xlink:type="simple">http://pbs.twimg.com/media/EDkHWuSW4AEGWLd.jpg</text:a></text:p>
          </table:table-cell>
          <table:table-cell table:style-name="ce10" table:formula="of:=image([.E268])" office:value-type="string" office:string-value="" calcext:value-type="error">
            <text:p>#NAME?</text:p>
          </table:table-cell>
          <table:table-cell table:style-name="ce1" office:value-type="string" calcext:value-type="string">
            <text:p>Myrapla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0939895306752000</text:p>
          </table:table-cell>
          <table:table-cell table:style-name="ce20" office:value-type="string" calcext:value-type="string">
            <text:p><text:a xlink:href="https://twitter.com/datGestruepp/status/1170939895306752000" xlink:type="simple">https://twitter.com/datGestruepp/status/1170939895306752000</text:a></text:p>
          </table:table-cell>
          <table:table-cell table:style-name="ce26" office:value-type="string" calcext:value-type="string">
            <text:p>09.09.2019</text:p>
          </table:table-cell>
          <table:table-cell table:style-name="ce1" office:value-type="string" calcext:value-type="string">
            <text:p>Wer...? Was...?</text:p>
          </table:table-cell>
          <table:table-cell table:style-name="ce36" office:value-type="string" calcext:value-type="string">
            <text:p><text:a xlink:href="http://pbs.twimg.com/media/EDnwKIPXkAAV4FT.jpg" xlink:type="simple">http://pbs.twimg.com/media/EDnwKIPXkAAV4FT.jpg</text:a></text:p>
          </table:table-cell>
          <table:table-cell table:style-name="ce10" table:formula="of:=image([.E269])" office:value-type="string" office:string-value="" calcext:value-type="error">
            <text:p>#NAME?</text:p>
          </table:table-cell>
          <table:table-cell table:style-name="ce1" office:value-type="string" calcext:value-type="string">
            <text:p>Metroid Larve (Metroid, Nintendo, Game)</text:p>
          </table:table-cell>
          <table:table-cell table:style-name="ce1" office:value-type="string" calcext:value-type="string">
            <text:p>jo</text:p>
          </table:table-cell>
          <table:table-cell table:style-name="ce50" office:value-type="string" calcext:value-type="string">
            <text:p><text:a xlink:href="https://metroid.fandom.com/wiki/Metroid_larva" xlink:type="simple">https://metroid.fandom.com/wiki/Metroid_larva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71302283121836033</text:p>
          </table:table-cell>
          <table:table-cell table:style-name="ce20" office:value-type="string" calcext:value-type="string">
            <text:p><text:a xlink:href="https://twitter.com/datGestruepp/status/1171302283121836033" xlink:type="simple">https://twitter.com/datGestruepp/status/1171302283121836033</text:a></text:p>
          </table:table-cell>
          <table:table-cell table:style-name="ce26" office:value-type="string" calcext:value-type="string">
            <text:p>10.09.2019</text:p>
          </table:table-cell>
          <table:table-cell table:style-name="ce1" office:value-type="string" calcext:value-type="string">
            <text:p>Och! Dich habe ich ja lange nicht gesehen!</text:p>
          </table:table-cell>
          <table:table-cell table:style-name="ce36" office:value-type="string" calcext:value-type="string">
            <text:p><text:a xlink:href="http://pbs.twimg.com/media/EDwz3YtU4AAEfGF.jpg" xlink:type="simple">http://pbs.twimg.com/media/EDwz3YtU4AAEfGF.jpg</text:a></text:p>
          </table:table-cell>
          <table:table-cell table:style-name="ce10" table:formula="of:=image([.E270])" office:value-type="string" office:string-value="" calcext:value-type="error">
            <text:p>#NAME?</text:p>
          </table:table-cell>
          <table:table-cell table:style-name="ce1" office:value-type="string" calcext:value-type="string">
            <text:p>Chibi Maruko Chan (Manga-Serie)</text:p>
          </table:table-cell>
          <table:table-cell table:style-name="ce1" office:value-type="string" calcext:value-type="string">
            <text:p>stimmt</text:p>
          </table:table-cell>
          <table:table-cell table:style-name="ce20" office:value-type="string" calcext:value-type="string">
            <text:p><text:a xlink:href="https://de.wikipedia.org/wiki/Chibi_Maruko_Chan" xlink:type="simple">https://de.wikipedia.org/wiki/Chibi_Maruko_Chan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71664670605942787</text:p>
          </table:table-cell>
          <table:table-cell table:style-name="ce20" office:value-type="string" calcext:value-type="string">
            <text:p><text:a xlink:href="https://twitter.com/datGestruepp/status/1171664670605942787" xlink:type="simple">https://twitter.com/datGestruepp/status/1171664670605942787</text:a></text:p>
          </table:table-cell>
          <table:table-cell table:style-name="ce26" office:value-type="string" calcext:value-type="string">
            <text:p>11.09.2019</text:p>
          </table:table-cell>
          <table:table-cell table:style-name="ce1" office:value-type="string" calcext:value-type="string">
            <text:p>Eene meene Moll, der Kaffee sei wieder voll! Hex hex!</text:p>
          </table:table-cell>
          <table:table-cell table:style-name="ce36" office:value-type="string" calcext:value-type="string">
            <text:p><text:a xlink:href="http://pbs.twimg.com/media/ED2sQP2X4AA50cZ.jpg" xlink:type="simple">http://pbs.twimg.com/media/ED2sQP2X4AA50cZ.jpg</text:a></text:p>
          </table:table-cell>
          <table:table-cell table:style-name="ce10" table:formula="of:=image([.E271])" office:value-type="string" office:string-value="" calcext:value-type="error">
            <text:p>#NAME?</text:p>
          </table:table-cell>
          <table:table-cell table:style-name="ce1" office:value-type="string" calcext:value-type="string">
            <text:p>Bibi Blocksberg (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2027057670447105</text:p>
          </table:table-cell>
          <table:table-cell table:style-name="ce20" office:value-type="string" calcext:value-type="string">
            <text:p><text:a xlink:href="https://twitter.com/datGestruepp/status/1172027057670447105" xlink:type="simple">https://twitter.com/datGestruepp/status/1172027057670447105</text:a></text:p>
          </table:table-cell>
          <table:table-cell table:style-name="ce26" office:value-type="string" calcext:value-type="string">
            <text:p>12.09.2019</text:p>
          </table:table-cell>
          <table:table-cell table:style-name="ce1" office:value-type="string" calcext:value-type="string">
            <text:p>Ich hab auch was grünes an. Darf ich sie jetzt retten?</text:p>
          </table:table-cell>
          <table:table-cell table:style-name="ce36" office:value-type="string" calcext:value-type="string">
            <text:p><text:a xlink:href="http://pbs.twimg.com/media/ED8ZPNyX4AAzdKh.jpg" xlink:type="simple">http://pbs.twimg.com/media/ED8ZPNyX4AAzdKh.jpg</text:a></text:p>
          </table:table-cell>
          <table:table-cell table:style-name="ce10" table:formula="of:=image([.E272])" office:value-type="string" office:string-value="" calcext:value-type="error">
            <text:p>#NAME?</text:p>
          </table:table-cell>
          <table:table-cell table:style-name="ce1" office:value-type="string" calcext:value-type="string">
            <text:p>Prinzessin Zelda (Legend of Zelda, Nintendo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2389445661810688</text:p>
          </table:table-cell>
          <table:table-cell table:style-name="ce20" office:value-type="string" calcext:value-type="string">
            <text:p><text:a xlink:href="https://twitter.com/datGestruepp/status/1172389445661810688" xlink:type="simple">https://twitter.com/datGestruepp/status/1172389445661810688</text:a></text:p>
          </table:table-cell>
          <table:table-cell table:style-name="ce26" office:value-type="string" calcext:value-type="string">
            <text:p>13.09.2019</text:p>
          </table:table-cell>
          <table:table-cell table:style-name="ce1" office:value-type="string" calcext:value-type="string">
            <text:p>Nat!</text:p>
          </table:table-cell>
          <table:table-cell table:style-name="ce36" office:value-type="string" calcext:value-type="string">
            <text:p><text:a xlink:href="http://pbs.twimg.com/media/EEDREGYX4AEkOvq.jpg" xlink:type="simple">http://pbs.twimg.com/media/EEDREGYX4AEkOvq.jpg</text:a></text:p>
          </table:table-cell>
          <table:table-cell table:style-name="ce10" table:formula="of:=image([.E273])" office:value-type="string" office:string-value="" calcext:value-type="error">
            <text:p>#NAME?</text:p>
          </table:table-cell>
          <table:table-cell table:style-name="ce1" office:value-type="string" calcext:value-type="string">
            <text:p>Ente (Sendung mit der Maus, WD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2751833359704064</text:p>
          </table:table-cell>
          <table:table-cell table:style-name="ce20" office:value-type="string" calcext:value-type="string">
            <text:p><text:a xlink:href="https://twitter.com/datGestruepp/status/1172751833359704064" xlink:type="simple">https://twitter.com/datGestruepp/status/1172751833359704064</text:a></text:p>
          </table:table-cell>
          <table:table-cell table:style-name="ce26" office:value-type="string" calcext:value-type="string">
            <text:p>14.09.2019</text:p>
          </table:table-cell>
          <table:table-cell table:style-name="ce1" office:value-type="string" calcext:value-type="string">
            <text:p>Nun...</text:p>
          </table:table-cell>
          <table:table-cell table:style-name="ce36" office:value-type="string" calcext:value-type="string">
            <text:p><text:a xlink:href="http://pbs.twimg.com/media/EEDUPxpWsAAiBXX.jpg" xlink:type="simple">http://pbs.twimg.com/media/EEDUPxpWsAAiBXX.jpg</text:a></text:p>
          </table:table-cell>
          <table:table-cell table:style-name="ce10" table:formula="of:=image([.E274])" office:value-type="string" office:string-value="" calcext:value-type="error">
            <text:p>#NAME?</text:p>
          </table:table-cell>
          <table:table-cell table:style-name="ce1" office:value-type="string" calcext:value-type="string">
            <text:p>Möwe (Findet Nemo, Pixa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3114222256869376</text:p>
          </table:table-cell>
          <table:table-cell table:style-name="ce20" office:value-type="string" calcext:value-type="string">
            <text:p><text:a xlink:href="https://twitter.com/datGestruepp/status/1173114222256869376" xlink:type="simple">https://twitter.com/datGestruepp/status/1173114222256869376</text:a></text:p>
          </table:table-cell>
          <table:table-cell table:style-name="ce26" office:value-type="string" calcext:value-type="string">
            <text:p>15.09.2019</text:p>
          </table:table-cell>
          <table:table-cell table:style-name="ce1" office:value-type="string" calcext:value-type="string">
            <text:p>Was ist diese Box von diesem Schrödinger?</text:p>
          </table:table-cell>
          <table:table-cell table:style-name="ce36" office:value-type="string" calcext:value-type="string">
            <text:p><text:a xlink:href="http://pbs.twimg.com/media/EELQcy2XkAAZYzD.jpg" xlink:type="simple">http://pbs.twimg.com/media/EELQcy2XkAAZYzD.jpg</text:a></text:p>
          </table:table-cell>
          <table:table-cell table:style-name="ce10" table:formula="of:=image([.E275])" office:value-type="string" office:string-value="" calcext:value-type="error">
            <text:p>#NAME?</text:p>
          </table:table-cell>
          <table:table-cell table:style-name="ce1" office:value-type="string" calcext:value-type="string">
            <text:p>Schrödingers Katze (Tribut an Erwin Schrödinge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3476609413779456</text:p>
          </table:table-cell>
          <table:table-cell table:style-name="ce20" office:value-type="string" calcext:value-type="string">
            <text:p><text:a xlink:href="https://twitter.com/datGestruepp/status/1173476609413779456" xlink:type="simple">https://twitter.com/datGestruepp/status/1173476609413779456</text:a></text:p>
          </table:table-cell>
          <table:table-cell table:style-name="ce26" office:value-type="string" calcext:value-type="string">
            <text:p>16.09.2019</text:p>
          </table:table-cell>
          <table:table-cell table:style-name="ce1" office:value-type="string" calcext:value-type="string">
            <text:p>Ein Kesselchen Kaffee?</text:p>
          </table:table-cell>
          <table:table-cell table:style-name="ce36" office:value-type="string" calcext:value-type="string">
            <text:p><text:a xlink:href="http://pbs.twimg.com/media/EELRyenXkAET2nY.jpg" xlink:type="simple">http://pbs.twimg.com/media/EELRyenXkAET2nY.jpg</text:a></text:p>
          </table:table-cell>
          <table:table-cell table:style-name="ce10" table:formula="of:=image([.E276])" office:value-type="string" office:string-value="" calcext:value-type="error">
            <text:p>#NAME?</text:p>
          </table:table-cell>
          <table:table-cell table:style-name="ce1" office:value-type="string" calcext:value-type="string">
            <text:p>Miraculix (Asterix &amp; Obelix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3838996461375488</text:p>
          </table:table-cell>
          <table:table-cell table:style-name="ce20" office:value-type="string" calcext:value-type="string">
            <text:p><text:a xlink:href="https://twitter.com/datGestruepp/status/1173838996461375488" xlink:type="simple">https://twitter.com/datGestruepp/status/1173838996461375488</text:a></text:p>
          </table:table-cell>
          <table:table-cell table:style-name="ce26" office:value-type="string" calcext:value-type="string">
            <text:p>17.09.2019</text:p>
          </table:table-cell>
          <table:table-cell table:style-name="ce1" office:value-type="string" calcext:value-type="string">
            <text:p>Ähmmm....</text:p>
          </table:table-cell>
          <table:table-cell table:style-name="ce36" office:value-type="string" calcext:value-type="string">
            <text:p><text:a xlink:href="http://pbs.twimg.com/media/EEVzwF5XYAA7dgt.jpg" xlink:type="simple">http://pbs.twimg.com/media/EEVzwF5XYAA7dgt.jpg</text:a></text:p>
          </table:table-cell>
          <table:table-cell table:style-name="ce10" table:formula="of:=image([.E277])" office:value-type="string" office:string-value="" calcext:value-type="error">
            <text:p>#NAME?</text:p>
          </table:table-cell>
          <table:table-cell table:style-name="ce1" office:value-type="string" calcext:value-type="string">
            <text:p>Ghostface (Screa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4201385782370304</text:p>
          </table:table-cell>
          <table:table-cell table:style-name="ce20" office:value-type="string" calcext:value-type="string">
            <text:p><text:a xlink:href="https://twitter.com/datGestruepp/status/1174201385782370304" xlink:type="simple">https://twitter.com/datGestruepp/status/1174201385782370304</text:a></text:p>
          </table:table-cell>
          <table:table-cell table:style-name="ce26" office:value-type="string" calcext:value-type="string">
            <text:p>18.09.2019</text:p>
          </table:table-cell>
          <table:table-cell table:style-name="ce1" office:value-type="string" calcext:value-type="string">
            <text:p>Ouuu... ich dachte du wärst so ein Automat. Ach je. Zeit für einen</text:p>
          </table:table-cell>
          <table:table-cell table:style-name="ce36" office:value-type="string" calcext:value-type="string">
            <text:p><text:a xlink:href="http://pbs.twimg.com/media/EEac50HWkAYcCYf.jpg" xlink:type="simple">http://pbs.twimg.com/media/EEac50HWkAYcCYf.jpg</text:a></text:p>
          </table:table-cell>
          <table:table-cell table:style-name="ce10" table:formula="of:=image([.E278])" office:value-type="string" office:string-value="" calcext:value-type="error">
            <text:p>#NAME?</text:p>
          </table:table-cell>
          <table:table-cell table:style-name="ce1" office:value-type="string" calcext:value-type="string">
            <text:p>Flipper der Delfin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4563773056598016</text:p>
          </table:table-cell>
          <table:table-cell table:style-name="ce20" office:value-type="string" calcext:value-type="string">
            <text:p><text:a xlink:href="https://twitter.com/datGestruepp/status/1174563773056598016" xlink:type="simple">https://twitter.com/datGestruepp/status/1174563773056598016</text:a></text:p>
          </table:table-cell>
          <table:table-cell table:style-name="ce26" office:value-type="string" calcext:value-type="string">
            <text:p>19.09.2019</text:p>
          </table:table-cell>
          <table:table-cell table:style-name="ce1" office:value-type="string" calcext:value-type="string">
            <text:p>Das Kaffee. Kaffee lecker! Kaffee machen wach!</text:p>
          </table:table-cell>
          <table:table-cell table:style-name="ce36" office:value-type="string" calcext:value-type="string">
            <text:p><text:a xlink:href="http://pbs.twimg.com/media/EEfALmYXYAEZshf.jpg" xlink:type="simple">http://pbs.twimg.com/media/EEfALmYXYAEZshf.jpg</text:a></text:p>
          </table:table-cell>
          <table:table-cell table:style-name="ce10" table:formula="of:=image([.E279])" office:value-type="string" office:string-value="" calcext:value-type="error">
            <text:p>#NAME?</text:p>
          </table:table-cell>
          <table:table-cell table:style-name="ce1" office:value-type="string" calcext:value-type="string">
            <text:p>Frankensteins Monster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4926160477728768</text:p>
          </table:table-cell>
          <table:table-cell table:style-name="ce20" office:value-type="string" calcext:value-type="string">
            <text:p><text:a xlink:href="https://twitter.com/datGestruepp/status/1174926160477728768" xlink:type="simple">https://twitter.com/datGestruepp/status/1174926160477728768</text:a></text:p>
          </table:table-cell>
          <table:table-cell table:style-name="ce26" office:value-type="string" calcext:value-type="string">
            <text:p>20.09.2019</text:p>
          </table:table-cell>
          <table:table-cell table:style-name="ce1" office:value-type="string" calcext:value-type="string">
            <text:p>Der Kaffee hat gesagt ich soll ihn trinken!</text:p>
          </table:table-cell>
          <table:table-cell table:style-name="ce36" office:value-type="string" calcext:value-type="string">
            <text:p><text:a xlink:href="http://pbs.twimg.com/media/EEminc3WwAAVsmK.jpg" xlink:type="simple">http://pbs.twimg.com/media/EEminc3WwAAVsmK.jpg</text:a></text:p>
          </table:table-cell>
          <table:table-cell table:style-name="ce10" table:formula="of:=image([.E280])" office:value-type="string" office:string-value="" calcext:value-type="error">
            <text:p>#NAME?</text:p>
          </table:table-cell>
          <table:table-cell table:style-name="ce1" office:value-type="string" calcext:value-type="string">
            <text:p>Alice (Alice im Wunderland, Disne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5288548313858048</text:p>
          </table:table-cell>
          <table:table-cell table:style-name="ce20" office:value-type="string" calcext:value-type="string">
            <text:p><text:a xlink:href="https://twitter.com/datGestruepp/status/1175288548313858048" xlink:type="simple">https://twitter.com/datGestruepp/status/1175288548313858048</text:a></text:p>
          </table:table-cell>
          <table:table-cell table:style-name="ce26" office:value-type="string" calcext:value-type="string">
            <text:p>21.09.2019</text:p>
          </table:table-cell>
          <table:table-cell table:style-name="ce1" office:value-type="string" calcext:value-type="string">
            <text:p>Ich möchte aber kein Spiel spielen. Ich möchte nur den Kaffee trinken.</text:p>
          </table:table-cell>
          <table:table-cell table:style-name="ce36" office:value-type="string" calcext:value-type="string">
            <text:p><text:a xlink:href="http://pbs.twimg.com/media/EEmjbjlXUAMwOgE.jpg" xlink:type="simple">http://pbs.twimg.com/media/EEmjbjlXUAMwOgE.jpg</text:a></text:p>
          </table:table-cell>
          <table:table-cell table:style-name="ce10" table:formula="of:=image([.E281])" office:value-type="string" office:string-value="" calcext:value-type="error">
            <text:p>#NAME?</text:p>
          </table:table-cell>
          <table:table-cell table:style-name="ce1" office:value-type="string" calcext:value-type="string">
            <text:p>Billy the Puppet (Saw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5650936678694912</text:p>
          </table:table-cell>
          <table:table-cell table:style-name="ce20" office:value-type="string" calcext:value-type="string">
            <text:p><text:a xlink:href="https://twitter.com/datGestruepp/status/1175650936678694912" xlink:type="simple">https://twitter.com/datGestruepp/status/1175650936678694912</text:a></text:p>
          </table:table-cell>
          <table:table-cell table:style-name="ce26" office:value-type="string" calcext:value-type="string">
            <text:p>22.09.2019</text:p>
          </table:table-cell>
          <table:table-cell table:style-name="ce1" office:value-type="string" calcext:value-type="string">
            <text:p>Sie sind also ein Kapitän?</text:p>
          </table:table-cell>
          <table:table-cell table:style-name="ce36" office:value-type="string" calcext:value-type="string">
            <text:p><text:a xlink:href="http://pbs.twimg.com/media/EEukqI6XsAAHCiK.jpg" xlink:type="simple">http://pbs.twimg.com/media/EEukqI6XsAAHCiK.jpg</text:a></text:p>
          </table:table-cell>
          <table:table-cell table:style-name="ce10" table:formula="of:=image([.E282])" office:value-type="string" office:string-value="" calcext:value-type="error">
            <text:p>#NAME?</text:p>
          </table:table-cell>
          <table:table-cell table:style-name="ce1" office:value-type="string" calcext:value-type="string">
            <text:p>Käpt'n Haddock (Tim und Struppi, Hérgé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6013323311042560</text:p>
          </table:table-cell>
          <table:table-cell table:style-name="ce20" office:value-type="string" calcext:value-type="string">
            <text:p><text:a xlink:href="https://twitter.com/datGestruepp/status/1176013323311042560" xlink:type="simple">https://twitter.com/datGestruepp/status/1176013323311042560</text:a></text:p>
          </table:table-cell>
          <table:table-cell table:style-name="ce26" office:value-type="string" calcext:value-type="string">
            <text:p>23.09.2019</text:p>
          </table:table-cell>
          <table:table-cell table:style-name="ce1" office:value-type="string" calcext:value-type="string">
            <text:p>Warum haben Sie so große Hände?</text:p>
          </table:table-cell>
          <table:table-cell table:style-name="ce36" office:value-type="string" calcext:value-type="string">
            <text:p><text:a xlink:href="http://pbs.twimg.com/media/EExSiKSX4AYw6yd.jpg" xlink:type="simple">http://pbs.twimg.com/media/EExSiKSX4AYw6yd.jpg</text:a></text:p>
          </table:table-cell>
          <table:table-cell table:style-name="ce10" table:formula="of:=image([.E283])" office:value-type="string" office:string-value="" calcext:value-type="error">
            <text:p>#NAME?</text:p>
          </table:table-cell>
          <table:table-cell table:style-name="ce1" office:value-type="string" calcext:value-type="string">
            <text:p>(böser) Wolf (Rotkäppche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6375717132529665</text:p>
          </table:table-cell>
          <table:table-cell table:style-name="ce20" office:value-type="string" calcext:value-type="string">
            <text:p><text:a xlink:href="https://twitter.com/datGestruepp/status/1176375717132529665" xlink:type="simple">https://twitter.com/datGestruepp/status/1176375717132529665</text:a></text:p>
          </table:table-cell>
          <table:table-cell table:style-name="ce26" office:value-type="string" calcext:value-type="string">
            <text:p>24.09.2019</text:p>
          </table:table-cell>
          <table:table-cell table:style-name="ce1" office:value-type="string" calcext:value-type="string">
            <text:p>♥️</text:p>
          </table:table-cell>
          <table:table-cell table:style-name="ce36" office:value-type="string" calcext:value-type="string">
            <text:p><text:a xlink:href="http://pbs.twimg.com/media/EFGZMH6WkAEoXbj.jpg" xlink:type="simple">http://pbs.twimg.com/media/EFGZMH6WkAEoXbj.jpg</text:a></text:p>
          </table:table-cell>
          <table:table-cell table:style-name="ce10" table:formula="of:=image([.E284])" office:value-type="string" office:string-value="" calcext:value-type="error">
            <text:p>#NAME?</text:p>
          </table:table-cell>
          <table:table-cell table:style-name="ce1" office:value-type="string" calcext:value-type="string">
            <text:p>Ferkel (Winnie Puu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6738100401360899</text:p>
          </table:table-cell>
          <table:table-cell table:style-name="ce20" office:value-type="string" calcext:value-type="string">
            <text:p><text:a xlink:href="https://twitter.com/datGestruepp/status/1176738100401360899" xlink:type="simple">https://twitter.com/datGestruepp/status/1176738100401360899</text:a></text:p>
          </table:table-cell>
          <table:table-cell table:style-name="ce26" office:value-type="string" calcext:value-type="string">
            <text:p>25.09.2019</text:p>
          </table:table-cell>
          <table:table-cell table:style-name="ce1" office:value-type="string" calcext:value-type="string">
            <text:p>Möchtest du aus meinem Becherchen trinken?</text:p>
          </table:table-cell>
          <table:table-cell table:style-name="ce36" office:value-type="string" calcext:value-type="string">
            <text:p><text:a xlink:href="http://pbs.twimg.com/media/EFGZYi0WkAEzuD7.jpg" xlink:type="simple">http://pbs.twimg.com/media/EFGZYi0WkAEzuD7.jpg</text:a></text:p>
          </table:table-cell>
          <table:table-cell table:style-name="ce10" table:formula="of:=image([.E285])" office:value-type="string" office:string-value="" calcext:value-type="error">
            <text:p>#NAME?</text:p>
          </table:table-cell>
          <table:table-cell table:style-name="ce1" office:value-type="string" calcext:value-type="string">
            <text:p>Froschkönig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7100487520399360</text:p>
          </table:table-cell>
          <table:table-cell table:style-name="ce20" office:value-type="string" calcext:value-type="string">
            <text:p><text:a xlink:href="https://twitter.com/datGestruepp/status/1177100487520399360" xlink:type="simple">https://twitter.com/datGestruepp/status/1177100487520399360</text:a></text:p>
          </table:table-cell>
          <table:table-cell table:style-name="ce26" office:value-type="string" calcext:value-type="string">
            <text:p>26.09.2019</text:p>
          </table:table-cell>
          <table:table-cell table:style-name="ce1" office:value-type="string" calcext:value-type="string">
            <text:p>Ähhmmmm... bisschen Öl?</text:p>
          </table:table-cell>
          <table:table-cell table:style-name="ce36" office:value-type="string" calcext:value-type="string">
            <text:p><text:a xlink:href="http://pbs.twimg.com/media/EFKqcWcXoAIN-P1.jpg" xlink:type="simple">http://pbs.twimg.com/media/EFKqcWcXoAIN-P1.jpg</text:a></text:p>
          </table:table-cell>
          <table:table-cell table:style-name="ce10" table:formula="of:=image([.E286])" office:value-type="string" office:string-value="" calcext:value-type="error">
            <text:p>#NAME?</text:p>
          </table:table-cell>
          <table:table-cell table:style-name="ce1" office:value-type="string" calcext:value-type="string">
            <text:p>Cyberman (Doctor Who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7462874941382656</text:p>
          </table:table-cell>
          <table:table-cell table:style-name="ce20" office:value-type="string" calcext:value-type="string">
            <text:p><text:a xlink:href="https://twitter.com/datGestruepp/status/1177462874941382656" xlink:type="simple">https://twitter.com/datGestruepp/status/1177462874941382656</text:a></text:p>
          </table:table-cell>
          <table:table-cell table:style-name="ce26" office:value-type="string" calcext:value-type="string">
            <text:p>27.09.2019</text:p>
          </table:table-cell>
          <table:table-cell table:style-name="ce1" office:value-type="string" calcext:value-type="string">
            <text:p>Darf ich auch mal? Gnihihi.</text:p>
          </table:table-cell>
          <table:table-cell table:style-name="ce36" office:value-type="string" calcext:value-type="string">
            <text:p><text:a xlink:href="http://pbs.twimg.com/media/EFKrSLyXUAEJ_IQ.jpg" xlink:type="simple">http://pbs.twimg.com/media/EFKrSLyXUAEJ_IQ.jpg</text:a></text:p>
          </table:table-cell>
          <table:table-cell table:style-name="ce10" table:formula="of:=image([.E287])" office:value-type="string" office:string-value="" calcext:value-type="error">
            <text:p>#NAME?</text:p>
          </table:table-cell>
          <table:table-cell table:style-name="ce1" office:value-type="string" calcext:value-type="string">
            <text:p>Absolem (Alice im Wunderland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7825264241385472</text:p>
          </table:table-cell>
          <table:table-cell table:style-name="ce20" office:value-type="string" calcext:value-type="string">
            <text:p><text:a xlink:href="https://twitter.com/datGestruepp/status/1177825264241385472" xlink:type="simple">https://twitter.com/datGestruepp/status/1177825264241385472</text:a></text:p>
          </table:table-cell>
          <table:table-cell table:style-name="ce26" office:value-type="string" calcext:value-type="string">
            <text:p>28.09.2019</text:p>
          </table:table-cell>
          <table:table-cell table:style-name="ce1" office:value-type="string" calcext:value-type="string">
            <text:p>Mächtig gewaltig Egon!</text:p>
          </table:table-cell>
          <table:table-cell table:style-name="ce36" office:value-type="string" calcext:value-type="string">
            <text:p><text:a xlink:href="http://pbs.twimg.com/media/EFK6Js2W4AEED-f.jpg" xlink:type="simple">http://pbs.twimg.com/media/EFK6Js2W4AEED-f.jpg</text:a></text:p>
          </table:table-cell>
          <table:table-cell table:style-name="ce10" table:formula="of:=image([.E288])" office:value-type="string" office:string-value="" calcext:value-type="error">
            <text:p>#NAME?</text:p>
          </table:table-cell>
          <table:table-cell table:style-name="ce1" office:value-type="string" calcext:value-type="string">
            <text:p>Egon Olsen (Olsenbande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8187650450124801</text:p>
          </table:table-cell>
          <table:table-cell table:style-name="ce20" office:value-type="string" calcext:value-type="string">
            <text:p><text:a xlink:href="https://twitter.com/datGestruepp/status/1178187650450124801" xlink:type="simple">https://twitter.com/datGestruepp/status/1178187650450124801</text:a></text:p>
          </table:table-cell>
          <table:table-cell table:style-name="ce26" office:value-type="string" calcext:value-type="string">
            <text:p>29.09.2019</text:p>
          </table:table-cell>
          <table:table-cell table:style-name="ce1" office:value-type="string" calcext:value-type="string">
            <text:p>Oh Kacke!</text:p>
          </table:table-cell>
          <table:table-cell table:style-name="ce36" office:value-type="string" calcext:value-type="string">
            <text:p><text:a xlink:href="http://pbs.twimg.com/media/EFTZvYQX4AEfZf7.jpg" xlink:type="simple">http://pbs.twimg.com/media/EFTZvYQX4AEfZf7.jpg</text:a></text:p>
          </table:table-cell>
          <table:table-cell table:style-name="ce10" table:formula="of:=image([.E289])" office:value-type="string" office:string-value="" calcext:value-type="error">
            <text:p>#NAME?</text:p>
          </table:table-cell>
          <table:table-cell table:style-name="ce1" office:value-type="string" calcext:value-type="string">
            <text:p>Zeichen für Die Stille/Beichtpriester (Dr. Who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8550039586562048</text:p>
          </table:table-cell>
          <table:table-cell table:style-name="ce20" office:value-type="string" calcext:value-type="string">
            <text:p><text:a xlink:href="https://twitter.com/datGestruepp/status/1178550039586562048" xlink:type="simple">https://twitter.com/datGestruepp/status/1178550039586562048</text:a></text:p>
          </table:table-cell>
          <table:table-cell table:style-name="ce26" office:value-type="string" calcext:value-type="string">
            <text:p>30.09.2019</text:p>
          </table:table-cell>
          <table:table-cell table:style-name="ce1" office:value-type="string" calcext:value-type="string">
            <text:p>Ähm... Tag auch?</text:p>
          </table:table-cell>
          <table:table-cell table:style-name="ce36" office:value-type="string" calcext:value-type="string">
            <text:p><text:a xlink:href="http://pbs.twimg.com/media/EFVEWgKXoAE8ofm.jpg" xlink:type="simple">http://pbs.twimg.com/media/EFVEWgKXoAE8ofm.jpg</text:a></text:p>
          </table:table-cell>
          <table:table-cell table:style-name="ce10" table:formula="of:=image([.E290])" office:value-type="string" office:string-value="" calcext:value-type="error">
            <text:p>#NAME?</text:p>
          </table:table-cell>
          <table:table-cell table:style-name="ce1" office:value-type="string" calcext:value-type="string">
            <text:p>Sam der Adler (Muppet Show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8912426814660608</text:p>
          </table:table-cell>
          <table:table-cell table:style-name="ce20" office:value-type="string" calcext:value-type="string">
            <text:p><text:a xlink:href="https://twitter.com/datGestruepp/status/1178912426814660608" xlink:type="simple">https://twitter.com/datGestruepp/status/1178912426814660608</text:a></text:p>
          </table:table-cell>
          <table:table-cell table:style-name="ce26" office:value-type="string" calcext:value-type="string">
            <text:p>01.10.2019</text:p>
          </table:table-cell>
          <table:table-cell table:style-name="ce1" office:value-type="string" calcext:value-type="string">
            <text:p>Junger Meister! ❤️</text:p>
          </table:table-cell>
          <table:table-cell table:style-name="ce36" office:value-type="string" calcext:value-type="string">
            <text:p><text:a xlink:href="http://pbs.twimg.com/media/EFVFQqCX4AAn3S3.jpg" xlink:type="simple">http://pbs.twimg.com/media/EFVFQqCX4AAn3S3.jpg</text:a></text:p>
          </table:table-cell>
          <table:table-cell table:style-name="ce10" table:formula="of:=image([.E291])" office:value-type="string" office:string-value="" calcext:value-type="error">
            <text:p>#NAME?</text:p>
          </table:table-cell>
          <table:table-cell table:style-name="ce1" office:value-type="string" calcext:value-type="string">
            <text:p>Urzah (der dunkle Kristall)</text:p>
          </table:table-cell>
          <table:table-cell table:style-name="ce1" office:value-type="string" calcext:value-type="string">
            <text:p>jaaa sie ist evtl. etwas jung und nicht gut zu erkennen. :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9274942820564992</text:p>
          </table:table-cell>
          <table:table-cell table:style-name="ce20" office:value-type="string" calcext:value-type="string">
            <text:p><text:a xlink:href="https://twitter.com/datGestruepp/status/1179274942820564992" xlink:type="simple">https://twitter.com/datGestruepp/status/1179274942820564992</text:a></text:p>
          </table:table-cell>
          <table:table-cell table:style-name="ce26" office:value-type="string" calcext:value-type="string">
            <text:p>02.10.2019</text:p>
          </table:table-cell>
          <table:table-cell table:style-name="ce1" office:value-type="string" calcext:value-type="string">
            <text:p>Ein Tässchen Sägemehl?</text:p>
          </table:table-cell>
          <table:table-cell table:style-name="ce36" office:value-type="string" calcext:value-type="string">
            <text:p><text:a xlink:href="http://pbs.twimg.com/media/EFVshe6XsAEzK-W.jpg" xlink:type="simple">http://pbs.twimg.com/media/EFVshe6XsAEzK-W.jpg</text:a></text:p>
          </table:table-cell>
          <table:table-cell table:style-name="ce10" table:formula="of:=image([.E292])" office:value-type="string" office:string-value="" calcext:value-type="error">
            <text:p>#NAME?</text:p>
          </table:table-cell>
          <table:table-cell table:style-name="ce1" office:value-type="string" calcext:value-type="string">
            <text:p>Pinocchio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9637203133243392</text:p>
          </table:table-cell>
          <table:table-cell table:style-name="ce20" office:value-type="string" calcext:value-type="string">
            <text:p><text:a xlink:href="https://twitter.com/datGestruepp/status/1179637203133243392" xlink:type="simple">https://twitter.com/datGestruepp/status/1179637203133243392</text:a></text:p>
          </table:table-cell>
          <table:table-cell table:style-name="ce26" office:value-type="string" calcext:value-type="string">
            <text:p>03.10.2019</text:p>
          </table:table-cell>
          <table:table-cell table:style-name="ce1" office:value-type="string" calcext:value-type="string">
            <text:p>Sie wollen WAS in meinen Kaffee tun???</text:p>
          </table:table-cell>
          <table:table-cell table:style-name="ce36" office:value-type="string" calcext:value-type="string">
            <text:p><text:a xlink:href="http://pbs.twimg.com/media/EFf6J_kXYAAzo76.jpg" xlink:type="simple">http://pbs.twimg.com/media/EFf6J_kXYAAzo76.jpg</text:a></text:p>
          </table:table-cell>
          <table:table-cell table:style-name="ce10" table:formula="of:=image([.E293])" office:value-type="string" office:string-value="" calcext:value-type="error">
            <text:p>#NAME?</text:p>
          </table:table-cell>
          <table:table-cell table:style-name="ce1" office:value-type="string" calcext:value-type="string">
            <text:p>Rémi (Ratatouille, Pixa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79999589778284544</text:p>
          </table:table-cell>
          <table:table-cell table:style-name="ce20" office:value-type="string" calcext:value-type="string">
            <text:p><text:a xlink:href="https://twitter.com/datGestruepp/status/1179999589778284544" xlink:type="simple">https://twitter.com/datGestruepp/status/1179999589778284544</text:a></text:p>
          </table:table-cell>
          <table:table-cell table:style-name="ce26" office:value-type="string" calcext:value-type="string">
            <text:p>04.10.2019</text:p>
          </table:table-cell>
          <table:table-cell table:style-name="ce1" office:value-type="string" calcext:value-type="string">
            <text:p>Ach, und den Apfel hat sie ihnen einfach geschenkt? Wie nett!</text:p>
          </table:table-cell>
          <table:table-cell table:style-name="ce36" office:value-type="string" calcext:value-type="string">
            <text:p><text:a xlink:href="http://pbs.twimg.com/media/EFktrrrX0AAjrYF.jpg" xlink:type="simple">http://pbs.twimg.com/media/EFktrrrX0AAjrYF.jpg</text:a></text:p>
          </table:table-cell>
          <table:table-cell table:style-name="ce10" table:formula="of:=image([.E294])" office:value-type="string" office:string-value="" calcext:value-type="error">
            <text:p>#NAME?</text:p>
          </table:table-cell>
          <table:table-cell table:style-name="ce1" office:value-type="string" calcext:value-type="string">
            <text:p>Schneewittchen</text:p>
          </table:table-cell>
          <table:table-cell table:style-name="ce1" office:value-type="string" calcext:value-type="string">
            <text:p>richtig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0361978482573312</text:p>
          </table:table-cell>
          <table:table-cell table:style-name="ce20" office:value-type="string" calcext:value-type="string">
            <text:p><text:a xlink:href="https://twitter.com/datGestruepp/status/1180361978482573312" xlink:type="simple">https://twitter.com/datGestruepp/status/1180361978482573312</text:a></text:p>
          </table:table-cell>
          <table:table-cell table:style-name="ce26" office:value-type="string" calcext:value-type="string">
            <text:p>05.10.2019</text:p>
          </table:table-cell>
          <table:table-cell table:style-name="ce1" office:value-type="string" calcext:value-type="string">
            <text:p>Oh. Ist der Kaffee zu stark?</text:p>
          </table:table-cell>
          <table:table-cell table:style-name="ce36" office:value-type="string" calcext:value-type="string">
            <text:p><text:a xlink:href="http://pbs.twimg.com/media/EFqO2eQWsAInc6m.jpg" xlink:type="simple">http://pbs.twimg.com/media/EFqO2eQWsAInc6m.jpg</text:a></text:p>
          </table:table-cell>
          <table:table-cell table:style-name="ce10" table:formula="of:=image([.E295])" office:value-type="string" office:string-value="" calcext:value-type="error">
            <text:p>#NAME?</text:p>
          </table:table-cell>
          <table:table-cell table:style-name="ce1" office:value-type="string" calcext:value-type="string">
            <text:p>Tassilo (Schöne und das Biest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0724365832253440</text:p>
          </table:table-cell>
          <table:table-cell table:style-name="ce20" office:value-type="string" calcext:value-type="string">
            <text:p><text:a xlink:href="https://twitter.com/datGestruepp/status/1180724365832253440" xlink:type="simple">https://twitter.com/datGestruepp/status/1180724365832253440</text:a></text:p>
          </table:table-cell>
          <table:table-cell table:style-name="ce26" office:value-type="string" calcext:value-type="string">
            <text:p>06.10.2019</text:p>
          </table:table-cell>
          <table:table-cell table:style-name="ce1" office:value-type="string" calcext:value-type="string">
            <text:p>Och, so unheimlich siehst du gar nicht aus.</text:p>
          </table:table-cell>
          <table:table-cell table:style-name="ce36" office:value-type="string" calcext:value-type="string">
            <text:p><text:a xlink:href="http://pbs.twimg.com/media/EFvF2h5XYAA1nSA.jpg" xlink:type="simple">http://pbs.twimg.com/media/EFvF2h5XYAA1nSA.jpg</text:a></text:p>
          </table:table-cell>
          <table:table-cell table:style-name="ce10" table:formula="of:=image([.E296])" office:value-type="string" office:string-value="" calcext:value-type="error">
            <text:p>#NAME?</text:p>
          </table:table-cell>
          <table:table-cell table:style-name="ce1" office:value-type="string" calcext:value-type="string">
            <text:p>Six (Little Nightmares, Tarsier Studios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1086755337801728</text:p>
          </table:table-cell>
          <table:table-cell table:style-name="ce20" office:value-type="string" calcext:value-type="string">
            <text:p><text:a xlink:href="https://twitter.com/datGestruepp/status/1181086755337801728" xlink:type="simple">https://twitter.com/datGestruepp/status/1181086755337801728</text:a></text:p>
          </table:table-cell>
          <table:table-cell table:style-name="ce26" office:value-type="string" calcext:value-type="string">
            <text:p>07.10.2019</text:p>
          </table:table-cell>
          <table:table-cell table:style-name="ce1" office:value-type="string" calcext:value-type="string">
            <text:p>Son-Wer?</text:p>
          </table:table-cell>
          <table:table-cell table:style-name="ce36" office:value-type="string" calcext:value-type="string">
            <text:p><text:a xlink:href="http://pbs.twimg.com/media/EF0pHNRWsAAlHqQ.jpg" xlink:type="simple">http://pbs.twimg.com/media/EF0pHNRWsAAlHqQ.jpg</text:a></text:p>
          </table:table-cell>
          <table:table-cell table:style-name="ce10" table:formula="of:=image([.E297])" office:value-type="string" office:string-value="" calcext:value-type="error">
            <text:p>#NAME?</text:p>
          </table:table-cell>
          <table:table-cell table:style-name="ce1" office:value-type="string" calcext:value-type="string">
            <text:p>Son-Goku (Dragonball, Akira Toriyama, Anime, Manga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1449141555093505</text:p>
          </table:table-cell>
          <table:table-cell table:style-name="ce20" office:value-type="string" calcext:value-type="string">
            <text:p><text:a xlink:href="https://twitter.com/datGestruepp/status/1181449141555093505" xlink:type="simple">https://twitter.com/datGestruepp/status/1181449141555093505</text:a></text:p>
          </table:table-cell>
          <table:table-cell table:style-name="ce26" office:value-type="string" calcext:value-type="string">
            <text:p>08.10.2019</text:p>
          </table:table-cell>
          <table:table-cell table:style-name="ce1" office:value-type="string" calcext:value-type="string">
            <text:p>Ähm... und warum soll ich jetzt für meinen eigenen Kaffee bezahlen?</text:p>
          </table:table-cell>
          <table:table-cell table:style-name="ce36" office:value-type="string" calcext:value-type="string">
            <text:p><text:a xlink:href="http://pbs.twimg.com/media/EF8PoLLXUAAeoIa.jpg" xlink:type="simple">http://pbs.twimg.com/media/EF8PoLLXUAAeoIa.jpg</text:a></text:p>
          </table:table-cell>
          <table:table-cell table:style-name="ce10" table:formula="of:=image([.E298])" office:value-type="string" office:string-value="" calcext:value-type="error">
            <text:p>#NAME?</text:p>
          </table:table-cell>
          <table:table-cell table:style-name="ce1" office:value-type="string" calcext:value-type="string">
            <text:p>Mr. Krabs (SpongeBob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1811530746204160</text:p>
          </table:table-cell>
          <table:table-cell table:style-name="ce20" office:value-type="string" calcext:value-type="string">
            <text:p><text:a xlink:href="https://twitter.com/datGestruepp/status/1181811530746204160" xlink:type="simple">https://twitter.com/datGestruepp/status/1181811530746204160</text:a></text:p>
          </table:table-cell>
          <table:table-cell table:style-name="ce26" office:value-type="string" calcext:value-type="string">
            <text:p>09.10.2019</text:p>
          </table:table-cell>
          <table:table-cell table:style-name="ce1" office:value-type="string" calcext:value-type="string">
            <text:p>Der gute Kaffee!!!!</text:p>
          </table:table-cell>
          <table:table-cell table:style-name="ce36" office:value-type="string" calcext:value-type="string">
            <text:p><text:a xlink:href="http://pbs.twimg.com/media/EGS601DXoAA1abA.jpg" xlink:type="simple">http://pbs.twimg.com/media/EGS601DXoAA1abA.jpg</text:a></text:p>
          </table:table-cell>
          <table:table-cell table:style-name="ce10" table:formula="of:=image([.E299])" office:value-type="string" office:string-value="" calcext:value-type="error">
            <text:p>#NAME?</text:p>
          </table:table-cell>
          <table:table-cell table:style-name="ce1" office:value-type="string" calcext:value-type="string">
            <text:p>Septa Unella (Game of Thrones, G.R.R.Martin, Buch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2173918859276289</text:p>
          </table:table-cell>
          <table:table-cell table:style-name="ce20" office:value-type="string" calcext:value-type="string">
            <text:p><text:a xlink:href="https://twitter.com/datGestruepp/status/1182173918859276289" xlink:type="simple">https://twitter.com/datGestruepp/status/1182173918859276289</text:a></text:p>
          </table:table-cell>
          <table:table-cell table:style-name="ce26" office:value-type="string" calcext:value-type="string">
            <text:p>10.10.2019</text:p>
          </table:table-cell>
          <table:table-cell table:style-name="ce1" office:value-type="string" calcext:value-type="string">
            <text:p>Iiiiihh!</text:p>
          </table:table-cell>
          <table:table-cell table:style-name="ce36" office:value-type="string" calcext:value-type="string">
            <text:p><text:a xlink:href="http://pbs.twimg.com/media/EGTbuQJU4AAnBJp.jpg" xlink:type="simple">http://pbs.twimg.com/media/EGTbuQJU4AAnBJp.jpg</text:a></text:p>
          </table:table-cell>
          <table:table-cell table:style-name="ce10" table:formula="of:=image([.E300])" office:value-type="string" office:string-value="" calcext:value-type="error">
            <text:p>#NAME?</text:p>
          </table:table-cell>
          <table:table-cell table:style-name="ce1" office:value-type="string" calcext:value-type="string">
            <text:p>Schleimgeist/Slimer (Ghostbuster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2536305177235457</text:p>
          </table:table-cell>
          <table:table-cell table:style-name="ce20" office:value-type="string" calcext:value-type="string">
            <text:p><text:a xlink:href="https://twitter.com/datGestruepp/status/1182536305177235457" xlink:type="simple">https://twitter.com/datGestruepp/status/1182536305177235457</text:a></text:p>
          </table:table-cell>
          <table:table-cell table:style-name="ce26" office:value-type="string" calcext:value-type="string">
            <text:p>11.10.2019</text:p>
          </table:table-cell>
          <table:table-cell table:style-name="ce1" office:value-type="string" calcext:value-type="string">
            <text:p>Von denen gibt’s noch mehr stimmt?</text:p>
          </table:table-cell>
          <table:table-cell table:style-name="ce36" office:value-type="string" calcext:value-type="string">
            <text:p><text:a xlink:href="http://pbs.twimg.com/media/EGTdjYnU4AARK7D.jpg" xlink:type="simple">http://pbs.twimg.com/media/EGTdjYnU4AARK7D.jpg</text:a></text:p>
          </table:table-cell>
          <table:table-cell table:style-name="ce10" table:formula="of:=image([.E301])" office:value-type="string" office:string-value="" calcext:value-type="error">
            <text:p>#NAME?</text:p>
          </table:table-cell>
          <table:table-cell table:style-name="ce1" office:value-type="string" calcext:value-type="string">
            <text:p>Dragonball (Dragonball, Akira Toriyama, Anime, Manga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2898692770021376</text:p>
          </table:table-cell>
          <table:table-cell table:style-name="ce20" office:value-type="string" calcext:value-type="string">
            <text:p><text:a xlink:href="https://twitter.com/datGestruepp/status/1182898692770021376" xlink:type="simple">https://twitter.com/datGestruepp/status/1182898692770021376</text:a></text:p>
          </table:table-cell>
          <table:table-cell table:style-name="ce26" office:value-type="string" calcext:value-type="string">
            <text:p>12.10.2019</text:p>
          </table:table-cell>
          <table:table-cell table:style-name="ce1" office:value-type="string" calcext:value-type="string">
            <text:p>Wie?!?</text:p>
          </table:table-cell>
          <table:table-cell table:style-name="ce36" office:value-type="string" calcext:value-type="string">
            <text:p><text:a xlink:href="http://pbs.twimg.com/media/EGbMHCxWwAA89tx.jpg" xlink:type="simple">http://pbs.twimg.com/media/EGbMHCxWwAA89tx.jpg</text:a></text:p>
          </table:table-cell>
          <table:table-cell table:style-name="ce10" table:formula="of:=image([.E302])" office:value-type="string" office:string-value="" calcext:value-type="error">
            <text:p>#NAME?</text:p>
          </table:table-cell>
          <table:table-cell table:style-name="ce1" office:value-type="string" calcext:value-type="string">
            <text:p>Excalibur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3261082623889409</text:p>
          </table:table-cell>
          <table:table-cell table:style-name="ce20" office:value-type="string" calcext:value-type="string">
            <text:p><text:a xlink:href="https://twitter.com/datGestruepp/status/1183261082623889409" xlink:type="simple">https://twitter.com/datGestruepp/status/1183261082623889409</text:a></text:p>
          </table:table-cell>
          <table:table-cell table:style-name="ce26" office:value-type="string" calcext:value-type="string">
            <text:p>13.10.2019</text:p>
          </table:table-cell>
          <table:table-cell table:style-name="ce1" office:value-type="string" calcext:value-type="string">
            <text:p>Und was liefern Sie so aus?</text:p>
          </table:table-cell>
          <table:table-cell table:style-name="ce36" office:value-type="string" calcext:value-type="string">
            <text:p><text:a xlink:href="http://pbs.twimg.com/media/EGlHwSzXYAAksQF.jpg" xlink:type="simple">http://pbs.twimg.com/media/EGlHwSzXYAAksQF.jpg</text:a></text:p>
          </table:table-cell>
          <table:table-cell table:style-name="ce10" table:formula="of:=image([.E303])" office:value-type="string" office:string-value="" calcext:value-type="error">
            <text:p>#NAME?</text:p>
          </table:table-cell>
          <table:table-cell table:style-name="ce1" office:value-type="string" calcext:value-type="string">
            <text:p>Kiki und Jiji (Kikis kleiner Lieferservice, Studio Ghibli, Anime)</text:p>
          </table:table-cell>
          <table:table-cell table:style-name="ce1" office:value-type="string" calcext:value-type="string">
            <text:p>genau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3623469705154560</text:p>
          </table:table-cell>
          <table:table-cell table:style-name="ce20" office:value-type="string" calcext:value-type="string">
            <text:p><text:a xlink:href="https://twitter.com/datGestruepp/status/1183623469705154560" xlink:type="simple">https://twitter.com/datGestruepp/status/1183623469705154560</text:a></text:p>
          </table:table-cell>
          <table:table-cell table:style-name="ce26" office:value-type="string" calcext:value-type="string">
            <text:p>14.10.2019</text:p>
          </table:table-cell>
          <table:table-cell table:style-name="ce1" office:value-type="string" calcext:value-type="string">
            <text:p>Och nö!</text:p>
          </table:table-cell>
          <table:table-cell table:style-name="ce36" office:value-type="string" calcext:value-type="string">
            <text:p><text:a xlink:href="http://pbs.twimg.com/media/EGnhy3DXkAA7QtH.jpg" xlink:type="simple">http://pbs.twimg.com/media/EGnhy3DXkAA7QtH.jpg</text:a></text:p>
          </table:table-cell>
          <table:table-cell table:style-name="ce10" table:formula="of:=image([.E304])" office:value-type="string" office:string-value="" calcext:value-type="error">
            <text:p>#NAME?</text:p>
          </table:table-cell>
          <table:table-cell table:style-name="ce1" office:value-type="string" calcext:value-type="string">
            <text:p>Po (Teletubbie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3985856958193666</text:p>
          </table:table-cell>
          <table:table-cell table:style-name="ce20" office:value-type="string" calcext:value-type="string">
            <text:p><text:a xlink:href="https://twitter.com/datGestruepp/status/1183985856958193666" xlink:type="simple">https://twitter.com/datGestruepp/status/1183985856958193666</text:a></text:p>
          </table:table-cell>
          <table:table-cell table:style-name="ce26" office:value-type="string" calcext:value-type="string">
            <text:p>15.10.2019</text:p>
          </table:table-cell>
          <table:table-cell table:style-name="ce1" office:value-type="string" calcext:value-type="string">
            <text:p>Und wann werden die jetzt zu Talern?</text:p>
          </table:table-cell>
          <table:table-cell table:style-name="ce36" office:value-type="string" calcext:value-type="string">
            <text:p><text:a xlink:href="http://pbs.twimg.com/media/EGqbonhWwAAcKVR.jpg" xlink:type="simple">http://pbs.twimg.com/media/EGqbonhWwAAcKVR.jpg</text:a></text:p>
          </table:table-cell>
          <table:table-cell table:style-name="ce10" table:formula="of:=image([.E305])" office:value-type="string" office:string-value="" calcext:value-type="error">
            <text:p>#NAME?</text:p>
          </table:table-cell>
          <table:table-cell table:style-name="ce1" office:value-type="string" calcext:value-type="string">
            <text:p>Sternentaler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4348245742346240</text:p>
          </table:table-cell>
          <table:table-cell table:style-name="ce20" office:value-type="string" calcext:value-type="string">
            <text:p><text:a xlink:href="https://twitter.com/datGestruepp/status/1184348245742346240" xlink:type="simple">https://twitter.com/datGestruepp/status/1184348245742346240</text:a></text:p>
          </table:table-cell>
          <table:table-cell table:style-name="ce26" office:value-type="string" calcext:value-type="string">
            <text:p>16.10.2019</text:p>
          </table:table-cell>
          <table:table-cell table:style-name="ce1" office:value-type="string" calcext:value-type="string">
            <text:p>Und wo kommt da jetzt das Garn raus?</text:p>
          </table:table-cell>
          <table:table-cell table:style-name="ce36" office:value-type="string" calcext:value-type="string">
            <text:p><text:a xlink:href="http://pbs.twimg.com/media/EGqcoD2W4AEC6tE.jpg" xlink:type="simple">http://pbs.twimg.com/media/EGqcoD2W4AEC6tE.jpg</text:a></text:p>
          </table:table-cell>
          <table:table-cell table:style-name="ce10" table:formula="of:=image([.E306])" office:value-type="string" office:string-value="" calcext:value-type="error">
            <text:p>#NAME?</text:p>
          </table:table-cell>
          <table:table-cell table:style-name="ce1" office:value-type="string" calcext:value-type="string">
            <text:p>Malefiz (Dornröschen, Disney)</text:p>
          </table:table-cell>
          <table:table-cell table:style-name="ce1" office:value-type="string" calcext:value-type="string">
            <text:p>richtig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4710633096237056</text:p>
          </table:table-cell>
          <table:table-cell table:style-name="ce20" office:value-type="string" calcext:value-type="string">
            <text:p><text:a xlink:href="https://twitter.com/datGestruepp/status/1184710633096237056" xlink:type="simple">https://twitter.com/datGestruepp/status/1184710633096237056</text:a></text:p>
          </table:table-cell>
          <table:table-cell table:style-name="ce26" office:value-type="string" calcext:value-type="string">
            <text:p>17.10.2019</text:p>
          </table:table-cell>
          <table:table-cell table:style-name="ce1" office:value-type="string" calcext:value-type="string">
            <text:p>Oha!</text:p>
          </table:table-cell>
          <table:table-cell table:style-name="ce36" office:value-type="string" calcext:value-type="string">
            <text:p><text:a xlink:href="http://pbs.twimg.com/media/EGyavwaW4AAMF0t.jpg" xlink:type="simple">http://pbs.twimg.com/media/EGyavwaW4AAMF0t.jpg</text:a></text:p>
          </table:table-cell>
          <table:table-cell table:style-name="ce10" table:formula="of:=image([.E307])" office:value-type="string" office:string-value="" calcext:value-type="error">
            <text:p>#NAME?</text:p>
          </table:table-cell>
          <table:table-cell table:style-name="ce1" office:value-type="string" calcext:value-type="string">
            <text:p>Nebulak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5073021217734656</text:p>
          </table:table-cell>
          <table:table-cell table:style-name="ce20" office:value-type="string" calcext:value-type="string">
            <text:p><text:a xlink:href="https://twitter.com/datGestruepp/status/1185073021217734656" xlink:type="simple">https://twitter.com/datGestruepp/status/1185073021217734656</text:a></text:p>
          </table:table-cell>
          <table:table-cell table:style-name="ce26" office:value-type="string" calcext:value-type="string">
            <text:p>18.10.2019</text:p>
          </table:table-cell>
          <table:table-cell table:style-name="ce1" office:value-type="string" calcext:value-type="string">
            <text:p>So viel Power!</text:p>
          </table:table-cell>
          <table:table-cell table:style-name="ce36" office:value-type="string" calcext:value-type="string">
            <text:p><text:a xlink:href="http://pbs.twimg.com/media/EG15lURWsAEmGdx.jpg" xlink:type="simple">http://pbs.twimg.com/media/EG15lURWsAEmGdx.jpg</text:a></text:p>
          </table:table-cell>
          <table:table-cell table:style-name="ce10" table:formula="of:=image([.E308])" office:value-type="string" office:string-value="" calcext:value-type="error">
            <text:p>#NAME?</text:p>
          </table:table-cell>
          <table:table-cell table:style-name="ce1" office:value-type="string" calcext:value-type="string">
            <text:p>Bubbles (The Power Puff Girl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5435407837794304</text:p>
          </table:table-cell>
          <table:table-cell table:style-name="ce20" office:value-type="string" calcext:value-type="string">
            <text:p><text:a xlink:href="https://twitter.com/datGestruepp/status/1185435407837794304" xlink:type="simple">https://twitter.com/datGestruepp/status/1185435407837794304</text:a></text:p>
          </table:table-cell>
          <table:table-cell table:style-name="ce26" office:value-type="string" calcext:value-type="string">
            <text:p>19.10.2019</text:p>
          </table:table-cell>
          <table:table-cell table:style-name="ce1" office:value-type="string" calcext:value-type="string">
            <text:p>vielleicht hätte ich etwas mehr Kaffee aufsetzen sollen.</text:p>
          </table:table-cell>
          <table:table-cell table:style-name="ce36" office:value-type="string" calcext:value-type="string">
            <text:p><text:a xlink:href="http://pbs.twimg.com/media/EG2VDVlXkAQ14iH.jpg" xlink:type="simple">http://pbs.twimg.com/media/EG2VDVlXkAQ14iH.jpg</text:a></text:p>
          </table:table-cell>
          <table:table-cell table:style-name="ce10" table:formula="of:=image([.E309])" office:value-type="string" office:string-value="" calcext:value-type="error">
            <text:p>#NAME?</text:p>
          </table:table-cell>
          <table:table-cell table:style-name="ce1" office:value-type="string" calcext:value-type="string">
            <text:p>Die drei Siedler (Siedler, Blue Byte, Game)</text:p>
          </table:table-cell>
          <table:table-cell table:style-name="ce1" office:value-type="string" calcext:value-type="string">
            <text:p>genau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5797796701409280</text:p>
          </table:table-cell>
          <table:table-cell table:style-name="ce20" office:value-type="string" calcext:value-type="string">
            <text:p><text:a xlink:href="https://twitter.com/datGestruepp/status/1185797796701409280" xlink:type="simple">https://twitter.com/datGestruepp/status/1185797796701409280</text:a></text:p>
          </table:table-cell>
          <table:table-cell table:style-name="ce26" office:value-type="string" calcext:value-type="string">
            <text:p>20.10.2019</text:p>
          </table:table-cell>
          <table:table-cell table:style-name="ce1" office:value-type="string" calcext:value-type="string">
            <text:p>Awwww! #kritzelschuh ääähhh</text:p>
          </table:table-cell>
          <table:table-cell table:style-name="ce36" office:value-type="string" calcext:value-type="string">
            <text:p><text:a xlink:href="http://pbs.twimg.com/media/EG2V5f-X4AEDG3l.jpg" xlink:type="simple">http://pbs.twimg.com/media/EG2V5f-X4AEDG3l.jpg</text:a></text:p>
          </table:table-cell>
          <table:table-cell table:style-name="ce10" table:formula="of:=image([.E310])" office:value-type="string" office:string-value="" calcext:value-type="error">
            <text:p>#NAME?</text:p>
          </table:table-cell>
          <table:table-cell table:style-name="ce1" office:value-type="string" calcext:value-type="string">
            <text:p>EVE (WALL-E, Pixa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6160183581593600</text:p>
          </table:table-cell>
          <table:table-cell table:style-name="ce20" office:value-type="string" calcext:value-type="string">
            <text:p><text:a xlink:href="https://twitter.com/datGestruepp/status/1186160183581593600" xlink:type="simple">https://twitter.com/datGestruepp/status/1186160183581593600</text:a></text:p>
          </table:table-cell>
          <table:table-cell table:style-name="ce26" office:value-type="string" calcext:value-type="string">
            <text:p>21.10.2019</text:p>
          </table:table-cell>
          <table:table-cell table:style-name="ce1" office:value-type="string" calcext:value-type="string">
            <text:p>Irgendwas ist anders als sonst.</text:p>
          </table:table-cell>
          <table:table-cell table:style-name="ce36" office:value-type="string" calcext:value-type="string">
            <text:p><text:a xlink:href="http://pbs.twimg.com/media/EHBTHxbXUAEuDX8.jpg" xlink:type="simple">http://pbs.twimg.com/media/EHBTHxbXUAEuDX8.jpg</text:a></text:p>
          </table:table-cell>
          <table:table-cell table:style-name="ce10" table:formula="of:=image([.E311])" office:value-type="string" office:string-value="" calcext:value-type="error">
            <text:p>#NAME?</text:p>
          </table:table-cell>
          <table:table-cell table:style-name="ce1" office:value-type="string" calcext:value-type="string">
            <text:p>Waschbär mit Strüppi (@Yvraldis auf Twitter)</text:p>
          </table:table-cell>
          <table:table-cell table:style-name="ce1" office:value-type="string" calcext:value-type="string">
            <text:p>richtig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6522572747366401</text:p>
          </table:table-cell>
          <table:table-cell table:style-name="ce20" office:value-type="string" calcext:value-type="string">
            <text:p><text:a xlink:href="https://twitter.com/datGestruepp/status/1186522572747366401" xlink:type="simple">https://twitter.com/datGestruepp/status/1186522572747366401</text:a></text:p>
          </table:table-cell>
          <table:table-cell table:style-name="ce26" office:value-type="string" calcext:value-type="string">
            <text:p>22.10.2019</text:p>
          </table:table-cell>
          <table:table-cell table:style-name="ce1" office:value-type="string" calcext:value-type="string">
            <text:p>Ach!</text:p>
          </table:table-cell>
          <table:table-cell table:style-name="ce36" office:value-type="string" calcext:value-type="string">
            <text:p><text:a xlink:href="http://pbs.twimg.com/media/EHJmRnzX4AAM8TJ.jpg" xlink:type="simple">http://pbs.twimg.com/media/EHJmRnzX4AAM8TJ.jpg</text:a></text:p>
          </table:table-cell>
          <table:table-cell table:style-name="ce10" table:formula="of:=image([.E312])" office:value-type="string" office:string-value="" calcext:value-type="error">
            <text:p>#NAME?</text:p>
          </table:table-cell>
          <table:table-cell table:style-name="ce1" office:value-type="string" calcext:value-type="string">
            <text:p>Maulwurfn (Puppe von René Mari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6884959660888065</text:p>
          </table:table-cell>
          <table:table-cell table:style-name="ce20" office:value-type="string" calcext:value-type="string">
            <text:p><text:a xlink:href="https://twitter.com/datGestruepp/status/1186884959660888065" xlink:type="simple">https://twitter.com/datGestruepp/status/1186884959660888065</text:a></text:p>
          </table:table-cell>
          <table:table-cell table:style-name="ce26" office:value-type="string" calcext:value-type="string">
            <text:p>23.10.2019</text:p>
          </table:table-cell>
          <table:table-cell table:style-name="ce1" office:value-type="string" calcext:value-type="string">
            <text:p>Jaja, ist bald Halloween.</text:p>
          </table:table-cell>
          <table:table-cell table:style-name="ce36" office:value-type="string" calcext:value-type="string">
            <text:p><text:a xlink:href="http://pbs.twimg.com/media/EHPT-fGX4AAK25I.jpg" xlink:type="simple">http://pbs.twimg.com/media/EHPT-fGX4AAK25I.jpg</text:a></text:p>
          </table:table-cell>
          <table:table-cell table:style-name="ce10" table:formula="of:=image([.E313])" office:value-type="string" office:string-value="" calcext:value-type="error">
            <text:p>#NAME?</text:p>
          </table:table-cell>
          <table:table-cell table:style-name="ce1" office:value-type="string" calcext:value-type="string">
            <text:p>Irgendeine Mumie</text:p>
          </table:table-cell>
          <table:table-cell table:style-name="ce1" office:value-type="string" calcext:value-type="string">
            <text:p>passt so :D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7247348616847360</text:p>
          </table:table-cell>
          <table:table-cell table:style-name="ce20" office:value-type="string" calcext:value-type="string">
            <text:p><text:a xlink:href="https://twitter.com/datGestruepp/status/1187247348616847360" xlink:type="simple">https://twitter.com/datGestruepp/status/1187247348616847360</text:a></text:p>
          </table:table-cell>
          <table:table-cell table:style-name="ce26" office:value-type="string" calcext:value-type="string">
            <text:p>24.10.2019</text:p>
          </table:table-cell>
          <table:table-cell table:style-name="ce1" office:value-type="string" calcext:value-type="string">
            <text:p>Ach und sie können jeder Mensch sein den sie wollen? Praktisch!</text:p>
          </table:table-cell>
          <table:table-cell table:style-name="ce36" office:value-type="string" calcext:value-type="string">
            <text:p><text:a xlink:href="http://pbs.twimg.com/media/EHUCVdwWsAAbW4Q.jpg" xlink:type="simple">http://pbs.twimg.com/media/EHUCVdwWsAAbW4Q.jpg</text:a></text:p>
          </table:table-cell>
          <table:table-cell table:style-name="ce10" table:formula="of:=image([.E314])" office:value-type="string" office:string-value="" calcext:value-type="error">
            <text:p>#NAME?</text:p>
          </table:table-cell>
          <table:table-cell table:style-name="ce1" office:value-type="string" calcext:value-type="string">
            <text:p>Mystique (X-Man, Marvel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7609734926360577</text:p>
          </table:table-cell>
          <table:table-cell table:style-name="ce20" office:value-type="string" calcext:value-type="string">
            <text:p><text:a xlink:href="https://twitter.com/datGestruepp/status/1187609734926360577" xlink:type="simple">https://twitter.com/datGestruepp/status/1187609734926360577</text:a></text:p>
          </table:table-cell>
          <table:table-cell table:style-name="ce26" office:value-type="string" calcext:value-type="string">
            <text:p>25.10.2019</text:p>
          </table:table-cell>
          <table:table-cell table:style-name="ce1" office:value-type="string" calcext:value-type="string">
            <text:p>Und das tut nicht weh? </text:p>
          </table:table-cell>
          <table:table-cell table:style-name="ce36" office:value-type="string" calcext:value-type="string">
            <text:p><text:a xlink:href="http://pbs.twimg.com/media/EHUDES2X4AAGgpC.jpg" xlink:type="simple">http://pbs.twimg.com/media/EHUDES2X4AAGgpC.jpg</text:a></text:p>
          </table:table-cell>
          <table:table-cell table:style-name="ce10" table:formula="of:=image([.E315])" office:value-type="string" office:string-value="" calcext:value-type="error">
            <text:p>#NAME?</text:p>
          </table:table-cell>
          <table:table-cell table:style-name="ce1" office:value-type="string" calcext:value-type="string">
            <text:p>Pinhead (Hellraiser, Horror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7972123257495552</text:p>
          </table:table-cell>
          <table:table-cell table:style-name="ce20" office:value-type="string" calcext:value-type="string">
            <text:p><text:a xlink:href="https://twitter.com/datGestruepp/status/1187972123257495552" xlink:type="simple">https://twitter.com/datGestruepp/status/1187972123257495552</text:a></text:p>
          </table:table-cell>
          <table:table-cell table:style-name="ce26" office:value-type="string" calcext:value-type="string">
            <text:p>26.10.2019</text:p>
          </table:table-cell>
          <table:table-cell table:style-name="ce1" office:value-type="string" calcext:value-type="string">
            <text:p>Mir ist so anders.</text:p>
          </table:table-cell>
          <table:table-cell table:style-name="ce36" office:value-type="string" calcext:value-type="string">
            <text:p><text:a xlink:href="http://pbs.twimg.com/media/EHa8ZXlXYAIsJE6.jpg" xlink:type="simple">http://pbs.twimg.com/media/EHa8ZXlXYAIsJE6.jpg</text:a></text:p>
          </table:table-cell>
          <table:table-cell table:style-name="ce10" table:formula="of:=image([.E316])" office:value-type="string" office:string-value="" calcext:value-type="error">
            <text:p>#NAME?</text:p>
          </table:table-cell>
          <table:table-cell table:style-name="ce1" office:value-type="string" calcext:value-type="string">
            <text:p>Coraline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8350663316660224</text:p>
          </table:table-cell>
          <table:table-cell table:style-name="ce20" office:value-type="string" calcext:value-type="string">
            <text:p><text:a xlink:href="https://twitter.com/datGestruepp/status/1188350663316660224" xlink:type="simple">https://twitter.com/datGestruepp/status/1188350663316660224</text:a></text:p>
          </table:table-cell>
          <table:table-cell table:style-name="ce26" office:value-type="string" calcext:value-type="string">
            <text:p>27.10.2019</text:p>
          </table:table-cell>
          <table:table-cell table:style-name="ce1" office:value-type="string" calcext:value-type="string">
            <text:p>Super Trooper! Ahahahahaa! Sie verstehen! Haha!</text:p>
          </table:table-cell>
          <table:table-cell table:style-name="ce36" office:value-type="string" calcext:value-type="string">
            <text:p><text:a xlink:href="http://pbs.twimg.com/media/EH3engXX0AEmMUp.jpg" xlink:type="simple">http://pbs.twimg.com/media/EH3engXX0AEmMUp.jpg</text:a></text:p>
          </table:table-cell>
          <table:table-cell table:style-name="ce10" table:formula="of:=image([.E317])" office:value-type="string" office:string-value="" calcext:value-type="error">
            <text:p>#NAME?</text:p>
          </table:table-cell>
          <table:table-cell table:style-name="ce1" office:value-type="string" calcext:value-type="string">
            <text:p>Stormtrooper (Star War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8711999762399234</text:p>
          </table:table-cell>
          <table:table-cell table:style-name="ce20" office:value-type="string" calcext:value-type="string">
            <text:p><text:a xlink:href="https://twitter.com/datGestruepp/status/1188711999762399234" xlink:type="simple">https://twitter.com/datGestruepp/status/1188711999762399234</text:a></text:p>
          </table:table-cell>
          <table:table-cell table:style-name="ce26" office:value-type="string" calcext:value-type="string">
            <text:p>28.10.2019</text:p>
          </table:table-cell>
          <table:table-cell table:style-name="ce1" office:value-type="string" calcext:value-type="string">
            <text:p>Komischer Name... Chucky...</text:p>
          </table:table-cell>
          <table:table-cell table:style-name="ce36" office:value-type="string" calcext:value-type="string">
            <text:p><text:a xlink:href="http://pbs.twimg.com/media/EHa-IHSX4AE7E9Q.jpg" xlink:type="simple">http://pbs.twimg.com/media/EHa-IHSX4AE7E9Q.jpg</text:a></text:p>
          </table:table-cell>
          <table:table-cell table:style-name="ce10" table:formula="of:=image([.E318])" office:value-type="string" office:string-value="" calcext:value-type="error">
            <text:p>#NAME?</text:p>
          </table:table-cell>
          <table:table-cell table:style-name="ce1" office:value-type="string" calcext:value-type="string">
            <text:p>Chucky die Mörderpuppe (Horrorfilm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9074387795771394</text:p>
          </table:table-cell>
          <table:table-cell table:style-name="ce20" office:value-type="string" calcext:value-type="string">
            <text:p><text:a xlink:href="https://twitter.com/datGestruepp/status/1189074387795771394" xlink:type="simple">https://twitter.com/datGestruepp/status/1189074387795771394</text:a></text:p>
          </table:table-cell>
          <table:table-cell table:style-name="ce26" office:value-type="string" calcext:value-type="string">
            <text:p>29.10.2019</text:p>
          </table:table-cell>
          <table:table-cell table:style-name="ce1" office:value-type="string" calcext:value-type="string">
            <text:p>Jaaaaa, ich hab mich voooll erschreckt! Oh! Wir gruselt es mir! *seufz*</text:p>
          </table:table-cell>
          <table:table-cell table:style-name="ce36" office:value-type="string" calcext:value-type="string">
            <text:p><text:a xlink:href="http://pbs.twimg.com/media/EHkGEgmWkAEIqzM.jpg" xlink:type="simple">http://pbs.twimg.com/media/EHkGEgmWkAEIqzM.jpg</text:a></text:p>
          </table:table-cell>
          <table:table-cell table:style-name="ce10" table:formula="of:=image([.E319])" office:value-type="string" office:string-value="" calcext:value-type="error">
            <text:p>#NAME?</text:p>
          </table:table-cell>
          <table:table-cell table:style-name="ce1" office:value-type="string" calcext:value-type="string">
            <text:p>Casper (Casper - Der freundliche Geist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9436775556505601</text:p>
          </table:table-cell>
          <table:table-cell table:style-name="ce20" office:value-type="string" calcext:value-type="string">
            <text:p><text:a xlink:href="https://twitter.com/datGestruepp/status/1189436775556505601" xlink:type="simple">https://twitter.com/datGestruepp/status/1189436775556505601</text:a></text:p>
          </table:table-cell>
          <table:table-cell table:style-name="ce26" office:value-type="string" calcext:value-type="string">
            <text:p>30.10.2019</text:p>
          </table:table-cell>
          <table:table-cell table:style-name="ce1" office:value-type="string" calcext:value-type="string">
            <text:p>Oookaaay...</text:p>
          </table:table-cell>
          <table:table-cell table:style-name="ce36" office:value-type="string" calcext:value-type="string">
            <text:p><text:a xlink:href="http://pbs.twimg.com/media/EHuzdeTW4AA9cuh.jpg" xlink:type="simple">http://pbs.twimg.com/media/EHuzdeTW4AA9cuh.jpg</text:a></text:p>
          </table:table-cell>
          <table:table-cell table:style-name="ce10" table:formula="of:=image([.E320])" office:value-type="string" office:string-value="" calcext:value-type="error">
            <text:p>#NAME?</text:p>
          </table:table-cell>
          <table:table-cell table:style-name="ce1" office:value-type="string" calcext:value-type="string">
            <text:p>Truhe (Scheibenwelt, Terry Pratchett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89799162474303488</text:p>
          </table:table-cell>
          <table:table-cell table:style-name="ce20" office:value-type="string" calcext:value-type="string">
            <text:p><text:a xlink:href="https://twitter.com/datGestruepp/status/1189799162474303488" xlink:type="simple">https://twitter.com/datGestruepp/status/1189799162474303488</text:a></text:p>
          </table:table-cell>
          <table:table-cell table:style-name="ce26" office:value-type="string" calcext:value-type="string">
            <text:p>31.10.2019</text:p>
          </table:table-cell>
          <table:table-cell table:style-name="ce1" office:value-type="string" calcext:value-type="string">
            <text:p>Danke Strüppi! <text:s/>Mensch, wo hab ich heute nur meinen Kopf!?</text:p>
          </table:table-cell>
          <table:table-cell table:style-name="ce36" office:value-type="string" calcext:value-type="string">
            <text:p><text:a xlink:href="http://pbs.twimg.com/media/EHu0HFBW4AIkPlN.jpg" xlink:type="simple">http://pbs.twimg.com/media/EHu0HFBW4AIkPlN.jpg</text:a></text:p>
          </table:table-cell>
          <table:table-cell table:style-name="ce10" table:formula="of:=image([.E321])" office:value-type="string" office:string-value="" calcext:value-type="error">
            <text:p>#NAME?</text:p>
          </table:table-cell>
          <table:table-cell table:style-name="ce1" office:value-type="string" calcext:value-type="string">
            <text:p>Suse als der Kopflose Reiter (Halloween)</text:p>
          </table:table-cell>
          <table:table-cell table:style-name="ce1" office:value-type="string" calcext:value-type="string">
            <text:p>passt so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0161549471694849</text:p>
          </table:table-cell>
          <table:table-cell table:style-name="ce20" office:value-type="string" calcext:value-type="string">
            <text:p><text:a xlink:href="https://twitter.com/datGestruepp/status/1190161549471694849" xlink:type="simple">https://twitter.com/datGestruepp/status/1190161549471694849</text:a></text:p>
          </table:table-cell>
          <table:table-cell table:style-name="ce26" office:value-type="string" calcext:value-type="string">
            <text:p>01.11.2019</text:p>
          </table:table-cell>
          <table:table-cell table:style-name="ce1" office:value-type="string" calcext:value-type="string">
            <text:p>Singen sie jetzt auch? Und warum sieht ihr Auge so komisch aus?</text:p>
          </table:table-cell>
          <table:table-cell table:style-name="ce36" office:value-type="string" calcext:value-type="string">
            <text:p><text:a xlink:href="http://pbs.twimg.com/media/EH4GEYEWoAE8V4P.jpg" xlink:type="simple">http://pbs.twimg.com/media/EH4GEYEWoAE8V4P.jpg</text:a></text:p>
          </table:table-cell>
          <table:table-cell table:style-name="ce10" table:formula="of:=image([.E322])" office:value-type="string" office:string-value="" calcext:value-type="error">
            <text:p>#NAME?</text:p>
          </table:table-cell>
          <table:table-cell table:style-name="ce1" office:value-type="string" calcext:value-type="string">
            <text:p>Das Phantom (Das Phantom der Oper, Musical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0523937547079680</text:p>
          </table:table-cell>
          <table:table-cell table:style-name="ce20" office:value-type="string" calcext:value-type="string">
            <text:p><text:a xlink:href="https://twitter.com/datGestruepp/status/1190523937547079680" xlink:type="simple">https://twitter.com/datGestruepp/status/1190523937547079680</text:a></text:p>
          </table:table-cell>
          <table:table-cell table:style-name="ce26" office:value-type="string" calcext:value-type="string">
            <text:p>02.11.2019</text:p>
          </table:table-cell>
          <table:table-cell table:style-name="ce1" office:value-type="string" calcext:value-type="string">
            <text:p>Warum machst du Glitzer in meinen Kaffee?</text:p>
          </table:table-cell>
          <table:table-cell table:style-name="ce36" office:value-type="string" calcext:value-type="string">
            <text:p><text:a xlink:href="http://pbs.twimg.com/media/EH4Gkw_W4AAw7hg.jpg" xlink:type="simple">http://pbs.twimg.com/media/EH4Gkw_W4AAw7hg.jpg</text:a></text:p>
          </table:table-cell>
          <table:table-cell table:style-name="ce10" table:formula="of:=image([.E323])" office:value-type="string" office:string-value="" calcext:value-type="error">
            <text:p>#NAME?</text:p>
          </table:table-cell>
          <table:table-cell table:style-name="ce1" office:value-type="string" calcext:value-type="string">
            <text:p>Little Misfortune (Little Misfortune, Killmonday Games, Game)</text:p>
          </table:table-cell>
          <table:table-cell table:style-name="ce1" office:value-type="string" calcext:value-type="string">
            <text:p>richtig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0886325555253248</text:p>
          </table:table-cell>
          <table:table-cell table:style-name="ce20" office:value-type="string" calcext:value-type="string">
            <text:p><text:a xlink:href="https://twitter.com/datGestruepp/status/1190886325555253248" xlink:type="simple">https://twitter.com/datGestruepp/status/1190886325555253248</text:a></text:p>
          </table:table-cell>
          <table:table-cell table:style-name="ce26" office:value-type="string" calcext:value-type="string">
            <text:p>03.11.2019</text:p>
          </table:table-cell>
          <table:table-cell table:style-name="ce1" office:value-type="string" calcext:value-type="string">
            <text:p>Ach, praktisch so unsichtbare Extraarme. </text:p>
          </table:table-cell>
          <table:table-cell table:style-name="ce36" office:value-type="string" calcext:value-type="string">
            <text:p><text:a xlink:href="http://pbs.twimg.com/media/EH_thhdX0AAtNJV.jpg" xlink:type="simple">http://pbs.twimg.com/media/EH_thhdX0AAtNJV.jpg</text:a></text:p>
          </table:table-cell>
          <table:table-cell table:style-name="ce10" table:formula="of:=image([.E324])" office:value-type="string" office:string-value="" calcext:value-type="error">
            <text:p>#NAME?</text:p>
          </table:table-cell>
          <table:table-cell table:style-name="ce1" office:value-type="string" calcext:value-type="string">
            <text:p>Lucy/Nyu (Elfen Lied, Lynn Okamoto, Anime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1248713991233536</text:p>
          </table:table-cell>
          <table:table-cell table:style-name="ce20" office:value-type="string" calcext:value-type="string">
            <text:p><text:a xlink:href="https://twitter.com/datGestruepp/status/1191248713991233536" xlink:type="simple">https://twitter.com/datGestruepp/status/1191248713991233536</text:a></text:p>
          </table:table-cell>
          <table:table-cell table:style-name="ce26" office:value-type="string" calcext:value-type="string">
            <text:p>04.11.2019</text:p>
          </table:table-cell>
          <table:table-cell table:style-name="ce1" office:value-type="string" calcext:value-type="string">
            <text:p>Ähmmmm....</text:p>
          </table:table-cell>
          <table:table-cell table:style-name="ce36" office:value-type="string" calcext:value-type="string">
            <text:p><text:a xlink:href="http://pbs.twimg.com/media/EH_t3kDXUAEqec4.jpg" xlink:type="simple">http://pbs.twimg.com/media/EH_t3kDXUAEqec4.jpg</text:a></text:p>
          </table:table-cell>
          <table:table-cell table:style-name="ce10" table:formula="of:=image([.E325])" office:value-type="string" office:string-value="" calcext:value-type="error">
            <text:p>#NAME?</text:p>
          </table:table-cell>
          <table:table-cell table:style-name="ce1" office:value-type="string" calcext:value-type="string">
            <text:p>Xenomorph (Alien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1611102431531008</text:p>
          </table:table-cell>
          <table:table-cell table:style-name="ce20" office:value-type="string" calcext:value-type="string">
            <text:p><text:a xlink:href="https://twitter.com/datGestruepp/status/1191611102431531008" xlink:type="simple">https://twitter.com/datGestruepp/status/1191611102431531008</text:a></text:p>
          </table:table-cell>
          <table:table-cell table:style-name="ce26" office:value-type="string" calcext:value-type="string">
            <text:p>05.11.2019</text:p>
          </table:table-cell>
          <table:table-cell table:style-name="ce1" office:value-type="string" calcext:value-type="string">
            <text:p>Och...</text:p>
          </table:table-cell>
          <table:table-cell table:style-name="ce36" office:value-type="string" calcext:value-type="string">
            <text:p><text:a xlink:href="http://pbs.twimg.com/media/EIKekL2XkAAc91l.jpg" xlink:type="simple">http://pbs.twimg.com/media/EIKekL2XkAAc91l.jpg</text:a></text:p>
          </table:table-cell>
          <table:table-cell table:style-name="ce10" table:formula="of:=image([.E326])" office:value-type="string" office:string-value="" calcext:value-type="error">
            <text:p>#NAME?</text:p>
          </table:table-cell>
          <table:table-cell table:style-name="ce1" office:value-type="string" calcext:value-type="string">
            <text:p>Grün-Tentakel (Day of the Tentacle und Maniac Mansion, LucasArts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1973488946536448</text:p>
          </table:table-cell>
          <table:table-cell table:style-name="ce20" office:value-type="string" calcext:value-type="string">
            <text:p><text:a xlink:href="https://twitter.com/datGestruepp/status/1191973488946536448" xlink:type="simple">https://twitter.com/datGestruepp/status/1191973488946536448</text:a></text:p>
          </table:table-cell>
          <table:table-cell table:style-name="ce26" office:value-type="string" calcext:value-type="string">
            <text:p>06.11.2019</text:p>
          </table:table-cell>
          <table:table-cell table:style-name="ce1" office:value-type="string" calcext:value-type="string">
            <text:p>Langsam gewöhne ich mich dran.</text:p>
          </table:table-cell>
          <table:table-cell table:style-name="ce36" office:value-type="string" calcext:value-type="string">
            <text:p><text:a xlink:href="http://pbs.twimg.com/media/EIKe8woXkAAFGm5.jpg" xlink:type="simple">http://pbs.twimg.com/media/EIKe8woXkAAFGm5.jpg</text:a></text:p>
          </table:table-cell>
          <table:table-cell table:style-name="ce10" table:formula="of:=image([.E327])" office:value-type="string" office:string-value="" calcext:value-type="error">
            <text:p>#NAME?</text:p>
          </table:table-cell>
          <table:table-cell table:style-name="ce1" office:value-type="string" calcext:value-type="string">
            <text:p>Digda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2335876690309120</text:p>
          </table:table-cell>
          <table:table-cell table:style-name="ce20" office:value-type="string" calcext:value-type="string">
            <text:p><text:a xlink:href="https://twitter.com/datGestruepp/status/1192335876690309120" xlink:type="simple">https://twitter.com/datGestruepp/status/1192335876690309120</text:a></text:p>
          </table:table-cell>
          <table:table-cell table:style-name="ce26" office:value-type="string" calcext:value-type="string">
            <text:p>07.11.2019</text:p>
          </table:table-cell>
          <table:table-cell table:style-name="ce1" office:value-type="string" calcext:value-type="string">
            <text:p>Ich möchte meine Stimme bitte behalten. Danke.</text:p>
          </table:table-cell>
          <table:table-cell table:style-name="ce36" office:value-type="string" calcext:value-type="string">
            <text:p><text:a xlink:href="http://pbs.twimg.com/media/EIRT9wEWkAMREdp.jpg" xlink:type="simple">http://pbs.twimg.com/media/EIRT9wEWkAMREdp.jpg</text:a></text:p>
          </table:table-cell>
          <table:table-cell table:style-name="ce10" table:formula="of:=image([.E328])" office:value-type="string" office:string-value="" calcext:value-type="error">
            <text:p>#NAME?</text:p>
          </table:table-cell>
          <table:table-cell table:style-name="ce1" office:value-type="string" calcext:value-type="string">
            <text:p>Hexe Ursula (Arielle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2698265243934721</text:p>
          </table:table-cell>
          <table:table-cell table:style-name="ce20" office:value-type="string" calcext:value-type="string">
            <text:p><text:a xlink:href="https://twitter.com/datGestruepp/status/1192698265243934721" xlink:type="simple">https://twitter.com/datGestruepp/status/1192698265243934721</text:a></text:p>
          </table:table-cell>
          <table:table-cell table:style-name="ce26" office:value-type="string" calcext:value-type="string">
            <text:p>08.11.2019</text:p>
          </table:table-cell>
          <table:table-cell table:style-name="ce1" office:value-type="string" calcext:value-type="string">
            <text:p>Okay der Herr.</text:p>
          </table:table-cell>
          <table:table-cell table:style-name="ce36" office:value-type="string" calcext:value-type="string">
            <text:p><text:a xlink:href="http://pbs.twimg.com/media/EIRUk5UX0AEsd0V.jpg" xlink:type="simple">http://pbs.twimg.com/media/EIRUk5UX0AEsd0V.jpg</text:a></text:p>
          </table:table-cell>
          <table:table-cell table:style-name="ce10" table:formula="of:=image([.E329])" office:value-type="string" office:string-value="" calcext:value-type="error">
            <text:p>#NAME?</text:p>
          </table:table-cell>
          <table:table-cell table:style-name="ce1" office:value-type="string" calcext:value-type="string">
            <text:p>Herr Kaffee (@Kaffeegaming auf Twitte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3060652748869634</text:p>
          </table:table-cell>
          <table:table-cell table:style-name="ce20" office:value-type="string" calcext:value-type="string">
            <text:p><text:a xlink:href="https://twitter.com/datGestruepp/status/1193060652748869634" xlink:type="simple">https://twitter.com/datGestruepp/status/1193060652748869634</text:a></text:p>
          </table:table-cell>
          <table:table-cell table:style-name="ce26" office:value-type="string" calcext:value-type="string">
            <text:p>09.11.2019</text:p>
          </table:table-cell>
          <table:table-cell table:style-name="ce1" office:value-type="string" calcext:value-type="string">
            <text:p>Hübsche Haarfarbe!</text:p>
          </table:table-cell>
          <table:table-cell table:style-name="ce36" office:value-type="string" calcext:value-type="string">
            <text:p><text:a xlink:href="http://pbs.twimg.com/media/EIcrtVGWkAA2g7L.jpg" xlink:type="simple">http://pbs.twimg.com/media/EIcrtVGWkAA2g7L.jpg</text:a></text:p>
          </table:table-cell>
          <table:table-cell table:style-name="ce10" table:formula="of:=image([.E330])" office:value-type="string" office:string-value="" calcext:value-type="error">
            <text:p>#NAME?</text:p>
          </table:table-cell>
          <table:table-cell table:style-name="ce1" office:value-type="string" calcext:value-type="string">
            <text:p>Leeloo Minai Lekatariba-Lamina-Tchai Ekbat De Sebat (Das fünfte Element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3424500412563456</text:p>
          </table:table-cell>
          <table:table-cell table:style-name="ce20" office:value-type="string" calcext:value-type="string">
            <text:p><text:a xlink:href="https://twitter.com/datGestruepp/status/1193424500412563456" xlink:type="simple">https://twitter.com/datGestruepp/status/1193424500412563456</text:a></text:p>
          </table:table-cell>
          <table:table-cell table:style-name="ce26" office:value-type="string" calcext:value-type="string">
            <text:p>10.11.2019</text:p>
          </table:table-cell>
          <table:table-cell table:style-name="ce1" office:value-type="string" calcext:value-type="string">
            <text:p>Hallo der Herr!</text:p>
          </table:table-cell>
          <table:table-cell table:style-name="ce36" office:value-type="string" calcext:value-type="string">
            <text:p><text:a xlink:href="http://pbs.twimg.com/media/EI_lQLOW4AAXeqJ.jpg" xlink:type="simple">http://pbs.twimg.com/media/EI_lQLOW4AAXeqJ.jpg</text:a></text:p>
          </table:table-cell>
          <table:table-cell table:style-name="ce10" table:formula="of:=image([.E331])" office:value-type="string" office:string-value="" calcext:value-type="error">
            <text:p>#NAME?</text:p>
          </table:table-cell>
          <table:table-cell table:style-name="ce1" office:value-type="string" calcext:value-type="string">
            <text:p>Professor Hershel Layton (Professor Layton, Level 5, Game)</text:p>
          </table:table-cell>
          <table:table-cell table:style-name="ce1" office:value-type="string" calcext:value-type="string">
            <text:p>yes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3785428152766464</text:p>
          </table:table-cell>
          <table:table-cell table:style-name="ce20" office:value-type="string" calcext:value-type="string">
            <text:p><text:a xlink:href="https://twitter.com/datGestruepp/status/1193785428152766464" xlink:type="simple">https://twitter.com/datGestruepp/status/1193785428152766464</text:a></text:p>
          </table:table-cell>
          <table:table-cell table:style-name="ce26" office:value-type="string" calcext:value-type="string">
            <text:p>11.11.2019</text:p>
          </table:table-cell>
          <table:table-cell table:style-name="ce20" office:value-type="string" calcext:value-type="string">
            <text:p><text:a xlink:href="https://twitter.com/hashtag/kritzelkaffe?src=hashtag_click" xlink:type="simple">Na? Alle Nähte fest? #kritzelkaffe</text:a></text:p>
          </table:table-cell>
          <table:table-cell table:style-name="ce38" office:value-type="string" calcext:value-type="string">
            <text:p><text:a xlink:href="https://pbs.twimg.com/media/EInfhB0XsAQA-Uv.jpg" xlink:type="simple">https://pbs.twimg.com/media/EInfhB0XsAQA-Uv.jpg</text:a></text:p>
          </table:table-cell>
          <table:table-cell table:style-name="ce10" table:formula="of:=image([.E332])" office:value-type="string" office:string-value="" calcext:value-type="error">
            <text:p>#NAME?</text:p>
          </table:table-cell>
          <table:table-cell table:style-name="ce1" office:value-type="string" calcext:value-type="string">
            <text:p>Sally (Nightmare before Christmas, Tim Burton)</text:p>
          </table:table-cell>
          <table:table-cell table:style-name="ce1" office:value-type="string" calcext:value-type="string">
            <text:p>passt</text:p>
          </table:table-cell>
          <table:table-cell table:style-name="ce20" office:value-type="string" calcext:value-type="string">
            <text:p><text:a xlink:href="https://the-nightmare-before-christmas.fandom.com/wiki/Sally" xlink:type="simple">https://the-nightmare-before-christmas.fandom.com/wiki/Sally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94147816647479296</text:p>
          </table:table-cell>
          <table:table-cell table:style-name="ce20" office:value-type="string" calcext:value-type="string">
            <text:p><text:a xlink:href="https://twitter.com/datGestruepp/status/1194147816647479296" xlink:type="simple">https://twitter.com/datGestruepp/status/1194147816647479296</text:a></text:p>
          </table:table-cell>
          <table:table-cell table:style-name="ce26" office:value-type="string" calcext:value-type="string">
            <text:p>12.11.2019</text:p>
          </table:table-cell>
          <table:table-cell table:style-name="ce1" office:value-type="string" calcext:value-type="string">
            <text:p>Jaaaa, aber ich mag meine Haar gerade so wie sie sind.</text:p>
          </table:table-cell>
          <table:table-cell table:style-name="ce36" office:value-type="string" calcext:value-type="string">
            <text:p><text:a xlink:href="http://pbs.twimg.com/media/EIuQGpaX0AApx3C.jpg" xlink:type="simple">http://pbs.twimg.com/media/EIuQGpaX0AApx3C.jpg</text:a></text:p>
          </table:table-cell>
          <table:table-cell table:style-name="ce10" table:formula="of:=image([.E333])" office:value-type="string" office:string-value="" calcext:value-type="error">
            <text:p>#NAME?</text:p>
          </table:table-cell>
          <table:table-cell table:style-name="ce1" office:value-type="string" calcext:value-type="string">
            <text:p>Edward (Mit den Scherenhänden, Tim Burton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4510205456805888</text:p>
          </table:table-cell>
          <table:table-cell table:style-name="ce20" office:value-type="string" calcext:value-type="string">
            <text:p><text:a xlink:href="https://twitter.com/datGestruepp/status/1194510205456805888" xlink:type="simple">https://twitter.com/datGestruepp/status/1194510205456805888</text:a></text:p>
          </table:table-cell>
          <table:table-cell table:style-name="ce26" office:value-type="string" calcext:value-type="string">
            <text:p>13.11.2019</text:p>
          </table:table-cell>
          <table:table-cell table:style-name="ce1" office:value-type="string" calcext:value-type="string">
            <text:p>Hallo Tiffi!</text:p>
          </table:table-cell>
          <table:table-cell table:style-name="ce36" office:value-type="string" calcext:value-type="string">
            <text:p><text:a xlink:href="http://pbs.twimg.com/media/EI4NfjyXUAIS6fB.jpg" xlink:type="simple">http://pbs.twimg.com/media/EI4NfjyXUAIS6fB.jpg</text:a></text:p>
          </table:table-cell>
          <table:table-cell table:style-name="ce10" table:formula="of:=image([.E334])" office:value-type="string" office:string-value="" calcext:value-type="error">
            <text:p>#NAME?</text:p>
          </table:table-cell>
          <table:table-cell table:style-name="ce1" office:value-type="string" calcext:value-type="string">
            <text:p>Tiffy (Sesamstraß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4872591804092416</text:p>
          </table:table-cell>
          <table:table-cell table:style-name="ce20" office:value-type="string" calcext:value-type="string">
            <text:p><text:a xlink:href="https://twitter.com/datGestruepp/status/1194872591804092416" xlink:type="simple">https://twitter.com/datGestruepp/status/1194872591804092416</text:a></text:p>
          </table:table-cell>
          <table:table-cell table:style-name="ce26" office:value-type="string" calcext:value-type="string">
            <text:p>14.11.2019</text:p>
          </table:table-cell>
          <table:table-cell table:style-name="ce1" office:value-type="string" calcext:value-type="string">
            <text:p>Endlich! Mein Brief!</text:p>
          </table:table-cell>
          <table:table-cell table:style-name="ce36" office:value-type="string" calcext:value-type="string">
            <text:p><text:a xlink:href="http://pbs.twimg.com/media/EI4N3_oWkAIm74G.jpg" xlink:type="simple">http://pbs.twimg.com/media/EI4N3_oWkAIm74G.jpg</text:a></text:p>
          </table:table-cell>
          <table:table-cell table:style-name="ce10" table:formula="of:=image([.E335])" office:value-type="string" office:string-value="" calcext:value-type="error">
            <text:p>#NAME?</text:p>
          </table:table-cell>
          <table:table-cell table:style-name="ce1" office:value-type="string" calcext:value-type="string">
            <text:p>Hedwig (Harry Potter, J.K.Rowling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5234981804531712</text:p>
          </table:table-cell>
          <table:table-cell table:style-name="ce20" office:value-type="string" calcext:value-type="string">
            <text:p><text:a xlink:href="https://twitter.com/datGestruepp/status/1195234981804531712" xlink:type="simple">https://twitter.com/datGestruepp/status/1195234981804531712</text:a></text:p>
          </table:table-cell>
          <table:table-cell table:style-name="ce26" office:value-type="string" calcext:value-type="string">
            <text:p>15.11.2019</text:p>
          </table:table-cell>
          <table:table-cell table:style-name="ce1" office:value-type="string" calcext:value-type="string">
            <text:p>Schon wieder ein Pokemon!</text:p>
          </table:table-cell>
          <table:table-cell table:style-name="ce36" office:value-type="string" calcext:value-type="string">
            <text:p><text:a xlink:href="http://pbs.twimg.com/media/EJAALfsWoAACF95.jpg" xlink:type="simple">http://pbs.twimg.com/media/EJAALfsWoAACF95.jpg</text:a></text:p>
          </table:table-cell>
          <table:table-cell table:style-name="ce10" table:formula="of:=image([.E336])" office:value-type="string" office:string-value="" calcext:value-type="error">
            <text:p>#NAME?</text:p>
          </table:table-cell>
          <table:table-cell table:style-name="ce1" office:value-type="string" calcext:value-type="string">
            <text:p>Voltilamm (Pokemon, Game)</text:p>
          </table:table-cell>
          <table:table-cell table:style-name="ce1" office:value-type="string" calcext:value-type="string">
            <text:p>stimm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5597367656865792</text:p>
          </table:table-cell>
          <table:table-cell table:style-name="ce20" office:value-type="string" calcext:value-type="string">
            <text:p><text:a xlink:href="https://twitter.com/datGestruepp/status/1195597367656865792" xlink:type="simple">https://twitter.com/datGestruepp/status/1195597367656865792</text:a></text:p>
          </table:table-cell>
          <table:table-cell table:style-name="ce26" office:value-type="string" calcext:value-type="string">
            <text:p>16.11.2019</text:p>
          </table:table-cell>
          <table:table-cell table:style-name="ce1" office:value-type="string" calcext:value-type="string">
            <text:p>Aha! Sie wollen also Pirat werden?</text:p>
          </table:table-cell>
          <table:table-cell table:style-name="ce36" office:value-type="string" calcext:value-type="string">
            <text:p><text:a xlink:href="http://pbs.twimg.com/media/EJMLx4OX0AAgfnn.jpg" xlink:type="simple">http://pbs.twimg.com/media/EJMLx4OX0AAgfnn.jpg</text:a></text:p>
          </table:table-cell>
          <table:table-cell table:style-name="ce10" table:formula="of:=image([.E337])" office:value-type="string" office:string-value="" calcext:value-type="error">
            <text:p>#NAME?</text:p>
          </table:table-cell>
          <table:table-cell table:style-name="ce1" office:value-type="string" calcext:value-type="string">
            <text:p>Guybrush Threepwood (Monkey Island, LucasArts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5959755791044608</text:p>
          </table:table-cell>
          <table:table-cell table:style-name="ce20" office:value-type="string" calcext:value-type="string">
            <text:p><text:a xlink:href="https://twitter.com/datGestruepp/status/1195959755791044608" xlink:type="simple">https://twitter.com/datGestruepp/status/1195959755791044608</text:a></text:p>
          </table:table-cell>
          <table:table-cell table:style-name="ce26" office:value-type="string" calcext:value-type="string">
            <text:p>17.11.2019</text:p>
          </table:table-cell>
          <table:table-cell table:style-name="ce1" office:value-type="string" calcext:value-type="string">
            <text:p>Ich mag auch Bäume!</text:p>
          </table:table-cell>
          <table:table-cell table:style-name="ce36" office:value-type="string" calcext:value-type="string">
            <text:p><text:a xlink:href="http://pbs.twimg.com/media/EJbsrGwWoAERADu.jpg" xlink:type="simple">http://pbs.twimg.com/media/EJbsrGwWoAERADu.jpg</text:a></text:p>
          </table:table-cell>
          <table:table-cell table:style-name="ce10" table:formula="of:=image([.E338])" office:value-type="string" office:string-value="" calcext:value-type="error">
            <text:p>#NAME?</text:p>
          </table:table-cell>
          <table:table-cell table:style-name="ce1" office:value-type="string" calcext:value-type="string">
            <text:p>Idefix (Asterix &amp; Obelix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6322144919179264</text:p>
          </table:table-cell>
          <table:table-cell table:style-name="ce20" office:value-type="string" calcext:value-type="string">
            <text:p><text:a xlink:href="https://twitter.com/datGestruepp/status/1196322144919179264" xlink:type="simple">https://twitter.com/datGestruepp/status/1196322144919179264</text:a></text:p>
          </table:table-cell>
          <table:table-cell table:style-name="ce26" office:value-type="string" calcext:value-type="string">
            <text:p>18.11.2019</text:p>
          </table:table-cell>
          <table:table-cell table:style-name="ce1" office:value-type="string" calcext:value-type="string">
            <text:p>Ein Troll?? EIN TROLL??!</text:p>
          </table:table-cell>
          <table:table-cell table:style-name="ce36" office:value-type="string" calcext:value-type="string">
            <text:p><text:a xlink:href="http://pbs.twimg.com/media/EJRvKBgXYAAyW4a.jpg" xlink:type="simple">http://pbs.twimg.com/media/EJRvKBgXYAAyW4a.jpg</text:a></text:p>
          </table:table-cell>
          <table:table-cell table:style-name="ce10" table:formula="of:=image([.E339])" office:value-type="string" office:string-value="" calcext:value-type="error">
            <text:p>#NAME?</text:p>
          </table:table-cell>
          <table:table-cell table:style-name="ce1" office:value-type="string" calcext:value-type="string">
            <text:p>Zaubertroll (Spielzeug der 90er)</text:p>
          </table:table-cell>
          <table:table-cell table:style-name="ce1" office:value-type="string" calcext:value-type="string">
            <text:p>jupp</text:p>
          </table:table-cell>
          <table:table-cell table:style-name="ce20" office:value-type="string" calcext:value-type="string">
            <text:p><text:a xlink:href="https://de.wikipedia.org/wiki/Zaubertroll" xlink:type="simple">https://de.wikipedia.org/wiki/Zaubertroll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196684531463598080</text:p>
          </table:table-cell>
          <table:table-cell table:style-name="ce20" office:value-type="string" calcext:value-type="string">
            <text:p><text:a xlink:href="https://twitter.com/datGestruepp/status/1196684531463598080" xlink:type="simple">https://twitter.com/datGestruepp/status/1196684531463598080</text:a></text:p>
          </table:table-cell>
          <table:table-cell table:style-name="ce26" office:value-type="string" calcext:value-type="string">
            <text:p>19.11.2019</text:p>
          </table:table-cell>
          <table:table-cell table:style-name="ce1" office:value-type="string" calcext:value-type="string">
            <text:p>Boah ne! Nicht diese Schmalzlocke!</text:p>
          </table:table-cell>
          <table:table-cell table:style-name="ce36" office:value-type="string" calcext:value-type="string">
            <text:p><text:a xlink:href="http://pbs.twimg.com/media/EJRvwkFXUAESov6.jpg" xlink:type="simple">http://pbs.twimg.com/media/EJRvwkFXUAESov6.jpg</text:a></text:p>
          </table:table-cell>
          <table:table-cell table:style-name="ce10" table:formula="of:=image([.E340])" office:value-type="string" office:string-value="" calcext:value-type="error">
            <text:p>#NAME?</text:p>
          </table:table-cell>
          <table:table-cell table:style-name="ce1" office:value-type="string" calcext:value-type="string">
            <text:p>Gaston (Die Schöne und das Biest, Disney)</text:p>
          </table:table-cell>
          <table:table-cell table:style-name="ce1" office:value-type="string" calcext:value-type="string">
            <text:p>korrek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7046920880914434</text:p>
          </table:table-cell>
          <table:table-cell table:style-name="ce20" office:value-type="string" calcext:value-type="string">
            <text:p><text:a xlink:href="https://twitter.com/datGestruepp/status/1197046920880914434" xlink:type="simple">https://twitter.com/datGestruepp/status/1197046920880914434</text:a></text:p>
          </table:table-cell>
          <table:table-cell table:style-name="ce26" office:value-type="string" calcext:value-type="string">
            <text:p>20.11.2019</text:p>
          </table:table-cell>
          <table:table-cell table:style-name="ce1" office:value-type="string" calcext:value-type="string">
            <text:p>Ach. Und sie sind jetzt Pirat?</text:p>
          </table:table-cell>
          <table:table-cell table:style-name="ce36" office:value-type="string" calcext:value-type="string">
            <text:p><text:a xlink:href="http://pbs.twimg.com/media/EJbrZ69XUAEhG4-.jpg" xlink:type="simple">http://pbs.twimg.com/media/EJbrZ69XUAEhG4-.jpg</text:a></text:p>
          </table:table-cell>
          <table:table-cell table:style-name="ce10" table:formula="of:=image([.E341])" office:value-type="string" office:string-value="" calcext:value-type="error">
            <text:p>#NAME?</text:p>
          </table:table-cell>
          <table:table-cell table:style-name="ce1" office:value-type="string" calcext:value-type="string">
            <text:p>Ruffy/Luffy (One Piece, Eiichirō Oda, Manga, Ani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7409308343853056</text:p>
          </table:table-cell>
          <table:table-cell table:style-name="ce20" office:value-type="string" calcext:value-type="string">
            <text:p><text:a xlink:href="https://twitter.com/datGestruepp/status/1197409308343853056" xlink:type="simple">https://twitter.com/datGestruepp/status/1197409308343853056</text:a></text:p>
          </table:table-cell>
          <table:table-cell table:style-name="ce26" office:value-type="string" calcext:value-type="string">
            <text:p>21.11.2019</text:p>
          </table:table-cell>
          <table:table-cell table:style-name="ce1" office:value-type="string" calcext:value-type="string">
            <text:p>Wow! Und ich kann mir jetzt was Wünschen!</text:p>
          </table:table-cell>
          <table:table-cell table:style-name="ce36" office:value-type="string" calcext:value-type="string">
            <text:p><text:a xlink:href="http://pbs.twimg.com/media/EJbsMOUWkAAS1st.jpg" xlink:type="simple">http://pbs.twimg.com/media/EJbsMOUWkAAS1st.jpg</text:a></text:p>
          </table:table-cell>
          <table:table-cell table:style-name="ce10" table:formula="of:=image([.E342])" office:value-type="string" office:string-value="" calcext:value-type="error">
            <text:p>#NAME?</text:p>
          </table:table-cell>
          <table:table-cell table:style-name="ce1" office:value-type="string" calcext:value-type="string">
            <text:p>Dschinni (Aladdin, Disney)</text:p>
          </table:table-cell>
          <table:table-cell table:style-name="ce1" office:value-type="string" calcext:value-type="string">
            <text:p>logisch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7771696402358273</text:p>
          </table:table-cell>
          <table:table-cell table:style-name="ce20" office:value-type="string" calcext:value-type="string">
            <text:p><text:a xlink:href="https://twitter.com/datGestruepp/status/1197771696402358273" xlink:type="simple">https://twitter.com/datGestruepp/status/1197771696402358273</text:a></text:p>
          </table:table-cell>
          <table:table-cell table:style-name="ce26" office:value-type="string" calcext:value-type="string">
            <text:p>22.11.2019</text:p>
          </table:table-cell>
          <table:table-cell table:style-name="ce1" office:value-type="string" calcext:value-type="string">
            <text:p>Und welches ist dein Lieblingspokemon?</text:p>
          </table:table-cell>
          <table:table-cell table:style-name="ce36" office:value-type="string" calcext:value-type="string">
            <text:p><text:a xlink:href="http://pbs.twimg.com/media/EJlUsmcXUAYlfNX.jpg" xlink:type="simple">http://pbs.twimg.com/media/EJlUsmcXUAYlfNX.jpg</text:a></text:p>
          </table:table-cell>
          <table:table-cell table:style-name="ce10" table:formula="of:=image([.E343])" office:value-type="string" office:string-value="" calcext:value-type="error">
            <text:p>#NAME?</text:p>
          </table:table-cell>
          <table:table-cell table:style-name="ce1" office:value-type="string" calcext:value-type="string">
            <text:p>Phunk (@PhunkRoyal auf Twitter)</text:p>
          </table:table-cell>
          <table:table-cell table:style-name="ce1" office:value-type="string" calcext:value-type="string">
            <text:p>richtig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8134082816925696</text:p>
          </table:table-cell>
          <table:table-cell table:style-name="ce20" office:value-type="string" calcext:value-type="string">
            <text:p><text:a xlink:href="https://twitter.com/datGestruepp/status/1198134082816925696" xlink:type="simple">https://twitter.com/datGestruepp/status/1198134082816925696</text:a></text:p>
          </table:table-cell>
          <table:table-cell table:style-name="ce26" office:value-type="string" calcext:value-type="string">
            <text:p>23.11.2019</text:p>
          </table:table-cell>
          <table:table-cell table:style-name="ce1" office:value-type="string" calcext:value-type="string">
            <text:p>Also ich hätt jetzt schon gerne Schokolade.</text:p>
          </table:table-cell>
          <table:table-cell table:style-name="ce36" office:value-type="string" calcext:value-type="string">
            <text:p><text:a xlink:href="http://pbs.twimg.com/media/EJlVDCoW4AI3QdQ.jpg" xlink:type="simple">http://pbs.twimg.com/media/EJlVDCoW4AI3QdQ.jpg</text:a></text:p>
          </table:table-cell>
          <table:table-cell table:style-name="ce10" table:formula="of:=image([.E344])" office:value-type="string" office:string-value="" calcext:value-type="error">
            <text:p>#NAME?</text:p>
          </table:table-cell>
          <table:table-cell table:style-name="ce1" office:value-type="string" calcext:value-type="string">
            <text:p>Willy Wonka (Charlie und die Schokoladenfabrik, Roald Dahl, Tim Burton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8496470472830977</text:p>
          </table:table-cell>
          <table:table-cell table:style-name="ce20" office:value-type="string" calcext:value-type="string">
            <text:p><text:a xlink:href="https://twitter.com/datGestruepp/status/1198496470472830977" xlink:type="simple">https://twitter.com/datGestruepp/status/1198496470472830977</text:a></text:p>
          </table:table-cell>
          <table:table-cell table:style-name="ce26" office:value-type="string" calcext:value-type="string">
            <text:p>24.11.2019</text:p>
          </table:table-cell>
          <table:table-cell table:style-name="ce1" office:value-type="string" calcext:value-type="string">
            <text:p>Ach guck!</text:p>
          </table:table-cell>
          <table:table-cell table:style-name="ce36" office:value-type="string" calcext:value-type="string">
            <text:p><text:a xlink:href="http://pbs.twimg.com/media/EJlVa-1WsAETtQ_.jpg" xlink:type="simple">http://pbs.twimg.com/media/EJlVa-1WsAETtQ_.jpg</text:a></text:p>
          </table:table-cell>
          <table:table-cell table:style-name="ce10" table:formula="of:=image([.E345])" office:value-type="string" office:string-value="" calcext:value-type="error">
            <text:p>#NAME?</text:p>
          </table:table-cell>
          <table:table-cell table:style-name="ce1" office:value-type="string" calcext:value-type="string">
            <text:p>Doozer (Die Fraggles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8858858254331907</text:p>
          </table:table-cell>
          <table:table-cell table:style-name="ce20" office:value-type="string" calcext:value-type="string">
            <text:p><text:a xlink:href="https://twitter.com/datGestruepp/status/1198858858254331907" xlink:type="simple">https://twitter.com/datGestruepp/status/1198858858254331907</text:a></text:p>
          </table:table-cell>
          <table:table-cell table:style-name="ce26" office:value-type="string" calcext:value-type="string">
            <text:p>25.11.2019</text:p>
          </table:table-cell>
          <table:table-cell table:style-name="ce1" office:value-type="string" calcext:value-type="string">
            <text:p>Aber Zaubern können sie schon oder?</text:p>
          </table:table-cell>
          <table:table-cell table:style-name="ce36" office:value-type="string" calcext:value-type="string">
            <text:p><text:a xlink:href="http://pbs.twimg.com/media/EJ4xiL2XUAIoiAO.jpg" xlink:type="simple">http://pbs.twimg.com/media/EJ4xiL2XUAIoiAO.jpg</text:a></text:p>
          </table:table-cell>
          <table:table-cell table:style-name="ce10" table:formula="of:=image([.E346])" office:value-type="string" office:string-value="" calcext:value-type="error">
            <text:p>#NAME?</text:p>
          </table:table-cell>
          <table:table-cell table:style-name="ce1" office:value-type="string" calcext:value-type="string">
            <text:p>Rincewind der Zauberer (Scheibenwelt, Terry Pratchett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9221247734734850</text:p>
          </table:table-cell>
          <table:table-cell table:style-name="ce20" office:value-type="string" calcext:value-type="string">
            <text:p><text:a xlink:href="https://twitter.com/datGestruepp/status/1199221247734734850" xlink:type="simple">https://twitter.com/datGestruepp/status/1199221247734734850</text:a></text:p>
          </table:table-cell>
          <table:table-cell table:style-name="ce26" office:value-type="string" calcext:value-type="string">
            <text:p>26.11.2019</text:p>
          </table:table-cell>
          <table:table-cell table:style-name="ce1" office:value-type="string" calcext:value-type="string">
            <text:p>Nein ich hab keinen Hund. Warum fragen sie mich das? Sie sind gruselig!</text:p>
          </table:table-cell>
          <table:table-cell table:style-name="ce36" office:value-type="string" calcext:value-type="string">
            <text:p><text:a xlink:href="http://pbs.twimg.com/media/EJ7e16tXkAIpYHu.jpg" xlink:type="simple">http://pbs.twimg.com/media/EJ7e16tXkAIpYHu.jpg</text:a></text:p>
          </table:table-cell>
          <table:table-cell table:style-name="ce10" table:formula="of:=image([.E347])" office:value-type="string" office:string-value="" calcext:value-type="error">
            <text:p>#NAME?</text:p>
          </table:table-cell>
          <table:table-cell table:style-name="ce1" office:value-type="string" calcext:value-type="string">
            <text:p>Cruella De Vil (101 Dalmatiner, Disne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9583635646451712</text:p>
          </table:table-cell>
          <table:table-cell table:style-name="ce20" office:value-type="string" calcext:value-type="string">
            <text:p><text:a xlink:href="https://twitter.com/datGestruepp/status/1199583635646451712" xlink:type="simple">https://twitter.com/datGestruepp/status/1199583635646451712</text:a></text:p>
          </table:table-cell>
          <table:table-cell table:style-name="ce26" office:value-type="string" calcext:value-type="string">
            <text:p>27.11.2019</text:p>
          </table:table-cell>
          <table:table-cell table:style-name="ce1" office:value-type="string" calcext:value-type="string">
            <text:p>Deine Augen sind auch nur ganz wenig gruselig.</text:p>
          </table:table-cell>
          <table:table-cell table:style-name="ce36" office:value-type="string" calcext:value-type="string">
            <text:p><text:a xlink:href="http://pbs.twimg.com/media/EKE79YxWoAEn2Wv.jpg" xlink:type="simple">http://pbs.twimg.com/media/EKE79YxWoAEn2Wv.jpg</text:a></text:p>
          </table:table-cell>
          <table:table-cell table:style-name="ce10" table:formula="of:=image([.E348])" office:value-type="string" office:string-value="" calcext:value-type="error">
            <text:p>#NAME?</text:p>
          </table:table-cell>
          <table:table-cell table:style-name="ce1" office:value-type="string" calcext:value-type="string">
            <text:p>Wanda (Cosmo &amp; Wanda - Wenn Elfen helfen, Nickelodeon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199946023138926593</text:p>
          </table:table-cell>
          <table:table-cell table:style-name="ce20" office:value-type="string" calcext:value-type="string">
            <text:p><text:a xlink:href="https://twitter.com/datGestruepp/status/1199946023138926593" xlink:type="simple">https://twitter.com/datGestruepp/status/1199946023138926593</text:a></text:p>
          </table:table-cell>
          <table:table-cell table:style-name="ce26" office:value-type="string" calcext:value-type="string">
            <text:p>28.11.2019</text:p>
          </table:table-cell>
          <table:table-cell table:style-name="ce1" office:value-type="string" calcext:value-type="string">
            <text:p>Sie springen womit??</text:p>
          </table:table-cell>
          <table:table-cell table:style-name="ce36" office:value-type="string" calcext:value-type="string">
            <text:p><text:a xlink:href="http://pbs.twimg.com/media/EKE8T1-XYAAHOxP.jpg" xlink:type="simple">http://pbs.twimg.com/media/EKE8T1-XYAAHOxP.jpg</text:a></text:p>
          </table:table-cell>
          <table:table-cell table:style-name="ce10" table:formula="of:=image([.E349])" office:value-type="string" office:string-value="" calcext:value-type="error">
            <text:p>#NAME?</text:p>
          </table:table-cell>
          <table:table-cell table:style-name="ce1" office:value-type="string" calcext:value-type="string">
            <text:p>Tigger (Winnie Puu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0308409796644864</text:p>
          </table:table-cell>
          <table:table-cell table:style-name="ce20" office:value-type="string" calcext:value-type="string">
            <text:p><text:a xlink:href="https://twitter.com/datGestruepp/status/1200308409796644864" xlink:type="simple">https://twitter.com/datGestruepp/status/1200308409796644864</text:a></text:p>
          </table:table-cell>
          <table:table-cell table:style-name="ce26" office:value-type="string" calcext:value-type="string">
            <text:p>29.11.2019</text:p>
          </table:table-cell>
          <table:table-cell table:style-name="ce1" office:value-type="string" calcext:value-type="string">
            <text:p>Warum haben sie Gummibärchen in meinen Kaffee getan? Das macht überhaupt keinen Sinn!</text:p>
          </table:table-cell>
          <table:table-cell table:style-name="ce36" office:value-type="string" calcext:value-type="string">
            <text:p><text:a xlink:href="http://pbs.twimg.com/media/EKPznRoWwAMQoz1.jpg" xlink:type="simple">http://pbs.twimg.com/media/EKPznRoWwAMQoz1.jpg</text:a></text:p>
          </table:table-cell>
          <table:table-cell table:style-name="ce10" table:formula="of:=image([.E350])" office:value-type="string" office:string-value="" calcext:value-type="error">
            <text:p>#NAME?</text:p>
          </table:table-cell>
          <table:table-cell table:style-name="ce1" office:value-type="string" calcext:value-type="string">
            <text:p>Goldbär (Haribo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0670799394246658</text:p>
          </table:table-cell>
          <table:table-cell table:style-name="ce20" office:value-type="string" calcext:value-type="string">
            <text:p><text:a xlink:href="https://twitter.com/datGestruepp/status/1200670799394246658" xlink:type="simple">https://twitter.com/datGestruepp/status/1200670799394246658</text:a></text:p>
          </table:table-cell>
          <table:table-cell table:style-name="ce26" office:value-type="string" calcext:value-type="string">
            <text:p>30.11.2019</text:p>
          </table:table-cell>
          <table:table-cell table:style-name="ce1" office:value-type="string" calcext:value-type="string">
            <text:p>Tag der Herr.</text:p>
          </table:table-cell>
          <table:table-cell table:style-name="ce36" office:value-type="string" calcext:value-type="string">
            <text:p><text:a xlink:href="http://pbs.twimg.com/media/EKP0VSBXkAAtq_W.jpg" xlink:type="simple">http://pbs.twimg.com/media/EKP0VSBXkAAtq_W.jpg</text:a></text:p>
          </table:table-cell>
          <table:table-cell table:style-name="ce10" table:formula="of:=image([.E351])" office:value-type="string" office:string-value="" calcext:value-type="error">
            <text:p>#NAME?</text:p>
          </table:table-cell>
          <table:table-cell table:style-name="ce1" office:value-type="string" calcext:value-type="string">
            <text:p>Räuber Hotzenplotz (Otfried Preußler, Kinder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1033186425344000</text:p>
          </table:table-cell>
          <table:table-cell table:style-name="ce20" office:value-type="string" calcext:value-type="string">
            <text:p><text:a xlink:href="https://twitter.com/datGestruepp/status/1201033186425344000" xlink:type="simple">https://twitter.com/datGestruepp/status/1201033186425344000</text:a></text:p>
          </table:table-cell>
          <table:table-cell table:style-name="ce26" office:value-type="string" calcext:value-type="string">
            <text:p>01.12.2019</text:p>
          </table:table-cell>
          <table:table-cell table:style-name="ce1" office:value-type="string" calcext:value-type="string">
            <text:p>Guten Tag der Herr! Bleiben Sie doch ein bisschen länger! Gnihihihi.</text:p>
          </table:table-cell>
          <table:table-cell table:style-name="ce36" office:value-type="string" calcext:value-type="string">
            <text:p><text:a xlink:href="http://pbs.twimg.com/media/EKcMxvjXkAARcX3.jpg" xlink:type="simple">http://pbs.twimg.com/media/EKcMxvjXkAARcX3.jpg</text:a></text:p>
          </table:table-cell>
          <table:table-cell table:style-name="ce10" table:formula="of:=image([.E352])" office:value-type="string" office:string-value="" calcext:value-type="error">
            <text:p>#NAME?</text:p>
          </table:table-cell>
          <table:table-cell table:style-name="ce1" office:value-type="string" calcext:value-type="string">
            <text:p>Red (M&amp;M'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1395575125463040</text:p>
          </table:table-cell>
          <table:table-cell table:style-name="ce20" office:value-type="string" calcext:value-type="string">
            <text:p><text:a xlink:href="https://twitter.com/datGestruepp/status/1201395575125463040" xlink:type="simple">https://twitter.com/datGestruepp/status/1201395575125463040</text:a></text:p>
          </table:table-cell>
          <table:table-cell table:style-name="ce26" office:value-type="string" calcext:value-type="string">
            <text:p>02.12.2019</text:p>
          </table:table-cell>
          <table:table-cell table:style-name="ce1" office:value-type="string" calcext:value-type="string">
            <text:p>Ach. Und auf der Gans fliegen sie überall hin? Toll!</text:p>
          </table:table-cell>
          <table:table-cell table:style-name="ce36" office:value-type="string" calcext:value-type="string">
            <text:p><text:a xlink:href="http://pbs.twimg.com/media/EKcNNK1XsAEipY-.jpg" xlink:type="simple">http://pbs.twimg.com/media/EKcNNK1XsAEipY-.jpg</text:a></text:p>
          </table:table-cell>
          <table:table-cell table:style-name="ce10" table:formula="of:=image([.E353])" office:value-type="string" office:string-value="" calcext:value-type="error">
            <text:p>#NAME?</text:p>
          </table:table-cell>
          <table:table-cell table:style-name="ce1" office:value-type="string" calcext:value-type="string">
            <text:p>Nils Holgersson (Die wunderbare Reise des kleinen Nils Holgersson mit den Wildgänsen, Selma Lagerlöf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1757963184001024</text:p>
          </table:table-cell>
          <table:table-cell table:style-name="ce20" office:value-type="string" calcext:value-type="string">
            <text:p><text:a xlink:href="https://twitter.com/datGestruepp/status/1201757963184001024" xlink:type="simple">https://twitter.com/datGestruepp/status/1201757963184001024</text:a></text:p>
          </table:table-cell>
          <table:table-cell table:style-name="ce26" office:value-type="string" calcext:value-type="string">
            <text:p>03.12.2019</text:p>
          </table:table-cell>
          <table:table-cell table:style-name="ce1" office:value-type="string" calcext:value-type="string">
            <text:p>Tolles Schild haben sie da!</text:p>
          </table:table-cell>
          <table:table-cell table:style-name="ce36" office:value-type="string" calcext:value-type="string">
            <text:p><text:a xlink:href="http://pbs.twimg.com/media/EKpEc9wWwAIxGu9.jpg" xlink:type="simple">http://pbs.twimg.com/media/EKpEc9wWwAIxGu9.jpg</text:a></text:p>
          </table:table-cell>
          <table:table-cell table:style-name="ce10" table:formula="of:=image([.E354])" office:value-type="string" office:string-value="" calcext:value-type="error">
            <text:p>#NAME?</text:p>
          </table:table-cell>
          <table:table-cell table:style-name="ce1" office:value-type="string" calcext:value-type="string">
            <text:p>Captain America (Marvel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2120349757906944</text:p>
          </table:table-cell>
          <table:table-cell table:style-name="ce20" office:value-type="string" calcext:value-type="string">
            <text:p><text:a xlink:href="https://twitter.com/datGestruepp/status/1202120349757906944" xlink:type="simple">https://twitter.com/datGestruepp/status/1202120349757906944</text:a></text:p>
          </table:table-cell>
          <table:table-cell table:style-name="ce26" office:value-type="string" calcext:value-type="string">
            <text:p>04.12.2019</text:p>
          </table:table-cell>
          <table:table-cell table:style-name="ce1" office:value-type="string" calcext:value-type="string">
            <text:p>Euch hab ich aber lange nicht gesehen.</text:p>
          </table:table-cell>
          <table:table-cell table:style-name="ce36" office:value-type="string" calcext:value-type="string">
            <text:p><text:a xlink:href="http://pbs.twimg.com/media/EKpE9u5WsAA62aK.jpg" xlink:type="simple">http://pbs.twimg.com/media/EKpE9u5WsAA62aK.jpg</text:a></text:p>
          </table:table-cell>
          <table:table-cell table:style-name="ce10" table:formula="of:=image([.E355])" office:value-type="string" office:string-value="" calcext:value-type="error">
            <text:p>#NAME?</text:p>
          </table:table-cell>
          <table:table-cell table:style-name="ce1" office:value-type="string" calcext:value-type="string">
            <text:p>Lolek und Bolek (Comic, Zeichentrick, Pole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2482738428813321</text:p>
          </table:table-cell>
          <table:table-cell table:style-name="ce20" office:value-type="string" calcext:value-type="string">
            <text:p><text:a xlink:href="https://twitter.com/datGestruepp/status/1202482738428813321" xlink:type="simple">https://twitter.com/datGestruepp/status/1202482738428813321</text:a></text:p>
          </table:table-cell>
          <table:table-cell table:style-name="ce26" office:value-type="string" calcext:value-type="string">
            <text:p>05.12.2019</text:p>
          </table:table-cell>
          <table:table-cell table:style-name="ce1" office:value-type="string" calcext:value-type="string">
            <text:p>Sie erleben auch ganz schön viel oder?</text:p>
          </table:table-cell>
          <table:table-cell table:style-name="ce36" office:value-type="string" calcext:value-type="string">
            <text:p><text:a xlink:href="http://pbs.twimg.com/media/EKpFhD7WsAAabrK.jpg" xlink:type="simple">http://pbs.twimg.com/media/EKpFhD7WsAAabrK.jpg</text:a></text:p>
          </table:table-cell>
          <table:table-cell table:style-name="ce10" table:formula="of:=image([.E356])" office:value-type="string" office:string-value="" calcext:value-type="error">
            <text:p>#NAME?</text:p>
          </table:table-cell>
          <table:table-cell table:style-name="ce1" office:value-type="string" calcext:value-type="string">
            <text:p>Gaston Lagaffe (Gaston, André Franquin, Comic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2845124776075265</text:p>
          </table:table-cell>
          <table:table-cell table:style-name="ce20" office:value-type="string" calcext:value-type="string">
            <text:p><text:a xlink:href="https://twitter.com/datGestruepp/status/1202845124776075265" xlink:type="simple">https://twitter.com/datGestruepp/status/1202845124776075265</text:a></text:p>
          </table:table-cell>
          <table:table-cell table:style-name="ce26" office:value-type="string" calcext:value-type="string">
            <text:p>06.12.2019</text:p>
          </table:table-cell>
          <table:table-cell table:style-name="ce1" office:value-type="string" calcext:value-type="string">
            <text:p>Und was ist das jetzt für eine spezielle Tasche die sie da haben?</text:p>
          </table:table-cell>
          <table:table-cell table:style-name="ce36" office:value-type="string" calcext:value-type="string">
            <text:p><text:a xlink:href="http://pbs.twimg.com/media/EKpeBjvX0AANB__.jpg" xlink:type="simple">http://pbs.twimg.com/media/EKpeBjvX0AANB__.jpg</text:a></text:p>
          </table:table-cell>
          <table:table-cell table:style-name="ce10" table:formula="of:=image([.E357])" office:value-type="string" office:string-value="" calcext:value-type="error">
            <text:p>#NAME?</text:p>
          </table:table-cell>
          <table:table-cell table:style-name="ce1" office:value-type="string" calcext:value-type="string">
            <text:p>Felix the Cat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en.wikipedia.org/wiki/Felix_the_Cat" xlink:type="simple">https://en.wikipedia.org/wiki/Felix_the_Cat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03207512759164928</text:p>
          </table:table-cell>
          <table:table-cell table:style-name="ce20" office:value-type="string" calcext:value-type="string">
            <text:p><text:a xlink:href="https://twitter.com/datGestruepp/status/1203207512759164928" xlink:type="simple">https://twitter.com/datGestruepp/status/1203207512759164928</text:a></text:p>
          </table:table-cell>
          <table:table-cell table:style-name="ce26" office:value-type="string" calcext:value-type="string">
            <text:p>07.12.2019</text:p>
          </table:table-cell>
          <table:table-cell table:style-name="ce1" office:value-type="string" calcext:value-type="string">
            <text:p>Aaja... und wo kommen sie jetzt genau her?</text:p>
          </table:table-cell>
          <table:table-cell table:style-name="ce36" office:value-type="string" calcext:value-type="string">
            <text:p><text:a xlink:href="http://pbs.twimg.com/media/EKpexhMXUAYTAy2.jpg" xlink:type="simple">http://pbs.twimg.com/media/EKpexhMXUAYTAy2.jpg</text:a></text:p>
          </table:table-cell>
          <table:table-cell table:style-name="ce10" table:formula="of:=image([.E358])" office:value-type="string" office:string-value="" calcext:value-type="error">
            <text:p>#NAME?</text:p>
          </table:table-cell>
          <table:table-cell table:style-name="ce1" office:value-type="string" calcext:value-type="string">
            <text:p>Schlupp vom Grünen Stern (Augsburger Puppenkist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3569900893032450</text:p>
          </table:table-cell>
          <table:table-cell table:style-name="ce20" office:value-type="string" calcext:value-type="string">
            <text:p><text:a xlink:href="https://twitter.com/datGestruepp/status/1203569900893032450" xlink:type="simple">https://twitter.com/datGestruepp/status/1203569900893032450</text:a></text:p>
          </table:table-cell>
          <table:table-cell table:style-name="ce26" office:value-type="string" calcext:value-type="string">
            <text:p>08.12.2019</text:p>
          </table:table-cell>
          <table:table-cell table:style-name="ce20" office:value-type="string" calcext:value-type="string">
            <text:p><text:a xlink:href="https://twitter.com/hashtag/kitzelkaffee?src=hashtag_click" xlink:type="simple">Und was machen sie dann mit den ganzen Geschenken? #kitzelkaffee</text:a></text:p>
          </table:table-cell>
          <table:table-cell table:style-name="ce38" office:value-type="string" calcext:value-type="string">
            <text:p><text:a xlink:href="https://pbs.twimg.com/media/EKpfbKAWwAE0WbF..jpg" xlink:type="simple">https://pbs.twimg.com/media/EKpfbKAWwAE0WbF.jpg</text:a></text:p>
          </table:table-cell>
          <table:table-cell table:style-name="ce10" table:formula="of:=image([.E359])" office:value-type="string" office:string-value="" calcext:value-type="error">
            <text:p>#NAME?</text:p>
          </table:table-cell>
          <table:table-cell table:style-name="ce1" office:value-type="string" calcext:value-type="string">
            <text:p>Grinch (Der Grinch, Dr. Seuss, Buch)</text:p>
          </table:table-cell>
          <table:table-cell table:style-name="ce1" office:value-type="string" calcext:value-type="string">
            <text:p>jau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3932289845153793</text:p>
          </table:table-cell>
          <table:table-cell table:style-name="ce20" office:value-type="string" calcext:value-type="string">
            <text:p><text:a xlink:href="https://twitter.com/datGestruepp/status/1203932289845153793" xlink:type="simple">https://twitter.com/datGestruepp/status/1203932289845153793</text:a></text:p>
          </table:table-cell>
          <table:table-cell table:style-name="ce26" office:value-type="string" calcext:value-type="string">
            <text:p>09.12.2019</text:p>
          </table:table-cell>
          <table:table-cell table:style-name="ce1" office:value-type="string" calcext:value-type="string">
            <text:p>Ach... und die mit den rosa Haaren... ihr gehört zusammen richtig?</text:p>
          </table:table-cell>
          <table:table-cell table:style-name="ce36" office:value-type="string" calcext:value-type="string">
            <text:p><text:a xlink:href="http://pbs.twimg.com/media/EK-doTCXkAAlppq.jpg" xlink:type="simple">http://pbs.twimg.com/media/EK-doTCXkAAlppq.jpg</text:a></text:p>
          </table:table-cell>
          <table:table-cell table:style-name="ce10" table:formula="of:=image([.E360])" office:value-type="string" office:string-value="" calcext:value-type="error">
            <text:p>#NAME?</text:p>
          </table:table-cell>
          <table:table-cell table:style-name="ce1" office:value-type="string" calcext:value-type="string">
            <text:p>Cosmo (Cosmo &amp; Wanda - Wenn Elfen helfen, Nickelodeon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4294676360171522</text:p>
          </table:table-cell>
          <table:table-cell table:style-name="ce20" office:value-type="string" calcext:value-type="string">
            <text:p><text:a xlink:href="https://twitter.com/datGestruepp/status/1204294676360171522" xlink:type="simple">https://twitter.com/datGestruepp/status/1204294676360171522</text:a></text:p>
          </table:table-cell>
          <table:table-cell table:style-name="ce26" office:value-type="string" calcext:value-type="string">
            <text:p>10.12.2019</text:p>
          </table:table-cell>
          <table:table-cell table:style-name="ce1" office:value-type="string" calcext:value-type="string">
            <text:p>Und wie geht’s Metti?</text:p>
          </table:table-cell>
          <table:table-cell table:style-name="ce36" office:value-type="string" calcext:value-type="string">
            <text:p><text:a xlink:href="http://pbs.twimg.com/media/EK-edHqX0AA0K27.jpg" xlink:type="simple">http://pbs.twimg.com/media/EK-edHqX0AA0K27.jpg</text:a></text:p>
          </table:table-cell>
          <table:table-cell table:style-name="ce10" table:formula="of:=image([.E361])" office:value-type="string" office:string-value="" calcext:value-type="error">
            <text:p>#NAME?</text:p>
          </table:table-cell>
          <table:table-cell table:style-name="ce1" office:value-type="string" calcext:value-type="string">
            <text:p>Li-La-Launebär (Kinderserie, RTL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4657065051840512</text:p>
          </table:table-cell>
          <table:table-cell table:style-name="ce20" office:value-type="string" calcext:value-type="string">
            <text:p><text:a xlink:href="https://twitter.com/datGestruepp/status/1204657065051840512" xlink:type="simple">https://twitter.com/datGestruepp/status/1204657065051840512</text:a></text:p>
          </table:table-cell>
          <table:table-cell table:style-name="ce26" office:value-type="string" calcext:value-type="string">
            <text:p>11.12.2019</text:p>
          </table:table-cell>
          <table:table-cell table:style-name="ce1" office:value-type="string" calcext:value-type="string">
            <text:p>Ich hab aber gar keine Zettel aufgesammelt!</text:p>
          </table:table-cell>
          <table:table-cell table:style-name="ce36" office:value-type="string" calcext:value-type="string">
            <text:p><text:a xlink:href="http://pbs.twimg.com/media/ELDUyuJXsAApSpJ.jpg" xlink:type="simple">http://pbs.twimg.com/media/ELDUyuJXsAApSpJ.jpg</text:a></text:p>
          </table:table-cell>
          <table:table-cell table:style-name="ce10" table:formula="of:=image([.E362])" office:value-type="string" office:string-value="" calcext:value-type="error">
            <text:p>#NAME?</text:p>
          </table:table-cell>
          <table:table-cell table:style-name="ce1" office:value-type="string" calcext:value-type="string">
            <text:p>Slenderman (Internet Meme)</text:p>
          </table:table-cell>
          <table:table-cell table:style-name="ce17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5019453945077760</text:p>
          </table:table-cell>
          <table:table-cell table:style-name="ce20" office:value-type="string" calcext:value-type="string">
            <text:p><text:a xlink:href="https://twitter.com/datGestruepp/status/1205019453945077760" xlink:type="simple">https://twitter.com/datGestruepp/status/1205019453945077760</text:a></text:p>
          </table:table-cell>
          <table:table-cell table:style-name="ce26" office:value-type="string" calcext:value-type="string">
            <text:p>12.12.2019</text:p>
          </table:table-cell>
          <table:table-cell table:style-name="ce1" office:value-type="string" calcext:value-type="string">
            <text:p>Also was machen sie jetzt genau?</text:p>
          </table:table-cell>
          <table:table-cell table:style-name="ce36" office:value-type="string" calcext:value-type="string">
            <text:p><text:a xlink:href="http://pbs.twimg.com/media/ELXwlASWwAAWN9S.jpg" xlink:type="simple">http://pbs.twimg.com/media/ELXwlASWwAAWN9S.jpg</text:a></text:p>
          </table:table-cell>
          <table:table-cell table:style-name="ce10" table:formula="of:=image([.E363])" office:value-type="string" office:string-value="" calcext:value-type="error">
            <text:p>#NAME?</text:p>
          </table:table-cell>
          <table:table-cell table:style-name="ce1" office:value-type="string" calcext:value-type="string">
            <text:p>Perry das Schnabeltier (Phineas und Ferb, Nickelodeon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5381841756344320</text:p>
          </table:table-cell>
          <table:table-cell table:style-name="ce20" office:value-type="string" calcext:value-type="string">
            <text:p><text:a xlink:href="https://twitter.com/datGestruepp/status/1205381841756344320" xlink:type="simple">https://twitter.com/datGestruepp/status/1205381841756344320</text:a></text:p>
          </table:table-cell>
          <table:table-cell table:style-name="ce26" office:value-type="string" calcext:value-type="string">
            <text:p>13.12.2019</text:p>
          </table:table-cell>
          <table:table-cell table:style-name="ce1" office:value-type="string" calcext:value-type="string">
            <text:p>Ach wie schön! Holt ihr den Egon wieder ab?</text:p>
          </table:table-cell>
          <table:table-cell table:style-name="ce36" office:value-type="string" calcext:value-type="string">
            <text:p><text:a xlink:href="http://pbs.twimg.com/media/ELXxAQ1WoAAuokM.jpg" xlink:type="simple">http://pbs.twimg.com/media/ELXxAQ1WoAAuokM.jpg</text:a></text:p>
          </table:table-cell>
          <table:table-cell table:style-name="ce10" table:formula="of:=image([.E364])" office:value-type="string" office:string-value="" calcext:value-type="error">
            <text:p>#NAME?</text:p>
          </table:table-cell>
          <table:table-cell table:style-name="ce1" office:value-type="string" calcext:value-type="string">
            <text:p>Benny Frandsen und Kjeld Jensen (Olsenbande)</text:p>
          </table:table-cell>
          <table:table-cell table:style-name="ce1" office:value-type="string" calcext:value-type="string">
            <text:p>ja</text:p>
          </table:table-cell>
          <table:table-cell table:style-name="ce20" office:value-type="string" calcext:value-type="string">
            <text:p><text:a xlink:href="https://de.wikipedia.org/wiki/Olsenbande" xlink:type="simple">https://de.wikipedia.org/wiki/Olsenbande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05744228623699968</text:p>
          </table:table-cell>
          <table:table-cell table:style-name="ce20" office:value-type="string" calcext:value-type="string">
            <text:p><text:a xlink:href="https://twitter.com/datGestruepp/status/1205744228623699968" xlink:type="simple">https://twitter.com/datGestruepp/status/1205744228623699968</text:a></text:p>
          </table:table-cell>
          <table:table-cell table:style-name="ce26" office:value-type="string" calcext:value-type="string">
            <text:p>14.12.2019</text:p>
          </table:table-cell>
          <table:table-cell table:style-name="ce1" office:value-type="string" calcext:value-type="string">
            <text:p>Ui! Einen Ritter hatte ich noch nie zu Besuch!</text:p>
          </table:table-cell>
          <table:table-cell table:style-name="ce36" office:value-type="string" calcext:value-type="string">
            <text:p><text:a xlink:href="http://pbs.twimg.com/media/ELXxi8eX0AAYbji.jpg" xlink:type="simple">http://pbs.twimg.com/media/ELXxi8eX0AAYbji.jpg</text:a></text:p>
          </table:table-cell>
          <table:table-cell table:style-name="ce10" table:formula="of:=image([.E365])" office:value-type="string" office:string-value="" calcext:value-type="error">
            <text:p>#NAME?</text:p>
          </table:table-cell>
          <table:table-cell table:style-name="ce1" office:value-type="string" calcext:value-type="string">
            <text:p>Ritter Rost (Kinderbuchreihe, Jörg Hilbert)</text:p>
          </table:table-cell>
          <table:table-cell table:style-name="ce17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6106616883335169</text:p>
          </table:table-cell>
          <table:table-cell table:style-name="ce20" office:value-type="string" calcext:value-type="string">
            <text:p><text:a xlink:href="https://twitter.com/datGestruepp/status/1206106616883335169" xlink:type="simple">https://twitter.com/datGestruepp/status/1206106616883335169</text:a></text:p>
          </table:table-cell>
          <table:table-cell table:style-name="ce26" office:value-type="string" calcext:value-type="string">
            <text:p>15.12.2019</text:p>
          </table:table-cell>
          <table:table-cell table:style-name="ce1" office:value-type="string" calcext:value-type="string">
            <text:p>Und sie kennen den Spencer auch?</text:p>
          </table:table-cell>
          <table:table-cell table:style-name="ce36" office:value-type="string" calcext:value-type="string">
            <text:p><text:a xlink:href="http://pbs.twimg.com/media/ELfCXysWkAIj5ch.jpg" xlink:type="simple">http://pbs.twimg.com/media/ELfCXysWkAIj5ch.jpg</text:a></text:p>
          </table:table-cell>
          <table:table-cell table:style-name="ce10" table:formula="of:=image([.E366])" office:value-type="string" office:string-value="" calcext:value-type="error">
            <text:p>#NAME?</text:p>
          </table:table-cell>
          <table:table-cell table:style-name="ce1" office:value-type="string" calcext:value-type="string">
            <text:p>Elvis (Hallo Spencer)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://lexiklopedia.de/spencerdorf/einwohnermeldeamt/elvis" xlink:type="simple">http://lexiklopedia.de/spencerdorf/einwohnermeldeamt/elvis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06469004623089664</text:p>
          </table:table-cell>
          <table:table-cell table:style-name="ce20" office:value-type="string" calcext:value-type="string">
            <text:p><text:a xlink:href="https://twitter.com/datGestruepp/status/1206469004623089664" xlink:type="simple">https://twitter.com/datGestruepp/status/1206469004623089664</text:a></text:p>
          </table:table-cell>
          <table:table-cell table:style-name="ce26" office:value-type="string" calcext:value-type="string">
            <text:p>16.12.2019</text:p>
          </table:table-cell>
          <table:table-cell table:style-name="ce1" office:value-type="string" calcext:value-type="string">
            <text:p>Yepyepyepyeeeeep!</text:p>
          </table:table-cell>
          <table:table-cell table:style-name="ce36" office:value-type="string" calcext:value-type="string">
            <text:p><text:a xlink:href="http://pbs.twimg.com/media/ELiAA_sXUAMC2GK.jpg" xlink:type="simple">http://pbs.twimg.com/media/ELiAA_sXUAMC2GK.jpg</text:a></text:p>
          </table:table-cell>
          <table:table-cell table:style-name="ce10" table:formula="of:=image([.E367])" office:value-type="string" office:string-value="" calcext:value-type="error">
            <text:p>#NAME?</text:p>
          </table:table-cell>
          <table:table-cell table:style-name="ce1" office:value-type="string" calcext:value-type="string">
            <text:p>Yip-Yips (Marsianer, Sesamstraß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6831392778264576</text:p>
          </table:table-cell>
          <table:table-cell table:style-name="ce20" office:value-type="string" calcext:value-type="string">
            <text:p><text:a xlink:href="https://twitter.com/datGestruepp/status/1206831392778264576" xlink:type="simple">https://twitter.com/datGestruepp/status/1206831392778264576</text:a></text:p>
          </table:table-cell>
          <table:table-cell table:style-name="ce26" office:value-type="string" calcext:value-type="string">
            <text:p>17.12.2019</text:p>
          </table:table-cell>
          <table:table-cell table:style-name="ce1" office:value-type="string" calcext:value-type="string">
            <text:p>Schön das ihr da seid!</text:p>
          </table:table-cell>
          <table:table-cell table:style-name="ce36" office:value-type="string" calcext:value-type="string">
            <text:p><text:a xlink:href="http://pbs.twimg.com/media/ELqN0SVWoAcSehN.jpg" xlink:type="simple">http://pbs.twimg.com/media/ELqN0SVWoAcSehN.jpg</text:a></text:p>
          </table:table-cell>
          <table:table-cell table:style-name="ce10" table:formula="of:=image([.E368])" office:value-type="string" office:string-value="" calcext:value-type="error">
            <text:p>#NAME?</text:p>
          </table:table-cell>
          <table:table-cell table:style-name="ce1" office:value-type="string" calcext:value-type="string">
            <text:p>Friedrich und Friedrich (Luzie, der Schrecken der Straße, Kinderserie, Trickfilm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7193779951874053</text:p>
          </table:table-cell>
          <table:table-cell table:style-name="ce20" office:value-type="string" calcext:value-type="string">
            <text:p><text:a xlink:href="https://twitter.com/datGestruepp/status/1207193779951874053" xlink:type="simple">https://twitter.com/datGestruepp/status/1207193779951874053</text:a></text:p>
          </table:table-cell>
          <table:table-cell table:style-name="ce26" office:value-type="string" calcext:value-type="string">
            <text:p>18.12.2019</text:p>
          </table:table-cell>
          <table:table-cell table:style-name="ce1" office:value-type="string" calcext:value-type="string">
            <text:p>Schicke Schuppen!</text:p>
          </table:table-cell>
          <table:table-cell table:style-name="ce36" office:value-type="string" calcext:value-type="string">
            <text:p><text:a xlink:href="http://pbs.twimg.com/media/ELqOFxCW4AEv6pO.jpg" xlink:type="simple">http://pbs.twimg.com/media/ELqOFxCW4AEv6pO.jpg</text:a></text:p>
          </table:table-cell>
          <table:table-cell table:style-name="ce10" table:formula="of:=image([.E369])" office:value-type="string" office:string-value="" calcext:value-type="error">
            <text:p>#NAME?</text:p>
          </table:table-cell>
          <table:table-cell table:style-name="ce1" office:value-type="string" calcext:value-type="string">
            <text:p>Der Regenbogenfisch (Marcus Pfister, Bilder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7556167549014016</text:p>
          </table:table-cell>
          <table:table-cell table:style-name="ce20" office:value-type="string" calcext:value-type="string">
            <text:p><text:a xlink:href="https://twitter.com/datGestruepp/status/1207556167549014016" xlink:type="simple">https://twitter.com/datGestruepp/status/1207556167549014016</text:a></text:p>
          </table:table-cell>
          <table:table-cell table:style-name="ce26" office:value-type="string" calcext:value-type="string">
            <text:p>19.12.2019</text:p>
          </table:table-cell>
          <table:table-cell table:style-name="ce1" office:value-type="string" calcext:value-type="string">
            <text:p>Und was... Ähm... wer...?</text:p>
          </table:table-cell>
          <table:table-cell table:style-name="ce36" office:value-type="string" calcext:value-type="string">
            <text:p><text:a xlink:href="http://pbs.twimg.com/media/ELx5-n2XUAcp9CR.jpg" xlink:type="simple">http://pbs.twimg.com/media/ELx5-n2XUAcp9CR.jpg</text:a></text:p>
          </table:table-cell>
          <table:table-cell table:style-name="ce10" table:formula="of:=image([.E370])" office:value-type="string" office:string-value="" calcext:value-type="error">
            <text:p>#NAME?</text:p>
          </table:table-cell>
          <table:table-cell table:style-name="ce1" office:value-type="string" calcext:value-type="string">
            <text:p>Forky (Toy Story 4, Pixar)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en.wikipedia.org/wiki/Forky" xlink:type="simple">https://en.wikipedia.org/wiki/Forky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07918554911313920</text:p>
          </table:table-cell>
          <table:table-cell table:style-name="ce20" office:value-type="string" calcext:value-type="string">
            <text:p><text:a xlink:href="https://twitter.com/datGestruepp/status/1207918554911313920" xlink:type="simple">https://twitter.com/datGestruepp/status/1207918554911313920</text:a></text:p>
          </table:table-cell>
          <table:table-cell table:style-name="ce26" office:value-type="string" calcext:value-type="string">
            <text:p>20.12.2019</text:p>
          </table:table-cell>
          <table:table-cell table:style-name="ce1" office:value-type="string" calcext:value-type="string">
            <text:p>Ähm... ja ne ich bin jetzt nicht soooo schlau. Aber is ja nicht so schlimm.</text:p>
          </table:table-cell>
          <table:table-cell table:style-name="ce36" office:value-type="string" calcext:value-type="string">
            <text:p><text:a xlink:href="http://pbs.twimg.com/media/EL7s8izWsAcfF_b.jpg" xlink:type="simple">http://pbs.twimg.com/media/EL7s8izWsAcfF_b.jpg</text:a></text:p>
          </table:table-cell>
          <table:table-cell table:style-name="ce10" table:formula="of:=image([.E371])" office:value-type="string" office:string-value="" calcext:value-type="error">
            <text:p>#NAME?</text:p>
          </table:table-cell>
          <table:table-cell table:style-name="ce1" office:value-type="string" calcext:value-type="string">
            <text:p>Gretchen Grundler (Disneys Große Pause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8280942860587008</text:p>
          </table:table-cell>
          <table:table-cell table:style-name="ce20" office:value-type="string" calcext:value-type="string">
            <text:p><text:a xlink:href="https://twitter.com/datGestruepp/status/1208280942860587008" xlink:type="simple">https://twitter.com/datGestruepp/status/1208280942860587008</text:a></text:p>
          </table:table-cell>
          <table:table-cell table:style-name="ce26" office:value-type="string" calcext:value-type="string">
            <text:p>21.12.2019</text:p>
          </table:table-cell>
          <table:table-cell table:style-name="ce1" office:value-type="string" calcext:value-type="string">
            <text:p>Und sie sind wirklich ein Hund? Gelb?!</text:p>
          </table:table-cell>
          <table:table-cell table:style-name="ce36" office:value-type="string" calcext:value-type="string">
            <text:p><text:a xlink:href="http://pbs.twimg.com/media/EL7tn-AXYAAX_a3.jpg" xlink:type="simple">http://pbs.twimg.com/media/EL7tn-AXYAAX_a3.jpg</text:a></text:p>
          </table:table-cell>
          <table:table-cell table:style-name="ce10" table:formula="of:=image([.E372])" office:value-type="string" office:string-value="" calcext:value-type="error">
            <text:p>#NAME?</text:p>
          </table:table-cell>
          <table:table-cell table:style-name="ce1" office:value-type="string" calcext:value-type="string">
            <text:p>Jake (Adventure Time, Zeichentrick)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adventuretime.fandom.com/de/wiki/Jake" xlink:type="simple">https://adventuretime.fandom.com/de/wiki/Jake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08643331124654081</text:p>
          </table:table-cell>
          <table:table-cell table:style-name="ce20" office:value-type="string" calcext:value-type="string">
            <text:p><text:a xlink:href="https://twitter.com/datGestruepp/status/1208643331124654081" xlink:type="simple">https://twitter.com/datGestruepp/status/1208643331124654081</text:a></text:p>
          </table:table-cell>
          <table:table-cell table:style-name="ce26" office:value-type="string" calcext:value-type="string">
            <text:p>22.12.2019</text:p>
          </table:table-cell>
          <table:table-cell table:style-name="ce1" office:value-type="string" calcext:value-type="string">
            <text:p>Joho!</text:p>
          </table:table-cell>
          <table:table-cell table:style-name="ce36" office:value-type="string" calcext:value-type="string">
            <text:p><text:a xlink:href="http://pbs.twimg.com/media/EMDLda3XsAYXbC6.jpg" xlink:type="simple">http://pbs.twimg.com/media/EMDLda3XsAYXbC6.jpg</text:a></text:p>
          </table:table-cell>
          <table:table-cell table:style-name="ce10" table:formula="of:=image([.E373])" office:value-type="string" office:string-value="" calcext:value-type="error">
            <text:p>#NAME?</text:p>
          </table:table-cell>
          <table:table-cell table:style-name="ce1" office:value-type="string" calcext:value-type="string">
            <text:p>Cap. Jack Sparrow (Fluch der Karibik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9005718571012096</text:p>
          </table:table-cell>
          <table:table-cell table:style-name="ce20" office:value-type="string" calcext:value-type="string">
            <text:p><text:a xlink:href="https://twitter.com/datGestruepp/status/1209005718571012096" xlink:type="simple">https://twitter.com/datGestruepp/status/1209005718571012096</text:a></text:p>
          </table:table-cell>
          <table:table-cell table:style-name="ce26" office:value-type="string" calcext:value-type="string">
            <text:p>23.12.2019</text:p>
          </table:table-cell>
          <table:table-cell table:style-name="ce1" office:value-type="string" calcext:value-type="string">
            <text:p>Heilige! Es ist ein Jahr rum! Deshalb heute ein Redraw!</text:p>
          </table:table-cell>
          <table:table-cell table:style-name="ce36" office:value-type="string" calcext:value-type="string">
            <text:p><text:a xlink:href="http://pbs.twimg.com/media/EMDMbBKXUAIbf_N.jpg" xlink:type="simple">http://pbs.twimg.com/media/EMDMbBKXUAIbf_N.jpg</text:a></text:p>
          </table:table-cell>
          <table:table-cell table:style-name="ce10" table:formula="of:=image([.E374])" office:value-type="string" office:string-value="" calcext:value-type="error">
            <text:p>#NAME?</text:p>
          </table:table-cell>
          <table:table-cell table:style-name="ce1" office:value-type="string" calcext:value-type="string">
            <text:p>kleiner Weihnachtsbaum (Redraw)</text:p>
          </table:table-cell>
          <table:table-cell table:style-name="ce17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9368107187200001</text:p>
          </table:table-cell>
          <table:table-cell table:style-name="ce20" office:value-type="string" calcext:value-type="string">
            <text:p><text:a xlink:href="https://twitter.com/datGestruepp/status/1209368107187200001" xlink:type="simple">https://twitter.com/datGestruepp/status/1209368107187200001</text:a></text:p>
          </table:table-cell>
          <table:table-cell table:style-name="ce26" office:value-type="string" calcext:value-type="string">
            <text:p>24.12.2019</text:p>
          </table:table-cell>
          <table:table-cell table:style-name="ce1" office:value-type="string" calcext:value-type="string">
            <text:p>Halleluja! Und zur Feier des Tages, ausnahmsweise noch ein redraw!</text:p>
          </table:table-cell>
          <table:table-cell table:style-name="ce36" office:value-type="string" calcext:value-type="string">
            <text:p><text:a xlink:href="http://pbs.twimg.com/media/EMJDMMqXsAMqWLI.jpg" xlink:type="simple">http://pbs.twimg.com/media/EMJDMMqXsAMqWLI.jpg</text:a></text:p>
          </table:table-cell>
          <table:table-cell table:style-name="ce10" table:formula="of:=image([.E375])" office:value-type="string" office:string-value="" calcext:value-type="error">
            <text:p>#NAME?</text:p>
          </table:table-cell>
          <table:table-cell table:style-name="ce1" office:value-type="string" calcext:value-type="string">
            <text:p>großer Weihnachtsbaum (Redraw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09730495145111552</text:p>
          </table:table-cell>
          <table:table-cell table:style-name="ce20" office:value-type="string" calcext:value-type="string">
            <text:p><text:a xlink:href="https://twitter.com/datGestruepp/status/1209730495145111552" xlink:type="simple">https://twitter.com/datGestruepp/status/1209730495145111552</text:a></text:p>
          </table:table-cell>
          <table:table-cell table:style-name="ce26" office:value-type="string" calcext:value-type="string">
            <text:p>25.12.2019</text:p>
          </table:table-cell>
          <table:table-cell table:style-name="ce1" office:value-type="string" calcext:value-type="string">
            <text:p>Für alle die nicht da sind.</text:p>
          </table:table-cell>
          <table:table-cell table:style-name="ce36" office:value-type="string" calcext:value-type="string">
            <text:p><text:a xlink:href="http://pbs.twimg.com/media/EMO6b4CXkAASXJq.jpg" xlink:type="simple">http://pbs.twimg.com/media/EMO6b4CXkAASXJq.jpg</text:a></text:p>
          </table:table-cell>
          <table:table-cell table:style-name="ce10" table:formula="of:=image([.E376])" office:value-type="string" office:string-value="" calcext:value-type="error">
            <text:p>#NAME?</text:p>
          </table:table-cell>
          <table:table-cell table:style-name="ce1" office:value-type="string" calcext:value-type="string">
            <text:p>Suse mit Kerze &lt;3</text:p>
          </table:table-cell>
          <table:table-cell table:style-name="ce1" office:value-type="string" calcext:value-type="string">
            <text:p>passt so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0092883455275008</text:p>
          </table:table-cell>
          <table:table-cell table:style-name="ce20" office:value-type="string" calcext:value-type="string">
            <text:p><text:a xlink:href="https://twitter.com/datGestruepp/status/1210092883455275008" xlink:type="simple">https://twitter.com/datGestruepp/status/1210092883455275008</text:a></text:p>
          </table:table-cell>
          <table:table-cell table:style-name="ce26" office:value-type="string" calcext:value-type="string">
            <text:p>26.12.2019</text:p>
          </table:table-cell>
          <table:table-cell table:style-name="ce1" office:value-type="string" calcext:value-type="string">
            <text:p>Ist der Lippenstift echt? Toll!</text:p>
          </table:table-cell>
          <table:table-cell table:style-name="ce36" office:value-type="string" calcext:value-type="string">
            <text:p><text:a xlink:href="http://pbs.twimg.com/media/EMaCvAvX0AIBme0.jpg" xlink:type="simple">http://pbs.twimg.com/media/EMaCvAvX0AIBme0.jpg</text:a></text:p>
          </table:table-cell>
          <table:table-cell table:style-name="ce10" table:formula="of:=image([.E377])" office:value-type="string" office:string-value="" calcext:value-type="error">
            <text:p>#NAME?</text:p>
          </table:table-cell>
          <table:table-cell table:style-name="ce1" office:value-type="string" calcext:value-type="string">
            <text:p>Marilyn Monroe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0455269999644674</text:p>
          </table:table-cell>
          <table:table-cell table:style-name="ce20" office:value-type="string" calcext:value-type="string">
            <text:p><text:a xlink:href="https://twitter.com/datGestruepp/status/1210455269999644674" xlink:type="simple">https://twitter.com/datGestruepp/status/1210455269999644674</text:a></text:p>
          </table:table-cell>
          <table:table-cell table:style-name="ce26" office:value-type="string" calcext:value-type="string">
            <text:p>27.12.2019</text:p>
          </table:table-cell>
          <table:table-cell table:style-name="ce1" office:value-type="string" calcext:value-type="string">
            <text:p>Glaauuubeeee miiiiiir....</text:p>
          </table:table-cell>
          <table:table-cell table:style-name="ce36" office:value-type="string" calcext:value-type="string">
            <text:p><text:a xlink:href="http://pbs.twimg.com/media/EMaHQ9dXUAEfv4z.jpg" xlink:type="simple">http://pbs.twimg.com/media/EMaHQ9dXUAEfv4z.jpg</text:a></text:p>
          </table:table-cell>
          <table:table-cell table:style-name="ce10" table:formula="of:=image([.E378])" office:value-type="string" office:string-value="" calcext:value-type="error">
            <text:p>#NAME?</text:p>
          </table:table-cell>
          <table:table-cell table:style-name="ce1" office:value-type="string" calcext:value-type="string">
            <text:p>Kaa (Dschungelbuch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0817657823518722</text:p>
          </table:table-cell>
          <table:table-cell table:style-name="ce20" office:value-type="string" calcext:value-type="string">
            <text:p><text:a xlink:href="https://twitter.com/datGestruepp/status/1210817657823518722" xlink:type="simple">https://twitter.com/datGestruepp/status/1210817657823518722</text:a></text:p>
          </table:table-cell>
          <table:table-cell table:style-name="ce26" office:value-type="string" calcext:value-type="string">
            <text:p>28.12.2019</text:p>
          </table:table-cell>
          <table:table-cell table:style-name="ce1" office:value-type="string" calcext:value-type="string">
            <text:p>Oha. Etwas zu viel Kaffee gehabt?</text:p>
          </table:table-cell>
          <table:table-cell table:style-name="ce36" office:value-type="string" calcext:value-type="string">
            <text:p><text:a xlink:href="http://pbs.twimg.com/media/EMaHlrAWkAExGip.jpg" xlink:type="simple">http://pbs.twimg.com/media/EMaHlrAWkAExGip.jpg</text:a></text:p>
          </table:table-cell>
          <table:table-cell table:style-name="ce10" table:formula="of:=image([.E379])" office:value-type="string" office:string-value="" calcext:value-type="error">
            <text:p>#NAME?</text:p>
          </table:table-cell>
          <table:table-cell table:style-name="ce1" office:value-type="string" calcext:value-type="string">
            <text:p>Bugs Bunny (Looney Tune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1180046544777216</text:p>
          </table:table-cell>
          <table:table-cell table:style-name="ce20" office:value-type="string" calcext:value-type="string">
            <text:p><text:a xlink:href="https://twitter.com/datGestruepp/status/1211180046544777216" xlink:type="simple">https://twitter.com/datGestruepp/status/1211180046544777216</text:a></text:p>
          </table:table-cell>
          <table:table-cell table:style-name="ce26" office:value-type="string" calcext:value-type="string">
            <text:p>29.12.2019</text:p>
          </table:table-cell>
          <table:table-cell table:style-name="ce1" office:value-type="string" calcext:value-type="string">
            <text:p>Können sie meine Tasse verzaubern, das die immer warm bleibt?</text:p>
          </table:table-cell>
          <table:table-cell table:style-name="ce36" office:value-type="string" calcext:value-type="string">
            <text:p><text:a xlink:href="http://pbs.twimg.com/media/EMn9RHTXsAAEvrI.jpg" xlink:type="simple">http://pbs.twimg.com/media/EMn9RHTXsAAEvrI.jpg</text:a></text:p>
          </table:table-cell>
          <table:table-cell table:style-name="ce10" table:formula="of:=image([.E380])" office:value-type="string" office:string-value="" calcext:value-type="error">
            <text:p>#NAME?</text:p>
          </table:table-cell>
          <table:table-cell table:style-name="ce1" office:value-type="string" calcext:value-type="string">
            <text:p>Madame Mim (Die Hexe und der Zauberer, Disney, Zeichentrick)</text:p>
          </table:table-cell>
          <table:table-cell table:style-name="ce1" office:value-type="string" calcext:value-type="string">
            <text:p>ja</text:p>
          </table:table-cell>
          <table:table-cell table:style-name="ce20" office:value-type="string" calcext:value-type="string">
            <text:p><text:a xlink:href="https://www.duckipedia.de/Madam_Mim" xlink:type="simple">https://www.duckipedia.de/Madam_Mim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11542435861417984</text:p>
          </table:table-cell>
          <table:table-cell table:style-name="ce20" office:value-type="string" calcext:value-type="string">
            <text:p><text:a xlink:href="https://twitter.com/datGestruepp/status/1211542435861417984" xlink:type="simple">https://twitter.com/datGestruepp/status/1211542435861417984</text:a></text:p>
          </table:table-cell>
          <table:table-cell table:style-name="ce26" office:value-type="string" calcext:value-type="string">
            <text:p>30.12.2019</text:p>
          </table:table-cell>
          <table:table-cell table:style-name="ce1" office:value-type="string" calcext:value-type="string">
            <text:p>Ich hab keinen Kristall!</text:p>
          </table:table-cell>
          <table:table-cell table:style-name="ce36" office:value-type="string" calcext:value-type="string">
            <text:p><text:a xlink:href="http://pbs.twimg.com/media/EMqO_WMW4AY19St.jpg" xlink:type="simple">http://pbs.twimg.com/media/EMqO_WMW4AY19St.jpg</text:a></text:p>
          </table:table-cell>
          <table:table-cell table:style-name="ce10" table:formula="of:=image([.E381])" office:value-type="string" office:string-value="" calcext:value-type="error">
            <text:p>#NAME?</text:p>
          </table:table-cell>
          <table:table-cell table:style-name="ce1" office:value-type="string" calcext:value-type="string">
            <text:p>Skeks (Der dunkle Kristall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1904821751689217</text:p>
          </table:table-cell>
          <table:table-cell table:style-name="ce20" office:value-type="string" calcext:value-type="string">
            <text:p><text:a xlink:href="https://twitter.com/datGestruepp/status/1211904821751689217" xlink:type="simple">https://twitter.com/datGestruepp/status/1211904821751689217</text:a></text:p>
          </table:table-cell>
          <table:table-cell table:style-name="ce26" office:value-type="string" calcext:value-type="string">
            <text:p>31.12.2019</text:p>
          </table:table-cell>
          <table:table-cell table:style-name="ce1" office:value-type="string" calcext:value-type="string">
            <text:p>Sind sie nicht etwas zu jung für Miss Sophie? Jaja, so ein Pinselstrich macht jünger. </text:p>
          </table:table-cell>
          <table:table-cell table:style-name="ce36" office:value-type="string" calcext:value-type="string">
            <text:p><text:a xlink:href="http://pbs.twimg.com/media/EMqPTYcXUAEdD_c.jpg" xlink:type="simple">http://pbs.twimg.com/media/EMqPTYcXUAEdD_c.jpg</text:a></text:p>
          </table:table-cell>
          <table:table-cell table:style-name="ce10" table:formula="of:=image([.E382])" office:value-type="string" office:string-value="" calcext:value-type="error">
            <text:p>#NAME?</text:p>
          </table:table-cell>
          <table:table-cell table:style-name="ce1" office:value-type="string" calcext:value-type="string">
            <text:p>James (Dinner for One)</text:p>
          </table:table-cell>
          <table:table-cell table:style-name="ce17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2267209998905344</text:p>
          </table:table-cell>
          <table:table-cell table:style-name="ce20" office:value-type="string" calcext:value-type="string">
            <text:p><text:a xlink:href="https://twitter.com/datGestruepp/status/1212267209998905344" xlink:type="simple">https://twitter.com/datGestruepp/status/1212267209998905344</text:a></text:p>
          </table:table-cell>
          <table:table-cell table:style-name="ce26" office:value-type="string" calcext:value-type="string">
            <text:p>01.01.2020</text:p>
          </table:table-cell>
          <table:table-cell table:style-name="ce1" office:value-type="string" calcext:value-type="string">
            <text:p>Wer sind sie? Und warum haben Sie Plastik auf dem Kopf?</text:p>
          </table:table-cell>
          <table:table-cell table:style-name="ce36" office:value-type="string" calcext:value-type="string">
            <text:p><text:a xlink:href="http://pbs.twimg.com/media/EMqQg6hX0AEkVWS.jpg" xlink:type="simple">http://pbs.twimg.com/media/EMqQg6hX0AEkVWS.jpg</text:a></text:p>
          </table:table-cell>
          <table:table-cell table:style-name="ce10" table:formula="of:=image([.E383])" office:value-type="string" office:string-value="" calcext:value-type="error">
            <text:p>#NAME?</text:p>
          </table:table-cell>
          <table:table-cell table:style-name="ce1" office:value-type="string" calcext:value-type="string">
            <text:p>Jean-Baptiste Emanuel Zorg (Das fünfte Element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2629598913085440</text:p>
          </table:table-cell>
          <table:table-cell table:style-name="ce20" office:value-type="string" calcext:value-type="string">
            <text:p><text:a xlink:href="https://twitter.com/datGestruepp/status/1212629598913085440" xlink:type="simple">https://twitter.com/datGestruepp/status/1212629598913085440</text:a></text:p>
          </table:table-cell>
          <table:table-cell table:style-name="ce26" office:value-type="string" calcext:value-type="string">
            <text:p>02.01.2020</text:p>
          </table:table-cell>
          <table:table-cell table:style-name="ce1" office:value-type="string" calcext:value-type="string">
            <text:p>Hallo! Schicke Frisur!</text:p>
          </table:table-cell>
          <table:table-cell table:style-name="ce36" office:value-type="string" calcext:value-type="string">
            <text:p><text:a xlink:href="http://pbs.twimg.com/media/EM34pQsWkAAbHnV.jpg" xlink:type="simple">http://pbs.twimg.com/media/EM34pQsWkAAbHnV.jpg</text:a></text:p>
          </table:table-cell>
          <table:table-cell table:style-name="ce10" table:formula="of:=image([.E384])" office:value-type="string" office:string-value="" calcext:value-type="error">
            <text:p>#NAME?</text:p>
          </table:table-cell>
          <table:table-cell table:style-name="ce1" office:value-type="string" calcext:value-type="string">
            <text:p>Red Fraggle (Die Fraggles)</text:p>
          </table:table-cell>
          <table:table-cell table:style-name="ce1" office:value-type="string" calcext:value-type="string">
            <text:p>ja</text:p>
          </table:table-cell>
          <table:table-cell table:style-name="ce20" office:value-type="string" calcext:value-type="string">
            <text:p><text:a xlink:href="https://muppet.fandom.com/wiki/Red_Fraggle" xlink:type="simple">https://muppet.fandom.com/wiki/Red_Fraggle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12991985814003712</text:p>
          </table:table-cell>
          <table:table-cell table:style-name="ce20" office:value-type="string" calcext:value-type="string">
            <text:p><text:a xlink:href="https://twitter.com/datGestruepp/status/1212991985814003712" xlink:type="simple">https://twitter.com/datGestruepp/status/1212991985814003712</text:a></text:p>
          </table:table-cell>
          <table:table-cell table:style-name="ce26" office:value-type="string" calcext:value-type="string">
            <text:p>03.01.2020</text:p>
          </table:table-cell>
          <table:table-cell table:style-name="ce1" office:value-type="string" calcext:value-type="string">
            <text:p>Und kann der Löffel irgendwas?</text:p>
          </table:table-cell>
          <table:table-cell table:style-name="ce36" office:value-type="string" calcext:value-type="string">
            <text:p><text:a xlink:href="http://pbs.twimg.com/media/EM-ygwxXkAEGM4F.jpg" xlink:type="simple">http://pbs.twimg.com/media/EM-ygwxXkAEGM4F.jpg</text:a></text:p>
          </table:table-cell>
          <table:table-cell table:style-name="ce10" table:formula="of:=image([.E385])" office:value-type="string" office:string-value="" calcext:value-type="error">
            <text:p>#NAME?</text:p>
          </table:table-cell>
          <table:table-cell table:style-name="ce1" office:value-type="string" calcext:value-type="string">
            <text:p>Frau Pfeffertopf (Anime)</text:p>
          </table:table-cell>
          <table:table-cell table:style-name="ce1" office:value-type="string" calcext:value-type="string">
            <text:p>ja</text:p>
          </table:table-cell>
          <table:table-cell table:style-name="ce20" office:value-type="string" calcext:value-type="string">
            <text:p><text:a xlink:href="https://www.imdb.com/title/tt0300859/" xlink:type="simple">https://www.imdb.com/title/tt0300859/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13354373612474368</text:p>
          </table:table-cell>
          <table:table-cell table:style-name="ce20" office:value-type="string" calcext:value-type="string">
            <text:p><text:a xlink:href="https://twitter.com/datGestruepp/status/1213354373612474368" xlink:type="simple">https://twitter.com/datGestruepp/status/1213354373612474368</text:a></text:p>
          </table:table-cell>
          <table:table-cell table:style-name="ce26" office:value-type="string" calcext:value-type="string">
            <text:p>04.01.2020</text:p>
          </table:table-cell>
          <table:table-cell table:style-name="ce1" office:value-type="string" calcext:value-type="string">
            <text:p>Aber, aber, aber ich bin doch gar nicht aus Wolle!!</text:p>
          </table:table-cell>
          <table:table-cell table:style-name="ce36" office:value-type="string" calcext:value-type="string">
            <text:p><text:a xlink:href="http://pbs.twimg.com/media/EM-y3ZqXsAEQ9s1.jpg" xlink:type="simple">http://pbs.twimg.com/media/EM-y3ZqXsAEQ9s1.jpg</text:a></text:p>
          </table:table-cell>
          <table:table-cell table:style-name="ce10" table:formula="of:=image([.E386])" office:value-type="string" office:string-value="" calcext:value-type="error">
            <text:p>#NAME?</text:p>
          </table:table-cell>
          <table:table-cell table:style-name="ce1" office:value-type="string" calcext:value-type="string">
            <text:p>Bobbin Treadbare (Loom, LucasArts, Game - 1990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3716761809489920</text:p>
          </table:table-cell>
          <table:table-cell table:style-name="ce20" office:value-type="string" calcext:value-type="string">
            <text:p><text:a xlink:href="https://twitter.com/datGestruepp/status/1213716761809489920" xlink:type="simple">https://twitter.com/datGestruepp/status/1213716761809489920</text:a></text:p>
          </table:table-cell>
          <table:table-cell table:style-name="ce26" office:value-type="string" calcext:value-type="string">
            <text:p>05.01.2020</text:p>
          </table:table-cell>
          <table:table-cell table:style-name="ce1" office:value-type="string" calcext:value-type="string">
            <text:p>Ach, hallo, Ähm... Tick Tack vielleicht?</text:p>
          </table:table-cell>
          <table:table-cell table:style-name="ce36" office:value-type="string" calcext:value-type="string">
            <text:p><text:a xlink:href="http://pbs.twimg.com/media/ENNjhcPW4AA4dG3.jpg" xlink:type="simple">http://pbs.twimg.com/media/ENNjhcPW4AA4dG3.jpg</text:a></text:p>
          </table:table-cell>
          <table:table-cell table:style-name="ce10" table:formula="of:=image([.E387])" office:value-type="string" office:string-value="" calcext:value-type="error">
            <text:p>#NAME?</text:p>
          </table:table-cell>
          <table:table-cell table:style-name="ce1" office:value-type="string" calcext:value-type="string">
            <text:p>LeChuck (Monkey Island, LucasArts, Game)</text:p>
          </table:table-cell>
          <table:table-cell table:style-name="ce1" office:value-type="string" calcext:value-type="string">
            <text:p>pass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4079149209313280</text:p>
          </table:table-cell>
          <table:table-cell table:style-name="ce20" office:value-type="string" calcext:value-type="string">
            <text:p><text:a xlink:href="https://twitter.com/datGestruepp/status/1214079149209313280" xlink:type="simple">https://twitter.com/datGestruepp/status/1214079149209313280</text:a></text:p>
          </table:table-cell>
          <table:table-cell table:style-name="ce26" office:value-type="string" calcext:value-type="string">
            <text:p>06.01.2020</text:p>
          </table:table-cell>
          <table:table-cell table:style-name="ce1" office:value-type="string" calcext:value-type="string">
            <text:p>Ui! Und jetzt darf ich mir was wünschen? Oder muss ich bis zum Samstag warten?</text:p>
          </table:table-cell>
          <table:table-cell table:style-name="ce36" office:value-type="string" calcext:value-type="string">
            <text:p><text:a xlink:href="http://pbs.twimg.com/media/ENNlP8_XkAE95Nv.jpg" xlink:type="simple">http://pbs.twimg.com/media/ENNlP8_XkAE95Nv.jpg</text:a></text:p>
          </table:table-cell>
          <table:table-cell table:style-name="ce10" table:formula="of:=image([.E388])" office:value-type="string" office:string-value="" calcext:value-type="error">
            <text:p>#NAME?</text:p>
          </table:table-cell>
          <table:table-cell table:style-name="ce1" office:value-type="string" calcext:value-type="string">
            <text:p>Das Sams (Kinderbuchreihe, Paul Maa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4441536621953025</text:p>
          </table:table-cell>
          <table:table-cell table:style-name="ce20" office:value-type="string" calcext:value-type="string">
            <text:p><text:a xlink:href="https://twitter.com/datGestruepp/status/1214441536621953025" xlink:type="simple">https://twitter.com/datGestruepp/status/1214441536621953025</text:a></text:p>
          </table:table-cell>
          <table:table-cell table:style-name="ce26" office:value-type="string" calcext:value-type="string">
            <text:p>07.01.2020</text:p>
          </table:table-cell>
          <table:table-cell table:style-name="ce1" office:value-type="string" calcext:value-type="string">
            <text:p>Awww!</text:p>
          </table:table-cell>
          <table:table-cell table:style-name="ce36" office:value-type="string" calcext:value-type="string">
            <text:p><text:a xlink:href="http://pbs.twimg.com/media/ENd5LXYXYAEXoWt.jpg" xlink:type="simple">http://pbs.twimg.com/media/ENd5LXYXYAEXoWt.jpg</text:a></text:p>
          </table:table-cell>
          <table:table-cell table:style-name="ce10" table:formula="of:=image([.E389])" office:value-type="string" office:string-value="" calcext:value-type="error">
            <text:p>#NAME?</text:p>
          </table:table-cell>
          <table:table-cell table:style-name="ce1" office:value-type="string" calcext:value-type="string">
            <text:p>WALL-E (WALL-E, Pixa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4803924646936576</text:p>
          </table:table-cell>
          <table:table-cell table:style-name="ce20" office:value-type="string" calcext:value-type="string">
            <text:p><text:a xlink:href="https://twitter.com/datGestruepp/status/1214803924646936576" xlink:type="simple">https://twitter.com/datGestruepp/status/1214803924646936576</text:a></text:p>
          </table:table-cell>
          <table:table-cell table:style-name="ce26" office:value-type="string" calcext:value-type="string">
            <text:p>08.01.2020</text:p>
          </table:table-cell>
          <table:table-cell table:style-name="ce1" office:value-type="string" calcext:value-type="string">
            <text:p>Und was machen sie so?</text:p>
          </table:table-cell>
          <table:table-cell table:style-name="ce36" office:value-type="string" calcext:value-type="string">
            <text:p><text:a xlink:href="http://pbs.twimg.com/media/ENd5gidU4AA5SUU.jpg" xlink:type="simple">http://pbs.twimg.com/media/ENd5gidU4AA5SUU.jpg</text:a></text:p>
          </table:table-cell>
          <table:table-cell table:style-name="ce10" table:formula="of:=image([.E390])" office:value-type="string" office:string-value="" calcext:value-type="error">
            <text:p>#NAME?</text:p>
          </table:table-cell>
          <table:table-cell table:style-name="ce1" office:value-type="string" calcext:value-type="string">
            <text:p><text:s/>Stan S. Stanman (Monkey Island, LucasArts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5166313783427072</text:p>
          </table:table-cell>
          <table:table-cell table:style-name="ce20" office:value-type="string" calcext:value-type="string">
            <text:p><text:a xlink:href="https://twitter.com/datGestruepp/status/1215166313783427072" xlink:type="simple">https://twitter.com/datGestruepp/status/1215166313783427072</text:a></text:p>
          </table:table-cell>
          <table:table-cell table:style-name="ce26" office:value-type="string" calcext:value-type="string">
            <text:p>09.01.2020</text:p>
          </table:table-cell>
          <table:table-cell table:style-name="ce1" office:value-type="string" calcext:value-type="string">
            <text:p>Ist das nicht ein bisschen kalt? Um die Jahreszeit?</text:p>
          </table:table-cell>
          <table:table-cell table:style-name="ce36" office:value-type="string" calcext:value-type="string">
            <text:p><text:a xlink:href="http://pbs.twimg.com/media/ENiZLehXUAELVUC.jpg" xlink:type="simple">http://pbs.twimg.com/media/ENiZLehXUAELVUC.jpg</text:a></text:p>
          </table:table-cell>
          <table:table-cell table:style-name="ce10" table:formula="of:=image([.E391])" office:value-type="string" office:string-value="" calcext:value-type="error">
            <text:p>#NAME?</text:p>
          </table:table-cell>
          <table:table-cell table:style-name="ce1" office:value-type="string" calcext:value-type="string">
            <text:p>Kim Possible (Nickelodeon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5528701431111682</text:p>
          </table:table-cell>
          <table:table-cell table:style-name="ce20" office:value-type="string" calcext:value-type="string">
            <text:p><text:a xlink:href="https://twitter.com/datGestruepp/status/1215528701431111682" xlink:type="simple">https://twitter.com/datGestruepp/status/1215528701431111682</text:a></text:p>
          </table:table-cell>
          <table:table-cell table:style-name="ce26" office:value-type="string" calcext:value-type="string">
            <text:p>10.01.2020</text:p>
          </table:table-cell>
          <table:table-cell table:style-name="ce1" office:value-type="string" calcext:value-type="string">
            <text:p>Oh. Engländer?</text:p>
          </table:table-cell>
          <table:table-cell table:style-name="ce36" office:value-type="string" calcext:value-type="string">
            <text:p><text:a xlink:href="http://pbs.twimg.com/media/ENnr8mPXsAElPe7.jpg" xlink:type="simple">http://pbs.twimg.com/media/ENnr8mPXsAElPe7.jpg</text:a></text:p>
          </table:table-cell>
          <table:table-cell table:style-name="ce10" table:formula="of:=image([.E392])" office:value-type="string" office:string-value="" calcext:value-type="error">
            <text:p>#NAME?</text:p>
          </table:table-cell>
          <table:table-cell table:style-name="ce1" office:value-type="string" calcext:value-type="string">
            <text:p>Paddington Bär (Kinderbuchreihe, Michael Bond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5891088617041921</text:p>
          </table:table-cell>
          <table:table-cell table:style-name="ce20" office:value-type="string" calcext:value-type="string">
            <text:p><text:a xlink:href="https://twitter.com/datGestruepp/status/1215891088617041921" xlink:type="simple">https://twitter.com/datGestruepp/status/1215891088617041921</text:a></text:p>
          </table:table-cell>
          <table:table-cell table:style-name="ce26" office:value-type="string" calcext:value-type="string">
            <text:p>11.01.2020</text:p>
          </table:table-cell>
          <table:table-cell table:style-name="ce1" office:value-type="string" calcext:value-type="string">
            <text:p>Och. Wie knuffig. Ja ja, düdelüd und so!</text:p>
          </table:table-cell>
          <table:table-cell table:style-name="ce36" office:value-type="string" calcext:value-type="string">
            <text:p><text:a xlink:href="http://pbs.twimg.com/media/ENnzcSXXkAAUbNo.jpg" xlink:type="simple">http://pbs.twimg.com/media/ENnzcSXXkAAUbNo.jpg</text:a></text:p>
          </table:table-cell>
          <table:table-cell table:style-name="ce10" table:formula="of:=image([.E393])" office:value-type="string" office:string-value="" calcext:value-type="error">
            <text:p>#NAME?</text:p>
          </table:table-cell>
          <table:table-cell table:style-name="ce1" office:value-type="string" calcext:value-type="string">
            <text:p>BB-8 (Star War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6253476533084160</text:p>
          </table:table-cell>
          <table:table-cell table:style-name="ce20" office:value-type="string" calcext:value-type="string">
            <text:p><text:a xlink:href="https://twitter.com/datGestruepp/status/1216253476533084160" xlink:type="simple">https://twitter.com/datGestruepp/status/1216253476533084160</text:a></text:p>
          </table:table-cell>
          <table:table-cell table:style-name="ce26" office:value-type="string" calcext:value-type="string">
            <text:p>12.01.2020</text:p>
          </table:table-cell>
          <table:table-cell table:style-name="ce1" office:value-type="string" calcext:value-type="string">
            <text:p>Heeeey, man kann jederzeit noch Zucker oder Milch rein machen! Ganz wie du willst!</text:p>
          </table:table-cell>
          <table:table-cell table:style-name="ce36" office:value-type="string" calcext:value-type="string">
            <text:p><text:a xlink:href="http://pbs.twimg.com/media/ENyEbX6WwAE1vYo.jpg" xlink:type="simple">http://pbs.twimg.com/media/ENyEbX6WwAE1vYo.jpg</text:a></text:p>
          </table:table-cell>
          <table:table-cell table:style-name="ce10" table:formula="of:=image([.E394])" office:value-type="string" office:string-value="" calcext:value-type="error">
            <text:p>#NAME?</text:p>
          </table:table-cell>
          <table:table-cell table:style-name="ce1" office:value-type="string" calcext:value-type="string">
            <text:p>Wut (Alles steht Kopf, Pixar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6615865715552256</text:p>
          </table:table-cell>
          <table:table-cell table:style-name="ce20" office:value-type="string" calcext:value-type="string">
            <text:p><text:a xlink:href="https://twitter.com/datGestruepp/status/1216615865715552256" xlink:type="simple">https://twitter.com/datGestruepp/status/1216615865715552256</text:a></text:p>
          </table:table-cell>
          <table:table-cell table:style-name="ce26" office:value-type="string" calcext:value-type="string">
            <text:p>13.01.2020</text:p>
          </table:table-cell>
          <table:table-cell table:style-name="ce1" office:value-type="string" calcext:value-type="string">
            <text:p>Ich hatte kurz Sorge du wirfst ihn mit dem Volleyball ab.</text:p>
          </table:table-cell>
          <table:table-cell table:style-name="ce36" office:value-type="string" calcext:value-type="string">
            <text:p><text:a xlink:href="http://pbs.twimg.com/media/ENyE21sXYAEPI8z.jpg" xlink:type="simple">http://pbs.twimg.com/media/ENyE21sXYAEPI8z.jpg</text:a></text:p>
          </table:table-cell>
          <table:table-cell table:style-name="ce10" table:formula="of:=image([.E395])" office:value-type="string" office:string-value="" calcext:value-type="error">
            <text:p>#NAME?</text:p>
          </table:table-cell>
          <table:table-cell table:style-name="ce1" office:value-type="string" calcext:value-type="string">
            <text:p>Mila Superstar (Chikako Urano, Manga, Anime)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www.fernsehserien.de/mila-superstar" xlink:type="simple">https://www.fernsehserien.de/mila-superstar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16978252893319168</text:p>
          </table:table-cell>
          <table:table-cell table:style-name="ce20" office:value-type="string" calcext:value-type="string">
            <text:p><text:a xlink:href="https://twitter.com/datGestruepp/status/1216978252893319168" xlink:type="simple">https://twitter.com/datGestruepp/status/1216978252893319168</text:a></text:p>
          </table:table-cell>
          <table:table-cell table:style-name="ce26" office:value-type="string" calcext:value-type="string">
            <text:p>14.01.2020</text:p>
          </table:table-cell>
          <table:table-cell table:style-name="ce1" office:value-type="string" calcext:value-type="string">
            <text:p>Danke ich möchte mich nicht in irgendetwas verwandeln.</text:p>
          </table:table-cell>
          <table:table-cell table:style-name="ce36" office:value-type="string" calcext:value-type="string">
            <text:p><text:a xlink:href="http://pbs.twimg.com/media/ENyFQ12WwAA3fqG.jpg" xlink:type="simple">http://pbs.twimg.com/media/ENyFQ12WwAA3fqG.jpg</text:a></text:p>
          </table:table-cell>
          <table:table-cell table:style-name="ce10" table:formula="of:=image([.E396])" office:value-type="string" office:string-value="" calcext:value-type="error">
            <text:p>#NAME?</text:p>
          </table:table-cell>
          <table:table-cell table:style-name="ce1" office:value-type="string" calcext:value-type="string">
            <text:p>Merlin (Die Hexe und der Zauberer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7340640092135430</text:p>
          </table:table-cell>
          <table:table-cell table:style-name="ce20" office:value-type="string" calcext:value-type="string">
            <text:p><text:a xlink:href="https://twitter.com/datGestruepp/status/1217340640092135430" xlink:type="simple">https://twitter.com/datGestruepp/status/1217340640092135430</text:a></text:p>
          </table:table-cell>
          <table:table-cell table:style-name="ce26" office:value-type="string" calcext:value-type="string">
            <text:p>15.01.2020</text:p>
          </table:table-cell>
          <table:table-cell table:style-name="ce1" office:value-type="string" calcext:value-type="string">
            <text:p>Ja... ähmmm... Tag auch.</text:p>
          </table:table-cell>
          <table:table-cell table:style-name="ce36" office:value-type="string" calcext:value-type="string">
            <text:p><text:a xlink:href="http://pbs.twimg.com/media/ENyFj5hW4AEFx3U.jpg" xlink:type="simple">http://pbs.twimg.com/media/ENyFj5hW4AEFx3U.jpg</text:a></text:p>
          </table:table-cell>
          <table:table-cell table:style-name="ce10" table:formula="of:=image([.E397])" office:value-type="string" office:string-value="" calcext:value-type="error">
            <text:p>#NAME?</text:p>
          </table:table-cell>
          <table:table-cell table:style-name="ce1" office:value-type="string" calcext:value-type="string">
            <text:p>Die Braut / Black Mamba / Kiddo (Kill Bill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7703028993581057</text:p>
          </table:table-cell>
          <table:table-cell table:style-name="ce20" office:value-type="string" calcext:value-type="string">
            <text:p><text:a xlink:href="https://twitter.com/datGestruepp/status/1217703028993581057" xlink:type="simple">https://twitter.com/datGestruepp/status/1217703028993581057</text:a></text:p>
          </table:table-cell>
          <table:table-cell table:style-name="ce26" office:value-type="string" calcext:value-type="string">
            <text:p>16.01.2020</text:p>
          </table:table-cell>
          <table:table-cell table:style-name="ce1" office:value-type="string" calcext:value-type="string">
            <text:p>Also dieses Glitzern sieht nicht so gesund aus!</text:p>
          </table:table-cell>
          <table:table-cell table:style-name="ce36" office:value-type="string" calcext:value-type="string">
            <text:p><text:a xlink:href="http://pbs.twimg.com/media/EN8T2AHX0AAJ9me.jpg" xlink:type="simple">http://pbs.twimg.com/media/EN8T2AHX0AAJ9me.jpg</text:a></text:p>
          </table:table-cell>
          <table:table-cell table:style-name="ce10" table:formula="of:=image([.E398])" office:value-type="string" office:string-value="" calcext:value-type="error">
            <text:p>#NAME?</text:p>
          </table:table-cell>
          <table:table-cell table:style-name="ce1" office:value-type="string" calcext:value-type="string">
            <text:p>Edward (Twilight) 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8065415261212674</text:p>
          </table:table-cell>
          <table:table-cell table:style-name="ce20" office:value-type="string" calcext:value-type="string">
            <text:p><text:a xlink:href="https://twitter.com/datGestruepp/status/1218065415261212674" xlink:type="simple">https://twitter.com/datGestruepp/status/1218065415261212674</text:a></text:p>
          </table:table-cell>
          <table:table-cell table:style-name="ce26" office:value-type="string" calcext:value-type="string">
            <text:p>17.01.2020</text:p>
          </table:table-cell>
          <table:table-cell table:style-name="ce1" office:value-type="string" calcext:value-type="string">
            <text:p>Was bist du denn?</text:p>
          </table:table-cell>
          <table:table-cell table:style-name="ce36" office:value-type="string" calcext:value-type="string">
            <text:p><text:a xlink:href="http://pbs.twimg.com/media/EN8UQ8HWAAIPnt2.jpg" xlink:type="simple">http://pbs.twimg.com/media/EN8UQ8HWAAIPnt2.jpg</text:a></text:p>
          </table:table-cell>
          <table:table-cell table:style-name="ce10" table:formula="of:=image([.E399])" office:value-type="string" office:string-value="" calcext:value-type="error">
            <text:p>#NAME?</text:p>
          </table:table-cell>
          <table:table-cell table:style-name="ce1" office:value-type="string" calcext:value-type="string">
            <text:p>Nibbler (Futurama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8427803277807617</text:p>
          </table:table-cell>
          <table:table-cell table:style-name="ce20" office:value-type="string" calcext:value-type="string">
            <text:p><text:a xlink:href="https://twitter.com/datGestruepp/status/1218427803277807617" xlink:type="simple">https://twitter.com/datGestruepp/status/1218427803277807617</text:a></text:p>
          </table:table-cell>
          <table:table-cell table:style-name="ce26" office:value-type="string" calcext:value-type="string">
            <text:p>18.01.2020</text:p>
          </table:table-cell>
          <table:table-cell table:style-name="ce1" office:value-type="string" calcext:value-type="string">
            <text:p>Hülffä?!</text:p>
          </table:table-cell>
          <table:table-cell table:style-name="ce36" office:value-type="string" calcext:value-type="string">
            <text:p><text:a xlink:href="http://pbs.twimg.com/media/EOF8bUoX4AAcbAw.jpg" xlink:type="simple">http://pbs.twimg.com/media/EOF8bUoX4AAcbAw.jpg</text:a></text:p>
          </table:table-cell>
          <table:table-cell table:style-name="ce10" table:formula="of:=image([.E400])" office:value-type="string" office:string-value="" calcext:value-type="error">
            <text:p>#NAME?</text:p>
          </table:table-cell>
          <table:table-cell table:style-name="ce1" office:value-type="string" calcext:value-type="string">
            <text:p>Tribbles (Star Trek)</text:p>
          </table:table-cell>
          <table:table-cell table:style-name="ce17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8790190992498690</text:p>
          </table:table-cell>
          <table:table-cell table:style-name="ce20" office:value-type="string" calcext:value-type="string">
            <text:p><text:a xlink:href="https://twitter.com/datGestruepp/status/1218790190992498690" xlink:type="simple">https://twitter.com/datGestruepp/status/1218790190992498690</text:a></text:p>
          </table:table-cell>
          <table:table-cell table:style-name="ce26" office:value-type="string" calcext:value-type="string">
            <text:p>19.01.2020</text:p>
          </table:table-cell>
          <table:table-cell table:style-name="ce1" office:value-type="string" calcext:value-type="string">
            <text:p>Ach! Na?</text:p>
          </table:table-cell>
          <table:table-cell table:style-name="ce36" office:value-type="string" calcext:value-type="string">
            <text:p><text:a xlink:href="http://pbs.twimg.com/media/EOF80jaWoAAJQld.jpg" xlink:type="simple">http://pbs.twimg.com/media/EOF80jaWoAAJQld.jpg</text:a></text:p>
          </table:table-cell>
          <table:table-cell table:style-name="ce10" table:formula="of:=image([.E401])" office:value-type="string" office:string-value="" calcext:value-type="error">
            <text:p>#NAME?</text:p>
          </table:table-cell>
          <table:table-cell table:style-name="ce1" office:value-type="string" calcext:value-type="string">
            <text:p>Luna Lovegood (Harry Potter, J.K.Rowling, Buch)</text:p>
          </table:table-cell>
          <table:table-cell table:style-name="ce17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9152579797700608</text:p>
          </table:table-cell>
          <table:table-cell table:style-name="ce20" office:value-type="string" calcext:value-type="string">
            <text:p><text:a xlink:href="https://twitter.com/datGestruepp/status/1219152579797700608" xlink:type="simple">https://twitter.com/datGestruepp/status/1219152579797700608</text:a></text:p>
          </table:table-cell>
          <table:table-cell table:style-name="ce26" office:value-type="string" calcext:value-type="string">
            <text:p>20.01.2020</text:p>
          </table:table-cell>
          <table:table-cell table:style-name="ce1" office:value-type="string" calcext:value-type="string">
            <text:p>Guten Morgen Herr Tau! Darf ich sie so nennen?</text:p>
          </table:table-cell>
          <table:table-cell table:style-name="ce36" office:value-type="string" calcext:value-type="string">
            <text:p><text:a xlink:href="http://pbs.twimg.com/media/EOF-FNFWsAInSIs.jpg" xlink:type="simple">http://pbs.twimg.com/media/EOF-FNFWsAInSIs.jpg</text:a></text:p>
          </table:table-cell>
          <table:table-cell table:style-name="ce10" table:formula="of:=image([.E402])" office:value-type="string" office:string-value="" calcext:value-type="error">
            <text:p>#NAME?</text:p>
          </table:table-cell>
          <table:table-cell table:style-name="ce1" office:value-type="string" calcext:value-type="string">
            <text:p>Herr Tau (Pan Tau, WDR, Kinderseri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9514968174989312</text:p>
          </table:table-cell>
          <table:table-cell table:style-name="ce20" office:value-type="string" calcext:value-type="string">
            <text:p><text:a xlink:href="https://twitter.com/datGestruepp/status/1219514968174989312" xlink:type="simple">https://twitter.com/datGestruepp/status/1219514968174989312</text:a></text:p>
          </table:table-cell>
          <table:table-cell table:style-name="ce26" office:value-type="string" calcext:value-type="string">
            <text:p>21.01.2020</text:p>
          </table:table-cell>
          <table:table-cell table:style-name="ce1" office:value-type="string" calcext:value-type="string">
            <text:p>Noot noot!</text:p>
          </table:table-cell>
          <table:table-cell table:style-name="ce36" office:value-type="string" calcext:value-type="string">
            <text:p><text:a xlink:href="http://pbs.twimg.com/media/EOOPfjBX0AAYVAT.jpg" xlink:type="simple">http://pbs.twimg.com/media/EOOPfjBX0AAYVAT.jpg</text:a></text:p>
          </table:table-cell>
          <table:table-cell table:style-name="ce10" table:formula="of:=image([.E403])" office:value-type="string" office:string-value="" calcext:value-type="error">
            <text:p>#NAME?</text:p>
          </table:table-cell>
          <table:table-cell table:style-name="ce1" office:value-type="string" calcext:value-type="string">
            <text:p>Pingu (Kinderserie, Claymation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19877355428237312</text:p>
          </table:table-cell>
          <table:table-cell table:style-name="ce20" office:value-type="string" calcext:value-type="string">
            <text:p><text:a xlink:href="https://twitter.com/datGestruepp/status/1219877355428237312" xlink:type="simple">https://twitter.com/datGestruepp/status/1219877355428237312</text:a></text:p>
          </table:table-cell>
          <table:table-cell table:style-name="ce26" office:value-type="string" calcext:value-type="string">
            <text:p>22.01.2020</text:p>
          </table:table-cell>
          <table:table-cell table:style-name="ce1" office:value-type="string" calcext:value-type="string">
            <text:p>Haben sie nicht sonst noch ne Leiter oder so? Oder Farbe?</text:p>
          </table:table-cell>
          <table:table-cell table:style-name="ce36" office:value-type="string" calcext:value-type="string">
            <text:p><text:a xlink:href="http://pbs.twimg.com/media/EOOPznXW4AAl92v.jpg" xlink:type="simple">http://pbs.twimg.com/media/EOOPznXW4AAl92v.jpg</text:a></text:p>
          </table:table-cell>
          <table:table-cell table:style-name="ce10" table:formula="of:=image([.E404])" office:value-type="string" office:string-value="" calcext:value-type="error">
            <text:p>#NAME?</text:p>
          </table:table-cell>
          <table:table-cell table:style-name="ce1" office:value-type="string" calcext:value-type="string">
            <text:p>Little Man (Pink Panther)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pinkpanther.fandom.com/wiki/The_Little_Man" xlink:type="simple">https://pinkpanther.fandom.com/wiki/The_Little_Man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20239744036065280</text:p>
          </table:table-cell>
          <table:table-cell table:style-name="ce20" office:value-type="string" calcext:value-type="string">
            <text:p><text:a xlink:href="https://twitter.com/datGestruepp/status/1220239744036065280" xlink:type="simple">https://twitter.com/datGestruepp/status/1220239744036065280</text:a></text:p>
          </table:table-cell>
          <table:table-cell table:style-name="ce26" office:value-type="string" calcext:value-type="string">
            <text:p>23.01.2020</text:p>
          </table:table-cell>
          <table:table-cell table:style-name="ce1" office:value-type="string" calcext:value-type="string">
            <text:p>Ewwwww!</text:p>
          </table:table-cell>
          <table:table-cell table:style-name="ce36" office:value-type="string" calcext:value-type="string">
            <text:p><text:a xlink:href="http://pbs.twimg.com/media/EOOQaG3XkAYA48_.jpg" xlink:type="simple">http://pbs.twimg.com/media/EOOQaG3XkAYA48_.jpg</text:a></text:p>
          </table:table-cell>
          <table:table-cell table:style-name="ce10" table:formula="of:=image([.E405])" office:value-type="string" office:string-value="" calcext:value-type="error">
            <text:p>#NAME?</text:p>
          </table:table-cell>
          <table:table-cell table:style-name="ce1" office:value-type="string" calcext:value-type="string">
            <text:p>Ditto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0602130844676096</text:p>
          </table:table-cell>
          <table:table-cell table:style-name="ce20" office:value-type="string" calcext:value-type="string">
            <text:p><text:a xlink:href="https://twitter.com/datGestruepp/status/1220602130844676096" xlink:type="simple">https://twitter.com/datGestruepp/status/1220602130844676096</text:a></text:p>
          </table:table-cell>
          <table:table-cell table:style-name="ce26" office:value-type="string" calcext:value-type="string">
            <text:p>24.01.2020</text:p>
          </table:table-cell>
          <table:table-cell table:style-name="ce1" office:value-type="string" calcext:value-type="string">
            <text:p>Ich möchte gern was bestellen! Gnihihihi!</text:p>
          </table:table-cell>
          <table:table-cell table:style-name="ce36" office:value-type="string" calcext:value-type="string">
            <text:p><text:a xlink:href="http://pbs.twimg.com/media/EOWFoX8WsAItl9W.jpg" xlink:type="simple">http://pbs.twimg.com/media/EOWFoX8WsAItl9W.jpg</text:a></text:p>
          </table:table-cell>
          <table:table-cell table:style-name="ce10" table:formula="of:=image([.E406])" office:value-type="string" office:string-value="" calcext:value-type="error">
            <text:p>#NAME?</text:p>
          </table:table-cell>
          <table:table-cell table:style-name="ce1" office:value-type="string" calcext:value-type="string">
            <text:p>Thaddäus Quentin Tentakel (Spongebob)</text:p>
          </table:table-cell>
          <table:table-cell table:style-name="ce17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0964518840492033</text:p>
          </table:table-cell>
          <table:table-cell table:style-name="ce20" office:value-type="string" calcext:value-type="string">
            <text:p><text:a xlink:href="https://twitter.com/datGestruepp/status/1220964518840492033" xlink:type="simple">https://twitter.com/datGestruepp/status/1220964518840492033</text:a></text:p>
          </table:table-cell>
          <table:table-cell table:style-name="ce26" office:value-type="string" calcext:value-type="string">
            <text:p>25.01.2020</text:p>
          </table:table-cell>
          <table:table-cell table:style-name="ce1" office:value-type="string" calcext:value-type="string">
            <text:p>Peace!</text:p>
          </table:table-cell>
          <table:table-cell table:style-name="ce36" office:value-type="string" calcext:value-type="string">
            <text:p><text:a xlink:href="http://pbs.twimg.com/media/EOWGidbW4AIEhJZ.jpg" xlink:type="simple">http://pbs.twimg.com/media/EOWGidbW4AIEhJZ.jpg</text:a></text:p>
          </table:table-cell>
          <table:table-cell table:style-name="ce10" table:formula="of:=image([.E407])" office:value-type="string" office:string-value="" calcext:value-type="error">
            <text:p>#NAME?</text:p>
          </table:table-cell>
          <table:table-cell table:style-name="ce1" office:value-type="string" calcext:value-type="string">
            <text:p>John Lennon</text:p>
          </table:table-cell>
          <table:table-cell table:style-name="ce1" office:value-type="string" calcext:value-type="string">
            <text:p>ja</text:p>
          </table:table-cell>
          <table:table-cell table:style-name="ce20" office:value-type="string" calcext:value-type="string">
            <text:p><text:a xlink:href="https://de.wikipedia.org/wiki/John_Lennon" xlink:type="simple">https://de.wikipedia.org/wiki/John_Lennon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21326906760617984</text:p>
          </table:table-cell>
          <table:table-cell table:style-name="ce20" office:value-type="string" calcext:value-type="string">
            <text:p><text:a xlink:href="https://twitter.com/datGestruepp/status/1221326906760617984" xlink:type="simple">https://twitter.com/datGestruepp/status/1221326906760617984</text:a></text:p>
          </table:table-cell>
          <table:table-cell table:style-name="ce26" office:value-type="string" calcext:value-type="string">
            <text:p>26.01.2020</text:p>
          </table:table-cell>
          <table:table-cell table:style-name="ce1" office:value-type="string" calcext:value-type="string">
            <text:p>Awwwwwww! Soooo klein!</text:p>
          </table:table-cell>
          <table:table-cell table:style-name="ce36" office:value-type="string" calcext:value-type="string">
            <text:p><text:a xlink:href="http://pbs.twimg.com/media/EOWHgnuX4AYgUmS.jpg" xlink:type="simple">http://pbs.twimg.com/media/EOWHgnuX4AYgUmS.jpg</text:a></text:p>
          </table:table-cell>
          <table:table-cell table:style-name="ce10" table:formula="of:=image([.E408])" office:value-type="string" office:string-value="" calcext:value-type="error">
            <text:p>#NAME?</text:p>
          </table:table-cell>
          <table:table-cell table:style-name="ce1" office:value-type="string" calcext:value-type="string">
            <text:p>Baby Yoda (Star War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1689295909597184</text:p>
          </table:table-cell>
          <table:table-cell table:style-name="ce20" office:value-type="string" calcext:value-type="string">
            <text:p><text:a xlink:href="https://twitter.com/datGestruepp/status/1221689295909597184" xlink:type="simple">https://twitter.com/datGestruepp/status/1221689295909597184</text:a></text:p>
          </table:table-cell>
          <table:table-cell table:style-name="ce26" office:value-type="string" calcext:value-type="string">
            <text:p>27.01.2020</text:p>
          </table:table-cell>
          <table:table-cell table:style-name="ce1" office:value-type="string" calcext:value-type="string">
            <text:p>Dich wollte ich schon immer mal treffen!</text:p>
          </table:table-cell>
          <table:table-cell table:style-name="ce36" office:value-type="string" calcext:value-type="string">
            <text:p><text:a xlink:href="http://pbs.twimg.com/media/EOWIIdYX0AAT4NB.jpg" xlink:type="simple">http://pbs.twimg.com/media/EOWIIdYX0AAT4NB.jpg</text:a></text:p>
          </table:table-cell>
          <table:table-cell table:style-name="ce10" table:formula="of:=image([.E409])" office:value-type="string" office:string-value="" calcext:value-type="error">
            <text:p>#NAME?</text:p>
          </table:table-cell>
          <table:table-cell table:style-name="ce1" office:value-type="string" calcext:value-type="string">
            <text:p>Finchen (Sesamstraß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2051681698902017</text:p>
          </table:table-cell>
          <table:table-cell table:style-name="ce20" office:value-type="string" calcext:value-type="string">
            <text:p><text:a xlink:href="https://twitter.com/datGestruepp/status/1222051681698902017" xlink:type="simple">https://twitter.com/datGestruepp/status/1222051681698902017</text:a></text:p>
          </table:table-cell>
          <table:table-cell table:style-name="ce26" office:value-type="string" calcext:value-type="string">
            <text:p>28.01.2020</text:p>
          </table:table-cell>
          <table:table-cell table:style-name="ce1" office:value-type="string" calcext:value-type="string">
            <text:p>Tag der Herr.</text:p>
          </table:table-cell>
          <table:table-cell table:style-name="ce36" office:value-type="string" calcext:value-type="string">
            <text:p><text:a xlink:href="http://pbs.twimg.com/media/EOg1bxvXkAAX3ik.jpg" xlink:type="simple">http://pbs.twimg.com/media/EOg1bxvXkAAX3ik.jpg</text:a></text:p>
          </table:table-cell>
          <table:table-cell table:style-name="ce10" table:formula="of:=image([.E410])" office:value-type="string" office:string-value="" calcext:value-type="error">
            <text:p>#NAME?</text:p>
          </table:table-cell>
          <table:table-cell table:style-name="ce1" office:value-type="string" calcext:value-type="string">
            <text:p>Mr. Potato Head (Toy Stor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2414070533349376</text:p>
          </table:table-cell>
          <table:table-cell table:style-name="ce20" office:value-type="string" calcext:value-type="string">
            <text:p><text:a xlink:href="https://twitter.com/datGestruepp/status/1222414070533349376" xlink:type="simple">https://twitter.com/datGestruepp/status/1222414070533349376</text:a></text:p>
          </table:table-cell>
          <table:table-cell table:style-name="ce26" office:value-type="string" calcext:value-type="string">
            <text:p>29.01.2020</text:p>
          </table:table-cell>
          <table:table-cell table:style-name="ce1" office:value-type="string" calcext:value-type="string">
            <text:p>Wiiiiilsoooooooon!!</text:p>
          </table:table-cell>
          <table:table-cell table:style-name="ce36" office:value-type="string" calcext:value-type="string">
            <text:p><text:a xlink:href="http://pbs.twimg.com/media/EOg1wu4X4AYo863.jpg" xlink:type="simple">http://pbs.twimg.com/media/EOg1wu4X4AYo863.jpg</text:a></text:p>
          </table:table-cell>
          <table:table-cell table:style-name="ce10" table:formula="of:=image([.E411])" office:value-type="string" office:string-value="" calcext:value-type="error">
            <text:p>#NAME?</text:p>
          </table:table-cell>
          <table:table-cell table:style-name="ce1" office:value-type="string" calcext:value-type="string">
            <text:p>Wilson (Cast Awa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2776457795121153</text:p>
          </table:table-cell>
          <table:table-cell table:style-name="ce20" office:value-type="string" calcext:value-type="string">
            <text:p><text:a xlink:href="https://twitter.com/datGestruepp/status/1222776457795121153" xlink:type="simple">https://twitter.com/datGestruepp/status/1222776457795121153</text:a></text:p>
          </table:table-cell>
          <table:table-cell table:style-name="ce26" office:value-type="string" calcext:value-type="string">
            <text:p>30.01.2020</text:p>
          </table:table-cell>
          <table:table-cell table:style-name="ce1" office:value-type="string" calcext:value-type="string">
            <text:p>Hä? Ich dachte sie sind so ein Gamer? Nicht?</text:p>
          </table:table-cell>
          <table:table-cell table:style-name="ce36" office:value-type="string" calcext:value-type="string">
            <text:p><text:a xlink:href="http://pbs.twimg.com/media/EOg2IDLX4AI49ah.jpg" xlink:type="simple">http://pbs.twimg.com/media/EOg2IDLX4AI49ah.jpg</text:a></text:p>
          </table:table-cell>
          <table:table-cell table:style-name="ce10" table:formula="of:=image([.E412])" office:value-type="string" office:string-value="" calcext:value-type="error">
            <text:p>#NAME?</text:p>
          </table:table-cell>
          <table:table-cell table:style-name="ce1" office:value-type="string" calcext:value-type="string">
            <text:p>Peter Griffin (Family Gu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3138845278916608</text:p>
          </table:table-cell>
          <table:table-cell table:style-name="ce20" office:value-type="string" calcext:value-type="string">
            <text:p><text:a xlink:href="https://twitter.com/datGestruepp/status/1223138845278916608" xlink:type="simple">https://twitter.com/datGestruepp/status/1223138845278916608</text:a></text:p>
          </table:table-cell>
          <table:table-cell table:style-name="ce26" office:value-type="string" calcext:value-type="string">
            <text:p>31.01.2020</text:p>
          </table:table-cell>
          <table:table-cell table:style-name="ce1" office:value-type="string" calcext:value-type="string">
            <text:p>Na toll! *piiiep* Ohrwurm!</text:p>
          </table:table-cell>
          <table:table-cell table:style-name="ce36" office:value-type="string" calcext:value-type="string">
            <text:p><text:a xlink:href="http://pbs.twimg.com/media/EO4WJc7W4AEMskh.jpg" xlink:type="simple">http://pbs.twimg.com/media/EO4WJc7W4AEMskh.jpg</text:a></text:p>
          </table:table-cell>
          <table:table-cell table:style-name="ce10" table:formula="of:=image([.E413])" office:value-type="string" office:string-value="" calcext:value-type="error">
            <text:p>#NAME?</text:p>
          </table:table-cell>
          <table:table-cell table:style-name="ce1" office:value-type="string" calcext:value-type="string">
            <text:p>Bob der Baumeister (Kinderseri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3501234444759040</text:p>
          </table:table-cell>
          <table:table-cell table:style-name="ce20" office:value-type="string" calcext:value-type="string">
            <text:p><text:a xlink:href="https://twitter.com/datGestruepp/status/1223501234444759040" xlink:type="simple">https://twitter.com/datGestruepp/status/1223501234444759040</text:a></text:p>
          </table:table-cell>
          <table:table-cell table:style-name="ce26" office:value-type="string" calcext:value-type="string">
            <text:p>01.02.2020</text:p>
          </table:table-cell>
          <table:table-cell table:style-name="ce1" office:value-type="string" calcext:value-type="string">
            <text:p>Aaaaaaaaaaah!</text:p>
          </table:table-cell>
          <table:table-cell table:style-name="ce36" office:value-type="string" calcext:value-type="string">
            <text:p><text:a xlink:href="http://pbs.twimg.com/media/EO4WnQHWAAEShev.jpg" xlink:type="simple">http://pbs.twimg.com/media/EO4WnQHWAAEShev.jpg</text:a></text:p>
          </table:table-cell>
          <table:table-cell table:style-name="ce10" table:formula="of:=image([.E414])" office:value-type="string" office:string-value="" calcext:value-type="error">
            <text:p>#NAME?</text:p>
          </table:table-cell>
          <table:table-cell table:style-name="ce1" office:value-type="string" calcext:value-type="string">
            <text:p>Facehugger (Alien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3863621882654721</text:p>
          </table:table-cell>
          <table:table-cell table:style-name="ce20" office:value-type="string" calcext:value-type="string">
            <text:p><text:a xlink:href="https://twitter.com/datGestruepp/status/1223863621882654721" xlink:type="simple">https://twitter.com/datGestruepp/status/1223863621882654721</text:a></text:p>
          </table:table-cell>
          <table:table-cell table:style-name="ce26" office:value-type="string" calcext:value-type="string">
            <text:p>02.02.2020</text:p>
          </table:table-cell>
          <table:table-cell table:style-name="ce1" office:value-type="string" calcext:value-type="string">
            <text:p>Miep miep miep!</text:p>
          </table:table-cell>
          <table:table-cell table:style-name="ce36" office:value-type="string" calcext:value-type="string">
            <text:p><text:a xlink:href="http://pbs.twimg.com/media/EO6XJ0uW4AE0-Z2.jpg" xlink:type="simple">http://pbs.twimg.com/media/EO6XJ0uW4AE0-Z2.jpg</text:a></text:p>
          </table:table-cell>
          <table:table-cell table:style-name="ce10" table:formula="of:=image([.E415])" office:value-type="string" office:string-value="" calcext:value-type="error">
            <text:p>#NAME?</text:p>
          </table:table-cell>
          <table:table-cell table:style-name="ce1" office:value-type="string" calcext:value-type="string">
            <text:p>Roadrunner (Looney Tune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4226009517416448</text:p>
          </table:table-cell>
          <table:table-cell table:style-name="ce20" office:value-type="string" calcext:value-type="string">
            <text:p><text:a xlink:href="https://twitter.com/datGestruepp/status/1224226009517416448" xlink:type="simple">https://twitter.com/datGestruepp/status/1224226009517416448</text:a></text:p>
          </table:table-cell>
          <table:table-cell table:style-name="ce26" office:value-type="string" calcext:value-type="string">
            <text:p>03.02.2020</text:p>
          </table:table-cell>
          <table:table-cell table:style-name="ce1" office:value-type="string" calcext:value-type="string">
            <text:p>Warum so grummelig!</text:p>
          </table:table-cell>
          <table:table-cell table:style-name="ce36" office:value-type="string" calcext:value-type="string">
            <text:p><text:a xlink:href="http://pbs.twimg.com/media/EO6XiXqWAAA_UAx.jpg" xlink:type="simple">http://pbs.twimg.com/media/EO6XiXqWAAA_UAx.jpg</text:a></text:p>
          </table:table-cell>
          <table:table-cell table:style-name="ce10" table:formula="of:=image([.E416])" office:value-type="string" office:string-value="" calcext:value-type="error">
            <text:p>#NAME?</text:p>
          </table:table-cell>
          <table:table-cell table:style-name="ce1" office:value-type="string" calcext:value-type="string">
            <text:p>Professor Hubert Farnsworth (Futurama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4588397353762816</text:p>
          </table:table-cell>
          <table:table-cell table:style-name="ce20" office:value-type="string" calcext:value-type="string">
            <text:p><text:a xlink:href="https://twitter.com/datGestruepp/status/1224588397353762816" xlink:type="simple">https://twitter.com/datGestruepp/status/1224588397353762816</text:a></text:p>
          </table:table-cell>
          <table:table-cell table:style-name="ce26" office:value-type="string" calcext:value-type="string">
            <text:p>04.02.2020</text:p>
          </table:table-cell>
          <table:table-cell table:style-name="ce1" office:value-type="string" calcext:value-type="string">
            <text:p>Diese Dinge kann man nicht zusammen benutzen!</text:p>
          </table:table-cell>
          <table:table-cell table:style-name="ce36" office:value-type="string" calcext:value-type="string">
            <text:p><text:a xlink:href="http://pbs.twimg.com/media/EPSQ3lQW4AAlW_N.jpg" xlink:type="simple">http://pbs.twimg.com/media/EPSQ3lQW4AAlW_N.jpg</text:a></text:p>
          </table:table-cell>
          <table:table-cell table:style-name="ce10" table:formula="of:=image([.E417])" office:value-type="string" office:string-value="" calcext:value-type="error">
            <text:p>#NAME?</text:p>
          </table:table-cell>
          <table:table-cell table:style-name="ce1" office:value-type="string" calcext:value-type="string">
            <text:p>Sam (Sam &amp; Max, LucasArts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4950784892125186</text:p>
          </table:table-cell>
          <table:table-cell table:style-name="ce20" office:value-type="string" calcext:value-type="string">
            <text:p><text:a xlink:href="https://twitter.com/datGestruepp/status/1224950784892125186" xlink:type="simple">https://twitter.com/datGestruepp/status/1224950784892125186</text:a></text:p>
          </table:table-cell>
          <table:table-cell table:style-name="ce26" office:value-type="string" calcext:value-type="string">
            <text:p>05.02.2020</text:p>
          </table:table-cell>
          <table:table-cell table:style-name="ce1" office:value-type="string" calcext:value-type="string">
            <text:p>Huch! </text:p>
          </table:table-cell>
          <table:table-cell table:style-name="ce36" office:value-type="string" calcext:value-type="string">
            <text:p><text:a xlink:href="http://pbs.twimg.com/media/EPSRUYlWkAAR7ik.jpg" xlink:type="simple">http://pbs.twimg.com/media/EPSRUYlWkAAR7ik.jpg</text:a></text:p>
          </table:table-cell>
          <table:table-cell table:style-name="ce10" table:formula="of:=image([.E418])" office:value-type="string" office:string-value="" calcext:value-type="error">
            <text:p>#NAME?</text:p>
          </table:table-cell>
          <table:table-cell table:style-name="ce1" office:value-type="string" calcext:value-type="string">
            <text:p>Kettenhund (Mario, Nintendo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5313173491736576</text:p>
          </table:table-cell>
          <table:table-cell table:style-name="ce20" office:value-type="string" calcext:value-type="string">
            <text:p><text:a xlink:href="https://twitter.com/datGestruepp/status/1225313173491736576" xlink:type="simple">https://twitter.com/datGestruepp/status/1225313173491736576</text:a></text:p>
          </table:table-cell>
          <table:table-cell table:style-name="ce26" office:value-type="string" calcext:value-type="string">
            <text:p>06.02.2020</text:p>
          </table:table-cell>
          <table:table-cell table:style-name="ce1" office:value-type="string" calcext:value-type="string">
            <text:p>Kimba. Ach so.</text:p>
          </table:table-cell>
          <table:table-cell table:style-name="ce36" office:value-type="string" calcext:value-type="string">
            <text:p><text:a xlink:href="http://pbs.twimg.com/media/EPT9-4UXsAES-3O.jpg" xlink:type="simple">http://pbs.twimg.com/media/EPT9-4UXsAES-3O.jpg</text:a></text:p>
          </table:table-cell>
          <table:table-cell table:style-name="ce10" table:formula="of:=image([.E419])" office:value-type="string" office:string-value="" calcext:value-type="error">
            <text:p>#NAME?</text:p>
          </table:table-cell>
          <table:table-cell table:style-name="ce1" office:value-type="string" calcext:value-type="string">
            <text:p>Kimba, der weiße Löwe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www.moviepilot.de/serie/kimba-der-weisse-lowe" xlink:type="simple">https://www.moviepilot.de/serie/kimba-der-weisse-lowe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25675561382686721</text:p>
          </table:table-cell>
          <table:table-cell table:style-name="ce20" office:value-type="string" calcext:value-type="string">
            <text:p><text:a xlink:href="https://twitter.com/datGestruepp/status/1225675561382686721" xlink:type="simple">https://twitter.com/datGestruepp/status/1225675561382686721</text:a></text:p>
          </table:table-cell>
          <table:table-cell table:style-name="ce26" office:value-type="string" calcext:value-type="string">
            <text:p>07.02.2020</text:p>
          </table:table-cell>
          <table:table-cell table:style-name="ce1" office:value-type="string" calcext:value-type="string">
            <text:p>Ja, ich war auch etwas zu lange wach in der Nacht.</text:p>
          </table:table-cell>
          <table:table-cell table:style-name="ce36" office:value-type="string" calcext:value-type="string">
            <text:p><text:a xlink:href="http://pbs.twimg.com/media/EPT-hL7X4AIlUiK.jpg" xlink:type="simple">http://pbs.twimg.com/media/EPT-hL7X4AIlUiK.jpg</text:a></text:p>
          </table:table-cell>
          <table:table-cell table:style-name="ce10" table:formula="of:=image([.E420])" office:value-type="string" office:string-value="" calcext:value-type="error">
            <text:p>#NAME?</text:p>
          </table:table-cell>
          <table:table-cell table:style-name="ce1" office:value-type="string" calcext:value-type="string">
            <text:p>Wilson (Don't Starve, Klei Entertainment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6037949709479937</text:p>
          </table:table-cell>
          <table:table-cell table:style-name="ce20" office:value-type="string" calcext:value-type="string">
            <text:p><text:a xlink:href="https://twitter.com/datGestruepp/status/1226037949709479937" xlink:type="simple">https://twitter.com/datGestruepp/status/1226037949709479937</text:a></text:p>
          </table:table-cell>
          <table:table-cell table:style-name="ce26" office:value-type="string" calcext:value-type="string">
            <text:p>08.02.2020</text:p>
          </table:table-cell>
          <table:table-cell table:style-name="ce1" office:value-type="string" calcext:value-type="string">
            <text:p>Ich wollte immer so sein wie du! So voll schlau und so! </text:p>
          </table:table-cell>
          <table:table-cell table:style-name="ce36" office:value-type="string" calcext:value-type="string">
            <text:p><text:a xlink:href="http://pbs.twimg.com/media/EPcSJtlWsAAxHOf.jpg" xlink:type="simple">http://pbs.twimg.com/media/EPcSJtlWsAAxHOf.jpg</text:a></text:p>
          </table:table-cell>
          <table:table-cell table:style-name="ce10" table:formula="of:=image([.E421])" office:value-type="string" office:string-value="" calcext:value-type="error">
            <text:p>#NAME?</text:p>
          </table:table-cell>
          <table:table-cell table:style-name="ce1" office:value-type="string" calcext:value-type="string">
            <text:p>Sailor Merkur (Sailor Moon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6400337096896512</text:p>
          </table:table-cell>
          <table:table-cell table:style-name="ce20" office:value-type="string" calcext:value-type="string">
            <text:p><text:a xlink:href="https://twitter.com/datGestruepp/status/1226400337096896512" xlink:type="simple">https://twitter.com/datGestruepp/status/1226400337096896512</text:a></text:p>
          </table:table-cell>
          <table:table-cell table:style-name="ce26" office:value-type="string" calcext:value-type="string">
            <text:p>09.02.2020</text:p>
          </table:table-cell>
          <table:table-cell table:style-name="ce1" office:value-type="string" calcext:value-type="string">
            <text:p>Ach. Rasiere war damals noch nicht so oder?</text:p>
          </table:table-cell>
          <table:table-cell table:style-name="ce36" office:value-type="string" calcext:value-type="string">
            <text:p><text:a xlink:href="http://pbs.twimg.com/media/EPcSm6-X0AEgO1l.jpg" xlink:type="simple">http://pbs.twimg.com/media/EPcSm6-X0AEgO1l.jpg</text:a></text:p>
          </table:table-cell>
          <table:table-cell table:style-name="ce10" table:formula="of:=image([.E422])" office:value-type="string" office:string-value="" calcext:value-type="error">
            <text:p>#NAME?</text:p>
          </table:table-cell>
          <table:table-cell table:style-name="ce1" office:value-type="string" calcext:value-type="string">
            <text:p>Captain Caveman (Familie Feuerstein, The Flintstones, Zeichentrick)</text:p>
          </table:table-cell>
          <table:table-cell table:style-name="ce1" office:value-type="string" calcext:value-type="string">
            <text:p>ja</text:p>
          </table:table-cell>
          <table:table-cell table:style-name="ce20" office:value-type="string" calcext:value-type="string">
            <text:p><text:a xlink:href="https://hero.fandom.com/wiki/Captain_Caveman" xlink:type="simple">https://hero.fandom.com/wiki/Captain_Caveman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26762724496986112</text:p>
          </table:table-cell>
          <table:table-cell table:style-name="ce20" office:value-type="string" calcext:value-type="string">
            <text:p><text:a xlink:href="https://twitter.com/datGestruepp/status/1226762724496986112" xlink:type="simple">https://twitter.com/datGestruepp/status/1226762724496986112</text:a></text:p>
          </table:table-cell>
          <table:table-cell table:style-name="ce26" office:value-type="string" calcext:value-type="string">
            <text:p>10.02.2020</text:p>
          </table:table-cell>
          <table:table-cell table:style-name="ce1" office:value-type="string" calcext:value-type="string">
            <text:p>Da ist ein Fragezeichen in meinem Kaffee!</text:p>
          </table:table-cell>
          <table:table-cell table:style-name="ce36" office:value-type="string" calcext:value-type="string">
            <text:p><text:a xlink:href="http://pbs.twimg.com/media/EPeWJB2WAAAWTBz.jpg" xlink:type="simple">http://pbs.twimg.com/media/EPeWJB2WAAAWTBz.jpg</text:a></text:p>
          </table:table-cell>
          <table:table-cell table:style-name="ce10" table:formula="of:=image([.E423])" office:value-type="string" office:string-value="" calcext:value-type="error">
            <text:p>#NAME?</text:p>
          </table:table-cell>
          <table:table-cell table:style-name="ce1" office:value-type="string" calcext:value-type="string">
            <text:p>Die drei ??? (Kinderbuchreihe, Robert Arthur u.a.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7125113612619778</text:p>
          </table:table-cell>
          <table:table-cell table:style-name="ce20" office:value-type="string" calcext:value-type="string">
            <text:p><text:a xlink:href="https://twitter.com/datGestruepp/status/1227125113612619778" xlink:type="simple">https://twitter.com/datGestruepp/status/1227125113612619778</text:a></text:p>
          </table:table-cell>
          <table:table-cell table:style-name="ce26" office:value-type="string" calcext:value-type="string">
            <text:p>11.02.2020</text:p>
          </table:table-cell>
          <table:table-cell table:style-name="ce1" office:value-type="string" calcext:value-type="string">
            <text:p>Nun ja.</text:p>
          </table:table-cell>
          <table:table-cell table:style-name="ce36" office:value-type="string" calcext:value-type="string">
            <text:p><text:a xlink:href="http://pbs.twimg.com/media/EPeWiy-WkAQ3zIa.jpg" xlink:type="simple">http://pbs.twimg.com/media/EPeWiy-WkAQ3zIa.jpg</text:a></text:p>
          </table:table-cell>
          <table:table-cell table:style-name="ce10" table:formula="of:=image([.E424])" office:value-type="string" office:string-value="" calcext:value-type="error">
            <text:p>#NAME?</text:p>
          </table:table-cell>
          <table:table-cell table:style-name="ce1" office:value-type="string" calcext:value-type="string">
            <text:p>Der Struwwelpeter (Heinrich Hofmann, Bilderbuch)</text:p>
          </table:table-cell>
          <table:table-cell table:style-name="ce17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7487500459003904</text:p>
          </table:table-cell>
          <table:table-cell table:style-name="ce20" office:value-type="string" calcext:value-type="string">
            <text:p><text:a xlink:href="https://twitter.com/datGestruepp/status/1227487500459003904" xlink:type="simple">https://twitter.com/datGestruepp/status/1227487500459003904</text:a></text:p>
          </table:table-cell>
          <table:table-cell table:style-name="ce26" office:value-type="string" calcext:value-type="string">
            <text:p>12.02.2020</text:p>
          </table:table-cell>
          <table:table-cell table:style-name="ce1" office:value-type="string" calcext:value-type="string">
            <text:p>Hüüüüüüühüpf!</text:p>
          </table:table-cell>
          <table:table-cell table:style-name="ce36" office:value-type="string" calcext:value-type="string">
            <text:p><text:a xlink:href="http://pbs.twimg.com/media/EPeW8wwWAAMcKJN.jpg" xlink:type="simple">http://pbs.twimg.com/media/EPeW8wwWAAMcKJN.jpg</text:a></text:p>
          </table:table-cell>
          <table:table-cell table:style-name="ce10" table:formula="of:=image([.E425])" office:value-type="string" office:string-value="" calcext:value-type="error">
            <text:p>#NAME?</text:p>
          </table:table-cell>
          <table:table-cell table:style-name="ce1" office:value-type="string" calcext:value-type="string">
            <text:p>Flipp (Biene Maja) 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7849887703650304</text:p>
          </table:table-cell>
          <table:table-cell table:style-name="ce20" office:value-type="string" calcext:value-type="string">
            <text:p><text:a xlink:href="https://twitter.com/datGestruepp/status/1227849887703650304" xlink:type="simple">https://twitter.com/datGestruepp/status/1227849887703650304</text:a></text:p>
          </table:table-cell>
          <table:table-cell table:style-name="ce26" office:value-type="string" calcext:value-type="string">
            <text:p>13.02.2020</text:p>
          </table:table-cell>
          <table:table-cell table:style-name="ce1" office:value-type="string" calcext:value-type="string">
            <text:p>Ich hab nix gemacht!</text:p>
          </table:table-cell>
          <table:table-cell table:style-name="ce36" office:value-type="string" calcext:value-type="string">
            <text:p><text:a xlink:href="http://pbs.twimg.com/media/EPs4mPtWkAAyTqU.jpg" xlink:type="simple">http://pbs.twimg.com/media/EPs4mPtWkAAyTqU.jpg</text:a></text:p>
          </table:table-cell>
          <table:table-cell table:style-name="ce10" table:formula="of:=image([.E426])" office:value-type="string" office:string-value="" calcext:value-type="error">
            <text:p>#NAME?</text:p>
          </table:table-cell>
          <table:table-cell table:style-name="ce1" office:value-type="string" calcext:value-type="string">
            <text:p>Rick (Rick and Morty, Zeichentrickseri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8212276672397312</text:p>
          </table:table-cell>
          <table:table-cell table:style-name="ce20" office:value-type="string" calcext:value-type="string">
            <text:p><text:a xlink:href="https://twitter.com/datGestruepp/status/1228212276672397312" xlink:type="simple">https://twitter.com/datGestruepp/status/1228212276672397312</text:a></text:p>
          </table:table-cell>
          <table:table-cell table:style-name="ce26" office:value-type="string" calcext:value-type="string">
            <text:p>14.02.2020</text:p>
          </table:table-cell>
          <table:table-cell table:style-name="ce1" office:value-type="string" calcext:value-type="string">
            <text:p>Ach. Tag die Dame.</text:p>
          </table:table-cell>
          <table:table-cell table:style-name="ce36" office:value-type="string" calcext:value-type="string">
            <text:p><text:a xlink:href="http://pbs.twimg.com/media/EPs43FAWkAAClzs.jpg" xlink:type="simple">http://pbs.twimg.com/media/EPs43FAWkAAClzs.jpg</text:a></text:p>
          </table:table-cell>
          <table:table-cell table:style-name="ce10" table:formula="of:=image([.E427])" office:value-type="string" office:string-value="" calcext:value-type="error">
            <text:p>#NAME?</text:p>
          </table:table-cell>
          <table:table-cell table:style-name="ce1" office:value-type="string" calcext:value-type="string">
            <text:p>Betty Boop (Max-Fleischer-Cartoons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28574664089317376</text:p>
          </table:table-cell>
          <table:table-cell table:style-name="ce20" office:value-type="string" calcext:value-type="string">
            <text:p><text:a xlink:href="https://twitter.com/datGestruepp/status/1228574664089317376" xlink:type="simple">https://twitter.com/datGestruepp/status/1228574664089317376</text:a></text:p>
          </table:table-cell>
          <table:table-cell table:style-name="ce26" office:value-type="string" calcext:value-type="string">
            <text:p>15.02.2020</text:p>
          </table:table-cell>
          <table:table-cell table:style-name="ce1" office:value-type="string" calcext:value-type="string">
            <text:p>Ömmm... </text:p>
          </table:table-cell>
          <table:table-cell table:style-name="ce36" office:value-type="string" calcext:value-type="string">
            <text:p><text:a xlink:href="http://pbs.twimg.com/media/EPyWZ1LWAAAzYap.jpg" xlink:type="simple">http://pbs.twimg.com/media/EPyWZ1LWAAAzYap.jpg</text:a></text:p>
          </table:table-cell>
          <table:table-cell table:style-name="ce10" table:formula="of:=image([.E428])" office:value-type="string" office:string-value="" calcext:value-type="error">
            <text:p>#NAME?</text:p>
          </table:table-cell>
          <table:table-cell table:style-name="ce1" office:value-type="string" calcext:value-type="string">
            <text:p>Gumba (Super Mario, Nintendo, Game)</text:p>
          </table:table-cell>
          <table:table-cell table:style-name="ce17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mario.fandom.com/de/wiki/Gumba" xlink:type="simple">https://mario.fandom.com/de/wiki/Gumba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28937051178881026</text:p>
          </table:table-cell>
          <table:table-cell table:style-name="ce20" office:value-type="string" calcext:value-type="string">
            <text:p><text:a xlink:href="https://twitter.com/datGestruepp/status/1228937051178881026" xlink:type="simple">https://twitter.com/datGestruepp/status/1228937051178881026</text:a></text:p>
          </table:table-cell>
          <table:table-cell table:style-name="ce26" office:value-type="string" calcext:value-type="string">
            <text:p>16.02.2020</text:p>
          </table:table-cell>
          <table:table-cell table:style-name="ce1" office:value-type="string" calcext:value-type="string">
            <text:p>Was gibt’s denn heute?</text:p>
          </table:table-cell>
          <table:table-cell table:style-name="ce36" office:value-type="string" calcext:value-type="string">
            <text:p><text:a xlink:href="http://pbs.twimg.com/media/EPyWza3X0AAm0zo.jpg" xlink:type="simple">http://pbs.twimg.com/media/EPyWza3X0AAm0zo.jpg</text:a></text:p>
          </table:table-cell>
          <table:table-cell table:style-name="ce10" table:formula="of:=image([.E429])" office:value-type="string" office:string-value="" calcext:value-type="error">
            <text:p>#NAME?</text:p>
          </table:table-cell>
          <table:table-cell table:style-name="ce1" office:value-type="string" calcext:value-type="string">
            <text:p>Der dänische Koch (Muppet Show)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muppetdeutsch.fandom.com/de/wiki/Der_d%C3%A4nische_Koch" xlink:type="simple">https://muppetdeutsch.fandom.com/de/wiki/Der_d%C3%A4nische_Koch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29299439392772097</text:p>
          </table:table-cell>
          <table:table-cell table:style-name="ce20" office:value-type="string" calcext:value-type="string">
            <text:p><text:a xlink:href="https://twitter.com/datGestruepp/status/1229299439392772097" xlink:type="simple">https://twitter.com/datGestruepp/status/1229299439392772097</text:a></text:p>
          </table:table-cell>
          <table:table-cell table:style-name="ce26" office:value-type="string" calcext:value-type="string">
            <text:p>17.02.2020</text:p>
          </table:table-cell>
          <table:table-cell table:style-name="ce1" office:value-type="string" calcext:value-type="string">
            <text:p>Aber mein Papa ist doch gar kein Außerirdischer!</text:p>
          </table:table-cell>
          <table:table-cell table:style-name="ce36" office:value-type="string" calcext:value-type="string">
            <text:p><text:a xlink:href="http://pbs.twimg.com/media/EPyXZ4PXUAY_aoz.jpg" xlink:type="simple">http://pbs.twimg.com/media/EPyXZ4PXUAY_aoz.jpg</text:a></text:p>
          </table:table-cell>
          <table:table-cell table:style-name="ce10" table:formula="of:=image([.E430])" office:value-type="string" office:string-value="" calcext:value-type="error">
            <text:p>#NAME?</text:p>
          </table:table-cell>
          <table:table-cell table:style-name="ce1" office:value-type="string" calcext:value-type="string">
            <text:p>Kommunikationswürfel aus 'Mein Vater ist ein Außerirdischer'</text:p>
          </table:table-cell>
          <table:table-cell table:style-name="ce1" office:value-type="string" calcext:value-type="string">
            <text:p>richtig</text:p>
          </table:table-cell>
          <table:table-cell table:style-name="ce20" office:value-type="string" calcext:value-type="string">
            <text:p><text:a xlink:href="https://www.erinnerstdudich.de/90er/mein-vater-ist-ein-ausserirdischer/" xlink:type="simple">https://www.erinnerstdudich.de/90er/mein-vater-ist-ein-ausserirdischer/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29661827417571329</text:p>
          </table:table-cell>
          <table:table-cell table:style-name="ce20" office:value-type="string" calcext:value-type="string">
            <text:p><text:a xlink:href="https://twitter.com/datGestruepp/status/1229661827417571329" xlink:type="simple">https://twitter.com/datGestruepp/status/1229661827417571329</text:a></text:p>
          </table:table-cell>
          <table:table-cell table:style-name="ce26" office:value-type="string" calcext:value-type="string">
            <text:p>18.02.2020</text:p>
          </table:table-cell>
          <table:table-cell table:style-name="ce1" office:value-type="string" calcext:value-type="string">
            <text:p>3-Wetter-Taft?</text:p>
          </table:table-cell>
          <table:table-cell table:style-name="ce36" office:value-type="string" calcext:value-type="string">
            <text:p><text:a xlink:href="http://pbs.twimg.com/media/EQCoKM_WsAsVk9e.jpg" xlink:type="simple">http://pbs.twimg.com/media/EQCoKM_WsAsVk9e.jpg</text:a></text:p>
          </table:table-cell>
          <table:table-cell table:style-name="ce10" table:formula="of:=image([.E431])" office:value-type="string" office:string-value="" calcext:value-type="error">
            <text:p>#NAME?</text:p>
          </table:table-cell>
          <table:table-cell table:style-name="ce1" office:value-type="string" calcext:value-type="string">
            <text:p>Johnny Bravo (Johnny Bravo, Zeichentrickseri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0024214729523203</text:p>
          </table:table-cell>
          <table:table-cell table:style-name="ce20" office:value-type="string" calcext:value-type="string">
            <text:p><text:a xlink:href="https://twitter.com/datGestruepp/status/1230024214729523203" xlink:type="simple">https://twitter.com/datGestruepp/status/1230024214729523203</text:a></text:p>
          </table:table-cell>
          <table:table-cell table:style-name="ce26" office:value-type="string" calcext:value-type="string">
            <text:p>19.02.2020</text:p>
          </table:table-cell>
          <table:table-cell table:style-name="ce1" office:value-type="string" calcext:value-type="string">
            <text:p>NICHT BLINZELN!!</text:p>
          </table:table-cell>
          <table:table-cell table:style-name="ce36" office:value-type="string" calcext:value-type="string">
            <text:p><text:a xlink:href="http://pbs.twimg.com/media/EQCodvdUcAAgwAc.jpg" xlink:type="simple">http://pbs.twimg.com/media/EQCodvdUcAAgwAc.jpg</text:a></text:p>
          </table:table-cell>
          <table:table-cell table:style-name="ce10" table:formula="of:=image([.E432])" office:value-type="string" office:string-value="" calcext:value-type="error">
            <text:p>#NAME?</text:p>
          </table:table-cell>
          <table:table-cell table:style-name="ce1" office:value-type="string" calcext:value-type="string">
            <text:p>Weinender Engel (Doctor Who)</text:p>
          </table:table-cell>
          <table:table-cell table:style-name="ce17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0386603648004097</text:p>
          </table:table-cell>
          <table:table-cell table:style-name="ce20" office:value-type="string" calcext:value-type="string">
            <text:p><text:a xlink:href="https://twitter.com/datGestruepp/status/1230386603648004097" xlink:type="simple">https://twitter.com/datGestruepp/status/1230386603648004097</text:a></text:p>
          </table:table-cell>
          <table:table-cell table:style-name="ce26" office:value-type="string" calcext:value-type="string">
            <text:p>20.02.2020</text:p>
          </table:table-cell>
          <table:table-cell table:style-name="ce1" office:value-type="string" calcext:value-type="string">
            <text:p>Hübsche Blümchen!</text:p>
          </table:table-cell>
          <table:table-cell table:style-name="ce36" office:value-type="string" calcext:value-type="string">
            <text:p><text:a xlink:href="http://pbs.twimg.com/media/EQCo5NxWoAAAtZl.jpg" xlink:type="simple">http://pbs.twimg.com/media/EQCo5NxWoAAAtZl.jpg</text:a></text:p>
          </table:table-cell>
          <table:table-cell table:style-name="ce10" table:formula="of:=image([.E433])" office:value-type="string" office:string-value="" calcext:value-type="error">
            <text:p>#NAME?</text:p>
          </table:table-cell>
          <table:table-cell table:style-name="ce1" office:value-type="string" calcext:value-type="string">
            <text:p>Barbamama (Barbapapa, Zeichentrickserie)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www.barbapapa.com/barbamama-de/" xlink:type="simple">https://www.barbapapa.com/barbamama-de/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30748991782105088</text:p>
          </table:table-cell>
          <table:table-cell table:style-name="ce20" office:value-type="string" calcext:value-type="string">
            <text:p><text:a xlink:href="https://twitter.com/datGestruepp/status/1230748991782105088" xlink:type="simple">https://twitter.com/datGestruepp/status/1230748991782105088</text:a></text:p>
          </table:table-cell>
          <table:table-cell table:style-name="ce26" office:value-type="string" calcext:value-type="string">
            <text:p>21.02.2020</text:p>
          </table:table-cell>
          <table:table-cell table:style-name="ce1" office:value-type="string" calcext:value-type="string">
            <text:p>Nawwww! </text:p>
          </table:table-cell>
          <table:table-cell table:style-name="ce36" office:value-type="string" calcext:value-type="string">
            <text:p><text:a xlink:href="http://pbs.twimg.com/media/EQNl2L3XkAIAmG0.jpg" xlink:type="simple">http://pbs.twimg.com/media/EQNl2L3XkAIAmG0.jpg</text:a></text:p>
          </table:table-cell>
          <table:table-cell table:style-name="ce10" table:formula="of:=image([.E434])" office:value-type="string" office:string-value="" calcext:value-type="error">
            <text:p>#NAME?</text:p>
          </table:table-cell>
          <table:table-cell table:style-name="ce1" office:value-type="string" calcext:value-type="string">
            <text:p>Califax (Abrafaxe, MOSAIK, Comic)</text:p>
          </table:table-cell>
          <table:table-cell table:style-name="ce1" office:value-type="string" calcext:value-type="string">
            <text:p>ja</text:p>
          </table:table-cell>
          <table:table-cell table:style-name="ce20" office:value-type="string" calcext:value-type="string">
            <text:p><text:a xlink:href="https://www.abrafaxe.com/home_engl/intro_abc.html" xlink:type="simple">https://www.abrafaxe.com/home_engl/intro_abc.html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31111378372583424</text:p>
          </table:table-cell>
          <table:table-cell table:style-name="ce20" office:value-type="string" calcext:value-type="string">
            <text:p><text:a xlink:href="https://twitter.com/datGestruepp/status/1231111378372583424" xlink:type="simple">https://twitter.com/datGestruepp/status/1231111378372583424</text:a></text:p>
          </table:table-cell>
          <table:table-cell table:style-name="ce26" office:value-type="string" calcext:value-type="string">
            <text:p>22.02.2020</text:p>
          </table:table-cell>
          <table:table-cell table:style-name="ce1" office:value-type="string" calcext:value-type="string">
            <text:p>Aber warum??</text:p>
          </table:table-cell>
          <table:table-cell table:style-name="ce36" office:value-type="string" calcext:value-type="string">
            <text:p><text:a xlink:href="http://pbs.twimg.com/media/EQVUVohW4AAkwEe.jpg" xlink:type="simple">http://pbs.twimg.com/media/EQVUVohW4AAkwEe.jpg</text:a></text:p>
          </table:table-cell>
          <table:table-cell table:style-name="ce10" table:formula="of:=image([.E435])" office:value-type="string" office:string-value="" calcext:value-type="error">
            <text:p>#NAME?</text:p>
          </table:table-cell>
          <table:table-cell table:style-name="ce1" office:value-type="string" calcext:value-type="string">
            <text:p>Itchy (Die Simpsons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1473767139819522</text:p>
          </table:table-cell>
          <table:table-cell table:style-name="ce20" office:value-type="string" calcext:value-type="string">
            <text:p><text:a xlink:href="https://twitter.com/datGestruepp/status/1231473767139819522" xlink:type="simple">https://twitter.com/datGestruepp/status/1231473767139819522</text:a></text:p>
          </table:table-cell>
          <table:table-cell table:style-name="ce26" office:value-type="string" calcext:value-type="string">
            <text:p>23.02.2020</text:p>
          </table:table-cell>
          <table:table-cell table:style-name="ce1" office:value-type="string" calcext:value-type="string">
            <text:p>Wie schön dich zu sehen!</text:p>
          </table:table-cell>
          <table:table-cell table:style-name="ce36" office:value-type="string" calcext:value-type="string">
            <text:p><text:a xlink:href="http://pbs.twimg.com/media/EQVUoh4WsAEKwJw.jpg" xlink:type="simple">http://pbs.twimg.com/media/EQVUoh4WsAEKwJw.jpg</text:a></text:p>
          </table:table-cell>
          <table:table-cell table:style-name="ce10" table:formula="of:=image([.E436])" office:value-type="string" office:string-value="" calcext:value-type="error">
            <text:p>#NAME?</text:p>
          </table:table-cell>
          <table:table-cell table:style-name="ce1" office:value-type="string" calcext:value-type="string">
            <text:p>Gali von Andromeda (Hallo Spencer)</text:p>
          </table:table-cell>
          <table:table-cell table:style-name="ce43" office:value-type="string" calcext:value-type="string">
            <text:p>stimm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1836155190169602</text:p>
          </table:table-cell>
          <table:table-cell table:style-name="ce20" office:value-type="string" calcext:value-type="string">
            <text:p><text:a xlink:href="https://twitter.com/datGestruepp/status/1231836155190169602" xlink:type="simple">https://twitter.com/datGestruepp/status/1231836155190169602</text:a></text:p>
          </table:table-cell>
          <table:table-cell table:style-name="ce26" office:value-type="string" calcext:value-type="string">
            <text:p>24.02.2020</text:p>
          </table:table-cell>
          <table:table-cell table:style-name="ce1" office:value-type="string" calcext:value-type="string">
            <text:p>Ähm... ist das normal?</text:p>
          </table:table-cell>
          <table:table-cell table:style-name="ce36" office:value-type="string" calcext:value-type="string">
            <text:p><text:a xlink:href="http://pbs.twimg.com/media/EQVVHH4XYAAKWjE.jpg" xlink:type="simple">http://pbs.twimg.com/media/EQVVHH4XYAAKWjE.jpg</text:a></text:p>
          </table:table-cell>
          <table:table-cell table:style-name="ce10" table:formula="of:=image([.E437])" office:value-type="string" office:string-value="" calcext:value-type="error">
            <text:p>#NAME?</text:p>
          </table:table-cell>
          <table:table-cell table:style-name="ce1" office:value-type="string" calcext:value-type="string">
            <text:p>Chewie/Goose (Captain Marvel's Katze/Flerken)</text:p>
          </table:table-cell>
          <table:table-cell table:style-name="ce1" office:value-type="string" calcext:value-type="string">
            <text:p>jo</text:p>
          </table:table-cell>
          <table:table-cell table:style-name="ce20" office:value-type="string" calcext:value-type="string">
            <text:p><text:a xlink:href="https://marvel.fandom.com/wiki/Chewie_(Earth-58163)" xlink:type="simple">https://marvel.fandom.com/wiki/Chewie_(Earth-58163)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32198543164600322</text:p>
          </table:table-cell>
          <table:table-cell table:style-name="ce20" office:value-type="string" calcext:value-type="string">
            <text:p><text:a xlink:href="https://twitter.com/datGestruepp/status/1232198543164600322" xlink:type="simple">https://twitter.com/datGestruepp/status/1232198543164600322</text:a></text:p>
          </table:table-cell>
          <table:table-cell table:style-name="ce26" office:value-type="string" calcext:value-type="string">
            <text:p>25.02.2020</text:p>
          </table:table-cell>
          <table:table-cell table:style-name="ce1" office:value-type="string" calcext:value-type="string">
            <text:p>Ach wie nett!</text:p>
          </table:table-cell>
          <table:table-cell table:style-name="ce36" office:value-type="string" calcext:value-type="string">
            <text:p><text:a xlink:href="http://pbs.twimg.com/media/EQWjw51WkAAB1_Y.jpg" xlink:type="simple">http://pbs.twimg.com/media/EQWjw51WkAAB1_Y.jpg</text:a></text:p>
          </table:table-cell>
          <table:table-cell table:style-name="ce10" table:formula="of:=image([.E438])" office:value-type="string" office:string-value="" calcext:value-type="error">
            <text:p>#NAME?</text:p>
          </table:table-cell>
          <table:table-cell table:style-name="ce1" office:value-type="string" calcext:value-type="string">
            <text:p>Babrax (Abrafaxe, MOSAIK, Comic)</text:p>
          </table:table-cell>
          <table:table-cell table:style-name="ce43" office:value-type="string" calcext:value-type="string">
            <text:p>stimmt</text:p>
          </table:table-cell>
          <table:table-cell table:style-name="ce20" office:value-type="string" calcext:value-type="string">
            <text:p><text:a xlink:href="https://www.abrafaxe.com/home_engl/intro_abc.html" xlink:type="simple">https://www.abrafaxe.com/home_engl/intro_abc.html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32560929767854081</text:p>
          </table:table-cell>
          <table:table-cell table:style-name="ce20" office:value-type="string" calcext:value-type="string">
            <text:p><text:a xlink:href="https://twitter.com/datGestruepp/status/1232560929767854081" xlink:type="simple">https://twitter.com/datGestruepp/status/1232560929767854081</text:a></text:p>
          </table:table-cell>
          <table:table-cell table:style-name="ce26" office:value-type="string" calcext:value-type="string">
            <text:p>26.02.2020</text:p>
          </table:table-cell>
          <table:table-cell table:style-name="ce1" office:value-type="string" calcext:value-type="string">
            <text:p>Gnihihi.</text:p>
          </table:table-cell>
          <table:table-cell table:style-name="ce36" office:value-type="string" calcext:value-type="string">
            <text:p><text:a xlink:href="http://pbs.twimg.com/media/EQWkUA-WkAY-yy9.jpg" xlink:type="simple">http://pbs.twimg.com/media/EQWkUA-WkAY-yy9.jpg</text:a></text:p>
          </table:table-cell>
          <table:table-cell table:style-name="ce10" table:formula="of:=image([.E439])" office:value-type="string" office:string-value="" calcext:value-type="error">
            <text:p>#NAME?</text:p>
          </table:table-cell>
          <table:table-cell table:style-name="ce1" office:value-type="string" calcext:value-type="string">
            <text:p>Milka Kuh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2923319223115776</text:p>
          </table:table-cell>
          <table:table-cell table:style-name="ce20" office:value-type="string" calcext:value-type="string">
            <text:p><text:a xlink:href="https://twitter.com/datGestruepp/status/1232923319223115776" xlink:type="simple">https://twitter.com/datGestruepp/status/1232923319223115776</text:a></text:p>
          </table:table-cell>
          <table:table-cell table:style-name="ce26" office:value-type="string" calcext:value-type="string">
            <text:p>27.02.2020</text:p>
          </table:table-cell>
          <table:table-cell table:style-name="ce1" office:value-type="string" calcext:value-type="string">
            <text:p>Ömm...</text:p>
          </table:table-cell>
          <table:table-cell table:style-name="ce36" office:value-type="string" calcext:value-type="string">
            <text:p><text:a xlink:href="http://pbs.twimg.com/media/EQWkoY1XsAEis6x.jpg" xlink:type="simple">http://pbs.twimg.com/media/EQWkoY1XsAEis6x.jpg</text:a></text:p>
          </table:table-cell>
          <table:table-cell table:style-name="ce10" table:formula="of:=image([.E440])" office:value-type="string" office:string-value="" calcext:value-type="error">
            <text:p>#NAME?</text:p>
          </table:table-cell>
          <table:table-cell table:style-name="ce1" office:value-type="string" calcext:value-type="string">
            <text:p>Joker (Batman, DC Comics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3285706828648448</text:p>
          </table:table-cell>
          <table:table-cell table:style-name="ce20" office:value-type="string" calcext:value-type="string">
            <text:p><text:a xlink:href="https://twitter.com/datGestruepp/status/1233285706828648448" xlink:type="simple">https://twitter.com/datGestruepp/status/1233285706828648448</text:a></text:p>
          </table:table-cell>
          <table:table-cell table:style-name="ce26" office:value-type="string" calcext:value-type="string">
            <text:p>28.02.2020</text:p>
          </table:table-cell>
          <table:table-cell table:style-name="ce1" office:value-type="string" calcext:value-type="string">
            <text:p>Ihr drei erlebt echt viel oder?</text:p>
          </table:table-cell>
          <table:table-cell table:style-name="ce36" office:value-type="string" calcext:value-type="string">
            <text:p><text:a xlink:href="http://pbs.twimg.com/media/EQWk7b6XUAAmkrC.jpg" xlink:type="simple">http://pbs.twimg.com/media/EQWk7b6XUAAmkrC.jpg</text:a></text:p>
          </table:table-cell>
          <table:table-cell table:style-name="ce10" table:formula="of:=image([.E441])" office:value-type="string" office:string-value="" calcext:value-type="error">
            <text:p>#NAME?</text:p>
          </table:table-cell>
          <table:table-cell table:style-name="ce1" office:value-type="string" calcext:value-type="string">
            <text:p>Abrax (Abrafaxe, MOSAIK, Comic)</text:p>
          </table:table-cell>
          <table:table-cell table:style-name="ce43" office:value-type="string" calcext:value-type="string">
            <text:p>stimmt</text:p>
          </table:table-cell>
          <table:table-cell table:style-name="ce20" office:value-type="string" calcext:value-type="string">
            <text:p><text:a xlink:href="https://www.abrafaxe.com/home_engl/intro_abc.html" xlink:type="simple">https://www.abrafaxe.com/home_engl/intro_abc.html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33648093742030848</text:p>
          </table:table-cell>
          <table:table-cell table:style-name="ce20" office:value-type="string" calcext:value-type="string">
            <text:p><text:a xlink:href="https://twitter.com/datGestruepp/status/1233648093742030848" xlink:type="simple">https://twitter.com/datGestruepp/status/1233648093742030848</text:a></text:p>
          </table:table-cell>
          <table:table-cell table:style-name="ce26" office:value-type="string" calcext:value-type="string">
            <text:p>29.02.2020</text:p>
          </table:table-cell>
          <table:table-cell table:style-name="ce1" office:value-type="string" calcext:value-type="string">
            <text:p>Ach Samson! Wie schön!</text:p>
          </table:table-cell>
          <table:table-cell table:style-name="ce36" office:value-type="string" calcext:value-type="string">
            <text:p><text:a xlink:href="http://pbs.twimg.com/media/EQmbG9gXUAAEdQ5.jpg" xlink:type="simple">http://pbs.twimg.com/media/EQmbG9gXUAAEdQ5.jpg</text:a></text:p>
          </table:table-cell>
          <table:table-cell table:style-name="ce10" table:formula="of:=image([.E442])" office:value-type="string" office:string-value="" calcext:value-type="error">
            <text:p>#NAME?</text:p>
          </table:table-cell>
          <table:table-cell table:style-name="ce1" office:value-type="string" calcext:value-type="string">
            <text:p>Samson (Sesamstraß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4010481842626561</text:p>
          </table:table-cell>
          <table:table-cell table:style-name="ce20" office:value-type="string" calcext:value-type="string">
            <text:p><text:a xlink:href="https://twitter.com/datGestruepp/status/1234010481842626561" xlink:type="simple">https://twitter.com/datGestruepp/status/1234010481842626561</text:a></text:p>
          </table:table-cell>
          <table:table-cell table:style-name="ce26" office:value-type="string" calcext:value-type="string">
            <text:p>01.03.2020</text:p>
          </table:table-cell>
          <table:table-cell table:style-name="ce1" office:value-type="string" calcext:value-type="string">
            <text:p>Huch!</text:p>
          </table:table-cell>
          <table:table-cell table:style-name="ce36" office:value-type="string" calcext:value-type="string">
            <text:p><text:a xlink:href="http://pbs.twimg.com/media/EQmbfTfX0AARZnl.jpg" xlink:type="simple">http://pbs.twimg.com/media/EQmbfTfX0AARZnl.jpg</text:a></text:p>
          </table:table-cell>
          <table:table-cell table:style-name="ce10" table:formula="of:=image([.E443])" office:value-type="string" office:string-value="" calcext:value-type="error">
            <text:p>#NAME?</text:p>
          </table:table-cell>
          <table:table-cell table:style-name="ce1" office:value-type="string" calcext:value-type="string">
            <text:p>Ickis (Aaahh!!! Monster, Zeichentrick)</text:p>
          </table:table-cell>
          <table:table-cell table:style-name="ce1" office:value-type="string" calcext:value-type="string">
            <text:p>stimmt</text:p>
          </table:table-cell>
          <table:table-cell table:style-name="ce20" office:value-type="string" calcext:value-type="string">
            <text:p><text:a xlink:href="https://aaahhrealmonsters.fandom.com/wiki/Ickis" xlink:type="simple">https://aaahhrealmonsters.fandom.com/wiki/Ickis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34372869880041478</text:p>
          </table:table-cell>
          <table:table-cell table:style-name="ce20" office:value-type="string" calcext:value-type="string">
            <text:p><text:a xlink:href="https://twitter.com/datGestruepp/status/1234372869880041478" xlink:type="simple">https://twitter.com/datGestruepp/status/1234372869880041478</text:a></text:p>
          </table:table-cell>
          <table:table-cell table:style-name="ce26" office:value-type="string" calcext:value-type="string">
            <text:p>02.03.2020</text:p>
          </table:table-cell>
          <table:table-cell table:style-name="ce1" office:value-type="string" calcext:value-type="string">
            <text:p>Ich bin sehr gern dein Gast!</text:p>
          </table:table-cell>
          <table:table-cell table:style-name="ce36" office:value-type="string" calcext:value-type="string">
            <text:p><text:a xlink:href="http://pbs.twimg.com/media/EQm7O7FWkAICoND.jpg" xlink:type="simple">http://pbs.twimg.com/media/EQm7O7FWkAICoND.jpg</text:a></text:p>
          </table:table-cell>
          <table:table-cell table:style-name="ce10" table:formula="of:=image([.E444])" office:value-type="string" office:string-value="" calcext:value-type="error">
            <text:p>#NAME?</text:p>
          </table:table-cell>
          <table:table-cell table:style-name="ce1" office:value-type="string" calcext:value-type="string">
            <text:p>Lumiere (Die Schöne und das Biest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4659759447347200</text:p>
          </table:table-cell>
          <table:table-cell table:style-name="ce20" office:value-type="string" calcext:value-type="string">
            <text:p><text:a xlink:href="https://twitter.com/datGestruepp/status/1234659759447347200" xlink:type="simple">https://twitter.com/datGestruepp/status/1234659759447347200</text:a></text:p>
          </table:table-cell>
          <table:table-cell table:style-name="ce26" office:value-type="string" calcext:value-type="string">
            <text:p>03.03.2020</text:p>
          </table:table-cell>
          <table:table-cell table:style-name="ce1" office:value-type="string" calcext:value-type="string">
            <text:p>Mmppffmmfffp! Aha! Hm. Ja. Verstehe.</text:p>
          </table:table-cell>
          <table:table-cell table:style-name="ce36" office:value-type="string" calcext:value-type="string">
            <text:p><text:a xlink:href="http://pbs.twimg.com/media/EQm7rDpXUAEF4iN.jpg" xlink:type="simple">http://pbs.twimg.com/media/EQm7rDpXUAEF4iN.jpg</text:a></text:p>
          </table:table-cell>
          <table:table-cell table:style-name="ce10" table:formula="of:=image([.E445])" office:value-type="string" office:string-value="" calcext:value-type="error">
            <text:p>#NAME?</text:p>
          </table:table-cell>
          <table:table-cell table:style-name="ce1" office:value-type="string" calcext:value-type="string">
            <text:p>Kenny (South Park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5097644885848064</text:p>
          </table:table-cell>
          <table:table-cell table:style-name="ce20" office:value-type="string" calcext:value-type="string">
            <text:p><text:a xlink:href="https://twitter.com/datGestruepp/status/1235097644885848064" xlink:type="simple">https://twitter.com/datGestruepp/status/1235097644885848064</text:a></text:p>
          </table:table-cell>
          <table:table-cell table:style-name="ce26" office:value-type="string" calcext:value-type="string">
            <text:p>04.03.2020</text:p>
          </table:table-cell>
          <table:table-cell table:style-name="ce1" office:value-type="string" calcext:value-type="string">
            <text:p>Also... sie sind jetzt ne Frau im Ganzkörperlederlackkostüm... Aha.</text:p>
          </table:table-cell>
          <table:table-cell table:style-name="ce36" office:value-type="string" calcext:value-type="string">
            <text:p><text:a xlink:href="http://pbs.twimg.com/media/EQ7echMXkAEVyue.jpg" xlink:type="simple">http://pbs.twimg.com/media/EQ7echMXkAEVyue.jpg</text:a></text:p>
          </table:table-cell>
          <table:table-cell table:style-name="ce10" table:formula="of:=image([.E446])" office:value-type="string" office:string-value="" calcext:value-type="error">
            <text:p>#NAME?</text:p>
          </table:table-cell>
          <table:table-cell table:style-name="ce1" office:value-type="string" calcext:value-type="string">
            <text:p>Cat Woman (DC Comics)</text:p>
          </table:table-cell>
          <table:table-cell table:style-name="ce17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5460032701108224</text:p>
          </table:table-cell>
          <table:table-cell table:style-name="ce20" office:value-type="string" calcext:value-type="string">
            <text:p><text:a xlink:href="https://twitter.com/datGestruepp/status/1235460032701108224" xlink:type="simple">https://twitter.com/datGestruepp/status/1235460032701108224</text:a></text:p>
          </table:table-cell>
          <table:table-cell table:style-name="ce26" office:value-type="string" calcext:value-type="string">
            <text:p>05.03.2020</text:p>
          </table:table-cell>
          <table:table-cell table:style-name="ce1" office:value-type="string" calcext:value-type="string">
            <text:p>Guten Morgen!</text:p>
          </table:table-cell>
          <table:table-cell table:style-name="ce36" office:value-type="string" calcext:value-type="string">
            <text:p><text:a xlink:href="http://pbs.twimg.com/media/ERGCyYQX0AAYMOL.jpg" xlink:type="simple">http://pbs.twimg.com/media/ERGCyYQX0AAYMOL.jpg</text:a></text:p>
          </table:table-cell>
          <table:table-cell table:style-name="ce10" table:formula="of:=image([.E447])" office:value-type="string" office:string-value="" calcext:value-type="error">
            <text:p>#NAME?</text:p>
          </table:table-cell>
          <table:table-cell table:style-name="ce1" office:value-type="string" calcext:value-type="string">
            <text:p>Tim und Struppi (Hérgé, Comic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5822420881051648</text:p>
          </table:table-cell>
          <table:table-cell table:style-name="ce20" office:value-type="string" calcext:value-type="string">
            <text:p><text:a xlink:href="https://twitter.com/datGestruepp/status/1235822420881051648" xlink:type="simple">https://twitter.com/datGestruepp/status/1235822420881051648</text:a></text:p>
          </table:table-cell>
          <table:table-cell table:style-name="ce26" office:value-type="string" calcext:value-type="string">
            <text:p>06.03.2020</text:p>
          </table:table-cell>
          <table:table-cell table:style-name="ce1" office:value-type="string" calcext:value-type="string">
            <text:p>Und was sagt jetzt mein Kaffeesatz Professor?</text:p>
          </table:table-cell>
          <table:table-cell table:style-name="ce36" office:value-type="string" calcext:value-type="string">
            <text:p><text:a xlink:href="http://pbs.twimg.com/media/ERGDDZyWkAAO5n2.jpg" xlink:type="simple">http://pbs.twimg.com/media/ERGDDZyWkAAO5n2.jpg</text:a></text:p>
          </table:table-cell>
          <table:table-cell table:style-name="ce10" table:formula="of:=image([.E448])" office:value-type="string" office:string-value="" calcext:value-type="error">
            <text:p>#NAME?</text:p>
          </table:table-cell>
          <table:table-cell table:style-name="ce1" office:value-type="string" calcext:value-type="string">
            <text:p>Professor Trelawney (Harry Potter, J.K.Rowling, Buch)</text:p>
          </table:table-cell>
          <table:table-cell table:style-name="ce49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6184810030346241</text:p>
          </table:table-cell>
          <table:table-cell table:style-name="ce20" office:value-type="string" calcext:value-type="string">
            <text:p><text:a xlink:href="https://twitter.com/datGestruepp/status/1236184810030346241" xlink:type="simple">https://twitter.com/datGestruepp/status/1236184810030346241</text:a></text:p>
          </table:table-cell>
          <table:table-cell table:style-name="ce26" office:value-type="string" calcext:value-type="string">
            <text:p>07.03.2020</text:p>
          </table:table-cell>
          <table:table-cell table:style-name="ce1" office:value-type="string" calcext:value-type="string">
            <text:p>Ach du bist auch so ein Weltherrschaftstyp richtig?</text:p>
          </table:table-cell>
          <table:table-cell table:style-name="ce36" office:value-type="string" calcext:value-type="string">
            <text:p><text:a xlink:href="http://pbs.twimg.com/media/ERI3Z58XYAE5ka9.jpg" xlink:type="simple">http://pbs.twimg.com/media/ERI3Z58XYAE5ka9.jpg</text:a></text:p>
          </table:table-cell>
          <table:table-cell table:style-name="ce10" table:formula="of:=image([.E449])" office:value-type="string" office:string-value="" calcext:value-type="error">
            <text:p>#NAME?</text:p>
          </table:table-cell>
          <table:table-cell table:style-name="ce1" office:value-type="string" calcext:value-type="string">
            <text:p>Plankton (Spongebob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6547198382264321</text:p>
          </table:table-cell>
          <table:table-cell table:style-name="ce20" office:value-type="string" calcext:value-type="string">
            <text:p><text:a xlink:href="https://twitter.com/datGestruepp/status/1236547198382264321" xlink:type="simple">https://twitter.com/datGestruepp/status/1236547198382264321</text:a></text:p>
          </table:table-cell>
          <table:table-cell table:style-name="ce26" office:value-type="string" calcext:value-type="string">
            <text:p>08.03.2020</text:p>
          </table:table-cell>
          <table:table-cell table:style-name="ce1" office:value-type="string" calcext:value-type="string">
            <text:p>Awwww!</text:p>
          </table:table-cell>
          <table:table-cell table:style-name="ce36" office:value-type="string" calcext:value-type="string">
            <text:p><text:a xlink:href="http://pbs.twimg.com/media/ERI30N1XkAACf53.jpg" xlink:type="simple">http://pbs.twimg.com/media/ERI30N1XkAACf53.jpg</text:a></text:p>
          </table:table-cell>
          <table:table-cell table:style-name="ce10" table:formula="of:=image([.E450])" office:value-type="string" office:string-value="" calcext:value-type="error">
            <text:p>#NAME?</text:p>
          </table:table-cell>
          <table:table-cell table:style-name="ce1" office:value-type="string" calcext:value-type="string">
            <text:p>Bluzuk (Pokemon, Game)</text:p>
          </table:table-cell>
          <table:table-cell table:style-name="ce1" office:value-type="string" calcext:value-type="string">
            <text:p>stimm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6909584750698499</text:p>
          </table:table-cell>
          <table:table-cell table:style-name="ce20" office:value-type="string" calcext:value-type="string">
            <text:p><text:a xlink:href="https://twitter.com/datGestruepp/status/1236909584750698499" xlink:type="simple">https://twitter.com/datGestruepp/status/1236909584750698499</text:a></text:p>
          </table:table-cell>
          <table:table-cell table:style-name="ce26" office:value-type="string" calcext:value-type="string">
            <text:p>09.03.2020</text:p>
          </table:table-cell>
          <table:table-cell table:style-name="ce1" office:value-type="string" calcext:value-type="string">
            <text:p>Boah! Toll!</text:p>
          </table:table-cell>
          <table:table-cell table:style-name="ce36" office:value-type="string" calcext:value-type="string">
            <text:p><text:a xlink:href="http://pbs.twimg.com/media/ERfryQ_X0AAQE0-.jpg" xlink:type="simple">http://pbs.twimg.com/media/ERfryQ_X0AAQE0-.jpg</text:a></text:p>
          </table:table-cell>
          <table:table-cell table:style-name="ce10" table:formula="of:=image([.E451])" office:value-type="string" office:string-value="" calcext:value-type="error">
            <text:p>#NAME?</text:p>
          </table:table-cell>
          <table:table-cell table:style-name="ce1" office:value-type="string" calcext:value-type="string">
            <text:p>Matilda (Roald Dahl, Kinderbuch, Film)</text:p>
          </table:table-cell>
          <table:table-cell table:style-name="ce1" office:value-type="string" calcext:value-type="string">
            <text:p>jupp</text:p>
          </table:table-cell>
          <table:table-cell table:style-name="ce20" office:value-type="string" calcext:value-type="string">
            <text:p><text:a xlink:href="https://www.imdb.com/title/tt0117008" xlink:type="simple">https://www.imdb.com/title/tt0117008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37271972125585409</text:p>
          </table:table-cell>
          <table:table-cell table:style-name="ce20" office:value-type="string" calcext:value-type="string">
            <text:p><text:a xlink:href="https://twitter.com/datGestruepp/status/1237271972125585409" xlink:type="simple">https://twitter.com/datGestruepp/status/1237271972125585409</text:a></text:p>
          </table:table-cell>
          <table:table-cell table:style-name="ce26" office:value-type="string" calcext:value-type="string">
            <text:p>10.03.2020</text:p>
          </table:table-cell>
          <table:table-cell table:style-name="ce1" office:value-type="string" calcext:value-type="string">
            <text:p>KADSE! ❤️</text:p>
          </table:table-cell>
          <table:table-cell table:style-name="ce36" office:value-type="string" calcext:value-type="string">
            <text:p><text:a xlink:href="http://pbs.twimg.com/media/ERkqEXtWkAMpCT2.jpg" xlink:type="simple">http://pbs.twimg.com/media/ERkqEXtWkAMpCT2.jpg</text:a></text:p>
          </table:table-cell>
          <table:table-cell table:style-name="ce10" table:formula="of:=image([.E452])" office:value-type="string" office:string-value="" calcext:value-type="error">
            <text:p>#NAME?</text:p>
          </table:table-cell>
          <table:table-cell table:style-name="ce1" office:value-type="string" calcext:value-type="string">
            <text:p>Marie (Aristocats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7634359873568769</text:p>
          </table:table-cell>
          <table:table-cell table:style-name="ce20" office:value-type="string" calcext:value-type="string">
            <text:p><text:a xlink:href="https://twitter.com/datGestruepp/status/1237634359873568769" xlink:type="simple">https://twitter.com/datGestruepp/status/1237634359873568769</text:a></text:p>
          </table:table-cell>
          <table:table-cell table:style-name="ce26" office:value-type="string" calcext:value-type="string">
            <text:p>11.03.2020</text:p>
          </table:table-cell>
          <table:table-cell table:style-name="ce1" office:value-type="string" calcext:value-type="string">
            <text:p>BRZZZLLL!</text:p>
          </table:table-cell>
          <table:table-cell table:style-name="ce36" office:value-type="string" calcext:value-type="string">
            <text:p><text:a xlink:href="http://pbs.twimg.com/media/ERkqXTEXYAEaqLl.jpg" xlink:type="simple">http://pbs.twimg.com/media/ERkqXTEXYAEaqLl.jpg</text:a></text:p>
          </table:table-cell>
          <table:table-cell table:style-name="ce10" table:formula="of:=image([.E453])" office:value-type="string" office:string-value="" calcext:value-type="error">
            <text:p>#NAME?</text:p>
          </table:table-cell>
          <table:table-cell table:style-name="ce1" office:value-type="string" calcext:value-type="string">
            <text:p>Voltobal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7996748565512195</text:p>
          </table:table-cell>
          <table:table-cell table:style-name="ce20" office:value-type="string" calcext:value-type="string">
            <text:p><text:a xlink:href="https://twitter.com/datGestruepp/status/1237996748565512195" xlink:type="simple">https://twitter.com/datGestruepp/status/1237996748565512195</text:a></text:p>
          </table:table-cell>
          <table:table-cell table:style-name="ce26" office:value-type="string" calcext:value-type="string">
            <text:p>12.03.2020</text:p>
          </table:table-cell>
          <table:table-cell table:style-name="ce1" office:value-type="string" calcext:value-type="string">
            <text:p>Eckaaaaaaaaahhhhrd!!!</text:p>
          </table:table-cell>
          <table:table-cell table:style-name="ce36" office:value-type="string" calcext:value-type="string">
            <text:p><text:a xlink:href="http://pbs.twimg.com/media/ER3LuD4XYAMUhKd.jpg" xlink:type="simple">http://pbs.twimg.com/media/ER3LuD4XYAMUhKd.jpg</text:a></text:p>
          </table:table-cell>
          <table:table-cell table:style-name="ce10" table:formula="of:=image([.E454])" office:value-type="string" office:string-value="" calcext:value-type="error">
            <text:p>#NAME?</text:p>
          </table:table-cell>
          <table:table-cell table:style-name="ce17" office:value-type="string" calcext:value-type="string">
            <text:p>Walter Röhrich (Werner, Rötger Feldmann, Comic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8359135931912192</text:p>
          </table:table-cell>
          <table:table-cell table:style-name="ce20" office:value-type="string" calcext:value-type="string">
            <text:p><text:a xlink:href="https://twitter.com/datGestruepp/status/1238359135931912192" xlink:type="simple">https://twitter.com/datGestruepp/status/1238359135931912192</text:a></text:p>
          </table:table-cell>
          <table:table-cell table:style-name="ce26" office:value-type="string" calcext:value-type="string">
            <text:p>13.03.2020</text:p>
          </table:table-cell>
          <table:table-cell table:style-name="ce1" office:value-type="string" calcext:value-type="string">
            <text:p>Mein Kaffee brennt.</text:p>
          </table:table-cell>
          <table:table-cell table:style-name="ce36" office:value-type="string" calcext:value-type="string">
            <text:p><text:a xlink:href="http://pbs.twimg.com/media/ER3MBT4WAAc4nau.jpg" xlink:type="simple">http://pbs.twimg.com/media/ER3MBT4WAAc4nau.jpg</text:a></text:p>
          </table:table-cell>
          <table:table-cell table:style-name="ce10" table:formula="of:=image([.E455])" office:value-type="string" office:string-value="" calcext:value-type="error">
            <text:p>#NAME?</text:p>
          </table:table-cell>
          <table:table-cell table:style-name="ce1" office:value-type="string" calcext:value-type="string">
            <text:p>Carrie (Stephen King, Buch)</text:p>
          </table:table-cell>
          <table:table-cell table:style-name="ce1" office:value-type="string" calcext:value-type="string">
            <text:p>yes</text:p>
          </table:table-cell>
          <table:table-cell table:style-name="ce20" office:value-type="string" calcext:value-type="string">
            <text:p><text:a xlink:href="https://www.imdb.com/title/tt1939659/" xlink:type="simple">https://www.imdb.com/title/tt1939659/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38721524632367105</text:p>
          </table:table-cell>
          <table:table-cell table:style-name="ce20" office:value-type="string" calcext:value-type="string">
            <text:p><text:a xlink:href="https://twitter.com/datGestruepp/status/1238721524632367105" xlink:type="simple">https://twitter.com/datGestruepp/status/1238721524632367105</text:a></text:p>
          </table:table-cell>
          <table:table-cell table:style-name="ce26" office:value-type="string" calcext:value-type="string">
            <text:p>14.03.2020</text:p>
          </table:table-cell>
          <table:table-cell table:style-name="ce1" office:value-type="string" calcext:value-type="string">
            <text:p>Guten Morgen!</text:p>
          </table:table-cell>
          <table:table-cell table:style-name="ce36" office:value-type="string" calcext:value-type="string">
            <text:p><text:a xlink:href="http://pbs.twimg.com/media/ER3MWIJXkAAydGM.jpg" xlink:type="simple">http://pbs.twimg.com/media/ER3MWIJXkAAydGM.jpg</text:a></text:p>
          </table:table-cell>
          <table:table-cell table:style-name="ce10" table:formula="of:=image([.E456])" office:value-type="string" office:string-value="" calcext:value-type="error">
            <text:p>#NAME?</text:p>
          </table:table-cell>
          <table:table-cell table:style-name="ce1" office:value-type="string" calcext:value-type="string">
            <text:p>Ultrigaria (Pokemon, Game)</text:p>
          </table:table-cell>
          <table:table-cell table:style-name="ce1" office:value-type="string" calcext:value-type="string">
            <text:p>korrek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9083911642329088</text:p>
          </table:table-cell>
          <table:table-cell table:style-name="ce20" office:value-type="string" calcext:value-type="string">
            <text:p><text:a xlink:href="https://twitter.com/datGestruepp/status/1239083911642329088" xlink:type="simple">https://twitter.com/datGestruepp/status/1239083911642329088</text:a></text:p>
          </table:table-cell>
          <table:table-cell table:style-name="ce26" office:value-type="string" calcext:value-type="string">
            <text:p>15.03.2020</text:p>
          </table:table-cell>
          <table:table-cell table:style-name="ce1" office:value-type="string" calcext:value-type="string">
            <text:p>Das ist doch eindeutig ein Tatort!! Das sieht man doch!!</text:p>
          </table:table-cell>
          <table:table-cell table:style-name="ce36" office:value-type="string" calcext:value-type="string">
            <text:p><text:a xlink:href="http://pbs.twimg.com/media/ES0v-pyXgAEk0X7.jpg" xlink:type="simple">http://pbs.twimg.com/media/ES0v-pyXgAEk0X7.jpg</text:a></text:p>
          </table:table-cell>
          <table:table-cell table:style-name="ce10" table:formula="of:=image([.E457])" office:value-type="string" office:string-value="" calcext:value-type="error">
            <text:p>#NAME?</text:p>
          </table:table-cell>
          <table:table-cell table:style-name="ce1" office:value-type="string" calcext:value-type="string">
            <text:p>Tatort Reiniger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9446299243667456</text:p>
          </table:table-cell>
          <table:table-cell table:style-name="ce20" office:value-type="string" calcext:value-type="string">
            <text:p><text:a xlink:href="https://twitter.com/datGestruepp/status/1239446299243667456" xlink:type="simple">https://twitter.com/datGestruepp/status/1239446299243667456</text:a></text:p>
          </table:table-cell>
          <table:table-cell table:style-name="ce26" office:value-type="string" calcext:value-type="string">
            <text:p>16.03.2020</text:p>
          </table:table-cell>
          <table:table-cell table:style-name="ce1" office:value-type="string" calcext:value-type="string">
            <text:p>Hey Capitain... wie sieht den die Future so aus... mit uns.</text:p>
          </table:table-cell>
          <table:table-cell table:style-name="ce36" office:value-type="string" calcext:value-type="string">
            <text:p><text:a xlink:href="http://pbs.twimg.com/media/ESH7oTsW4AU6B9c.jpg" xlink:type="simple">http://pbs.twimg.com/media/ESH7oTsW4AU6B9c.jpg</text:a></text:p>
          </table:table-cell>
          <table:table-cell table:style-name="ce10" table:formula="of:=image([.E458])" office:value-type="string" office:string-value="" calcext:value-type="error">
            <text:p>#NAME?</text:p>
          </table:table-cell>
          <table:table-cell table:style-name="ce1" office:value-type="string" calcext:value-type="string">
            <text:p>Captain Future (Ani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39808688531136514</text:p>
          </table:table-cell>
          <table:table-cell table:style-name="ce20" office:value-type="string" calcext:value-type="string">
            <text:p><text:a xlink:href="https://twitter.com/datGestruepp/status/1239808688531136514" xlink:type="simple">https://twitter.com/datGestruepp/status/1239808688531136514</text:a></text:p>
          </table:table-cell>
          <table:table-cell table:style-name="ce26" office:value-type="string" calcext:value-type="string">
            <text:p>17.03.2020</text:p>
          </table:table-cell>
          <table:table-cell table:style-name="ce1" office:value-type="string" calcext:value-type="string">
            <text:p>Naaaaaaaa?</text:p>
          </table:table-cell>
          <table:table-cell table:style-name="ce36" office:value-type="string" calcext:value-type="string">
            <text:p><text:a xlink:href="http://pbs.twimg.com/media/ESH8HgoWkAEWUGs.jpg" xlink:type="simple">http://pbs.twimg.com/media/ESH8HgoWkAEWUGs.jpg</text:a></text:p>
          </table:table-cell>
          <table:table-cell table:style-name="ce10" table:formula="of:=image([.E459])" office:value-type="string" office:string-value="" calcext:value-type="error">
            <text:p>#NAME?</text:p>
          </table:table-cell>
          <table:table-cell table:style-name="ce1" office:value-type="string" calcext:value-type="string">
            <text:p>Llama (Fortnite, Epic Games, Game)</text:p>
          </table:table-cell>
          <table:table-cell table:style-name="ce1" office:value-type="string" calcext:value-type="string">
            <text:p>passt! (mittlerweile könnte man auch "Frank" schreiben)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0171075075551232</text:p>
          </table:table-cell>
          <table:table-cell table:style-name="ce20" office:value-type="string" calcext:value-type="string">
            <text:p><text:a xlink:href="https://twitter.com/datGestruepp/status/1240171075075551232" xlink:type="simple">https://twitter.com/datGestruepp/status/1240171075075551232</text:a></text:p>
          </table:table-cell>
          <table:table-cell table:style-name="ce26" office:value-type="string" calcext:value-type="string">
            <text:p>18.03.2020</text:p>
          </table:table-cell>
          <table:table-cell table:style-name="ce1" office:value-type="string" calcext:value-type="string">
            <text:p>Hey! Du kannst doch auch so toll tanzen!</text:p>
          </table:table-cell>
          <table:table-cell table:style-name="ce36" office:value-type="string" calcext:value-type="string">
            <text:p><text:a xlink:href="http://pbs.twimg.com/media/ESa9T7WWkAAIzre.jpg" xlink:type="simple">http://pbs.twimg.com/media/ESa9T7WWkAAIzre.jpg</text:a></text:p>
          </table:table-cell>
          <table:table-cell table:style-name="ce10" table:formula="of:=image([.E460])" office:value-type="string" office:string-value="" calcext:value-type="error">
            <text:p>#NAME?</text:p>
          </table:table-cell>
          <table:table-cell table:style-name="ce1" office:value-type="string" calcext:value-type="string">
            <text:p>Pixelskelett von @AndiDev_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0533463482208256</text:p>
          </table:table-cell>
          <table:table-cell table:style-name="ce20" office:value-type="string" calcext:value-type="string">
            <text:p><text:a xlink:href="https://twitter.com/datGestruepp/status/1240533463482208256" xlink:type="simple">https://twitter.com/datGestruepp/status/1240533463482208256</text:a></text:p>
          </table:table-cell>
          <table:table-cell table:style-name="ce26" office:value-type="string" calcext:value-type="string">
            <text:p>19.03.2020</text:p>
          </table:table-cell>
          <table:table-cell table:style-name="ce1" office:value-type="string" calcext:value-type="string">
            <text:p>Dich kenn ich!</text:p>
          </table:table-cell>
          <table:table-cell table:style-name="ce36" office:value-type="string" calcext:value-type="string">
            <text:p><text:a xlink:href="http://pbs.twimg.com/media/ESsx1hcWoAU6RcJ.jpg" xlink:type="simple">http://pbs.twimg.com/media/ESsx1hcWoAU6RcJ.jpg</text:a></text:p>
          </table:table-cell>
          <table:table-cell table:style-name="ce10" table:formula="of:=image([.E461])" office:value-type="string" office:string-value="" calcext:value-type="error">
            <text:p>#NAME?</text:p>
          </table:table-cell>
          <table:table-cell table:style-name="ce1" office:value-type="string" calcext:value-type="string">
            <text:p>Barney Geröllheimer (Familie Feuerstein, The Flintstones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0931752329216002</text:p>
          </table:table-cell>
          <table:table-cell table:style-name="ce20" office:value-type="string" calcext:value-type="string">
            <text:p><text:a xlink:href="https://twitter.com/datGestruepp/status/1240931752329216002" xlink:type="simple">https://twitter.com/datGestruepp/status/1240931752329216002</text:a></text:p>
          </table:table-cell>
          <table:table-cell table:style-name="ce26" office:value-type="string" calcext:value-type="string">
            <text:p>20.03.2020</text:p>
          </table:table-cell>
          <table:table-cell table:style-name="ce1" office:value-type="string" calcext:value-type="string">
            <text:p>Naaaaa? Wer hat 2 Daumen und den heutigen <text:s/>falsch ins Tweetdeck eingeplant? Nun... Mein Gast ist genauso irritiert wie ich gerade.</text:p>
          </table:table-cell>
          <table:table-cell table:style-name="ce38" office:value-type="string" calcext:value-type="string">
            <text:p><text:a xlink:href="http://pbs.twimg.com/media/ETisv46WAAAOTJ-.jpg" xlink:type="simple">http://pbs.twimg.com/media/ETisv46WAAAOTJ-.jpg</text:a></text:p>
          </table:table-cell>
          <table:table-cell table:style-name="ce10" table:formula="of:=image([.E462])" office:value-type="string" office:string-value="" calcext:value-type="error">
            <text:p>#NAME?</text:p>
          </table:table-cell>
          <table:table-cell table:style-name="ce1" office:value-type="string" calcext:value-type="string">
            <text:p>Droggelbecher (Deponia, Daedalic, Game)</text:p>
          </table:table-cell>
          <table:table-cell table:style-name="ce1" office:value-type="string" calcext:value-type="string">
            <text:p>jau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1258239171256321</text:p>
          </table:table-cell>
          <table:table-cell table:style-name="ce20" office:value-type="string" calcext:value-type="string">
            <text:p><text:a xlink:href="https://twitter.com/datGestruepp/status/1241258239171256321" xlink:type="simple">https://twitter.com/datGestruepp/status/1241258239171256321</text:a></text:p>
          </table:table-cell>
          <table:table-cell table:style-name="ce26" office:value-type="string" calcext:value-type="string">
            <text:p>21.03.2020</text:p>
          </table:table-cell>
          <table:table-cell table:style-name="ce1" office:value-type="string" calcext:value-type="string">
            <text:p>Ach und sie sind die Braut von äähm...</text:p>
          </table:table-cell>
          <table:table-cell table:style-name="ce36" office:value-type="string" calcext:value-type="string">
            <text:p><text:a xlink:href="http://pbs.twimg.com/media/ESszLlzWAAE6mOS.jpg" xlink:type="simple">http://pbs.twimg.com/media/ESszLlzWAAE6mOS.jpg</text:a></text:p>
          </table:table-cell>
          <table:table-cell table:style-name="ce10" table:formula="of:=image([.E463])" office:value-type="string" office:string-value="" calcext:value-type="error">
            <text:p>#NAME?</text:p>
          </table:table-cell>
          <table:table-cell table:style-name="ce1" office:value-type="string" calcext:value-type="string">
            <text:p>Frankensteins Braut</text:p>
          </table:table-cell>
          <table:table-cell table:style-name="ce1" office:value-type="string" calcext:value-type="string">
            <text:p>jupp</text:p>
          </table:table-cell>
          <table:table-cell table:style-name="ce20" office:value-type="string" calcext:value-type="string">
            <text:p><text:a xlink:href="https://www.imdb.com/title/tt0026138/" xlink:type="simple">https://www.imdb.com/title/tt0026138/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41620626999095297</text:p>
          </table:table-cell>
          <table:table-cell table:style-name="ce20" office:value-type="string" calcext:value-type="string">
            <text:p><text:a xlink:href="https://twitter.com/datGestruepp/status/1241620626999095297" xlink:type="simple">https://twitter.com/datGestruepp/status/1241620626999095297</text:a></text:p>
          </table:table-cell>
          <table:table-cell table:style-name="ce26" office:value-type="string" calcext:value-type="string">
            <text:p>22.03.2020</text:p>
          </table:table-cell>
          <table:table-cell table:style-name="ce1" office:value-type="string" calcext:value-type="string">
            <text:p>Huch!</text:p>
          </table:table-cell>
          <table:table-cell table:style-name="ce36" office:value-type="string" calcext:value-type="string">
            <text:p><text:a xlink:href="http://pbs.twimg.com/media/ESs0LbKXsAEGwgT.jpg" xlink:type="simple">http://pbs.twimg.com/media/ESs0LbKXsAEGwgT.jpg</text:a></text:p>
          </table:table-cell>
          <table:table-cell table:style-name="ce10" table:formula="of:=image([.E464])" office:value-type="string" office:string-value="" calcext:value-type="error">
            <text:p>#NAME?</text:p>
          </table:table-cell>
          <table:table-cell table:style-name="ce1" office:value-type="string" calcext:value-type="string">
            <text:p>Sandwurm (Beetlejuice, Tim Burton)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beetlejuice.fandom.com/wiki/Sandworm" xlink:type="simple">https://beetlejuice.fandom.com/wiki/Sandworm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41983015502348289</text:p>
          </table:table-cell>
          <table:table-cell table:style-name="ce20" office:value-type="string" calcext:value-type="string">
            <text:p><text:a xlink:href="https://twitter.com/datGestruepp/status/1241983015502348289" xlink:type="simple">https://twitter.com/datGestruepp/status/1241983015502348289</text:a></text:p>
          </table:table-cell>
          <table:table-cell table:style-name="ce26" office:value-type="string" calcext:value-type="string">
            <text:p>23.03.2020</text:p>
          </table:table-cell>
          <table:table-cell table:style-name="ce1" office:value-type="string" calcext:value-type="string">
            <text:p>Ach hallo!</text:p>
          </table:table-cell>
          <table:table-cell table:style-name="ce36" office:value-type="string" calcext:value-type="string">
            <text:p><text:a xlink:href="http://pbs.twimg.com/media/ESs0rbZXkAIxs5G.jpg" xlink:type="simple">http://pbs.twimg.com/media/ESs0rbZXkAIxs5G.jpg</text:a></text:p>
          </table:table-cell>
          <table:table-cell table:style-name="ce10" table:formula="of:=image([.E465])" office:value-type="string" office:string-value="" calcext:value-type="error">
            <text:p>#NAME?</text:p>
          </table:table-cell>
          <table:table-cell table:style-name="ce1" office:value-type="string" calcext:value-type="string">
            <text:p>Mega Man (Capcom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2345402185154560</text:p>
          </table:table-cell>
          <table:table-cell table:style-name="ce20" office:value-type="string" calcext:value-type="string">
            <text:p><text:a xlink:href="https://twitter.com/datGestruepp/status/1242345402185154560" xlink:type="simple">https://twitter.com/datGestruepp/status/1242345402185154560</text:a></text:p>
          </table:table-cell>
          <table:table-cell table:style-name="ce26" office:value-type="string" calcext:value-type="string">
            <text:p>24.03.2020</text:p>
          </table:table-cell>
          <table:table-cell table:style-name="ce1" office:value-type="string" calcext:value-type="string">
            <text:p>Och! Wer bist du denn?</text:p>
          </table:table-cell>
          <table:table-cell table:style-name="ce36" office:value-type="string" calcext:value-type="string">
            <text:p><text:a xlink:href="http://pbs.twimg.com/media/ES3XDpFVAAcKCLW.jpg" xlink:type="simple">http://pbs.twimg.com/media/ES3XDpFVAAcKCLW.jpg</text:a></text:p>
          </table:table-cell>
          <table:table-cell table:style-name="ce10" table:formula="of:=image([.E466])" office:value-type="string" office:string-value="" calcext:value-type="error">
            <text:p>#NAME?</text:p>
          </table:table-cell>
          <table:table-cell table:style-name="ce1" office:value-type="string" calcext:value-type="string">
            <text:p>Mooncake (Final Space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2707791070015488</text:p>
          </table:table-cell>
          <table:table-cell table:style-name="ce20" office:value-type="string" calcext:value-type="string">
            <text:p><text:a xlink:href="https://twitter.com/datGestruepp/status/1242707791070015488" xlink:type="simple">https://twitter.com/datGestruepp/status/1242707791070015488</text:a></text:p>
          </table:table-cell>
          <table:table-cell table:style-name="ce26" office:value-type="string" calcext:value-type="string">
            <text:p>25.03.2020</text:p>
          </table:table-cell>
          <table:table-cell table:style-name="ce1" office:value-type="string" calcext:value-type="string">
            <text:p>Guten Morgen!</text:p>
          </table:table-cell>
          <table:table-cell table:style-name="ce36" office:value-type="string" calcext:value-type="string">
            <text:p><text:a xlink:href="http://pbs.twimg.com/media/ES3Xa5sU4AMW1sC.jpg" xlink:type="simple">http://pbs.twimg.com/media/ES3Xa5sU4AMW1sC.jpg</text:a></text:p>
          </table:table-cell>
          <table:table-cell table:style-name="ce10" table:formula="of:=image([.E467])" office:value-type="string" office:string-value="" calcext:value-type="error">
            <text:p>#NAME?</text:p>
          </table:table-cell>
          <table:table-cell table:style-name="ce1" office:value-type="string" calcext:value-type="string">
            <text:p>Luigi (Super Mario, Nintendo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3070179732606976</text:p>
          </table:table-cell>
          <table:table-cell table:style-name="ce20" office:value-type="string" calcext:value-type="string">
            <text:p><text:a xlink:href="https://twitter.com/datGestruepp/status/1243070179732606976" xlink:type="simple">https://twitter.com/datGestruepp/status/1243070179732606976</text:a></text:p>
          </table:table-cell>
          <table:table-cell table:style-name="ce26" office:value-type="string" calcext:value-type="string">
            <text:p>26.03.2020</text:p>
          </table:table-cell>
          <table:table-cell table:style-name="ce1" office:value-type="string" calcext:value-type="string">
            <text:p>Ach hallo!</text:p>
          </table:table-cell>
          <table:table-cell table:style-name="ce36" office:value-type="string" calcext:value-type="string">
            <text:p><text:a xlink:href="http://pbs.twimg.com/media/ES5jLbIWsAE83bj.jpg" xlink:type="simple">http://pbs.twimg.com/media/ES5jLbIWsAE83bj.jpg</text:a></text:p>
          </table:table-cell>
          <table:table-cell table:style-name="ce10" table:formula="of:=image([.E468])" office:value-type="string" office:string-value="" calcext:value-type="error">
            <text:p>#NAME?</text:p>
          </table:table-cell>
          <table:table-cell table:style-name="ce1" office:value-type="string" calcext:value-type="string">
            <text:p>Jim Knopf (Michael Ende, Buch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3432566398406656</text:p>
          </table:table-cell>
          <table:table-cell table:style-name="ce20" office:value-type="string" calcext:value-type="string">
            <text:p><text:a xlink:href="https://twitter.com/datGestruepp/status/1243432566398406656" xlink:type="simple">https://twitter.com/datGestruepp/status/1243432566398406656</text:a></text:p>
          </table:table-cell>
          <table:table-cell table:style-name="ce26" office:value-type="string" calcext:value-type="string">
            <text:p>27.03.2020</text:p>
          </table:table-cell>
          <table:table-cell table:style-name="ce1" office:value-type="string" calcext:value-type="string">
            <text:p>Nawwww.</text:p>
          </table:table-cell>
          <table:table-cell table:style-name="ce36" office:value-type="string" calcext:value-type="string">
            <text:p><text:a xlink:href="http://pbs.twimg.com/media/ES5jzqVXYAAC6tm.jpg" xlink:type="simple">http://pbs.twimg.com/media/ES5jzqVXYAAC6tm.jpg</text:a></text:p>
          </table:table-cell>
          <table:table-cell table:style-name="ce10" table:formula="of:=image([.E469])" office:value-type="string" office:string-value="" calcext:value-type="error">
            <text:p>#NAME?</text:p>
          </table:table-cell>
          <table:table-cell table:style-name="ce1" office:value-type="string" calcext:value-type="string">
            <text:p>Einsamer Schatten (The Longing, Studio Seufz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3794954708815872</text:p>
          </table:table-cell>
          <table:table-cell table:style-name="ce20" office:value-type="string" calcext:value-type="string">
            <text:p><text:a xlink:href="https://twitter.com/datGestruepp/status/1243794954708815872" xlink:type="simple">https://twitter.com/datGestruepp/status/1243794954708815872</text:a></text:p>
          </table:table-cell>
          <table:table-cell table:style-name="ce26" office:value-type="string" calcext:value-type="string">
            <text:p>28.03.2020</text:p>
          </table:table-cell>
          <table:table-cell table:style-name="ce1" office:value-type="string" calcext:value-type="string">
            <text:p>Guten Morgen!</text:p>
          </table:table-cell>
          <table:table-cell table:style-name="ce36" office:value-type="string" calcext:value-type="string">
            <text:p><text:a xlink:href="http://pbs.twimg.com/media/ETSspFsX0AE3VkU.jpg" xlink:type="simple">http://pbs.twimg.com/media/ETSspFsX0AE3VkU.jpg</text:a></text:p>
          </table:table-cell>
          <table:table-cell table:style-name="ce10" table:formula="of:=image([.E470])" office:value-type="string" office:string-value="" calcext:value-type="error">
            <text:p>#NAME?</text:p>
          </table:table-cell>
          <table:table-cell table:style-name="ce1" office:value-type="string" calcext:value-type="string">
            <text:p>Papa Wutz (Peppa Pig, Kinderserie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4142242983489536</text:p>
          </table:table-cell>
          <table:table-cell table:style-name="ce20" office:value-type="string" calcext:value-type="string">
            <text:p><text:a xlink:href="https://twitter.com/datGestruepp/status/1244142242983489536" xlink:type="simple">https://twitter.com/datGestruepp/status/1244142242983489536</text:a></text:p>
          </table:table-cell>
          <table:table-cell table:style-name="ce26" office:value-type="string" calcext:value-type="string">
            <text:p>29.03.2020</text:p>
          </table:table-cell>
          <table:table-cell table:style-name="ce1" office:value-type="string" calcext:value-type="string">
            <text:p>Ähm... hallo. Bitte nicht so schnell am Morgen!</text:p>
          </table:table-cell>
          <table:table-cell table:style-name="ce36" office:value-type="string" calcext:value-type="string">
            <text:p><text:a xlink:href="http://pbs.twimg.com/media/ETStA8bWAAAD31P.jpg" xlink:type="simple">http://pbs.twimg.com/media/ETStA8bWAAAD31P.jpg</text:a></text:p>
          </table:table-cell>
          <table:table-cell table:style-name="ce10" table:formula="of:=image([.E471])" office:value-type="string" office:string-value="" calcext:value-type="error">
            <text:p>#NAME?</text:p>
          </table:table-cell>
          <table:table-cell table:style-name="ce1" office:value-type="string" calcext:value-type="string">
            <text:p>Sonic the Hedgehog (SEGA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4504632149151744</text:p>
          </table:table-cell>
          <table:table-cell table:style-name="ce20" office:value-type="string" calcext:value-type="string">
            <text:p><text:a xlink:href="https://twitter.com/datGestruepp/status/1244504632149151744" xlink:type="simple">https://twitter.com/datGestruepp/status/1244504632149151744</text:a></text:p>
          </table:table-cell>
          <table:table-cell table:style-name="ce26" office:value-type="string" calcext:value-type="string">
            <text:p>30.03.2020</text:p>
          </table:table-cell>
          <table:table-cell table:style-name="ce1" office:value-type="string" calcext:value-type="string">
            <text:p>Awwww!</text:p>
          </table:table-cell>
          <table:table-cell table:style-name="ce36" office:value-type="string" calcext:value-type="string">
            <text:p><text:a xlink:href="http://pbs.twimg.com/media/ETStcOuXYAAIPFQ.jpg" xlink:type="simple">http://pbs.twimg.com/media/ETStcOuXYAAIPFQ.jpg</text:a></text:p>
          </table:table-cell>
          <table:table-cell table:style-name="ce10" table:formula="of:=image([.E472])" office:value-type="string" office:string-value="" calcext:value-type="error">
            <text:p>#NAME?</text:p>
          </table:table-cell>
          <table:table-cell table:style-name="ce1" office:value-type="string" calcext:value-type="string">
            <text:p>Elroy Jetson (Die Jetsons, Zeichentrick)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en.wikipedia.org/wiki/The_Jetsons" xlink:type="simple">https://en.wikipedia.org/wiki/The_Jetsons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44867017762635786</text:p>
          </table:table-cell>
          <table:table-cell table:style-name="ce20" office:value-type="string" calcext:value-type="string">
            <text:p><text:a xlink:href="https://twitter.com/datGestruepp/status/1244867017762635786" xlink:type="simple">https://twitter.com/datGestruepp/status/1244867017762635786</text:a></text:p>
          </table:table-cell>
          <table:table-cell table:style-name="ce26" office:value-type="string" calcext:value-type="string">
            <text:p>31.03.2020</text:p>
          </table:table-cell>
          <table:table-cell table:style-name="ce1" office:value-type="string" calcext:value-type="string">
            <text:p>Guten Tag Her Doktor!</text:p>
          </table:table-cell>
          <table:table-cell table:style-name="ce36" office:value-type="string" calcext:value-type="string">
            <text:p><text:a xlink:href="http://pbs.twimg.com/media/EUYHb9YXYAAfTxs.jpg" xlink:type="simple">http://pbs.twimg.com/media/EUYHb9YXYAAfTxs.jpg</text:a></text:p>
          </table:table-cell>
          <table:table-cell table:style-name="ce10" table:formula="of:=image([.E473])" office:value-type="string" office:string-value="" calcext:value-type="error">
            <text:p>#NAME?</text:p>
          </table:table-cell>
          <table:table-cell table:style-name="ce1" office:value-type="string" calcext:value-type="string">
            <text:p>Dr. Snuggles (Doctor Snuggles, Zeichentrick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5229405653344256</text:p>
          </table:table-cell>
          <table:table-cell table:style-name="ce20" office:value-type="string" calcext:value-type="string">
            <text:p><text:a xlink:href="https://twitter.com/datGestruepp/status/1245229405653344256" xlink:type="simple">https://twitter.com/datGestruepp/status/1245229405653344256</text:a></text:p>
          </table:table-cell>
          <table:table-cell table:style-name="ce26" office:value-type="string" calcext:value-type="string">
            <text:p>01.04.2020</text:p>
          </table:table-cell>
          <table:table-cell table:style-name="ce1" office:value-type="string" calcext:value-type="string">
            <text:p>Huh!</text:p>
          </table:table-cell>
          <table:table-cell table:style-name="ce36" office:value-type="string" calcext:value-type="string">
            <text:p><text:a xlink:href="http://pbs.twimg.com/media/ETbEoOLXgAISI6L.jpg" xlink:type="simple">http://pbs.twimg.com/media/ETbEoOLXgAISI6L.jpg</text:a></text:p>
          </table:table-cell>
          <table:table-cell table:style-name="ce10" table:formula="of:=image([.E474])" office:value-type="string" office:string-value="" calcext:value-type="error">
            <text:p>#NAME?</text:p>
          </table:table-cell>
          <table:table-cell table:style-name="ce1" office:value-type="string" calcext:value-type="string">
            <text:p>Bauz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5591793690791940</text:p>
          </table:table-cell>
          <table:table-cell table:style-name="ce20" office:value-type="string" calcext:value-type="string">
            <text:p><text:a xlink:href="https://twitter.com/datGestruepp/status/1245591793690791940" xlink:type="simple">https://twitter.com/datGestruepp/status/1245591793690791940</text:a></text:p>
          </table:table-cell>
          <table:table-cell table:style-name="ce26" office:value-type="string" calcext:value-type="string">
            <text:p>02.04.2020</text:p>
          </table:table-cell>
          <table:table-cell table:style-name="ce1" office:value-type="string" calcext:value-type="string">
            <text:p>Und du bist jetz eine Rau... ne Wurm? Hä?</text:p>
          </table:table-cell>
          <table:table-cell table:style-name="ce36" office:value-type="string" calcext:value-type="string">
            <text:p><text:a xlink:href="http://pbs.twimg.com/media/ETbFJvIXsAERsN1.jpg" xlink:type="simple">http://pbs.twimg.com/media/ETbFJvIXsAERsN1.jpg</text:a></text:p>
          </table:table-cell>
          <table:table-cell table:style-name="ce10" table:formula="of:=image([.E475])" office:value-type="string" office:string-value="" calcext:value-type="error">
            <text:p>#NAME?</text:p>
          </table:table-cell>
          <table:table-cell table:style-name="ce1" office:value-type="string" calcext:value-type="string">
            <text:p>Der Wurm (Die Reise ins Labyrint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5954181325864961</text:p>
          </table:table-cell>
          <table:table-cell table:style-name="ce20" office:value-type="string" calcext:value-type="string">
            <text:p><text:a xlink:href="https://twitter.com/datGestruepp/status/1245954181325864961" xlink:type="simple">https://twitter.com/datGestruepp/status/1245954181325864961</text:a></text:p>
          </table:table-cell>
          <table:table-cell table:style-name="ce26" office:value-type="string" calcext:value-type="string">
            <text:p>03.04.2020</text:p>
          </table:table-cell>
          <table:table-cell table:style-name="ce1" office:value-type="string" calcext:value-type="string">
            <text:p>Nawww!</text:p>
          </table:table-cell>
          <table:table-cell table:style-name="ce36" office:value-type="string" calcext:value-type="string">
            <text:p><text:a xlink:href="http://pbs.twimg.com/media/ETux3LNWsAENJ6R.jpg" xlink:type="simple">http://pbs.twimg.com/media/ETux3LNWsAENJ6R.jpg</text:a></text:p>
          </table:table-cell>
          <table:table-cell table:style-name="ce10" table:formula="of:=image([.E476])" office:value-type="string" office:string-value="" calcext:value-type="error">
            <text:p>#NAME?</text:p>
          </table:table-cell>
          <table:table-cell table:style-name="ce1" office:value-type="string" calcext:value-type="string">
            <text:p>Togepi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6316570512486401</text:p>
          </table:table-cell>
          <table:table-cell table:style-name="ce20" office:value-type="string" calcext:value-type="string">
            <text:p><text:a xlink:href="https://twitter.com/datGestruepp/status/1246316570512486401" xlink:type="simple">https://twitter.com/datGestruepp/status/1246316570512486401</text:a></text:p>
          </table:table-cell>
          <table:table-cell table:style-name="ce26" office:value-type="string" calcext:value-type="string">
            <text:p>04.04.2020</text:p>
          </table:table-cell>
          <table:table-cell table:style-name="ce1" office:value-type="string" calcext:value-type="string">
            <text:p>Sie sind ein König?</text:p>
          </table:table-cell>
          <table:table-cell table:style-name="ce36" office:value-type="string" calcext:value-type="string">
            <text:p><text:a xlink:href="http://pbs.twimg.com/media/ETuykufWsAMuCXH.jpg" xlink:type="simple">http://pbs.twimg.com/media/ETuykufWsAMuCXH.jpg</text:a></text:p>
          </table:table-cell>
          <table:table-cell table:style-name="ce10" table:formula="of:=image([.E477])" office:value-type="string" office:string-value="" calcext:value-type="error">
            <text:p>#NAME?</text:p>
          </table:table-cell>
          <table:table-cell table:style-name="ce1" office:value-type="string" calcext:value-type="string">
            <text:p>Kuzco (Ein Königreich für ein Lama, Disne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6678956998303745</text:p>
          </table:table-cell>
          <table:table-cell table:style-name="ce20" office:value-type="string" calcext:value-type="string">
            <text:p><text:a xlink:href="https://twitter.com/datGestruepp/status/1246678956998303745" xlink:type="simple">https://twitter.com/datGestruepp/status/1246678956998303745</text:a></text:p>
          </table:table-cell>
          <table:table-cell table:style-name="ce26" office:value-type="string" calcext:value-type="string">
            <text:p>05.04.2020</text:p>
          </table:table-cell>
          <table:table-cell table:style-name="ce1" office:value-type="string" calcext:value-type="string">
            <text:p>Cracker und Käse mag ich auch voll gern!</text:p>
          </table:table-cell>
          <table:table-cell table:style-name="ce36" office:value-type="string" calcext:value-type="string">
            <text:p><text:a xlink:href="http://pbs.twimg.com/media/ETuzM_5WoAAfaPT.jpg" xlink:type="simple">http://pbs.twimg.com/media/ETuzM_5WoAAfaPT.jpg</text:a></text:p>
          </table:table-cell>
          <table:table-cell table:style-name="ce10" table:formula="of:=image([.E478])" office:value-type="string" office:string-value="" calcext:value-type="error">
            <text:p>#NAME?</text:p>
          </table:table-cell>
          <table:table-cell table:style-name="ce1" office:value-type="string" calcext:value-type="string">
            <text:p>Wallace (Wallace &amp; Gromit, Claymation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7056880335310848</text:p>
          </table:table-cell>
          <table:table-cell table:style-name="ce20" office:value-type="string" calcext:value-type="string">
            <text:p><text:a xlink:href="https://twitter.com/datGestruepp/status/1247056880335310848" xlink:type="simple">https://twitter.com/datGestruepp/status/1247056880335310848</text:a></text:p>
          </table:table-cell>
          <table:table-cell table:style-name="ce26" office:value-type="string" calcext:value-type="string">
            <text:p>06.04.2020</text:p>
          </table:table-cell>
          <table:table-cell table:style-name="ce20" office:value-type="string" calcext:value-type="string">
            <text:p><text:a xlink:href="https://twitter.com/hashtag/Kritzelkaffee?src=hashtag_click" xlink:type="simple">Entschuldigung die Dame! Ich hatte sie versehentlich auf 8 Uhr Abends eingeplant. Jaaa, da wär ich jetzt auch sauer. Verzeihung!</text:a></text:p>
          </table:table-cell>
          <table:table-cell table:style-name="ce38" office:value-type="string" calcext:value-type="string">
            <text:p><text:a xlink:href="http://pbs.twimg.com/media/EU5vXbHWsAEjSN4.jpg" xlink:type="simple">http://pbs.twimg.com/media/EU5vXbHWsAEjSN4.jpg</text:a></text:p>
          </table:table-cell>
          <table:table-cell table:style-name="ce10" table:formula="of:=image([.E479])" office:value-type="string" office:string-value="" calcext:value-type="error">
            <text:p>#NAME?</text:p>
          </table:table-cell>
          <table:table-cell table:style-name="ce1" office:value-type="string" calcext:value-type="string">
            <text:p>Ekel (Alles steht Kopf, Pixar)</text:p>
          </table:table-cell>
          <table:table-cell table:style-name="ce1" office:value-type="string" calcext:value-type="string">
            <text:p>jau</text:p>
          </table:table-cell>
          <table:table-cell table:style-name="ce20" office:value-type="string" calcext:value-type="string">
            <text:p><text:a xlink:href="https://www.youtube.com/watch?v=5ejWNY-2ckQ" xlink:type="simple">https://www.youtube.com/watch?v=5ejWNY-2ckQ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47403733597728769</text:p>
          </table:table-cell>
          <table:table-cell table:style-name="ce20" office:value-type="string" calcext:value-type="string">
            <text:p><text:a xlink:href="https://twitter.com/datGestruepp/status/1247403733597728769" xlink:type="simple">https://twitter.com/datGestruepp/status/1247403733597728769</text:a></text:p>
          </table:table-cell>
          <table:table-cell table:style-name="ce26" office:value-type="string" calcext:value-type="string">
            <text:p>07.04.2020</text:p>
          </table:table-cell>
          <table:table-cell table:style-name="ce1" office:value-type="string" calcext:value-type="string">
            <text:p>Hallo Gromit!</text:p>
          </table:table-cell>
          <table:table-cell table:style-name="ce36" office:value-type="string" calcext:value-type="string">
            <text:p><text:a xlink:href="http://pbs.twimg.com/media/ET-bJHuWoAIif_E.jpg" xlink:type="simple">http://pbs.twimg.com/media/ET-bJHuWoAIif_E.jpg</text:a></text:p>
          </table:table-cell>
          <table:table-cell table:style-name="ce10" table:formula="of:=image([.E480])" office:value-type="string" office:string-value="" calcext:value-type="error">
            <text:p>#NAME?</text:p>
          </table:table-cell>
          <table:table-cell table:style-name="ce1" office:value-type="string" calcext:value-type="string">
            <text:p>Gromit (Wallace &amp; Gromit, Claymation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7766120716615680</text:p>
          </table:table-cell>
          <table:table-cell table:style-name="ce20" office:value-type="string" calcext:value-type="string">
            <text:p><text:a xlink:href="https://twitter.com/datGestruepp/status/1247766120716615680" xlink:type="simple">https://twitter.com/datGestruepp/status/1247766120716615680</text:a></text:p>
          </table:table-cell>
          <table:table-cell table:style-name="ce26" office:value-type="string" calcext:value-type="string">
            <text:p>08.04.2020</text:p>
          </table:table-cell>
          <table:table-cell table:style-name="ce1" office:value-type="string" calcext:value-type="string">
            <text:p>Ähm....</text:p>
          </table:table-cell>
          <table:table-cell table:style-name="ce36" office:value-type="string" calcext:value-type="string">
            <text:p><text:a xlink:href="http://pbs.twimg.com/media/ET-bgZ7X0AQYcLI.jpg" xlink:type="simple">http://pbs.twimg.com/media/ET-bgZ7X0AQYcLI.jpg</text:a></text:p>
          </table:table-cell>
          <table:table-cell table:style-name="ce10" table:formula="of:=image([.E481])" office:value-type="string" office:string-value="" calcext:value-type="error">
            <text:p>#NAME?</text:p>
          </table:table-cell>
          <table:table-cell table:style-name="ce1" office:value-type="string" calcext:value-type="string">
            <text:p>Pyramid Head (Silent Hill, Horrorfilm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8128509580423171</text:p>
          </table:table-cell>
          <table:table-cell table:style-name="ce20" office:value-type="string" calcext:value-type="string">
            <text:p><text:a xlink:href="https://twitter.com/datGestruepp/status/1248128509580423171" xlink:type="simple">https://twitter.com/datGestruepp/status/1248128509580423171</text:a></text:p>
          </table:table-cell>
          <table:table-cell table:style-name="ce26" office:value-type="string" calcext:value-type="string">
            <text:p>09.04.2020</text:p>
          </table:table-cell>
          <table:table-cell table:style-name="ce1" office:value-type="string" calcext:value-type="string">
            <text:p>Ach so. Ja klar. Logisch.</text:p>
          </table:table-cell>
          <table:table-cell table:style-name="ce36" office:value-type="string" calcext:value-type="string">
            <text:p><text:a xlink:href="http://pbs.twimg.com/media/EUIpirFX0AAs3IE.jpg" xlink:type="simple">http://pbs.twimg.com/media/EUIpirFX0AAs3IE.jpg</text:a></text:p>
          </table:table-cell>
          <table:table-cell table:style-name="ce10" table:formula="of:=image([.E482])" office:value-type="string" office:string-value="" calcext:value-type="error">
            <text:p>#NAME?</text:p>
          </table:table-cell>
          <table:table-cell table:style-name="ce1" office:value-type="string" calcext:value-type="string">
            <text:p>GLaDOS (Portal, Valve Software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8490899119714304</text:p>
          </table:table-cell>
          <table:table-cell table:style-name="ce20" office:value-type="string" calcext:value-type="string">
            <text:p><text:a xlink:href="https://twitter.com/datGestruepp/status/1248490899119714304" xlink:type="simple">https://twitter.com/datGestruepp/status/1248490899119714304</text:a></text:p>
          </table:table-cell>
          <table:table-cell table:style-name="ce26" office:value-type="string" calcext:value-type="string">
            <text:p>10.04.2020</text:p>
          </table:table-cell>
          <table:table-cell table:style-name="ce1" office:value-type="string" calcext:value-type="string">
            <text:p>Wohin?</text:p>
          </table:table-cell>
          <table:table-cell table:style-name="ce36" office:value-type="string" calcext:value-type="string">
            <text:p><text:a xlink:href="http://pbs.twimg.com/media/EUIqIftWkAAGqLB.jpg" xlink:type="simple">http://pbs.twimg.com/media/EUIqIftWkAAGqLB.jpg</text:a></text:p>
          </table:table-cell>
          <table:table-cell table:style-name="ce10" table:formula="of:=image([.E483])" office:value-type="string" office:string-value="" calcext:value-type="error">
            <text:p>#NAME?</text:p>
          </table:table-cell>
          <table:table-cell table:style-name="ce1" office:value-type="string" calcext:value-type="string">
            <text:p>Woingenau (Pokemon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8853285479432192</text:p>
          </table:table-cell>
          <table:table-cell table:style-name="ce20" office:value-type="string" calcext:value-type="string">
            <text:p><text:a xlink:href="https://twitter.com/datGestruepp/status/1248853285479432192" xlink:type="simple">https://twitter.com/datGestruepp/status/1248853285479432192</text:a></text:p>
          </table:table-cell>
          <table:table-cell table:style-name="ce26" office:value-type="string" calcext:value-type="string">
            <text:p>11.04.2020</text:p>
          </table:table-cell>
          <table:table-cell table:style-name="ce1" office:value-type="string" calcext:value-type="string">
            <text:p>Schön dich auch mal kennen zu lernen.</text:p>
          </table:table-cell>
          <table:table-cell table:style-name="ce36" office:value-type="string" calcext:value-type="string">
            <text:p><text:a xlink:href="http://pbs.twimg.com/media/EUIqjLGWkAEgfMn.jpg" xlink:type="simple">http://pbs.twimg.com/media/EUIqjLGWkAEgfMn.jpg</text:a></text:p>
          </table:table-cell>
          <table:table-cell table:style-name="ce10" table:formula="of:=image([.E484])" office:value-type="string" office:string-value="" calcext:value-type="error">
            <text:p>#NAME?</text:p>
          </table:table-cell>
          <table:table-cell table:style-name="ce1" office:value-type="string" calcext:value-type="string">
            <text:p>Der vierte Doktor (Dr. Who)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en.wikipedia.org/wiki/Fourth_Doctor" xlink:type="simple">https://en.wikipedia.org/wiki/Fourth_Doctor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49215673059831808</text:p>
          </table:table-cell>
          <table:table-cell table:style-name="ce20" office:value-type="string" calcext:value-type="string">
            <text:p><text:a xlink:href="https://twitter.com/datGestruepp/status/1249215673059831808" xlink:type="simple">https://twitter.com/datGestruepp/status/1249215673059831808</text:a></text:p>
          </table:table-cell>
          <table:table-cell table:style-name="ce26" office:value-type="string" calcext:value-type="string">
            <text:p>12.04.2020</text:p>
          </table:table-cell>
          <table:table-cell table:style-name="ce1" office:value-type="string" calcext:value-type="string">
            <text:p>Irgendwas mit Universum aha.</text:p>
          </table:table-cell>
          <table:table-cell table:style-name="ce36" office:value-type="string" calcext:value-type="string">
            <text:p><text:a xlink:href="http://pbs.twimg.com/media/EUhineZWkAU2M0H.jpg" xlink:type="simple">http://pbs.twimg.com/media/EUhineZWkAU2M0H.jpg</text:a></text:p>
          </table:table-cell>
          <table:table-cell table:style-name="ce10" table:formula="of:=image([.E485])" office:value-type="string" office:string-value="" calcext:value-type="error">
            <text:p>#NAME?</text:p>
          </table:table-cell>
          <table:table-cell table:style-name="ce1" office:value-type="string" calcext:value-type="string">
            <text:p>Steven Quartz Universe (Steven Universe, Zeichentrick)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steven-universe.fandom.com/wiki/Steven_Universe_%28character%29" xlink:type="simple">https://steven-universe.fandom.com/wiki/Steven_Universe_%28character%29</text:a></text:p>
          </table:table-cell>
          <table:table-cell table:style-name="ce1" table:number-columns-repeated="4"/>
          <table:table-cell table:style-name="ce1" table:formula="of:=IFERROR(__xludf.dummyfunction(&quot;TO_TEXT(F485)&quot;);&quot;&quot;)">
            <text:p/>
          </table:table-cell>
          <table:table-cell table:style-name="ce1" table:number-columns-repeated="14"/>
          <table:table-cell table:number-columns-repeated="996"/>
        </table:table-row>
        <table:table-row table:style-name="ro3">
          <table:table-cell table:style-name="ce1" office:value-type="string" calcext:value-type="string">
            <text:p>1249578061042864132</text:p>
          </table:table-cell>
          <table:table-cell table:style-name="ce20" office:value-type="string" calcext:value-type="string">
            <text:p><text:a xlink:href="https://twitter.com/datGestruepp/status/1249578061042864132" xlink:type="simple">https://twitter.com/datGestruepp/status/1249578061042864132</text:a></text:p>
          </table:table-cell>
          <table:table-cell table:style-name="ce26" office:value-type="string" calcext:value-type="string">
            <text:p>13.04.2020</text:p>
          </table:table-cell>
          <table:table-cell table:style-name="ce1" office:value-type="string" calcext:value-type="string">
            <text:p>Määähhhhh!</text:p>
          </table:table-cell>
          <table:table-cell table:style-name="ce20" office:value-type="string" calcext:value-type="string">
            <text:p><text:a xlink:href="http://pbs.twimg.com/media/EUhi6JlWsAAKp1M.jpg" xlink:type="simple">http://pbs.twimg.com/media/EUhi6JlWsAAKp1M.jpg</text:a></text:p>
          </table:table-cell>
          <table:table-cell table:style-name="ce10" table:formula="of:=image([.E486])" office:value-type="string" office:string-value="" calcext:value-type="error">
            <text:p>#NAME?</text:p>
          </table:table-cell>
          <table:table-cell table:style-name="ce1" office:value-type="string" calcext:value-type="string">
            <text:p>Schaf (Minecraft, Game)</text:p>
          </table:table-cell>
          <table:table-cell table:style-name="ce1" office:value-type="string" calcext:value-type="string">
            <text:p>jawohl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49940447889367040</text:p>
          </table:table-cell>
          <table:table-cell table:style-name="ce20" office:value-type="string" calcext:value-type="string">
            <text:p><text:a xlink:href="https://twitter.com/datGestruepp/status/1249940447889367040" xlink:type="simple">https://twitter.com/datGestruepp/status/1249940447889367040</text:a></text:p>
          </table:table-cell>
          <table:table-cell table:style-name="ce26" office:value-type="string" calcext:value-type="string">
            <text:p>14.04.2020</text:p>
          </table:table-cell>
          <table:table-cell table:style-name="ce1" office:value-type="string" calcext:value-type="string">
            <text:p>Hä? Was bist du denn?</text:p>
          </table:table-cell>
          <table:table-cell table:style-name="ce20" office:value-type="string" calcext:value-type="string">
            <text:p><text:a xlink:href="http://pbs.twimg.com/media/EUrhvpUUcAAyyRn.jpg" xlink:type="simple">http://pbs.twimg.com/media/EUrhvpUUcAAyyRn.jpg</text:a></text:p>
          </table:table-cell>
          <table:table-cell table:style-name="ce10" table:formula="of:=image([.E487])" office:value-type="string" office:string-value="" calcext:value-type="error">
            <text:p>#NAME?</text:p>
          </table:table-cell>
          <table:table-cell table:style-name="ce1" office:value-type="string" calcext:value-type="string">
            <text:p>Newton (Immer Ärger mit Newton, Zeichentrickserie)</text:p>
          </table:table-cell>
          <table:table-cell table:style-name="ce1" office:value-type="string" calcext:value-type="string">
            <text:p>stimmt</text:p>
          </table:table-cell>
          <table:table-cell table:style-name="ce2" office:value-type="string" calcext:value-type="string">
            <text:p><text:a xlink:href="https://www.youtube.com/watch?v=NFPnhUwovUk" xlink:type="simple">https://www.youtube.com/watch?v=NFPnhUwovUk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50302838372089856</text:p>
          </table:table-cell>
          <table:table-cell table:style-name="ce20" office:value-type="string" calcext:value-type="string">
            <text:p><text:a xlink:href="https://twitter.com/datGestruepp/status/1250302838372089856" xlink:type="simple">https://twitter.com/datGestruepp/status/1250302838372089856</text:a></text:p>
          </table:table-cell>
          <table:table-cell table:style-name="ce26" office:value-type="string" calcext:value-type="string">
            <text:p>15.04.2020</text:p>
          </table:table-cell>
          <table:table-cell table:style-name="ce1" office:value-type="string" calcext:value-type="string">
            <text:p>Ach hallo!</text:p>
          </table:table-cell>
          <table:table-cell table:style-name="ce20" office:value-type="string" calcext:value-type="string">
            <text:p><text:a xlink:href="http://pbs.twimg.com/media/EUriFv0UEAYJfvV.jpg" xlink:type="simple">http://pbs.twimg.com/media/EUriFv0UEAYJfvV.jpg</text:a></text:p>
          </table:table-cell>
          <table:table-cell table:style-name="ce10" table:formula="of:=image([.E488])" office:value-type="string" office:string-value="" calcext:value-type="error">
            <text:p>#NAME?</text:p>
          </table:table-cell>
          <table:table-cell table:style-name="ce1" office:value-type="string" calcext:value-type="string">
            <text:p>Pepper Ann (Zeichentrickserie, Disne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0665226116063234</text:p>
          </table:table-cell>
          <table:table-cell table:style-name="ce20" office:value-type="string" calcext:value-type="string">
            <text:p><text:a xlink:href="https://twitter.com/datGestruepp/status/1250665226116063234" xlink:type="simple">https://twitter.com/datGestruepp/status/1250665226116063234</text:a></text:p>
          </table:table-cell>
          <table:table-cell table:style-name="ce26" office:value-type="string" calcext:value-type="string">
            <text:p>16.04.2020</text:p>
          </table:table-cell>
          <table:table-cell table:style-name="ce1" office:value-type="string" calcext:value-type="string">
            <text:p>Zu viel Kaffee was?</text:p>
          </table:table-cell>
          <table:table-cell table:style-name="ce20" office:value-type="string" calcext:value-type="string">
            <text:p><text:a xlink:href="http://pbs.twimg.com/media/EU1tiFuWAAEyCaF.jpg" xlink:type="simple">http://pbs.twimg.com/media/EU1tiFuWAAEyCaF.jpg</text:a></text:p>
          </table:table-cell>
          <table:table-cell table:style-name="ce10" table:formula="of:=image([.E489])" office:value-type="string" office:string-value="" calcext:value-type="error">
            <text:p>#NAME?</text:p>
          </table:table-cell>
          <table:table-cell table:style-name="ce1" office:value-type="string" calcext:value-type="string">
            <text:p>Mew (Pokemon, Game)</text:p>
          </table:table-cell>
          <table:table-cell table:style-name="ce1" office:value-type="string" calcext:value-type="string">
            <text:p>passt</text:p>
          </table:table-cell>
          <table:table-cell table:style-name="ce20" office:value-type="string" calcext:value-type="string">
            <text:p><text:a xlink:href="https://www.pokewiki.de/Mew" xlink:type="simple">https://www.pokewiki.de/Mew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51027612941590529</text:p>
          </table:table-cell>
          <table:table-cell table:style-name="ce20" office:value-type="string" calcext:value-type="string">
            <text:p><text:a xlink:href="https://twitter.com/datGestruepp/status/1251027612941590529" xlink:type="simple">https://twitter.com/datGestruepp/status/1251027612941590529</text:a></text:p>
          </table:table-cell>
          <table:table-cell table:style-name="ce26" office:value-type="string" calcext:value-type="string">
            <text:p>17.04.2020</text:p>
          </table:table-cell>
          <table:table-cell table:style-name="ce1" office:value-type="string" calcext:value-type="string">
            <text:p>Also darfst du jetzt Kaffee oder nicht?</text:p>
          </table:table-cell>
          <table:table-cell table:style-name="ce20" office:value-type="string" calcext:value-type="string">
            <text:p><text:a xlink:href="http://pbs.twimg.com/media/EU1t5FmXgAAcdUv.jpg" xlink:type="simple">http://pbs.twimg.com/media/EU1t5FmXgAAcdUv.jpg</text:a></text:p>
          </table:table-cell>
          <table:table-cell table:style-name="ce10" table:formula="of:=image([.E490])" office:value-type="string" office:string-value="" calcext:value-type="error">
            <text:p>#NAME?</text:p>
          </table:table-cell>
          <table:table-cell table:style-name="ce1" office:value-type="string" calcext:value-type="string">
            <text:p>Ashley Spinelli (Disneys Große Pause, Zeichentrick)</text:p>
          </table:table-cell>
          <table:table-cell table:style-name="ce1" office:value-type="string" calcext:value-type="string">
            <text:p>jau</text:p>
          </table:table-cell>
          <table:table-cell table:style-name="ce20" office:value-type="string" calcext:value-type="string">
            <text:p><text:a xlink:href="https://disney.fandom.com/wiki/Ashley_Spinelli" xlink:type="simple">https://disney.fandom.com/wiki/Ashley_Spinelli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51389999481794560</text:p>
          </table:table-cell>
          <table:table-cell table:style-name="ce20" office:value-type="string" calcext:value-type="string">
            <text:p><text:a xlink:href="https://twitter.com/datGestruepp/status/1251389999481794560" xlink:type="simple">https://twitter.com/datGestruepp/status/1251389999481794560</text:a></text:p>
          </table:table-cell>
          <table:table-cell table:style-name="ce26" office:value-type="string" calcext:value-type="string">
            <text:p>18.04.2020</text:p>
          </table:table-cell>
          <table:table-cell table:style-name="ce1" office:value-type="string" calcext:value-type="string">
            <text:p>Sir wer?</text:p>
          </table:table-cell>
          <table:table-cell table:style-name="ce20" office:value-type="string" calcext:value-type="string">
            <text:p><text:a xlink:href="http://pbs.twimg.com/media/EVAzvzCWsAIdr_W.jpg" xlink:type="simple">http://pbs.twimg.com/media/EVAzvzCWsAIdr_W.jpg</text:a></text:p>
          </table:table-cell>
          <table:table-cell table:style-name="ce10" table:formula="of:=image([.E491])" office:value-type="string" office:string-value="" calcext:value-type="error">
            <text:p>#NAME?</text:p>
          </table:table-cell>
          <table:table-cell table:style-name="ce1" office:value-type="string" calcext:value-type="string">
            <text:p>Sir Didymus (Die Reise ins Labyrinth)</text:p>
          </table:table-cell>
          <table:table-cell table:style-name="ce1" office:value-type="string" calcext:value-type="string">
            <text:p>jupp</text:p>
          </table:table-cell>
          <table:table-cell table:style-name="ce2" office:value-type="string" calcext:value-type="string">
            <text:p><text:a xlink:href="https://muppet.fandom.com/wiki/Sir_Didymus" xlink:type="simple">https://muppet.fandom.com/wiki/Sir_Didymus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51752388139995140</text:p>
          </table:table-cell>
          <table:table-cell table:style-name="ce22" office:value-type="string" calcext:value-type="string">
            <text:p><text:a xlink:href="https://twitter.com/datGestruepp/status/1251752388139995140" xlink:type="simple">https://twitter.com/datGestruepp/status/1251752388139995140</text:a></text:p>
          </table:table-cell>
          <table:table-cell table:style-name="ce26" office:value-type="string" calcext:value-type="string">
            <text:p>19.04.2020</text:p>
          </table:table-cell>
          <table:table-cell table:style-name="ce1" office:value-type="string" calcext:value-type="string">
            <text:p>Was bist du denn?</text:p>
          </table:table-cell>
          <table:table-cell table:style-name="ce22" office:value-type="string" calcext:value-type="string">
            <text:p><text:a xlink:href="http://pbs.twimg.com/media/EVA0OywXgAIMYof.jpg" xlink:type="simple">http://pbs.twimg.com/media/EVA0OywXgAIMYof.jpg</text:a></text:p>
          </table:table-cell>
          <table:table-cell table:style-name="ce10" table:formula="of:=image([.E492])" office:value-type="string" office:string-value="" calcext:value-type="error">
            <text:p>#NAME?</text:p>
          </table:table-cell>
          <table:table-cell table:style-name="ce1" office:value-type="string" calcext:value-type="string">
            <text:p>Ren (Ren und Stimpy, Nickelodeon, Zeichentrick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2114776618082304</text:p>
          </table:table-cell>
          <table:table-cell table:style-name="ce22" office:value-type="string" calcext:value-type="string">
            <text:p><text:a xlink:href="https://twitter.com/datGestruepp/status/1252114776618082304" xlink:type="simple">https://twitter.com/datGestruepp/status/1252114776618082304</text:a></text:p>
          </table:table-cell>
          <table:table-cell table:style-name="ce26" office:value-type="string" calcext:value-type="string">
            <text:p>20.04.2020</text:p>
          </table:table-cell>
          <table:table-cell table:style-name="ce1" office:value-type="string" calcext:value-type="string">
            <text:p>Keine Angst, der Kaffee ist perfekt temperiert!</text:p>
          </table:table-cell>
          <table:table-cell table:style-name="ce22" office:value-type="string" calcext:value-type="string">
            <text:p><text:a xlink:href="http://pbs.twimg.com/media/EVA1FVLWsAAG6V3.jpg" xlink:type="simple">http://pbs.twimg.com/media/EVA1FVLWsAAG6V3.jpg</text:a></text:p>
          </table:table-cell>
          <table:table-cell table:style-name="ce10" table:formula="of:=image([.E493])" office:value-type="string" office:string-value="" calcext:value-type="error">
            <text:p>#NAME?</text:p>
          </table:table-cell>
          <table:table-cell table:style-name="ce1" office:value-type="string" calcext:value-type="string">
            <text:p>Angst (Alles steht Kopf, Pixar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2477163552587781</text:p>
          </table:table-cell>
          <table:table-cell table:style-name="ce22" office:value-type="string" calcext:value-type="string">
            <text:p><text:a xlink:href="https://twitter.com/datGestruepp/status/1252477163552587781" xlink:type="simple">https://twitter.com/datGestruepp/status/1252477163552587781</text:a></text:p>
          </table:table-cell>
          <table:table-cell table:style-name="ce26" office:value-type="string" calcext:value-type="string">
            <text:p>21.04.2020</text:p>
          </table:table-cell>
          <table:table-cell table:style-name="ce1" office:value-type="string" calcext:value-type="string">
            <text:p>Und du bist jetzt der Kumpel von dem Typ vorgestern?! Ach sooooo.</text:p>
          </table:table-cell>
          <table:table-cell table:style-name="ce22" office:value-type="string" calcext:value-type="string">
            <text:p><text:a xlink:href="http://pbs.twimg.com/media/EVA1bMQXQAA7Lrz.jpg" xlink:type="simple">http://pbs.twimg.com/media/EVA1bMQXQAA7Lrz.jpg</text:a></text:p>
          </table:table-cell>
          <table:table-cell table:style-name="ce10" table:formula="of:=image([.E494])" office:value-type="string" office:string-value="" calcext:value-type="error">
            <text:p>#NAME?</text:p>
          </table:table-cell>
          <table:table-cell table:style-name="ce1" office:value-type="string" calcext:value-type="string">
            <text:p>Stimpy (Ren und Stimpy, Nickelodeon, Zeichentrick)</text:p>
          </table:table-cell>
          <table:table-cell table:style-name="ce1" office:value-type="string" calcext:value-type="string">
            <text:p>jupp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2839552919748608</text:p>
          </table:table-cell>
          <table:table-cell table:style-name="ce22" office:value-type="string" calcext:value-type="string">
            <text:p><text:a xlink:href="https://twitter.com/datGestruepp/status/1252839552919748608" xlink:type="simple">https://twitter.com/datGestruepp/status/1252839552919748608</text:a></text:p>
          </table:table-cell>
          <table:table-cell table:style-name="ce26" office:value-type="string" calcext:value-type="string">
            <text:p>22.04.2020</text:p>
          </table:table-cell>
          <table:table-cell table:style-name="ce1" office:value-type="string" calcext:value-type="string">
            <text:p>Ach so. Ein Bienenmann. Verstehe.</text:p>
          </table:table-cell>
          <table:table-cell table:style-name="ce22" office:value-type="string" calcext:value-type="string">
            <text:p><text:a xlink:href="http://pbs.twimg.com/media/EVWuhoqXQAYyWBC.jpg" xlink:type="simple">http://pbs.twimg.com/media/EVWuhoqXQAYyWBC.jpg</text:a></text:p>
          </table:table-cell>
          <table:table-cell table:style-name="ce10" table:formula="of:=image([.E495])" office:value-type="string" office:string-value="" calcext:value-type="error">
            <text:p>#NAME?</text:p>
          </table:table-cell>
          <table:table-cell table:style-name="ce1" office:value-type="string" calcext:value-type="string">
            <text:p>Bienenmann (Edna bricht aus, Daedalic, Game)</text:p>
          </table:table-cell>
          <table:table-cell table:style-name="ce1" office:value-type="string" calcext:value-type="string">
            <text:p>pass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3201939543863296</text:p>
          </table:table-cell>
          <table:table-cell table:style-name="ce22" office:value-type="string" calcext:value-type="string">
            <text:p><text:a xlink:href="https://twitter.com/datGestruepp/status/1253201939543863296" xlink:type="simple">https://twitter.com/datGestruepp/status/1253201939543863296</text:a></text:p>
          </table:table-cell>
          <table:table-cell table:style-name="ce26" office:value-type="string" calcext:value-type="string">
            <text:p>23.04.2020</text:p>
          </table:table-cell>
          <table:table-cell table:style-name="ce1" office:value-type="string" calcext:value-type="string">
            <text:p>Guten morgen!</text:p>
          </table:table-cell>
          <table:table-cell table:style-name="ce22" office:value-type="string" calcext:value-type="string">
            <text:p><text:a xlink:href="http://pbs.twimg.com/media/EVWu3lvXkAAgPps.jpg" xlink:type="simple">http://pbs.twimg.com/media/EVWu3lvXkAAgPps.jpg</text:a></text:p>
          </table:table-cell>
          <table:table-cell table:style-name="ce10" table:formula="of:=image([.E496])" office:value-type="string" office:string-value="" calcext:value-type="error">
            <text:p>#NAME?</text:p>
          </table:table-cell>
          <table:table-cell table:style-name="ce1" office:value-type="string" calcext:value-type="string">
            <text:p>Phineas Flynn (Phineas und Ferb, Disney, Zeichentrickserie)</text:p>
          </table:table-cell>
          <table:table-cell table:style-name="ce1" office:value-type="string" calcext:value-type="string">
            <text:p>pass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3564327182757889</text:p>
          </table:table-cell>
          <table:table-cell table:style-name="ce22" office:value-type="string" calcext:value-type="string">
            <text:p><text:a xlink:href="https://twitter.com/datGestruepp/status/1253564327182757889" xlink:type="simple">https://twitter.com/datGestruepp/status/1253564327182757889</text:a></text:p>
          </table:table-cell>
          <table:table-cell table:style-name="ce26" office:value-type="string" calcext:value-type="string">
            <text:p>24.04.2020</text:p>
          </table:table-cell>
          <table:table-cell table:style-name="ce1" office:value-type="string" calcext:value-type="string">
            <text:p>Awwww!</text:p>
          </table:table-cell>
          <table:table-cell table:style-name="ce22" office:value-type="string" calcext:value-type="string">
            <text:p><text:a xlink:href="http://pbs.twimg.com/media/EVWvPAEXQAA4yKy.jpg" xlink:type="simple">http://pbs.twimg.com/media/EVWvPAEXQAA4yKy.jpg</text:a></text:p>
          </table:table-cell>
          <table:table-cell table:style-name="ce10" table:formula="of:=image([.E497])" office:value-type="string" office:string-value="" calcext:value-type="error">
            <text:p>#NAME?</text:p>
          </table:table-cell>
          <table:table-cell table:style-name="ce1" office:value-type="string" calcext:value-type="string">
            <text:p>Ku (Ori and the Will of the Wisps, Moon Studios, Game)</text:p>
          </table:table-cell>
          <table:table-cell table:style-name="ce1" office:value-type="string" calcext:value-type="string">
            <text:p>jau</text:p>
          </table:table-cell>
          <table:table-cell table:style-name="ce2" office:value-type="string" calcext:value-type="string">
            <text:p><text:a xlink:href="https://oriandtheblindforest.fandom.com/wiki/Ku" xlink:type="simple">https://oriandtheblindforest.fandom.com/wiki/Ku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53926714368983042</text:p>
          </table:table-cell>
          <table:table-cell table:style-name="ce22" office:value-type="string" calcext:value-type="string">
            <text:p><text:a xlink:href="https://twitter.com/datGestruepp/status/1253926714368983042" xlink:type="simple">https://twitter.com/datGestruepp/status/1253926714368983042</text:a></text:p>
          </table:table-cell>
          <table:table-cell table:style-name="ce26" office:value-type="string" calcext:value-type="string">
            <text:p>25.04.2020</text:p>
          </table:table-cell>
          <table:table-cell table:style-name="ce1" office:value-type="string" calcext:value-type="string">
            <text:p>Awww!</text:p>
          </table:table-cell>
          <table:table-cell table:style-name="ce22" office:value-type="string" calcext:value-type="string">
            <text:p><text:a xlink:href="http://pbs.twimg.com/media/EVbvAQ6X0AMJy9Y.jpg" xlink:type="simple">http://pbs.twimg.com/media/EVbvAQ6X0AMJy9Y.jpg</text:a></text:p>
          </table:table-cell>
          <table:table-cell table:style-name="ce10" table:formula="of:=image([.E498])" office:value-type="string" office:string-value="" calcext:value-type="error">
            <text:p>#NAME?</text:p>
          </table:table-cell>
          <table:table-cell table:style-name="ce1" office:value-type="string" calcext:value-type="string">
            <text:p>Hornliu (Pokemon, Game)</text:p>
          </table:table-cell>
          <table:table-cell table:style-name="ce1" office:value-type="string" calcext:value-type="string">
            <text:p>passt</text:p>
          </table:table-cell>
          <table:table-cell table:style-name="ce20" office:value-type="string" calcext:value-type="string">
            <text:p><text:a xlink:href="https://www.pokewiki.de/Hornliu" xlink:type="simple">https://www.pokewiki.de/Hornliu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54289103396302850</text:p>
          </table:table-cell>
          <table:table-cell table:style-name="ce22" office:value-type="string" calcext:value-type="string">
            <text:p><text:a xlink:href="https://twitter.com/datGestruepp/status/1254289103396302850" xlink:type="simple">https://twitter.com/datGestruepp/status/1254289103396302850</text:a></text:p>
          </table:table-cell>
          <table:table-cell table:style-name="ce26" office:value-type="string" calcext:value-type="string">
            <text:p>26.04.2020</text:p>
          </table:table-cell>
          <table:table-cell table:style-name="ce1" office:value-type="string" calcext:value-type="string">
            <text:p>Guten Morgen!</text:p>
          </table:table-cell>
          <table:table-cell table:style-name="ce22" office:value-type="string" calcext:value-type="string">
            <text:p><text:a xlink:href="http://pbs.twimg.com/media/EVewT5RXYAEN0gu.jpg" xlink:type="simple">http://pbs.twimg.com/media/EVewT5RXYAEN0gu.jpg</text:a></text:p>
          </table:table-cell>
          <table:table-cell table:style-name="ce10" table:formula="of:=image([.E499])" office:value-type="string" office:string-value="" calcext:value-type="error">
            <text:p>#NAME?</text:p>
          </table:table-cell>
          <table:table-cell table:style-name="ce1" office:value-type="string" calcext:value-type="string">
            <text:p>Ewok (Star Wars)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jedipedia.fandom.com/wiki/Ewok" xlink:type="simple">https://jedipedia.fandom.com/wiki/Ewok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54651490309828609</text:p>
          </table:table-cell>
          <table:table-cell table:style-name="ce22" office:value-type="string" calcext:value-type="string">
            <text:p><text:a xlink:href="https://twitter.com/datGestruepp/status/1254651490309828609" xlink:type="simple">https://twitter.com/datGestruepp/status/1254651490309828609</text:a></text:p>
          </table:table-cell>
          <table:table-cell table:style-name="ce26" office:value-type="string" calcext:value-type="string">
            <text:p>27.04.2020</text:p>
          </table:table-cell>
          <table:table-cell table:style-name="ce1" office:value-type="string" calcext:value-type="string">
            <text:p>Schön das du da bist!</text:p>
          </table:table-cell>
          <table:table-cell table:style-name="ce22" office:value-type="string" calcext:value-type="string">
            <text:p><text:a xlink:href="http://pbs.twimg.com/media/EVew6I9X0AEOY6F.jpg" xlink:type="simple">http://pbs.twimg.com/media/EVew6I9X0AEOY6F.jpg</text:a></text:p>
          </table:table-cell>
          <table:table-cell table:style-name="ce10" table:formula="of:=image([.E500])" office:value-type="string" office:string-value="" calcext:value-type="error">
            <text:p>#NAME?</text:p>
          </table:table-cell>
          <table:table-cell table:style-name="ce1" office:value-type="string" calcext:value-type="string">
            <text:p>Daria Morgendorffer (Daria, Zeichentrickseri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5013877986689028</text:p>
          </table:table-cell>
          <table:table-cell table:style-name="ce22" office:value-type="string" calcext:value-type="string">
            <text:p><text:a xlink:href="https://twitter.com/datGestruepp/status/1255013877986689028" xlink:type="simple">https://twitter.com/datGestruepp/status/1255013877986689028</text:a></text:p>
          </table:table-cell>
          <table:table-cell table:style-name="ce26" office:value-type="string" calcext:value-type="string">
            <text:p>28.04.2020</text:p>
          </table:table-cell>
          <table:table-cell table:style-name="ce1" office:value-type="string" calcext:value-type="string">
            <text:p>Ach, wo kommen sie denn jetzt plötzlich her? Käffchen?</text:p>
          </table:table-cell>
          <table:table-cell table:style-name="ce22" office:value-type="string" calcext:value-type="string">
            <text:p><text:a xlink:href="http://pbs.twimg.com/media/EWUWP_yU8AEWp07.jpg" xlink:type="simple">http://pbs.twimg.com/media/EWUWP_yU8AEWp07.jpg</text:a></text:p>
          </table:table-cell>
          <table:table-cell table:style-name="ce10" table:formula="of:=image([.E501])" office:value-type="string" office:string-value="" calcext:value-type="error">
            <text:p>#NAME?</text:p>
          </table:table-cell>
          <table:table-cell table:style-name="ce1" office:value-type="string" calcext:value-type="string">
            <text:p>Indiana Jones</text:p>
          </table:table-cell>
          <table:table-cell table:style-name="ce1" office:value-type="string" calcext:value-type="string">
            <text:p>jau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5376267752267776</text:p>
          </table:table-cell>
          <table:table-cell table:style-name="ce22" office:value-type="string" calcext:value-type="string">
            <text:p><text:a xlink:href="https://twitter.com/datGestruepp/status/1255376267752267776" xlink:type="simple">https://twitter.com/datGestruepp/status/1255376267752267776</text:a></text:p>
          </table:table-cell>
          <table:table-cell table:style-name="ce26" office:value-type="string" calcext:value-type="string">
            <text:p>29.04.2020</text:p>
          </table:table-cell>
          <table:table-cell table:style-name="ce1" office:value-type="string" calcext:value-type="string">
            <text:p>Ja, es ist wirklich erst Mittwoch.</text:p>
          </table:table-cell>
          <table:table-cell table:style-name="ce22" office:value-type="string" calcext:value-type="string">
            <text:p><text:a xlink:href="http://pbs.twimg.com/media/EVqV2oKWAAMy1bs.jpg" xlink:type="simple">http://pbs.twimg.com/media/EVqV2oKWAAMy1bs.jpg</text:a></text:p>
          </table:table-cell>
          <table:table-cell table:style-name="ce10" table:formula="of:=image([.E502])" office:value-type="string" office:string-value="" calcext:value-type="error">
            <text:p>#NAME?</text:p>
          </table:table-cell>
          <table:table-cell table:style-name="ce1" office:value-type="string" calcext:value-type="string">
            <text:p>Raving Rabbid (Rayman Raving Rabbids, Ubisoft, Game)</text:p>
          </table:table-cell>
          <table:table-cell table:style-name="ce1" office:value-type="string" calcext:value-type="string">
            <text:p>jau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5738654858924032</text:p>
          </table:table-cell>
          <table:table-cell table:style-name="ce22" office:value-type="string" calcext:value-type="string">
            <text:p><text:a xlink:href="https://twitter.com/datGestruepp/status/1255738654858924032" xlink:type="simple">https://twitter.com/datGestruepp/status/1255738654858924032</text:a></text:p>
          </table:table-cell>
          <table:table-cell table:style-name="ce26" office:value-type="string" calcext:value-type="string">
            <text:p>30.04.2020</text:p>
          </table:table-cell>
          <table:table-cell table:style-name="ce1" office:value-type="string" calcext:value-type="string">
            <text:p>Bist du jetzt mehr Hai oder mehr Made?</text:p>
          </table:table-cell>
          <table:table-cell table:style-name="ce22" office:value-type="string" calcext:value-type="string">
            <text:p><text:a xlink:href="http://pbs.twimg.com/media/EVqWVnQXgAEtC9v.jpg" xlink:type="simple">http://pbs.twimg.com/media/EVqWVnQXgAEtC9v.jpg</text:a></text:p>
          </table:table-cell>
          <table:table-cell table:style-name="ce10" table:formula="of:=image([.E503])" office:value-type="string" office:string-value="" calcext:value-type="error">
            <text:p>#NAME?</text:p>
          </table:table-cell>
          <table:table-cell table:style-name="ce1" office:value-type="string" calcext:value-type="string">
            <text:p>Volzotan smeik (Käpt'n Blaubär, 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6101042011291650</text:p>
          </table:table-cell>
          <table:table-cell table:style-name="ce22" office:value-type="string" calcext:value-type="string">
            <text:p><text:a xlink:href="https://twitter.com/datGestruepp/status/1256101042011291650" xlink:type="simple">https://twitter.com/datGestruepp/status/1256101042011291650</text:a></text:p>
          </table:table-cell>
          <table:table-cell table:style-name="ce26" office:value-type="string" calcext:value-type="string">
            <text:p>01.05.2020</text:p>
          </table:table-cell>
          <table:table-cell table:style-name="ce1" office:value-type="string" calcext:value-type="string">
            <text:p>Guten Morgen Toni!</text:p>
          </table:table-cell>
          <table:table-cell table:style-name="ce22" office:value-type="string" calcext:value-type="string">
            <text:p><text:a xlink:href="http://pbs.twimg.com/media/EVqWyMJWsAAX84K.jpg" xlink:type="simple">http://pbs.twimg.com/media/EVqWyMJWsAAX84K.jpg</text:a></text:p>
          </table:table-cell>
          <table:table-cell table:style-name="ce10" table:formula="of:=image([.E504])" office:value-type="string" office:string-value="" calcext:value-type="error">
            <text:p>#NAME?</text:p>
          </table:table-cell>
          <table:table-cell table:style-name="ce1" office:value-type="string" calcext:value-type="string">
            <text:p>Toni (Mitbewohnerin von Rufus, Deponia, Daedalic, Game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6463429642137601</text:p>
          </table:table-cell>
          <table:table-cell table:style-name="ce22" office:value-type="string" calcext:value-type="string">
            <text:p><text:a xlink:href="https://twitter.com/datGestruepp/status/1256463429642137601" xlink:type="simple">https://twitter.com/datGestruepp/status/1256463429642137601</text:a></text:p>
          </table:table-cell>
          <table:table-cell table:style-name="ce26" office:value-type="string" calcext:value-type="string">
            <text:p>02.05.2020</text:p>
          </table:table-cell>
          <table:table-cell table:style-name="ce1" office:value-type="string" calcext:value-type="string">
            <text:p>Uiii! Dich würd ich auch voll gern mal kennen lernen!</text:p>
          </table:table-cell>
          <table:table-cell table:style-name="ce22" office:value-type="string" calcext:value-type="string">
            <text:p><text:a xlink:href="http://pbs.twimg.com/media/EVqXKq5WAAAPkqV.jpg" xlink:type="simple">http://pbs.twimg.com/media/EVqXKq5WAAAPkqV.jpg</text:a></text:p>
          </table:table-cell>
          <table:table-cell table:style-name="ce10" table:formula="of:=image([.E505])" office:value-type="string" office:string-value="" calcext:value-type="error">
            <text:p>#NAME?</text:p>
          </table:table-cell>
          <table:table-cell table:style-name="ce1" office:value-type="string" calcext:value-type="string">
            <text:p>Hella von Sinnen</text:p>
          </table:table-cell>
          <table:table-cell table:style-name="ce1" office:value-type="string" calcext:value-type="string">
            <text:p>jau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6825819084861443</text:p>
          </table:table-cell>
          <table:table-cell table:style-name="ce22" office:value-type="string" calcext:value-type="string">
            <text:p><text:a xlink:href="https://twitter.com/datGestruepp/status/1256825819084861443" xlink:type="simple">https://twitter.com/datGestruepp/status/1256825819084861443</text:a></text:p>
          </table:table-cell>
          <table:table-cell table:style-name="ce26" office:value-type="string" calcext:value-type="string">
            <text:p>03.05.2020</text:p>
          </table:table-cell>
          <table:table-cell table:style-name="ce1" office:value-type="string" calcext:value-type="string">
            <text:p>Awww!</text:p>
          </table:table-cell>
          <table:table-cell table:style-name="ce22" office:value-type="string" calcext:value-type="string">
            <text:p><text:a xlink:href="http://pbs.twimg.com/media/EV_59JYWAAYR9y4.jpg" xlink:type="simple">http://pbs.twimg.com/media/EV_59JYWAAYR9y4.jpg</text:a></text:p>
          </table:table-cell>
          <table:table-cell table:style-name="ce10" table:formula="of:=image([.E506])" office:value-type="string" office:string-value="" calcext:value-type="error">
            <text:p>#NAME?</text:p>
          </table:table-cell>
          <table:table-cell table:style-name="ce1" office:value-type="string" calcext:value-type="string">
            <text:p>K-9 (Doctor Who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7188207067684865</text:p>
          </table:table-cell>
          <table:table-cell table:style-name="ce20" office:value-type="string" calcext:value-type="string">
            <text:p><text:a xlink:href="https://twitter.com/datGestruepp/status/1257188207067684865" xlink:type="simple">https://twitter.com/datGestruepp/status/1257188207067684865</text:a></text:p>
          </table:table-cell>
          <table:table-cell table:style-name="ce26" office:value-type="string" calcext:value-type="string">
            <text:p>04.05.2020</text:p>
          </table:table-cell>
          <table:table-cell table:style-name="ce1" office:value-type="string" calcext:value-type="string">
            <text:p>Guten Morgen der Herr!</text:p>
          </table:table-cell>
          <table:table-cell table:style-name="ce20" office:value-type="string" calcext:value-type="string">
            <text:p><text:a xlink:href="http://pbs.twimg.com/media/EV_6bUXXQAEIFG9.jpg" xlink:type="simple">http://pbs.twimg.com/media/EV_6bUXXQAEIFG9.jpg</text:a></text:p>
          </table:table-cell>
          <table:table-cell table:style-name="ce10" table:formula="of:=image([.E507])" office:value-type="string" office:string-value="" calcext:value-type="error">
            <text:p>#NAME?</text:p>
          </table:table-cell>
          <table:table-cell table:style-name="ce1" office:value-type="string" calcext:value-type="string">
            <text:p>Udo Lindenberg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7550595042365440</text:p>
          </table:table-cell>
          <table:table-cell table:style-name="ce20" office:value-type="string" calcext:value-type="string">
            <text:p><text:a xlink:href="https://twitter.com/datGestruepp/status/1257550595042365440" xlink:type="simple">https://twitter.com/datGestruepp/status/1257550595042365440</text:a></text:p>
          </table:table-cell>
          <table:table-cell table:style-name="ce26" office:value-type="string" calcext:value-type="string">
            <text:p>05.05.2020</text:p>
          </table:table-cell>
          <table:table-cell table:style-name="ce1" office:value-type="string" calcext:value-type="string">
            <text:p>Ich hab leider nur ein Gehirn. Schade.</text:p>
          </table:table-cell>
          <table:table-cell table:style-name="ce20" office:value-type="string" calcext:value-type="string">
            <text:p><text:a xlink:href="http://pbs.twimg.com/media/EV_7C3iWkAEea3S.jpg" xlink:type="simple">http://pbs.twimg.com/media/EV_7C3iWkAEea3S.jpg</text:a></text:p>
          </table:table-cell>
          <table:table-cell table:style-name="ce10" table:formula="of:=image([.E508])" office:value-type="string" office:string-value="" calcext:value-type="error">
            <text:p>#NAME?</text:p>
          </table:table-cell>
          <table:table-cell table:style-name="ce1" office:value-type="string" calcext:value-type="string">
            <text:p>Prof. Dr. Abdul Nachtigaller (Käpt'n Blaubär, Zamonien, Walter Moers, Buch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7912981536423937</text:p>
          </table:table-cell>
          <table:table-cell table:style-name="ce20" office:value-type="string" calcext:value-type="string">
            <text:p><text:a xlink:href="https://twitter.com/datGestruepp/status/1257912981536423937" xlink:type="simple">https://twitter.com/datGestruepp/status/1257912981536423937</text:a></text:p>
          </table:table-cell>
          <table:table-cell table:style-name="ce26" office:value-type="string" calcext:value-type="string">
            <text:p>06.05.2020</text:p>
          </table:table-cell>
          <table:table-cell table:style-name="ce1" office:value-type="string" calcext:value-type="string">
            <text:p>Guten Morgen. Und sie sind wessen Vetter?</text:p>
          </table:table-cell>
          <table:table-cell table:style-name="ce20" office:value-type="string" calcext:value-type="string">
            <text:p><text:a xlink:href="http://pbs.twimg.com/media/EXRf5RTXkAAsezs.jpg" xlink:type="simple">http://pbs.twimg.com/media/EXRf5RTXkAAsezs.jpg</text:a></text:p>
          </table:table-cell>
          <table:table-cell table:style-name="ce10" table:formula="of:=image([.E509])" office:value-type="string" office:string-value="" calcext:value-type="error">
            <text:p>#NAME?</text:p>
          </table:table-cell>
          <table:table-cell table:style-name="ce1" office:value-type="string" calcext:value-type="string">
            <text:p>Vetter Itt (Addams Family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8275369146134531</text:p>
          </table:table-cell>
          <table:table-cell table:style-name="ce20" office:value-type="string" calcext:value-type="string">
            <text:p><text:a xlink:href="https://twitter.com/datGestruepp/status/1258275369146134531" xlink:type="simple">https://twitter.com/datGestruepp/status/1258275369146134531</text:a></text:p>
          </table:table-cell>
          <table:table-cell table:style-name="ce26" office:value-type="string" calcext:value-type="string">
            <text:p>07.05.2020</text:p>
          </table:table-cell>
          <table:table-cell table:style-name="ce1" office:value-type="string" calcext:value-type="string">
            <text:p>Ach du auch hier?</text:p>
          </table:table-cell>
          <table:table-cell table:style-name="ce20" office:value-type="string" calcext:value-type="string">
            <text:p><text:a xlink:href="http://pbs.twimg.com/media/EWRpBRIXYAMaacI.jpg" xlink:type="simple">http://pbs.twimg.com/media/EWRpBRIXYAMaacI.jpg</text:a></text:p>
          </table:table-cell>
          <table:table-cell table:style-name="ce10" table:formula="of:=image([.E510])" office:value-type="string" office:string-value="" calcext:value-type="error">
            <text:p>#NAME?</text:p>
          </table:table-cell>
          <table:table-cell table:style-name="ce1" office:value-type="string" calcext:value-type="string">
            <text:p>Theodore Jasper „T.J.“ Detweiler (Disneys Große Pause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8637757859024896</text:p>
          </table:table-cell>
          <table:table-cell table:style-name="ce20" office:value-type="string" calcext:value-type="string">
            <text:p><text:a xlink:href="https://twitter.com/datGestruepp/status/1258637757859024896" xlink:type="simple">https://twitter.com/datGestruepp/status/1258637757859024896</text:a></text:p>
          </table:table-cell>
          <table:table-cell table:style-name="ce26" office:value-type="string" calcext:value-type="string">
            <text:p>08.05.2020</text:p>
          </table:table-cell>
          <table:table-cell table:style-name="ce1" office:value-type="string" calcext:value-type="string">
            <text:p>Geil! Ich hätt gern die Wasserwerke!</text:p>
          </table:table-cell>
          <table:table-cell table:style-name="ce20" office:value-type="string" calcext:value-type="string">
            <text:p><text:a xlink:href="http://pbs.twimg.com/media/EWRqVRMWsAAGm10.jpg" xlink:type="simple">http://pbs.twimg.com/media/EWRqVRMWsAAGm10.jpg</text:a></text:p>
          </table:table-cell>
          <table:table-cell table:style-name="ce10" table:formula="of:=image([.E511])" office:value-type="string" office:string-value="" calcext:value-type="error">
            <text:p>#NAME?</text:p>
          </table:table-cell>
          <table:table-cell table:style-name="ce1" office:value-type="string" calcext:value-type="string">
            <text:p>Mr. Monopoly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9000144781021184</text:p>
          </table:table-cell>
          <table:table-cell table:style-name="ce20" office:value-type="string" calcext:value-type="string">
            <text:p><text:a xlink:href="https://twitter.com/datGestruepp/status/1259000144781021184" xlink:type="simple">https://twitter.com/datGestruepp/status/1259000144781021184</text:a></text:p>
          </table:table-cell>
          <table:table-cell table:style-name="ce26" office:value-type="string" calcext:value-type="string">
            <text:p>09.05.2020</text:p>
          </table:table-cell>
          <table:table-cell table:style-name="ce1" office:value-type="string" calcext:value-type="string">
            <text:p>Guten Morgen!</text:p>
          </table:table-cell>
          <table:table-cell table:style-name="ce20" office:value-type="string" calcext:value-type="string">
            <text:p><text:a xlink:href="http://pbs.twimg.com/media/EWolxo2WkAAD15H.jpg" xlink:type="simple">http://pbs.twimg.com/media/EWolxo2WkAAD15H.jpg</text:a></text:p>
          </table:table-cell>
          <table:table-cell table:style-name="ce10" table:formula="of:=image([.E512])" office:value-type="string" office:string-value="" calcext:value-type="error">
            <text:p>#NAME?</text:p>
          </table:table-cell>
          <table:table-cell table:style-name="ce1" office:value-type="string" calcext:value-type="string">
            <text:p>Deadpool (Marvel)</text:p>
          </table:table-cell>
          <table:table-cell table:style-name="ce1" office:value-type="string" calcext:value-type="string">
            <text:p>passt!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9362533485527047</text:p>
          </table:table-cell>
          <table:table-cell table:style-name="ce20" office:value-type="string" calcext:value-type="string">
            <text:p><text:a xlink:href="https://twitter.com/datGestruepp/status/1259362533485527047" xlink:type="simple">https://twitter.com/datGestruepp/status/1259362533485527047</text:a></text:p>
          </table:table-cell>
          <table:table-cell table:style-name="ce26" office:value-type="string" calcext:value-type="string">
            <text:p>10.05.2020</text:p>
          </table:table-cell>
          <table:table-cell table:style-name="ce1" office:value-type="string" calcext:value-type="string">
            <text:p>Och!</text:p>
          </table:table-cell>
          <table:table-cell table:style-name="ce20" office:value-type="string" calcext:value-type="string">
            <text:p><text:a xlink:href="http://pbs.twimg.com/media/EWomGnkWAAI-UOg.jpg" xlink:type="simple">http://pbs.twimg.com/media/EWomGnkWAAI-UOg.jpg</text:a></text:p>
          </table:table-cell>
          <table:table-cell table:style-name="ce10" table:formula="of:=image([.E513])" office:value-type="string" office:string-value="" calcext:value-type="error">
            <text:p>#NAME?</text:p>
          </table:table-cell>
          <table:table-cell table:style-name="ce1" office:value-type="string" calcext:value-type="string">
            <text:p>Riesenmade (Deponia, Daedalic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59724920168333312</text:p>
          </table:table-cell>
          <table:table-cell table:style-name="ce20" office:value-type="string" calcext:value-type="string">
            <text:p><text:a xlink:href="https://twitter.com/datGestruepp/status/1259724920168333312" xlink:type="simple">https://twitter.com/datGestruepp/status/1259724920168333312</text:a></text:p>
          </table:table-cell>
          <table:table-cell table:style-name="ce26" office:value-type="string" calcext:value-type="string">
            <text:p>11.05.2020</text:p>
          </table:table-cell>
          <table:table-cell table:style-name="ce1" office:value-type="string" calcext:value-type="string">
            <text:p>Wie schön euch zu sehen!</text:p>
          </table:table-cell>
          <table:table-cell table:style-name="ce20" office:value-type="string" calcext:value-type="string">
            <text:p><text:a xlink:href="http://pbs.twimg.com/media/EWonDwIXQAA8gzG.jpg" xlink:type="simple">http://pbs.twimg.com/media/EWonDwIXQAA8gzG.jpg</text:a></text:p>
          </table:table-cell>
          <table:table-cell table:style-name="ce10" table:formula="of:=image([.E514])" office:value-type="string" office:string-value="" calcext:value-type="error">
            <text:p>#NAME?</text:p>
          </table:table-cell>
          <table:table-cell table:style-name="ce1" office:value-type="string" calcext:value-type="string">
            <text:p>Verwandelte Yu und Bou (Chihiros Reise ins Zauberland, Studio Ghibli, Ani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0087309396897795</text:p>
          </table:table-cell>
          <table:table-cell table:style-name="ce20" office:value-type="string" calcext:value-type="string">
            <text:p><text:a xlink:href="https://twitter.com/datGestruepp/status/1260087309396897795" xlink:type="simple">https://twitter.com/datGestruepp/status/1260087309396897795</text:a></text:p>
          </table:table-cell>
          <table:table-cell table:style-name="ce26" office:value-type="string" calcext:value-type="string">
            <text:p>12.05.2020</text:p>
          </table:table-cell>
          <table:table-cell table:style-name="ce1" office:value-type="string" calcext:value-type="string">
            <text:p>Wie schön dich zu sehen!</text:p>
          </table:table-cell>
          <table:table-cell table:style-name="ce20" office:value-type="string" calcext:value-type="string">
            <text:p><text:a xlink:href="http://pbs.twimg.com/media/EWonq5hWoAAHCMz.jpg" xlink:type="simple">http://pbs.twimg.com/media/EWonq5hWoAAHCMz.jpg</text:a></text:p>
          </table:table-cell>
          <table:table-cell table:style-name="ce10" table:formula="of:=image([.E515])" office:value-type="string" office:string-value="" calcext:value-type="error">
            <text:p>#NAME?</text:p>
          </table:table-cell>
          <table:table-cell table:style-name="ce1" office:value-type="string" calcext:value-type="string">
            <text:p>Naru (Ori and the Blind Forest, Moon Studios, Game)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oriandtheblindforest.fandom.com/wiki/Naru" xlink:type="simple">https://oriandtheblindforest.fandom.com/wiki/Naru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60449695945519104</text:p>
          </table:table-cell>
          <table:table-cell table:style-name="ce20" office:value-type="string" calcext:value-type="string">
            <text:p><text:a xlink:href="https://twitter.com/datGestruepp/status/1260449695945519104" xlink:type="simple">https://twitter.com/datGestruepp/status/1260449695945519104</text:a></text:p>
          </table:table-cell>
          <table:table-cell table:style-name="ce26" office:value-type="string" calcext:value-type="string">
            <text:p>13.05.2020</text:p>
          </table:table-cell>
          <table:table-cell table:style-name="ce1" office:value-type="string" calcext:value-type="string">
            <text:p>Schicker Haarschnitt. Und wie war noch mal der Name?</text:p>
          </table:table-cell>
          <table:table-cell table:style-name="ce20" office:value-type="string" calcext:value-type="string">
            <text:p><text:a xlink:href="http://pbs.twimg.com/media/EWooimVWsAAElOx.jpg" xlink:type="simple">http://pbs.twimg.com/media/EWooimVWsAAElOx.jpg</text:a></text:p>
          </table:table-cell>
          <table:table-cell table:style-name="ce10" table:formula="of:=image([.E516])" office:value-type="string" office:string-value="" calcext:value-type="error">
            <text:p>#NAME?</text:p>
          </table:table-cell>
          <table:table-cell table:style-name="ce1" office:value-type="string" calcext:value-type="string">
            <text:p>He-Man (Masters of the Universe, Mattel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0812084369149953</text:p>
          </table:table-cell>
          <table:table-cell table:style-name="ce20" office:value-type="string" calcext:value-type="string">
            <text:p><text:a xlink:href="https://twitter.com/datGestruepp/status/1260812084369149953" xlink:type="simple">https://twitter.com/datGestruepp/status/1260812084369149953</text:a></text:p>
          </table:table-cell>
          <table:table-cell table:style-name="ce26" office:value-type="string" calcext:value-type="string">
            <text:p>14.05.2020</text:p>
          </table:table-cell>
          <table:table-cell table:style-name="ce1" office:value-type="string" calcext:value-type="string">
            <text:p>Wie schön!</text:p>
          </table:table-cell>
          <table:table-cell table:style-name="ce20" office:value-type="string" calcext:value-type="string">
            <text:p><text:a xlink:href="http://pbs.twimg.com/media/EWopEQmX0AMLnYM.jpg" xlink:type="simple">http://pbs.twimg.com/media/EWopEQmX0AMLnYM.jpg</text:a></text:p>
          </table:table-cell>
          <table:table-cell table:style-name="ce10" table:formula="of:=image([.E517])" office:value-type="string" office:string-value="" calcext:value-type="error">
            <text:p>#NAME?</text:p>
          </table:table-cell>
          <table:table-cell table:style-name="ce1" office:value-type="string" calcext:value-type="string">
            <text:p>Tony Chopper (One Piece, Eiichirō Oda, Manga, Anime)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opwiki.org/wiki/Tony_Chopper" xlink:type="simple">https://opwiki.org/wiki/Tony_Chopper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61174473027272709</text:p>
          </table:table-cell>
          <table:table-cell table:style-name="ce20" office:value-type="string" calcext:value-type="string">
            <text:p><text:a xlink:href="https://twitter.com/datGestruepp/status/1261174473027272709" xlink:type="simple">https://twitter.com/datGestruepp/status/1261174473027272709</text:a></text:p>
          </table:table-cell>
          <table:table-cell table:style-name="ce26" office:value-type="string" calcext:value-type="string">
            <text:p>15.05.2020</text:p>
          </table:table-cell>
          <table:table-cell table:style-name="ce1" office:value-type="string" calcext:value-type="string">
            <text:p>GUCK DOCH MAL WIE NIEDLICH!!1ELF</text:p>
          </table:table-cell>
          <table:table-cell table:style-name="ce20" office:value-type="string" calcext:value-type="string">
            <text:p><text:a xlink:href="http://pbs.twimg.com/media/EWop1dpWkAA42NH.jpg" xlink:type="simple">http://pbs.twimg.com/media/EWop1dpWkAA42NH.jpg</text:a></text:p>
          </table:table-cell>
          <table:table-cell table:style-name="ce10" table:formula="of:=image([.E518])" office:value-type="string" office:string-value="" calcext:value-type="error">
            <text:p>#NAME?</text:p>
          </table:table-cell>
          <table:table-cell table:style-name="ce1" office:value-type="string" calcext:value-type="string">
            <text:p>Pogopuschel (Secret of Mana, Square Enix, Game)</text:p>
          </table:table-cell>
          <table:table-cell table:style-name="ce1" office:value-type="string" calcext:value-type="string">
            <text:p>passt!</text:p>
          </table:table-cell>
          <table:table-cell table:style-name="ce20" office:value-type="string" calcext:value-type="string">
            <text:p><text:a xlink:href="https://secretofmana.fandom.com/de/wiki/Pogopuschel" xlink:type="simple">https://secretofmana.fandom.com/de/wiki/Pogopuschel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261536859563360266</text:p>
          </table:table-cell>
          <table:table-cell table:style-name="ce20" office:value-type="string" calcext:value-type="string">
            <text:p><text:a xlink:href="https://twitter.com/datGestruepp/status/1261536859563360266" xlink:type="simple">https://twitter.com/datGestruepp/status/1261536859563360266</text:a></text:p>
          </table:table-cell>
          <table:table-cell table:style-name="ce26" office:value-type="string" calcext:value-type="string">
            <text:p>16.05.2020</text:p>
          </table:table-cell>
          <table:table-cell table:style-name="ce1" office:value-type="string" calcext:value-type="string">
            <text:p>Da ist eine Tratschwelle in meinem Kaffee!</text:p>
          </table:table-cell>
          <table:table-cell table:style-name="ce20" office:value-type="string" calcext:value-type="string">
            <text:p><text:a xlink:href="http://pbs.twimg.com/media/EW7aTYKXkAAownG.jpg" xlink:type="simple">http://pbs.twimg.com/media/EW7aTYKXkAAownG.jpg</text:a></text:p>
          </table:table-cell>
          <table:table-cell table:style-name="ce10" table:formula="of:=image([.E519])" office:value-type="string" office:string-value="" calcext:value-type="error">
            <text:p>#NAME?</text:p>
          </table:table-cell>
          <table:table-cell table:style-name="ce1" office:value-type="string" calcext:value-type="string">
            <text:p>Tratschwelle (Käpt'n Blaubär, 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1899248255279104</text:p>
          </table:table-cell>
          <table:table-cell table:style-name="ce20" office:value-type="string" calcext:value-type="string">
            <text:p><text:a xlink:href="https://twitter.com/datGestruepp/status/1261899248255279104" xlink:type="simple">https://twitter.com/datGestruepp/status/1261899248255279104</text:a></text:p>
          </table:table-cell>
          <table:table-cell table:style-name="ce26" office:value-type="string" calcext:value-type="string">
            <text:p>17.05.2020</text:p>
          </table:table-cell>
          <table:table-cell table:style-name="ce1" office:value-type="string" calcext:value-type="string">
            <text:p>Oh! Auf dich habe ich gewartet! 🤩</text:p>
          </table:table-cell>
          <table:table-cell table:style-name="ce20" office:value-type="string" calcext:value-type="string">
            <text:p><text:a xlink:href="http://pbs.twimg.com/media/EW7atsdWkAEVHzL.jpg" xlink:type="simple">http://pbs.twimg.com/media/EW7atsdWkAEVHzL.jpg</text:a></text:p>
          </table:table-cell>
          <table:table-cell table:style-name="ce10" table:formula="of:=image([.E520])" office:value-type="string" office:string-value="" calcext:value-type="error">
            <text:p>#NAME?</text:p>
          </table:table-cell>
          <table:table-cell table:style-name="ce1" office:value-type="string" calcext:value-type="string">
            <text:p>Moppi (Sandman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2261636833787905</text:p>
          </table:table-cell>
          <table:table-cell table:style-name="ce20" office:value-type="string" calcext:value-type="string">
            <text:p><text:a xlink:href="https://twitter.com/datGestruepp/status/1262261636833787905" xlink:type="simple">https://twitter.com/datGestruepp/status/1262261636833787905</text:a></text:p>
          </table:table-cell>
          <table:table-cell table:style-name="ce26" office:value-type="string" calcext:value-type="string">
            <text:p>18.05.2020</text:p>
          </table:table-cell>
          <table:table-cell table:style-name="ce1" office:value-type="string" calcext:value-type="string">
            <text:p>Ach guck!</text:p>
          </table:table-cell>
          <table:table-cell table:style-name="ce20" office:value-type="string" calcext:value-type="string">
            <text:p><text:a xlink:href="http://pbs.twimg.com/media/EW7bi4AXYAEE40g.jpg" xlink:type="simple">http://pbs.twimg.com/media/EW7bi4AXYAEE40g.jpg</text:a></text:p>
          </table:table-cell>
          <table:table-cell table:style-name="ce10" table:formula="of:=image([.E521])" office:value-type="string" office:string-value="" calcext:value-type="error">
            <text:p>#NAME?</text:p>
          </table:table-cell>
          <table:table-cell table:style-name="ce1" office:value-type="string" calcext:value-type="string">
            <text:p>Laverne (Day of the Tentacle, LucasArts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2624023655010304</text:p>
          </table:table-cell>
          <table:table-cell table:style-name="ce20" office:value-type="string" calcext:value-type="string">
            <text:p><text:a xlink:href="https://twitter.com/datGestruepp/status/1262624023655010304" xlink:type="simple">https://twitter.com/datGestruepp/status/1262624023655010304</text:a></text:p>
          </table:table-cell>
          <table:table-cell table:style-name="ce26" office:value-type="string" calcext:value-type="string">
            <text:p>19.05.2020</text:p>
          </table:table-cell>
          <table:table-cell table:style-name="ce1" office:value-type="string" calcext:value-type="string">
            <text:p>Also so schlimm ist der Kaffee doch gar nicht. </text:p>
          </table:table-cell>
          <table:table-cell table:style-name="ce20" office:value-type="string" calcext:value-type="string">
            <text:p><text:a xlink:href="http://pbs.twimg.com/media/EXSf7QEXkAI4V-M.jpg" xlink:type="simple">http://pbs.twimg.com/media/EXSf7QEXkAI4V-M.jpg</text:a></text:p>
          </table:table-cell>
          <table:table-cell table:style-name="ce10" table:formula="of:=image([.E522])" office:value-type="string" office:string-value="" calcext:value-type="error">
            <text:p>#NAME?</text:p>
          </table:table-cell>
          <table:table-cell table:style-name="ce9" office:value-type="string" calcext:value-type="string">
            <text:p>Gus Gruswald (Disney's große Pause, Zeichentrick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2986413424992257</text:p>
          </table:table-cell>
          <table:table-cell table:style-name="ce20" office:value-type="string" calcext:value-type="string">
            <text:p><text:a xlink:href="https://twitter.com/datGestruepp/status/1262986413424992257" xlink:type="simple">https://twitter.com/datGestruepp/status/1262986413424992257</text:a></text:p>
          </table:table-cell>
          <table:table-cell table:style-name="ce26" office:value-type="string" calcext:value-type="string">
            <text:p>20.05.2020</text:p>
          </table:table-cell>
          <table:table-cell table:style-name="ce1" office:value-type="string" calcext:value-type="string">
            <text:p>Ähm! Ich bin KEIN Vampier!</text:p>
          </table:table-cell>
          <table:table-cell table:style-name="ce20" office:value-type="string" calcext:value-type="string">
            <text:p><text:a xlink:href="http://pbs.twimg.com/media/EXSgcDEWkAAf3QD.jpg" xlink:type="simple">http://pbs.twimg.com/media/EXSgcDEWkAAf3QD.jpg</text:a></text:p>
          </table:table-cell>
          <table:table-cell table:style-name="ce10" table:formula="of:=image([.E523])" office:value-type="string" office:string-value="" calcext:value-type="error">
            <text:p>#NAME?</text:p>
          </table:table-cell>
          <table:table-cell table:style-name="ce1" office:value-type="string" calcext:value-type="string">
            <text:p>Buffy (Buffy im Bann der Dämonen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3348799671373825</text:p>
          </table:table-cell>
          <table:table-cell table:style-name="ce20" office:value-type="string" calcext:value-type="string">
            <text:p><text:a xlink:href="https://twitter.com/datGestruepp/status/1263348799671373825" xlink:type="simple">https://twitter.com/datGestruepp/status/1263348799671373825</text:a></text:p>
          </table:table-cell>
          <table:table-cell table:style-name="ce26" office:value-type="string" calcext:value-type="string">
            <text:p>21.05.2020</text:p>
          </table:table-cell>
          <table:table-cell table:style-name="ce1" office:value-type="string" calcext:value-type="string">
            <text:p>Ähm... Moment! Eben hast du doch noch anders aus gesehen! </text:p>
          </table:table-cell>
          <table:table-cell table:style-name="ce20" office:value-type="string" calcext:value-type="string">
            <text:p><text:a xlink:href="http://pbs.twimg.com/media/EXSgwrbX0AE8B1Y.jpg" xlink:type="simple">http://pbs.twimg.com/media/EXSgwrbX0AE8B1Y.jpg</text:a></text:p>
          </table:table-cell>
          <table:table-cell table:style-name="ce10" table:formula="of:=image([.E524])" office:value-type="string" office:string-value="" calcext:value-type="error">
            <text:p>#NAME?</text:p>
          </table:table-cell>
          <table:table-cell table:style-name="ce1" office:value-type="string" calcext:value-type="string">
            <text:p>Ditto als Suse (Pokemo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3711189168582656</text:p>
          </table:table-cell>
          <table:table-cell table:style-name="ce20" office:value-type="string" calcext:value-type="string">
            <text:p><text:a xlink:href="https://twitter.com/datGestruepp/status/1263711189168582656" xlink:type="simple">https://twitter.com/datGestruepp/status/1263711189168582656</text:a></text:p>
          </table:table-cell>
          <table:table-cell table:style-name="ce26" office:value-type="string" calcext:value-type="string">
            <text:p>22.05.2020</text:p>
          </table:table-cell>
          <table:table-cell table:style-name="ce1" office:value-type="string" calcext:value-type="string">
            <text:p>Guten Morgen! </text:p>
          </table:table-cell>
          <table:table-cell table:style-name="ce20" office:value-type="string" calcext:value-type="string">
            <text:p><text:a xlink:href="http://pbs.twimg.com/media/EXfHdCyXsAA-db_.jpg" xlink:type="simple">http://pbs.twimg.com/media/EXfHdCyXsAA-db_.jpg</text:a></text:p>
          </table:table-cell>
          <table:table-cell table:style-name="ce10" table:formula="of:=image([.E525])" office:value-type="string" office:string-value="" calcext:value-type="error">
            <text:p>#NAME?</text:p>
          </table:table-cell>
          <table:table-cell table:style-name="ce1" office:value-type="string" calcext:value-type="string">
            <text:p>Mabel Pines (Gravity Fall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4073575721467904</text:p>
          </table:table-cell>
          <table:table-cell table:style-name="ce20" office:value-type="string" calcext:value-type="string">
            <text:p><text:a xlink:href="https://twitter.com/datGestruepp/status/1264073575721467904" xlink:type="simple">https://twitter.com/datGestruepp/status/1264073575721467904</text:a></text:p>
          </table:table-cell>
          <table:table-cell table:style-name="ce26" office:value-type="string" calcext:value-type="string">
            <text:p>23.05.2020</text:p>
          </table:table-cell>
          <table:table-cell table:style-name="ce1" office:value-type="string" calcext:value-type="string">
            <text:p>Awww! Ein Fernhachenzwerg. Wie nett!</text:p>
          </table:table-cell>
          <table:table-cell table:style-name="ce20" office:value-type="string" calcext:value-type="string">
            <text:p><text:a xlink:href="http://pbs.twimg.com/media/EXfH0ADXsAEHKUu.jpg" xlink:type="simple">http://pbs.twimg.com/media/EXfH0ADXsAEHKUu.jpg</text:a></text:p>
          </table:table-cell>
          <table:table-cell table:style-name="ce10" table:formula="of:=image([.E526])" office:value-type="string" office:string-value="" calcext:value-type="error">
            <text:p>#NAME?</text:p>
          </table:table-cell>
          <table:table-cell table:style-name="ce1" office:value-type="string" calcext:value-type="string">
            <text:p>Fernhachenzwerg (Zamonien, Walter Moer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4435963142434821</text:p>
          </table:table-cell>
          <table:table-cell table:style-name="ce20" office:value-type="string" calcext:value-type="string">
            <text:p><text:a xlink:href="https://twitter.com/datGestruepp/status/1264435963142434821" xlink:type="simple">https://twitter.com/datGestruepp/status/1264435963142434821</text:a></text:p>
          </table:table-cell>
          <table:table-cell table:style-name="ce26" office:value-type="string" calcext:value-type="string">
            <text:p>24.05.2020</text:p>
          </table:table-cell>
          <table:table-cell table:style-name="ce1" office:value-type="string" calcext:value-type="string">
            <text:p>Danger wer?</text:p>
          </table:table-cell>
          <table:table-cell table:style-name="ce20" office:value-type="string" calcext:value-type="string">
            <text:p><text:a xlink:href="http://pbs.twimg.com/media/EXfIbmeX0AEpY3y.jpg" xlink:type="simple">http://pbs.twimg.com/media/EXfIbmeX0AEpY3y.jpg</text:a></text:p>
          </table:table-cell>
          <table:table-cell table:style-name="ce10" table:formula="of:=image([.E527])" office:value-type="string" office:string-value="" calcext:value-type="error">
            <text:p>#NAME?</text:p>
          </table:table-cell>
          <table:table-cell table:style-name="ce1" office:value-type="string" calcext:value-type="string">
            <text:p>Danger Mouse (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4798352446816265</text:p>
          </table:table-cell>
          <table:table-cell table:style-name="ce20" office:value-type="string" calcext:value-type="string">
            <text:p><text:a xlink:href="https://twitter.com/datGestruepp/status/1264798352446816265" xlink:type="simple">https://twitter.com/datGestruepp/status/1264798352446816265</text:a></text:p>
          </table:table-cell>
          <table:table-cell table:style-name="ce26" office:value-type="string" calcext:value-type="string">
            <text:p>25.05.2020</text:p>
          </table:table-cell>
          <table:table-cell table:style-name="ce1" office:value-type="string" calcext:value-type="string">
            <text:p>Sie sind gruselig!</text:p>
          </table:table-cell>
          <table:table-cell table:style-name="ce20" office:value-type="string" calcext:value-type="string">
            <text:p><text:a xlink:href="http://pbs.twimg.com/media/EXmoZPmWoAEEFcf.jpg" xlink:type="simple">http://pbs.twimg.com/media/EXmoZPmWoAEEFcf.jpg</text:a></text:p>
          </table:table-cell>
          <table:table-cell table:style-name="ce10" table:formula="of:=image([.E528])" office:value-type="string" office:string-value="" calcext:value-type="error">
            <text:p>#NAME?</text:p>
          </table:table-cell>
          <table:table-cell table:style-name="ce1" office:value-type="string" calcext:value-type="string">
            <text:p>Dr. Marcel (Edna bricht aus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5160740253708289</text:p>
          </table:table-cell>
          <table:table-cell table:style-name="ce20" office:value-type="string" calcext:value-type="string">
            <text:p><text:a xlink:href="https://twitter.com/datGestruepp/status/1265160740253708289" xlink:type="simple">https://twitter.com/datGestruepp/status/1265160740253708289</text:a></text:p>
          </table:table-cell>
          <table:table-cell table:style-name="ce26" office:value-type="string" calcext:value-type="string">
            <text:p>26.05.2020</text:p>
          </table:table-cell>
          <table:table-cell table:style-name="ce1" office:value-type="string" calcext:value-type="string">
            <text:p>Einen schönen guten Morgen!</text:p>
          </table:table-cell>
          <table:table-cell table:style-name="ce20" office:value-type="string" calcext:value-type="string">
            <text:p><text:a xlink:href="http://pbs.twimg.com/media/EXrMyf1WoAETIVg.jpg" xlink:type="simple">http://pbs.twimg.com/media/EXrMyf1WoAETIVg.jpg</text:a></text:p>
          </table:table-cell>
          <table:table-cell table:style-name="ce10" table:formula="of:=image([.E529])" office:value-type="string" office:string-value="" calcext:value-type="error">
            <text:p>#NAME?</text:p>
          </table:table-cell>
          <table:table-cell table:style-name="ce1" office:value-type="string" calcext:value-type="string">
            <text:p>Mason "Dipper" Pines (Gravity Fall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5523128052170756</text:p>
          </table:table-cell>
          <table:table-cell table:style-name="ce20" office:value-type="string" calcext:value-type="string">
            <text:p><text:a xlink:href="https://twitter.com/datGestruepp/status/1265523128052170756" xlink:type="simple">https://twitter.com/datGestruepp/status/1265523128052170756</text:a></text:p>
          </table:table-cell>
          <table:table-cell table:style-name="ce26" office:value-type="string" calcext:value-type="string">
            <text:p>27.05.2020</text:p>
          </table:table-cell>
          <table:table-cell table:style-name="ce1" office:value-type="string" calcext:value-type="string">
            <text:p>Uuiiii! Hast du dein Buch dabei?</text:p>
          </table:table-cell>
          <table:table-cell table:style-name="ce20" office:value-type="string" calcext:value-type="string">
            <text:p><text:a xlink:href="http://pbs.twimg.com/media/EXvF2xLXgAIjHeS.jpg" xlink:type="simple">http://pbs.twimg.com/media/EXvF2xLXgAIjHeS.jpg</text:a></text:p>
          </table:table-cell>
          <table:table-cell table:style-name="ce10" table:formula="of:=image([.E530])" office:value-type="string" office:string-value="" calcext:value-type="error">
            <text:p>#NAME?</text:p>
          </table:table-cell>
          <table:table-cell table:style-name="ce1" office:value-type="string" calcext:value-type="string">
            <text:p>Zummi Gummi (Gummibärenband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5885515301167107</text:p>
          </table:table-cell>
          <table:table-cell table:style-name="ce20" office:value-type="string" calcext:value-type="string">
            <text:p><text:a xlink:href="https://twitter.com/datGestruepp/status/1265885515301167107" xlink:type="simple">https://twitter.com/datGestruepp/status/1265885515301167107</text:a></text:p>
          </table:table-cell>
          <table:table-cell table:style-name="ce26" office:value-type="string" calcext:value-type="string">
            <text:p>28.05.2020</text:p>
          </table:table-cell>
          <table:table-cell table:style-name="ce1" office:value-type="string" calcext:value-type="string">
            <text:p>Ach Mensch! Dich hab ich ja auch lang nicht gesehen.</text:p>
          </table:table-cell>
          <table:table-cell table:style-name="ce20" office:value-type="string" calcext:value-type="string">
            <text:p><text:a xlink:href="http://pbs.twimg.com/media/EX2fXT_WAAAGgUK.jpg" xlink:type="simple">http://pbs.twimg.com/media/EX2fXT_WAAAGgUK.jpg</text:a></text:p>
          </table:table-cell>
          <table:table-cell table:style-name="ce10" table:formula="of:=image([.E531])" office:value-type="string" office:string-value="" calcext:value-type="error">
            <text:p>#NAME?</text:p>
          </table:table-cell>
          <table:table-cell table:style-name="ce1" office:value-type="string" calcext:value-type="string">
            <text:p>Schnuffi (Sesamstraß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6247901753335810</text:p>
          </table:table-cell>
          <table:table-cell table:style-name="ce20" office:value-type="string" calcext:value-type="string">
            <text:p><text:a xlink:href="https://twitter.com/datGestruepp/status/1266247901753335810" xlink:type="simple">https://twitter.com/datGestruepp/status/1266247901753335810</text:a></text:p>
          </table:table-cell>
          <table:table-cell table:style-name="ce26" office:value-type="string" calcext:value-type="string">
            <text:p>29.05.2020</text:p>
          </table:table-cell>
          <table:table-cell table:style-name="ce1" office:value-type="string" calcext:value-type="string">
            <text:p>Guten Morgen! Kaffee oder Kakao?</text:p>
          </table:table-cell>
          <table:table-cell table:style-name="ce20" office:value-type="string" calcext:value-type="string">
            <text:p><text:a xlink:href="http://pbs.twimg.com/media/EX7M3ptXgAMh0gK.jpg" xlink:type="simple">http://pbs.twimg.com/media/EX7M3ptXgAMh0gK.jpg</text:a></text:p>
          </table:table-cell>
          <table:table-cell table:style-name="ce10" table:formula="of:=image([.E532])" office:value-type="string" office:string-value="" calcext:value-type="error">
            <text:p>#NAME?</text:p>
          </table:table-cell>
          <table:table-cell table:style-name="ce1" office:value-type="string" calcext:value-type="string">
            <text:p>Michael "Mickey" Blumberg (Disney's große Pause,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6610289929306112</text:p>
          </table:table-cell>
          <table:table-cell table:style-name="ce20" office:value-type="string" calcext:value-type="string">
            <text:p><text:a xlink:href="https://twitter.com/datGestruepp/status/1266610289929306112" xlink:type="simple">https://twitter.com/datGestruepp/status/1266610289929306112</text:a></text:p>
          </table:table-cell>
          <table:table-cell table:style-name="ce26" office:value-type="string" calcext:value-type="string">
            <text:p>30.05.2020</text:p>
          </table:table-cell>
          <table:table-cell table:style-name="ce1" office:value-type="string" calcext:value-type="string">
            <text:p>Hä? Was für Geld? Ich kenne Sie überhaupt nicht!</text:p>
          </table:table-cell>
          <table:table-cell table:style-name="ce20" office:value-type="string" calcext:value-type="string">
            <text:p><text:a xlink:href="http://pbs.twimg.com/media/EX7NXCdXsAIxHsy.jpg" xlink:type="simple">http://pbs.twimg.com/media/EX7NXCdXsAIxHsy.jpg</text:a></text:p>
          </table:table-cell>
          <table:table-cell table:style-name="ce10" table:formula="of:=image([.E533])" office:value-type="string" office:string-value="" calcext:value-type="error">
            <text:p>#NAME?</text:p>
          </table:table-cell>
          <table:table-cell table:style-name="ce1" office:value-type="string" calcext:value-type="string">
            <text:p>Tom Nook (Animal Crossing, Videospiel)</text:p>
          </table:table-cell>
          <table:table-cell table:style-name="ce1" office:value-type="string" calcext:value-type="string">
            <text:p>stimm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6972677723443200</text:p>
          </table:table-cell>
          <table:table-cell table:style-name="ce20" office:value-type="string" calcext:value-type="string">
            <text:p><text:a xlink:href="https://twitter.com/datGestruepp/status/1266972677723443200" xlink:type="simple">https://twitter.com/datGestruepp/status/1266972677723443200</text:a></text:p>
          </table:table-cell>
          <table:table-cell table:style-name="ce26" office:value-type="string" calcext:value-type="string">
            <text:p>31.05.2020</text:p>
          </table:table-cell>
          <table:table-cell table:style-name="ce1" office:value-type="string" calcext:value-type="string">
            <text:p>Ach schau! Noch ein Gummibär!</text:p>
          </table:table-cell>
          <table:table-cell table:style-name="ce20" office:value-type="string" calcext:value-type="string">
            <text:p><text:a xlink:href="http://pbs.twimg.com/media/EX7NzyYWoAERXfy.jpg" xlink:type="simple">http://pbs.twimg.com/media/EX7NzyYWoAERXfy.jpg</text:a></text:p>
          </table:table-cell>
          <table:table-cell table:style-name="ce1" table:formula="of:=image(&quot;http://pbs.twimg.com/media/EX7NzyYWoAERXfy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ummi Gummi (Gummibärenband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7335067543601152</text:p>
          </table:table-cell>
          <table:table-cell table:style-name="ce20" office:value-type="string" calcext:value-type="string">
            <text:p><text:a xlink:href="https://twitter.com/datGestruepp/status/1267335067543601152" xlink:type="simple">https://twitter.com/datGestruepp/status/1267335067543601152</text:a></text:p>
          </table:table-cell>
          <table:table-cell table:style-name="ce26" office:value-type="string" calcext:value-type="string">
            <text:p>01.06.2020</text:p>
          </table:table-cell>
          <table:table-cell table:style-name="ce1" office:value-type="string" calcext:value-type="string">
            <text:p>Ach wie schön! Hallo!</text:p>
          </table:table-cell>
          <table:table-cell table:style-name="ce20" office:value-type="string" calcext:value-type="string">
            <text:p><text:a xlink:href="http://pbs.twimg.com/media/EYFLycpXsAIWpae.jpg" xlink:type="simple">http://pbs.twimg.com/media/EYFLycpXsAIWpae.jpg</text:a></text:p>
          </table:table-cell>
          <table:table-cell table:style-name="ce1" table:formula="of:=image(&quot;http://pbs.twimg.com/media/EYFLycpXsAIWpa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obo der Bär (Muppet Show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7697455111397377</text:p>
          </table:table-cell>
          <table:table-cell table:style-name="ce20" office:value-type="string" calcext:value-type="string">
            <text:p><text:a xlink:href="https://twitter.com/datGestruepp/status/1267697455111397377" xlink:type="simple">https://twitter.com/datGestruepp/status/1267697455111397377</text:a></text:p>
          </table:table-cell>
          <table:table-cell table:style-name="ce26" office:value-type="string" calcext:value-type="string">
            <text:p>02.06.2020</text:p>
          </table:table-cell>
          <table:table-cell table:style-name="ce1" office:value-type="string" calcext:value-type="string">
            <text:p>OH GOTT WAS IST PASSIERT?!</text:p>
          </table:table-cell>
          <table:table-cell table:style-name="ce20" office:value-type="string" calcext:value-type="string">
            <text:p><text:a xlink:href="http://pbs.twimg.com/media/EYcssW9WsAAJrkT.jpg" xlink:type="simple">http://pbs.twimg.com/media/EYcssW9WsAAJrkT.jpg</text:a></text:p>
          </table:table-cell>
          <table:table-cell table:style-name="ce1" table:formula="of:=image(&quot;http://pbs.twimg.com/media/EYcssW9WsAAJrkT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Zensurgnom (Harvey's neue Auge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8059843971084289</text:p>
          </table:table-cell>
          <table:table-cell table:style-name="ce20" office:value-type="string" calcext:value-type="string">
            <text:p><text:a xlink:href="https://twitter.com/datGestruepp/status/1268059843971084289" xlink:type="simple">https://twitter.com/datGestruepp/status/1268059843971084289</text:a></text:p>
          </table:table-cell>
          <table:table-cell table:style-name="ce26" office:value-type="string" calcext:value-type="string">
            <text:p>03.06.2020</text:p>
          </table:table-cell>
          <table:table-cell table:style-name="ce1" office:value-type="string" calcext:value-type="string">
            <text:p>Ja du bist gut in Basketball, kannst du selbigen bitte jetzt wieder aus meinem Kaffee nehmen? Danke!</text:p>
          </table:table-cell>
          <table:table-cell table:style-name="ce20" office:value-type="string" calcext:value-type="string">
            <text:p><text:a xlink:href="http://pbs.twimg.com/media/EYctBu4WAAEaYYG.jpg" xlink:type="simple">http://pbs.twimg.com/media/EYctBu4WAAEaYYG.jpg</text:a></text:p>
          </table:table-cell>
          <table:table-cell table:style-name="ce1" table:formula="of:=image(&quot;http://pbs.twimg.com/media/EYctBu4WAAEaYY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Vincent Pierre "Vince" LaSalle (Dosney's große Paus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8422230884495360</text:p>
          </table:table-cell>
          <table:table-cell table:style-name="ce20" office:value-type="string" calcext:value-type="string">
            <text:p><text:a xlink:href="https://twitter.com/datGestruepp/status/1268422230884495360" xlink:type="simple">https://twitter.com/datGestruepp/status/1268422230884495360</text:a></text:p>
          </table:table-cell>
          <table:table-cell table:style-name="ce26" office:value-type="string" calcext:value-type="string">
            <text:p>04.06.2020</text:p>
          </table:table-cell>
          <table:table-cell table:style-name="ce1" office:value-type="string" calcext:value-type="string">
            <text:p>Trau dich! Er ist perfekt temperiert!</text:p>
          </table:table-cell>
          <table:table-cell table:style-name="ce20" office:value-type="string" calcext:value-type="string">
            <text:p><text:a xlink:href="http://pbs.twimg.com/media/EYezfRLX0AYSW02.jpg" xlink:type="simple">http://pbs.twimg.com/media/EYezfRLX0AYSW02.jpg</text:a></text:p>
          </table:table-cell>
          <table:table-cell table:style-name="ce1" table:formula="of:=image(&quot;http://pbs.twimg.com/media/EYezfRLX0AYSW02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ad (alles steht Kopf, Disney, Pixar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8784618133524481</text:p>
          </table:table-cell>
          <table:table-cell table:style-name="ce20" office:value-type="string" calcext:value-type="string">
            <text:p><text:a xlink:href="https://twitter.com/datGestruepp/status/1268784618133524481" xlink:type="simple">https://twitter.com/datGestruepp/status/1268784618133524481</text:a></text:p>
          </table:table-cell>
          <table:table-cell table:style-name="ce26" office:value-type="string" calcext:value-type="string">
            <text:p>05.06.2020</text:p>
          </table:table-cell>
          <table:table-cell table:style-name="ce1" office:value-type="string" calcext:value-type="string">
            <text:p>Hey! Guten Morgen!</text:p>
          </table:table-cell>
          <table:table-cell table:style-name="ce20" office:value-type="string" calcext:value-type="string">
            <text:p><text:a xlink:href="http://pbs.twimg.com/media/EYe0A8-WoAMjS_u.jpg" xlink:type="simple">http://pbs.twimg.com/media/EYe0A8-WoAMjS_u.jpg</text:a></text:p>
          </table:table-cell>
          <table:table-cell table:style-name="ce1" table:formula="of:=image(&quot;http://pbs.twimg.com/media/EYe0A8-WoAMjS_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unni Gummi (Gummibärenband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9116806976794626</text:p>
          </table:table-cell>
          <table:table-cell table:style-name="ce20" office:value-type="string" calcext:value-type="string">
            <text:p><text:a xlink:href="https://twitter.com/datGestruepp/status/1269116806976794626" xlink:type="simple">https://twitter.com/datGestruepp/status/1269116806976794626</text:a></text:p>
          </table:table-cell>
          <table:table-cell table:style-name="ce26" office:value-type="string" calcext:value-type="string">
            <text:p>06.06.2020</text:p>
          </table:table-cell>
          <table:table-cell table:style-name="ce1" office:value-type="string" calcext:value-type="string">
            <text:p>Oh. Hallo Qwert! </text:p>
          </table:table-cell>
          <table:table-cell table:style-name="ce20" office:value-type="string" calcext:value-type="string">
            <text:p><text:a xlink:href="http://pbs.twimg.com/media/EYsYgVeXYAIxkO9.jpg" xlink:type="simple">http://pbs.twimg.com/media/EYsYgVeXYAIxkO9.jpg</text:a></text:p>
          </table:table-cell>
          <table:table-cell table:style-name="ce1" table:formula="of:=image(&quot;http://pbs.twimg.com/media/EYsYgVeXYAIxkO9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Qwert Zuiopü (Käpt'n Blaubär, 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9509393587945473</text:p>
          </table:table-cell>
          <table:table-cell table:style-name="ce20" office:value-type="string" calcext:value-type="string">
            <text:p><text:a xlink:href="https://twitter.com/datGestruepp/status/1269509393587945473" xlink:type="simple">https://twitter.com/datGestruepp/status/1269509393587945473</text:a></text:p>
          </table:table-cell>
          <table:table-cell table:style-name="ce26" office:value-type="string" calcext:value-type="string">
            <text:p>07.06.2020</text:p>
          </table:table-cell>
          <table:table-cell table:style-name="ce1" office:value-type="string" calcext:value-type="string">
            <text:p>Cooooole Sonnenbrille!</text:p>
          </table:table-cell>
          <table:table-cell table:style-name="ce20" office:value-type="string" calcext:value-type="string">
            <text:p><text:a xlink:href="http://pbs.twimg.com/media/EYuafOqXgAEC-Y6.jpg" xlink:type="simple">http://pbs.twimg.com/media/EYuafOqXgAEC-Y6.jpg</text:a></text:p>
          </table:table-cell>
          <table:table-cell table:style-name="ce1" table:formula="of:=image(&quot;http://pbs.twimg.com/media/EYuafOqXgAEC-Y6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ool Shiggy (Pokemo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69871783051550720</text:p>
          </table:table-cell>
          <table:table-cell table:style-name="ce20" office:value-type="string" calcext:value-type="string">
            <text:p><text:a xlink:href="https://twitter.com/datGestruepp/status/1269871783051550720" xlink:type="simple">https://twitter.com/datGestruepp/status/1269871783051550720</text:a></text:p>
          </table:table-cell>
          <table:table-cell table:style-name="ce26" office:value-type="string" calcext:value-type="string">
            <text:p>08.06.2020</text:p>
          </table:table-cell>
          <table:table-cell table:style-name="ce1" office:value-type="string" calcext:value-type="string">
            <text:p>Ja ich freu mich auch!</text:p>
          </table:table-cell>
          <table:table-cell table:style-name="ce20" office:value-type="string" calcext:value-type="string">
            <text:p><text:a xlink:href="http://pbs.twimg.com/media/EYua7fLWAAAWU8S.jpg" xlink:type="simple">http://pbs.twimg.com/media/EYua7fLWAAAWU8S.jpg</text:a></text:p>
          </table:table-cell>
          <table:table-cell table:style-name="ce1" table:formula="of:=image(&quot;http://pbs.twimg.com/media/EYua7fLWAAAWU8S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oy (Pixar, Disney, Alles steht Kopf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0234171034632192</text:p>
          </table:table-cell>
          <table:table-cell table:style-name="ce20" office:value-type="string" calcext:value-type="string">
            <text:p><text:a xlink:href="https://twitter.com/datGestruepp/status/1270234171034632192" xlink:type="simple">https://twitter.com/datGestruepp/status/1270234171034632192</text:a></text:p>
          </table:table-cell>
          <table:table-cell table:style-name="ce26" office:value-type="string" calcext:value-type="string">
            <text:p>09.06.2020</text:p>
          </table:table-cell>
          <table:table-cell table:style-name="ce1" office:value-type="string" calcext:value-type="string">
            <text:p>Oh! Ach! Zum Frühstück schon Pizza? Ja wenn’s schmeckt... warum nicht.</text:p>
          </table:table-cell>
          <table:table-cell table:style-name="ce20" office:value-type="string" calcext:value-type="string">
            <text:p><text:a xlink:href="http://pbs.twimg.com/media/EZCsUseXYAAG8E2.jpg" xlink:type="simple">http://pbs.twimg.com/media/EZCsUseXYAAG8E2.jpg</text:a></text:p>
          </table:table-cell>
          <table:table-cell table:style-name="ce1" table:formula="of:=image(&quot;http://pbs.twimg.com/media/EZCsUseXYAAG8E2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eonardo (Teenage Mutant Ninja Turtles, Serie, Comic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0596556555554817</text:p>
          </table:table-cell>
          <table:table-cell table:style-name="ce20" office:value-type="string" calcext:value-type="string">
            <text:p><text:a xlink:href="https://twitter.com/datGestruepp/status/1270596556555554817" xlink:type="simple">https://twitter.com/datGestruepp/status/1270596556555554817</text:a></text:p>
          </table:table-cell>
          <table:table-cell table:style-name="ce26" office:value-type="string" calcext:value-type="string">
            <text:p>10.06.2020</text:p>
          </table:table-cell>
          <table:table-cell table:style-name="ce1" office:value-type="string" calcext:value-type="string">
            <text:p>Ein Schälchen Kaffee?</text:p>
          </table:table-cell>
          <table:table-cell table:style-name="ce20" office:value-type="string" calcext:value-type="string">
            <text:p><text:a xlink:href="http://pbs.twimg.com/media/EZCs8qBXgAASao6.jpg" xlink:type="simple">http://pbs.twimg.com/media/EZCs8qBXgAASao6.jpg</text:a></text:p>
          </table:table-cell>
          <table:table-cell table:style-name="ce1" table:formula="of:=image(&quot;http://pbs.twimg.com/media/EZCs8qBXgAASao6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antanplan (Lucky Luke, Comic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0958946870648832</text:p>
          </table:table-cell>
          <table:table-cell table:style-name="ce20" office:value-type="string" calcext:value-type="string">
            <text:p><text:a xlink:href="https://twitter.com/datGestruepp/status/1270958946870648832" xlink:type="simple">https://twitter.com/datGestruepp/status/1270958946870648832</text:a></text:p>
          </table:table-cell>
          <table:table-cell table:style-name="ce26" office:value-type="string" calcext:value-type="string">
            <text:p>11.06.2020</text:p>
          </table:table-cell>
          <table:table-cell table:style-name="ce1" office:value-type="string" calcext:value-type="string">
            <text:p>Awwww!</text:p>
          </table:table-cell>
          <table:table-cell table:style-name="ce20" office:value-type="string" calcext:value-type="string">
            <text:p><text:a xlink:href="http://pbs.twimg.com/media/EZCtZJ2XkAAWPEO.jpg" xlink:type="simple">http://pbs.twimg.com/media/EZCtZJ2XkAAWPEO.jpg</text:a></text:p>
          </table:table-cell>
          <table:table-cell table:style-name="ce1" table:formula="of:=image(&quot;http://pbs.twimg.com/media/EZCtZJ2XkAAWPE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chwabbel (Gravity Fall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1321332018327559</text:p>
          </table:table-cell>
          <table:table-cell table:style-name="ce20" office:value-type="string" calcext:value-type="string">
            <text:p><text:a xlink:href="https://twitter.com/datGestruepp/status/1271321332018327559" xlink:type="simple">https://twitter.com/datGestruepp/status/1271321332018327559</text:a></text:p>
          </table:table-cell>
          <table:table-cell table:style-name="ce26" office:value-type="string" calcext:value-type="string">
            <text:p>12.06.2020</text:p>
          </table:table-cell>
          <table:table-cell table:style-name="ce1" office:value-type="string" calcext:value-type="string">
            <text:p>Oh hallo! Hab einen tollen Tag!</text:p>
          </table:table-cell>
          <table:table-cell table:style-name="ce20" office:value-type="string" calcext:value-type="string">
            <text:p><text:a xlink:href="http://pbs.twimg.com/media/EZCtsc0X0AwGCoC.jpg" xlink:type="simple">http://pbs.twimg.com/media/EZCtsc0X0AwGCoC.jpg</text:a></text:p>
          </table:table-cell>
          <table:table-cell table:style-name="ce1" table:formula="of:=image(&quot;http://pbs.twimg.com/media/EZCtsc0X0AwGCoC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rammi Gummi (Gummibärenband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1683720513282048</text:p>
          </table:table-cell>
          <table:table-cell table:style-name="ce20" office:value-type="string" calcext:value-type="string">
            <text:p><text:a xlink:href="https://twitter.com/datGestruepp/status/1271683720513282048" xlink:type="simple">https://twitter.com/datGestruepp/status/1271683720513282048</text:a></text:p>
          </table:table-cell>
          <table:table-cell table:style-name="ce26" office:value-type="string" calcext:value-type="string">
            <text:p>13.06.2020</text:p>
          </table:table-cell>
          <table:table-cell table:style-name="ce1" office:value-type="string" calcext:value-type="string">
            <text:p>Ach, hallo Fredda!</text:p>
          </table:table-cell>
          <table:table-cell table:style-name="ce20" office:value-type="string" calcext:value-type="string">
            <text:p><text:a xlink:href="http://pbs.twimg.com/media/EZCuAdEWsAAPQUy.jpg" xlink:type="simple">http://pbs.twimg.com/media/EZCuAdEWsAAPQUy.jpg</text:a></text:p>
          </table:table-cell>
          <table:table-cell table:style-name="ce1" table:formula="of:=image(&quot;http://pbs.twimg.com/media/EZCuAdEWsAAPQUy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redda die Berghutze (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2046107707637761</text:p>
          </table:table-cell>
          <table:table-cell table:style-name="ce20" office:value-type="string" calcext:value-type="string">
            <text:p><text:a xlink:href="https://twitter.com/datGestruepp/status/1272046107707637761" xlink:type="simple">https://twitter.com/datGestruepp/status/1272046107707637761</text:a></text:p>
          </table:table-cell>
          <table:table-cell table:style-name="ce26" office:value-type="string" calcext:value-type="string">
            <text:p>14.06.2020</text:p>
          </table:table-cell>
          <table:table-cell table:style-name="ce1" office:value-type="string" calcext:value-type="string">
            <text:p>Oke... ich hab’s immer noch nicht verstanden. Wer bist du jetz?</text:p>
          </table:table-cell>
          <table:table-cell table:style-name="ce20" office:value-type="string" calcext:value-type="string">
            <text:p><text:a xlink:href="http://pbs.twimg.com/media/EZu5t_-XYAASDBg.jpg" xlink:type="simple">http://pbs.twimg.com/media/EZu5t_-XYAASDBg.jpg</text:a></text:p>
          </table:table-cell>
          <table:table-cell table:style-name="ce1" table:formula="of:=image(&quot;http://pbs.twimg.com/media/EZu5t_-XYAASDB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ina (Animal Crossing, Videospiel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2408497116852226</text:p>
          </table:table-cell>
          <table:table-cell table:style-name="ce20" office:value-type="string" calcext:value-type="string">
            <text:p><text:a xlink:href="https://twitter.com/datGestruepp/status/1272408497116852226" xlink:type="simple">https://twitter.com/datGestruepp/status/1272408497116852226</text:a></text:p>
          </table:table-cell>
          <table:table-cell table:style-name="ce26" office:value-type="string" calcext:value-type="string">
            <text:p>15.06.2020</text:p>
          </table:table-cell>
          <table:table-cell table:style-name="ce1" office:value-type="string" calcext:value-type="string">
            <text:p>Darf dein Tiger schon Kakao? </text:p>
          </table:table-cell>
          <table:table-cell table:style-name="ce20" office:value-type="string" calcext:value-type="string">
            <text:p><text:a xlink:href="http://pbs.twimg.com/media/EZu6DnxX0AEWTgW.jpg" xlink:type="simple">http://pbs.twimg.com/media/EZu6DnxX0AEWTgW.jpg</text:a></text:p>
          </table:table-cell>
          <table:table-cell table:style-name="ce1" table:formula="of:=image(&quot;http://pbs.twimg.com/media/EZu6DnxX0AEWTgW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alvin &amp; Hobbs (Comic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3133273611243520</text:p>
          </table:table-cell>
          <table:table-cell table:style-name="ce20" office:value-type="string" calcext:value-type="string">
            <text:p><text:a xlink:href="https://twitter.com/datGestruepp/status/1273133273611243520" xlink:type="simple">https://twitter.com/datGestruepp/status/1273133273611243520</text:a></text:p>
          </table:table-cell>
          <table:table-cell table:style-name="ce26" office:value-type="string" calcext:value-type="string">
            <text:p>17.06.2020</text:p>
          </table:table-cell>
          <table:table-cell table:style-name="ce1" office:value-type="string" calcext:value-type="string">
            <text:p>Was ist das denn für ein komischer Name? </text:p>
          </table:table-cell>
          <table:table-cell table:style-name="ce20" office:value-type="string" calcext:value-type="string">
            <text:p><text:a xlink:href="http://pbs.twimg.com/media/EZu6stJX0AEnPGU.jpg" xlink:type="simple">http://pbs.twimg.com/media/EZu6stJX0AEnPGU.jpg</text:a></text:p>
          </table:table-cell>
          <table:table-cell table:style-name="ce1" table:formula="of:=image(&quot;http://pbs.twimg.com/media/EZu6stJX0AEnPG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chmendrik der Zauberer (das letzte Einhor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3495659824459776</text:p>
          </table:table-cell>
          <table:table-cell table:style-name="ce20" office:value-type="string" calcext:value-type="string">
            <text:p><text:a xlink:href="https://twitter.com/datGestruepp/status/1273495659824459776" xlink:type="simple">https://twitter.com/datGestruepp/status/1273495659824459776</text:a></text:p>
          </table:table-cell>
          <table:table-cell table:style-name="ce26" office:value-type="string" calcext:value-type="string">
            <text:p>18.06.2020</text:p>
          </table:table-cell>
          <table:table-cell table:style-name="ce1" office:value-type="string" calcext:value-type="string">
            <text:p>Ach... kommst du auch aus diesem Animalcrossing?</text:p>
          </table:table-cell>
          <table:table-cell table:style-name="ce20" office:value-type="string" calcext:value-type="string">
            <text:p><text:a xlink:href="http://pbs.twimg.com/media/Eau5POmWoAUI1F8.jpg" xlink:type="simple">http://pbs.twimg.com/media/Eau5POmWoAUI1F8.jpg</text:a></text:p>
          </table:table-cell>
          <table:table-cell table:style-name="ce1" table:formula="of:=image(&quot;http://pbs.twimg.com/media/Eau5POmWoAUI1F8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elinda (Animal Crossing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3858047652200448</text:p>
          </table:table-cell>
          <table:table-cell table:style-name="ce20" office:value-type="string" calcext:value-type="string">
            <text:p><text:a xlink:href="https://twitter.com/datGestruepp/status/1273858047652200448" xlink:type="simple">https://twitter.com/datGestruepp/status/1273858047652200448</text:a></text:p>
          </table:table-cell>
          <table:table-cell table:style-name="ce26" office:value-type="string" calcext:value-type="string">
            <text:p>19.06.2020</text:p>
          </table:table-cell>
          <table:table-cell table:style-name="ce1" office:value-type="string" calcext:value-type="string">
            <text:p>Guten Morgen!</text:p>
          </table:table-cell>
          <table:table-cell table:style-name="ce20" office:value-type="string" calcext:value-type="string">
            <text:p><text:a xlink:href="http://pbs.twimg.com/media/EZu7SatXgAA3AaQ.jpg" xlink:type="simple">http://pbs.twimg.com/media/EZu7SatXgAA3AaQ.jpg</text:a></text:p>
          </table:table-cell>
          <table:table-cell table:style-name="ce1" table:formula="of:=image(&quot;http://pbs.twimg.com/media/EZu7SatXgAA3Aa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ank (Alfred Jodockus Quack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4220434972704768</text:p>
          </table:table-cell>
          <table:table-cell table:style-name="ce20" office:value-type="string" calcext:value-type="string">
            <text:p><text:a xlink:href="https://twitter.com/datGestruepp/status/1274220434972704768" xlink:type="simple">https://twitter.com/datGestruepp/status/1274220434972704768</text:a></text:p>
          </table:table-cell>
          <table:table-cell table:style-name="ce26" office:value-type="string" calcext:value-type="string">
            <text:p>20.06.2020</text:p>
          </table:table-cell>
          <table:table-cell table:style-name="ce1" office:value-type="string" calcext:value-type="string">
            <text:p>Warum denn so grummelig?</text:p>
          </table:table-cell>
          <table:table-cell table:style-name="ce20" office:value-type="string" calcext:value-type="string">
            <text:p><text:a xlink:href="http://pbs.twimg.com/media/EZu8DLfWoAAeNOv.jpg" xlink:type="simple">http://pbs.twimg.com/media/EZu8DLfWoAAeNOv.jpg</text:a></text:p>
          </table:table-cell>
          <table:table-cell table:style-name="ce1" table:formula="of:=image(&quot;http://pbs.twimg.com/media/EZu8DLfWoAAeNOv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ruffi Gummi (Gummibärenband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4582822796308482</text:p>
          </table:table-cell>
          <table:table-cell table:style-name="ce20" office:value-type="string" calcext:value-type="string">
            <text:p><text:a xlink:href="https://twitter.com/datGestruepp/status/1274582822796308482" xlink:type="simple">https://twitter.com/datGestruepp/status/1274582822796308482</text:a></text:p>
          </table:table-cell>
          <table:table-cell table:style-name="ce26" office:value-type="string" calcext:value-type="string">
            <text:p>21.06.2020</text:p>
          </table:table-cell>
          <table:table-cell table:style-name="ce1" office:value-type="string" calcext:value-type="string">
            <text:p>Ohhhh!</text:p>
          </table:table-cell>
          <table:table-cell table:style-name="ce20" office:value-type="string" calcext:value-type="string">
            <text:p><text:a xlink:href="http://pbs.twimg.com/media/EZu8TCRXQAMh1T0.jpg" xlink:type="simple">http://pbs.twimg.com/media/EZu8TCRXQAMh1T0.jpg</text:a></text:p>
          </table:table-cell>
          <table:table-cell table:style-name="ce1" table:formula="of:=image(&quot;http://pbs.twimg.com/media/EZu8TCRXQAMh1T0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as letzte Einhorn (Trickfilm, Film, Disne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4945211677003777</text:p>
          </table:table-cell>
          <table:table-cell table:style-name="ce20" office:value-type="string" calcext:value-type="string">
            <text:p><text:a xlink:href="https://twitter.com/datGestruepp/status/1274945211677003777" xlink:type="simple">https://twitter.com/datGestruepp/status/1274945211677003777</text:a></text:p>
          </table:table-cell>
          <table:table-cell table:style-name="ce26" office:value-type="string" calcext:value-type="string">
            <text:p>22.06.2020</text:p>
          </table:table-cell>
          <table:table-cell table:style-name="ce1" office:value-type="string" calcext:value-type="string">
            <text:p>Oh. hallo Fjodor! Wie schön!</text:p>
          </table:table-cell>
          <table:table-cell table:style-name="ce20" office:value-type="string" calcext:value-type="string">
            <text:p><text:a xlink:href="http://pbs.twimg.com/media/EZ7PmC9XsAAGwkE.jpg" xlink:type="simple">http://pbs.twimg.com/media/EZ7PmC9XsAAGwkE.jpg</text:a></text:p>
          </table:table-cell>
          <table:table-cell table:style-name="ce1" table:formula="of:=image(&quot;http://pbs.twimg.com/media/EZ7PmC9XsAAGwk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jodor F. Fjodor (Zamonien, Walter Moers, Buch: Der Schrecksenmeister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5307598519037954</text:p>
          </table:table-cell>
          <table:table-cell table:style-name="ce20" office:value-type="string" calcext:value-type="string">
            <text:p><text:a xlink:href="https://twitter.com/datGestruepp/status/1275307598519037954" xlink:type="simple">https://twitter.com/datGestruepp/status/1275307598519037954</text:a></text:p>
          </table:table-cell>
          <table:table-cell table:style-name="ce26" office:value-type="string" calcext:value-type="string">
            <text:p>23.06.2020</text:p>
          </table:table-cell>
          <table:table-cell table:style-name="ce1" office:value-type="string" calcext:value-type="string">
            <text:p>Ach du auch hier?</text:p>
          </table:table-cell>
          <table:table-cell table:style-name="ce20" office:value-type="string" calcext:value-type="string">
            <text:p><text:a xlink:href="http://pbs.twimg.com/media/EZ7QUX5WoAAk26W.jpg" xlink:type="simple">http://pbs.twimg.com/media/EZ7QUX5WoAAk26W.jpg</text:a></text:p>
          </table:table-cell>
          <table:table-cell table:style-name="ce1" table:formula="of:=image(&quot;http://pbs.twimg.com/media/EZ7QUX5WoAAk26W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ubbi Gummi (Gummibärenband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5669987278143488</text:p>
          </table:table-cell>
          <table:table-cell table:style-name="ce20" office:value-type="string" calcext:value-type="string">
            <text:p><text:a xlink:href="https://twitter.com/datGestruepp/status/1275669987278143488" xlink:type="simple">https://twitter.com/datGestruepp/status/1275669987278143488</text:a></text:p>
          </table:table-cell>
          <table:table-cell table:style-name="ce26" office:value-type="string" calcext:value-type="string">
            <text:p>24.06.2020</text:p>
          </table:table-cell>
          <table:table-cell table:style-name="ce1" office:value-type="string" calcext:value-type="string">
            <text:p>Oh. Eine Finsterbergmade!</text:p>
          </table:table-cell>
          <table:table-cell table:style-name="ce20" office:value-type="string" calcext:value-type="string">
            <text:p><text:a xlink:href="http://pbs.twimg.com/media/EaDi-o6XkAEC06e.jpg" xlink:type="simple">http://pbs.twimg.com/media/EaDi-o6XkAEC06e.jpg</text:a></text:p>
          </table:table-cell>
          <table:table-cell table:style-name="ce1" table:formula="of:=image(&quot;http://pbs.twimg.com/media/EaDi-o6XkAEC06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ie Finsterbergmade (Zamonien, Walter Moer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6032375554748416</text:p>
          </table:table-cell>
          <table:table-cell table:style-name="ce20" office:value-type="string" calcext:value-type="string">
            <text:p><text:a xlink:href="https://twitter.com/datGestruepp/status/1276032375554748416" xlink:type="simple">https://twitter.com/datGestruepp/status/1276032375554748416</text:a></text:p>
          </table:table-cell>
          <table:table-cell table:style-name="ce26" office:value-type="string" calcext:value-type="string">
            <text:p>25.06.2020</text:p>
          </table:table-cell>
          <table:table-cell table:style-name="ce1" office:value-type="string" calcext:value-type="string">
            <text:p>Nein, da ist kein Ring drin.</text:p>
          </table:table-cell>
          <table:table-cell table:style-name="ce20" office:value-type="string" calcext:value-type="string">
            <text:p><text:a xlink:href="http://pbs.twimg.com/media/EaDjVjcXgAAWH_n.jpg" xlink:type="simple">http://pbs.twimg.com/media/EaDjVjcXgAAWH_n.jpg</text:a></text:p>
          </table:table-cell>
          <table:table-cell table:style-name="ce1" table:formula="of:=image(&quot;http://pbs.twimg.com/media/EaDjVjcXgAAWH_n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ollum/Sméagol (Herr der Ringe, J.R.R.Tolkien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6394764158541824</text:p>
          </table:table-cell>
          <table:table-cell table:style-name="ce20" office:value-type="string" calcext:value-type="string">
            <text:p><text:a xlink:href="https://twitter.com/datGestruepp/status/1276394764158541824" xlink:type="simple">https://twitter.com/datGestruepp/status/1276394764158541824</text:a></text:p>
          </table:table-cell>
          <table:table-cell table:style-name="ce26" office:value-type="string" calcext:value-type="string">
            <text:p>26.06.2020</text:p>
          </table:table-cell>
          <table:table-cell table:style-name="ce1" office:value-type="string" calcext:value-type="string">
            <text:p>Wo hast du denn deinen Vogel gelassen?</text:p>
          </table:table-cell>
          <table:table-cell table:style-name="ce20" office:value-type="string" calcext:value-type="string">
            <text:p><text:a xlink:href="http://pbs.twimg.com/media/EaF7yh9XYAIUXCM.jpg" xlink:type="simple">http://pbs.twimg.com/media/EaF7yh9XYAIUXCM.jpg</text:a></text:p>
          </table:table-cell>
          <table:table-cell table:style-name="ce1" table:formula="of:=image(&quot;http://pbs.twimg.com/media/EaF7yh9XYAIUXCM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ugustus Gummi (Gummibärenband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6757152573665280</text:p>
          </table:table-cell>
          <table:table-cell table:style-name="ce20" office:value-type="string" calcext:value-type="string">
            <text:p><text:a xlink:href="https://twitter.com/datGestruepp/status/1276757152573665280" xlink:type="simple">https://twitter.com/datGestruepp/status/1276757152573665280</text:a></text:p>
          </table:table-cell>
          <table:table-cell table:style-name="ce26" office:value-type="string" calcext:value-type="string">
            <text:p>27.06.2020</text:p>
          </table:table-cell>
          <table:table-cell table:style-name="ce1" office:value-type="string" calcext:value-type="string">
            <text:p>Huch! </text:p>
          </table:table-cell>
          <table:table-cell table:style-name="ce20" office:value-type="string" calcext:value-type="string">
            <text:p><text:a xlink:href="http://pbs.twimg.com/media/EaF8SUVWsAEZXzp.jpg" xlink:type="simple">http://pbs.twimg.com/media/EaF8SUVWsAEZXzp.jpg</text:a></text:p>
          </table:table-cell>
          <table:table-cell table:style-name="ce1" table:formula="of:=image(&quot;http://pbs.twimg.com/media/EaF8SUVWsAEZXzp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lpollo (Pokemo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7119538925129729</text:p>
          </table:table-cell>
          <table:table-cell table:style-name="ce20" office:value-type="string" calcext:value-type="string">
            <text:p><text:a xlink:href="https://twitter.com/datGestruepp/status/1277119538925129729" xlink:type="simple">https://twitter.com/datGestruepp/status/1277119538925129729</text:a></text:p>
          </table:table-cell>
          <table:table-cell table:style-name="ce26" office:value-type="string" calcext:value-type="string">
            <text:p>28.06.2020</text:p>
          </table:table-cell>
          <table:table-cell table:style-name="ce1" office:value-type="string" calcext:value-type="string">
            <text:p>Ach. Aus Mexiko! Sowas!</text:p>
          </table:table-cell>
          <table:table-cell table:style-name="ce20" office:value-type="string" calcext:value-type="string">
            <text:p><text:a xlink:href="http://pbs.twimg.com/media/Ea6OptyXQAALChJ.jpg" xlink:type="simple">http://pbs.twimg.com/media/Ea6OptyXQAALChJ.jpg</text:a></text:p>
          </table:table-cell>
          <table:table-cell table:style-name="ce1" table:formula="of:=image(&quot;http://pbs.twimg.com/media/Ea6OptyXQAALCh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peedy Gonzales (die schnellste Maus von Mexiko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7481926698217472</text:p>
          </table:table-cell>
          <table:table-cell table:style-name="ce20" office:value-type="string" calcext:value-type="string">
            <text:p><text:a xlink:href="https://twitter.com/datGestruepp/status/1277481926698217472" xlink:type="simple">https://twitter.com/datGestruepp/status/1277481926698217472</text:a></text:p>
          </table:table-cell>
          <table:table-cell table:style-name="ce26" office:value-type="string" calcext:value-type="string">
            <text:p>29.06.2020</text:p>
          </table:table-cell>
          <table:table-cell table:style-name="ce1" office:value-type="string" calcext:value-type="string">
            <text:p>Schlumpfige Mütze.</text:p>
          </table:table-cell>
          <table:table-cell table:style-name="ce20" office:value-type="string" calcext:value-type="string">
            <text:p><text:a xlink:href="http://pbs.twimg.com/media/Ea6POvGXQAER54f.jpg" xlink:type="simple">http://pbs.twimg.com/media/Ea6POvGXQAER54f.jpg</text:a></text:p>
          </table:table-cell>
          <table:table-cell table:style-name="ce1" table:formula="of:=image(&quot;http://pbs.twimg.com/media/Ea6POvGXQAER54f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chlumpfine (Die Schlümpfe, Peyo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7844313502650368</text:p>
          </table:table-cell>
          <table:table-cell table:style-name="ce20" office:value-type="string" calcext:value-type="string">
            <text:p><text:a xlink:href="https://twitter.com/datGestruepp/status/1277844313502650368" xlink:type="simple">https://twitter.com/datGestruepp/status/1277844313502650368</text:a></text:p>
          </table:table-cell>
          <table:table-cell table:style-name="ce26" office:value-type="string" calcext:value-type="string">
            <text:p>30.06.2020</text:p>
          </table:table-cell>
          <table:table-cell table:style-name="ce1" office:value-type="string" calcext:value-type="string">
            <text:p>Und Ähm... sorry, aber was sind sie jetzt genau Herr äh... Gurki?</text:p>
          </table:table-cell>
          <table:table-cell table:style-name="ce20" office:value-type="string" calcext:value-type="string">
            <text:p><text:a xlink:href="http://pbs.twimg.com/media/Ea6P51BWAAA8fxO.jpg" xlink:type="simple">http://pbs.twimg.com/media/Ea6P51BWAAA8fxO.jpg</text:a></text:p>
          </table:table-cell>
          <table:table-cell table:style-name="ce1" table:formula="of:=image(&quot;http://pbs.twimg.com/media/Ea6P51BWAAA8fx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urgi (Taran und der zauberkessel, Disney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8206703360565249</text:p>
          </table:table-cell>
          <table:table-cell table:style-name="ce20" office:value-type="string" calcext:value-type="string">
            <text:p><text:a xlink:href="https://twitter.com/datGestruepp/status/1278206703360565249" xlink:type="simple">https://twitter.com/datGestruepp/status/1278206703360565249</text:a></text:p>
          </table:table-cell>
          <table:table-cell table:style-name="ce26" office:value-type="string" calcext:value-type="string">
            <text:p>01.07.2020</text:p>
          </table:table-cell>
          <table:table-cell table:style-name="ce1" office:value-type="string" calcext:value-type="string">
            <text:p>Wie hieß die jetz? Jasmin, Jenny,... irgendwas mit J.</text:p>
          </table:table-cell>
          <table:table-cell table:style-name="ce20" office:value-type="string" calcext:value-type="string">
            <text:p><text:a xlink:href="http://pbs.twimg.com/media/EbDUu5_XkAAiLbp.jpg" xlink:type="simple">http://pbs.twimg.com/media/EbDUu5_XkAAiLbp.jpg</text:a></text:p>
          </table:table-cell>
          <table:table-cell table:style-name="ce1" table:formula="of:=image(&quot;http://pbs.twimg.com/media/EbDUu5_XkAAiLbp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orty (Rick &amp; Morty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8569090458796032</text:p>
          </table:table-cell>
          <table:table-cell table:style-name="ce20" office:value-type="string" calcext:value-type="string">
            <text:p><text:a xlink:href="https://twitter.com/datGestruepp/status/1278569090458796032" xlink:type="simple">https://twitter.com/datGestruepp/status/1278569090458796032</text:a></text:p>
          </table:table-cell>
          <table:table-cell table:style-name="ce26" office:value-type="string" calcext:value-type="string">
            <text:p>02.07.2020</text:p>
          </table:table-cell>
          <table:table-cell table:style-name="ce1" office:value-type="string" calcext:value-type="string">
            <text:p>NARF!</text:p>
          </table:table-cell>
          <table:table-cell table:style-name="ce20" office:value-type="string" calcext:value-type="string">
            <text:p><text:a xlink:href="http://pbs.twimg.com/media/EbDVKSLXsAAF-F2.jpg" xlink:type="simple">http://pbs.twimg.com/media/EbDVKSLXsAAF-F2.jpg</text:a></text:p>
          </table:table-cell>
          <table:table-cell table:style-name="ce1" table:formula="of:=image(&quot;http://pbs.twimg.com/media/EbDVKSLXsAAF-F2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inky und der Brain (zeichentrick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8931480610209794</text:p>
          </table:table-cell>
          <table:table-cell table:style-name="ce20" office:value-type="string" calcext:value-type="string">
            <text:p><text:a xlink:href="https://twitter.com/datGestruepp/status/1278931480610209794" xlink:type="simple">https://twitter.com/datGestruepp/status/1278931480610209794</text:a></text:p>
          </table:table-cell>
          <table:table-cell table:style-name="ce26" office:value-type="string" calcext:value-type="string">
            <text:p>03.07.2020</text:p>
          </table:table-cell>
          <table:table-cell table:style-name="ce1" office:value-type="string" calcext:value-type="string">
            <text:p>Ach wie niedlich!</text:p>
          </table:table-cell>
          <table:table-cell table:style-name="ce20" office:value-type="string" calcext:value-type="string">
            <text:p><text:a xlink:href="http://pbs.twimg.com/media/EbDVg7PXgAMn1oZ.jpg" xlink:type="simple">http://pbs.twimg.com/media/EbDVg7PXgAMn1oZ.jpg</text:a></text:p>
          </table:table-cell>
          <table:table-cell table:style-name="ce1" table:formula="of:=image(&quot;http://pbs.twimg.com/media/EbDVg7PXgAMn1oZ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Quapsel (Pokemo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9293867414761473</text:p>
          </table:table-cell>
          <table:table-cell table:style-name="ce20" office:value-type="string" calcext:value-type="string">
            <text:p><text:a xlink:href="https://twitter.com/datGestruepp/status/1279293867414761473" xlink:type="simple">https://twitter.com/datGestruepp/status/1279293867414761473</text:a></text:p>
          </table:table-cell>
          <table:table-cell table:style-name="ce26" office:value-type="string" calcext:value-type="string">
            <text:p>04.07.2020</text:p>
          </table:table-cell>
          <table:table-cell table:style-name="ce1" office:value-type="string" calcext:value-type="string">
            <text:p>Krasse Mütze!</text:p>
          </table:table-cell>
          <table:table-cell table:style-name="ce20" office:value-type="string" calcext:value-type="string">
            <text:p><text:a xlink:href="http://pbs.twimg.com/media/EbDVyV7XgAADY_b.jpg" xlink:type="simple">http://pbs.twimg.com/media/EbDVyV7XgAADY_b.jpg</text:a></text:p>
          </table:table-cell>
          <table:table-cell table:style-name="ce1" table:formula="of:=image(&quot;http://pbs.twimg.com/media/EbDVyV7XgAADY_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ino Bommelino (Commedia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79656254781063171</text:p>
          </table:table-cell>
          <table:table-cell table:style-name="ce20" office:value-type="string" calcext:value-type="string">
            <text:p><text:a xlink:href="https://twitter.com/datGestruepp/status/1279656254781063171" xlink:type="simple">https://twitter.com/datGestruepp/status/1279656254781063171</text:a></text:p>
          </table:table-cell>
          <table:table-cell table:style-name="ce26" office:value-type="string" calcext:value-type="string">
            <text:p>05.07.2020</text:p>
          </table:table-cell>
          <table:table-cell table:style-name="ce1" office:value-type="string" calcext:value-type="string">
            <text:p>Krasse Schulterteile!</text:p>
          </table:table-cell>
          <table:table-cell table:style-name="ce20" office:value-type="string" calcext:value-type="string">
            <text:p><text:a xlink:href="http://pbs.twimg.com/media/EbOrwHEWkAA_dW8.jpg" xlink:type="simple">http://pbs.twimg.com/media/EbOrwHEWkAA_dW8.jpg</text:a></text:p>
          </table:table-cell>
          <table:table-cell table:style-name="ce1" table:formula="of:=image(&quot;http://pbs.twimg.com/media/EbOrwHEWkAA_dW8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<text:s/>Mega Mind (Pixar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0018643108020225</text:p>
          </table:table-cell>
          <table:table-cell table:style-name="ce20" office:value-type="string" calcext:value-type="string">
            <text:p><text:a xlink:href="https://twitter.com/datGestruepp/status/1280018643108020225" xlink:type="simple">https://twitter.com/datGestruepp/status/1280018643108020225</text:a></text:p>
          </table:table-cell>
          <table:table-cell table:style-name="ce26" office:value-type="string" calcext:value-type="string">
            <text:p>06.07.2020</text:p>
          </table:table-cell>
          <table:table-cell table:style-name="ce1" office:value-type="string" calcext:value-type="string">
            <text:p>Ach, Inspector sind sie? Klingt spannend!</text:p>
          </table:table-cell>
          <table:table-cell table:style-name="ce20" office:value-type="string" calcext:value-type="string">
            <text:p><text:a xlink:href="http://pbs.twimg.com/media/EbOsG9GWkAI3r3A.jpg" xlink:type="simple">http://pbs.twimg.com/media/EbOsG9GWkAI3r3A.jpg</text:a></text:p>
          </table:table-cell>
          <table:table-cell table:style-name="ce1" table:formula="of:=image(&quot;http://pbs.twimg.com/media/EbOsG9GWkAI3r3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r Inspector (Paul Panther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0381029459656704</text:p>
          </table:table-cell>
          <table:table-cell table:style-name="ce20" office:value-type="string" calcext:value-type="string">
            <text:p><text:a xlink:href="https://twitter.com/datGestruepp/status/1280381029459656704" xlink:type="simple">https://twitter.com/datGestruepp/status/1280381029459656704</text:a></text:p>
          </table:table-cell>
          <table:table-cell table:style-name="ce26" office:value-type="string" calcext:value-type="string">
            <text:p>07.07.2020</text:p>
          </table:table-cell>
          <table:table-cell table:style-name="ce1" office:value-type="string" calcext:value-type="string">
            <text:p>Tolle Frisur!</text:p>
          </table:table-cell>
          <table:table-cell table:style-name="ce20" office:value-type="string" calcext:value-type="string">
            <text:p><text:a xlink:href="http://pbs.twimg.com/media/EbTVjmZXsAc7m17.jpg" xlink:type="simple">http://pbs.twimg.com/media/EbTVjmZXsAc7m17.jpg</text:a></text:p>
          </table:table-cell>
          <table:table-cell table:style-name="ce1" table:formula="of:=image(&quot;http://pbs.twimg.com/media/EbTVjmZXsAc7m17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isa Simpson (Die Simpsons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0743417891491840</text:p>
          </table:table-cell>
          <table:table-cell table:style-name="ce20" office:value-type="string" calcext:value-type="string">
            <text:p><text:a xlink:href="https://twitter.com/datGestruepp/status/1280743417891491840" xlink:type="simple">https://twitter.com/datGestruepp/status/1280743417891491840</text:a></text:p>
          </table:table-cell>
          <table:table-cell table:style-name="ce26" office:value-type="string" calcext:value-type="string">
            <text:p>08.07.2020</text:p>
          </table:table-cell>
          <table:table-cell table:style-name="ce1" office:value-type="string" calcext:value-type="string">
            <text:p>Felix. Aha. Ja. Und sonst so?</text:p>
          </table:table-cell>
          <table:table-cell table:style-name="ce20" office:value-type="string" calcext:value-type="string">
            <text:p><text:a xlink:href="http://pbs.twimg.com/media/EbTWCyPXkAUla6r.jpg" xlink:type="simple">http://pbs.twimg.com/media/EbTWCyPXkAUla6r.jpg</text:a></text:p>
          </table:table-cell>
          <table:table-cell table:style-name="ce1" table:formula="of:=image(&quot;http://pbs.twimg.com/media/EbTWCyPXkAUla6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lix (Animal Crossing, Videospiel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1105805979217920</text:p>
          </table:table-cell>
          <table:table-cell table:style-name="ce20" office:value-type="string" calcext:value-type="string">
            <text:p><text:a xlink:href="https://twitter.com/datGestruepp/status/1281105805979217920" xlink:type="simple">https://twitter.com/datGestruepp/status/1281105805979217920</text:a></text:p>
          </table:table-cell>
          <table:table-cell table:style-name="ce26" office:value-type="string" calcext:value-type="string">
            <text:p>09.07.2020</text:p>
          </table:table-cell>
          <table:table-cell table:style-name="ce1" office:value-type="string" calcext:value-type="string">
            <text:p>Oh wie schön! Ein Gimpel!</text:p>
          </table:table-cell>
          <table:table-cell table:style-name="ce20" office:value-type="string" calcext:value-type="string">
            <text:p><text:a xlink:href="http://pbs.twimg.com/media/EbTWtk1WkAMT2j1.jpg" xlink:type="simple">http://pbs.twimg.com/media/EbTWtk1WkAMT2j1.jpg</text:a></text:p>
          </table:table-cell>
          <table:table-cell table:style-name="ce1" table:formula="of:=image(&quot;http://pbs.twimg.com/media/EbTWtk1WkAMT2j1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impel (Käpt'n Blaubär, 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1468193861664768</text:p>
          </table:table-cell>
          <table:table-cell table:style-name="ce20" office:value-type="string" calcext:value-type="string">
            <text:p><text:a xlink:href="https://twitter.com/datGestruepp/status/1281468193861664768" xlink:type="simple">https://twitter.com/datGestruepp/status/1281468193861664768</text:a></text:p>
          </table:table-cell>
          <table:table-cell table:style-name="ce26" office:value-type="string" calcext:value-type="string">
            <text:p>10.07.2020</text:p>
          </table:table-cell>
          <table:table-cell table:style-name="ce1" office:value-type="string" calcext:value-type="string">
            <text:p>Warum so grummelig?</text:p>
          </table:table-cell>
          <table:table-cell table:style-name="ce20" office:value-type="string" calcext:value-type="string">
            <text:p><text:a xlink:href="http://pbs.twimg.com/media/EbTYDrLWoAM1Y1q.jpg" xlink:type="simple">http://pbs.twimg.com/media/EbTYDrLWoAM1Y1q.jpg</text:a></text:p>
          </table:table-cell>
          <table:table-cell table:style-name="ce1" table:formula="of:=image(&quot;http://pbs.twimg.com/media/EbTYDrLWoAM1Y1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elga (Hey Arnold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1830580938833920</text:p>
          </table:table-cell>
          <table:table-cell table:style-name="ce20" office:value-type="string" calcext:value-type="string">
            <text:p><text:a xlink:href="https://twitter.com/datGestruepp/status/1281830580938833920" xlink:type="simple">https://twitter.com/datGestruepp/status/1281830580938833920</text:a></text:p>
          </table:table-cell>
          <table:table-cell table:style-name="ce26" office:value-type="string" calcext:value-type="string">
            <text:p>11.07.2020</text:p>
          </table:table-cell>
          <table:table-cell table:style-name="ce1" office:value-type="string" calcext:value-type="string">
            <text:p>Hallo Rumo! Lieber eine süße Milch für dich?</text:p>
          </table:table-cell>
          <table:table-cell table:style-name="ce20" office:value-type="string" calcext:value-type="string">
            <text:p><text:a xlink:href="http://pbs.twimg.com/media/Ecd0bYtXkAAD2SF.jpg" xlink:type="simple">http://pbs.twimg.com/media/Ecd0bYtXkAAD2SF.jpg</text:a></text:p>
          </table:table-cell>
          <table:table-cell table:style-name="ce1" table:formula="of:=image(&quot;http://pbs.twimg.com/media/Ecd0bYtXkAAD2SF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umo (Zamonien, Buch Rumo und die Wunder im Dunkel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2192968661651457</text:p>
          </table:table-cell>
          <table:table-cell table:style-name="ce20" office:value-type="string" calcext:value-type="string">
            <text:p><text:a xlink:href="https://twitter.com/datGestruepp/status/1282192968661651457" xlink:type="simple">https://twitter.com/datGestruepp/status/1282192968661651457</text:a></text:p>
          </table:table-cell>
          <table:table-cell table:style-name="ce26" office:value-type="string" calcext:value-type="string">
            <text:p>12.07.2020</text:p>
          </table:table-cell>
          <table:table-cell table:style-name="ce1" office:value-type="string" calcext:value-type="string">
            <text:p>Huch? Wo kommt ihr denn her?</text:p>
          </table:table-cell>
          <table:table-cell table:style-name="ce20" office:value-type="string" calcext:value-type="string">
            <text:p><text:a xlink:href="http://pbs.twimg.com/media/Eb3QmdtWAAA6CS6.jpg" xlink:type="simple">http://pbs.twimg.com/media/Eb3QmdtWAAA6CS6.jpg</text:a></text:p>
          </table:table-cell>
          <table:table-cell table:style-name="ce1" table:formula="of:=image(&quot;http://pbs.twimg.com/media/Eb3QmdtWAAA6CS6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chnatter und Flatter (Darkwing Du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2555356216885249</text:p>
          </table:table-cell>
          <table:table-cell table:style-name="ce20" office:value-type="string" calcext:value-type="string">
            <text:p><text:a xlink:href="https://twitter.com/datGestruepp/status/1282555356216885249" xlink:type="simple">https://twitter.com/datGestruepp/status/1282555356216885249</text:a></text:p>
          </table:table-cell>
          <table:table-cell table:style-name="ce26" office:value-type="string" calcext:value-type="string">
            <text:p>13.07.2020</text:p>
          </table:table-cell>
          <table:table-cell table:style-name="ce1" office:value-type="string" calcext:value-type="string">
            <text:p>Ich fühle mich ein bisschen beobachtet!</text:p>
          </table:table-cell>
          <table:table-cell table:style-name="ce20" office:value-type="string" calcext:value-type="string">
            <text:p><text:a xlink:href="http://pbs.twimg.com/media/Eb3QwlhWkAgQmCo.jpg" xlink:type="simple">http://pbs.twimg.com/media/Eb3QwlhWkAgQmCo.jpg</text:a></text:p>
          </table:table-cell>
          <table:table-cell table:style-name="ce1" table:formula="of:=image(&quot;http://pbs.twimg.com/media/Eb3QwlhWkAgQmC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aurons Auge (Herr der Ringe, J.R.R.Tolkien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2917743709175808</text:p>
          </table:table-cell>
          <table:table-cell table:style-name="ce20" office:value-type="string" calcext:value-type="string">
            <text:p><text:a xlink:href="https://twitter.com/datGestruepp/status/1282917743709175808" xlink:type="simple">https://twitter.com/datGestruepp/status/1282917743709175808</text:a></text:p>
          </table:table-cell>
          <table:table-cell table:style-name="ce26" office:value-type="string" calcext:value-type="string">
            <text:p>14.07.2020</text:p>
          </table:table-cell>
          <table:table-cell table:style-name="ce1" office:value-type="string" calcext:value-type="string">
            <text:p>Okayokayokay! Kein Stress!</text:p>
          </table:table-cell>
          <table:table-cell table:style-name="ce20" office:value-type="string" calcext:value-type="string">
            <text:p><text:a xlink:href="http://pbs.twimg.com/media/Eb8cH7JU8AAOQxg.jpg" xlink:type="simple">http://pbs.twimg.com/media/Eb8cH7JU8AAOQxg.jpg</text:a></text:p>
          </table:table-cell>
          <table:table-cell table:style-name="ce1" table:formula="of:=image(&quot;http://pbs.twimg.com/media/Eb8cH7JU8AAOQx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öwe "Meins!" (Findet Nemo, Pixar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3280132686389249</text:p>
          </table:table-cell>
          <table:table-cell table:style-name="ce20" office:value-type="string" calcext:value-type="string">
            <text:p><text:a xlink:href="https://twitter.com/datGestruepp/status/1283280132686389249" xlink:type="simple">https://twitter.com/datGestruepp/status/1283280132686389249</text:a></text:p>
          </table:table-cell>
          <table:table-cell table:style-name="ce26" office:value-type="string" calcext:value-type="string">
            <text:p>15.07.2020</text:p>
          </table:table-cell>
          <table:table-cell table:style-name="ce1" office:value-type="string" calcext:value-type="string">
            <text:p>Oh! Du gefällst mir viel besser als dieser Typ von gestern!</text:p>
          </table:table-cell>
          <table:table-cell table:style-name="ce20" office:value-type="string" calcext:value-type="string">
            <text:p><text:a xlink:href="http://pbs.twimg.com/media/Eb8cgZKU8AAbhtK.jpg" xlink:type="simple">http://pbs.twimg.com/media/Eb8cgZKU8AAbhtK.jpg</text:a></text:p>
          </table:table-cell>
          <table:table-cell table:style-name="ce1" table:formula="of:=image(&quot;http://pbs.twimg.com/media/Eb8cgZKU8AAbhtK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hocobo (Final Fantasy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3642520136712195</text:p>
          </table:table-cell>
          <table:table-cell table:style-name="ce20" office:value-type="string" calcext:value-type="string">
            <text:p><text:a xlink:href="https://twitter.com/datGestruepp/status/1283642520136712195" xlink:type="simple">https://twitter.com/datGestruepp/status/1283642520136712195</text:a></text:p>
          </table:table-cell>
          <table:table-cell table:style-name="ce26" office:value-type="string" calcext:value-type="string">
            <text:p>16.07.2020</text:p>
          </table:table-cell>
          <table:table-cell table:style-name="ce1" office:value-type="string" calcext:value-type="string">
            <text:p>Ach! Geht auch Brötchen?</text:p>
          </table:table-cell>
          <table:table-cell table:style-name="ce20" office:value-type="string" calcext:value-type="string">
            <text:p><text:a xlink:href="http://pbs.twimg.com/media/Eb8dRiEU8AA4Aca.jpg" xlink:type="simple">http://pbs.twimg.com/media/Eb8dRiEU8AA4Aca.jpg</text:a></text:p>
          </table:table-cell>
          <table:table-cell table:style-name="ce1" table:formula="of:=image(&quot;http://pbs.twimg.com/media/Eb8dRiEU8AA4Ac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r kleine tapfere Toster (Disney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4004910858743808</text:p>
          </table:table-cell>
          <table:table-cell table:style-name="ce20" office:value-type="string" calcext:value-type="string">
            <text:p><text:a xlink:href="https://twitter.com/datGestruepp/status/1284004910858743808" xlink:type="simple">https://twitter.com/datGestruepp/status/1284004910858743808</text:a></text:p>
          </table:table-cell>
          <table:table-cell table:style-name="ce26" office:value-type="string" calcext:value-type="string">
            <text:p>17.07.2020</text:p>
          </table:table-cell>
          <table:table-cell table:style-name="ce1" office:value-type="string" calcext:value-type="string">
            <text:p>Ein Tässchen Spinat?</text:p>
          </table:table-cell>
          <table:table-cell table:style-name="ce20" office:value-type="string" calcext:value-type="string">
            <text:p><text:a xlink:href="http://pbs.twimg.com/media/EcazlEWXQAEvfTJ.jpg" xlink:type="simple">http://pbs.twimg.com/media/EcazlEWXQAEvfTJ.jpg</text:a></text:p>
          </table:table-cell>
          <table:table-cell table:style-name="ce1" table:formula="of:=image(&quot;http://pbs.twimg.com/media/EcazlEWXQAEvfT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opeye (Popeye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4367297528946689</text:p>
          </table:table-cell>
          <table:table-cell table:style-name="ce20" office:value-type="string" calcext:value-type="string">
            <text:p><text:a xlink:href="https://twitter.com/datGestruepp/status/1284367297528946689" xlink:type="simple">https://twitter.com/datGestruepp/status/1284367297528946689</text:a></text:p>
          </table:table-cell>
          <table:table-cell table:style-name="ce26" office:value-type="string" calcext:value-type="string">
            <text:p>18.07.2020</text:p>
          </table:table-cell>
          <table:table-cell table:style-name="ce1" office:value-type="string" calcext:value-type="string">
            <text:p>Ah, der Heinrich. Also ich finde sie sehen schon nett aus.</text:p>
          </table:table-cell>
          <table:table-cell table:style-name="ce20" office:value-type="string" calcext:value-type="string">
            <text:p><text:a xlink:href="http://pbs.twimg.com/media/Eca0PnCWAAAZjDR.jpg" xlink:type="simple">http://pbs.twimg.com/media/Eca0PnCWAAAZjDR.jpg</text:a></text:p>
          </table:table-cell>
          <table:table-cell table:style-name="ce1" table:formula="of:=image(&quot;http://pbs.twimg.com/media/Eca0PnCWAAAZjD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einrich (Animal Crossing, Videospiel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4729685574930437</text:p>
          </table:table-cell>
          <table:table-cell table:style-name="ce20" office:value-type="string" calcext:value-type="string">
            <text:p><text:a xlink:href="https://twitter.com/datGestruepp/status/1284729685574930437" xlink:type="simple">https://twitter.com/datGestruepp/status/1284729685574930437</text:a></text:p>
          </table:table-cell>
          <table:table-cell table:style-name="ce26" office:value-type="string" calcext:value-type="string">
            <text:p>19.07.2020</text:p>
          </table:table-cell>
          <table:table-cell table:style-name="ce1" office:value-type="string" calcext:value-type="string">
            <text:p>Ich finde, das sieht schon gefährlich aus!</text:p>
          </table:table-cell>
          <table:table-cell table:style-name="ce20" office:value-type="string" calcext:value-type="string">
            <text:p><text:a xlink:href="http://pbs.twimg.com/media/Eca0r4_XgAA7BQX.jpg" xlink:type="simple">http://pbs.twimg.com/media/Eca0r4_XgAA7BQX.jpg</text:a></text:p>
          </table:table-cell>
          <table:table-cell table:style-name="ce1" table:formula="of:=image(&quot;http://pbs.twimg.com/media/Eca0r4_XgAA7BQX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umpty Dumpty (Kinder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5092073989795840</text:p>
          </table:table-cell>
          <table:table-cell table:style-name="ce20" office:value-type="string" calcext:value-type="string">
            <text:p><text:a xlink:href="https://twitter.com/datGestruepp/status/1285092073989795840" xlink:type="simple">https://twitter.com/datGestruepp/status/1285092073989795840</text:a></text:p>
          </table:table-cell>
          <table:table-cell table:style-name="ce26" office:value-type="string" calcext:value-type="string">
            <text:p>20.07.2020</text:p>
          </table:table-cell>
          <table:table-cell table:style-name="ce1" office:value-type="string" calcext:value-type="string">
            <text:p>Zwei gleich! Wie praktisch!</text:p>
          </table:table-cell>
          <table:table-cell table:style-name="ce20" office:value-type="string" calcext:value-type="string">
            <text:p><text:a xlink:href="http://pbs.twimg.com/media/EcqkPqJWoAEDVpe.jpg" xlink:type="simple">http://pbs.twimg.com/media/EcqkPqJWoAEDVpe.jpg</text:a></text:p>
          </table:table-cell>
          <table:table-cell table:style-name="ce1" table:formula="of:=image(&quot;http://pbs.twimg.com/media/EcqkPqJWoAEDVp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odo (Pokemo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5454458680479744</text:p>
          </table:table-cell>
          <table:table-cell table:style-name="ce20" office:value-type="string" calcext:value-type="string">
            <text:p><text:a xlink:href="https://twitter.com/datGestruepp/status/1285454458680479744" xlink:type="simple">https://twitter.com/datGestruepp/status/1285454458680479744</text:a></text:p>
          </table:table-cell>
          <table:table-cell table:style-name="ce26" office:value-type="string" calcext:value-type="string">
            <text:p>21.07.2020</text:p>
          </table:table-cell>
          <table:table-cell table:style-name="ce1" office:value-type="string" calcext:value-type="string">
            <text:p>Ach. Und wie geht´s Barney so?</text:p>
          </table:table-cell>
          <table:table-cell table:style-name="ce20" office:value-type="string" calcext:value-type="string">
            <text:p><text:a xlink:href="http://pbs.twimg.com/media/Ecqn3dPXoAEXNa3.jpg" xlink:type="simple">http://pbs.twimg.com/media/Ecqn3dPXoAEXNa3.jpg</text:a></text:p>
          </table:table-cell>
          <table:table-cell table:style-name="ce1" table:formula="of:=image(&quot;http://pbs.twimg.com/media/Ecqn3dPXoAEXNa3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etty Geröllheimer (Familie Feuerstein, The Flintstones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5816850492780544</text:p>
          </table:table-cell>
          <table:table-cell table:style-name="ce20" office:value-type="string" calcext:value-type="string">
            <text:p><text:a xlink:href="https://twitter.com/datGestruepp/status/1285816850492780544" xlink:type="simple">https://twitter.com/datGestruepp/status/1285816850492780544</text:a></text:p>
          </table:table-cell>
          <table:table-cell table:style-name="ce26" office:value-type="string" calcext:value-type="string">
            <text:p>22.07.2020</text:p>
          </table:table-cell>
          <table:table-cell table:style-name="ce1" office:value-type="string" calcext:value-type="string">
            <text:p>Hallo Sir!</text:p>
          </table:table-cell>
          <table:table-cell table:style-name="ce20" office:value-type="string" calcext:value-type="string">
            <text:p><text:a xlink:href="http://pbs.twimg.com/media/Ecqrbc9XYAEBIIg.jpg" xlink:type="simple">http://pbs.twimg.com/media/Ecqrbc9XYAEBIIg.jpg</text:a></text:p>
          </table:table-cell>
          <table:table-cell table:style-name="ce1" table:formula="of:=image(&quot;http://pbs.twimg.com/media/Ecqrbc9XYAEBII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eppermint Patty (Die Peanuts, Charles M. Schulz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6179237599145984</text:p>
          </table:table-cell>
          <table:table-cell table:style-name="ce20" office:value-type="string" calcext:value-type="string">
            <text:p><text:a xlink:href="https://twitter.com/datGestruepp/status/1286179237599145984" xlink:type="simple">https://twitter.com/datGestruepp/status/1286179237599145984</text:a></text:p>
          </table:table-cell>
          <table:table-cell table:style-name="ce26" office:value-type="string" calcext:value-type="string">
            <text:p>23.07.2020</text:p>
          </table:table-cell>
          <table:table-cell table:style-name="ce1" office:value-type="string" calcext:value-type="string">
            <text:p>Guten Tag die Dame. Schicke Frisur.</text:p>
          </table:table-cell>
          <table:table-cell table:style-name="ce20" office:value-type="string" calcext:value-type="string">
            <text:p><text:a xlink:href="http://pbs.twimg.com/media/EcqrzhsXkAIX-5j.jpg" xlink:type="simple">http://pbs.twimg.com/media/EcqrzhsXkAIX-5j.jpg</text:a></text:p>
          </table:table-cell>
          <table:table-cell table:style-name="ce1" table:formula="of:=image(&quot;http://pbs.twimg.com/media/EcqrzhsXkAIX-5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rancine 'Fran' Joy Fine (Die Nanny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6541623690694656</text:p>
          </table:table-cell>
          <table:table-cell table:style-name="ce20" office:value-type="string" calcext:value-type="string">
            <text:p><text:a xlink:href="https://twitter.com/datGestruepp/status/1286541623690694656" xlink:type="simple">https://twitter.com/datGestruepp/status/1286541623690694656</text:a></text:p>
          </table:table-cell>
          <table:table-cell table:style-name="ce26" office:value-type="string" calcext:value-type="string">
            <text:p>24.07.2020</text:p>
          </table:table-cell>
          <table:table-cell table:style-name="ce1" office:value-type="string" calcext:value-type="string">
            <text:p>Detektiv! Wie spannend!</text:p>
          </table:table-cell>
          <table:table-cell table:style-name="ce20" office:value-type="string" calcext:value-type="string">
            <text:p><text:a xlink:href="http://pbs.twimg.com/media/Ec_YxY3XoAc1JmR.jpg" xlink:type="simple">http://pbs.twimg.com/media/Ec_YxY3XoAc1JmR.jpg</text:a></text:p>
          </table:table-cell>
          <table:table-cell table:style-name="ce1" table:formula="of:=image(&quot;http://pbs.twimg.com/media/Ec_YxY3XoAc1Jm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tective Conan (Serie, Ani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6904012176941056</text:p>
          </table:table-cell>
          <table:table-cell table:style-name="ce20" office:value-type="string" calcext:value-type="string">
            <text:p><text:a xlink:href="https://twitter.com/datGestruepp/status/1286904012176941056" xlink:type="simple">https://twitter.com/datGestruepp/status/1286904012176941056</text:a></text:p>
          </table:table-cell>
          <table:table-cell table:style-name="ce26" office:value-type="string" calcext:value-type="string">
            <text:p>25.07.2020</text:p>
          </table:table-cell>
          <table:table-cell table:style-name="ce1" office:value-type="string" calcext:value-type="string">
            <text:p>Na? Warme Milch für dich?</text:p>
          </table:table-cell>
          <table:table-cell table:style-name="ce20" office:value-type="string" calcext:value-type="string">
            <text:p><text:a xlink:href="http://pbs.twimg.com/media/Ec_ZQOWXgAA-WiE.jpg" xlink:type="simple">http://pbs.twimg.com/media/Ec_ZQOWXgAA-WiE.jpg</text:a></text:p>
          </table:table-cell>
          <table:table-cell table:style-name="ce1" table:formula="of:=image(&quot;http://pbs.twimg.com/media/Ec_ZQOWXgAA-Wi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ggie Simpson (Die Simpsons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7266400977870848</text:p>
          </table:table-cell>
          <table:table-cell table:style-name="ce20" office:value-type="string" calcext:value-type="string">
            <text:p><text:a xlink:href="https://twitter.com/datGestruepp/status/1287266400977870848" xlink:type="simple">https://twitter.com/datGestruepp/status/1287266400977870848</text:a></text:p>
          </table:table-cell>
          <table:table-cell table:style-name="ce26" office:value-type="string" calcext:value-type="string">
            <text:p>26.07.2020</text:p>
          </table:table-cell>
          <table:table-cell table:style-name="ce1" office:value-type="string" calcext:value-type="string">
            <text:p>Oh! Hallo Luna!</text:p>
          </table:table-cell>
          <table:table-cell table:style-name="ce20" office:value-type="string" calcext:value-type="string">
            <text:p><text:a xlink:href="http://pbs.twimg.com/media/Ec_ZbWUXoAAscc7.jpg" xlink:type="simple">http://pbs.twimg.com/media/Ec_ZbWUXoAAscc7.jpg</text:a></text:p>
          </table:table-cell>
          <table:table-cell table:style-name="ce1" table:formula="of:=image(&quot;http://pbs.twimg.com/media/Ec_ZbWUXoAAscc7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una (Sailor Mo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7628785865588739</text:p>
          </table:table-cell>
          <table:table-cell table:style-name="ce20" office:value-type="string" calcext:value-type="string">
            <text:p><text:a xlink:href="https://twitter.com/datGestruepp/status/1287628785865588739" xlink:type="simple">https://twitter.com/datGestruepp/status/1287628785865588739</text:a></text:p>
          </table:table-cell>
          <table:table-cell table:style-name="ce26" office:value-type="string" calcext:value-type="string">
            <text:p>27.07.2020</text:p>
          </table:table-cell>
          <table:table-cell table:style-name="ce1" office:value-type="string" calcext:value-type="string">
            <text:p>Na sowas! Du auch da?</text:p>
          </table:table-cell>
          <table:table-cell table:style-name="ce20" office:value-type="string" calcext:value-type="string">
            <text:p><text:a xlink:href="http://pbs.twimg.com/media/Ec_ZmHiXgAAi_uj.jpg" xlink:type="simple">http://pbs.twimg.com/media/Ec_ZmHiXgAAi_uj.jpg</text:a></text:p>
          </table:table-cell>
          <table:table-cell table:style-name="ce1" table:formula="of:=image(&quot;http://pbs.twimg.com/media/Ec_ZmHiXgAAi_u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rtemis (Sailor Mo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7991176348360704</text:p>
          </table:table-cell>
          <table:table-cell table:style-name="ce20" office:value-type="string" calcext:value-type="string">
            <text:p><text:a xlink:href="https://twitter.com/datGestruepp/status/1287991176348360704" xlink:type="simple">https://twitter.com/datGestruepp/status/1287991176348360704</text:a></text:p>
          </table:table-cell>
          <table:table-cell table:style-name="ce26" office:value-type="string" calcext:value-type="string">
            <text:p>28.07.2020</text:p>
          </table:table-cell>
          <table:table-cell table:style-name="ce1" office:value-type="string" calcext:value-type="string">
            <text:p>Ach hallo! Dich hab ich ja auch schon lange nicht mehr gesehen! Kommen deine Geschwister auch noch?</text:p>
          </table:table-cell>
          <table:table-cell table:style-name="ce20" office:value-type="string" calcext:value-type="string">
            <text:p><text:a xlink:href="http://pbs.twimg.com/media/EdJakrqWAAEV0xA.jpg" xlink:type="simple">http://pbs.twimg.com/media/EdJakrqWAAEV0xA.jpg</text:a></text:p>
          </table:table-cell>
          <table:table-cell table:style-name="ce1" table:formula="of:=image(&quot;http://pbs.twimg.com/media/EdJakrqWAAEV0x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akko (Animaniaca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8353564192944129</text:p>
          </table:table-cell>
          <table:table-cell table:style-name="ce20" office:value-type="string" calcext:value-type="string">
            <text:p><text:a xlink:href="https://twitter.com/datGestruepp/status/1288353564192944129" xlink:type="simple">https://twitter.com/datGestruepp/status/1288353564192944129</text:a></text:p>
          </table:table-cell>
          <table:table-cell table:style-name="ce26" office:value-type="string" calcext:value-type="string">
            <text:p>29.07.2020</text:p>
          </table:table-cell>
          <table:table-cell table:style-name="ce1" office:value-type="string" calcext:value-type="string">
            <text:p>Ach. Und du gibst dann Pilzsuppe... oder wie war das noch mal?</text:p>
          </table:table-cell>
          <table:table-cell table:style-name="ce20" office:value-type="string" calcext:value-type="string">
            <text:p><text:a xlink:href="http://pbs.twimg.com/media/EdJa5DjXgAIY7Wp.jpg" xlink:type="simple">http://pbs.twimg.com/media/EdJa5DjXgAIY7Wp.jpg</text:a></text:p>
          </table:table-cell>
          <table:table-cell table:style-name="ce1" table:formula="of:=image(&quot;http://pbs.twimg.com/media/EdJa5DjXgAIY7Wp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ilzkuh (Minecraft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8715952142422017</text:p>
          </table:table-cell>
          <table:table-cell table:style-name="ce20" office:value-type="string" calcext:value-type="string">
            <text:p><text:a xlink:href="https://twitter.com/datGestruepp/status/1288715952142422017" xlink:type="simple">https://twitter.com/datGestruepp/status/1288715952142422017</text:a></text:p>
          </table:table-cell>
          <table:table-cell table:style-name="ce26" office:value-type="string" calcext:value-type="string">
            <text:p>30.07.2020</text:p>
          </table:table-cell>
          <table:table-cell table:style-name="ce1" office:value-type="string" calcext:value-type="string">
            <text:p>Wie schön! Guten Morgen! Kakao?</text:p>
          </table:table-cell>
          <table:table-cell table:style-name="ce20" office:value-type="string" calcext:value-type="string">
            <text:p><text:a xlink:href="http://pbs.twimg.com/media/EdJbRviXoAI_Y6F.jpg" xlink:type="simple">http://pbs.twimg.com/media/EdJbRviXoAI_Y6F.jpg</text:a></text:p>
          </table:table-cell>
          <table:table-cell table:style-name="ce1" table:formula="of:=image(&quot;http://pbs.twimg.com/media/EdJbRviXoAI_Y6F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ot (Animaniaca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9078341136519169</text:p>
          </table:table-cell>
          <table:table-cell table:style-name="ce20" office:value-type="string" calcext:value-type="string">
            <text:p><text:a xlink:href="https://twitter.com/datGestruepp/status/1289078341136519169" xlink:type="simple">https://twitter.com/datGestruepp/status/1289078341136519169</text:a></text:p>
          </table:table-cell>
          <table:table-cell table:style-name="ce26" office:value-type="string" calcext:value-type="string">
            <text:p>31.07.2020</text:p>
          </table:table-cell>
          <table:table-cell table:style-name="ce1" office:value-type="string" calcext:value-type="string">
            <text:p>Ooohhhh! Rudi! ❤️</text:p>
          </table:table-cell>
          <table:table-cell table:style-name="ce20" office:value-type="string" calcext:value-type="string">
            <text:p><text:a xlink:href="http://pbs.twimg.com/media/EdJbsYFWAAAHPxB.jpg" xlink:type="simple">http://pbs.twimg.com/media/EdJbsYFWAAAHPxB.jpg</text:a></text:p>
          </table:table-cell>
          <table:table-cell table:style-name="ce1" table:formula="of:=image(&quot;http://pbs.twimg.com/media/EdJbsYFWAAAHPx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udi Rabe (Siebenstei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9440727382933504</text:p>
          </table:table-cell>
          <table:table-cell table:style-name="ce20" office:value-type="string" calcext:value-type="string">
            <text:p><text:a xlink:href="https://twitter.com/datGestruepp/status/1289440727382933504" xlink:type="simple">https://twitter.com/datGestruepp/status/1289440727382933504</text:a></text:p>
          </table:table-cell>
          <table:table-cell table:style-name="ce26" office:value-type="string" calcext:value-type="string">
            <text:p>01.08.2020</text:p>
          </table:table-cell>
          <table:table-cell table:style-name="ce1" office:value-type="string" calcext:value-type="string">
            <text:p>Guten Morgen Frau Feuerstein!</text:p>
          </table:table-cell>
          <table:table-cell table:style-name="ce20" office:value-type="string" calcext:value-type="string">
            <text:p><text:a xlink:href="http://pbs.twimg.com/media/EdZoDu7X0AADhpE.jpg" xlink:type="simple">http://pbs.twimg.com/media/EdZoDu7X0AADhpE.jpg</text:a></text:p>
          </table:table-cell>
          <table:table-cell table:style-name="ce1" table:formula="of:=image(&quot;http://pbs.twimg.com/media/EdZoDu7X0AADhp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ilma Feuerstein (Familie Feuerstein, The Flintstones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89803113310953473</text:p>
          </table:table-cell>
          <table:table-cell table:style-name="ce20" office:value-type="string" calcext:value-type="string">
            <text:p><text:a xlink:href="https://twitter.com/datGestruepp/status/1289803113310953473" xlink:type="simple">https://twitter.com/datGestruepp/status/1289803113310953473</text:a></text:p>
          </table:table-cell>
          <table:table-cell table:style-name="ce26" office:value-type="string" calcext:value-type="string">
            <text:p>02.08.2020</text:p>
          </table:table-cell>
          <table:table-cell table:style-name="ce1" office:value-type="string" calcext:value-type="string">
            <text:p>Was schlumpfen sie so komisch?</text:p>
          </table:table-cell>
          <table:table-cell table:style-name="ce20" office:value-type="string" calcext:value-type="string">
            <text:p><text:a xlink:href="http://pbs.twimg.com/media/EdZoXqWWAAI214b.jpg" xlink:type="simple">http://pbs.twimg.com/media/EdZoXqWWAAI214b.jpg</text:a></text:p>
          </table:table-cell>
          <table:table-cell table:style-name="ce1" table:formula="of:=image(&quot;http://pbs.twimg.com/media/EdZoXqWWAAI214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argamel (Die Schlümpf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0165503164657665</text:p>
          </table:table-cell>
          <table:table-cell table:style-name="ce20" office:value-type="string" calcext:value-type="string">
            <text:p><text:a xlink:href="https://twitter.com/datGestruepp/status/1290165503164657665" xlink:type="simple">https://twitter.com/datGestruepp/status/1290165503164657665</text:a></text:p>
          </table:table-cell>
          <table:table-cell table:style-name="ce26" office:value-type="string" calcext:value-type="string">
            <text:p>03.08.2020</text:p>
          </table:table-cell>
          <table:table-cell table:style-name="ce1" office:value-type="string" calcext:value-type="string">
            <text:p>Ach stimmt! Du gehörst ja auch dazu!</text:p>
          </table:table-cell>
          <table:table-cell table:style-name="ce20" office:value-type="string" calcext:value-type="string">
            <text:p><text:a xlink:href="http://pbs.twimg.com/media/EdZo4t6WoAMW7Z6.jpg" xlink:type="simple">http://pbs.twimg.com/media/EdZo4t6WoAMW7Z6.jpg</text:a></text:p>
          </table:table-cell>
          <table:table-cell table:style-name="ce1" table:formula="of:=image(&quot;http://pbs.twimg.com/media/EdZo4t6WoAMW7Z6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Yakko (Animaniaca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0527891495759872</text:p>
          </table:table-cell>
          <table:table-cell table:style-name="ce20" office:value-type="string" calcext:value-type="string">
            <text:p><text:a xlink:href="https://twitter.com/datGestruepp/status/1290527891495759872" xlink:type="simple">https://twitter.com/datGestruepp/status/1290527891495759872</text:a></text:p>
          </table:table-cell>
          <table:table-cell table:style-name="ce26" office:value-type="string" calcext:value-type="string">
            <text:p>04.08.2020</text:p>
          </table:table-cell>
          <table:table-cell table:style-name="ce1" office:value-type="string" calcext:value-type="string">
            <text:p>Ach Olivia! Wie schön!</text:p>
          </table:table-cell>
          <table:table-cell table:style-name="ce20" office:value-type="string" calcext:value-type="string">
            <text:p><text:a xlink:href="http://pbs.twimg.com/media/Edj_azHXoAIquQl.jpg" xlink:type="simple">http://pbs.twimg.com/media/Edj_azHXoAIquQl.jpg</text:a></text:p>
          </table:table-cell>
          <table:table-cell table:style-name="ce1" table:formula="of:=image(&quot;http://pbs.twimg.com/media/Edj_azHXoAIquQl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livia (Popeye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0890278614835203</text:p>
          </table:table-cell>
          <table:table-cell table:style-name="ce20" office:value-type="string" calcext:value-type="string">
            <text:p><text:a xlink:href="https://twitter.com/datGestruepp/status/1290890278614835203" xlink:type="simple">https://twitter.com/datGestruepp/status/1290890278614835203</text:a></text:p>
          </table:table-cell>
          <table:table-cell table:style-name="ce26" office:value-type="string" calcext:value-type="string">
            <text:p>05.08.2020</text:p>
          </table:table-cell>
          <table:table-cell table:style-name="ce1" office:value-type="string" calcext:value-type="string">
            <text:p>Oooh! Wie hübsch!</text:p>
          </table:table-cell>
          <table:table-cell table:style-name="ce20" office:value-type="string" calcext:value-type="string">
            <text:p><text:a xlink:href="http://pbs.twimg.com/media/Edj_wK2X0AUijo9.jpg" xlink:type="simple">http://pbs.twimg.com/media/Edj_wK2X0AUijo9.jpg</text:a></text:p>
          </table:table-cell>
          <table:table-cell table:style-name="ce1" table:formula="of:=image(&quot;http://pbs.twimg.com/media/Edj_wK2X0AUijo9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mettbo (Pokemo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1252667126353921</text:p>
          </table:table-cell>
          <table:table-cell table:style-name="ce20" office:value-type="string" calcext:value-type="string">
            <text:p><text:a xlink:href="https://twitter.com/datGestruepp/status/1291252667126353921" xlink:type="simple">https://twitter.com/datGestruepp/status/1291252667126353921</text:a></text:p>
          </table:table-cell>
          <table:table-cell table:style-name="ce26" office:value-type="string" calcext:value-type="string">
            <text:p>06.08.2020</text:p>
          </table:table-cell>
          <table:table-cell table:style-name="ce1" office:value-type="string" calcext:value-type="string">
            <text:p>Guten Tag der Herr!</text:p>
          </table:table-cell>
          <table:table-cell table:style-name="ce20" office:value-type="string" calcext:value-type="string">
            <text:p><text:a xlink:href="http://pbs.twimg.com/media/EdsES8vXYAI4yKH.jpg" xlink:type="simple">http://pbs.twimg.com/media/EdsES8vXYAI4yKH.jpg</text:a></text:p>
          </table:table-cell>
          <table:table-cell table:style-name="ce1" table:formula="of:=image(&quot;http://pbs.twimg.com/media/EdsES8vXYAI4yKH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allout Guy (Fallout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1615052487970818</text:p>
          </table:table-cell>
          <table:table-cell table:style-name="ce20" office:value-type="string" calcext:value-type="string">
            <text:p><text:a xlink:href="https://twitter.com/datGestruepp/status/1291615052487970818" xlink:type="simple">https://twitter.com/datGestruepp/status/1291615052487970818</text:a></text:p>
          </table:table-cell>
          <table:table-cell table:style-name="ce26" office:value-type="string" calcext:value-type="string">
            <text:p>07.08.2020</text:p>
          </table:table-cell>
          <table:table-cell table:style-name="ce1" office:value-type="string" calcext:value-type="string">
            <text:p>Hallo Steve!</text:p>
          </table:table-cell>
          <table:table-cell table:style-name="ce20" office:value-type="string" calcext:value-type="string">
            <text:p><text:a xlink:href="http://pbs.twimg.com/media/EdsE2ipXgAI7F0G.jpg" xlink:type="simple">http://pbs.twimg.com/media/EdsE2ipXgAI7F0G.jpg</text:a></text:p>
          </table:table-cell>
          <table:table-cell table:style-name="ce1" table:formula="of:=image(&quot;http://pbs.twimg.com/media/EdsE2ipXgAI7F0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teve (Minecraft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1977440865030147</text:p>
          </table:table-cell>
          <table:table-cell table:style-name="ce20" office:value-type="string" calcext:value-type="string">
            <text:p><text:a xlink:href="https://twitter.com/datGestruepp/status/1291977440865030147" xlink:type="simple">https://twitter.com/datGestruepp/status/1291977440865030147</text:a></text:p>
          </table:table-cell>
          <table:table-cell table:style-name="ce26" office:value-type="string" calcext:value-type="string">
            <text:p>08.08.2020</text:p>
          </table:table-cell>
          <table:table-cell table:style-name="ce1" office:value-type="string" calcext:value-type="string">
            <text:p>Dich hab ich ja schon ewig nicht mehr gesehen!</text:p>
          </table:table-cell>
          <table:table-cell table:style-name="ce20" office:value-type="string" calcext:value-type="string">
            <text:p><text:a xlink:href="http://pbs.twimg.com/media/Ed8jnRsWAAEmwI1.jpg" xlink:type="simple">http://pbs.twimg.com/media/Ed8jnRsWAAEmwI1.jpg</text:a></text:p>
          </table:table-cell>
          <table:table-cell table:style-name="ce1" table:formula="of:=image(&quot;http://pbs.twimg.com/media/Ed8jnRsWAAEmwI1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urt (Hallo Kurt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2339830358077440</text:p>
          </table:table-cell>
          <table:table-cell table:style-name="ce20" office:value-type="string" calcext:value-type="string">
            <text:p><text:a xlink:href="https://twitter.com/datGestruepp/status/1292339830358077440" xlink:type="simple">https://twitter.com/datGestruepp/status/1292339830358077440</text:a></text:p>
          </table:table-cell>
          <table:table-cell table:style-name="ce26" office:value-type="string" calcext:value-type="string">
            <text:p>09.08.2020</text:p>
          </table:table-cell>
          <table:table-cell table:style-name="ce1" office:value-type="string" calcext:value-type="string">
            <text:p>Ach schön! Du wurdest schon sehnlichst erwartet.</text:p>
          </table:table-cell>
          <table:table-cell table:style-name="ce20" office:value-type="string" calcext:value-type="string">
            <text:p><text:a xlink:href="http://pbs.twimg.com/media/Ed8kDa0XgAAX_K2.jpg" xlink:type="simple">http://pbs.twimg.com/media/Ed8kDa0XgAAX_K2.jpg</text:a></text:p>
          </table:table-cell>
          <table:table-cell table:style-name="ce1" table:formula="of:=image(&quot;http://pbs.twimg.com/media/Ed8kDa0XgAAX_K2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iana (Sailor Mo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2702217309507594</text:p>
          </table:table-cell>
          <table:table-cell table:style-name="ce20" office:value-type="string" calcext:value-type="string">
            <text:p><text:a xlink:href="https://twitter.com/datGestruepp/status/1292702217309507594" xlink:type="simple">https://twitter.com/datGestruepp/status/1292702217309507594</text:a></text:p>
          </table:table-cell>
          <table:table-cell table:style-name="ce26" office:value-type="string" calcext:value-type="string">
            <text:p>10.08.2020</text:p>
          </table:table-cell>
          <table:table-cell table:style-name="ce1" office:value-type="string" calcext:value-type="string">
            <text:p>Ein Klabautergeist! Huh!</text:p>
          </table:table-cell>
          <table:table-cell table:style-name="ce20" office:value-type="string" calcext:value-type="string">
            <text:p><text:a xlink:href="http://pbs.twimg.com/media/Ed8kj2WXgAAYc3N.jpg" xlink:type="simple">http://pbs.twimg.com/media/Ed8kj2WXgAAYc3N.jpg</text:a></text:p>
          </table:table-cell>
          <table:table-cell table:style-name="ce1" table:formula="of:=image(&quot;http://pbs.twimg.com/media/Ed8kj2WXgAAYc3N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labautergeist (Käpt'n Blaubär, 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3064604143288321</text:p>
          </table:table-cell>
          <table:table-cell table:style-name="ce20" office:value-type="string" calcext:value-type="string">
            <text:p><text:a xlink:href="https://twitter.com/datGestruepp/status/1293064604143288321" xlink:type="simple">https://twitter.com/datGestruepp/status/1293064604143288321</text:a></text:p>
          </table:table-cell>
          <table:table-cell table:style-name="ce26" office:value-type="string" calcext:value-type="string">
            <text:p>11.08.2020</text:p>
          </table:table-cell>
          <table:table-cell table:style-name="ce1" office:value-type="string" calcext:value-type="string">
            <text:p>Du magst doch bestimmt einen Kakao oder?</text:p>
          </table:table-cell>
          <table:table-cell table:style-name="ce20" office:value-type="string" calcext:value-type="string">
            <text:p><text:a xlink:href="http://pbs.twimg.com/media/EeCJBtrWkAI_T2A.jpg" xlink:type="simple">http://pbs.twimg.com/media/EeCJBtrWkAI_T2A.jpg</text:a></text:p>
          </table:table-cell>
          <table:table-cell table:style-name="ce1" table:formula="of:=image(&quot;http://pbs.twimg.com/media/EeCJBtrWkAI_T2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Elmo (Sesamstraß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3426993304711168</text:p>
          </table:table-cell>
          <table:table-cell table:style-name="ce20" office:value-type="string" calcext:value-type="string">
            <text:p><text:a xlink:href="https://twitter.com/datGestruepp/status/1293426993304711168" xlink:type="simple">https://twitter.com/datGestruepp/status/1293426993304711168</text:a></text:p>
          </table:table-cell>
          <table:table-cell table:style-name="ce26" office:value-type="string" calcext:value-type="string">
            <text:p>12.08.2020</text:p>
          </table:table-cell>
          <table:table-cell table:style-name="ce1" office:value-type="string" calcext:value-type="string">
            <text:p>Guten Morgen! Schön das du da bist!</text:p>
          </table:table-cell>
          <table:table-cell table:style-name="ce20" office:value-type="string" calcext:value-type="string">
            <text:p><text:a xlink:href="http://pbs.twimg.com/media/EeCJZbGX0AcRvSG.jpg" xlink:type="simple">http://pbs.twimg.com/media/EeCJZbGX0AcRvSG.jpg</text:a></text:p>
          </table:table-cell>
          <table:table-cell table:style-name="ce1" table:formula="of:=image(&quot;http://pbs.twimg.com/media/EeCJZbGX0AcRvS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ally Brown (Die Peanuts, Charles M. Schulz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3789381086654464</text:p>
          </table:table-cell>
          <table:table-cell table:style-name="ce20" office:value-type="string" calcext:value-type="string">
            <text:p><text:a xlink:href="https://twitter.com/datGestruepp/status/1293789381086654464" xlink:type="simple">https://twitter.com/datGestruepp/status/1293789381086654464</text:a></text:p>
          </table:table-cell>
          <table:table-cell table:style-name="ce26" office:value-type="string" calcext:value-type="string">
            <text:p>13.08.2020</text:p>
          </table:table-cell>
          <table:table-cell table:style-name="ce1" office:value-type="string" calcext:value-type="string">
            <text:p>Oh! Großer Wickinger!</text:p>
          </table:table-cell>
          <table:table-cell table:style-name="ce20" office:value-type="string" calcext:value-type="string">
            <text:p><text:a xlink:href="http://pbs.twimg.com/media/EeHGosoWsAALG_D.jpg" xlink:type="simple">http://pbs.twimg.com/media/EeHGosoWsAALG_D.jpg</text:a></text:p>
          </table:table-cell>
          <table:table-cell table:style-name="ce1" table:formula="of:=image(&quot;http://pbs.twimg.com/media/EeHGosoWsAALG_D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ägar der Schreckliche (Comic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4151768742547458</text:p>
          </table:table-cell>
          <table:table-cell table:style-name="ce20" office:value-type="string" calcext:value-type="string">
            <text:p><text:a xlink:href="https://twitter.com/datGestruepp/status/1294151768742547458" xlink:type="simple">https://twitter.com/datGestruepp/status/1294151768742547458</text:a></text:p>
          </table:table-cell>
          <table:table-cell table:style-name="ce26" office:value-type="string" calcext:value-type="string">
            <text:p>14.08.2020</text:p>
          </table:table-cell>
          <table:table-cell table:style-name="ce1" office:value-type="string" calcext:value-type="string">
            <text:p>Ach wie schön! Guten Morgen!</text:p>
          </table:table-cell>
          <table:table-cell table:style-name="ce20" office:value-type="string" calcext:value-type="string">
            <text:p><text:a xlink:href="http://pbs.twimg.com/media/EeHHGz0X0AE31eB.jpg" xlink:type="simple">http://pbs.twimg.com/media/EeHHGz0X0AE31eB.jpg</text:a></text:p>
          </table:table-cell>
          <table:table-cell table:style-name="ce1" table:formula="of:=image(&quot;http://pbs.twimg.com/media/EeHHGz0X0AE31e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um und Wendelin (Loriot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4514157379702784</text:p>
          </table:table-cell>
          <table:table-cell table:style-name="ce20" office:value-type="string" calcext:value-type="string">
            <text:p><text:a xlink:href="https://twitter.com/datGestruepp/status/1294514157379702784" xlink:type="simple">https://twitter.com/datGestruepp/status/1294514157379702784</text:a></text:p>
          </table:table-cell>
          <table:table-cell table:style-name="ce26" office:value-type="string" calcext:value-type="string">
            <text:p>15.08.2020</text:p>
          </table:table-cell>
          <table:table-cell table:style-name="ce1" office:value-type="string" calcext:value-type="string">
            <text:p>Oh! Hallo! Wer bist du denn?</text:p>
          </table:table-cell>
          <table:table-cell table:style-name="ce20" office:value-type="string" calcext:value-type="string">
            <text:p><text:a xlink:href="http://pbs.twimg.com/media/EeRhbNBXYAM9xbb.jpg" xlink:type="simple">http://pbs.twimg.com/media/EeRhbNBXYAM9xbb.jpg</text:a></text:p>
          </table:table-cell>
          <table:table-cell table:style-name="ce1" table:formula="of:=image(&quot;http://pbs.twimg.com/media/EeRhbNBXYAM9xb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ragonir (Pokemo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4876546101125121</text:p>
          </table:table-cell>
          <table:table-cell table:style-name="ce20" office:value-type="string" calcext:value-type="string">
            <text:p><text:a xlink:href="https://twitter.com/datGestruepp/status/1294876546101125121" xlink:type="simple">https://twitter.com/datGestruepp/status/1294876546101125121</text:a></text:p>
          </table:table-cell>
          <table:table-cell table:style-name="ce26" office:value-type="string" calcext:value-type="string">
            <text:p>16.08.2020</text:p>
          </table:table-cell>
          <table:table-cell table:style-name="ce1" office:value-type="string" calcext:value-type="string">
            <text:p>Hallo! Kannst du mich überhaupt erkennen?</text:p>
          </table:table-cell>
          <table:table-cell table:style-name="ce20" office:value-type="string" calcext:value-type="string">
            <text:p><text:a xlink:href="http://pbs.twimg.com/media/EeRhx_XWsAA1LMA.jpg" xlink:type="simple">http://pbs.twimg.com/media/EeRhx_XWsAA1LMA.jpg</text:a></text:p>
          </table:table-cell>
          <table:table-cell table:style-name="ce1" table:formula="of:=image(&quot;http://pbs.twimg.com/media/EeRhx_XWsAA1LM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oober Fraggle (Die Fraggle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5238931005546502</text:p>
          </table:table-cell>
          <table:table-cell table:style-name="ce20" office:value-type="string" calcext:value-type="string">
            <text:p><text:a xlink:href="https://twitter.com/datGestruepp/status/1295238931005546502" xlink:type="simple">https://twitter.com/datGestruepp/status/1295238931005546502</text:a></text:p>
          </table:table-cell>
          <table:table-cell table:style-name="ce26" office:value-type="string" calcext:value-type="string">
            <text:p>17.08.2020</text:p>
          </table:table-cell>
          <table:table-cell table:style-name="ce1" office:value-type="string" calcext:value-type="string">
            <text:p>Oh wie schön das du kommst!</text:p>
          </table:table-cell>
          <table:table-cell table:style-name="ce20" office:value-type="string" calcext:value-type="string">
            <text:p><text:a xlink:href="http://pbs.twimg.com/media/EecAMGIX0AAmNmT.jpg" xlink:type="simple">http://pbs.twimg.com/media/EecAMGIX0AAmNmT.jpg</text:a></text:p>
          </table:table-cell>
          <table:table-cell table:style-name="ce1" table:formula="of:=image(&quot;http://pbs.twimg.com/media/EecAMGIX0AAmNmT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cooter (Muppet Show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5601321110917126</text:p>
          </table:table-cell>
          <table:table-cell table:style-name="ce20" office:value-type="string" calcext:value-type="string">
            <text:p><text:a xlink:href="https://twitter.com/datGestruepp/status/1295601321110917126" xlink:type="simple">https://twitter.com/datGestruepp/status/1295601321110917126</text:a></text:p>
          </table:table-cell>
          <table:table-cell table:style-name="ce26" office:value-type="string" calcext:value-type="string">
            <text:p>18.08.2020</text:p>
          </table:table-cell>
          <table:table-cell table:style-name="ce1" office:value-type="string" calcext:value-type="string">
            <text:p>Hallo Stranger!</text:p>
          </table:table-cell>
          <table:table-cell table:style-name="ce20" office:value-type="string" calcext:value-type="string">
            <text:p><text:a xlink:href="http://pbs.twimg.com/media/EecAW87XoAEf4c3.jpg" xlink:type="simple">http://pbs.twimg.com/media/EecAW87XoAEf4c3.jpg</text:a></text:p>
          </table:table-cell>
          <table:table-cell table:style-name="ce1" table:formula="of:=image(&quot;http://pbs.twimg.com/media/EecAW87XoAEf4c3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he Stranger (Furi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5963710540754945</text:p>
          </table:table-cell>
          <table:table-cell table:style-name="ce20" office:value-type="string" calcext:value-type="string">
            <text:p><text:a xlink:href="https://twitter.com/datGestruepp/status/1295963710540754945" xlink:type="simple">https://twitter.com/datGestruepp/status/1295963710540754945</text:a></text:p>
          </table:table-cell>
          <table:table-cell table:style-name="ce26" office:value-type="string" calcext:value-type="string">
            <text:p>19.08.2020</text:p>
          </table:table-cell>
          <table:table-cell table:style-name="ce1" office:value-type="string" calcext:value-type="string">
            <text:p>Warum wollen Sie an der Tasse reiben?</text:p>
          </table:table-cell>
          <table:table-cell table:style-name="ce20" office:value-type="string" calcext:value-type="string">
            <text:p><text:a xlink:href="http://pbs.twimg.com/media/EemyP9oWsAAFAjE.jpg" xlink:type="simple">http://pbs.twimg.com/media/EemyP9oWsAAFAjE.jpg</text:a></text:p>
          </table:table-cell>
          <table:table-cell table:style-name="ce1" table:formula="of:=image(&quot;http://pbs.twimg.com/media/EemyP9oWsAAFAj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laddin (Aladdin und die Wunderlampe, Disne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6326096581873664</text:p>
          </table:table-cell>
          <table:table-cell table:style-name="ce20" office:value-type="string" calcext:value-type="string">
            <text:p><text:a xlink:href="https://twitter.com/datGestruepp/status/1296326096581873664" xlink:type="simple">https://twitter.com/datGestruepp/status/1296326096581873664</text:a></text:p>
          </table:table-cell>
          <table:table-cell table:style-name="ce26" office:value-type="string" calcext:value-type="string">
            <text:p>20.08.2020</text:p>
          </table:table-cell>
          <table:table-cell table:style-name="ce1" office:value-type="string" calcext:value-type="string">
            <text:p>Awwww! Hallo!</text:p>
          </table:table-cell>
          <table:table-cell table:style-name="ce20" office:value-type="string" calcext:value-type="string">
            <text:p><text:a xlink:href="http://pbs.twimg.com/media/Eem45V5WAAEF8Nc.jpg" xlink:type="simple">http://pbs.twimg.com/media/Eem45V5WAAEF8Nc.jpg</text:a></text:p>
          </table:table-cell>
          <table:table-cell table:style-name="ce1" table:formula="of:=image(&quot;http://pbs.twimg.com/media/Eem45V5WAAEF8Nc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ill (Pokemo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6688483113660416</text:p>
          </table:table-cell>
          <table:table-cell table:style-name="ce20" office:value-type="string" calcext:value-type="string">
            <text:p><text:a xlink:href="https://twitter.com/datGestruepp/status/1296688483113660416" xlink:type="simple">https://twitter.com/datGestruepp/status/1296688483113660416</text:a></text:p>
          </table:table-cell>
          <table:table-cell table:style-name="ce26" office:value-type="string" calcext:value-type="string">
            <text:p>21.08.2020</text:p>
          </table:table-cell>
          <table:table-cell table:style-name="ce1" office:value-type="string" calcext:value-type="string">
            <text:p>Putputput! Koooooomm!</text:p>
          </table:table-cell>
          <table:table-cell table:style-name="ce20" office:value-type="string" calcext:value-type="string">
            <text:p><text:a xlink:href="http://pbs.twimg.com/media/Eem57RcWAAcT6Zx.jpg" xlink:type="simple">http://pbs.twimg.com/media/Eem57RcWAAcT6Zx.jpg</text:a></text:p>
          </table:table-cell>
          <table:table-cell table:style-name="ce1" table:formula="of:=image(&quot;http://pbs.twimg.com/media/Eem57RcWAAcT6Zx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evin, (Oben, Pixar, Disne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7050870434201601</text:p>
          </table:table-cell>
          <table:table-cell table:style-name="ce20" office:value-type="string" calcext:value-type="string">
            <text:p><text:a xlink:href="https://twitter.com/datGestruepp/status/1297050870434201601" xlink:type="simple">https://twitter.com/datGestruepp/status/1297050870434201601</text:a></text:p>
          </table:table-cell>
          <table:table-cell table:style-name="ce26" office:value-type="string" calcext:value-type="string">
            <text:p>22.08.2020</text:p>
          </table:table-cell>
          <table:table-cell table:style-name="ce1" office:value-type="string" calcext:value-type="string">
            <text:p>Coole Klamotten!</text:p>
          </table:table-cell>
          <table:table-cell table:style-name="ce20" office:value-type="string" calcext:value-type="string">
            <text:p><text:a xlink:href="http://pbs.twimg.com/media/Eep977dWsAM9P4x.jpg" xlink:type="simple">http://pbs.twimg.com/media/Eep977dWsAM9P4x.jpg</text:a></text:p>
          </table:table-cell>
          <table:table-cell table:style-name="ce1" table:formula="of:=image(&quot;http://pbs.twimg.com/media/Eep977dWsAM9P4x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r. Teeth (Muppet Show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7413258480164864</text:p>
          </table:table-cell>
          <table:table-cell table:style-name="ce20" office:value-type="string" calcext:value-type="string">
            <text:p><text:a xlink:href="https://twitter.com/datGestruepp/status/1297413258480164864" xlink:type="simple">https://twitter.com/datGestruepp/status/1297413258480164864</text:a></text:p>
          </table:table-cell>
          <table:table-cell table:style-name="ce26" office:value-type="string" calcext:value-type="string">
            <text:p>23.08.2020</text:p>
          </table:table-cell>
          <table:table-cell table:style-name="ce1" office:value-type="string" calcext:value-type="string">
            <text:p>Hallo, wie schön! Dein kleiner Bruder war auch schon da.</text:p>
          </table:table-cell>
          <table:table-cell table:style-name="ce20" office:value-type="string" calcext:value-type="string">
            <text:p><text:a xlink:href="http://pbs.twimg.com/media/Eewo9_CXYAEG6k5.jpg" xlink:type="simple">http://pbs.twimg.com/media/Eewo9_CXYAEG6k5.jpg</text:a></text:p>
          </table:table-cell>
          <table:table-cell table:style-name="ce1" table:formula="of:=image(&quot;http://pbs.twimg.com/media/Eewo9_CXYAEG6k5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udy Jetson (die Jetson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7775648342028288</text:p>
          </table:table-cell>
          <table:table-cell table:style-name="ce20" office:value-type="string" calcext:value-type="string">
            <text:p><text:a xlink:href="https://twitter.com/datGestruepp/status/1297775648342028288" xlink:type="simple">https://twitter.com/datGestruepp/status/1297775648342028288</text:a></text:p>
          </table:table-cell>
          <table:table-cell table:style-name="ce26" office:value-type="string" calcext:value-type="string">
            <text:p>24.08.2020</text:p>
          </table:table-cell>
          <table:table-cell table:style-name="ce1" office:value-type="string" calcext:value-type="string">
            <text:p>Awwwwww! Darf ich dich behalten?</text:p>
          </table:table-cell>
          <table:table-cell table:style-name="ce20" office:value-type="string" calcext:value-type="string">
            <text:p><text:a xlink:href="http://pbs.twimg.com/media/Eewpcl2XkAcp7j6.jpg" xlink:type="simple">http://pbs.twimg.com/media/Eewpcl2XkAcp7j6.jpg</text:a></text:p>
          </table:table-cell>
          <table:table-cell table:style-name="ce1" table:formula="of:=image(&quot;http://pbs.twimg.com/media/Eewpcl2XkAcp7j6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emops (Pokemon, Gam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8138034613948416</text:p>
          </table:table-cell>
          <table:table-cell table:style-name="ce20" office:value-type="string" calcext:value-type="string">
            <text:p><text:a xlink:href="https://twitter.com/datGestruepp/status/1298138034613948416" xlink:type="simple">https://twitter.com/datGestruepp/status/1298138034613948416</text:a></text:p>
          </table:table-cell>
          <table:table-cell table:style-name="ce26" office:value-type="string" calcext:value-type="string">
            <text:p>25.08.2020</text:p>
          </table:table-cell>
          <table:table-cell table:style-name="ce1" office:value-type="string" calcext:value-type="string">
            <text:p>Ooh! Ein Hempelchen! Welch seltener Besuch!</text:p>
          </table:table-cell>
          <table:table-cell table:style-name="ce20" office:value-type="string" calcext:value-type="string">
            <text:p><text:a xlink:href="http://pbs.twimg.com/media/Eewp5kZX0AIxTEO.jpg" xlink:type="simple">http://pbs.twimg.com/media/Eewp5kZX0AIxTEO.jpg</text:a></text:p>
          </table:table-cell>
          <table:table-cell table:style-name="ce1" table:formula="of:=image(&quot;http://pbs.twimg.com/media/Eewp5kZX0AIxTE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empelchen (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8500424333512705</text:p>
          </table:table-cell>
          <table:table-cell table:style-name="ce20" office:value-type="string" calcext:value-type="string">
            <text:p><text:a xlink:href="https://twitter.com/datGestruepp/status/1298500424333512705" xlink:type="simple">https://twitter.com/datGestruepp/status/1298500424333512705</text:a></text:p>
          </table:table-cell>
          <table:table-cell table:style-name="ce26" office:value-type="string" calcext:value-type="string">
            <text:p>26.08.2020</text:p>
          </table:table-cell>
          <table:table-cell table:style-name="ce1" office:value-type="string" calcext:value-type="string">
            <text:p>Ein Pfännchen Kaffee?</text:p>
          </table:table-cell>
          <table:table-cell table:style-name="ce20" office:value-type="string" calcext:value-type="string">
            <text:p><text:a xlink:href="http://pbs.twimg.com/media/Eez76auWAAADmWE.jpg" xlink:type="simple">http://pbs.twimg.com/media/Eez76auWAAADmWE.jpg</text:a></text:p>
          </table:table-cell>
          <table:table-cell table:style-name="ce1" table:formula="of:=image(&quot;http://pbs.twimg.com/media/Eez76auWAAADmW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ascal (Rapunzel neu verföhnt, Disney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8862812765159424</text:p>
          </table:table-cell>
          <table:table-cell table:style-name="ce20" office:value-type="string" calcext:value-type="string">
            <text:p><text:a xlink:href="https://twitter.com/datGestruepp/status/1298862812765159424" xlink:type="simple">https://twitter.com/datGestruepp/status/1298862812765159424</text:a></text:p>
          </table:table-cell>
          <table:table-cell table:style-name="ce26" office:value-type="string" calcext:value-type="string">
            <text:p>27.08.2020</text:p>
          </table:table-cell>
          <table:table-cell table:style-name="ce1" office:value-type="string" calcext:value-type="string">
            <text:p>Guten Morgen der Herr!</text:p>
          </table:table-cell>
          <table:table-cell table:style-name="ce20" office:value-type="string" calcext:value-type="string">
            <text:p><text:a xlink:href="http://pbs.twimg.com/media/EfUvvS5XgAAcVlp.jpg" xlink:type="simple">http://pbs.twimg.com/media/EfUvvS5XgAAcVlp.jpg</text:a></text:p>
          </table:table-cell>
          <table:table-cell table:style-name="ce1" table:formula="of:=image(&quot;http://pbs.twimg.com/media/EfUvvS5XgAAcVlp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op Cat (Serie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9225198898667521</text:p>
          </table:table-cell>
          <table:table-cell table:style-name="ce20" office:value-type="string" calcext:value-type="string">
            <text:p><text:a xlink:href="https://twitter.com/datGestruepp/status/1299225198898667521" xlink:type="simple">https://twitter.com/datGestruepp/status/1299225198898667521</text:a></text:p>
          </table:table-cell>
          <table:table-cell table:style-name="ce26" office:value-type="string" calcext:value-type="string">
            <text:p>28.08.2020</text:p>
          </table:table-cell>
          <table:table-cell table:style-name="ce1" office:value-type="string" calcext:value-type="string">
            <text:p>Schlecht geschlafen?</text:p>
          </table:table-cell>
          <table:table-cell table:style-name="ce20" office:value-type="string" calcext:value-type="string">
            <text:p><text:a xlink:href="http://pbs.twimg.com/media/EfUwINvXsAUA22N.jpg" xlink:type="simple">http://pbs.twimg.com/media/EfUwINvXsAUA22N.jpg</text:a></text:p>
          </table:table-cell>
          <table:table-cell table:style-name="ce1" table:formula="of:=image(&quot;http://pbs.twimg.com/media/EfUwINvXsAUA22N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Earthworm Jim (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9587585912852480</text:p>
          </table:table-cell>
          <table:table-cell table:style-name="ce20" office:value-type="string" calcext:value-type="string">
            <text:p><text:a xlink:href="https://twitter.com/datGestruepp/status/1299587585912852480" xlink:type="simple">https://twitter.com/datGestruepp/status/1299587585912852480</text:a></text:p>
          </table:table-cell>
          <table:table-cell table:style-name="ce26" office:value-type="string" calcext:value-type="string">
            <text:p>29.08.2020</text:p>
          </table:table-cell>
          <table:table-cell table:style-name="ce1" office:value-type="string" calcext:value-type="string">
            <text:p>Moin! Schöne Farbe!</text:p>
          </table:table-cell>
          <table:table-cell table:style-name="ce20" office:value-type="string" calcext:value-type="string">
            <text:p><text:a xlink:href="http://pbs.twimg.com/media/EfUwqyOXsAE6lCT.jpg" xlink:type="simple">http://pbs.twimg.com/media/EfUwqyOXsAE6lCT.jpg</text:a></text:p>
          </table:table-cell>
          <table:table-cell table:style-name="ce1" table:formula="of:=image(&quot;http://pbs.twimg.com/media/EfUwqyOXsAE6lCT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ittle green man, Squeeze Toy Aliens (Toy Story, Film, Zeichentric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299949975493701632</text:p>
          </table:table-cell>
          <table:table-cell table:style-name="ce20" office:value-type="string" calcext:value-type="string">
            <text:p><text:a xlink:href="https://twitter.com/datGestruepp/status/1299949975493701632" xlink:type="simple">https://twitter.com/datGestruepp/status/1299949975493701632</text:a></text:p>
          </table:table-cell>
          <table:table-cell table:style-name="ce26" office:value-type="string" calcext:value-type="string">
            <text:p>30.08.2020</text:p>
          </table:table-cell>
          <table:table-cell table:style-name="ce1" office:value-type="string" calcext:value-type="string">
            <text:p>Diese Murche sind schon ganz schön anstrengend!</text:p>
          </table:table-cell>
          <table:table-cell table:style-name="ce20" office:value-type="string" calcext:value-type="string">
            <text:p><text:a xlink:href="http://pbs.twimg.com/media/EfUyNuCWsAEo2Ot.jpg" xlink:type="simple">http://pbs.twimg.com/media/EfUyNuCWsAEo2Ot.jpg</text:a></text:p>
          </table:table-cell>
          <table:table-cell table:style-name="ce1" table:formula="of:=image(&quot;http://pbs.twimg.com/media/EfUyNuCWsAEo2Ot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urch (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0312361455108097</text:p>
          </table:table-cell>
          <table:table-cell table:style-name="ce20" office:value-type="string" calcext:value-type="string">
            <text:p><text:a xlink:href="https://twitter.com/datGestruepp/status/1300312361455108097" xlink:type="simple">https://twitter.com/datGestruepp/status/1300312361455108097</text:a></text:p>
          </table:table-cell>
          <table:table-cell table:style-name="ce26" office:value-type="string" calcext:value-type="string">
            <text:p>31.08.2020</text:p>
          </table:table-cell>
          <table:table-cell table:style-name="ce1" office:value-type="string" calcext:value-type="string">
            <text:p>Huch! Du bist aber unheimlich!</text:p>
          </table:table-cell>
          <table:table-cell table:style-name="ce20" office:value-type="string" calcext:value-type="string">
            <text:p><text:a xlink:href="http://pbs.twimg.com/media/EfYGgpDWoAAk2Cm.jpg" xlink:type="simple">http://pbs.twimg.com/media/EfYGgpDWoAAk2Cm.jpg</text:a></text:p>
          </table:table-cell>
          <table:table-cell table:style-name="ce1" table:formula="of:=image(&quot;http://pbs.twimg.com/media/EfYGgpDWoAAk2Cm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weetums (Muppet Show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0674749358469128</text:p>
          </table:table-cell>
          <table:table-cell table:style-name="ce20" office:value-type="string" calcext:value-type="string">
            <text:p><text:a xlink:href="https://twitter.com/datGestruepp/status/1300674749358469128" xlink:type="simple">https://twitter.com/datGestruepp/status/1300674749358469128</text:a></text:p>
          </table:table-cell>
          <table:table-cell table:style-name="ce26" office:value-type="string" calcext:value-type="string">
            <text:p>01.09.2020</text:p>
          </table:table-cell>
          <table:table-cell table:style-name="ce1" office:value-type="string" calcext:value-type="string">
            <text:p>Ach! Du auch Pizza zum Frühstück?</text:p>
          </table:table-cell>
          <table:table-cell table:style-name="ce20" office:value-type="string" calcext:value-type="string">
            <text:p><text:a xlink:href="http://pbs.twimg.com/media/EfYGv05WAAAaL5j.jpg" xlink:type="simple">http://pbs.twimg.com/media/EfYGv05WAAAaL5j.jpg</text:a></text:p>
          </table:table-cell>
          <table:table-cell table:style-name="ce1" table:formula="of:=image(&quot;http://pbs.twimg.com/media/EfYGv05WAAAaL5j.jpg&quot;)" office:value-type="string" office:string-value="" calcext:value-type="error">
            <text:p>#NAME?</text:p>
          </table:table-cell>
          <table:table-cell table:style-name="ce44" office:value-type="string" calcext:value-type="string">
            <text:p>Michelangelo (Teenage Mutant Ninja Turtle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1037136930508802</text:p>
          </table:table-cell>
          <table:table-cell table:style-name="ce20" office:value-type="string" calcext:value-type="string">
            <text:p><text:a xlink:href="https://twitter.com/datGestruepp/status/1301037136930508802" xlink:type="simple">https://twitter.com/datGestruepp/status/1301037136930508802</text:a></text:p>
          </table:table-cell>
          <table:table-cell table:style-name="ce26" office:value-type="string" calcext:value-type="string">
            <text:p>02.09.2020</text:p>
          </table:table-cell>
          <table:table-cell table:style-name="ce1" office:value-type="string" calcext:value-type="string">
            <text:p>Awww! Was bist du denn?</text:p>
          </table:table-cell>
          <table:table-cell table:style-name="ce20" office:value-type="string" calcext:value-type="string">
            <text:p><text:a xlink:href="http://pbs.twimg.com/media/EfYorlbXsAAPW-H.jpg" xlink:type="simple">http://pbs.twimg.com/media/EfYorlbXsAAPW-H.jpg</text:a></text:p>
          </table:table-cell>
          <table:table-cell table:style-name="ce1" table:formula="of:=image(&quot;http://pbs.twimg.com/media/EfYorlbXsAAPW-H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luffeluff (Pokem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1399527509778432</text:p>
          </table:table-cell>
          <table:table-cell table:style-name="ce20" office:value-type="string" calcext:value-type="string">
            <text:p><text:a xlink:href="https://twitter.com/datGestruepp/status/1301399527509778432" xlink:type="simple">https://twitter.com/datGestruepp/status/1301399527509778432</text:a></text:p>
          </table:table-cell>
          <table:table-cell table:style-name="ce26" office:value-type="string" calcext:value-type="string">
            <text:p>03.09.2020</text:p>
          </table:table-cell>
          <table:table-cell table:style-name="ce1" office:value-type="string" calcext:value-type="string">
            <text:p>Mein Kaffee brennt.</text:p>
          </table:table-cell>
          <table:table-cell table:style-name="ce20" office:value-type="string" calcext:value-type="string">
            <text:p><text:a xlink:href="http://pbs.twimg.com/media/EfYpOgOXYAAdEKg.jpg" xlink:type="simple">http://pbs.twimg.com/media/EfYpOgOXYAAdEKg.jpg</text:a></text:p>
          </table:table-cell>
          <table:table-cell table:style-name="ce1" table:formula="of:=image(&quot;http://pbs.twimg.com/media/EfYpOgOXYAAdEK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ck-Jack (Die Unglaublichen, Disney, Pixar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1761915668975617</text:p>
          </table:table-cell>
          <table:table-cell table:style-name="ce20" office:value-type="string" calcext:value-type="string">
            <text:p><text:a xlink:href="https://twitter.com/datGestruepp/status/1301761915668975617" xlink:type="simple">https://twitter.com/datGestruepp/status/1301761915668975617</text:a></text:p>
          </table:table-cell>
          <table:table-cell table:style-name="ce26" office:value-type="string" calcext:value-type="string">
            <text:p>04.09.2020</text:p>
          </table:table-cell>
          <table:table-cell table:style-name="ce1" office:value-type="string" calcext:value-type="string">
            <text:p>Warum so grumpy?</text:p>
          </table:table-cell>
          <table:table-cell table:style-name="ce20" office:value-type="string" calcext:value-type="string">
            <text:p><text:a xlink:href="http://pbs.twimg.com/media/EfZ58T1XkAMmLt9.jpg" xlink:type="simple">http://pbs.twimg.com/media/EfZ58T1XkAMmLt9.jpg</text:a></text:p>
          </table:table-cell>
          <table:table-cell table:style-name="ce1" table:formula="of:=image(&quot;http://pbs.twimg.com/media/EfZ58T1XkAMmLt9.jpg&quot;)" office:value-type="string" office:string-value="" calcext:value-type="error">
            <text:p>#NAME?</text:p>
          </table:table-cell>
          <table:table-cell table:style-name="ce45" office:value-type="string" calcext:value-type="string">
            <text:p>Turanga Leela (Futurama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2124300464513026</text:p>
          </table:table-cell>
          <table:table-cell table:style-name="ce20" office:value-type="string" calcext:value-type="string">
            <text:p><text:a xlink:href="https://twitter.com/datGestruepp/status/1302124300464513026" xlink:type="simple">https://twitter.com/datGestruepp/status/1302124300464513026</text:a></text:p>
          </table:table-cell>
          <table:table-cell table:style-name="ce26" office:value-type="string" calcext:value-type="string">
            <text:p>05.09.2020</text:p>
          </table:table-cell>
          <table:table-cell table:style-name="ce1" office:value-type="string" calcext:value-type="string">
            <text:p>Was bist du denn? Und von wann?</text:p>
          </table:table-cell>
          <table:table-cell table:style-name="ce20" office:value-type="string" calcext:value-type="string">
            <text:p><text:a xlink:href="http://pbs.twimg.com/media/EfZ6PQYWkAATX9K.jpg" xlink:type="simple">http://pbs.twimg.com/media/EfZ6PQYWkAATX9K.jpg</text:a></text:p>
          </table:table-cell>
          <table:table-cell table:style-name="ce1" table:formula="of:=image(&quot;http://pbs.twimg.com/media/EfZ6PQYWkAATX9K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aptain Viridian (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2486690133610496</text:p>
          </table:table-cell>
          <table:table-cell table:style-name="ce20" office:value-type="string" calcext:value-type="string">
            <text:p><text:a xlink:href="https://twitter.com/datGestruepp/status/1302486690133610496" xlink:type="simple">https://twitter.com/datGestruepp/status/1302486690133610496</text:a></text:p>
          </table:table-cell>
          <table:table-cell table:style-name="ce26" office:value-type="string" calcext:value-type="string">
            <text:p>06.09.2020</text:p>
          </table:table-cell>
          <table:table-cell table:style-name="ce1" office:value-type="string" calcext:value-type="string">
            <text:p>Oh! Eine Ollfaktille!</text:p>
          </table:table-cell>
          <table:table-cell table:style-name="ce20" office:value-type="string" calcext:value-type="string">
            <text:p><text:a xlink:href="http://pbs.twimg.com/media/EfZ6k2bXYAIPOsf.jpg" xlink:type="simple">http://pbs.twimg.com/media/EfZ6k2bXYAIPOsf.jpg</text:a></text:p>
          </table:table-cell>
          <table:table-cell table:style-name="ce1" table:formula="of:=image(&quot;http://pbs.twimg.com/media/EfZ6k2bXYAIPOsf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lfaktille (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2849076220829696</text:p>
          </table:table-cell>
          <table:table-cell table:style-name="ce20" office:value-type="string" calcext:value-type="string">
            <text:p><text:a xlink:href="https://twitter.com/datGestruepp/status/1302849076220829696" xlink:type="simple">https://twitter.com/datGestruepp/status/1302849076220829696</text:a></text:p>
          </table:table-cell>
          <table:table-cell table:style-name="ce26" office:value-type="string" calcext:value-type="string">
            <text:p>07.09.2020</text:p>
          </table:table-cell>
          <table:table-cell table:style-name="ce1" office:value-type="string" calcext:value-type="string">
            <text:p>Ach hallo! Du bist ja niedlich!</text:p>
          </table:table-cell>
          <table:table-cell table:style-name="ce20" office:value-type="string" calcext:value-type="string">
            <text:p><text:a xlink:href="http://pbs.twimg.com/media/Efe5iXGWoAEJVVU.jpg" xlink:type="simple">http://pbs.twimg.com/media/Efe5iXGWoAEJVVU.jpg</text:a></text:p>
          </table:table-cell>
          <table:table-cell table:style-name="ce1" table:formula="of:=image(&quot;http://pbs.twimg.com/media/Efe5iXGWoAEJVV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uar (Dragonball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3211464128253953</text:p>
          </table:table-cell>
          <table:table-cell table:style-name="ce20" office:value-type="string" calcext:value-type="string">
            <text:p><text:a xlink:href="https://twitter.com/datGestruepp/status/1303211464128253953" xlink:type="simple">https://twitter.com/datGestruepp/status/1303211464128253953</text:a></text:p>
          </table:table-cell>
          <table:table-cell table:style-name="ce26" office:value-type="string" calcext:value-type="string">
            <text:p>08.09.2020</text:p>
          </table:table-cell>
          <table:table-cell table:style-name="ce1" office:value-type="string" calcext:value-type="string">
            <text:p>Aha, aus dieser Scheibenwelt also. Hm.. ja verstehe.</text:p>
          </table:table-cell>
          <table:table-cell table:style-name="ce20" office:value-type="string" calcext:value-type="string">
            <text:p><text:a xlink:href="http://pbs.twimg.com/media/Efe6AOTWoAAzE3o.jpg" xlink:type="simple">http://pbs.twimg.com/media/Efe6AOTWoAAzE3o.jpg</text:a></text:p>
          </table:table-cell>
          <table:table-cell table:style-name="ce1" table:formula="of:=image(&quot;http://pbs.twimg.com/media/Efe6AOTWoAAzE3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attentod (Scheibenwelt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3573853860491265</text:p>
          </table:table-cell>
          <table:table-cell table:style-name="ce20" office:value-type="string" calcext:value-type="string">
            <text:p><text:a xlink:href="https://twitter.com/datGestruepp/status/1303573853860491265" xlink:type="simple">https://twitter.com/datGestruepp/status/1303573853860491265</text:a></text:p>
          </table:table-cell>
          <table:table-cell table:style-name="ce26" office:value-type="string" calcext:value-type="string">
            <text:p>09.09.2020</text:p>
          </table:table-cell>
          <table:table-cell table:style-name="ce1" office:value-type="string" calcext:value-type="string">
            <text:p>Aus Nebelheim! Ach was!</text:p>
          </table:table-cell>
          <table:table-cell table:style-name="ce20" office:value-type="string" calcext:value-type="string">
            <text:p><text:a xlink:href="http://pbs.twimg.com/media/Efe6h6yWsAEgCgP.jpg" xlink:type="simple">http://pbs.twimg.com/media/Efe6h6yWsAEgCgP.jpg</text:a></text:p>
          </table:table-cell>
          <table:table-cell table:style-name="ce1" table:formula="of:=image(&quot;http://pbs.twimg.com/media/Efe6h6yWsAEgCgP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ebelheimer (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3936241528958976</text:p>
          </table:table-cell>
          <table:table-cell table:style-name="ce20" office:value-type="string" calcext:value-type="string">
            <text:p><text:a xlink:href="https://twitter.com/datGestruepp/status/1303936241528958976" xlink:type="simple">https://twitter.com/datGestruepp/status/1303936241528958976</text:a></text:p>
          </table:table-cell>
          <table:table-cell table:style-name="ce26" office:value-type="string" calcext:value-type="string">
            <text:p>10.09.2020</text:p>
          </table:table-cell>
          <table:table-cell table:style-name="ce1" office:value-type="string" calcext:value-type="string">
            <text:p>Guten Morgen!</text:p>
          </table:table-cell>
          <table:table-cell table:style-name="ce20" office:value-type="string" calcext:value-type="string">
            <text:p><text:a xlink:href="http://pbs.twimg.com/media/EfxWTB8WAAAG4i0.jpg" xlink:type="simple">http://pbs.twimg.com/media/EfxWTB8WAAAG4i0.jpg</text:a></text:p>
          </table:table-cell>
          <table:table-cell table:style-name="ce1" table:formula="of:=image(&quot;http://pbs.twimg.com/media/EfxWTB8WAAAG4i0.jpg&quot;)" office:value-type="string" office:string-value="" calcext:value-type="error">
            <text:p>#NAME?</text:p>
          </table:table-cell>
          <table:table-cell table:style-name="ce45" office:value-type="string" calcext:value-type="string">
            <text:p>Philip J. Fry (Futurama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4298632317894659</text:p>
          </table:table-cell>
          <table:table-cell table:style-name="ce20" office:value-type="string" calcext:value-type="string">
            <text:p><text:a xlink:href="https://twitter.com/datGestruepp/status/1304298632317894659" xlink:type="simple">https://twitter.com/datGestruepp/status/1304298632317894659</text:a></text:p>
          </table:table-cell>
          <table:table-cell table:style-name="ce26" office:value-type="string" calcext:value-type="string">
            <text:p>11.09.2020</text:p>
          </table:table-cell>
          <table:table-cell table:style-name="ce1" office:value-type="string" calcext:value-type="string">
            <text:p>Coole Jacke!</text:p>
          </table:table-cell>
          <table:table-cell table:style-name="ce20" office:value-type="string" calcext:value-type="string">
            <text:p><text:a xlink:href="http://pbs.twimg.com/media/EfxWj6-WAAEpDcE.jpg" xlink:type="simple">http://pbs.twimg.com/media/EfxWj6-WAAEpDcE.jpg</text:a></text:p>
          </table:table-cell>
          <table:table-cell table:style-name="ce1" table:formula="of:=image(&quot;http://pbs.twimg.com/media/EfxWj6-WAAEpDc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izzo the rat (Muppet Show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4661016228376577</text:p>
          </table:table-cell>
          <table:table-cell table:style-name="ce20" office:value-type="string" calcext:value-type="string">
            <text:p><text:a xlink:href="https://twitter.com/datGestruepp/status/1304661016228376577" xlink:type="simple">https://twitter.com/datGestruepp/status/1304661016228376577</text:a></text:p>
          </table:table-cell>
          <table:table-cell table:style-name="ce26" office:value-type="string" calcext:value-type="string">
            <text:p>12.09.2020</text:p>
          </table:table-cell>
          <table:table-cell table:style-name="ce1" office:value-type="string" calcext:value-type="string">
            <text:p>Guten Morgen Frau Jetson.</text:p>
          </table:table-cell>
          <table:table-cell table:style-name="ce20" office:value-type="string" calcext:value-type="string">
            <text:p><text:a xlink:href="http://pbs.twimg.com/media/Ef-hrK2X0AIFvXJ.jpg" xlink:type="simple">http://pbs.twimg.com/media/Ef-hrK2X0AIFvXJ.jpg</text:a></text:p>
          </table:table-cell>
          <table:table-cell table:style-name="ce1" table:formula="of:=image(&quot;http://pbs.twimg.com/media/Ef-hrK2X0AIFvX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e Jetson (The Jetsons)</text:p>
          </table:table-cell>
          <table:table-cell table:style-name="ce1" office:value-type="string" calcext:value-type="string">
            <text:p>ja</text:p>
          </table:table-cell>
          <table:table-cell table:style-name="ce20" office:value-type="string" calcext:value-type="string">
            <text:p><text:a xlink:href="https://en.wikipedia.org/wiki/The_Jetsons" xlink:type="simple">https://en.wikipedia.org/wiki/The_Jetsons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305023406933504000</text:p>
          </table:table-cell>
          <table:table-cell table:style-name="ce20" office:value-type="string" calcext:value-type="string">
            <text:p><text:a xlink:href="https://twitter.com/datGestruepp/status/1305023406933504000" xlink:type="simple">https://twitter.com/datGestruepp/status/1305023406933504000</text:a></text:p>
          </table:table-cell>
          <table:table-cell table:style-name="ce26" office:value-type="string" calcext:value-type="string">
            <text:p>13.09.2020</text:p>
          </table:table-cell>
          <table:table-cell table:style-name="ce1" office:value-type="string" calcext:value-type="string">
            <text:p>Guten Tag Herr Doktor. Moment... sind sie wirklich Doktor?</text:p>
          </table:table-cell>
          <table:table-cell table:style-name="ce20" office:value-type="string" calcext:value-type="string">
            <text:p><text:a xlink:href="http://pbs.twimg.com/media/EgCiEKxXgAA_ENH.jpg" xlink:type="simple">http://pbs.twimg.com/media/EgCiEKxXgAA_ENH.jpg</text:a></text:p>
          </table:table-cell>
          <table:table-cell table:style-name="ce1" table:formula="of:=image(&quot;http://pbs.twimg.com/media/EgCiEKxXgAA_ENH.jpg&quot;)" office:value-type="string" office:string-value="" calcext:value-type="error">
            <text:p>#NAME?</text:p>
          </table:table-cell>
          <table:table-cell table:style-name="ce45" office:value-type="string" calcext:value-type="string">
            <text:p>Dr. John A. Zoidberg (Futurama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5385791649132544</text:p>
          </table:table-cell>
          <table:table-cell table:style-name="ce20" office:value-type="string" calcext:value-type="string">
            <text:p><text:a xlink:href="https://twitter.com/datGestruepp/status/1305385791649132544" xlink:type="simple">https://twitter.com/datGestruepp/status/1305385791649132544</text:a></text:p>
          </table:table-cell>
          <table:table-cell table:style-name="ce26" office:value-type="string" calcext:value-type="string">
            <text:p>14.09.2020</text:p>
          </table:table-cell>
          <table:table-cell table:style-name="ce1" office:value-type="string" calcext:value-type="string">
            <text:p>Was ... ähm... oke.</text:p>
          </table:table-cell>
          <table:table-cell table:style-name="ce20" office:value-type="string" calcext:value-type="string">
            <text:p><text:a xlink:href="http://pbs.twimg.com/media/EgCi2fQXsAA5rk1.jpg" xlink:type="simple">http://pbs.twimg.com/media/EgCi2fQXsAA5rk1.jpg</text:a></text:p>
          </table:table-cell>
          <table:table-cell table:style-name="ce1" table:formula="of:=image(&quot;http://pbs.twimg.com/media/EgCi2fQXsAA5rk1.jpg&quot;)" office:value-type="string" office:string-value="" calcext:value-type="error">
            <text:p>#NAME?</text:p>
          </table:table-cell>
          <table:table-cell table:style-name="ce45" office:value-type="string" calcext:value-type="string">
            <text:p>Cuphead (Cuphead, Videospiel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5748181385322496</text:p>
          </table:table-cell>
          <table:table-cell table:style-name="ce20" office:value-type="string" calcext:value-type="string">
            <text:p><text:a xlink:href="https://twitter.com/datGestruepp/status/1305748181385322496" xlink:type="simple">https://twitter.com/datGestruepp/status/1305748181385322496</text:a></text:p>
          </table:table-cell>
          <table:table-cell table:style-name="ce26" office:value-type="string" calcext:value-type="string">
            <text:p>15.09.2020</text:p>
          </table:table-cell>
          <table:table-cell table:style-name="ce1" office:value-type="string" calcext:value-type="string">
            <text:p>Ach hallo! Du solltest aber noch keinen Kaffee trinken.</text:p>
          </table:table-cell>
          <table:table-cell table:style-name="ce20" office:value-type="string" calcext:value-type="string">
            <text:p><text:a xlink:href="http://pbs.twimg.com/media/EgCjbiWXsAEFqXo.jpg" xlink:type="simple">http://pbs.twimg.com/media/EgCjbiWXsAEFqXo.jpg</text:a></text:p>
          </table:table-cell>
          <table:table-cell table:style-name="ce1" table:formula="of:=image(&quot;http://pbs.twimg.com/media/EgCjbiWXsAEFqX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ebbles Feuerstein (Kind von Fred nd Wilma Feuerstein, Flinstone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6110570672816130</text:p>
          </table:table-cell>
          <table:table-cell table:style-name="ce20" office:value-type="string" calcext:value-type="string">
            <text:p><text:a xlink:href="https://twitter.com/datGestruepp/status/1306110570672816130" xlink:type="simple">https://twitter.com/datGestruepp/status/1306110570672816130</text:a></text:p>
          </table:table-cell>
          <table:table-cell table:style-name="ce26" office:value-type="string" calcext:value-type="string">
            <text:p>16.09.2020</text:p>
          </table:table-cell>
          <table:table-cell table:style-name="ce1" office:value-type="string" calcext:value-type="string">
            <text:p>Ach schau! Dein Kumpel war auch schon da.</text:p>
          </table:table-cell>
          <table:table-cell table:style-name="ce20" office:value-type="string" calcext:value-type="string">
            <text:p><text:a xlink:href="http://pbs.twimg.com/media/EgCj-dZWkAARXb5.jpg" xlink:type="simple">http://pbs.twimg.com/media/EgCj-dZWkAARXb5.jpg</text:a></text:p>
          </table:table-cell>
          <table:table-cell table:style-name="ce1" table:formula="of:=image(&quot;http://pbs.twimg.com/media/EgCj-dZWkAARXb5.jpg&quot;)" office:value-type="string" office:string-value="" calcext:value-type="error">
            <text:p>#NAME?</text:p>
          </table:table-cell>
          <table:table-cell table:style-name="ce45" office:value-type="string" calcext:value-type="string">
            <text:p>Mugman (Cuphead, Videospiel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6472956332109826</text:p>
          </table:table-cell>
          <table:table-cell table:style-name="ce20" office:value-type="string" calcext:value-type="string">
            <text:p><text:a xlink:href="https://twitter.com/datGestruepp/status/1306472956332109826" xlink:type="simple">https://twitter.com/datGestruepp/status/1306472956332109826</text:a></text:p>
          </table:table-cell>
          <table:table-cell table:style-name="ce26" office:value-type="string" calcext:value-type="string">
            <text:p>17.09.2020</text:p>
          </table:table-cell>
          <table:table-cell table:style-name="ce1" office:value-type="string" calcext:value-type="string">
            <text:p>Schlanke Linie.</text:p>
          </table:table-cell>
          <table:table-cell table:style-name="ce20" office:value-type="string" calcext:value-type="string">
            <text:p><text:a xlink:href="http://pbs.twimg.com/media/EgX3tjZVoAEzXNc.jpg" xlink:type="simple">http://pbs.twimg.com/media/EgX3tjZVoAEzXNc.jpg</text:a></text:p>
          </table:table-cell>
          <table:table-cell table:style-name="ce1" table:formula="of:=image(&quot;http://pbs.twimg.com/media/EgX3tjZVoAEzXNc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a linea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6835342754938881</text:p>
          </table:table-cell>
          <table:table-cell table:style-name="ce20" office:value-type="string" calcext:value-type="string">
            <text:p><text:a xlink:href="https://twitter.com/datGestruepp/status/1306835342754938881" xlink:type="simple">https://twitter.com/datGestruepp/status/1306835342754938881</text:a></text:p>
          </table:table-cell>
          <table:table-cell table:style-name="ce26" office:value-type="string" calcext:value-type="string">
            <text:p>18.09.2020</text:p>
          </table:table-cell>
          <table:table-cell table:style-name="ce1" office:value-type="string" calcext:value-type="string">
            <text:p>Huh! Du bist mir unheimlich!</text:p>
          </table:table-cell>
          <table:table-cell table:style-name="ce20" office:value-type="string" calcext:value-type="string">
            <text:p><text:a xlink:href="http://pbs.twimg.com/media/EgX4DoHU0Aktpte.jpg" xlink:type="simple">http://pbs.twimg.com/media/EgX4DoHU0Aktpte.jpg</text:a></text:p>
          </table:table-cell>
          <table:table-cell table:style-name="ce1" table:formula="of:=image(&quot;http://pbs.twimg.com/media/EgX4DoHU0Aktpt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lowey (Undertale, Videospiel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7197731669241856</text:p>
          </table:table-cell>
          <table:table-cell table:style-name="ce20" office:value-type="string" calcext:value-type="string">
            <text:p><text:a xlink:href="https://twitter.com/datGestruepp/status/1307197731669241856" xlink:type="simple">https://twitter.com/datGestruepp/status/1307197731669241856</text:a></text:p>
          </table:table-cell>
          <table:table-cell table:style-name="ce26" office:value-type="string" calcext:value-type="string">
            <text:p>19.09.2020</text:p>
          </table:table-cell>
          <table:table-cell table:style-name="ce1" office:value-type="string" calcext:value-type="string">
            <text:p>Ach hallo. Moment, ist schon Zahltag?</text:p>
          </table:table-cell>
          <table:table-cell table:style-name="ce20" office:value-type="string" calcext:value-type="string">
            <text:p><text:a xlink:href="http://pbs.twimg.com/media/Egh5RwoWsAYvsI4.jpg" xlink:type="simple">http://pbs.twimg.com/media/Egh5RwoWsAYvsI4.jpg</text:a></text:p>
          </table:table-cell>
          <table:table-cell table:style-name="ce1" table:formula="of:=image(&quot;http://pbs.twimg.com/media/Egh5RwoWsAYvsI4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uzi (Pokem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7560118481899520</text:p>
          </table:table-cell>
          <table:table-cell table:style-name="ce20" office:value-type="string" calcext:value-type="string">
            <text:p><text:a xlink:href="https://twitter.com/datGestruepp/status/1307560118481899520" xlink:type="simple">https://twitter.com/datGestruepp/status/1307560118481899520</text:a></text:p>
          </table:table-cell>
          <table:table-cell table:style-name="ce26" office:value-type="string" calcext:value-type="string">
            <text:p>20.09.2020</text:p>
          </table:table-cell>
          <table:table-cell table:style-name="ce1" office:value-type="string" calcext:value-type="string">
            <text:p>Ja verstehe, schon dunkel da in den Katakomben. Stimmt.</text:p>
          </table:table-cell>
          <table:table-cell table:style-name="ce20" office:value-type="string" calcext:value-type="string">
            <text:p><text:a xlink:href="http://pbs.twimg.com/media/Egh5pZAWAAAoOKw.jpg" xlink:type="simple">http://pbs.twimg.com/media/Egh5pZAWAAAoOKw.jpg</text:a></text:p>
          </table:table-cell>
          <table:table-cell table:style-name="ce1" table:formula="of:=image(&quot;http://pbs.twimg.com/media/Egh5pZAWAAAoOKw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efährliches Buch (Walter Moers, Zamonie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7922506544812034</text:p>
          </table:table-cell>
          <table:table-cell table:style-name="ce20" office:value-type="string" calcext:value-type="string">
            <text:p><text:a xlink:href="https://twitter.com/datGestruepp/status/1307922506544812034" xlink:type="simple">https://twitter.com/datGestruepp/status/1307922506544812034</text:a></text:p>
          </table:table-cell>
          <table:table-cell table:style-name="ce26" office:value-type="string" calcext:value-type="string">
            <text:p>21.09.2020</text:p>
          </table:table-cell>
          <table:table-cell table:style-name="ce1" office:value-type="string" calcext:value-type="string">
            <text:p>Friss meine Shorts!</text:p>
          </table:table-cell>
          <table:table-cell table:style-name="ce20" office:value-type="string" calcext:value-type="string">
            <text:p><text:a xlink:href="http://pbs.twimg.com/media/Egh5_fDUcAALfB2.jpg" xlink:type="simple">http://pbs.twimg.com/media/Egh5_fDUcAALfB2.jpg</text:a></text:p>
          </table:table-cell>
          <table:table-cell table:style-name="ce1" table:formula="of:=image(&quot;http://pbs.twimg.com/media/Egh5_fDUcAALfB2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art Simpson (Die Simpson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8285020138688518</text:p>
          </table:table-cell>
          <table:table-cell table:style-name="ce20" office:value-type="string" calcext:value-type="string">
            <text:p><text:a xlink:href="https://twitter.com/datGestruepp/status/1308285020138688518" xlink:type="simple">https://twitter.com/datGestruepp/status/1308285020138688518</text:a></text:p>
          </table:table-cell>
          <table:table-cell table:style-name="ce26" office:value-type="string" calcext:value-type="string">
            <text:p>22.09.2020</text:p>
          </table:table-cell>
          <table:table-cell table:style-name="ce1" office:value-type="string" calcext:value-type="string">
            <text:p>Oh oh!</text:p>
          </table:table-cell>
          <table:table-cell table:style-name="ce20" office:value-type="string" calcext:value-type="string">
            <text:p><text:a xlink:href="http://pbs.twimg.com/media/Eg8LeNOWAAI4s_A.jpg" xlink:type="simple">http://pbs.twimg.com/media/Eg8LeNOWAAI4s_A.jpg</text:a></text:p>
          </table:table-cell>
          <table:table-cell table:style-name="ce1" table:formula="of:=image(&quot;http://pbs.twimg.com/media/Eg8LeNOWAAI4s_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rion Bombe (Super Mario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8647285782446080</text:p>
          </table:table-cell>
          <table:table-cell table:style-name="ce20" office:value-type="string" calcext:value-type="string">
            <text:p><text:a xlink:href="https://twitter.com/datGestruepp/status/1308647285782446080" xlink:type="simple">https://twitter.com/datGestruepp/status/1308647285782446080</text:a></text:p>
          </table:table-cell>
          <table:table-cell table:style-name="ce26" office:value-type="string" calcext:value-type="string">
            <text:p>23.09.2020</text:p>
          </table:table-cell>
          <table:table-cell table:style-name="ce1" office:value-type="string" calcext:value-type="string">
            <text:p>Wie viele kommen denn da noch?</text:p>
          </table:table-cell>
          <table:table-cell table:style-name="ce20" office:value-type="string" calcext:value-type="string">
            <text:p><text:a xlink:href="http://pbs.twimg.com/media/Eg8MNlDX0AA7sx1.jpg" xlink:type="simple">http://pbs.twimg.com/media/Eg8MNlDX0AA7sx1.jpg</text:a></text:p>
          </table:table-cell>
          <table:table-cell table:style-name="ce1" table:formula="of:=image(&quot;http://pbs.twimg.com/media/Eg8MNlDX0AA7sx1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aphael (Teenage Mutant Ninja Turtle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9009673673031680</text:p>
          </table:table-cell>
          <table:table-cell table:style-name="ce20" office:value-type="string" calcext:value-type="string">
            <text:p><text:a xlink:href="https://twitter.com/datGestruepp/status/1309009673673031680" xlink:type="simple">https://twitter.com/datGestruepp/status/1309009673673031680</text:a></text:p>
          </table:table-cell>
          <table:table-cell table:style-name="ce26" office:value-type="string" calcext:value-type="string">
            <text:p>24.09.2020</text:p>
          </table:table-cell>
          <table:table-cell table:style-name="ce1" office:value-type="string" calcext:value-type="string">
            <text:p>Guten Morgen. Wo kommen Sie denn her?</text:p>
          </table:table-cell>
          <table:table-cell table:style-name="ce20" office:value-type="string" calcext:value-type="string">
            <text:p><text:a xlink:href="http://pbs.twimg.com/media/Eg8Maw6XYAA-e-S.jpg" xlink:type="simple">http://pbs.twimg.com/media/Eg8Maw6XYAA-e-S.jpg</text:a></text:p>
          </table:table-cell>
          <table:table-cell table:style-name="ce1" table:formula="of:=image(&quot;http://pbs.twimg.com/media/Eg8Maw6XYAA-e-S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if Kroker (Futurama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9372060569710593</text:p>
          </table:table-cell>
          <table:table-cell table:style-name="ce20" office:value-type="string" calcext:value-type="string">
            <text:p><text:a xlink:href="https://twitter.com/datGestruepp/status/1309372060569710593" xlink:type="simple">https://twitter.com/datGestruepp/status/1309372060569710593</text:a></text:p>
          </table:table-cell>
          <table:table-cell table:style-name="ce26" office:value-type="string" calcext:value-type="string">
            <text:p>25.09.2020</text:p>
          </table:table-cell>
          <table:table-cell table:style-name="ce1" office:value-type="string" calcext:value-type="string">
            <text:p>Wie schön das du da bist!</text:p>
          </table:table-cell>
          <table:table-cell table:style-name="ce20" office:value-type="string" calcext:value-type="string">
            <text:p><text:a xlink:href="http://pbs.twimg.com/media/Eg8M7F4XcAIGlyJ.jpg" xlink:type="simple">http://pbs.twimg.com/media/Eg8M7F4XcAIGlyJ.jpg</text:a></text:p>
          </table:table-cell>
          <table:table-cell table:style-name="ce1" table:formula="of:=image(&quot;http://pbs.twimg.com/media/Eg8M7F4XcAIGly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owlf (Muppet Show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09734447671963649</text:p>
          </table:table-cell>
          <table:table-cell table:style-name="ce20" office:value-type="string" calcext:value-type="string">
            <text:p><text:a xlink:href="https://twitter.com/datGestruepp/status/1309734447671963649" xlink:type="simple">https://twitter.com/datGestruepp/status/1309734447671963649</text:a></text:p>
          </table:table-cell>
          <table:table-cell table:style-name="ce26" office:value-type="string" calcext:value-type="string">
            <text:p>26.09.2020</text:p>
          </table:table-cell>
          <table:table-cell table:style-name="ce1" office:value-type="string" calcext:value-type="string">
            <text:p>Ach soooo... du bist jetzt aber der letzte von denen oder?</text:p>
          </table:table-cell>
          <table:table-cell table:style-name="ce20" office:value-type="string" calcext:value-type="string">
            <text:p><text:a xlink:href="http://pbs.twimg.com/media/Eg8NSyKXgAcwc1C.jpg" xlink:type="simple">http://pbs.twimg.com/media/Eg8NSyKXgAcwc1C.jpg</text:a></text:p>
          </table:table-cell>
          <table:table-cell table:style-name="ce1" table:formula="of:=image(&quot;http://pbs.twimg.com/media/Eg8NSyKXgAcwc1C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onatello (Teenage Mutant Ninja Turtle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0096834199777282</text:p>
          </table:table-cell>
          <table:table-cell table:style-name="ce20" office:value-type="string" calcext:value-type="string">
            <text:p><text:a xlink:href="https://twitter.com/datGestruepp/status/1310096834199777282" xlink:type="simple">https://twitter.com/datGestruepp/status/1310096834199777282</text:a></text:p>
          </table:table-cell>
          <table:table-cell table:style-name="ce26" office:value-type="string" calcext:value-type="string">
            <text:p>27.09.2020</text:p>
          </table:table-cell>
          <table:table-cell table:style-name="ce1" office:value-type="string" calcext:value-type="string">
            <text:p>Und sie sind auch so ein Kämpfer ja?</text:p>
          </table:table-cell>
          <table:table-cell table:style-name="ce20" office:value-type="string" calcext:value-type="string">
            <text:p><text:a xlink:href="http://pbs.twimg.com/media/EhLtst5XYAAZtFL.jpg" xlink:type="simple">http://pbs.twimg.com/media/EhLtst5XYAAZtFL.jpg</text:a></text:p>
          </table:table-cell>
          <table:table-cell table:style-name="ce1" table:formula="of:=image(&quot;http://pbs.twimg.com/media/EhLtst5XYAAZtFL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oo (Dragonball, Manga/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0459221729710083</text:p>
          </table:table-cell>
          <table:table-cell table:style-name="ce20" office:value-type="string" calcext:value-type="string">
            <text:p><text:a xlink:href="https://twitter.com/datGestruepp/status/1310459221729710083" xlink:type="simple">https://twitter.com/datGestruepp/status/1310459221729710083</text:a></text:p>
          </table:table-cell>
          <table:table-cell table:style-name="ce26" office:value-type="string" calcext:value-type="string">
            <text:p>28.09.2020</text:p>
          </table:table-cell>
          <table:table-cell table:style-name="ce1" office:value-type="string" calcext:value-type="string">
            <text:p>awww! Wie niedlich es ist!</text:p>
          </table:table-cell>
          <table:table-cell table:style-name="ce20" office:value-type="string" calcext:value-type="string">
            <text:p><text:a xlink:href="http://pbs.twimg.com/media/EhLuQP-WsAU3Ptb.jpg" xlink:type="simple">http://pbs.twimg.com/media/EhLuQP-WsAU3Ptb.jpg</text:a></text:p>
          </table:table-cell>
          <table:table-cell table:style-name="ce1" table:formula="of:=image(&quot;http://pbs.twimg.com/media/EhLuQP-WsAU3Pt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m Nom (Cut the Rope, Videospiel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0821610455171072</text:p>
          </table:table-cell>
          <table:table-cell table:style-name="ce20" office:value-type="string" calcext:value-type="string">
            <text:p><text:a xlink:href="https://twitter.com/datGestruepp/status/1310821610455171072" xlink:type="simple">https://twitter.com/datGestruepp/status/1310821610455171072</text:a></text:p>
          </table:table-cell>
          <table:table-cell table:style-name="ce26" office:value-type="string" calcext:value-type="string">
            <text:p>29.09.2020</text:p>
          </table:table-cell>
          <table:table-cell table:style-name="ce1" office:value-type="string" calcext:value-type="string">
            <text:p>Ohweih! Eine Schmerzenskerze.</text:p>
          </table:table-cell>
          <table:table-cell table:style-name="ce20" office:value-type="string" calcext:value-type="string">
            <text:p><text:a xlink:href="http://pbs.twimg.com/media/EhpugzoWkAUfpPJ.jpg" xlink:type="simple">http://pbs.twimg.com/media/EhpugzoWkAUfpPJ.jpg</text:a></text:p>
          </table:table-cell>
          <table:table-cell table:style-name="ce1" table:formula="of:=image(&quot;http://pbs.twimg.com/media/EhpugzoWkAUfpP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chmerzenskerze (Zamonien, Walter Moer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1183997561696258</text:p>
          </table:table-cell>
          <table:table-cell table:style-name="ce20" office:value-type="string" calcext:value-type="string">
            <text:p><text:a xlink:href="https://twitter.com/datGestruepp/status/1311183997561696258" xlink:type="simple">https://twitter.com/datGestruepp/status/1311183997561696258</text:a></text:p>
          </table:table-cell>
          <table:table-cell table:style-name="ce26" office:value-type="string" calcext:value-type="string">
            <text:p>30.09.2020</text:p>
          </table:table-cell>
          <table:table-cell table:style-name="ce1" office:value-type="string" calcext:value-type="string">
            <text:p>awwww! Guten Morgen!</text:p>
          </table:table-cell>
          <table:table-cell table:style-name="ce20" office:value-type="string" calcext:value-type="string">
            <text:p><text:a xlink:href="http://pbs.twimg.com/media/Ehpu05CWAAENhou.jpg" xlink:type="simple">http://pbs.twimg.com/media/Ehpu05CWAAENhou.jpg</text:a></text:p>
          </table:table-cell>
          <table:table-cell table:style-name="ce1" table:formula="of:=image(&quot;http://pbs.twimg.com/media/Ehpu05CWAAENho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he last Campfire (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1546385032904704</text:p>
          </table:table-cell>
          <table:table-cell table:style-name="ce20" office:value-type="string" calcext:value-type="string">
            <text:p><text:a xlink:href="https://twitter.com/datGestruepp/status/1311546385032904704" xlink:type="simple">https://twitter.com/datGestruepp/status/1311546385032904704</text:a></text:p>
          </table:table-cell>
          <table:table-cell table:style-name="ce26" office:value-type="string" calcext:value-type="string">
            <text:p>01.10.2020</text:p>
          </table:table-cell>
          <table:table-cell table:style-name="ce1" office:value-type="string" calcext:value-type="string">
            <text:p>Bamm Bamm!!</text:p>
          </table:table-cell>
          <table:table-cell table:style-name="ce20" office:value-type="string" calcext:value-type="string">
            <text:p><text:a xlink:href="http://pbs.twimg.com/media/Ehv5u77WkAA1U7R.jpg" xlink:type="simple">http://pbs.twimg.com/media/Ehv5u77WkAA1U7R.jpg</text:a></text:p>
          </table:table-cell>
          <table:table-cell table:style-name="ce1" table:formula="of:=image(&quot;http://pbs.twimg.com/media/Ehv5u77WkAA1U7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amm-Bamm Geröllheimer (Familie Feuerstein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1908774798647296</text:p>
          </table:table-cell>
          <table:table-cell table:style-name="ce20" office:value-type="string" calcext:value-type="string">
            <text:p><text:a xlink:href="https://twitter.com/datGestruepp/status/1311908774798647296" xlink:type="simple">https://twitter.com/datGestruepp/status/1311908774798647296</text:a></text:p>
          </table:table-cell>
          <table:table-cell table:style-name="ce26" office:value-type="string" calcext:value-type="string">
            <text:p>02.10.2020</text:p>
          </table:table-cell>
          <table:table-cell table:style-name="ce1" office:value-type="string" calcext:value-type="string">
            <text:p>Für einen Baum hast du aber komische Blätter.</text:p>
          </table:table-cell>
          <table:table-cell table:style-name="ce20" office:value-type="string" calcext:value-type="string">
            <text:p><text:a xlink:href="http://pbs.twimg.com/media/Eh0OuxJWoAEkrSW.jpg" xlink:type="simple">http://pbs.twimg.com/media/Eh0OuxJWoAEkrSW.jpg</text:a></text:p>
          </table:table-cell>
          <table:table-cell table:style-name="ce1" table:formula="of:=image(&quot;http://pbs.twimg.com/media/Eh0OuxJWoAEkrSW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ogelbaum (Pokem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2271162211172353</text:p>
          </table:table-cell>
          <table:table-cell table:style-name="ce20" office:value-type="string" calcext:value-type="string">
            <text:p><text:a xlink:href="https://twitter.com/datGestruepp/status/1312271162211172353" xlink:type="simple">https://twitter.com/datGestruepp/status/1312271162211172353</text:a></text:p>
          </table:table-cell>
          <table:table-cell table:style-name="ce26" office:value-type="string" calcext:value-type="string">
            <text:p>03.10.2020</text:p>
          </table:table-cell>
          <table:table-cell table:style-name="ce1" office:value-type="string" calcext:value-type="string">
            <text:p>Guten morgen. Wie geht's dem Tiger?</text:p>
          </table:table-cell>
          <table:table-cell table:style-name="ce20" office:value-type="string" calcext:value-type="string">
            <text:p><text:a xlink:href="http://pbs.twimg.com/media/EiG54dcWAAIIl4q.jpg" xlink:type="simple">http://pbs.twimg.com/media/EiG54dcWAAIIl4q.jpg</text:a></text:p>
          </table:table-cell>
          <table:table-cell table:style-name="ce1" table:formula="of:=image(&quot;http://pbs.twimg.com/media/EiG54dcWAAIIl4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rinzessin Jasmin (Aladdin, Disne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2633548608692227</text:p>
          </table:table-cell>
          <table:table-cell table:style-name="ce20" office:value-type="string" calcext:value-type="string">
            <text:p><text:a xlink:href="https://twitter.com/datGestruepp/status/1312633548608692227" xlink:type="simple">https://twitter.com/datGestruepp/status/1312633548608692227</text:a></text:p>
          </table:table-cell>
          <table:table-cell table:style-name="ce26" office:value-type="string" calcext:value-type="string">
            <text:p>04.10.2020</text:p>
          </table:table-cell>
          <table:table-cell table:style-name="ce1" office:value-type="string" calcext:value-type="string">
            <text:p>Hallo George! Jetzt ist die Familie komplett. Toll.</text:p>
          </table:table-cell>
          <table:table-cell table:style-name="ce20" office:value-type="string" calcext:value-type="string">
            <text:p><text:a xlink:href="http://pbs.twimg.com/media/EiG6qgpWoAMBXBA.jpg" xlink:type="simple">http://pbs.twimg.com/media/EiG6qgpWoAMBXBA.jpg</text:a></text:p>
          </table:table-cell>
          <table:table-cell table:style-name="ce1" table:formula="of:=image(&quot;http://pbs.twimg.com/media/EiG6qgpWoAMBXB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eorge Jetson (The Jetsons)</text:p>
          </table:table-cell>
          <table:table-cell table:style-name="ce1" office:value-type="string" calcext:value-type="string">
            <text:p>ja</text:p>
          </table:table-cell>
          <table:table-cell table:style-name="ce20" office:value-type="string" calcext:value-type="string">
            <text:p><text:a xlink:href="https://en.wikipedia.org/wiki/The_Jetsons" xlink:type="simple">https://en.wikipedia.org/wiki/The_Jetsons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312995937598533634</text:p>
          </table:table-cell>
          <table:table-cell table:style-name="ce20" office:value-type="string" calcext:value-type="string">
            <text:p><text:a xlink:href="https://twitter.com/datGestruepp/status/1312995937598533634" xlink:type="simple">https://twitter.com/datGestruepp/status/1312995937598533634</text:a></text:p>
          </table:table-cell>
          <table:table-cell table:style-name="ce26" office:value-type="string" calcext:value-type="string">
            <text:p>05.10.2020</text:p>
          </table:table-cell>
          <table:table-cell table:style-name="ce1" office:value-type="string" calcext:value-type="string">
            <text:p>Ach das sind dieses Sternenstauner. </text:p>
          </table:table-cell>
          <table:table-cell table:style-name="ce20" office:value-type="string" calcext:value-type="string">
            <text:p><text:a xlink:href="http://pbs.twimg.com/media/Eib5tPRWkAEDUpq.jpg" xlink:type="simple">http://pbs.twimg.com/media/Eib5tPRWkAEDUpq.jpg</text:a></text:p>
          </table:table-cell>
          <table:table-cell table:style-name="ce1" table:formula="of:=image(&quot;http://pbs.twimg.com/media/Eib5tPRWkAEDUp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ternenstauner (Zamonien, Walter Moer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3358325401088001</text:p>
          </table:table-cell>
          <table:table-cell table:style-name="ce20" office:value-type="string" calcext:value-type="string">
            <text:p><text:a xlink:href="https://twitter.com/datGestruepp/status/1313358325401088001" xlink:type="simple">https://twitter.com/datGestruepp/status/1313358325401088001</text:a></text:p>
          </table:table-cell>
          <table:table-cell table:style-name="ce26" office:value-type="string" calcext:value-type="string">
            <text:p>06.10.2020</text:p>
          </table:table-cell>
          <table:table-cell table:style-name="ce1" office:value-type="string" calcext:value-type="string">
            <text:p>Howdy!</text:p>
          </table:table-cell>
          <table:table-cell table:style-name="ce20" office:value-type="string" calcext:value-type="string">
            <text:p><text:a xlink:href="http://pbs.twimg.com/media/Eic3zg3WkAUZlaj.jpg" xlink:type="simple">http://pbs.twimg.com/media/Eic3zg3WkAUZlaj.jpg</text:a></text:p>
          </table:table-cell>
          <table:table-cell table:style-name="ce1" table:formula="of:=image(&quot;http://pbs.twimg.com/media/Eic3zg3WkAUZla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uky Luke (Comic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3720712885141506</text:p>
          </table:table-cell>
          <table:table-cell table:style-name="ce20" office:value-type="string" calcext:value-type="string">
            <text:p><text:a xlink:href="https://twitter.com/datGestruepp/status/1313720712885141506" xlink:type="simple">https://twitter.com/datGestruepp/status/1313720712885141506</text:a></text:p>
          </table:table-cell>
          <table:table-cell table:style-name="ce26" office:value-type="string" calcext:value-type="string">
            <text:p>07.10.2020</text:p>
          </table:table-cell>
          <table:table-cell table:style-name="ce1" office:value-type="string" calcext:value-type="string">
            <text:p>Awww wie niedlich!</text:p>
          </table:table-cell>
          <table:table-cell table:style-name="ce20" office:value-type="string" calcext:value-type="string">
            <text:p><text:a xlink:href="http://pbs.twimg.com/media/EiimWHKWAAMeX9r.jpg" xlink:type="simple">http://pbs.twimg.com/media/EiimWHKWAAMeX9r.jpg</text:a></text:p>
          </table:table-cell>
          <table:table-cell table:style-name="ce1" table:formula="of:=image(&quot;http://pbs.twimg.com/media/EiimWHKWAAMeX9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oppspross (Pokemon, Gam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4083100511686656</text:p>
          </table:table-cell>
          <table:table-cell table:style-name="ce20" office:value-type="string" calcext:value-type="string">
            <text:p><text:a xlink:href="https://twitter.com/datGestruepp/status/1314083100511686656" xlink:type="simple">https://twitter.com/datGestruepp/status/1314083100511686656</text:a></text:p>
          </table:table-cell>
          <table:table-cell table:style-name="ce26" office:value-type="string" calcext:value-type="string">
            <text:p>08.10.2020</text:p>
          </table:table-cell>
          <table:table-cell table:style-name="ce1" office:value-type="string" calcext:value-type="string">
            <text:p>Was zum...?!</text:p>
          </table:table-cell>
          <table:table-cell table:style-name="ce20" office:value-type="string" calcext:value-type="string">
            <text:p><text:a xlink:href="http://pbs.twimg.com/media/EjwDMR7XYAAfkd-.jpg" xlink:type="simple">http://pbs.twimg.com/media/EjwDMR7XYAAfkd-.jpg</text:a></text:p>
          </table:table-cell>
          <table:table-cell table:style-name="ce1" table:formula="of:=image(&quot;http://pbs.twimg.com/media/EjwDMR7XYAAfkd-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ante (Coco, Disney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4445487941054464</text:p>
          </table:table-cell>
          <table:table-cell table:style-name="ce20" office:value-type="string" calcext:value-type="string">
            <text:p><text:a xlink:href="https://twitter.com/datGestruepp/status/1314445487941054464" xlink:type="simple">https://twitter.com/datGestruepp/status/1314445487941054464</text:a></text:p>
          </table:table-cell>
          <table:table-cell table:style-name="ce26" office:value-type="string" calcext:value-type="string">
            <text:p>09.10.2020</text:p>
          </table:table-cell>
          <table:table-cell table:style-name="ce1" office:value-type="string" calcext:value-type="string">
            <text:p>Ach wie knuffig!</text:p>
          </table:table-cell>
          <table:table-cell table:style-name="ce20" office:value-type="string" calcext:value-type="string">
            <text:p><text:a xlink:href="http://pbs.twimg.com/media/Ei201oPXkAAKh69.jpg" xlink:type="simple">http://pbs.twimg.com/media/Ei201oPXkAAKh69.jpg</text:a></text:p>
          </table:table-cell>
          <table:table-cell table:style-name="ce1" table:formula="of:=image(&quot;http://pbs.twimg.com/media/Ei201oPXkAAKh69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haymin (Pokemon, Seri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4807876058308608</text:p>
          </table:table-cell>
          <table:table-cell table:style-name="ce20" office:value-type="string" calcext:value-type="string">
            <text:p><text:a xlink:href="https://twitter.com/datGestruepp/status/1314807876058308608" xlink:type="simple">https://twitter.com/datGestruepp/status/1314807876058308608</text:a></text:p>
          </table:table-cell>
          <table:table-cell table:style-name="ce26" office:value-type="string" calcext:value-type="string">
            <text:p>10.10.2020</text:p>
          </table:table-cell>
          <table:table-cell table:style-name="ce1" office:value-type="string" calcext:value-type="string">
            <text:p>Zaubertrank... höhöhöhö... genau... höhöhö.</text:p>
          </table:table-cell>
          <table:table-cell table:style-name="ce20" office:value-type="string" calcext:value-type="string">
            <text:p><text:a xlink:href="http://pbs.twimg.com/media/Ei6pjLsXcAEHRwO.jpg" xlink:type="simple">http://pbs.twimg.com/media/Ei6pjLsXcAEHRwO.jpg</text:a></text:p>
          </table:table-cell>
          <table:table-cell table:style-name="ce1" table:formula="of:=image(&quot;http://pbs.twimg.com/media/Ei6pjLsXcAEHRw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sterix (Comic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5170264787820544</text:p>
          </table:table-cell>
          <table:table-cell table:style-name="ce20" office:value-type="string" calcext:value-type="string">
            <text:p><text:a xlink:href="https://twitter.com/datGestruepp/status/1315170264787820544" xlink:type="simple">https://twitter.com/datGestruepp/status/1315170264787820544</text:a></text:p>
          </table:table-cell>
          <table:table-cell table:style-name="ce26" office:value-type="string" calcext:value-type="string">
            <text:p>11.10.2020</text:p>
          </table:table-cell>
          <table:table-cell table:style-name="ce1" office:value-type="string" calcext:value-type="string">
            <text:p>Hallo Amy.</text:p>
          </table:table-cell>
          <table:table-cell table:style-name="ce20" office:value-type="string" calcext:value-type="string">
            <text:p><text:a xlink:href="http://pbs.twimg.com/media/EjEJclhWoAUIdUN.jpg" xlink:type="simple">http://pbs.twimg.com/media/EjEJclhWoAUIdUN.jpg</text:a></text:p>
          </table:table-cell>
          <table:table-cell table:style-name="ce1" table:formula="of:=image(&quot;http://pbs.twimg.com/media/EjEJclhWoAUIdUN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my Wong (Futurama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5532655912529920</text:p>
          </table:table-cell>
          <table:table-cell table:style-name="ce20" office:value-type="string" calcext:value-type="string">
            <text:p><text:a xlink:href="https://twitter.com/datGestruepp/status/1315532655912529920" xlink:type="simple">https://twitter.com/datGestruepp/status/1315532655912529920</text:a></text:p>
          </table:table-cell>
          <table:table-cell table:style-name="ce26" office:value-type="string" calcext:value-type="string">
            <text:p>12.10.2020</text:p>
          </table:table-cell>
          <table:table-cell table:style-name="ce1" office:value-type="string" calcext:value-type="string">
            <text:p>Ach guck!</text:p>
          </table:table-cell>
          <table:table-cell table:style-name="ce20" office:value-type="string" calcext:value-type="string">
            <text:p><text:a xlink:href="http://pbs.twimg.com/media/EjLxKOWWsAA0KnA.jpg" xlink:type="simple">http://pbs.twimg.com/media/EjLxKOWWsAA0KnA.jpg</text:a></text:p>
          </table:table-cell>
          <table:table-cell table:style-name="ce1" table:formula="of:=image(&quot;http://pbs.twimg.com/media/EjLxKOWWsAA0Kn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teinlaus (Loriot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5895040724463617</text:p>
          </table:table-cell>
          <table:table-cell table:style-name="ce20" office:value-type="string" calcext:value-type="string">
            <text:p><text:a xlink:href="https://twitter.com/datGestruepp/status/1315895040724463617" xlink:type="simple">https://twitter.com/datGestruepp/status/1315895040724463617</text:a></text:p>
          </table:table-cell>
          <table:table-cell table:style-name="ce26" office:value-type="string" calcext:value-type="string">
            <text:p>13.10.2020</text:p>
          </table:table-cell>
          <table:table-cell table:style-name="ce1" office:value-type="string" calcext:value-type="string">
            <text:p>Kaffee hilft oder? Siehste, gleich bessere Laune.</text:p>
          </table:table-cell>
          <table:table-cell table:style-name="ce20" office:value-type="string" calcext:value-type="string">
            <text:p><text:a xlink:href="http://pbs.twimg.com/media/EjPNMNUXgAAvc4a.jpg" xlink:type="simple">http://pbs.twimg.com/media/EjPNMNUXgAAvc4a.jpg</text:a></text:p>
          </table:table-cell>
          <table:table-cell table:style-name="ce1" table:formula="of:=image(&quot;http://pbs.twimg.com/media/EjPNMNUXgAAvc4a.jpg&quot;)" office:value-type="string" office:string-value="" calcext:value-type="error">
            <text:p>#NAME?</text:p>
          </table:table-cell>
          <table:table-cell table:style-name="ce44" office:value-type="string" calcext:value-type="string">
            <text:p>Uranai Baba (Dragonball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6257428292370435</text:p>
          </table:table-cell>
          <table:table-cell table:style-name="ce20" office:value-type="string" calcext:value-type="string">
            <text:p><text:a xlink:href="https://twitter.com/datGestruepp/status/1316257428292370435" xlink:type="simple">https://twitter.com/datGestruepp/status/1316257428292370435</text:a></text:p>
          </table:table-cell>
          <table:table-cell table:style-name="ce26" office:value-type="string" calcext:value-type="string">
            <text:p>14.10.2020</text:p>
          </table:table-cell>
          <table:table-cell table:style-name="ce1" office:value-type="string" calcext:value-type="string">
            <text:p>OB DU KAFFEE TRINKST WILL ICH WISSEN!!!!1111</text:p>
          </table:table-cell>
          <table:table-cell table:style-name="ce20" office:value-type="string" calcext:value-type="string">
            <text:p><text:a xlink:href="http://pbs.twimg.com/media/EjPOaOIX0AAgkFo.jpg" xlink:type="simple">http://pbs.twimg.com/media/EjPOaOIX0AAgkFo.jpg</text:a></text:p>
          </table:table-cell>
          <table:table-cell table:style-name="ce1" table:formula="of:=image(&quot;http://pbs.twimg.com/media/EjPOaOIX0AAgkF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Erzählmirnix (@erzählmirnix auf Twitter, Cartoonisti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6619816308928512</text:p>
          </table:table-cell>
          <table:table-cell table:style-name="ce20" office:value-type="string" calcext:value-type="string">
            <text:p><text:a xlink:href="https://twitter.com/datGestruepp/status/1316619816308928512" xlink:type="simple">https://twitter.com/datGestruepp/status/1316619816308928512</text:a></text:p>
          </table:table-cell>
          <table:table-cell table:style-name="ce26" office:value-type="string" calcext:value-type="string">
            <text:p>15.10.2020</text:p>
          </table:table-cell>
          <table:table-cell table:style-name="ce1" office:value-type="string" calcext:value-type="string">
            <text:p>Ach sie waren das mit den Luftballons am Haus?</text:p>
          </table:table-cell>
          <table:table-cell table:style-name="ce20" office:value-type="string" calcext:value-type="string">
            <text:p><text:a xlink:href="http://pbs.twimg.com/media/EjUB0xNXcAIcqqy.jpg" xlink:type="simple">http://pbs.twimg.com/media/EjUB0xNXcAIcqqy.jpg</text:a></text:p>
          </table:table-cell>
          <table:table-cell table:style-name="ce1" table:formula="of:=image(&quot;http://pbs.twimg.com/media/EjUB0xNXcAIcqqy.jpg&quot;)" office:value-type="string" office:string-value="" calcext:value-type="error">
            <text:p>#NAME?</text:p>
          </table:table-cell>
          <table:table-cell table:style-name="ce46" office:value-type="string" calcext:value-type="string">
            <text:p>Carl Fredricksen (Oben, Disney, Pixar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6982204958912512</text:p>
          </table:table-cell>
          <table:table-cell table:style-name="ce20" office:value-type="string" calcext:value-type="string">
            <text:p><text:a xlink:href="https://twitter.com/datGestruepp/status/1316982204958912512" xlink:type="simple">https://twitter.com/datGestruepp/status/1316982204958912512</text:a></text:p>
          </table:table-cell>
          <table:table-cell table:style-name="ce26" office:value-type="string" calcext:value-type="string">
            <text:p>16.10.2020</text:p>
          </table:table-cell>
          <table:table-cell table:style-name="ce1" office:value-type="string" calcext:value-type="string">
            <text:p>Wie schön! Guten Morgen dir!</text:p>
          </table:table-cell>
          <table:table-cell table:style-name="ce20" office:value-type="string" calcext:value-type="string">
            <text:p><text:a xlink:href="http://pbs.twimg.com/media/EjZv6XAX0AA32ts.jpg" xlink:type="simple">http://pbs.twimg.com/media/EjZv6XAX0AA32ts.jpg</text:a></text:p>
          </table:table-cell>
          <table:table-cell table:style-name="ce1" table:formula="of:=image(&quot;http://pbs.twimg.com/media/EjZv6XAX0AA32ts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us (Der kleine Maulwurf, tschechiche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7344593797578761</text:p>
          </table:table-cell>
          <table:table-cell table:style-name="ce20" office:value-type="string" calcext:value-type="string">
            <text:p><text:a xlink:href="https://twitter.com/datGestruepp/status/1317344593797578761" xlink:type="simple">https://twitter.com/datGestruepp/status/1317344593797578761</text:a></text:p>
          </table:table-cell>
          <table:table-cell table:style-name="ce26" office:value-type="string" calcext:value-type="string">
            <text:p>17.10.2020</text:p>
          </table:table-cell>
          <table:table-cell table:style-name="ce1" office:value-type="string" calcext:value-type="string">
            <text:p>Und wie spricht man sie jetzt richtig aus? Keyplx... keplex... kl... Warum gucken sie so angestrengt?</text:p>
          </table:table-cell>
          <table:table-cell table:style-name="ce20" office:value-type="string" calcext:value-type="string">
            <text:p><text:a xlink:href="http://pbs.twimg.com/media/EjaDRjBWAAEHC0r.jpg" xlink:type="simple">http://pbs.twimg.com/media/EjaDRjBWAAEHC0r.jpg</text:a></text:p>
          </table:table-cell>
          <table:table-cell table:style-name="ce1" table:formula="of:=image(&quot;http://pbs.twimg.com/media/EjaDRjBWAAEHC0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plx__ (@kplx__ auf Twitter, Cartoonist)</text:p>
            <text:p/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7706979335352322</text:p>
          </table:table-cell>
          <table:table-cell table:style-name="ce20" office:value-type="string" calcext:value-type="string">
            <text:p><text:a xlink:href="https://twitter.com/datGestruepp/status/1317706979335352322" xlink:type="simple">https://twitter.com/datGestruepp/status/1317706979335352322</text:a></text:p>
          </table:table-cell>
          <table:table-cell table:style-name="ce26" office:value-type="string" calcext:value-type="string">
            <text:p>18.10.2020</text:p>
          </table:table-cell>
          <table:table-cell table:style-name="ce1" office:value-type="string" calcext:value-type="string">
            <text:p>Was ist mit den anderen passiert?</text:p>
          </table:table-cell>
          <table:table-cell table:style-name="ce20" office:value-type="string" calcext:value-type="string">
            <text:p><text:a xlink:href="http://pbs.twimg.com/media/EjhM4rIXgAAJrCt.jpg" xlink:type="simple">http://pbs.twimg.com/media/EjhM4rIXgAAJrCt.jpg</text:a></text:p>
          </table:table-cell>
          <table:table-cell table:style-name="ce1" table:formula="of:=image(&quot;http://pbs.twimg.com/media/EjhM4rIXgAAJrCt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mong us Figur (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8069367150555138</text:p>
          </table:table-cell>
          <table:table-cell table:style-name="ce20" office:value-type="string" calcext:value-type="string">
            <text:p><text:a xlink:href="https://twitter.com/datGestruepp/status/1318069367150555138" xlink:type="simple">https://twitter.com/datGestruepp/status/1318069367150555138</text:a></text:p>
          </table:table-cell>
          <table:table-cell table:style-name="ce26" office:value-type="string" calcext:value-type="string">
            <text:p>19.10.2020</text:p>
          </table:table-cell>
          <table:table-cell table:style-name="ce1" office:value-type="string" calcext:value-type="string">
            <text:p>Hallo Dino!</text:p>
          </table:table-cell>
          <table:table-cell table:style-name="ce20" office:value-type="string" calcext:value-type="string">
            <text:p><text:a xlink:href="http://pbs.twimg.com/media/EjkkLnRWsAIqv67.jpg" xlink:type="simple">http://pbs.twimg.com/media/EjkkLnRWsAIqv67.jpg</text:a></text:p>
          </table:table-cell>
          <table:table-cell table:style-name="ce1" table:formula="of:=image(&quot;http://pbs.twimg.com/media/EjkkLnRWsAIqv67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ino (Familie Feuerstein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8431756215754752</text:p>
          </table:table-cell>
          <table:table-cell table:style-name="ce20" office:value-type="string" calcext:value-type="string">
            <text:p><text:a xlink:href="https://twitter.com/datGestruepp/status/1318431756215754752" xlink:type="simple">https://twitter.com/datGestruepp/status/1318431756215754752</text:a></text:p>
          </table:table-cell>
          <table:table-cell table:style-name="ce26" office:value-type="string" calcext:value-type="string">
            <text:p>20.10.2020</text:p>
          </table:table-cell>
          <table:table-cell table:style-name="ce1" office:value-type="string" calcext:value-type="string">
            <text:p>Ach... aus diesem 'DOS' kommen sie?</text:p>
          </table:table-cell>
          <table:table-cell table:style-name="ce20" office:value-type="string" calcext:value-type="string">
            <text:p><text:a xlink:href="http://pbs.twimg.com/media/EjlM69iWsAcz_Bq.jpg" xlink:type="simple">http://pbs.twimg.com/media/EjlM69iWsAcz_Bq.jpg</text:a></text:p>
          </table:table-cell>
          <table:table-cell table:style-name="ce1" table:formula="of:=image(&quot;http://pbs.twimg.com/media/EjlM69iWsAcz_B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osmos Cosmic (DOS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8794143217471489</text:p>
          </table:table-cell>
          <table:table-cell table:style-name="ce20" office:value-type="string" calcext:value-type="string">
            <text:p><text:a xlink:href="https://twitter.com/datGestruepp/status/1318794143217471489" xlink:type="simple">https://twitter.com/datGestruepp/status/1318794143217471489</text:a></text:p>
          </table:table-cell>
          <table:table-cell table:style-name="ce26" office:value-type="string" calcext:value-type="string">
            <text:p>21.10.2020</text:p>
          </table:table-cell>
          <table:table-cell table:style-name="ce1" office:value-type="string" calcext:value-type="string">
            <text:p>Schon wieder so ein Pokemon im Kaffee.</text:p>
          </table:table-cell>
          <table:table-cell table:style-name="ce20" office:value-type="string" calcext:value-type="string">
            <text:p><text:a xlink:href="http://pbs.twimg.com/media/EjuS3P1XgAUKc3I.jpg" xlink:type="simple">http://pbs.twimg.com/media/EjuS3P1XgAUKc3I.jpg</text:a></text:p>
          </table:table-cell>
          <table:table-cell table:style-name="ce1" table:formula="of:=image(&quot;http://pbs.twimg.com/media/EjuS3P1XgAUKc3I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ooper (Pokemo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9156531292680193</text:p>
          </table:table-cell>
          <table:table-cell table:style-name="ce20" office:value-type="string" calcext:value-type="string">
            <text:p><text:a xlink:href="https://twitter.com/datGestruepp/status/1319156531292680193" xlink:type="simple">https://twitter.com/datGestruepp/status/1319156531292680193</text:a></text:p>
          </table:table-cell>
          <table:table-cell table:style-name="ce26" office:value-type="string" calcext:value-type="string">
            <text:p>22.10.2020</text:p>
          </table:table-cell>
          <table:table-cell table:style-name="ce1" office:value-type="string" calcext:value-type="string">
            <text:p>Was wer?</text:p>
          </table:table-cell>
          <table:table-cell table:style-name="ce20" office:value-type="string" calcext:value-type="string">
            <text:p><text:a xlink:href="http://pbs.twimg.com/media/Ej3u0o_WsAEwvXu.jpg" xlink:type="simple">http://pbs.twimg.com/media/Ej3u0o_WsAEwvXu.jpg</text:a></text:p>
          </table:table-cell>
          <table:table-cell table:style-name="ce1" table:formula="of:=image(&quot;http://pbs.twimg.com/media/Ej3u0o_WsAEwvX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r. Eggman (Game, Sonic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9518920429154310</text:p>
          </table:table-cell>
          <table:table-cell table:style-name="ce20" office:value-type="string" calcext:value-type="string">
            <text:p><text:a xlink:href="https://twitter.com/datGestruepp/status/1319518920429154310" xlink:type="simple">https://twitter.com/datGestruepp/status/1319518920429154310</text:a></text:p>
          </table:table-cell>
          <table:table-cell table:style-name="ce26" office:value-type="string" calcext:value-type="string">
            <text:p>23.10.2020</text:p>
          </table:table-cell>
          <table:table-cell table:style-name="ce1" office:value-type="string" calcext:value-type="string">
            <text:p>Oh, Ein Doodle!</text:p>
          </table:table-cell>
          <table:table-cell table:style-name="ce20" office:value-type="string" calcext:value-type="string">
            <text:p><text:a xlink:href="http://pbs.twimg.com/media/Ej4sT6cXsAIE7Ah.jpg" xlink:type="simple">http://pbs.twimg.com/media/Ej4sT6cXsAIE7Ah.jpg</text:a></text:p>
          </table:table-cell>
          <table:table-cell table:style-name="ce1" table:formula="of:=image(&quot;http://pbs.twimg.com/media/Ej4sT6cXsAIE7Ah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oodbrink (@doodlebrink auf Twitter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19881309032910848</text:p>
          </table:table-cell>
          <table:table-cell table:style-name="ce20" office:value-type="string" calcext:value-type="string">
            <text:p><text:a xlink:href="https://twitter.com/datGestruepp/status/1319881309032910848" xlink:type="simple">https://twitter.com/datGestruepp/status/1319881309032910848</text:a></text:p>
          </table:table-cell>
          <table:table-cell table:style-name="ce26" office:value-type="string" calcext:value-type="string">
            <text:p>24.10.2020</text:p>
          </table:table-cell>
          <table:table-cell table:style-name="ce1" office:value-type="string" calcext:value-type="string">
            <text:p>Gar nicht creepy ...</text:p>
          </table:table-cell>
          <table:table-cell table:style-name="ce2" office:value-type="string" calcext:value-type="string">
            <text:p><text:a xlink:href="https://pbs.twimg.com/media/EkPYYKNX0AMj9RG" xlink:type="simple">https://pbs.twimg.com/media/EkPYYKNX0AMj9RG.jpg</text:a></text:p>
          </table:table-cell>
          <table:table-cell table:style-name="ce22" table:formula="of:=image(&quot;https://pbs.twimg.com/media/EkPYYKNX0AMj9R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oadette (Super Mario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0258794912247808</text:p>
          </table:table-cell>
          <table:table-cell table:style-name="ce20" office:value-type="string" calcext:value-type="string">
            <text:p><text:a xlink:href="https://twitter.com/datGestruepp/status/1320258794912247808" xlink:type="simple">https://twitter.com/datGestruepp/status/1320258794912247808</text:a></text:p>
          </table:table-cell>
          <table:table-cell table:style-name="ce26" office:value-type="string" calcext:value-type="string">
            <text:p>25.10.2020</text:p>
          </table:table-cell>
          <table:table-cell table:style-name="ce1" office:value-type="string" calcext:value-type="string">
            <text:p>Oh wie toll! Hallo Dangercat!</text:p>
          </table:table-cell>
          <table:table-cell table:style-name="ce20" office:value-type="string" calcext:value-type="string">
            <text:p><text:a xlink:href="http://pbs.twimg.com/media/EkUvZwuWAAUGvjg.jpg" xlink:type="simple">http://pbs.twimg.com/media/EkUvZwuWAAUGvjg.jpg</text:a></text:p>
          </table:table-cell>
          <table:table-cell table:style-name="ce1" table:formula="of:=image(&quot;http://pbs.twimg.com/media/EkUvZwuWAAUGvj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anger Cat (@_Dangercat_ auf Twitter)</text:p>
            <text:p/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0621181402107909</text:p>
          </table:table-cell>
          <table:table-cell table:style-name="ce20" office:value-type="string" calcext:value-type="string">
            <text:p><text:a xlink:href="https://twitter.com/datGestruepp/status/1320621181402107909" xlink:type="simple">https://twitter.com/datGestruepp/status/1320621181402107909</text:a></text:p>
          </table:table-cell>
          <table:table-cell table:style-name="ce26" office:value-type="string" calcext:value-type="string">
            <text:p>26.10.2020</text:p>
          </table:table-cell>
          <table:table-cell table:style-name="ce1" office:value-type="string" calcext:value-type="string">
            <text:p>Ähm... okeee.</text:p>
          </table:table-cell>
          <table:table-cell table:style-name="ce20" office:value-type="string" calcext:value-type="string">
            <text:p><text:a xlink:href="http://pbs.twimg.com/media/EkUvoPeX0AIzFyV.jpg" xlink:type="simple">http://pbs.twimg.com/media/EkUvoPeX0AIzFyV.jpg</text:a></text:p>
          </table:table-cell>
          <table:table-cell table:style-name="ce1" table:formula="of:=image(&quot;http://pbs.twimg.com/media/EkUvoPeX0AIzFyV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chlurp (Pokemon, Seri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0983572161925120</text:p>
          </table:table-cell>
          <table:table-cell table:style-name="ce20" office:value-type="string" calcext:value-type="string">
            <text:p><text:a xlink:href="https://twitter.com/datGestruepp/status/1320983572161925120" xlink:type="simple">https://twitter.com/datGestruepp/status/1320983572161925120</text:a></text:p>
          </table:table-cell>
          <table:table-cell table:style-name="ce26" office:value-type="string" calcext:value-type="string">
            <text:p>27.10.2020</text:p>
          </table:table-cell>
          <table:table-cell table:style-name="ce1" office:value-type="string" calcext:value-type="string">
            <text:p>Nein Ralph, die Tasse kann man nicht essen. </text:p>
          </table:table-cell>
          <table:table-cell table:style-name="ce20" office:value-type="string" calcext:value-type="string">
            <text:p><text:a xlink:href="http://pbs.twimg.com/media/EkUv2yKXkAIYbeI.jpg" xlink:type="simple">http://pbs.twimg.com/media/EkUv2yKXkAIYbeI.jpg</text:a></text:p>
          </table:table-cell>
          <table:table-cell table:style-name="ce1" table:formula="of:=image(&quot;http://pbs.twimg.com/media/EkUv2yKXkAIYbeI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alph Wiggum (Simpson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1345960950308864</text:p>
          </table:table-cell>
          <table:table-cell table:style-name="ce20" office:value-type="string" calcext:value-type="string">
            <text:p><text:a xlink:href="https://twitter.com/datGestruepp/status/1321345960950308864" xlink:type="simple">https://twitter.com/datGestruepp/status/1321345960950308864</text:a></text:p>
          </table:table-cell>
          <table:table-cell table:style-name="ce26" office:value-type="string" calcext:value-type="string">
            <text:p>28.10.2020</text:p>
          </table:table-cell>
          <table:table-cell table:style-name="ce1" office:value-type="string" calcext:value-type="string">
            <text:p>Ähm... müsstet ihr nicht hinter mir stehen? Oder so?</text:p>
          </table:table-cell>
          <table:table-cell table:style-name="ce20" office:value-type="string" calcext:value-type="string">
            <text:p><text:a xlink:href="http://pbs.twimg.com/media/EkUwa18XYAAayqM.jpg" xlink:type="simple">http://pbs.twimg.com/media/EkUwa18XYAAayqM.jpg</text:a></text:p>
          </table:table-cell>
          <table:table-cell table:style-name="ce1" table:formula="of:=image(&quot;http://pbs.twimg.com/media/EkUwa18XYAAayqM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reiköpfiger Affe (Monky Island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1708348220166146</text:p>
          </table:table-cell>
          <table:table-cell table:style-name="ce20" office:value-type="string" calcext:value-type="string">
            <text:p><text:a xlink:href="https://twitter.com/datGestruepp/status/1321708348220166146" xlink:type="simple">https://twitter.com/datGestruepp/status/1321708348220166146</text:a></text:p>
          </table:table-cell>
          <table:table-cell table:style-name="ce26" office:value-type="string" calcext:value-type="string">
            <text:p>29.10.2020</text:p>
          </table:table-cell>
          <table:table-cell table:style-name="ce1" office:value-type="string" calcext:value-type="string">
            <text:p>Huch. Wer bist den du?</text:p>
          </table:table-cell>
          <table:table-cell table:style-name="ce20" office:value-type="string" calcext:value-type="string">
            <text:p><text:a xlink:href="http://pbs.twimg.com/media/EkiblThWMAAwWOf.jpg" xlink:type="simple">http://pbs.twimg.com/media/EkiblThWMAAwWOf.jpg</text:a></text:p>
          </table:table-cell>
          <table:table-cell table:style-name="ce1" table:formula="of:=image(&quot;http://pbs.twimg.com/media/EkiblThWMAAwWOf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hyguy (Super Mario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2070734966034432</text:p>
          </table:table-cell>
          <table:table-cell table:style-name="ce20" office:value-type="string" calcext:value-type="string">
            <text:p><text:a xlink:href="https://twitter.com/datGestruepp/status/1322070734966034432" xlink:type="simple">https://twitter.com/datGestruepp/status/1322070734966034432</text:a></text:p>
          </table:table-cell>
          <table:table-cell table:style-name="ce26" office:value-type="string" calcext:value-type="string">
            <text:p>30.10.2020</text:p>
          </table:table-cell>
          <table:table-cell table:style-name="ce1" office:value-type="string" calcext:value-type="string">
            <text:p>Dich kenn ich doch! Man ist das lang her!</text:p>
          </table:table-cell>
          <table:table-cell table:style-name="ce20" office:value-type="string" calcext:value-type="string">
            <text:p><text:a xlink:href="http://pbs.twimg.com/media/Ekib3JwWMAE5zHn.jpg" xlink:type="simple">http://pbs.twimg.com/media/Ekib3JwWMAE5zHn.jpg</text:a></text:p>
          </table:table-cell>
          <table:table-cell table:style-name="ce1" table:formula="of:=image(&quot;http://pbs.twimg.com/media/Ekib3JwWMAE5zHn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lein Mü (Mumin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2433122542211073</text:p>
          </table:table-cell>
          <table:table-cell table:style-name="ce20" office:value-type="string" calcext:value-type="string">
            <text:p><text:a xlink:href="https://twitter.com/datGestruepp/status/1322433122542211073" xlink:type="simple">https://twitter.com/datGestruepp/status/1322433122542211073</text:a></text:p>
          </table:table-cell>
          <table:table-cell table:style-name="ce26" office:value-type="string" calcext:value-type="string">
            <text:p>31.10.2020</text:p>
          </table:table-cell>
          <table:table-cell table:style-name="ce1" office:value-type="string" calcext:value-type="string">
            <text:p>Oh! Besuch aus Zamonien, wie schön.</text:p>
          </table:table-cell>
          <table:table-cell table:style-name="ce20" office:value-type="string" calcext:value-type="string">
            <text:p><text:a xlink:href="http://pbs.twimg.com/media/Eko4--qXgAUgHHG.jpg" xlink:type="simple">http://pbs.twimg.com/media/Eko4--qXgAUgHHG.jpg</text:a></text:p>
          </table:table-cell>
          <table:table-cell table:style-name="ce1" table:formula="of:=image(&quot;http://pbs.twimg.com/media/Eko4--qXgAUgHH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atiftoffe (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2795510856515587</text:p>
          </table:table-cell>
          <table:table-cell table:style-name="ce20" office:value-type="string" calcext:value-type="string">
            <text:p><text:a xlink:href="https://twitter.com/datGestruepp/status/1322795510856515587" xlink:type="simple">https://twitter.com/datGestruepp/status/1322795510856515587</text:a></text:p>
          </table:table-cell>
          <table:table-cell table:style-name="ce26" office:value-type="string" calcext:value-type="string">
            <text:p>01.11.2020</text:p>
          </table:table-cell>
          <table:table-cell table:style-name="ce1" office:value-type="string" calcext:value-type="string">
            <text:p>Ich hab nix gemacht! Bitte nicht petzen!</text:p>
          </table:table-cell>
          <table:table-cell table:style-name="ce20" office:value-type="string" calcext:value-type="string">
            <text:p><text:a xlink:href="http://pbs.twimg.com/media/Eko5Sa_WMAIZiZ1.jpg" xlink:type="simple">http://pbs.twimg.com/media/Eko5Sa_WMAIZiZ1.jpg</text:a></text:p>
          </table:table-cell>
          <table:table-cell table:style-name="ce1" table:formula="of:=image(&quot;http://pbs.twimg.com/media/Eko5Sa_WMAIZiZ1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andall Weems (Disneys große Paus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3157897199562755</text:p>
          </table:table-cell>
          <table:table-cell table:style-name="ce20" office:value-type="string" calcext:value-type="string">
            <text:p><text:a xlink:href="https://twitter.com/datGestruepp/status/1323157897199562755" xlink:type="simple">https://twitter.com/datGestruepp/status/1323157897199562755</text:a></text:p>
          </table:table-cell>
          <table:table-cell table:style-name="ce26" office:value-type="string" calcext:value-type="string">
            <text:p>02.11.2020</text:p>
          </table:table-cell>
          <table:table-cell table:style-name="ce1" office:value-type="string" calcext:value-type="string">
            <text:p>Hallöchen!</text:p>
          </table:table-cell>
          <table:table-cell table:style-name="ce20" office:value-type="string" calcext:value-type="string">
            <text:p><text:a xlink:href="http://pbs.twimg.com/media/Eko6hnMXgAUDSMe.jpg" xlink:type="simple">http://pbs.twimg.com/media/Eko6hnMXgAUDSMe.jpg</text:a></text:p>
          </table:table-cell>
          <table:table-cell table:style-name="ce1" table:formula="of:=image(&quot;http://pbs.twimg.com/media/Eko6hnMXgAUDSM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akitu (Super Mario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3520284742230017</text:p>
          </table:table-cell>
          <table:table-cell table:style-name="ce20" office:value-type="string" calcext:value-type="string">
            <text:p><text:a xlink:href="https://twitter.com/datGestruepp/status/1323520284742230017" xlink:type="simple">https://twitter.com/datGestruepp/status/1323520284742230017</text:a></text:p>
          </table:table-cell>
          <table:table-cell table:style-name="ce26" office:value-type="string" calcext:value-type="string">
            <text:p>03.11.2020</text:p>
          </table:table-cell>
          <table:table-cell table:style-name="ce1" office:value-type="string" calcext:value-type="string">
            <text:p>Oh!</text:p>
          </table:table-cell>
          <table:table-cell table:style-name="ce20" office:value-type="string" calcext:value-type="string">
            <text:p><text:a xlink:href="http://pbs.twimg.com/media/EksUP95WAAEkiWG.jpg" xlink:type="simple">http://pbs.twimg.com/media/EksUP95WAAEkiWG.jpg</text:a></text:p>
          </table:table-cell>
          <table:table-cell table:style-name="ce1" table:formula="of:=image(&quot;http://pbs.twimg.com/media/EksUP95WAAEkiW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osa (Monster AG, Disney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3882675170643969</text:p>
          </table:table-cell>
          <table:table-cell table:style-name="ce20" office:value-type="string" calcext:value-type="string">
            <text:p><text:a xlink:href="https://twitter.com/datGestruepp/status/1323882675170643969" xlink:type="simple">https://twitter.com/datGestruepp/status/1323882675170643969</text:a></text:p>
          </table:table-cell>
          <table:table-cell table:style-name="ce26" office:value-type="string" calcext:value-type="string">
            <text:p>04.11.2020</text:p>
          </table:table-cell>
          <table:table-cell table:style-name="ce1" office:value-type="string" calcext:value-type="string">
            <text:p>Awwww! Schön das du da bist!</text:p>
          </table:table-cell>
          <table:table-cell table:style-name="ce20" office:value-type="string" calcext:value-type="string">
            <text:p><text:a xlink:href="http://pbs.twimg.com/media/EksUYGlXYAMGREb.jpg" xlink:type="simple">http://pbs.twimg.com/media/EksUYGlXYAMGREb.jpg</text:a></text:p>
          </table:table-cell>
          <table:table-cell table:style-name="ce1" table:formula="of:=image(&quot;http://pbs.twimg.com/media/EksUYGlXYAMGRE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urigel (Pokemon, Seri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4245062839128064</text:p>
          </table:table-cell>
          <table:table-cell table:style-name="ce20" office:value-type="string" calcext:value-type="string">
            <text:p><text:a xlink:href="https://twitter.com/datGestruepp/status/1324245062839128064" xlink:type="simple">https://twitter.com/datGestruepp/status/1324245062839128064</text:a></text:p>
          </table:table-cell>
          <table:table-cell table:style-name="ce26" office:value-type="string" calcext:value-type="string">
            <text:p>05.11.2020</text:p>
          </table:table-cell>
          <table:table-cell table:style-name="ce1" office:value-type="string" calcext:value-type="string">
            <text:p>Guten Morgen!</text:p>
          </table:table-cell>
          <table:table-cell table:style-name="ce20" office:value-type="string" calcext:value-type="string">
            <text:p><text:a xlink:href="http://pbs.twimg.com/media/EksUhpGXUAEfzgY.jpg" xlink:type="simple">http://pbs.twimg.com/media/EksUhpGXUAEfzgY.jpg</text:a></text:p>
          </table:table-cell>
          <table:table-cell table:style-name="ce1" table:formula="of:=image(&quot;http://pbs.twimg.com/media/EksUhpGXUAEfzgY.jpg&quot;)" office:value-type="string" office:string-value="" calcext:value-type="error">
            <text:p>#NAME?</text:p>
          </table:table-cell>
          <table:table-cell table:style-name="ce17" office:value-type="string" calcext:value-type="string">
            <text:p>Lysop (One Piec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4607447932243969</text:p>
          </table:table-cell>
          <table:table-cell table:style-name="ce20" office:value-type="string" calcext:value-type="string">
            <text:p><text:a xlink:href="https://twitter.com/datGestruepp/status/1324607447932243969" xlink:type="simple">https://twitter.com/datGestruepp/status/1324607447932243969</text:a></text:p>
          </table:table-cell>
          <table:table-cell table:style-name="ce26" office:value-type="string" calcext:value-type="string">
            <text:p>06.11.2020</text:p>
          </table:table-cell>
          <table:table-cell table:style-name="ce1" office:value-type="string" calcext:value-type="string">
            <text:p>Ach hallo.</text:p>
          </table:table-cell>
          <table:table-cell table:style-name="ce20" office:value-type="string" calcext:value-type="string">
            <text:p><text:a xlink:href="http://pbs.twimg.com/media/Ekst0V2XYAE6TpP.jpg" xlink:type="simple">http://pbs.twimg.com/media/Ekst0V2XYAE6TpP.jpg</text:a></text:p>
          </table:table-cell>
          <table:table-cell table:style-name="ce1" table:formula="of:=image(&quot;http://pbs.twimg.com/media/Ekst0V2XYAE6TpP.jpg&quot;)" office:value-type="string" office:string-value="" calcext:value-type="error">
            <text:p>#NAME?</text:p>
          </table:table-cell>
          <table:table-cell table:style-name="ce17" office:value-type="string" calcext:value-type="string">
            <text:p>Ferb (Phineas und Ferb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4969838012461057</text:p>
          </table:table-cell>
          <table:table-cell table:style-name="ce20" office:value-type="string" calcext:value-type="string">
            <text:p><text:a xlink:href="https://twitter.com/datGestruepp/status/1324969838012461057" xlink:type="simple">https://twitter.com/datGestruepp/status/1324969838012461057</text:a></text:p>
          </table:table-cell>
          <table:table-cell table:style-name="ce26" office:value-type="string" calcext:value-type="string">
            <text:p>07.11.2020</text:p>
          </table:table-cell>
          <table:table-cell table:style-name="ce1" office:value-type="string" calcext:value-type="string">
            <text:p>Na hey! Dich kenn ich doch!</text:p>
          </table:table-cell>
          <table:table-cell table:style-name="ce20" office:value-type="string" calcext:value-type="string">
            <text:p><text:a xlink:href="http://pbs.twimg.com/media/EksuMamWkAQcY4o.jpg" xlink:type="simple">http://pbs.twimg.com/media/EksuMamWkAQcY4o.jpg</text:a></text:p>
          </table:table-cell>
          <table:table-cell table:style-name="ce1" table:formula="of:=image(&quot;http://pbs.twimg.com/media/EksuMamWkAQcY4o.jpg&quot;)" office:value-type="string" office:string-value="" calcext:value-type="error">
            <text:p>#NAME?</text:p>
          </table:table-cell>
          <table:table-cell table:style-name="ce47" office:value-type="string" calcext:value-type="string">
            <text:p>Von Unruh (Uhr aus die schöne und das Biest, Disney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5332223323729920</text:p>
          </table:table-cell>
          <table:table-cell table:style-name="ce20" office:value-type="string" calcext:value-type="string">
            <text:p><text:a xlink:href="https://twitter.com/datGestruepp/status/1325332223323729920" xlink:type="simple">https://twitter.com/datGestruepp/status/1325332223323729920</text:a></text:p>
          </table:table-cell>
          <table:table-cell table:style-name="ce26" office:value-type="string" calcext:value-type="string">
            <text:p>08.11.2020</text:p>
          </table:table-cell>
          <table:table-cell table:style-name="ce1" office:value-type="string" calcext:value-type="string">
            <text:p>Hübsche Pyjamas.</text:p>
          </table:table-cell>
          <table:table-cell table:style-name="ce20" office:value-type="string" calcext:value-type="string">
            <text:p><text:a xlink:href="http://pbs.twimg.com/media/EkzW0d0X0AYfzTC.jpg" xlink:type="simple">http://pbs.twimg.com/media/EkzW0d0X0AYfzTC.jpg</text:a></text:p>
          </table:table-cell>
          <table:table-cell table:style-name="ce1" table:formula="of:=image(&quot;http://pbs.twimg.com/media/EkzW0d0X0AYfzTC.jpg&quot;)" office:value-type="string" office:string-value="" calcext:value-type="error">
            <text:p>#NAME?</text:p>
          </table:table-cell>
          <table:table-cell table:style-name="ce17" office:value-type="string" calcext:value-type="string">
            <text:p>Bananas in Pyjamas (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5694612795764736</text:p>
          </table:table-cell>
          <table:table-cell table:style-name="ce20" office:value-type="string" calcext:value-type="string">
            <text:p><text:a xlink:href="https://twitter.com/datGestruepp/status/1325694612795764736" xlink:type="simple">https://twitter.com/datGestruepp/status/1325694612795764736</text:a></text:p>
          </table:table-cell>
          <table:table-cell table:style-name="ce26" office:value-type="string" calcext:value-type="string">
            <text:p>09.11.2020</text:p>
          </table:table-cell>
          <table:table-cell table:style-name="ce1" office:value-type="string" calcext:value-type="string">
            <text:p>Kennst du Dexter?</text:p>
          </table:table-cell>
          <table:table-cell table:style-name="ce20" office:value-type="string" calcext:value-type="string">
            <text:p><text:a xlink:href="http://pbs.twimg.com/media/EkzW-HWWMAISWlJ.jpg" xlink:type="simple">http://pbs.twimg.com/media/EkzW-HWWMAISWlJ.jpg</text:a></text:p>
          </table:table-cell>
          <table:table-cell table:style-name="ce1" table:formula="of:=image(&quot;http://pbs.twimg.com/media/EkzW-HWWMAISWlJ.jpg&quot;)" office:value-type="string" office:string-value="" calcext:value-type="error">
            <text:p>#NAME?</text:p>
          </table:table-cell>
          <table:table-cell table:style-name="ce17" office:value-type="string" calcext:value-type="string">
            <text:p>Dee Dee (Dexters Labor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6056999184838656</text:p>
          </table:table-cell>
          <table:table-cell table:style-name="ce20" office:value-type="string" calcext:value-type="string">
            <text:p><text:a xlink:href="https://twitter.com/datGestruepp/status/1326056999184838656" xlink:type="simple">https://twitter.com/datGestruepp/status/1326056999184838656</text:a></text:p>
          </table:table-cell>
          <table:table-cell table:style-name="ce26" office:value-type="string" calcext:value-type="string">
            <text:p>10.11.2020</text:p>
          </table:table-cell>
          <table:table-cell table:style-name="ce1" office:value-type="string" calcext:value-type="string">
            <text:p>Bitte keine Fässer werfen!</text:p>
          </table:table-cell>
          <table:table-cell table:style-name="ce20" office:value-type="string" calcext:value-type="string">
            <text:p><text:a xlink:href="http://pbs.twimg.com/media/Ek4Z87XXgAAR2AD.jpg" xlink:type="simple">http://pbs.twimg.com/media/Ek4Z87XXgAAR2AD.jpg</text:a></text:p>
          </table:table-cell>
          <table:table-cell table:style-name="ce1" table:formula="of:=image(&quot;http://pbs.twimg.com/media/Ek4Z87XXgAAR2AD.jpg&quot;)" office:value-type="string" office:string-value="" calcext:value-type="error">
            <text:p>#NAME?</text:p>
          </table:table-cell>
          <table:table-cell table:style-name="ce17" office:value-type="string" calcext:value-type="string">
            <text:p>Donkey Kong (Donkey Kong, Game)</text:p>
          </table:table-cell>
          <table:table-cell table:style-name="ce1" office:value-type="string" calcext:value-type="string">
            <text:p>Stimmt so. 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6419387893604356</text:p>
          </table:table-cell>
          <table:table-cell table:style-name="ce20" office:value-type="string" calcext:value-type="string">
            <text:p><text:a xlink:href="https://twitter.com/datGestruepp/status/1326419387893604356" xlink:type="simple">https://twitter.com/datGestruepp/status/1326419387893604356</text:a></text:p>
          </table:table-cell>
          <table:table-cell table:style-name="ce26" office:value-type="string" calcext:value-type="string">
            <text:p>11.11.2020</text:p>
          </table:table-cell>
          <table:table-cell table:style-name="ce1" office:value-type="string" calcext:value-type="string">
            <text:p>Awww! Wie schön das du da bist!</text:p>
          </table:table-cell>
          <table:table-cell table:style-name="ce20" office:value-type="string" calcext:value-type="string">
            <text:p><text:a xlink:href="http://pbs.twimg.com/media/Ek4aWM5XgAEZy94.jpg" xlink:type="simple">http://pbs.twimg.com/media/Ek4aWM5XgAEZy94.jpg</text:a></text:p>
          </table:table-cell>
          <table:table-cell table:style-name="ce1" table:formula="of:=image(&quot;http://pbs.twimg.com/media/Ek4aWM5XgAEZy94.jpg&quot;)" office:value-type="string" office:string-value="" calcext:value-type="error">
            <text:p>#NAME?</text:p>
          </table:table-cell>
          <table:table-cell table:style-name="ce17" office:value-type="string" calcext:value-type="string">
            <text:p>Wembley Fraggle (Die Fraggle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6781774886805505</text:p>
          </table:table-cell>
          <table:table-cell table:style-name="ce20" office:value-type="string" calcext:value-type="string">
            <text:p><text:a xlink:href="https://twitter.com/datGestruepp/status/1326781774886805505" xlink:type="simple">https://twitter.com/datGestruepp/status/1326781774886805505</text:a></text:p>
          </table:table-cell>
          <table:table-cell table:style-name="ce26" office:value-type="string" calcext:value-type="string">
            <text:p>12.11.2020</text:p>
          </table:table-cell>
          <table:table-cell table:style-name="ce1" office:value-type="string" calcext:value-type="string">
            <text:p>Ach hallo! Du kommst aber spät. Rocko war schon vor Eeewigkeiten zu Besuch.</text:p>
          </table:table-cell>
          <table:table-cell table:style-name="ce20" office:value-type="string" calcext:value-type="string">
            <text:p><text:a xlink:href="http://pbs.twimg.com/media/Ek6mgP_WAA8gDhB.jpg" xlink:type="simple">http://pbs.twimg.com/media/Ek6mgP_WAA8gDhB.jpg</text:a></text:p>
          </table:table-cell>
          <table:table-cell table:style-name="ce1" table:formula="of:=image(&quot;http://pbs.twimg.com/media/Ek6mgP_WAA8gDhB.jpg&quot;)" office:value-type="string" office:string-value="" calcext:value-type="error">
            <text:p>#NAME?</text:p>
          </table:table-cell>
          <table:table-cell table:style-name="ce17" office:value-type="string" calcext:value-type="string">
            <text:p>Heffer Wolfe (Rockos modernes Leben, Serie)</text:p>
          </table:table-cell>
          <table:table-cell table:style-name="ce1" office:value-type="string" calcext:value-type="string">
            <text:p>stimmt auch :3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7144166820777984</text:p>
          </table:table-cell>
          <table:table-cell table:style-name="ce20" office:value-type="string" calcext:value-type="string">
            <text:p><text:a xlink:href="https://twitter.com/datGestruepp/status/1327144166820777984" xlink:type="simple">https://twitter.com/datGestruepp/status/1327144166820777984</text:a></text:p>
          </table:table-cell>
          <table:table-cell table:style-name="ce26" office:value-type="string" calcext:value-type="string">
            <text:p>13.11.2020</text:p>
          </table:table-cell>
          <table:table-cell table:style-name="ce1" office:value-type="string" calcext:value-type="string">
            <text:p>Warum???</text:p>
          </table:table-cell>
          <table:table-cell table:style-name="ce20" office:value-type="string" calcext:value-type="string">
            <text:p><text:a xlink:href="http://pbs.twimg.com/media/Ek6m0XlXYAApBqY.jpg" xlink:type="simple">http://pbs.twimg.com/media/Ek6m0XlXYAApBqY.jpg</text:a></text:p>
          </table:table-cell>
          <table:table-cell table:style-name="ce1" table:formula="of:=image(&quot;http://pbs.twimg.com/media/Ek6m0XlXYAApBqY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otzender Zwerg (Gravity Fall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7506551511404544</text:p>
          </table:table-cell>
          <table:table-cell table:style-name="ce20" office:value-type="string" calcext:value-type="string">
            <text:p><text:a xlink:href="https://twitter.com/datGestruepp/status/1327506551511404544" xlink:type="simple">https://twitter.com/datGestruepp/status/1327506551511404544</text:a></text:p>
          </table:table-cell>
          <table:table-cell table:style-name="ce26" office:value-type="string" calcext:value-type="string">
            <text:p>14.11.2020</text:p>
          </table:table-cell>
          <table:table-cell table:style-name="ce1" office:value-type="string" calcext:value-type="string">
            <text:p>Du darfst aber noch keinen Kaffee!</text:p>
          </table:table-cell>
          <table:table-cell table:style-name="ce20" office:value-type="string" calcext:value-type="string">
            <text:p><text:a xlink:href="http://pbs.twimg.com/media/ElG3RKIXUAE-jXj.jpg" xlink:type="simple">http://pbs.twimg.com/media/ElG3RKIXUAE-jXj.jpg</text:a></text:p>
          </table:table-cell>
          <table:table-cell table:style-name="ce1" table:formula="of:=image(&quot;http://pbs.twimg.com/media/ElG3RKIXUAE-jX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harles „Chuckie“ Crandall Finster (Rugrat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7868938735087619</text:p>
          </table:table-cell>
          <table:table-cell table:style-name="ce20" office:value-type="string" calcext:value-type="string">
            <text:p><text:a xlink:href="https://twitter.com/datGestruepp/status/1327868938735087619" xlink:type="simple">https://twitter.com/datGestruepp/status/1327868938735087619</text:a></text:p>
          </table:table-cell>
          <table:table-cell table:style-name="ce26" office:value-type="string" calcext:value-type="string">
            <text:p>15.11.2020</text:p>
          </table:table-cell>
          <table:table-cell table:style-name="ce1" office:value-type="string" calcext:value-type="string">
            <text:p>Danke, ich bin jetzt auch wach.</text:p>
          </table:table-cell>
          <table:table-cell table:style-name="ce20" office:value-type="string" calcext:value-type="string">
            <text:p><text:a xlink:href="http://pbs.twimg.com/media/ElG3gECXYAEvzXh.jpg" xlink:type="simple">http://pbs.twimg.com/media/ElG3gECXYAEvzXh.jpg</text:a></text:p>
          </table:table-cell>
          <table:table-cell table:style-name="ce1" table:formula="of:=image(&quot;http://pbs.twimg.com/media/ElG3gECXYAEvzXh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ongo Cat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8231329767464960</text:p>
          </table:table-cell>
          <table:table-cell table:style-name="ce20" office:value-type="string" calcext:value-type="string">
            <text:p><text:a xlink:href="https://twitter.com/datGestruepp/status/1328231329767464960" xlink:type="simple">https://twitter.com/datGestruepp/status/1328231329767464960</text:a></text:p>
          </table:table-cell>
          <table:table-cell table:style-name="ce26" office:value-type="string" calcext:value-type="string">
            <text:p>16.11.2020</text:p>
          </table:table-cell>
          <table:table-cell table:style-name="ce1" office:value-type="string" calcext:value-type="string">
            <text:p>I LOOOOVE your art!</text:p>
          </table:table-cell>
          <table:table-cell table:style-name="ce20" office:value-type="string" calcext:value-type="string">
            <text:p><text:a xlink:href="http://pbs.twimg.com/media/ElG35q-X0AI4PZb.jpg" xlink:type="simple">http://pbs.twimg.com/media/ElG35q-X0AI4PZb.jpg</text:a></text:p>
          </table:table-cell>
          <table:table-cell table:style-name="ce1" table:formula="of:=image(&quot;http://pbs.twimg.com/media/ElG35q-X0AI4PZ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arah Andersen (Sarah's Scribbles, Künstleri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8593717708525568</text:p>
          </table:table-cell>
          <table:table-cell table:style-name="ce20" office:value-type="string" calcext:value-type="string">
            <text:p><text:a xlink:href="https://twitter.com/datGestruepp/status/1328593717708525568" xlink:type="simple">https://twitter.com/datGestruepp/status/1328593717708525568</text:a></text:p>
          </table:table-cell>
          <table:table-cell table:style-name="ce26" office:value-type="string" calcext:value-type="string">
            <text:p>17.11.2020</text:p>
          </table:table-cell>
          <table:table-cell table:style-name="ce1" office:value-type="string" calcext:value-type="string">
            <text:p>Oh! Der Sultan!</text:p>
          </table:table-cell>
          <table:table-cell table:style-name="ce20" office:value-type="string" calcext:value-type="string">
            <text:p><text:a xlink:href="http://pbs.twimg.com/media/ElG4TAtXUAEyxy7.jpg" xlink:type="simple">http://pbs.twimg.com/media/ElG4TAtXUAEyxy7.jpg</text:a></text:p>
          </table:table-cell>
          <table:table-cell table:style-name="ce1" table:formula="of:=image(&quot;http://pbs.twimg.com/media/ElG4TAtXUAEyxy7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ultan (Disneys Aladdin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8956103590371329</text:p>
          </table:table-cell>
          <table:table-cell table:style-name="ce20" office:value-type="string" calcext:value-type="string">
            <text:p><text:a xlink:href="https://twitter.com/datGestruepp/status/1328956103590371329" xlink:type="simple">https://twitter.com/datGestruepp/status/1328956103590371329</text:a></text:p>
          </table:table-cell>
          <table:table-cell table:style-name="ce26" office:value-type="string" calcext:value-type="string">
            <text:p>18.11.2020</text:p>
          </table:table-cell>
          <table:table-cell table:style-name="ce1" office:value-type="string" calcext:value-type="string">
            <text:p>Was? Warum?</text:p>
          </table:table-cell>
          <table:table-cell table:style-name="ce20" office:value-type="string" calcext:value-type="string">
            <text:p><text:a xlink:href="http://pbs.twimg.com/media/ElUYEDIWkAABQ-T.jpg" xlink:type="simple">http://pbs.twimg.com/media/ElUYEDIWkAABQ-T.jpg</text:a></text:p>
          </table:table-cell>
          <table:table-cell table:style-name="ce1" table:formula="of:=image(&quot;http://pbs.twimg.com/media/ElUYEDIWkAABQ-T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ans (Untitled Goos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9318492575678465</text:p>
          </table:table-cell>
          <table:table-cell table:style-name="ce20" office:value-type="string" calcext:value-type="string">
            <text:p><text:a xlink:href="https://twitter.com/datGestruepp/status/1329318492575678465" xlink:type="simple">https://twitter.com/datGestruepp/status/1329318492575678465</text:a></text:p>
          </table:table-cell>
          <table:table-cell table:style-name="ce26" office:value-type="string" calcext:value-type="string">
            <text:p>19.11.2020</text:p>
          </table:table-cell>
          <table:table-cell table:style-name="ce1" office:value-type="string" calcext:value-type="string">
            <text:p>Guten Morgen!</text:p>
          </table:table-cell>
          <table:table-cell table:style-name="ce20" office:value-type="string" calcext:value-type="string">
            <text:p><text:a xlink:href="http://pbs.twimg.com/media/ElUYZA6WMAEYYBJ.jpg" xlink:type="simple">http://pbs.twimg.com/media/ElUYZA6WMAEYYBJ.jpg</text:a></text:p>
          </table:table-cell>
          <table:table-cell table:style-name="ce1" table:formula="of:=image(&quot;http://pbs.twimg.com/media/ElUYZA6WMAEYYB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abapapa (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29680878830723072</text:p>
          </table:table-cell>
          <table:table-cell table:style-name="ce20" office:value-type="string" calcext:value-type="string">
            <text:p><text:a xlink:href="https://twitter.com/datGestruepp/status/1329680878830723072" xlink:type="simple">https://twitter.com/datGestruepp/status/1329680878830723072</text:a></text:p>
          </table:table-cell>
          <table:table-cell table:style-name="ce26" office:value-type="string" calcext:value-type="string">
            <text:p>20.11.2020</text:p>
          </table:table-cell>
          <table:table-cell table:style-name="ce1" office:value-type="string" calcext:value-type="string">
            <text:p>Nu guddn morschn!</text:p>
          </table:table-cell>
          <table:table-cell table:style-name="ce20" office:value-type="string" calcext:value-type="string">
            <text:p><text:a xlink:href="http://pbs.twimg.com/media/ElclDLoWkAElnH3.jpg" xlink:type="simple">http://pbs.twimg.com/media/ElclDLoWkAElnH3.jpg</text:a></text:p>
          </table:table-cell>
          <table:table-cell table:style-name="ce1" table:formula="of:=image(&quot;http://pbs.twimg.com/media/ElclDLoWkAElnH3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laus Goldfisch (American Dad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0043265618485252</text:p>
          </table:table-cell>
          <table:table-cell table:style-name="ce20" office:value-type="string" calcext:value-type="string">
            <text:p><text:a xlink:href="https://twitter.com/datGestruepp/status/1330043265618485252" xlink:type="simple">https://twitter.com/datGestruepp/status/1330043265618485252</text:a></text:p>
          </table:table-cell>
          <table:table-cell table:style-name="ce26" office:value-type="string" calcext:value-type="string">
            <text:p>21.11.2020</text:p>
          </table:table-cell>
          <table:table-cell table:style-name="ce1" office:value-type="string" calcext:value-type="string">
            <text:p>Aja. Äh was?</text:p>
          </table:table-cell>
          <table:table-cell table:style-name="ce20" office:value-type="string" calcext:value-type="string">
            <text:p><text:a xlink:href="http://pbs.twimg.com/media/ElcloRxWkAAtxDX.jpg" xlink:type="simple">http://pbs.twimg.com/media/ElcloRxWkAAtxDX.jpg</text:a></text:p>
          </table:table-cell>
          <table:table-cell table:style-name="ce1" table:formula="of:=image(&quot;http://pbs.twimg.com/media/ElcloRxWkAAtxDX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atDog (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0405654981447685</text:p>
          </table:table-cell>
          <table:table-cell table:style-name="ce20" office:value-type="string" calcext:value-type="string">
            <text:p><text:a xlink:href="https://twitter.com/datGestruepp/status/1330405654981447685" xlink:type="simple">https://twitter.com/datGestruepp/status/1330405654981447685</text:a></text:p>
          </table:table-cell>
          <table:table-cell table:style-name="ce26" office:value-type="string" calcext:value-type="string">
            <text:p>22.11.2020</text:p>
          </table:table-cell>
          <table:table-cell table:style-name="ce1" office:value-type="string" calcext:value-type="string">
            <text:p>Guten Morgen! Was wirst du denn wenn du groß bist?</text:p>
          </table:table-cell>
          <table:table-cell table:style-name="ce20" office:value-type="string" calcext:value-type="string">
            <text:p><text:a xlink:href="http://pbs.twimg.com/media/El4RsukXUAAn-Zr.jpg" xlink:type="simple">http://pbs.twimg.com/media/El4RsukXUAAn-Zr.jpg</text:a></text:p>
          </table:table-cell>
          <table:table-cell table:style-name="ce1" table:formula="of:=image(&quot;http://pbs.twimg.com/media/El4RsukXUAAn-Z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isasam (Pokemon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0768042356207616</text:p>
          </table:table-cell>
          <table:table-cell table:style-name="ce20" office:value-type="string" calcext:value-type="string">
            <text:p><text:a xlink:href="https://twitter.com/datGestruepp/status/1330768042356207616" xlink:type="simple">https://twitter.com/datGestruepp/status/1330768042356207616</text:a></text:p>
          </table:table-cell>
          <table:table-cell table:style-name="ce26" office:value-type="string" calcext:value-type="string">
            <text:p>23.11.2020</text:p>
          </table:table-cell>
          <table:table-cell table:style-name="ce1" office:value-type="string" calcext:value-type="string">
            <text:p>Guten morgen! Deine zwei Brüder kommen sicher auch noch oder?</text:p>
          </table:table-cell>
          <table:table-cell table:style-name="ce20" office:value-type="string" calcext:value-type="string">
            <text:p><text:a xlink:href="http://pbs.twimg.com/media/EmAxuUjW0AE1Gh3.jpg" xlink:type="simple">http://pbs.twimg.com/media/EmAxuUjW0AE1Gh3.jpg</text:a></text:p>
          </table:table-cell>
          <table:table-cell table:style-name="ce1" table:formula="of:=image(&quot;http://pbs.twimg.com/media/EmAxuUjW0AE1Gh3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ig (Digedags, Mosaik Comic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1130429945106432</text:p>
          </table:table-cell>
          <table:table-cell table:style-name="ce20" office:value-type="string" calcext:value-type="string">
            <text:p><text:a xlink:href="https://twitter.com/datGestruepp/status/1331130429945106432" xlink:type="simple">https://twitter.com/datGestruepp/status/1331130429945106432</text:a></text:p>
          </table:table-cell>
          <table:table-cell table:style-name="ce26" office:value-type="string" calcext:value-type="string">
            <text:p>24.11.2020</text:p>
          </table:table-cell>
          <table:table-cell table:style-name="ce1" office:value-type="string" calcext:value-type="string">
            <text:p>Ähm... oke. </text:p>
          </table:table-cell>
          <table:table-cell table:style-name="ce20" office:value-type="string" calcext:value-type="string">
            <text:p><text:a xlink:href="http://pbs.twimg.com/media/EmAyYbiW0AMIyqi.jpg" xlink:type="simple">http://pbs.twimg.com/media/EmAyYbiW0AMIyqi.jpg</text:a></text:p>
          </table:table-cell>
          <table:table-cell table:style-name="ce1" table:formula="of:=image(&quot;http://pbs.twimg.com/media/EmAyYbiW0AMIyqi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ellboy (Superheld, Comic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1492819559723009</text:p>
          </table:table-cell>
          <table:table-cell table:style-name="ce20" office:value-type="string" calcext:value-type="string">
            <text:p><text:a xlink:href="https://twitter.com/datGestruepp/status/1331492819559723009" xlink:type="simple">https://twitter.com/datGestruepp/status/1331492819559723009</text:a></text:p>
          </table:table-cell>
          <table:table-cell table:style-name="ce26" office:value-type="string" calcext:value-type="string">
            <text:p>25.11.2020</text:p>
          </table:table-cell>
          <table:table-cell table:style-name="ce1" office:value-type="string" calcext:value-type="string">
            <text:p>Äähhhmm... Ich war's nicht, ich hab die Karte geswiped!1</text:p>
          </table:table-cell>
          <table:table-cell table:style-name="ce20" office:value-type="string" calcext:value-type="string">
            <text:p><text:a xlink:href="http://pbs.twimg.com/media/EmJYaKFXIAEvviq.jpg" xlink:type="simple">http://pbs.twimg.com/media/EmJYaKFXIAEvviq.jpg</text:a></text:p>
          </table:table-cell>
          <table:table-cell table:style-name="ce1" table:formula="of:=image(&quot;http://pbs.twimg.com/media/EmJYaKFXIAEvvi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mong us Figur (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1855208952041474</text:p>
          </table:table-cell>
          <table:table-cell table:style-name="ce20" office:value-type="string" calcext:value-type="string">
            <text:p><text:a xlink:href="https://twitter.com/datGestruepp/status/1331855208952041474" xlink:type="simple">https://twitter.com/datGestruepp/status/1331855208952041474</text:a></text:p>
          </table:table-cell>
          <table:table-cell table:style-name="ce26" office:value-type="string" calcext:value-type="string">
            <text:p>26.11.2020</text:p>
          </table:table-cell>
          <table:table-cell table:style-name="ce1" office:value-type="string" calcext:value-type="string">
            <text:p>Hallo! Schön das du auch kommst.</text:p>
          </table:table-cell>
          <table:table-cell table:style-name="ce20" office:value-type="string" calcext:value-type="string">
            <text:p><text:a xlink:href="http://pbs.twimg.com/media/EmJY7ECXEAIZ3Wf.jpg" xlink:type="simple">http://pbs.twimg.com/media/EmJY7ECXEAIZ3Wf.jpg</text:a></text:p>
          </table:table-cell>
          <table:table-cell table:style-name="ce1" table:formula="of:=image(&quot;http://pbs.twimg.com/media/EmJY7ECXEAIZ3Wf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ag (Digedags, Mosaik Comic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2217593269202944</text:p>
          </table:table-cell>
          <table:table-cell table:style-name="ce20" office:value-type="string" calcext:value-type="string">
            <text:p><text:a xlink:href="https://twitter.com/datGestruepp/status/1332217593269202944" xlink:type="simple">https://twitter.com/datGestruepp/status/1332217593269202944</text:a></text:p>
          </table:table-cell>
          <table:table-cell table:style-name="ce26" office:value-type="string" calcext:value-type="string">
            <text:p>27.11.2020</text:p>
          </table:table-cell>
          <table:table-cell table:style-name="ce1" office:value-type="string" calcext:value-type="string">
            <text:p>So winzig diese Zwergpiraten! Faszinierend!</text:p>
          </table:table-cell>
          <table:table-cell table:style-name="ce20" office:value-type="string" calcext:value-type="string">
            <text:p><text:a xlink:href="http://pbs.twimg.com/media/EmPnHxnW4AEnLaL.jpg" xlink:type="simple">http://pbs.twimg.com/media/EmPnHxnW4AEnLaL.jpg</text:a></text:p>
          </table:table-cell>
          <table:table-cell table:style-name="ce1" table:formula="of:=image(&quot;http://pbs.twimg.com/media/EmPnHxnW4AEnLaL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Zwergpirat (Walter Moers, Zamonien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2579981579390976</text:p>
          </table:table-cell>
          <table:table-cell table:style-name="ce20" office:value-type="string" calcext:value-type="string">
            <text:p><text:a xlink:href="https://twitter.com/datGestruepp/status/1332579981579390976" xlink:type="simple">https://twitter.com/datGestruepp/status/1332579981579390976</text:a></text:p>
          </table:table-cell>
          <table:table-cell table:style-name="ce26" office:value-type="string" calcext:value-type="string">
            <text:p>28.11.2020</text:p>
          </table:table-cell>
          <table:table-cell table:style-name="ce1" office:value-type="string" calcext:value-type="string">
            <text:p>Voll SUS(e)!</text:p>
          </table:table-cell>
          <table:table-cell table:style-name="ce20" office:value-type="string" calcext:value-type="string">
            <text:p><text:a xlink:href="http://pbs.twimg.com/media/EmPncwlU4AADCIe.jpg" xlink:type="simple">http://pbs.twimg.com/media/EmPncwlU4AADCIe.jpg</text:a></text:p>
          </table:table-cell>
          <table:table-cell table:style-name="ce1" table:formula="of:=image(&quot;http://pbs.twimg.com/media/EmPncwlU4AADCI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mong us Figur (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2942372112527360</text:p>
          </table:table-cell>
          <table:table-cell table:style-name="ce20" office:value-type="string" calcext:value-type="string">
            <text:p><text:a xlink:href="https://twitter.com/datGestruepp/status/1332942372112527360" xlink:type="simple">https://twitter.com/datGestruepp/status/1332942372112527360</text:a></text:p>
          </table:table-cell>
          <table:table-cell table:style-name="ce26" office:value-type="string" calcext:value-type="string">
            <text:p>29.11.2020</text:p>
          </table:table-cell>
          <table:table-cell table:style-name="ce1" office:value-type="string" calcext:value-type="string">
            <text:p>Schön das du auch kommst.</text:p>
          </table:table-cell>
          <table:table-cell table:style-name="ce20" office:value-type="string" calcext:value-type="string">
            <text:p><text:a xlink:href="http://pbs.twimg.com/media/EmjKP9-U4AUMumT.jpg" xlink:type="simple">http://pbs.twimg.com/media/EmjKP9-U4AUMumT.jpg</text:a></text:p>
          </table:table-cell>
          <table:table-cell table:style-name="ce1" table:formula="of:=image(&quot;http://pbs.twimg.com/media/EmjKP9-U4AUMumT.jpg&quot;)" office:value-type="string" office:string-value="" calcext:value-type="error">
            <text:p>#NAME?</text:p>
          </table:table-cell>
          <table:table-cell table:style-name="ce48" office:value-type="string" calcext:value-type="string">
            <text:p>Digedag (Digedags, Mosaik Comic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3304756522008576</text:p>
          </table:table-cell>
          <table:table-cell table:style-name="ce20" office:value-type="string" calcext:value-type="string">
            <text:p><text:a xlink:href="https://twitter.com/datGestruepp/status/1333304756522008576" xlink:type="simple">https://twitter.com/datGestruepp/status/1333304756522008576</text:a></text:p>
          </table:table-cell>
          <table:table-cell table:style-name="ce26" office:value-type="string" calcext:value-type="string">
            <text:p>30.11.2020</text:p>
          </table:table-cell>
          <table:table-cell table:style-name="ce1" office:value-type="string" calcext:value-type="string">
            <text:p>Ach hallo. Dich hab ich doch auch schon mal gesehen irgendwo.</text:p>
          </table:table-cell>
          <table:table-cell table:style-name="ce20" office:value-type="string" calcext:value-type="string">
            <text:p><text:a xlink:href="http://pbs.twimg.com/media/EmjKx7hU8Aggb-r.jpg" xlink:type="simple">http://pbs.twimg.com/media/EmjKx7hU8Aggb-r.jpg</text:a></text:p>
          </table:table-cell>
          <table:table-cell table:style-name="ce1" table:formula="of:=image(&quot;http://pbs.twimg.com/media/EmjKx7hU8Aggb-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iny Kong (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3667146883362817</text:p>
          </table:table-cell>
          <table:table-cell table:style-name="ce20" office:value-type="string" calcext:value-type="string">
            <text:p><text:a xlink:href="https://twitter.com/datGestruepp/status/1333667146883362817" xlink:type="simple">https://twitter.com/datGestruepp/status/1333667146883362817</text:a></text:p>
          </table:table-cell>
          <table:table-cell table:style-name="ce26" office:value-type="string" calcext:value-type="string">
            <text:p>01.12.2020</text:p>
          </table:table-cell>
          <table:table-cell table:style-name="ce1" office:value-type="string" calcext:value-type="string">
            <text:p>Awww! Ein Erdgnömchen! </text:p>
          </table:table-cell>
          <table:table-cell table:style-name="ce20" office:value-type="string" calcext:value-type="string">
            <text:p><text:a xlink:href="http://pbs.twimg.com/media/EmnUudLWMAAZS-B.jpg" xlink:type="simple">http://pbs.twimg.com/media/EmnUudLWMAAZS-B.jpg</text:a></text:p>
          </table:table-cell>
          <table:table-cell table:style-name="ce1" table:formula="of:=image(&quot;http://pbs.twimg.com/media/EmnUudLWMAAZS-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Erdgnömchen (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4029533113151489</text:p>
          </table:table-cell>
          <table:table-cell table:style-name="ce20" office:value-type="string" calcext:value-type="string">
            <text:p><text:a xlink:href="https://twitter.com/datGestruepp/status/1334029533113151489" xlink:type="simple">https://twitter.com/datGestruepp/status/1334029533113151489</text:a></text:p>
          </table:table-cell>
          <table:table-cell table:style-name="ce26" office:value-type="string" calcext:value-type="string">
            <text:p>02.12.2020</text:p>
          </table:table-cell>
          <table:table-cell table:style-name="ce1" office:value-type="string" calcext:value-type="string">
            <text:p>Du siehst böse aus.</text:p>
          </table:table-cell>
          <table:table-cell table:style-name="ce20" office:value-type="string" calcext:value-type="string">
            <text:p><text:a xlink:href="http://pbs.twimg.com/media/EmnVQEdWMAENtzn.jpg" xlink:type="simple">http://pbs.twimg.com/media/EmnVQEdWMAENtzn.jpg</text:a></text:p>
          </table:table-cell>
          <table:table-cell table:style-name="ce1" table:formula="of:=image(&quot;http://pbs.twimg.com/media/EmnVQEdWMAENtzn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aluigi (Super Mario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4391920056000520</text:p>
          </table:table-cell>
          <table:table-cell table:style-name="ce20" office:value-type="string" calcext:value-type="string">
            <text:p><text:a xlink:href="https://twitter.com/datGestruepp/status/1334391920056000520" xlink:type="simple">https://twitter.com/datGestruepp/status/1334391920056000520</text:a></text:p>
          </table:table-cell>
          <table:table-cell table:style-name="ce26" office:value-type="string" calcext:value-type="string">
            <text:p>03.12.2020</text:p>
          </table:table-cell>
          <table:table-cell table:style-name="ce1" office:value-type="string" calcext:value-type="string">
            <text:p>Und... also von dem Stein darfst nicht weg oder wie?</text:p>
          </table:table-cell>
          <table:table-cell table:style-name="ce20" office:value-type="string" calcext:value-type="string">
            <text:p><text:a xlink:href="http://pbs.twimg.com/media/EmvSlK4XMAEBjJ-.jpg" xlink:type="simple">http://pbs.twimg.com/media/EmvSlK4XMAEBjJ-.jpg</text:a></text:p>
          </table:table-cell>
          <table:table-cell table:style-name="ce1" table:formula="of:=image(&quot;http://pbs.twimg.com/media/EmvSlK4XMAEBjJ-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chrof (The Inner World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4754308076802049</text:p>
          </table:table-cell>
          <table:table-cell table:style-name="ce20" office:value-type="string" calcext:value-type="string">
            <text:p><text:a xlink:href="https://twitter.com/datGestruepp/status/1334754308076802049" xlink:type="simple">https://twitter.com/datGestruepp/status/1334754308076802049</text:a></text:p>
          </table:table-cell>
          <table:table-cell table:style-name="ce26" office:value-type="string" calcext:value-type="string">
            <text:p>04.12.2020</text:p>
          </table:table-cell>
          <table:table-cell table:style-name="ce1" office:value-type="string" calcext:value-type="string">
            <text:p>Voll gechillt in den Morgen!</text:p>
          </table:table-cell>
          <table:table-cell table:style-name="ce20" office:value-type="string" calcext:value-type="string">
            <text:p><text:a xlink:href="http://pbs.twimg.com/media/EmvTafRW8AY92MW.jpg" xlink:type="simple">http://pbs.twimg.com/media/EmvTafRW8AY92MW.jpg</text:a></text:p>
          </table:table-cell>
          <table:table-cell table:style-name="ce1" table:formula="of:=image(&quot;http://pbs.twimg.com/media/EmvTafRW8AY92MW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ayley Smith (American Dad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5116700933611521</text:p>
          </table:table-cell>
          <table:table-cell table:style-name="ce20" office:value-type="string" calcext:value-type="string">
            <text:p><text:a xlink:href="https://twitter.com/datGestruepp/status/1335116700933611521" xlink:type="simple">https://twitter.com/datGestruepp/status/1335116700933611521</text:a></text:p>
          </table:table-cell>
          <table:table-cell table:style-name="ce26" office:value-type="string" calcext:value-type="string">
            <text:p>05.12.2020</text:p>
          </table:table-cell>
          <table:table-cell table:style-name="ce1" office:value-type="string" calcext:value-type="string">
            <text:p>Hallo Sully!</text:p>
          </table:table-cell>
          <table:table-cell table:style-name="ce20" office:value-type="string" calcext:value-type="string">
            <text:p><text:a xlink:href="http://pbs.twimg.com/media/EmvUCq_XYAUtjrK.jpg" xlink:type="simple">http://pbs.twimg.com/media/EmvUCq_XYAUtjrK.jpg</text:a></text:p>
          </table:table-cell>
          <table:table-cell table:style-name="ce1" table:formula="of:=image(&quot;http://pbs.twimg.com/media/EmvUCq_XYAUtjrK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mes P. Sulley (Monster AG, Pixar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5479083581509639</text:p>
          </table:table-cell>
          <table:table-cell table:style-name="ce20" office:value-type="string" calcext:value-type="string">
            <text:p><text:a xlink:href="https://twitter.com/datGestruepp/status/1335479083581509639" xlink:type="simple">https://twitter.com/datGestruepp/status/1335479083581509639</text:a></text:p>
          </table:table-cell>
          <table:table-cell table:style-name="ce26" office:value-type="string" calcext:value-type="string">
            <text:p>06.12.2020</text:p>
          </table:table-cell>
          <table:table-cell table:style-name="ce1" office:value-type="string" calcext:value-type="string">
            <text:p>Oh. Wieder ein Pokemon. Gibt ja echt viel von euch.</text:p>
          </table:table-cell>
          <table:table-cell table:style-name="ce20" office:value-type="string" calcext:value-type="string">
            <text:p><text:a xlink:href="http://pbs.twimg.com/media/EmvUkRZW4AA9Sd8.jpg" xlink:type="simple">http://pbs.twimg.com/media/EmvUkRZW4AA9Sd8.jpg</text:a></text:p>
          </table:table-cell>
          <table:table-cell table:style-name="ce1" table:formula="of:=image(&quot;http://pbs.twimg.com/media/EmvUkRZW4AA9Sd8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linfa (Pokemon, Seri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5841471543603203</text:p>
          </table:table-cell>
          <table:table-cell table:style-name="ce20" office:value-type="string" calcext:value-type="string">
            <text:p><text:a xlink:href="https://twitter.com/datGestruepp/status/1335841471543603203" xlink:type="simple">https://twitter.com/datGestruepp/status/1335841471543603203</text:a></text:p>
          </table:table-cell>
          <table:table-cell table:style-name="ce26" office:value-type="string" calcext:value-type="string">
            <text:p>07.12.2020</text:p>
          </table:table-cell>
          <table:table-cell table:style-name="ce1" office:value-type="string" calcext:value-type="string">
            <text:p>Oh Gott! Das Evil Chicken!</text:p>
          </table:table-cell>
          <table:table-cell table:style-name="ce20" office:value-type="string" calcext:value-type="string">
            <text:p><text:a xlink:href="http://pbs.twimg.com/media/EmvVM_kXYAAB0xO.jpg" xlink:type="simple">http://pbs.twimg.com/media/EmvVM_kXYAAB0xO.jpg</text:a></text:p>
          </table:table-cell>
          <table:table-cell table:style-name="ce1" table:formula="of:=image(&quot;http://pbs.twimg.com/media/EmvVM_kXYAAB0x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uhn (Minecraft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6203859430002688</text:p>
          </table:table-cell>
          <table:table-cell table:style-name="ce20" office:value-type="string" calcext:value-type="string">
            <text:p><text:a xlink:href="https://twitter.com/datGestruepp/status/1336203859430002688" xlink:type="simple">https://twitter.com/datGestruepp/status/1336203859430002688</text:a></text:p>
          </table:table-cell>
          <table:table-cell table:style-name="ce26" office:value-type="string" calcext:value-type="string">
            <text:p>08.12.2020</text:p>
          </table:table-cell>
          <table:table-cell table:style-name="ce1" office:value-type="string" calcext:value-type="string">
            <text:p>Oh Logan! Ein Insekt zum Käffchen?</text:p>
          </table:table-cell>
          <table:table-cell table:style-name="ce20" office:value-type="string" calcext:value-type="string">
            <text:p><text:a xlink:href="http://pbs.twimg.com/media/Em8MEGlXIAEgsOT.jpg" xlink:type="simple">http://pbs.twimg.com/media/Em8MEGlXIAEgsOT.jpg</text:a></text:p>
          </table:table-cell>
          <table:table-cell table:style-name="ce1" table:formula="of:=image(&quot;http://pbs.twimg.com/media/Em8MEGlXIAEgsOT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ogan (Haustier von Pew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6566251011846144</text:p>
          </table:table-cell>
          <table:table-cell table:style-name="ce20" office:value-type="string" calcext:value-type="string">
            <text:p><text:a xlink:href="https://twitter.com/datGestruepp/status/1336566251011846144" xlink:type="simple">https://twitter.com/datGestruepp/status/1336566251011846144</text:a></text:p>
          </table:table-cell>
          <table:table-cell table:style-name="ce26" office:value-type="string" calcext:value-type="string">
            <text:p>09.12.2020</text:p>
          </table:table-cell>
          <table:table-cell table:style-name="ce1" office:value-type="string" calcext:value-type="string">
            <text:p>Huch! Warum so böse?</text:p>
          </table:table-cell>
          <table:table-cell table:style-name="ce20" office:value-type="string" calcext:value-type="string">
            <text:p><text:a xlink:href="http://pbs.twimg.com/media/Em8MctfXMAEVXXC.jpg" xlink:type="simple">http://pbs.twimg.com/media/Em8MctfXMAEVXXC.jpg</text:a></text:p>
          </table:table-cell>
          <table:table-cell table:style-name="ce1" table:formula="of:=image(&quot;http://pbs.twimg.com/media/Em8MctfXMAEVXXC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oberto (Futurama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6928635886989312</text:p>
          </table:table-cell>
          <table:table-cell table:style-name="ce20" office:value-type="string" calcext:value-type="string">
            <text:p><text:a xlink:href="https://twitter.com/datGestruepp/status/1336928635886989312" xlink:type="simple">https://twitter.com/datGestruepp/status/1336928635886989312</text:a></text:p>
          </table:table-cell>
          <table:table-cell table:style-name="ce26" office:value-type="string" calcext:value-type="string">
            <text:p>10.12.2020</text:p>
          </table:table-cell>
          <table:table-cell table:style-name="ce1" office:value-type="string" calcext:value-type="string">
            <text:p>otto? Ne... der war nicht hier. Das war ein anderer.</text:p>
          </table:table-cell>
          <table:table-cell table:style-name="ce20" office:value-type="string" calcext:value-type="string">
            <text:p><text:a xlink:href="http://pbs.twimg.com/media/EnGyLmVW4AAaTGk.jpg" xlink:type="simple">http://pbs.twimg.com/media/EnGyLmVW4AAaTGk.jpg</text:a></text:p>
          </table:table-cell>
          <table:table-cell table:style-name="ce1" table:formula="of:=image(&quot;http://pbs.twimg.com/media/EnGyLmVW4AAaTGk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enjamin Blümchen (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7291026751492097</text:p>
          </table:table-cell>
          <table:table-cell table:style-name="ce20" office:value-type="string" calcext:value-type="string">
            <text:p><text:a xlink:href="https://twitter.com/datGestruepp/status/1337291026751492097" xlink:type="simple">https://twitter.com/datGestruepp/status/1337291026751492097</text:a></text:p>
          </table:table-cell>
          <table:table-cell table:style-name="ce26" office:value-type="string" calcext:value-type="string">
            <text:p>11.12.2020</text:p>
          </table:table-cell>
          <table:table-cell table:style-name="ce1" office:value-type="string" calcext:value-type="string">
            <text:p>Oh! Eine Eisfratte! Unheimlich.</text:p>
          </table:table-cell>
          <table:table-cell table:style-name="ce20" office:value-type="string" calcext:value-type="string">
            <text:p><text:a xlink:href="http://pbs.twimg.com/media/EnGyce_XIAMLpys.jpg" xlink:type="simple">http://pbs.twimg.com/media/EnGyce_XIAMLpys.jpg</text:a></text:p>
          </table:table-cell>
          <table:table-cell table:style-name="ce1" table:formula="of:=image(&quot;http://pbs.twimg.com/media/EnGyce_XIAMLpys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Eisfratte (Walter Moers, Zamonien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7653412754673665</text:p>
          </table:table-cell>
          <table:table-cell table:style-name="ce20" office:value-type="string" calcext:value-type="string">
            <text:p><text:a xlink:href="https://twitter.com/datGestruepp/status/1337653412754673665" xlink:type="simple">https://twitter.com/datGestruepp/status/1337653412754673665</text:a></text:p>
          </table:table-cell>
          <table:table-cell table:style-name="ce26" office:value-type="string" calcext:value-type="string">
            <text:p>12.12.2020</text:p>
          </table:table-cell>
          <table:table-cell table:style-name="ce1" office:value-type="string" calcext:value-type="string">
            <text:p>Awwwww! So guck ich meinen Kaffee morgens auch immer an.</text:p>
          </table:table-cell>
          <table:table-cell table:style-name="ce20" office:value-type="string" calcext:value-type="string">
            <text:p><text:a xlink:href="http://pbs.twimg.com/media/EnIw-iFWMAAL3Fx.jpg" xlink:type="simple">http://pbs.twimg.com/media/EnIw-iFWMAAL3Fx.jpg</text:a></text:p>
          </table:table-cell>
          <table:table-cell table:style-name="ce1" table:formula="of:=image(&quot;http://pbs.twimg.com/media/EnIw-iFWMAAL3Fx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ragora (Drake Hollow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8015801572409345</text:p>
          </table:table-cell>
          <table:table-cell table:style-name="ce20" office:value-type="string" calcext:value-type="string">
            <text:p><text:a xlink:href="https://twitter.com/datGestruepp/status/1338015801572409345" xlink:type="simple">https://twitter.com/datGestruepp/status/1338015801572409345</text:a></text:p>
          </table:table-cell>
          <table:table-cell table:style-name="ce26" office:value-type="string" calcext:value-type="string">
            <text:p>13.12.2020</text:p>
          </table:table-cell>
          <table:table-cell table:style-name="ce1" office:value-type="string" calcext:value-type="string">
            <text:p>Ein Alien. Ach so.</text:p>
          </table:table-cell>
          <table:table-cell table:style-name="ce20" office:value-type="string" calcext:value-type="string">
            <text:p><text:a xlink:href="http://pbs.twimg.com/media/EnIxU4-XIAQvhO7.jpg" xlink:type="simple">http://pbs.twimg.com/media/EnIxU4-XIAQvhO7.jpg</text:a></text:p>
          </table:table-cell>
          <table:table-cell table:style-name="ce1" table:formula="of:=image(&quot;http://pbs.twimg.com/media/EnIxU4-XIAQvhO7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oger (Außerirdischer, American Dad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8378187470991360</text:p>
          </table:table-cell>
          <table:table-cell table:style-name="ce20" office:value-type="string" calcext:value-type="string">
            <text:p><text:a xlink:href="https://twitter.com/datGestruepp/status/1338378187470991360" xlink:type="simple">https://twitter.com/datGestruepp/status/1338378187470991360</text:a></text:p>
          </table:table-cell>
          <table:table-cell table:style-name="ce26" office:value-type="string" calcext:value-type="string">
            <text:p>14.12.2020</text:p>
          </table:table-cell>
          <table:table-cell table:style-name="ce1" office:value-type="string" calcext:value-type="string">
            <text:p>Ähm... Guten Morgen Doc.</text:p>
          </table:table-cell>
          <table:table-cell table:style-name="ce20" office:value-type="string" calcext:value-type="string">
            <text:p><text:a xlink:href="http://pbs.twimg.com/media/EndP2C_W4AQwtK9.jpg" xlink:type="simple">http://pbs.twimg.com/media/EndP2C_W4AQwtK9.jpg</text:a></text:p>
          </table:table-cell>
          <table:table-cell table:style-name="ce1" table:formula="of:=image(&quot;http://pbs.twimg.com/media/EndP2C_W4AQwtK9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r. Octopus (Spiderman, Comic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8740574875234310</text:p>
          </table:table-cell>
          <table:table-cell table:style-name="ce20" office:value-type="string" calcext:value-type="string">
            <text:p><text:a xlink:href="https://twitter.com/datGestruepp/status/1338740574875234310" xlink:type="simple">https://twitter.com/datGestruepp/status/1338740574875234310</text:a></text:p>
          </table:table-cell>
          <table:table-cell table:style-name="ce26" office:value-type="string" calcext:value-type="string">
            <text:p>15.12.2020</text:p>
          </table:table-cell>
          <table:table-cell table:style-name="ce1" office:value-type="string" calcext:value-type="string">
            <text:p>Der... ist...äh... frisch ja?</text:p>
          </table:table-cell>
          <table:table-cell table:style-name="ce20" office:value-type="string" calcext:value-type="string">
            <text:p><text:a xlink:href="http://pbs.twimg.com/media/EndQTXdWMAkO_vU.jpg" xlink:type="simple">http://pbs.twimg.com/media/EndQTXdWMAkO_vU.jpg</text:a></text:p>
          </table:table-cell>
          <table:table-cell table:style-name="ce1" table:formula="of:=image(&quot;http://pbs.twimg.com/media/EndQTXdWMAkO_v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Verleihnix (Fischhändler, Asterix und Obelix, Comic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9102966599438338</text:p>
          </table:table-cell>
          <table:table-cell table:style-name="ce20" office:value-type="string" calcext:value-type="string">
            <text:p><text:a xlink:href="https://twitter.com/datGestruepp/status/1339102966599438338" xlink:type="simple">https://twitter.com/datGestruepp/status/1339102966599438338</text:a></text:p>
          </table:table-cell>
          <table:table-cell table:style-name="ce26" office:value-type="string" calcext:value-type="string">
            <text:p>16.12.2020</text:p>
          </table:table-cell>
          <table:table-cell table:style-name="ce1" office:value-type="string" calcext:value-type="string">
            <text:p>BROMM! <text:s/>Oh Gott! Eine Waldspinnenhexe hätte fast in meinen Kaffee gesabbert!!1 LAUFT!!</text:p>
          </table:table-cell>
          <table:table-cell table:style-name="ce20" office:value-type="string" calcext:value-type="string">
            <text:p><text:a xlink:href="http://pbs.twimg.com/media/EndQ8puW4AErXyW.jpg" xlink:type="simple">http://pbs.twimg.com/media/EndQ8puW4AErXyW.jpg</text:a></text:p>
          </table:table-cell>
          <table:table-cell table:style-name="ce1" table:formula="of:=image(&quot;http://pbs.twimg.com/media/EndQ8puW4AErXyW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aldspinnenhexe (Zamonien, Walter Moers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9465353877811205</text:p>
          </table:table-cell>
          <table:table-cell table:style-name="ce20" office:value-type="string" calcext:value-type="string">
            <text:p><text:a xlink:href="https://twitter.com/datGestruepp/status/1339465353877811205" xlink:type="simple">https://twitter.com/datGestruepp/status/1339465353877811205</text:a></text:p>
          </table:table-cell>
          <table:table-cell table:style-name="ce26" office:value-type="string" calcext:value-type="string">
            <text:p>17.12.2020</text:p>
          </table:table-cell>
          <table:table-cell table:style-name="ce1" office:value-type="string" calcext:value-type="string">
            <text:p>Ach wie schön!</text:p>
          </table:table-cell>
          <table:table-cell table:style-name="ce20" office:value-type="string" calcext:value-type="string">
            <text:p><text:a xlink:href="http://pbs.twimg.com/media/Ensn6UDXEAk7aO6.jpg" xlink:type="simple">http://pbs.twimg.com/media/Ensn6UDXEAk7aO6.jpg</text:a></text:p>
          </table:table-cell>
          <table:table-cell table:style-name="ce1" table:formula="of:=image(&quot;http://pbs.twimg.com/media/Ensn6UDXEAk7aO6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itter Runkel von Rübenstein (Digedags, Mosaik Comic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39827741701664768</text:p>
          </table:table-cell>
          <table:table-cell table:style-name="ce20" office:value-type="string" calcext:value-type="string">
            <text:p><text:a xlink:href="https://twitter.com/datGestruepp/status/1339827741701664768" xlink:type="simple">https://twitter.com/datGestruepp/status/1339827741701664768</text:a></text:p>
          </table:table-cell>
          <table:table-cell table:style-name="ce26" office:value-type="string" calcext:value-type="string">
            <text:p>18.12.2020</text:p>
          </table:table-cell>
          <table:table-cell table:style-name="ce1" office:value-type="string" calcext:value-type="string">
            <text:p>Warte.... Summsi richtig?</text:p>
          </table:table-cell>
          <table:table-cell table:style-name="ce20" office:value-type="string" calcext:value-type="string">
            <text:p><text:a xlink:href="http://pbs.twimg.com/media/En2YyOjXIAE8eyn.jpg" xlink:type="simple">http://pbs.twimg.com/media/En2YyOjXIAE8eyn.jpg</text:a></text:p>
          </table:table-cell>
          <table:table-cell table:style-name="ce1" table:formula="of:=image(&quot;http://pbs.twimg.com/media/En2YyOjXIAE8eyn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umsi (Chip und Chap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40190126517989376</text:p>
          </table:table-cell>
          <table:table-cell table:style-name="ce20" office:value-type="string" calcext:value-type="string">
            <text:p><text:a xlink:href="https://twitter.com/datGestruepp/status/1340190126517989376" xlink:type="simple">https://twitter.com/datGestruepp/status/1340190126517989376</text:a></text:p>
          </table:table-cell>
          <table:table-cell table:style-name="ce26" office:value-type="string" calcext:value-type="string">
            <text:p>19.12.2020</text:p>
          </table:table-cell>
          <table:table-cell table:style-name="ce1" office:value-type="string" calcext:value-type="string">
            <text:p>Ich fühle mich so blumig!</text:p>
          </table:table-cell>
          <table:table-cell table:style-name="ce20" office:value-type="string" calcext:value-type="string">
            <text:p><text:a xlink:href="http://pbs.twimg.com/media/En2ZKrsXIAAikRU.jpg" xlink:type="simple">http://pbs.twimg.com/media/En2ZKrsXIAAikRU.jpg</text:a></text:p>
          </table:table-cell>
          <table:table-cell table:style-name="ce1" table:formula="of:=image(&quot;http://pbs.twimg.com/media/En2ZKrsXIAAikR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lubella (Pokemon, Seri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40552516518305794</text:p>
          </table:table-cell>
          <table:table-cell table:style-name="ce20" office:value-type="string" calcext:value-type="string">
            <text:p><text:a xlink:href="https://twitter.com/datGestruepp/status/1340552516518305794" xlink:type="simple">https://twitter.com/datGestruepp/status/1340552516518305794</text:a></text:p>
          </table:table-cell>
          <table:table-cell table:style-name="ce26" office:value-type="string" calcext:value-type="string">
            <text:p>20.12.2020</text:p>
          </table:table-cell>
          <table:table-cell table:style-name="ce1" office:value-type="string" calcext:value-type="string">
            <text:p>Sie sind der letzte Mensch... aja.</text:p>
          </table:table-cell>
          <table:table-cell table:style-name="ce20" office:value-type="string" calcext:value-type="string">
            <text:p><text:a xlink:href="http://pbs.twimg.com/media/EoFHINvXIAQ_qSa.jpg" xlink:type="simple">http://pbs.twimg.com/media/EoFHINvXIAQ_qSa.jpg</text:a></text:p>
          </table:table-cell>
          <table:table-cell table:style-name="ce1" table:formula="of:=image(&quot;http://pbs.twimg.com/media/EoFHINvXIAQ_qS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assandra O'Brien (Dr. Who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40914903008247809</text:p>
          </table:table-cell>
          <table:table-cell table:style-name="ce20" office:value-type="string" calcext:value-type="string">
            <text:p><text:a xlink:href="https://twitter.com/datGestruepp/status/1340914903008247809" xlink:type="simple">https://twitter.com/datGestruepp/status/1340914903008247809</text:a></text:p>
          </table:table-cell>
          <table:table-cell table:style-name="ce26" office:value-type="string" calcext:value-type="string">
            <text:p>21.12.2020</text:p>
          </table:table-cell>
          <table:table-cell table:style-name="ce1" office:value-type="string" calcext:value-type="string">
            <text:p>Warte... ich weiß es! Laura stimmts?</text:p>
          </table:table-cell>
          <table:table-cell table:style-name="ce20" office:value-type="string" calcext:value-type="string">
            <text:p><text:a xlink:href="http://pbs.twimg.com/media/EoFHh9sXUAAm6hr.jpg" xlink:type="simple">http://pbs.twimg.com/media/EoFHh9sXUAAm6hr.jpg</text:a></text:p>
          </table:table-cell>
          <table:table-cell table:style-name="ce1" table:formula="of:=image(&quot;http://pbs.twimg.com/media/EoFHh9sXUAAm6h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aura (The Inner World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41277292933361669</text:p>
          </table:table-cell>
          <table:table-cell table:style-name="ce20" office:value-type="string" calcext:value-type="string">
            <text:p><text:a xlink:href="https://twitter.com/datGestruepp/status/1341277292933361669" xlink:type="simple">https://twitter.com/datGestruepp/status/1341277292933361669</text:a></text:p>
          </table:table-cell>
          <table:table-cell table:style-name="ce26" office:value-type="string" calcext:value-type="string">
            <text:p>22.12.2020</text:p>
          </table:table-cell>
          <table:table-cell table:style-name="ce1" office:value-type="string" calcext:value-type="string">
            <text:p>Ach ... du. Ja äh... Käffchen?</text:p>
          </table:table-cell>
          <table:table-cell table:style-name="ce20" office:value-type="string" calcext:value-type="string">
            <text:p><text:a xlink:href="http://pbs.twimg.com/media/EoFHrvQXYAkT1ie.jpg" xlink:type="simple">http://pbs.twimg.com/media/EoFHrvQXYAkT1ie.jpg</text:a></text:p>
          </table:table-cell>
          <table:table-cell table:style-name="ce1" table:formula="of:=image(&quot;http://pbs.twimg.com/media/EoFHrvQXYAkT1i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cratchy (Itchy &amp; Scratchy, Serie, Simpson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41639678240296960</text:p>
          </table:table-cell>
          <table:table-cell table:style-name="ce20" office:value-type="string" calcext:value-type="string">
            <text:p><text:a xlink:href="https://twitter.com/datGestruepp/status/1341639678240296960" xlink:type="simple">https://twitter.com/datGestruepp/status/1341639678240296960</text:a></text:p>
          </table:table-cell>
          <table:table-cell table:style-name="ce26" office:value-type="string" calcext:value-type="string">
            <text:p>23.12.2020</text:p>
          </table:table-cell>
          <table:table-cell table:style-name="ce1" office:value-type="string" calcext:value-type="string">
            <text:p>Öy! Voll unhöflich!</text:p>
          </table:table-cell>
          <table:table-cell table:style-name="ce20" office:value-type="string" calcext:value-type="string">
            <text:p><text:a xlink:href="http://pbs.twimg.com/media/EoOX49MW8AMehDX.jpg" xlink:type="simple">http://pbs.twimg.com/media/EoOX49MW8AMehDX.jpg</text:a></text:p>
          </table:table-cell>
          <table:table-cell table:style-name="ce1" table:formula="of:=image(&quot;http://pbs.twimg.com/media/EoOX49MW8AMehDX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uschas (Pokemon, Seri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42002065372012545</text:p>
          </table:table-cell>
          <table:table-cell table:style-name="ce20" office:value-type="string" calcext:value-type="string">
            <text:p><text:a xlink:href="https://twitter.com/datGestruepp/status/1342002065372012545" xlink:type="simple">https://twitter.com/datGestruepp/status/1342002065372012545</text:a></text:p>
          </table:table-cell>
          <table:table-cell table:style-name="ce26" office:value-type="string" calcext:value-type="string">
            <text:p>24.12.2020</text:p>
          </table:table-cell>
          <table:table-cell table:style-name="ce1" office:value-type="string" calcext:value-type="string">
            <text:p>Mit oder ohne Zuckerstange?</text:p>
          </table:table-cell>
          <table:table-cell table:style-name="ce20" office:value-type="string" calcext:value-type="string">
            <text:p><text:a xlink:href="http://pbs.twimg.com/media/EoQTnbeXUAUEOKM.jpg" xlink:type="simple">http://pbs.twimg.com/media/EoQTnbeXUAUEOKM.jpg</text:a></text:p>
          </table:table-cell>
          <table:table-cell table:style-name="ce1" table:formula="of:=image(&quot;http://pbs.twimg.com/media/EoQTnbeXUAUEOKM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eihnachtsmann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42364453061472256</text:p>
          </table:table-cell>
          <table:table-cell table:style-name="ce20" office:value-type="string" calcext:value-type="string">
            <text:p><text:a xlink:href="https://twitter.com/datGestruepp/status/1342364453061472256" xlink:type="simple">https://twitter.com/datGestruepp/status/1342364453061472256</text:a></text:p>
          </table:table-cell>
          <table:table-cell table:style-name="ce26" office:value-type="string" calcext:value-type="string">
            <text:p>25.12.2020</text:p>
          </table:table-cell>
          <table:table-cell table:style-name="ce1" office:value-type="string" calcext:value-type="string">
            <text:p>Ach wie schön! <text:s/>Maulwurf und Maus waren auch schon da.</text:p>
          </table:table-cell>
          <table:table-cell table:style-name="ce20" office:value-type="string" calcext:value-type="string">
            <text:p><text:a xlink:href="http://pbs.twimg.com/media/EoQT8whW8AEZQNw.jpg" xlink:type="simple">http://pbs.twimg.com/media/EoQT8whW8AEZQNw.jpg</text:a></text:p>
          </table:table-cell>
          <table:table-cell table:style-name="ce1" table:formula="of:=image(&quot;http://pbs.twimg.com/media/EoQT8whW8AEZQNw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Igel (der kleine Maulwurf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42726843745533952</text:p>
          </table:table-cell>
          <table:table-cell table:style-name="ce20" office:value-type="string" calcext:value-type="string">
            <text:p><text:a xlink:href="https://twitter.com/datGestruepp/status/1342726843745533952" xlink:type="simple">https://twitter.com/datGestruepp/status/1342726843745533952</text:a></text:p>
          </table:table-cell>
          <table:table-cell table:style-name="ce26" office:value-type="string" calcext:value-type="string">
            <text:p>26.12.2020</text:p>
          </table:table-cell>
          <table:table-cell table:style-name="ce1" office:value-type="string" calcext:value-type="string">
            <text:p>Hallo Blinky.</text:p>
          </table:table-cell>
          <table:table-cell table:style-name="ce20" office:value-type="string" calcext:value-type="string">
            <text:p><text:a xlink:href="http://pbs.twimg.com/media/EoQUPgDXYAAChkH.jpg" xlink:type="simple">http://pbs.twimg.com/media/EoQUPgDXYAAChkH.jpg</text:a></text:p>
          </table:table-cell>
          <table:table-cell table:style-name="ce1" table:formula="of:=image(&quot;http://pbs.twimg.com/media/EoQUPgDXYAAChkH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linky Bill (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43089230436651009</text:p>
          </table:table-cell>
          <table:table-cell table:style-name="ce20" office:value-type="string" calcext:value-type="string">
            <text:p><text:a xlink:href="https://twitter.com/datGestruepp/status/1343089230436651009" xlink:type="simple">https://twitter.com/datGestruepp/status/1343089230436651009</text:a></text:p>
          </table:table-cell>
          <table:table-cell table:style-name="ce26" office:value-type="string" calcext:value-type="string">
            <text:p>27.12.2020</text:p>
          </table:table-cell>
          <table:table-cell table:style-name="ce1" office:value-type="string" calcext:value-type="string">
            <text:p>Wie stark soll der Kaffee sein Herr Drosten?</text:p>
          </table:table-cell>
          <table:table-cell table:style-name="ce20" office:value-type="string" calcext:value-type="string">
            <text:p><text:a xlink:href="http://pbs.twimg.com/media/EojGQS8XcAAuyj4.jpg" xlink:type="simple">http://pbs.twimg.com/media/EojGQS8XcAAuyj4.jpg</text:a></text:p>
          </table:table-cell>
          <table:table-cell table:style-name="ce1" table:formula="of:=image(&quot;http://pbs.twimg.com/media/EojGQS8XcAAuyj4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err Dr. Drosten (Virolog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43451618377752577</text:p>
          </table:table-cell>
          <table:table-cell table:style-name="ce20" office:value-type="string" calcext:value-type="string">
            <text:p><text:a xlink:href="https://twitter.com/datGestruepp/status/1343451618377752577" xlink:type="simple">https://twitter.com/datGestruepp/status/1343451618377752577</text:a></text:p>
          </table:table-cell>
          <table:table-cell table:style-name="ce26" office:value-type="string" calcext:value-type="string">
            <text:p>28.12.2020</text:p>
          </table:table-cell>
          <table:table-cell table:style-name="ce1" office:value-type="string" calcext:value-type="string">
            <text:p>Oh jetzt wird es aber sicher ganz schön kalt für dich! Heißen Kaffee gefällig?</text:p>
          </table:table-cell>
          <table:table-cell table:style-name="ce20" office:value-type="string" calcext:value-type="string">
            <text:p><text:a xlink:href="http://pbs.twimg.com/media/EojGzuwXUAIhcVu.jpg" xlink:type="simple">http://pbs.twimg.com/media/EojGzuwXUAIhcVu.jpg</text:a></text:p>
          </table:table-cell>
          <table:table-cell table:style-name="ce1" table:formula="of:=image(&quot;http://pbs.twimg.com/media/EojGzuwXUAIhcV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Eiki Eiche (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43635409058885635</text:p>
          </table:table-cell>
          <table:table-cell table:style-name="ce20" office:value-type="string" calcext:value-type="string">
            <text:p><text:a xlink:href="https://twitter.com/datGestruepp/status/1343635409058885635" xlink:type="simple">https://twitter.com/datGestruepp/status/1343635409058885635</text:a></text:p>
          </table:table-cell>
          <table:table-cell table:style-name="ce26" office:value-type="string" calcext:value-type="string">
            <text:p>28.12.2020</text:p>
          </table:table-cell>
          <table:table-cell table:style-name="ce1" office:value-type="string" calcext:value-type="string">
            <text:p>Wenn du in Tweedeck schaust und merkst, das du für morgen keinen #kritzelkaffee eingeplant hast... </text:p>
          </table:table-cell>
          <table:table-cell table:style-name="ce20" office:value-type="string" calcext:value-type="string">
            <text:p><text:a xlink:href="http://pbs.twimg.com/media/EqWNR3aXYAE6wqR.jpg" xlink:type="simple">http://pbs.twimg.com/media/EqWNR3aXYAE6wqR.jpg</text:a></text:p>
          </table:table-cell>
          <table:table-cell table:style-name="ce1" table:formula="of:=image(&quot;http://pbs.twimg.com/media/EqWNR3aXYAE6wq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trüppi (Kritzelkaffee vergesse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344176395715547137</text:p>
          </table:table-cell>
          <table:table-cell table:style-name="ce20" office:value-type="string" calcext:value-type="string">
            <text:p><text:a xlink:href="https://twitter.com/datGestruepp/status/1344176395715547137" xlink:type="simple">https://twitter.com/datGestruepp/status/1344176395715547137</text:a></text:p>
          </table:table-cell>
          <table:table-cell table:style-name="ce26" office:value-type="string" calcext:value-type="string">
            <text:p>30.12.2020</text:p>
          </table:table-cell>
          <table:table-cell table:style-name="ce1" office:value-type="string" calcext:value-type="string">
            <text:p>Ach die Laura. Ja die war hier. Ich weiß leider nicht, wo sie lang gegangen ist.</text:p>
          </table:table-cell>
          <table:table-cell table:style-name="ce20" office:value-type="string" calcext:value-type="string">
            <text:p><text:a xlink:href="http://pbs.twimg.com/media/Eojigr4XYAAkTXV.jpg" xlink:type="simple">http://pbs.twimg.com/media/Eojigr4XYAAkTXV.jpg</text:a></text:p>
          </table:table-cell>
          <table:table-cell table:style-name="ce1" table:formula="of:=image(&quot;http://pbs.twimg.com/media/Eojigr4XYAAkTXV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obert (The Inner World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5" office:value-type="string" calcext:value-type="string">
            <text:p>1344538782402572290</text:p>
          </table:table-cell>
          <table:table-cell table:style-name="ce23" office:value-type="string" calcext:value-type="string">
            <text:p><text:a xlink:href="https://twitter.com/datGestruepp/status/1344538782402572290" xlink:type="simple">https://twitter.com/datGestruepp/status/1344538782402572290</text:a></text:p>
          </table:table-cell>
          <table:table-cell table:style-name="ce27" office:value-type="string" calcext:value-type="string">
            <text:p>31.12.2020</text:p>
          </table:table-cell>
          <table:table-cell table:style-name="ce16" office:value-type="string" calcext:value-type="string">
            <text:p>Und mit diesem Ohrwurm möchte ich die #Kritzelkaffee erst einmal pausieren.</text:p>
            <text:p>Seit über 2 Jahren mache ich sie täglich. Über 1.380 Stück!</text:p>
            <text:p>Seid nicht traurig! Aber aktuell habe ich (ein bisschen) genug davon. ^^°</text:p>
            <text:p>Und wer weiß, vielleicht kommen sie irgendwann wieder. &lt;3</text:p>
          </table:table-cell>
          <table:table-cell table:style-name="ce23" office:value-type="string" calcext:value-type="string">
            <text:p><text:a xlink:href="http://pbs.twimg.com/media/Ep3wxopWMAEZH7m.jpg" xlink:type="simple">http://pbs.twimg.com/media/Ep3wxopWMAEZH7m.jpg</text:a></text:p>
          </table:table-cell>
          <table:table-cell table:style-name="ce16" table:formula="of:=image(&quot;http://pbs.twimg.com/media/Ep3wxopWMAEZH7m.jpg&quot;)" office:value-type="string" office:string-value="" calcext:value-type="error">
            <text:p>#NAME?</text:p>
          </table:table-cell>
          <table:table-cell table:style-name="ce16" office:value-type="string" calcext:value-type="string">
            <text:p>Das Tier (Muppet Show, Serie)</text:p>
          </table:table-cell>
          <table:table-cell table:style-name="ce16" office:value-type="string" calcext:value-type="string">
            <text:p>ja</text:p>
          </table:table-cell>
          <table:table-cell table:style-name="ce16" table:number-columns-repeated="20"/>
          <table:table-cell table:number-columns-repeated="996"/>
        </table:table-row>
        <table:table-row table:style-name="ro2">
          <table:table-cell table:style-name="ce16" table:number-columns-repeated="2"/>
          <table:table-cell table:style-name="ce27"/>
          <table:table-cell table:style-name="ce32" office:value-type="string" calcext:value-type="string">
            <text:p>Staffel 2 siehe nächste Seite</text:p>
          </table:table-cell>
          <table:table-cell table:style-name="ce39"/>
          <table:table-cell table:style-name="ce16" table:number-columns-repeated="23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/>
          <table:table-cell table:style-name="ce22"/>
          <table:table-cell table:style-name="ce26"/>
          <table:table-cell table:style-name="ce1"/>
          <table:table-cell table:style-name="ce22"/>
          <table:table-cell table:style-name="ce1" table:number-columns-repeated="23"/>
          <table:table-cell table:number-columns-repeated="996"/>
        </table:table-row>
        <table:table-row table:style-name="ro3">
          <table:table-cell table:style-name="ce1"/>
          <table:table-cell table:style-name="ce2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 table:number-rows-repeated="2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 table:number-rows-repeated="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 table:number-rows-repeated="2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 table:number-rows-repeated="2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 table:number-rows-repeated="2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 table:number-rows-repeated="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 table:number-rows-repeated="2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 table:number-rows-repeated="2">
          <table:table-cell table:style-name="ce1" table:number-columns-repeated="2"/>
          <table:table-cell table:style-name="ce26"/>
          <table:table-cell table:style-name="ce1" table:number-columns-repeated="25"/>
          <table:table-cell table:number-columns-repeated="996"/>
        </table:table-row>
        <table:table-row table:style-name="ro3">
          <table:table-cell table:style-name="ce17" table:number-columns-repeated="2"/>
          <table:table-cell table:style-name="ce28"/>
          <table:table-cell table:style-name="ce17" table:number-columns-repeated="3"/>
          <table:table-cell table:style-name="ce1" table:number-columns-repeated="22"/>
          <table:table-cell table:number-columns-repeated="996"/>
        </table:table-row>
        <table:table-row table:style-name="ro3" table:number-rows-repeated="215">
          <table:table-cell table:style-name="ce11"/>
          <table:table-cell table:style-name="ce1"/>
          <table:table-cell table:style-name="ce26"/>
          <table:table-cell table:style-name="ce1"/>
          <table:table-cell table:style-name="ce40"/>
          <table:table-cell table:style-name="ce26"/>
          <table:table-cell table:style-name="ce1" table:number-columns-repeated="22"/>
          <table:table-cell table:number-columns-repeated="996"/>
        </table:table-row>
        <table:table-row table:style-name="ro1" table:number-rows-repeated="1047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ritzelKaffees Staffel 2" table:style-name="ta3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5" table:default-cell-style-name="Default"/>
        <table:table-row table:style-name="ro2">
          <table:table-cell table:style-name="ce11"/>
          <table:table-cell table:style-name="ce4" office:value-type="string" calcext:value-type="string">
            <text:p>Tweets</text:p>
          </table:table-cell>
          <table:table-cell table:style-name="ce24" table:formula="of:=COUNTIFS([$'KritzelKaffees Staffel 2'.B8:.B4260]; &quot;&lt;&gt;&quot;)" office:value-type="float" office:value="159" calcext:value-type="float">
            <text:p>159</text:p>
          </table:table-cell>
          <table:table-cell table:style-name="ce29"/>
          <table:table-cell table:style-name="ce13"/>
          <table:table-cell table:style-name="ce19"/>
          <table:table-cell table:style-name="ce29" table:number-columns-repeated="22"/>
          <table:table-cell table:number-columns-repeated="996"/>
        </table:table-row>
        <table:table-row table:style-name="ro2">
          <table:table-cell table:style-name="ce11"/>
          <table:table-cell table:style-name="ce18" office:value-type="string" calcext:value-type="string">
            <text:p>Missing</text:p>
          </table:table-cell>
          <table:table-cell table:style-name="ce24" table:formula="of:=COUNTIFS([$'KritzelKaffees Staffel 2'.C8:.C4260]; &quot;&lt;&gt;&quot;; [$'KritzelKaffees Staffel 2'.B8:.B4260]; &quot;=&quot;)" office:value-type="float" office:value="0" calcext:value-type="float">
            <text:p>0</text:p>
          </table:table-cell>
          <table:table-cell table:style-name="ce26"/>
          <table:table-cell table:style-name="ce33"/>
          <table:table-cell table:style-name="ce19"/>
          <table:table-cell table:style-name="ce29" table:number-columns-repeated="22"/>
          <table:table-cell table:number-columns-repeated="996"/>
        </table:table-row>
        <table:table-row table:style-name="ro2">
          <table:table-cell table:style-name="ce11"/>
          <table:table-cell table:style-name="ce5" office:value-type="string" calcext:value-type="string">
            <text:p>Unbenannte</text:p>
          </table:table-cell>
          <table:table-cell table:style-name="ce24" table:formula="of:=COUNTIFS([$'KritzelKaffees Staffel 2'.B8:.B4260]; &quot;&lt;&gt;&quot;; [$'KritzelKaffees Staffel 2'.G8:.G4260]; &quot;=&quot;)" office:value-type="float" office:value="0" calcext:value-type="float">
            <text:p>0</text:p>
          </table:table-cell>
          <table:table-cell table:style-name="ce26" office:value-type="string" calcext:value-type="string">
            <text:p>um die Einträge zu finden empfehle ich in Spalte G mit Strg-Pfeiltaste runter zu navigieren</text:p>
          </table:table-cell>
          <table:table-cell table:style-name="ce13"/>
          <table:table-cell table:style-name="ce19"/>
          <table:table-cell table:style-name="ce29" table:number-columns-repeated="22"/>
          <table:table-cell table:number-columns-repeated="996"/>
        </table:table-row>
        <table:table-row table:style-name="ro2">
          <table:table-cell table:style-name="ce11"/>
          <table:table-cell table:style-name="ce6" office:value-type="string" calcext:value-type="string">
            <text:p>Benannte</text:p>
          </table:table-cell>
          <table:table-cell table:style-name="ce24" table:formula="of:=COUNTIFS([$'KritzelKaffees Staffel 2'.B8:.B4260]; &quot;&lt;&gt;&quot;; [$'KritzelKaffees Staffel 2'.G8:.G4260]; &quot;&lt;&gt;&quot;)" office:value-type="float" office:value="159" calcext:value-type="float">
            <text:p>159</text:p>
          </table:table-cell>
          <table:table-cell table:style-name="ce29"/>
          <table:table-cell table:style-name="ce13"/>
          <table:table-cell table:style-name="ce19"/>
          <table:table-cell table:style-name="ce29" table:number-columns-repeated="22"/>
          <table:table-cell table:number-columns-repeated="996"/>
        </table:table-row>
        <table:table-row table:style-name="ro2">
          <table:table-cell table:style-name="ce12"/>
          <table:table-cell table:style-name="ce7" office:value-type="string" calcext:value-type="string">
            <text:p>Überprüfte</text:p>
          </table:table-cell>
          <table:table-cell table:style-name="ce24" table:formula="of:=COUNTIFS([$'KritzelKaffees Staffel 2'.B8:.B4260]; &quot;&lt;&gt;&quot;; [$'KritzelKaffees Staffel 2'.G8:.G4260]; &quot;&lt;&gt;&quot;; [$'KritzelKaffees Staffel 2'.H8:.H4260]; &quot;&lt;&gt;&quot;)" office:value-type="float" office:value="70" calcext:value-type="float">
            <text:p>70</text:p>
          </table:table-cell>
          <table:table-cell table:style-name="ce29"/>
          <table:table-cell table:style-name="ce13"/>
          <table:table-cell table:style-name="ce19"/>
          <table:table-cell table:style-name="ce29" table:number-columns-repeated="22"/>
          <table:table-cell table:number-columns-repeated="996"/>
        </table:table-row>
        <table:table-row table:style-name="ro2">
          <table:table-cell table:style-name="ce11"/>
          <table:table-cell table:style-name="ce8" office:value-type="string" calcext:value-type="string">
            <text:p>Unüberprüfte</text:p>
          </table:table-cell>
          <table:table-cell table:style-name="ce24" table:formula="of:=[.C1]-[.C5]-[.C3]" office:value-type="float" office:value="89" calcext:value-type="float">
            <text:p>89</text:p>
          </table:table-cell>
          <table:table-cell table:style-name="ce29" office:value-type="string" calcext:value-type="string">
            <text:p>&lt;= ohne Unbenannte!</text:p>
          </table:table-cell>
          <table:table-cell table:style-name="ce13"/>
          <table:table-cell table:style-name="ce19"/>
          <table:table-cell table:style-name="ce29" table:number-columns-repeated="22"/>
          <table:table-cell table:number-columns-repeated="996"/>
        </table:table-row>
        <table:table-row table:style-name="ro2">
          <table:table-cell table:style-name="ce13" office:value-type="string" calcext:value-type="string">
            <text:p>TwitterID</text:p>
          </table:table-cell>
          <table:table-cell table:style-name="ce19" office:value-type="string" calcext:value-type="string">
            <text:p>TwitterLink</text:p>
          </table:table-cell>
          <table:table-cell table:style-name="ce19" office:value-type="string" calcext:value-type="string">
            <text:p>Datum</text:p>
          </table:table-cell>
          <table:table-cell table:style-name="ce29" office:value-type="string" calcext:value-type="string">
            <text:p>TweetText</text:p>
          </table:table-cell>
          <table:table-cell table:style-name="ce13" office:value-type="string" calcext:value-type="string">
            <text:p>BildLink</text:p>
          </table:table-cell>
          <table:table-cell table:style-name="ce19" office:value-type="string" calcext:value-type="string">
            <text:p>Bild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Geprüft (von einer zweiten Person)</text:p>
          </table:table-cell>
          <table:table-cell table:style-name="ce29" office:value-type="string" calcext:value-type="string">
            <text:p>Link zur Prüfung (wenn nötig/hilfreich)</text:p>
          </table:table-cell>
          <table:table-cell table:style-name="ce29" table:number-columns-repeated="19"/>
          <table:table-cell table:number-columns-repeated="996"/>
        </table:table-row>
        <table:table-row table:style-name="ro2">
          <table:table-cell table:style-name="ce16" table:number-columns-repeated="2"/>
          <table:table-cell table:style-name="ce27"/>
          <table:table-cell table:style-name="ce32" office:value-type="string" calcext:value-type="string">
            <text:p>Staffel 2</text:p>
          </table:table-cell>
          <table:table-cell table:style-name="ce39"/>
          <table:table-cell table:style-name="ce16" table:number-columns-repeated="23"/>
          <table:table-cell table:number-columns-repeated="996"/>
        </table:table-row>
        <table:table-row table:style-name="ro3">
          <table:table-cell table:style-name="ce1" office:value-type="string" calcext:value-type="string">
            <text:p>1506163771588366341</text:p>
          </table:table-cell>
          <table:table-cell table:style-name="ce20" office:value-type="string" calcext:value-type="string">
            <text:p><text:a xlink:href="https://twitter.com/datGestruepp/status/1506163771588366341" xlink:type="simple">https://twitter.com/datGestruepp/status/1506163771588366341</text:a></text:p>
          </table:table-cell>
          <table:table-cell table:style-name="ce26" office:value-type="string" calcext:value-type="string">
            <text:p>22.03.2022</text:p>
          </table:table-cell>
          <table:table-cell table:style-name="ce1" office:value-type="string" calcext:value-type="string">
            <text:p>Oha! Was ist denn das? Möglicherweise startet heute die 2. Staffel #Kritzelkaffee ! Nach über einem Jahr Pause. Ich freu mich und hab richtig Lust!</text:p>
          </table:table-cell>
          <table:table-cell table:style-name="ce20" office:value-type="string" calcext:value-type="string">
            <text:p><text:a xlink:href="https://pbs.twimg.com/media/FM2fJ_3X0AUA7MU.jpg" xlink:type="simple">https://pbs.twimg.com/media/FM2fJ_3X0AUA7MU.jpg</text:a></text:p>
          </table:table-cell>
          <table:table-cell table:style-name="ce1" table:formula="of:=image(&quot;https://pbs.twimg.com/media/FM2fJ_3X0AUA7M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trüppi &amp; Pupsbiene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06526158510247937</text:p>
          </table:table-cell>
          <table:table-cell table:style-name="ce20" office:value-type="string" calcext:value-type="string">
            <text:p><text:a xlink:href="https://twitter.com/datGestruepp/status/1506526158510247937" xlink:type="simple">https://twitter.com/datGestruepp/status/1506526158510247937</text:a></text:p>
          </table:table-cell>
          <table:table-cell table:style-name="ce26" office:value-type="string" calcext:value-type="string">
            <text:p>23.03.2022</text:p>
          </table:table-cell>
          <table:table-cell table:style-name="ce1" office:value-type="string" calcext:value-type="string">
            <text:p>So tolle Haare!!1elf </text:p>
          </table:table-cell>
          <table:table-cell table:style-name="ce20" office:value-type="string" calcext:value-type="string">
            <text:p><text:a xlink:href="http://pbs.twimg.com/media/FNUGjUnXwAA0RdQ.jpg" xlink:type="simple">http://pbs.twimg.com/media/FNUGjUnXwAA0RdQ.jpg</text:a></text:p>
          </table:table-cell>
          <table:table-cell table:style-name="ce1" table:formula="of:=image(&quot;http://pbs.twimg.com/media/FNUGjUnXwAA0Rd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iza Grimm (Autorin, Schriftstelleri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06888545662767104</text:p>
          </table:table-cell>
          <table:table-cell table:style-name="ce20" office:value-type="string" calcext:value-type="string">
            <text:p><text:a xlink:href="https://twitter.com/datGestruepp/status/1506888545662767104" xlink:type="simple">https://twitter.com/datGestruepp/status/1506888545662767104</text:a></text:p>
          </table:table-cell>
          <table:table-cell table:style-name="ce26" office:value-type="string" calcext:value-type="string">
            <text:p>24.03.2022</text:p>
          </table:table-cell>
          <table:table-cell table:style-name="ce1" office:value-type="string" calcext:value-type="string">
            <text:p>Ach, hallo Bussi Bär. Dich hab ich ja schon ewig nicht mehr gesehen. </text:p>
          </table:table-cell>
          <table:table-cell table:style-name="ce20" office:value-type="string" calcext:value-type="string">
            <text:p><text:a xlink:href="http://pbs.twimg.com/media/FNUGrPkWQAAU5fW.jpg" xlink:type="simple">http://pbs.twimg.com/media/FNUGrPkWQAAU5fW.jpg</text:a></text:p>
          </table:table-cell>
          <table:table-cell table:style-name="ce1" table:formula="of:=image(&quot;http://pbs.twimg.com/media/FNUGrPkWQAAU5fW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ussi Bär (Zeitschrift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07250939664683040</text:p>
          </table:table-cell>
          <table:table-cell table:style-name="ce20" office:value-type="string" calcext:value-type="string">
            <text:p><text:a xlink:href="https://twitter.com/datGestruepp/status/1507250939664683040" xlink:type="simple">https://twitter.com/datGestruepp/status/1507250939664683040</text:a></text:p>
          </table:table-cell>
          <table:table-cell table:style-name="ce26" office:value-type="string" calcext:value-type="string">
            <text:p>25.03.2022</text:p>
          </table:table-cell>
          <table:table-cell table:style-name="ce1" office:value-type="string" calcext:value-type="string">
            <text:p>Oh! Guten Morgen der Herr! </text:p>
          </table:table-cell>
          <table:table-cell table:style-name="ce20" office:value-type="string" calcext:value-type="string">
            <text:p><text:a xlink:href="http://pbs.twimg.com/media/FNUG0tBXEAAIrPR.jpg" xlink:type="simple">http://pbs.twimg.com/media/FNUG0tBXEAAIrPR.jpg</text:a></text:p>
          </table:table-cell>
          <table:table-cell table:style-name="ce1" table:formula="of:=image(&quot;http://pbs.twimg.com/media/FNUG0tBXEAAIrP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braham Lincoln (Historische Pers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07613323503697922</text:p>
          </table:table-cell>
          <table:table-cell table:style-name="ce20" office:value-type="string" calcext:value-type="string">
            <text:p><text:a xlink:href="https://twitter.com/datGestruepp/status/1507613323503697922" xlink:type="simple">https://twitter.com/datGestruepp/status/1507613323503697922</text:a></text:p>
          </table:table-cell>
          <table:table-cell table:style-name="ce26" office:value-type="string" calcext:value-type="string">
            <text:p>26.03.2022</text:p>
          </table:table-cell>
          <table:table-cell table:style-name="ce1" office:value-type="string" calcext:value-type="string">
            <text:p>Guten Morgen Cleo. </text:p>
          </table:table-cell>
          <table:table-cell table:style-name="ce20" office:value-type="string" calcext:value-type="string">
            <text:p><text:a xlink:href="http://pbs.twimg.com/media/FNUG_KhXEAABwsX.jpg" xlink:type="simple">http://pbs.twimg.com/media/FNUG_KhXEAABwsX.jpg</text:a></text:p>
          </table:table-cell>
          <table:table-cell table:style-name="ce1" table:formula="of:=image(&quot;http://pbs.twimg.com/media/FNUG_KhXEAABwsX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leo (Cleo - a pirates tal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07960613925912583</text:p>
          </table:table-cell>
          <table:table-cell table:style-name="ce20" office:value-type="string" calcext:value-type="string">
            <text:p><text:a xlink:href="https://twitter.com/datGestruepp/status/1507960613925912583" xlink:type="simple">https://twitter.com/datGestruepp/status/1507960613925912583</text:a></text:p>
          </table:table-cell>
          <table:table-cell table:style-name="ce26" office:value-type="string" calcext:value-type="string">
            <text:p>27.03.2022</text:p>
          </table:table-cell>
          <table:table-cell table:style-name="ce1" office:value-type="string" calcext:value-type="string">
            <text:p>Awwwww. Du bist ja niedlich! </text:p>
          </table:table-cell>
          <table:table-cell table:style-name="ce20" office:value-type="string" calcext:value-type="string">
            <text:p><text:a xlink:href="http://pbs.twimg.com/media/FNUHGenXwAQofr8.jpg" xlink:type="simple">http://pbs.twimg.com/media/FNUHGenXwAQofr8.jpg</text:a></text:p>
          </table:table-cell>
          <table:table-cell table:style-name="ce1" table:formula="of:=image(&quot;http://pbs.twimg.com/media/FNUHGenXwAQofr8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ott (Kena - Bridge of Spirits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08323002697469957</text:p>
          </table:table-cell>
          <table:table-cell table:style-name="ce20" office:value-type="string" calcext:value-type="string">
            <text:p><text:a xlink:href="https://twitter.com/datGestruepp/status/1508323002697469957" xlink:type="simple">https://twitter.com/datGestruepp/status/1508323002697469957</text:a></text:p>
          </table:table-cell>
          <table:table-cell table:style-name="ce26" office:value-type="string" calcext:value-type="string">
            <text:p>28.03.2022</text:p>
          </table:table-cell>
          <table:table-cell table:style-name="ce1" office:value-type="string" calcext:value-type="string">
            <text:p>Tut mir voll leid die Geschichte mit deinem Schneidebrett. </text:p>
          </table:table-cell>
          <table:table-cell table:style-name="ce20" office:value-type="string" calcext:value-type="string">
            <text:p><text:a xlink:href="http://pbs.twimg.com/media/FNUHQIbXMAEsQjR.jpg" xlink:type="simple">http://pbs.twimg.com/media/FNUHQIbXMAEsQjR.jpg</text:a></text:p>
          </table:table-cell>
          <table:table-cell table:style-name="ce1" table:formula="of:=image(&quot;http://pbs.twimg.com/media/FNUHQIbXMAEsQj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ackebeil Herbert (Cleo - a pirates tal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08685389753688064</text:p>
          </table:table-cell>
          <table:table-cell table:style-name="ce20" office:value-type="string" calcext:value-type="string">
            <text:p><text:a xlink:href="https://twitter.com/datGestruepp/status/1508685389753688064" xlink:type="simple">https://twitter.com/datGestruepp/status/1508685389753688064</text:a></text:p>
          </table:table-cell>
          <table:table-cell table:style-name="ce26" office:value-type="string" calcext:value-type="string">
            <text:p>29.03.2022</text:p>
          </table:table-cell>
          <table:table-cell table:style-name="ce1" office:value-type="string" calcext:value-type="string">
            <text:p>Morgäähn der Herr. </text:p>
          </table:table-cell>
          <table:table-cell table:style-name="ce20" office:value-type="string" calcext:value-type="string">
            <text:p><text:a xlink:href="http://pbs.twimg.com/media/FNUHYTxXMAIL0kH.jpg" xlink:type="simple">http://pbs.twimg.com/media/FNUHYTxXMAIL0kH.jpg</text:a></text:p>
          </table:table-cell>
          <table:table-cell table:style-name="ce1" table:formula="of:=image(&quot;http://pbs.twimg.com/media/FNUHYTxXMAIL0kH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olly Jumper (Lucky Luke, Comic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09047777300561920</text:p>
          </table:table-cell>
          <table:table-cell table:style-name="ce2" office:value-type="string" calcext:value-type="string">
            <text:p><text:a xlink:href="https://twitter.com/datGestruepp/status/1509047777300561920" xlink:type="simple">https://twitter.com/datGestruepp/status/1509047777300561920</text:a></text:p>
          </table:table-cell>
          <table:table-cell table:style-name="ce26" office:value-type="string" calcext:value-type="string">
            <text:p>30.03.2022</text:p>
          </table:table-cell>
          <table:table-cell table:style-name="ce1" office:value-type="string" calcext:value-type="string">
            <text:p>Oh, also ich kann die nen suuuper Bart machen. Ich hatte selber auch schon einen. Brennt nur etwas bei fest kleben.</text:p>
          </table:table-cell>
          <table:table-cell table:style-name="ce2" office:value-type="string" calcext:value-type="string">
            <text:p><text:a xlink:href="https://pbs.twimg.com/media/FNUHhHvXsAIjMym.jpg" xlink:type="simple">https://pbs.twimg.com/media/FNUHhHvXsAIjMym.jpg</text:a></text:p>
          </table:table-cell>
          <table:table-cell table:style-name="ce1" table:formula="of:=image(&quot;https://pbs.twimg.com/media/FNUHhHvXsAIjMym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umpfmonster (Cleo - a pirates tal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09410165233266690</text:p>
          </table:table-cell>
          <table:table-cell table:style-name="ce2" office:value-type="string" calcext:value-type="string">
            <text:p><text:a xlink:href="https://twitter.com/datGestruepp/status/1509410165233266690" xlink:type="simple">https://twitter.com/datGestruepp/status/1509410165233266690</text:a></text:p>
          </table:table-cell>
          <table:table-cell table:style-name="ce26" office:value-type="string" calcext:value-type="string">
            <text:p>31.03.2022</text:p>
          </table:table-cell>
          <table:table-cell table:style-name="ce1" office:value-type="string" calcext:value-type="string">
            <text:p>Freund? </text:p>
          </table:table-cell>
          <table:table-cell table:style-name="ce20" office:value-type="string" calcext:value-type="string">
            <text:p><text:a xlink:href="http://pbs.twimg.com/media/FNUHnxSXEAEmUdf.jpg" xlink:type="simple">http://pbs.twimg.com/media/FNUHnxSXEAEmUdf.jpg</text:a></text:p>
          </table:table-cell>
          <table:table-cell table:style-name="ce1" table:formula="of:=image(&quot;http://pbs.twimg.com/media/FNUHnxSXEAEmUdf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izzurani (The Long Journey Hom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09772552322760704</text:p>
          </table:table-cell>
          <table:table-cell table:style-name="ce20" office:value-type="string" calcext:value-type="string">
            <text:p><text:a xlink:href="https://twitter.com/datGestruepp/status/1509772552322760704" xlink:type="simple">https://twitter.com/datGestruepp/status/1509772552322760704</text:a></text:p>
          </table:table-cell>
          <table:table-cell table:style-name="ce26" office:value-type="string" calcext:value-type="string">
            <text:p>01.04.2022</text:p>
          </table:table-cell>
          <table:table-cell table:style-name="ce1" office:value-type="string" calcext:value-type="string">
            <text:p>Wie wär's mit einem Coffee-to-know? </text:p>
          </table:table-cell>
          <table:table-cell table:style-name="ce20" office:value-type="string" calcext:value-type="string">
            <text:p><text:a xlink:href="http://pbs.twimg.com/media/FNUHugMWQAwGdgF.jpg" xlink:type="simple">http://pbs.twimg.com/media/FNUHugMWQAwGdgF.jpg</text:a></text:p>
          </table:table-cell>
          <table:table-cell table:style-name="ce1" table:formula="of:=image(&quot;http://pbs.twimg.com/media/FNUHugMWQAwGdgF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very Allwick (Cleo - a pirates tal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0134937411891202</text:p>
          </table:table-cell>
          <table:table-cell table:style-name="ce20" office:value-type="string" calcext:value-type="string">
            <text:p><text:a xlink:href="https://twitter.com/datGestruepp/status/1510134937411891202" xlink:type="simple">https://twitter.com/datGestruepp/status/1510134937411891202</text:a></text:p>
          </table:table-cell>
          <table:table-cell table:style-name="ce26" office:value-type="string" calcext:value-type="string">
            <text:p>02.04.2022</text:p>
          </table:table-cell>
          <table:table-cell table:style-name="ce1" office:value-type="string" calcext:value-type="string">
            <text:p>Och. </text:p>
          </table:table-cell>
          <table:table-cell table:style-name="ce20" office:value-type="string" calcext:value-type="string">
            <text:p><text:a xlink:href="http://pbs.twimg.com/media/FNUH4AiXEAEzciD.jpg" xlink:type="simple">http://pbs.twimg.com/media/FNUH4AiXEAEzciD.jpg</text:a></text:p>
          </table:table-cell>
          <table:table-cell table:style-name="ce1" table:formula="of:=image(&quot;http://pbs.twimg.com/media/FNUH4AiXEAEzciD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ntry Turret (Portal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0497324706918406</text:p>
          </table:table-cell>
          <table:table-cell table:style-name="ce20" office:value-type="string" calcext:value-type="string">
            <text:p><text:a xlink:href="https://twitter.com/datGestruepp/status/1510497324706918406" xlink:type="simple">https://twitter.com/datGestruepp/status/1510497324706918406</text:a></text:p>
          </table:table-cell>
          <table:table-cell table:style-name="ce26" office:value-type="string" calcext:value-type="string">
            <text:p>03.04.2022</text:p>
          </table:table-cell>
          <table:table-cell table:style-name="ce1" office:value-type="string" calcext:value-type="string">
            <text:p>Ach und sie kämpfen dann gegen so Mystische Monster oder wie?</text:p>
          </table:table-cell>
          <table:table-cell table:style-name="ce20" office:value-type="string" calcext:value-type="string">
            <text:p><text:a xlink:href="http://pbs.twimg.com/media/FNaFhWfXEAQDhuq.jpg" xlink:type="simple">http://pbs.twimg.com/media/FNaFhWfXEAQDhuq.jpg</text:a></text:p>
          </table:table-cell>
          <table:table-cell table:style-name="ce1" table:formula="of:=image(&quot;http://pbs.twimg.com/media/FNaFhWfXEAQDhu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Zagreus (Hades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0859712899780610</text:p>
          </table:table-cell>
          <table:table-cell table:style-name="ce20" office:value-type="string" calcext:value-type="string">
            <text:p><text:a xlink:href="https://twitter.com/datGestruepp/status/1510859712899780610" xlink:type="simple">https://twitter.com/datGestruepp/status/1510859712899780610</text:a></text:p>
          </table:table-cell>
          <table:table-cell table:style-name="ce26" office:value-type="string" calcext:value-type="string">
            <text:p>04.04.2022</text:p>
          </table:table-cell>
          <table:table-cell table:style-name="ce1" office:value-type="string" calcext:value-type="string">
            <text:p>Guten Morgen! Haben Sie ein kluge Weisheit für mich? </text:p>
          </table:table-cell>
          <table:table-cell table:style-name="ce20" office:value-type="string" calcext:value-type="string">
            <text:p><text:a xlink:href="http://pbs.twimg.com/media/FNaGo45XMAUMzoM.jpg" xlink:type="simple">http://pbs.twimg.com/media/FNaGo45XMAUMzoM.jpg</text:a></text:p>
          </table:table-cell>
          <table:table-cell table:style-name="ce1" table:formula="of:=image(&quot;http://pbs.twimg.com/media/FNaGo45XMAUMzoM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chneidebrett Pitt, Sushi Madness Inhaber <text:s/>(Cleo - a pirates tal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1222100656230405</text:p>
          </table:table-cell>
          <table:table-cell table:style-name="ce20" office:value-type="string" calcext:value-type="string">
            <text:p><text:a xlink:href="https://twitter.com/datGestruepp/status/1511222100656230405" xlink:type="simple">https://twitter.com/datGestruepp/status/1511222100656230405</text:a></text:p>
          </table:table-cell>
          <table:table-cell table:style-name="ce26" office:value-type="string" calcext:value-type="string">
            <text:p>05.04.2022</text:p>
          </table:table-cell>
          <table:table-cell table:style-name="ce1" office:value-type="string" calcext:value-type="string">
            <text:p>Bitte nicht singen!!11 </text:p>
          </table:table-cell>
          <table:table-cell table:style-name="ce20" office:value-type="string" calcext:value-type="string">
            <text:p><text:a xlink:href="http://pbs.twimg.com/media/FNaGas7XsAA3_3r.jpg" xlink:type="simple">http://pbs.twimg.com/media/FNaGas7XsAA3_3r.jpg</text:a></text:p>
          </table:table-cell>
          <table:table-cell table:style-name="ce1" table:formula="of:=image(&quot;http://pbs.twimg.com/media/FNaGas7XsAA3_3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roubadix - Asterix &amp; Obelix (Comic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1584489289367554</text:p>
          </table:table-cell>
          <table:table-cell table:style-name="ce20" office:value-type="string" calcext:value-type="string">
            <text:p><text:a xlink:href="https://twitter.com/datGestruepp/status/1511584489289367554" xlink:type="simple">https://twitter.com/datGestruepp/status/1511584489289367554</text:a></text:p>
          </table:table-cell>
          <table:table-cell table:style-name="ce26" office:value-type="string" calcext:value-type="string">
            <text:p>06.04.2022</text:p>
          </table:table-cell>
          <table:table-cell table:style-name="ce1" office:value-type="string" calcext:value-type="string">
            <text:p>Wie kann man den Kaffee hassen?</text:p>
          </table:table-cell>
          <table:table-cell table:style-name="ce20" office:value-type="string" calcext:value-type="string">
            <text:p><text:a xlink:href="http://pbs.twimg.com/media/FNaGSEBWUAEkY_z.jpg" xlink:type="simple">http://pbs.twimg.com/media/FNaGSEBWUAEkY_z.jpg</text:a></text:p>
          </table:table-cell>
          <table:table-cell table:style-name="ce1" table:formula="of:=image(&quot;http://pbs.twimg.com/media/FNaGSEBWUAEkY_z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rumpy Schlumpf (die Schlümpfe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1946878664945669</text:p>
          </table:table-cell>
          <table:table-cell table:style-name="ce20" office:value-type="string" calcext:value-type="string">
            <text:p><text:a xlink:href="https://twitter.com/datGestruepp/status/1511946878664945669" xlink:type="simple">https://twitter.com/datGestruepp/status/1511946878664945669</text:a></text:p>
          </table:table-cell>
          <table:table-cell table:style-name="ce26" office:value-type="string" calcext:value-type="string">
            <text:p>07.04.2022</text:p>
          </table:table-cell>
          <table:table-cell table:style-name="ce1" office:value-type="string" calcext:value-type="string">
            <text:p>Hallo Nemo!</text:p>
          </table:table-cell>
          <table:table-cell table:style-name="ce20" office:value-type="string" calcext:value-type="string">
            <text:p><text:a xlink:href="http://pbs.twimg.com/media/FNzLE1dXoAIuMrO.jpg" xlink:type="simple">http://pbs.twimg.com/media/FNzLE1dXoAIuMrO.jpg</text:a></text:p>
          </table:table-cell>
          <table:table-cell table:style-name="ce1" table:formula="of:=image(&quot;http://pbs.twimg.com/media/FNzLE1dXoAIuMr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emo (Pixar, Film, Disney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2309265708425218</text:p>
          </table:table-cell>
          <table:table-cell table:style-name="ce20" office:value-type="string" calcext:value-type="string">
            <text:p><text:a xlink:href="https://twitter.com/datGestruepp/status/1512309265708425218" xlink:type="simple">https://twitter.com/datGestruepp/status/1512309265708425218</text:a></text:p>
          </table:table-cell>
          <table:table-cell table:style-name="ce26" office:value-type="string" calcext:value-type="string">
            <text:p>08.04.2022</text:p>
          </table:table-cell>
          <table:table-cell table:style-name="ce1" office:value-type="string" calcext:value-type="string">
            <text:p>Äm... was ist ausgezeichnet? </text:p>
          </table:table-cell>
          <table:table-cell table:style-name="ce20" office:value-type="string" calcext:value-type="string">
            <text:p><text:a xlink:href="http://pbs.twimg.com/media/FNzLP7sWQAIK0q_.jpg" xlink:type="simple">http://pbs.twimg.com/media/FNzLP7sWQAIK0q_.jpg</text:a></text:p>
          </table:table-cell>
          <table:table-cell table:style-name="ce1" table:formula="of:=image(&quot;http://pbs.twimg.com/media/FNzLP7sWQAIK0q_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harles Montgomery Burns (The Simpson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2671654987669504</text:p>
          </table:table-cell>
          <table:table-cell table:style-name="ce20" office:value-type="string" calcext:value-type="string">
            <text:p><text:a xlink:href="https://twitter.com/datGestruepp/status/1512671654987669504" xlink:type="simple">https://twitter.com/datGestruepp/status/1512671654987669504</text:a></text:p>
          </table:table-cell>
          <table:table-cell table:style-name="ce26" office:value-type="string" calcext:value-type="string">
            <text:p>09.04.2022</text:p>
          </table:table-cell>
          <table:table-cell table:style-name="ce1" office:value-type="string" calcext:value-type="string">
            <text:p>Packetdienstleister... aha. </text:p>
          </table:table-cell>
          <table:table-cell table:style-name="ce20" office:value-type="string" calcext:value-type="string">
            <text:p><text:a xlink:href="http://pbs.twimg.com/media/FNzLTtUXIAQA07i.jpg" xlink:type="simple">http://pbs.twimg.com/media/FNzLTtUXIAQA07i.jpg</text:a></text:p>
          </table:table-cell>
          <table:table-cell table:style-name="ce1" table:formula="of:=image(&quot;http://pbs.twimg.com/media/FNzLTtUXIAQA07i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arnelius Maximus (Shrimperium) (Cleo - a pirates tal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3034045210378240</text:p>
          </table:table-cell>
          <table:table-cell table:style-name="ce20" office:value-type="string" calcext:value-type="string">
            <text:p><text:a xlink:href="https://twitter.com/datGestruepp/status/1513034045210378240" xlink:type="simple">https://twitter.com/datGestruepp/status/1513034045210378240</text:a></text:p>
          </table:table-cell>
          <table:table-cell table:style-name="ce26" office:value-type="string" calcext:value-type="string">
            <text:p>10.04.2022</text:p>
          </table:table-cell>
          <table:table-cell table:style-name="ce1" office:value-type="string" calcext:value-type="string">
            <text:p>Ähm... </text:p>
          </table:table-cell>
          <table:table-cell table:style-name="ce20" office:value-type="string" calcext:value-type="string">
            <text:p><text:a xlink:href="http://pbs.twimg.com/media/FNzLapdXoAYf7fg.jpg" xlink:type="simple">http://pbs.twimg.com/media/FNzLapdXoAYf7fg.jpg</text:a></text:p>
          </table:table-cell>
          <table:table-cell table:style-name="ce1" table:formula="of:=image(&quot;http://pbs.twimg.com/media/FNzLapdXoAYf7f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od (Doctor Who, Serie) </text:p>
          </table:table-cell>
          <table:table-cell table:style-name="ce1" office:value-type="string" calcext:value-type="string">
            <text:p>ja</text:p>
          </table:table-cell>
          <table:table-cell table:style-name="ce20" office:value-type="string" calcext:value-type="string">
            <text:p><text:a xlink:href="https://doctorwho.fandom.com/de/wiki/Ood" xlink:type="simple">https://doctorwho.fandom.com/de/wiki/Ood 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513396428072099842</text:p>
          </table:table-cell>
          <table:table-cell table:style-name="ce20" office:value-type="string" calcext:value-type="string">
            <text:p><text:a xlink:href="https://twitter.com/datGestruepp/status/1513396428072099842" xlink:type="simple">https://twitter.com/datGestruepp/status/1513396428072099842</text:a></text:p>
          </table:table-cell>
          <table:table-cell table:style-name="ce26" office:value-type="string" calcext:value-type="string">
            <text:p>11.04.2022</text:p>
          </table:table-cell>
          <table:table-cell table:style-name="ce1" office:value-type="string" calcext:value-type="string">
            <text:p>Und du bist jetzt so ein 'Starter'?</text:p>
          </table:table-cell>
          <table:table-cell table:style-name="ce20" office:value-type="string" calcext:value-type="string">
            <text:p><text:a xlink:href="http://pbs.twimg.com/media/FN0cuRnXsAIq99h.jpg" xlink:type="simple">http://pbs.twimg.com/media/FN0cuRnXsAIq99h.jpg</text:a></text:p>
          </table:table-cell>
          <table:table-cell table:style-name="ce1" table:formula="of:=image(&quot;http://pbs.twimg.com/media/FN0cuRnXsAIq99h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waks (Pokemo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3758818433437700</text:p>
          </table:table-cell>
          <table:table-cell table:style-name="ce20" office:value-type="string" calcext:value-type="string">
            <text:p><text:a xlink:href="https://twitter.com/datGestruepp/status/1513758818433437700" xlink:type="simple">https://twitter.com/datGestruepp/status/1513758818433437700</text:a></text:p>
          </table:table-cell>
          <table:table-cell table:style-name="ce26" office:value-type="string" calcext:value-type="string">
            <text:p>12.04.2022</text:p>
          </table:table-cell>
          <table:table-cell table:style-name="ce1" office:value-type="string" calcext:value-type="string">
            <text:p>Guten Morgen! Sie haben aber hübsche Farben.</text:p>
          </table:table-cell>
          <table:table-cell table:style-name="ce20" office:value-type="string" calcext:value-type="string">
            <text:p><text:a xlink:href="http://pbs.twimg.com/media/FOrgcS5XMAArpx5.jpg" xlink:type="simple">http://pbs.twimg.com/media/FOrgcS5XMAArpx5.jpg</text:a></text:p>
          </table:table-cell>
          <table:table-cell table:style-name="ce1" table:formula="of:=image(&quot;http://pbs.twimg.com/media/FOrgcS5XMAArpx5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ubbeq (The Long Journey Hom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4121207456620545</text:p>
          </table:table-cell>
          <table:table-cell table:style-name="ce20" office:value-type="string" calcext:value-type="string">
            <text:p><text:a xlink:href="https://twitter.com/datGestruepp/status/1514121207456620545" xlink:type="simple">https://twitter.com/datGestruepp/status/1514121207456620545</text:a></text:p>
          </table:table-cell>
          <table:table-cell table:style-name="ce26" office:value-type="string" calcext:value-type="string">
            <text:p>13.04.2022</text:p>
          </table:table-cell>
          <table:table-cell table:style-name="ce1" office:value-type="string" calcext:value-type="string">
            <text:p>Auch noch müde?</text:p>
          </table:table-cell>
          <table:table-cell table:style-name="ce20" office:value-type="string" calcext:value-type="string">
            <text:p><text:a xlink:href="http://pbs.twimg.com/media/FN0dhF1XEAARxxQ.jpg" xlink:type="simple">http://pbs.twimg.com/media/FN0dhF1XEAARxxQ.jpg</text:a></text:p>
          </table:table-cell>
          <table:table-cell table:style-name="ce1" table:formula="of:=image(&quot;http://pbs.twimg.com/media/FN0dhF1XEAARxx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uflor (Pokem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4483594546364416</text:p>
          </table:table-cell>
          <table:table-cell table:style-name="ce20" office:value-type="string" calcext:value-type="string">
            <text:p><text:a xlink:href="https://twitter.com/datGestruepp/status/1514483594546364416" xlink:type="simple">https://twitter.com/datGestruepp/status/1514483594546364416</text:a></text:p>
          </table:table-cell>
          <table:table-cell table:style-name="ce26" office:value-type="string" calcext:value-type="string">
            <text:p>14.04.2022</text:p>
          </table:table-cell>
          <table:table-cell table:style-name="ce1" office:value-type="string" calcext:value-type="string">
            <text:p>Guten Morgen Captain!</text:p>
          </table:table-cell>
          <table:table-cell table:style-name="ce20" office:value-type="string" calcext:value-type="string">
            <text:p><text:a xlink:href="http://pbs.twimg.com/media/FPvwK45UYAU7s8L.jpg" xlink:type="simple">http://pbs.twimg.com/media/FPvwK45UYAU7s8L.jpg</text:a></text:p>
          </table:table-cell>
          <table:table-cell table:style-name="ce1" table:formula="of:=image(&quot;http://pbs.twimg.com/media/FPvwK45UYAU7s8L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aptain Cabeca (cleo - a pirates, tal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4845978066530306</text:p>
          </table:table-cell>
          <table:table-cell table:style-name="ce20" office:value-type="string" calcext:value-type="string">
            <text:p><text:a xlink:href="https://twitter.com/datGestruepp/status/1514845978066530306" xlink:type="simple">https://twitter.com/datGestruepp/status/1514845978066530306</text:a></text:p>
          </table:table-cell>
          <table:table-cell table:style-name="ce26" office:value-type="string" calcext:value-type="string">
            <text:p>15.04.2022</text:p>
          </table:table-cell>
          <table:table-cell table:style-name="ce1" office:value-type="string" calcext:value-type="string">
            <text:p>Guten Morgen!</text:p>
          </table:table-cell>
          <table:table-cell table:style-name="ce20" office:value-type="string" calcext:value-type="string">
            <text:p><text:a xlink:href="http://pbs.twimg.com/media/FN_eTq7XoAQSloA.jpg" xlink:type="simple">http://pbs.twimg.com/media/FN_eTq7XoAQSloA.jpg</text:a></text:p>
          </table:table-cell>
          <table:table-cell table:style-name="ce1" table:formula="of:=image(&quot;http://pbs.twimg.com/media/FN_eTq7XoAQSlo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litza (Pokem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5208369165914112</text:p>
          </table:table-cell>
          <table:table-cell table:style-name="ce20" office:value-type="string" calcext:value-type="string">
            <text:p><text:a xlink:href="https://twitter.com/datGestruepp/status/1515208369165914112" xlink:type="simple">https://twitter.com/datGestruepp/status/1515208369165914112</text:a></text:p>
          </table:table-cell>
          <table:table-cell table:style-name="ce26" office:value-type="string" calcext:value-type="string">
            <text:p>16.04.2022</text:p>
          </table:table-cell>
          <table:table-cell table:style-name="ce1" office:value-type="string" calcext:value-type="string">
            <text:p>Ach.. Sie... äh... ja ... Tag auch. </text:p>
          </table:table-cell>
          <table:table-cell table:style-name="ce20" office:value-type="string" calcext:value-type="string">
            <text:p><text:a xlink:href="http://pbs.twimg.com/media/FOCTilPWYAUfcru.jpg" xlink:type="simple">http://pbs.twimg.com/media/FOCTilPWYAUfcru.jpg</text:a></text:p>
          </table:table-cell>
          <table:table-cell table:style-name="ce1" table:formula="of:=image(&quot;http://pbs.twimg.com/media/FOCTilPWYAUfcr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ichomilele (cleo - a pirates, tal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5570761188069378</text:p>
          </table:table-cell>
          <table:table-cell table:style-name="ce20" office:value-type="string" calcext:value-type="string">
            <text:p><text:a xlink:href="https://twitter.com/datGestruepp/status/1515570761188069378" xlink:type="simple">https://twitter.com/datGestruepp/status/1515570761188069378</text:a></text:p>
          </table:table-cell>
          <table:table-cell table:style-name="ce26" office:value-type="string" calcext:value-type="string">
            <text:p>17.04.2022</text:p>
          </table:table-cell>
          <table:table-cell table:style-name="ce1" office:value-type="string" calcext:value-type="string">
            <text:p>Na du! Schon so wach! </text:p>
          </table:table-cell>
          <table:table-cell table:style-name="ce20" office:value-type="string" calcext:value-type="string">
            <text:p><text:a xlink:href="http://pbs.twimg.com/media/FOCTt0lWQAAaa2i.jpg" xlink:type="simple">http://pbs.twimg.com/media/FOCTt0lWQAAaa2i.jpg</text:a></text:p>
          </table:table-cell>
          <table:table-cell table:style-name="ce1" table:formula="of:=image(&quot;http://pbs.twimg.com/media/FOCTt0lWQAAaa2i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otomurf (Pokemon, Seri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5933142623965186</text:p>
          </table:table-cell>
          <table:table-cell table:style-name="ce20" office:value-type="string" calcext:value-type="string">
            <text:p><text:a xlink:href="https://twitter.com/datGestruepp/status/1515933142623965186" xlink:type="simple">https://twitter.com/datGestruepp/status/1515933142623965186</text:a></text:p>
          </table:table-cell>
          <table:table-cell table:style-name="ce26" office:value-type="string" calcext:value-type="string">
            <text:p>18.04.2022</text:p>
          </table:table-cell>
          <table:table-cell table:style-name="ce1" office:value-type="string" calcext:value-type="string">
            <text:p>Bitte keine Tränke werfen!</text:p>
          </table:table-cell>
          <table:table-cell table:style-name="ce20" office:value-type="string" calcext:value-type="string">
            <text:p><text:a xlink:href="http://pbs.twimg.com/media/FOEe6Z2WYAMei6o.jpg" xlink:type="simple">http://pbs.twimg.com/media/FOEe6Z2WYAMei6o.jpg</text:a></text:p>
          </table:table-cell>
          <table:table-cell table:style-name="ce1" table:formula="of:=image(&quot;http://pbs.twimg.com/media/FOEe6Z2WYAMei6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exe (Minecraft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6295532947324928</text:p>
          </table:table-cell>
          <table:table-cell table:style-name="ce20" office:value-type="string" calcext:value-type="string">
            <text:p><text:a xlink:href="https://twitter.com/datGestruepp/status/1516295532947324928" xlink:type="simple">https://twitter.com/datGestruepp/status/1516295532947324928</text:a></text:p>
          </table:table-cell>
          <table:table-cell table:style-name="ce26" office:value-type="string" calcext:value-type="string">
            <text:p>19.04.2022</text:p>
          </table:table-cell>
          <table:table-cell table:style-name="ce1" office:value-type="string" calcext:value-type="string">
            <text:p>Guten morgen Prinzessin.</text:p>
          </table:table-cell>
          <table:table-cell table:style-name="ce20" office:value-type="string" calcext:value-type="string">
            <text:p><text:a xlink:href="http://pbs.twimg.com/media/FOEfNSeXoAIKUF6.jpg" xlink:type="simple">http://pbs.twimg.com/media/FOEfNSeXoAIKUF6.jpg</text:a></text:p>
          </table:table-cell>
          <table:table-cell table:style-name="ce1" table:formula="of:=image(&quot;http://pbs.twimg.com/media/FOEfNSeXoAIKUF6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rinzessin Peach (Super Mario Reih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6657918162001921</text:p>
          </table:table-cell>
          <table:table-cell table:style-name="ce20" office:value-type="string" calcext:value-type="string">
            <text:p><text:a xlink:href="https://twitter.com/datGestruepp/status/1516657918162001921" xlink:type="simple">https://twitter.com/datGestruepp/status/1516657918162001921</text:a></text:p>
          </table:table-cell>
          <table:table-cell table:style-name="ce26" office:value-type="string" calcext:value-type="string">
            <text:p>20.04.2022</text:p>
          </table:table-cell>
          <table:table-cell table:style-name="ce1" office:value-type="string" calcext:value-type="string">
            <text:p>Morgähn!</text:p>
          </table:table-cell>
          <table:table-cell table:style-name="ce20" office:value-type="string" calcext:value-type="string">
            <text:p><text:a xlink:href="http://pbs.twimg.com/media/FOEfcAFXMAEo2L-.jpg" xlink:type="simple">http://pbs.twimg.com/media/FOEfcAFXMAEo2L-.jpg</text:a></text:p>
          </table:table-cell>
          <table:table-cell table:style-name="ce1" table:formula="of:=image(&quot;http://pbs.twimg.com/media/FOEfcAFXMAEo2L-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uodino (Pokemo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7020305449000961</text:p>
          </table:table-cell>
          <table:table-cell table:style-name="ce20" office:value-type="string" calcext:value-type="string">
            <text:p><text:a xlink:href="https://twitter.com/datGestruepp/status/1517020305449000961" xlink:type="simple">https://twitter.com/datGestruepp/status/1517020305449000961</text:a></text:p>
          </table:table-cell>
          <table:table-cell table:style-name="ce26" office:value-type="string" calcext:value-type="string">
            <text:p>21.04.2022</text:p>
          </table:table-cell>
          <table:table-cell table:style-name="ce1" office:value-type="string" calcext:value-type="string">
            <text:p>Oh, für dich aber wohl lieber Kakao oder?</text:p>
          </table:table-cell>
          <table:table-cell table:style-name="ce20" office:value-type="string" calcext:value-type="string">
            <text:p><text:a xlink:href="http://pbs.twimg.com/media/FOOdTL8XEAIHeSq.jpg" xlink:type="simple">http://pbs.twimg.com/media/FOOdTL8XEAIHeSq.jpg</text:a></text:p>
          </table:table-cell>
          <table:table-cell table:style-name="ce1" table:formula="of:=image(&quot;http://pbs.twimg.com/media/FOOdTL8XEAIHeS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r kleine König (Serie)</text:p>
          </table:table-cell>
          <table:table-cell table:style-name="ce1" office:value-type="string" calcext:value-type="string">
            <text:p>ja</text:p>
          </table:table-cell>
          <table:table-cell table:style-name="ce20" office:value-type="string" calcext:value-type="string">
            <text:p><text:a xlink:href="https://de.m.wikipedia.org/wiki/Der_kleine_K%C3%B6nig" xlink:type="simple">https://de.m.wikipedia.org/wiki/Der_kleine_K%C3%B6nig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517382696636325889</text:p>
          </table:table-cell>
          <table:table-cell table:style-name="ce20" office:value-type="string" calcext:value-type="string">
            <text:p><text:a xlink:href="https://twitter.com/datGestruepp/status/1517382696636325889" xlink:type="simple">https://twitter.com/datGestruepp/status/1517382696636325889</text:a></text:p>
          </table:table-cell>
          <table:table-cell table:style-name="ce26" office:value-type="string" calcext:value-type="string">
            <text:p>22.04.2022</text:p>
          </table:table-cell>
          <table:table-cell table:style-name="ce1" office:value-type="string" calcext:value-type="string">
            <text:p>Guten Morgen!</text:p>
          </table:table-cell>
          <table:table-cell table:style-name="ce20" office:value-type="string" calcext:value-type="string">
            <text:p><text:a xlink:href="http://pbs.twimg.com/media/FOOdqCrXoAYN8lp.jpg" xlink:type="simple">http://pbs.twimg.com/media/FOOdqCrXoAYN8lp.jpg</text:a></text:p>
          </table:table-cell>
          <table:table-cell table:style-name="ce1" table:formula="of:=image(&quot;http://pbs.twimg.com/media/FOOdqCrXoAYN8lp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norkmaiden (Mumin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7745086746013696</text:p>
          </table:table-cell>
          <table:table-cell table:style-name="ce20" office:value-type="string" calcext:value-type="string">
            <text:p><text:a xlink:href="https://twitter.com/datGestruepp/status/1517745086746013696" xlink:type="simple">https://twitter.com/datGestruepp/status/1517745086746013696</text:a></text:p>
          </table:table-cell>
          <table:table-cell table:style-name="ce26" office:value-type="string" calcext:value-type="string">
            <text:p>23.04.2022</text:p>
          </table:table-cell>
          <table:table-cell table:style-name="ce1" office:value-type="string" calcext:value-type="string">
            <text:p>Gute Laune!</text:p>
          </table:table-cell>
          <table:table-cell table:style-name="ce20" office:value-type="string" calcext:value-type="string">
            <text:p><text:a xlink:href="http://pbs.twimg.com/media/FOOd9tRXwAEetzH.jpg" xlink:type="simple">http://pbs.twimg.com/media/FOOd9tRXwAEetzH.jpg</text:a></text:p>
          </table:table-cell>
          <table:table-cell table:style-name="ce1" table:formula="of:=image(&quot;http://pbs.twimg.com/media/FOOd9tRXwAEetzH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lumanda (Pokemon, Game)</text:p>
          </table:table-cell>
          <table:table-cell table:style-name="ce1" office:value-type="string" calcext:value-type="string">
            <text:p>Passt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8107470312448000</text:p>
          </table:table-cell>
          <table:table-cell table:style-name="ce20" office:value-type="string" calcext:value-type="string">
            <text:p><text:a xlink:href="https://twitter.com/datGestruepp/status/1518107470312448000" xlink:type="simple">https://twitter.com/datGestruepp/status/1518107470312448000</text:a></text:p>
          </table:table-cell>
          <table:table-cell table:style-name="ce26" office:value-type="string" calcext:value-type="string">
            <text:p>24.04.2022</text:p>
          </table:table-cell>
          <table:table-cell table:style-name="ce1" office:value-type="string" calcext:value-type="string">
            <text:p>Oh wie schön dich zu sehen!</text:p>
          </table:table-cell>
          <table:table-cell table:style-name="ce20" office:value-type="string" calcext:value-type="string">
            <text:p><text:a xlink:href="http://pbs.twimg.com/media/FOOeWlxWQAAzO46.jpg" xlink:type="simple">http://pbs.twimg.com/media/FOOeWlxWQAAzO46.jpg</text:a></text:p>
          </table:table-cell>
          <table:table-cell table:style-name="ce1" table:formula="of:=image(&quot;http://pbs.twimg.com/media/FOOeWlxWQAAzO46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ophie (Das wandelnde Schloss, Anime, Studio Ghibli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8469856441470977</text:p>
          </table:table-cell>
          <table:table-cell table:style-name="ce20" office:value-type="string" calcext:value-type="string">
            <text:p><text:a xlink:href="https://twitter.com/datGestruepp/status/1518469856441470977" xlink:type="simple">https://twitter.com/datGestruepp/status/1518469856441470977</text:a></text:p>
          </table:table-cell>
          <table:table-cell table:style-name="ce26" office:value-type="string" calcext:value-type="string">
            <text:p>25.04.2022</text:p>
          </table:table-cell>
          <table:table-cell table:style-name="ce1" office:value-type="string" calcext:value-type="string">
            <text:p>Du bist aber flauschig.</text:p>
          </table:table-cell>
          <table:table-cell table:style-name="ce20" office:value-type="string" calcext:value-type="string">
            <text:p><text:a xlink:href="http://pbs.twimg.com/media/FOOenbJX0Ak-DFs.jpg" xlink:type="simple">http://pbs.twimg.com/media/FOOenbJX0Ak-DFs.jpg</text:a></text:p>
          </table:table-cell>
          <table:table-cell table:style-name="ce1" table:formula="of:=image(&quot;http://pbs.twimg.com/media/FOOenbJX0Ak-DFs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olly (Pokem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8832248274886656</text:p>
          </table:table-cell>
          <table:table-cell table:style-name="ce20" office:value-type="string" calcext:value-type="string">
            <text:p><text:a xlink:href="https://twitter.com/datGestruepp/status/1518832248274886656" xlink:type="simple">https://twitter.com/datGestruepp/status/1518832248274886656</text:a></text:p>
          </table:table-cell>
          <table:table-cell table:style-name="ce26" office:value-type="string" calcext:value-type="string">
            <text:p>26.04.2022</text:p>
          </table:table-cell>
          <table:table-cell table:style-name="ce1" office:value-type="string" calcext:value-type="string">
            <text:p>Guten Morgen.</text:p>
          </table:table-cell>
          <table:table-cell table:style-name="ce20" office:value-type="string" calcext:value-type="string">
            <text:p><text:a xlink:href="http://pbs.twimg.com/media/FOY54XGXMAIiPpJ.jpg" xlink:type="simple">http://pbs.twimg.com/media/FOY54XGXMAIiPpJ.jpg</text:a></text:p>
          </table:table-cell>
          <table:table-cell table:style-name="ce1" table:formula="of:=image(&quot;http://pbs.twimg.com/media/FOY54XGXMAIiPpJ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Zzhongli (Genshin Impact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9194636287414272</text:p>
          </table:table-cell>
          <table:table-cell table:style-name="ce20" office:value-type="string" calcext:value-type="string">
            <text:p><text:a xlink:href="https://twitter.com/datGestruepp/status/1519194636287414272" xlink:type="simple">https://twitter.com/datGestruepp/status/1519194636287414272</text:a></text:p>
          </table:table-cell>
          <table:table-cell table:style-name="ce26" office:value-type="string" calcext:value-type="string">
            <text:p>27.04.2022</text:p>
          </table:table-cell>
          <table:table-cell table:style-name="ce1" office:value-type="string" calcext:value-type="string">
            <text:p>Oh wie schön!</text:p>
          </table:table-cell>
          <table:table-cell table:style-name="ce20" office:value-type="string" calcext:value-type="string">
            <text:p><text:a xlink:href="http://pbs.twimg.com/media/FOY6FuGWYAgVn24.jpg" xlink:type="simple">http://pbs.twimg.com/media/FOY6FuGWYAgVn24.jpg</text:a></text:p>
          </table:table-cell>
          <table:table-cell table:style-name="ce1" table:formula="of:=image(&quot;http://pbs.twimg.com/media/FOY6FuGWYAgVn24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nufkin (Mumin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9557023020437504</text:p>
          </table:table-cell>
          <table:table-cell table:style-name="ce20" office:value-type="string" calcext:value-type="string">
            <text:p><text:a xlink:href="https://twitter.com/datGestruepp/status/1519557023020437504" xlink:type="simple">https://twitter.com/datGestruepp/status/1519557023020437504</text:a></text:p>
          </table:table-cell>
          <table:table-cell table:style-name="ce26" office:value-type="string" calcext:value-type="string">
            <text:p>28.04.2022</text:p>
          </table:table-cell>
          <table:table-cell table:style-name="ce1" office:value-type="string" calcext:value-type="string">
            <text:p>Minzbonbon?</text:p>
          </table:table-cell>
          <table:table-cell table:style-name="ce20" office:value-type="string" calcext:value-type="string">
            <text:p><text:a xlink:href="http://pbs.twimg.com/media/FOmXPJ-WQAEOlNr.jpg" xlink:type="simple">http://pbs.twimg.com/media/FOmXPJ-WQAEOlNr.jpg</text:a></text:p>
          </table:table-cell>
          <table:table-cell table:style-name="ce1" table:formula="of:=image(&quot;http://pbs.twimg.com/media/FOmXPJ-WQAEOlN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umbledore (Harry Potter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19919407887122432</text:p>
          </table:table-cell>
          <table:table-cell table:style-name="ce20" office:value-type="string" calcext:value-type="string">
            <text:p><text:a xlink:href="https://twitter.com/datGestruepp/status/1519919407887122432" xlink:type="simple">https://twitter.com/datGestruepp/status/1519919407887122432</text:a></text:p>
          </table:table-cell>
          <table:table-cell table:style-name="ce26" office:value-type="string" calcext:value-type="string">
            <text:p>29.04.2022</text:p>
          </table:table-cell>
          <table:table-cell table:style-name="ce1" office:value-type="string" calcext:value-type="string">
            <text:p>Guten Morgen!</text:p>
          </table:table-cell>
          <table:table-cell table:style-name="ce20" office:value-type="string" calcext:value-type="string">
            <text:p><text:a xlink:href="http://pbs.twimg.com/media/FOmXfWZWUAAPrqO.jpg" xlink:type="simple">http://pbs.twimg.com/media/FOmXfWZWUAAPrqO.jpg</text:a></text:p>
          </table:table-cell>
          <table:table-cell table:style-name="ce1" table:formula="of:=image(&quot;http://pbs.twimg.com/media/FOmXfWZWUAAPrq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elinara (Pokem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0281801322680320</text:p>
          </table:table-cell>
          <table:table-cell table:style-name="ce20" office:value-type="string" calcext:value-type="string">
            <text:p><text:a xlink:href="https://twitter.com/datGestruepp/status/1520281801322680320" xlink:type="simple">https://twitter.com/datGestruepp/status/1520281801322680320</text:a></text:p>
          </table:table-cell>
          <table:table-cell table:style-name="ce26" office:value-type="string" calcext:value-type="string">
            <text:p>30.04.2022</text:p>
          </table:table-cell>
          <table:table-cell table:style-name="ce1" office:value-type="string" calcext:value-type="string">
            <text:p>Kreuzspinne und Kreuzschnabel!</text:p>
          </table:table-cell>
          <table:table-cell table:style-name="ce20" office:value-type="string" calcext:value-type="string">
            <text:p><text:a xlink:href="http://pbs.twimg.com/media/FOrguA6XwBYpeQU.jpg" xlink:type="simple">http://pbs.twimg.com/media/FOrguA6XwBYpeQU.jpg</text:a></text:p>
          </table:table-cell>
          <table:table-cell table:style-name="ce1" table:formula="of:=image(&quot;http://pbs.twimg.com/media/FOrguA6XwBYpeQ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err Fuchs (Sandmännche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0644190434205697</text:p>
          </table:table-cell>
          <table:table-cell table:style-name="ce20" office:value-type="string" calcext:value-type="string">
            <text:p><text:a xlink:href="https://twitter.com/datGestruepp/status/1520644190434205697" xlink:type="simple">https://twitter.com/datGestruepp/status/1520644190434205697</text:a></text:p>
          </table:table-cell>
          <table:table-cell table:style-name="ce26" office:value-type="string" calcext:value-type="string">
            <text:p>01.05.2022</text:p>
          </table:table-cell>
          <table:table-cell table:style-name="ce1" office:value-type="string" calcext:value-type="string">
            <text:p>Schön das du da bist.</text:p>
          </table:table-cell>
          <table:table-cell table:style-name="ce20" office:value-type="string" calcext:value-type="string">
            <text:p><text:a xlink:href="http://pbs.twimg.com/media/FOrhI02XwA8EA3F.jpg" xlink:type="simple">http://pbs.twimg.com/media/FOrhI02XwA8EA3F.jpg</text:a></text:p>
          </table:table-cell>
          <table:table-cell table:style-name="ce1" table:formula="of:=image(&quot;http://pbs.twimg.com/media/FOrhI02XwA8EA3F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alimpalim (Pokem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1006571551084544</text:p>
          </table:table-cell>
          <table:table-cell table:style-name="ce20" office:value-type="string" calcext:value-type="string">
            <text:p><text:a xlink:href="https://twitter.com/datGestruepp/status/1521006571551084544" xlink:type="simple">https://twitter.com/datGestruepp/status/1521006571551084544</text:a></text:p>
          </table:table-cell>
          <table:table-cell table:style-name="ce26" office:value-type="string" calcext:value-type="string">
            <text:p>02.05.2022</text:p>
          </table:table-cell>
          <table:table-cell table:style-name="ce1" office:value-type="string" calcext:value-type="string">
            <text:p>*Zombiegeräusch*</text:p>
          </table:table-cell>
          <table:table-cell table:style-name="ce20" office:value-type="string" calcext:value-type="string">
            <text:p><text:a xlink:href="http://pbs.twimg.com/media/FPvwVPkUcAsVDLb.jpg" xlink:type="simple">http://pbs.twimg.com/media/FPvwVPkUcAsVDLb.jpg</text:a></text:p>
          </table:table-cell>
          <table:table-cell table:style-name="ce1" table:formula="of:=image(&quot;http://pbs.twimg.com/media/FPvwVPkUcAsVDL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Zombie (Minecraft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1368961828405249</text:p>
          </table:table-cell>
          <table:table-cell table:style-name="ce20" office:value-type="string" calcext:value-type="string">
            <text:p><text:a xlink:href="https://twitter.com/datGestruepp/status/1521368961828405249" xlink:type="simple">https://twitter.com/datGestruepp/status/1521368961828405249</text:a></text:p>
          </table:table-cell>
          <table:table-cell table:style-name="ce26" office:value-type="string" calcext:value-type="string">
            <text:p>03.05.2022</text:p>
          </table:table-cell>
          <table:table-cell table:style-name="ce1" office:value-type="string" calcext:value-type="string">
            <text:p>SCHOKOLAAADÄÄÄ!!!</text:p>
          </table:table-cell>
          <table:table-cell table:style-name="ce20" office:value-type="string" calcext:value-type="string">
            <text:p><text:a xlink:href="http://pbs.twimg.com/media/FPvwhuuUYAcME9E.jpg" xlink:type="simple">http://pbs.twimg.com/media/FPvwhuuUYAcME9E.jpg</text:a></text:p>
          </table:table-cell>
          <table:table-cell table:style-name="ce1" table:formula="of:=image(&quot;http://pbs.twimg.com/media/FPvwhuuUYAcME9E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chokoladäää Typ (Spongebob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1731347378806785</text:p>
          </table:table-cell>
          <table:table-cell table:style-name="ce20" office:value-type="string" calcext:value-type="string">
            <text:p><text:a xlink:href="https://twitter.com/datGestruepp/status/1521731347378806785" xlink:type="simple">https://twitter.com/datGestruepp/status/1521731347378806785</text:a></text:p>
          </table:table-cell>
          <table:table-cell table:style-name="ce26" office:value-type="string" calcext:value-type="string">
            <text:p>04.05.2022</text:p>
          </table:table-cell>
          <table:table-cell table:style-name="ce1" office:value-type="string" calcext:value-type="string">
            <text:p>Doch lieber ne Schnabeltasse?</text:p>
          </table:table-cell>
          <table:table-cell table:style-name="ce20" office:value-type="string" calcext:value-type="string">
            <text:p><text:a xlink:href="http://pbs.twimg.com/media/FPz6I5rXIAEGrRH.jpg" xlink:type="simple">http://pbs.twimg.com/media/FPz6I5rXIAEGrRH.jpg</text:a></text:p>
          </table:table-cell>
          <table:table-cell table:style-name="ce1" table:formula="of:=image(&quot;http://pbs.twimg.com/media/FPz6I5rXIAEGrRH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be Simpson (The Simpson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2093745658757122</text:p>
          </table:table-cell>
          <table:table-cell table:style-name="ce20" office:value-type="string" calcext:value-type="string">
            <text:p><text:a xlink:href="https://twitter.com/datGestruepp/status/1522093745658757122" xlink:type="simple">https://twitter.com/datGestruepp/status/1522093745658757122</text:a></text:p>
          </table:table-cell>
          <table:table-cell table:style-name="ce26" office:value-type="string" calcext:value-type="string">
            <text:p>05.05.2022</text:p>
          </table:table-cell>
          <table:table-cell table:style-name="ce1" office:value-type="string" calcext:value-type="string">
            <text:p>Boah Bruce ey! Du neeheerfst!</text:p>
          </table:table-cell>
          <table:table-cell table:style-name="ce20" office:value-type="string" calcext:value-type="string">
            <text:p><text:a xlink:href="http://pbs.twimg.com/media/FP6rer-XIAYkccZ.jpg" xlink:type="simple">http://pbs.twimg.com/media/FP6rer-XIAYkccZ.jpg</text:a></text:p>
          </table:table-cell>
          <table:table-cell table:style-name="ce1" table:formula="of:=image(&quot;http://pbs.twimg.com/media/FP6rer-XIAYkccZ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ruce (Raft, benannt nach Bruce aus Finding Nemo)</text:p>
          </table:table-cell>
          <table:table-cell table:style-name="ce1" office:value-type="string" calcext:value-type="string">
            <text:p>ja</text:p>
          </table:table-cell>
          <table:table-cell table:style-name="ce20" office:value-type="string" calcext:value-type="string">
            <text:p><text:a xlink:href="https://raft-archive.fandom.com/wiki/Bruce" xlink:type="simple">https://raft-archive.fandom.com/wiki/Bruce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522441023267430402</text:p>
          </table:table-cell>
          <table:table-cell table:style-name="ce20" office:value-type="string" calcext:value-type="string">
            <text:p><text:a xlink:href="https://twitter.com/datGestruepp/status/1522441023267430402" xlink:type="simple">https://twitter.com/datGestruepp/status/1522441023267430402</text:a></text:p>
          </table:table-cell>
          <table:table-cell table:style-name="ce26" office:value-type="string" calcext:value-type="string">
            <text:p>06.05.2022</text:p>
          </table:table-cell>
          <table:table-cell table:style-name="ce1" office:value-type="string" calcext:value-type="string">
            <text:p>Ach, du machst doch was mit Märchen oder?</text:p>
          </table:table-cell>
          <table:table-cell table:style-name="ce20" office:value-type="string" calcext:value-type="string">
            <text:p><text:a xlink:href="http://pbs.twimg.com/media/FP6r6fKXIAMXGvG.jpg" xlink:type="simple">http://pbs.twimg.com/media/FP6r6fKXIAMXGvG.jpg</text:a></text:p>
          </table:table-cell>
          <table:table-cell table:style-name="ce1" table:formula="of:=image(&quot;http://pbs.twimg.com/media/FP6r6fKXIAMXGv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oc Croc "Crocy" (Simsalagrimm, Kinderserie) 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2818513655762944</text:p>
          </table:table-cell>
          <table:table-cell table:style-name="ce20" office:value-type="string" calcext:value-type="string">
            <text:p><text:a xlink:href="https://twitter.com/datGestruepp/status/1522818513655762944" xlink:type="simple">https://twitter.com/datGestruepp/status/1522818513655762944</text:a></text:p>
          </table:table-cell>
          <table:table-cell table:style-name="ce26" office:value-type="string" calcext:value-type="string">
            <text:p>07.05.2022</text:p>
          </table:table-cell>
          <table:table-cell table:style-name="ce1" office:value-type="string" calcext:value-type="string">
            <text:p>Ach wie niedlich.</text:p>
          </table:table-cell>
          <table:table-cell table:style-name="ce20" office:value-type="string" calcext:value-type="string">
            <text:p><text:a xlink:href="http://pbs.twimg.com/media/FP6sSBYWQAcIjxi.jpg" xlink:type="simple">http://pbs.twimg.com/media/FP6sSBYWQAcIjxi.jpg</text:a></text:p>
          </table:table-cell>
          <table:table-cell table:style-name="ce1" table:formula="of:=image(&quot;http://pbs.twimg.com/media/FP6sSBYWQAcIjxi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imigma (Pokem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3180904859930631</text:p>
          </table:table-cell>
          <table:table-cell table:style-name="ce20" office:value-type="string" calcext:value-type="string">
            <text:p><text:a xlink:href="https://twitter.com/datGestruepp/status/1523180904859930631" xlink:type="simple">https://twitter.com/datGestruepp/status/1523180904859930631</text:a></text:p>
          </table:table-cell>
          <table:table-cell table:style-name="ce26" office:value-type="string" calcext:value-type="string">
            <text:p>08.05.2022</text:p>
          </table:table-cell>
          <table:table-cell table:style-name="ce1" office:value-type="string" calcext:value-type="string">
            <text:p>Ach guck an. Dein Kollege war schon da.</text:p>
          </table:table-cell>
          <table:table-cell table:style-name="ce20" office:value-type="string" calcext:value-type="string">
            <text:p><text:a xlink:href="http://pbs.twimg.com/media/FP6sk6GXMAA_Fsv.jpg" xlink:type="simple">http://pbs.twimg.com/media/FP6sk6GXMAA_Fsv.jpg</text:a></text:p>
          </table:table-cell>
          <table:table-cell table:style-name="ce1" table:formula="of:=image(&quot;http://pbs.twimg.com/media/FP6sk6GXMAA_Fsv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Yoyo (Simsalagrimm, Kinderserie) 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3543289709809664</text:p>
          </table:table-cell>
          <table:table-cell table:style-name="ce20" office:value-type="string" calcext:value-type="string">
            <text:p><text:a xlink:href="https://twitter.com/datGestruepp/status/1523543289709809664" xlink:type="simple">https://twitter.com/datGestruepp/status/1523543289709809664</text:a></text:p>
          </table:table-cell>
          <table:table-cell table:style-name="ce26" office:value-type="string" calcext:value-type="string">
            <text:p>09.05.2022</text:p>
          </table:table-cell>
          <table:table-cell table:style-name="ce1" office:value-type="string" calcext:value-type="string">
            <text:p>Ja, ich würde auch lieber weiter Schlafen.</text:p>
          </table:table-cell>
          <table:table-cell table:style-name="ce20" office:value-type="string" calcext:value-type="string">
            <text:p><text:a xlink:href="http://pbs.twimg.com/media/FQE0bttXEAYXVBD.jpg" xlink:type="simple">http://pbs.twimg.com/media/FQE0bttXEAYXVBD.jpg</text:a></text:p>
          </table:table-cell>
          <table:table-cell table:style-name="ce1" table:formula="of:=image(&quot;http://pbs.twimg.com/media/FQE0bttXEAYXVBD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illi von Biene Maia (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3905679441817601</text:p>
          </table:table-cell>
          <table:table-cell table:style-name="ce20" office:value-type="string" calcext:value-type="string">
            <text:p><text:a xlink:href="https://twitter.com/datGestruepp/status/1523905679441817601" xlink:type="simple">https://twitter.com/datGestruepp/status/1523905679441817601</text:a></text:p>
          </table:table-cell>
          <table:table-cell table:style-name="ce26" office:value-type="string" calcext:value-type="string">
            <text:p>10.05.2022</text:p>
          </table:table-cell>
          <table:table-cell table:style-name="ce1" office:value-type="string" calcext:value-type="string">
            <text:p>Hallo Finn! ich bin so gespannt wie dein Abenteuer weiter geht! Und ich will die Band sehen!</text:p>
          </table:table-cell>
          <table:table-cell table:style-name="ce20" office:value-type="string" calcext:value-type="string">
            <text:p><text:a xlink:href="http://pbs.twimg.com/media/FQE0sHJWQAAEE-m.jpg" xlink:type="simple">http://pbs.twimg.com/media/FQE0sHJWQAAEE-m.jpg</text:a></text:p>
          </table:table-cell>
          <table:table-cell table:style-name="ce1" table:formula="of:=image(&quot;http://pbs.twimg.com/media/FQE0sHJWQAAEE-m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inn (Beyond The Edge of Owlsgard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4268062316253184</text:p>
          </table:table-cell>
          <table:table-cell table:style-name="ce20" office:value-type="string" calcext:value-type="string">
            <text:p><text:a xlink:href="https://twitter.com/datGestruepp/status/1524268062316253184" xlink:type="simple">https://twitter.com/datGestruepp/status/1524268062316253184</text:a></text:p>
          </table:table-cell>
          <table:table-cell table:style-name="ce26" office:value-type="string" calcext:value-type="string">
            <text:p>11.05.2022</text:p>
          </table:table-cell>
          <table:table-cell table:style-name="ce1" office:value-type="string" calcext:value-type="string">
            <text:p>Also... soll ich jetzt durch dieses Tor gehen?</text:p>
          </table:table-cell>
          <table:table-cell table:style-name="ce20" office:value-type="string" calcext:value-type="string">
            <text:p><text:a xlink:href="http://pbs.twimg.com/media/FQE1Ac6X0AMK9lc.jpg" xlink:type="simple">http://pbs.twimg.com/media/FQE1Ac6X0AMK9lc.jpg</text:a></text:p>
          </table:table-cell>
          <table:table-cell table:style-name="ce1" table:formula="of:=image(&quot;http://pbs.twimg.com/media/FQE1Ac6X0AMK9lc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wl (Ring of Pain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4630451712757761</text:p>
          </table:table-cell>
          <table:table-cell table:style-name="ce20" office:value-type="string" calcext:value-type="string">
            <text:p><text:a xlink:href="https://twitter.com/datGestruepp/status/1524630451712757761" xlink:type="simple">https://twitter.com/datGestruepp/status/1524630451712757761</text:a></text:p>
          </table:table-cell>
          <table:table-cell table:style-name="ce26" office:value-type="string" calcext:value-type="string">
            <text:p>12.05.2022</text:p>
          </table:table-cell>
          <table:table-cell table:style-name="ce1" office:value-type="string" calcext:value-type="string">
            <text:p>Guten Morgen!</text:p>
          </table:table-cell>
          <table:table-cell table:style-name="ce20" office:value-type="string" calcext:value-type="string">
            <text:p><text:a xlink:href="http://pbs.twimg.com/media/FQPbl2pXwAEVSog.jpg" xlink:type="simple">http://pbs.twimg.com/media/FQPbl2pXwAEVSog.jpg</text:a></text:p>
          </table:table-cell>
          <table:table-cell table:style-name="ce1" table:formula="of:=image(&quot;http://pbs.twimg.com/media/FQPbl2pXwAEVSo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rof. Honigtau-Bunsenbrenner (Muppet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4992844338962433</text:p>
          </table:table-cell>
          <table:table-cell table:style-name="ce20" office:value-type="string" calcext:value-type="string">
            <text:p><text:a xlink:href="https://twitter.com/datGestruepp/status/1524992844338962433" xlink:type="simple">https://twitter.com/datGestruepp/status/1524992844338962433</text:a></text:p>
          </table:table-cell>
          <table:table-cell table:style-name="ce26" office:value-type="string" calcext:value-type="string">
            <text:p>13.05.2022</text:p>
          </table:table-cell>
          <table:table-cell table:style-name="ce1" office:value-type="string" calcext:value-type="string">
            <text:p>Oh, Hallo Ferdi!</text:p>
          </table:table-cell>
          <table:table-cell table:style-name="ce20" office:value-type="string" calcext:value-type="string">
            <text:p><text:a xlink:href="http://pbs.twimg.com/media/FQPbzGsXEAIycoW.jpg" xlink:type="simple">http://pbs.twimg.com/media/FQPbzGsXEAIycoW.jpg</text:a></text:p>
          </table:table-cell>
          <table:table-cell table:style-name="ce1" table:formula="of:=image(&quot;http://pbs.twimg.com/media/FQPbzGsXEAIycoW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erdinand (die großen Abenteuer des kleinen Ferdinand, 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5355227267973120</text:p>
          </table:table-cell>
          <table:table-cell table:style-name="ce20" office:value-type="string" calcext:value-type="string">
            <text:p><text:a xlink:href="https://twitter.com/datGestruepp/status/1525355227267973120" xlink:type="simple">https://twitter.com/datGestruepp/status/1525355227267973120</text:a></text:p>
          </table:table-cell>
          <table:table-cell table:style-name="ce26" office:value-type="string" calcext:value-type="string">
            <text:p>14.05.2022</text:p>
          </table:table-cell>
          <table:table-cell table:style-name="ce1" office:value-type="string" calcext:value-type="string">
            <text:p>Woaah! Woher kommen die ganzen grünen Dinger plötzlich?</text:p>
          </table:table-cell>
          <table:table-cell table:style-name="ce20" office:value-type="string" calcext:value-type="string">
            <text:p><text:a xlink:href="http://pbs.twimg.com/media/FQPcB04XIAoDM1v.jpg" xlink:type="simple">http://pbs.twimg.com/media/FQPcB04XIAoDM1v.jpg</text:a></text:p>
          </table:table-cell>
          <table:table-cell table:style-name="ce1" table:formula="of:=image(&quot;http://pbs.twimg.com/media/FQPcB04XIAoDM1v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eo / Thomas A. Anderson (The Matrix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5717613963317248</text:p>
          </table:table-cell>
          <table:table-cell table:style-name="ce20" office:value-type="string" calcext:value-type="string">
            <text:p><text:a xlink:href="https://twitter.com/datGestruepp/status/1525717613963317248" xlink:type="simple">https://twitter.com/datGestruepp/status/1525717613963317248</text:a></text:p>
          </table:table-cell>
          <table:table-cell table:style-name="ce26" office:value-type="string" calcext:value-type="string">
            <text:p>15.05.2022</text:p>
          </table:table-cell>
          <table:table-cell table:style-name="ce1" office:value-type="string" calcext:value-type="string">
            <text:p>Ach, Sie sind doch auch von den Muppets, richtig?</text:p>
          </table:table-cell>
          <table:table-cell table:style-name="ce20" office:value-type="string" calcext:value-type="string">
            <text:p><text:a xlink:href="http://pbs.twimg.com/media/FQPcbyJWYAM-3Y1.jpg" xlink:type="simple">http://pbs.twimg.com/media/FQPcbyJWYAM-3Y1.jpg</text:a></text:p>
          </table:table-cell>
          <table:table-cell table:style-name="ce1" table:formula="of:=image(&quot;http://pbs.twimg.com/media/FQPcbyJWYAM-3Y1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epe The King Prawn (Muppet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6080001568919553</text:p>
          </table:table-cell>
          <table:table-cell table:style-name="ce20" office:value-type="string" calcext:value-type="string">
            <text:p><text:a xlink:href="https://twitter.com/datGestruepp/status/1526080001568919553" xlink:type="simple">https://twitter.com/datGestruepp/status/1526080001568919553</text:a></text:p>
          </table:table-cell>
          <table:table-cell table:style-name="ce26" office:value-type="string" calcext:value-type="string">
            <text:p>16.05.2022</text:p>
          </table:table-cell>
          <table:table-cell table:style-name="ce1" office:value-type="string" calcext:value-type="string">
            <text:p>Nein?</text:p>
          </table:table-cell>
          <table:table-cell table:style-name="ce20" office:value-type="string" calcext:value-type="string">
            <text:p><text:a xlink:href="http://pbs.twimg.com/media/FQPcsDiWUAI2HcH.jpg" xlink:type="simple">http://pbs.twimg.com/media/FQPcsDiWUAI2HcH.jpg</text:a></text:p>
          </table:table-cell>
          <table:table-cell table:style-name="ce1" table:formula="of:=image(&quot;http://pbs.twimg.com/media/FQPcsDiWUAI2HcH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einhorn (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6442390327685120</text:p>
          </table:table-cell>
          <table:table-cell table:style-name="ce20" office:value-type="string" calcext:value-type="string">
            <text:p><text:a xlink:href="https://twitter.com/datGestruepp/status/1526442390327685120" xlink:type="simple">https://twitter.com/datGestruepp/status/1526442390327685120</text:a></text:p>
          </table:table-cell>
          <table:table-cell table:style-name="ce26" office:value-type="string" calcext:value-type="string">
            <text:p>17.05.2022</text:p>
          </table:table-cell>
          <table:table-cell table:style-name="ce1" office:value-type="string" calcext:value-type="string">
            <text:p>Ich geb' dir gleich winke winke!!</text:p>
          </table:table-cell>
          <table:table-cell table:style-name="ce20" office:value-type="string" calcext:value-type="string">
            <text:p><text:a xlink:href="http://pbs.twimg.com/media/FQpDtsSX0AI0wTF.jpg" xlink:type="simple">http://pbs.twimg.com/media/FQpDtsSX0AI0wTF.jpg</text:a></text:p>
          </table:table-cell>
          <table:table-cell table:style-name="ce1" table:formula="of:=image(&quot;http://pbs.twimg.com/media/FQpDtsSX0AI0wTF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inky Winky (Teletubbies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6804782882643969</text:p>
          </table:table-cell>
          <table:table-cell table:style-name="ce20" office:value-type="string" calcext:value-type="string">
            <text:p><text:a xlink:href="https://twitter.com/datGestruepp/status/1526804782882643969" xlink:type="simple">https://twitter.com/datGestruepp/status/1526804782882643969</text:a></text:p>
          </table:table-cell>
          <table:table-cell table:style-name="ce26" office:value-type="string" calcext:value-type="string">
            <text:p>18.05.2022</text:p>
          </table:table-cell>
          <table:table-cell table:style-name="ce1" office:value-type="string" calcext:value-type="string">
            <text:p>Oh allwissende Müllhalde, wie geht es Ihnen?</text:p>
          </table:table-cell>
          <table:table-cell table:style-name="ce20" office:value-type="string" calcext:value-type="string">
            <text:p><text:a xlink:href="http://pbs.twimg.com/media/FQpD_onXEAgYlXR.jpg" xlink:type="simple">http://pbs.twimg.com/media/FQpD_onXEAgYlXR.jpg</text:a></text:p>
          </table:table-cell>
          <table:table-cell table:style-name="ce1" table:formula="of:=image(&quot;http://pbs.twimg.com/media/FQpD_onXEAgYlX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ie allwissende Müllhalde (Fraggle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7167166117707776</text:p>
          </table:table-cell>
          <table:table-cell table:style-name="ce20" office:value-type="string" calcext:value-type="string">
            <text:p><text:a xlink:href="https://twitter.com/datGestruepp/status/1527167166117707776" xlink:type="simple">https://twitter.com/datGestruepp/status/1527167166117707776</text:a></text:p>
          </table:table-cell>
          <table:table-cell table:style-name="ce26" office:value-type="string" calcext:value-type="string">
            <text:p>19.05.2022</text:p>
          </table:table-cell>
          <table:table-cell table:style-name="ce1" office:value-type="string" calcext:value-type="string">
            <text:p>Na? Schon alle gefangen?</text:p>
          </table:table-cell>
          <table:table-cell table:style-name="ce20" office:value-type="string" calcext:value-type="string">
            <text:p><text:a xlink:href="http://pbs.twimg.com/media/FQpEY2JWQAUdi-K.jpg" xlink:type="simple">http://pbs.twimg.com/media/FQpEY2JWQAUdi-K.jpg</text:a></text:p>
          </table:table-cell>
          <table:table-cell table:style-name="ce1" table:formula="of:=image(&quot;http://pbs.twimg.com/media/FQpEY2JWQAUdi-K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sh (Pokemon, Serie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7529554733977600</text:p>
          </table:table-cell>
          <table:table-cell table:style-name="ce20" office:value-type="string" calcext:value-type="string">
            <text:p><text:a xlink:href="https://twitter.com/datGestruepp/status/1527529554733977600" xlink:type="simple">https://twitter.com/datGestruepp/status/1527529554733977600</text:a></text:p>
          </table:table-cell>
          <table:table-cell table:style-name="ce26" office:value-type="string" calcext:value-type="string">
            <text:p>20.05.2022</text:p>
          </table:table-cell>
          <table:table-cell table:style-name="ce1" office:value-type="string" calcext:value-type="string">
            <text:p>Oh! Wer bist denn du?</text:p>
          </table:table-cell>
          <table:table-cell table:style-name="ce20" office:value-type="string" calcext:value-type="string">
            <text:p><text:a xlink:href="http://pbs.twimg.com/media/FQ2hUwrXoAABbRY.jpg" xlink:type="simple">http://pbs.twimg.com/media/FQ2hUwrXoAABbRY.jpg</text:a></text:p>
          </table:table-cell>
          <table:table-cell table:style-name="ce1" table:formula="of:=image(&quot;http://pbs.twimg.com/media/FQ2hUwrXoAABbRY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he Knight (Hollow Knight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7891948454936577</text:p>
          </table:table-cell>
          <table:table-cell table:style-name="ce20" office:value-type="string" calcext:value-type="string">
            <text:p><text:a xlink:href="https://twitter.com/datGestruepp/status/1527891948454936577" xlink:type="simple">https://twitter.com/datGestruepp/status/1527891948454936577</text:a></text:p>
          </table:table-cell>
          <table:table-cell table:style-name="ce26" office:value-type="string" calcext:value-type="string">
            <text:p>21.05.2022</text:p>
          </table:table-cell>
          <table:table-cell table:style-name="ce1" office:value-type="string" calcext:value-type="string">
            <text:p>Guten Morgen Mrs. Puff!</text:p>
          </table:table-cell>
          <table:table-cell table:style-name="ce20" office:value-type="string" calcext:value-type="string">
            <text:p><text:a xlink:href="http://pbs.twimg.com/media/FQ2hnaEXEAA96cQ.jpg" xlink:type="simple">http://pbs.twimg.com/media/FQ2hnaEXEAA96cQ.jpg</text:a></text:p>
          </table:table-cell>
          <table:table-cell table:style-name="ce1" table:formula="of:=image(&quot;http://pbs.twimg.com/media/FQ2hnaEXEAA96c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rs. Puff (Spongebob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8254331031625732</text:p>
          </table:table-cell>
          <table:table-cell table:style-name="ce20" office:value-type="string" calcext:value-type="string">
            <text:p><text:a xlink:href="https://twitter.com/datGestruepp/status/1528254331031625732" xlink:type="simple">https://twitter.com/datGestruepp/status/1528254331031625732</text:a></text:p>
          </table:table-cell>
          <table:table-cell table:style-name="ce26" office:value-type="string" calcext:value-type="string">
            <text:p>22.05.2022</text:p>
          </table:table-cell>
          <table:table-cell table:style-name="ce1" office:value-type="string" calcext:value-type="string">
            <text:p>Ja finde ich auch! Sonntage sind immer viel zu kurz!</text:p>
          </table:table-cell>
          <table:table-cell table:style-name="ce20" office:value-type="string" calcext:value-type="string">
            <text:p><text:a xlink:href="http://pbs.twimg.com/media/FQ2h4bhXEAExZm7.jpg" xlink:type="simple">http://pbs.twimg.com/media/FQ2h4bhXEAExZm7.jpg</text:a></text:p>
          </table:table-cell>
          <table:table-cell table:style-name="ce1" table:formula="of:=image(&quot;http://pbs.twimg.com/media/FQ2h4bhXEAExZm7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monitas (Pokem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8616720579035137</text:p>
          </table:table-cell>
          <table:table-cell table:style-name="ce20" office:value-type="string" calcext:value-type="string">
            <text:p><text:a xlink:href="https://twitter.com/datGestruepp/status/1528616720579035137" xlink:type="simple">https://twitter.com/datGestruepp/status/1528616720579035137</text:a></text:p>
          </table:table-cell>
          <table:table-cell table:style-name="ce26" office:value-type="string" calcext:value-type="string">
            <text:p>23.05.2022</text:p>
          </table:table-cell>
          <table:table-cell table:style-name="ce1" office:value-type="string" calcext:value-type="string">
            <text:p>Ui. Das sieht aber gefährlich aus.</text:p>
          </table:table-cell>
          <table:table-cell table:style-name="ce20" office:value-type="string" calcext:value-type="string">
            <text:p><text:a xlink:href="http://pbs.twimg.com/media/FQ2iIDtXoAEtlHY.jpg" xlink:type="simple">http://pbs.twimg.com/media/FQ2iIDtXoAEtlHY.jpg</text:a></text:p>
          </table:table-cell>
          <table:table-cell table:style-name="ce1" table:formula="of:=image(&quot;http://pbs.twimg.com/media/FQ2iIDtXoAEtlHY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ornet (Hollow Knight, Gam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8979107303903232</text:p>
          </table:table-cell>
          <table:table-cell table:style-name="ce20" office:value-type="string" calcext:value-type="string">
            <text:p><text:a xlink:href="https://twitter.com/datGestruepp/status/1528979107303903232" xlink:type="simple">https://twitter.com/datGestruepp/status/1528979107303903232</text:a></text:p>
          </table:table-cell>
          <table:table-cell table:style-name="ce26" office:value-type="string" calcext:value-type="string">
            <text:p>24.05.2022</text:p>
          </table:table-cell>
          <table:table-cell table:style-name="ce1" office:value-type="string" calcext:value-type="string">
            <text:p>Och. Noch so klein.</text:p>
          </table:table-cell>
          <table:table-cell table:style-name="ce20" office:value-type="string" calcext:value-type="string">
            <text:p><text:a xlink:href="http://pbs.twimg.com/media/FQ9NSzbWYAEoxuS.jpg" xlink:type="simple">http://pbs.twimg.com/media/FQ9NSzbWYAEoxuS.jpg</text:a></text:p>
          </table:table-cell>
          <table:table-cell table:style-name="ce1" table:formula="of:=image(&quot;http://pbs.twimg.com/media/FQ9NSzbWYAEoxuS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nofensa (Pokemon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9341494376615937</text:p>
          </table:table-cell>
          <table:table-cell table:style-name="ce20" office:value-type="string" calcext:value-type="string">
            <text:p><text:a xlink:href="https://twitter.com/datGestruepp/status/1529341494376615937" xlink:type="simple">https://twitter.com/datGestruepp/status/1529341494376615937</text:a></text:p>
          </table:table-cell>
          <table:table-cell table:style-name="ce26" office:value-type="string" calcext:value-type="string">
            <text:p>25.05.2022</text:p>
          </table:table-cell>
          <table:table-cell table:style-name="ce1" office:value-type="string" calcext:value-type="string">
            <text:p>Ach hallo. Warum so schlecht gelaunt?</text:p>
          </table:table-cell>
          <table:table-cell table:style-name="ce20" office:value-type="string" calcext:value-type="string">
            <text:p><text:a xlink:href="http://pbs.twimg.com/media/FRMm3DGXMAIfiV4.jpg" xlink:type="simple">http://pbs.twimg.com/media/FRMm3DGXMAIfiV4.jpg</text:a></text:p>
          </table:table-cell>
          <table:table-cell table:style-name="ce1" table:formula="of:=image(&quot;http://pbs.twimg.com/media/FRMm3DGXMAIfiV4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Eric Cartman (South Park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29703887208259584</text:p>
          </table:table-cell>
          <table:table-cell table:style-name="ce20" office:value-type="string" calcext:value-type="string">
            <text:p><text:a xlink:href="https://twitter.com/datGestruepp/status/1529703887208259584" xlink:type="simple">https://twitter.com/datGestruepp/status/1529703887208259584</text:a></text:p>
          </table:table-cell>
          <table:table-cell table:style-name="ce28" office:value-type="string" calcext:value-type="string">
            <text:p>26.05.2022</text:p>
          </table:table-cell>
          <table:table-cell table:style-name="ce1" office:value-type="string" calcext:value-type="string">
            <text:p>Ich weiß nicht wo die große Miezekatze ist.</text:p>
          </table:table-cell>
          <table:table-cell table:style-name="ce20" office:value-type="string" calcext:value-type="string">
            <text:p><text:a xlink:href="http://pbs.twimg.com/media/FRMnS1OXEAEOTog.jpg" xlink:type="simple">http://pbs.twimg.com/media/FRMnS1OXEAEOTog.jpg</text:a></text:p>
          </table:table-cell>
          <table:table-cell table:style-name="ce9" table:formula="of:=image(&quot;http://pbs.twimg.com/media/FRMnS1OXEAEOTo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uh (Monster AG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0066270019719168</text:p>
          </table:table-cell>
          <table:table-cell table:style-name="ce20" office:value-type="string" calcext:value-type="string">
            <text:p><text:a xlink:href="https://twitter.com/datGestruepp/status/1530066270019719168" xlink:type="simple">https://twitter.com/datGestruepp/status/1530066270019719168</text:a></text:p>
          </table:table-cell>
          <table:table-cell table:style-name="ce28" office:value-type="string" calcext:value-type="string">
            <text:p>27.05.2022</text:p>
          </table:table-cell>
          <table:table-cell table:style-name="ce1" office:value-type="string" calcext:value-type="string">
            <text:p>Moin.</text:p>
          </table:table-cell>
          <table:table-cell table:style-name="ce20" office:value-type="string" calcext:value-type="string">
            <text:p><text:a xlink:href="http://pbs.twimg.com/media/FRMnjyFX0AEoMNg.jpg" xlink:type="simple">http://pbs.twimg.com/media/FRMnjyFX0AEoMNg.jpg</text:a></text:p>
          </table:table-cell>
          <table:table-cell table:style-name="ce9" table:formula="of:=image(&quot;http://pbs.twimg.com/media/FRMnjyFX0AEoMN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tan Marsh (South Park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0428659009347585</text:p>
          </table:table-cell>
          <table:table-cell table:style-name="ce20" office:value-type="string" calcext:value-type="string">
            <text:p><text:a xlink:href="https://twitter.com/datGestruepp/status/1530428659009347585" xlink:type="simple">https://twitter.com/datGestruepp/status/1530428659009347585</text:a></text:p>
          </table:table-cell>
          <table:table-cell table:style-name="ce28" office:value-type="string" calcext:value-type="string">
            <text:p>28.05.2022</text:p>
          </table:table-cell>
          <table:table-cell table:style-name="ce1" office:value-type="string" calcext:value-type="string">
            <text:p>Och, wer bist du denn?</text:p>
          </table:table-cell>
          <table:table-cell table:style-name="ce20" office:value-type="string" calcext:value-type="string">
            <text:p><text:a xlink:href="http://pbs.twimg.com/media/FRWnvJHX0AAbmCX.jpg" xlink:type="simple">http://pbs.twimg.com/media/FRWnvJHX0AAbmCX.jpg</text:a></text:p>
          </table:table-cell>
          <table:table-cell table:style-name="ce9" table:formula="of:=image(&quot;http://pbs.twimg.com/media/FRWnvJHX0AAbmCX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r Zaubertroll (Film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0791048426962945</text:p>
          </table:table-cell>
          <table:table-cell table:style-name="ce20" office:value-type="string" calcext:value-type="string">
            <text:p><text:a xlink:href="https://twitter.com/datGestruepp/status/1530791048426962945" xlink:type="simple">https://twitter.com/datGestruepp/status/1530791048426962945</text:a></text:p>
          </table:table-cell>
          <table:table-cell table:style-name="ce28" office:value-type="string" calcext:value-type="string">
            <text:p>29.05.2022</text:p>
          </table:table-cell>
          <table:table-cell table:style-name="ce1" office:value-type="string" calcext:value-type="string">
            <text:p>Es ist wirklich kein Filterkaffee! Versprochen!!11</text:p>
          </table:table-cell>
          <table:table-cell table:style-name="ce20" office:value-type="string" calcext:value-type="string">
            <text:p><text:a xlink:href="http://pbs.twimg.com/media/FRWn-t_X0AEEtIz.jpg" xlink:type="simple">http://pbs.twimg.com/media/FRWn-t_X0AEEtIz.jpg</text:a></text:p>
          </table:table-cell>
          <table:table-cell table:style-name="ce9" table:formula="of:=image(&quot;http://pbs.twimg.com/media/FRWn-t_X0AEEtIz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offee Man (Charakter von Flix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1153431506739200</text:p>
          </table:table-cell>
          <table:table-cell table:style-name="ce20" office:value-type="string" calcext:value-type="string">
            <text:p><text:a xlink:href="https://twitter.com/datGestruepp/status/1531153431506739200" xlink:type="simple">https://twitter.com/datGestruepp/status/1531153431506739200</text:a></text:p>
          </table:table-cell>
          <table:table-cell table:style-name="ce28" office:value-type="string" calcext:value-type="string">
            <text:p>30.05.2022</text:p>
          </table:table-cell>
          <table:table-cell table:style-name="ce1" office:value-type="string" calcext:value-type="string">
            <text:p>Aja.</text:p>
          </table:table-cell>
          <table:table-cell table:style-name="ce20" office:value-type="string" calcext:value-type="string">
            <text:p><text:a xlink:href="http://pbs.twimg.com/media/FRWoTs-XoAAJ_XB.jpg" xlink:type="simple">http://pbs.twimg.com/media/FRWoTs-XoAAJ_XB.jpg</text:a></text:p>
          </table:table-cell>
          <table:table-cell table:style-name="ce9" table:formula="of:=image(&quot;http://pbs.twimg.com/media/FRWoTs-XoAAJ_X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ill (Gravity Falls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1515821519872000</text:p>
          </table:table-cell>
          <table:table-cell table:style-name="ce20" office:value-type="string" calcext:value-type="string">
            <text:p><text:a xlink:href="https://twitter.com/datGestruepp/status/1531515821519872000" xlink:type="simple">https://twitter.com/datGestruepp/status/1531515821519872000</text:a></text:p>
          </table:table-cell>
          <table:table-cell table:style-name="ce28" office:value-type="string" calcext:value-type="string">
            <text:p>31.05.2022</text:p>
          </table:table-cell>
          <table:table-cell table:style-name="ce1" office:value-type="string" calcext:value-type="string">
            <text:p>Schicke Haare.</text:p>
          </table:table-cell>
          <table:table-cell table:style-name="ce20" office:value-type="string" calcext:value-type="string">
            <text:p><text:a xlink:href="http://pbs.twimg.com/media/FRWoftmXIAEYE6H.jpg" xlink:type="simple">http://pbs.twimg.com/media/FRWoftmXIAEYE6H.jpg</text:a></text:p>
          </table:table-cell>
          <table:table-cell table:style-name="ce9" table:formula="of:=image(&quot;http://pbs.twimg.com/media/FRWoftmXIAEYE6H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qua, Kingdom Hearts (Ani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1878211415515136</text:p>
          </table:table-cell>
          <table:table-cell table:style-name="ce20" office:value-type="string" calcext:value-type="string">
            <text:p><text:a xlink:href="https://twitter.com/datGestruepp/status/1531878211415515136" xlink:type="simple">https://twitter.com/datGestruepp/status/1531878211415515136</text:a></text:p>
          </table:table-cell>
          <table:table-cell table:style-name="ce28" office:value-type="string" calcext:value-type="string">
            <text:p>01.06.2022</text:p>
          </table:table-cell>
          <table:table-cell table:style-name="ce1" office:value-type="string" calcext:value-type="string">
            <text:p>Könnten sie Bitte die Zigarette ausmachen?</text:p>
          </table:table-cell>
          <table:table-cell table:style-name="ce20" office:value-type="string" calcext:value-type="string">
            <text:p><text:a xlink:href="http://pbs.twimg.com/media/FRWosguXIAAwQP5.jpg" xlink:type="simple">http://pbs.twimg.com/media/FRWosguXIAAwQP5.jpg</text:a></text:p>
          </table:table-cell>
          <table:table-cell table:style-name="ce9" table:formula="of:=image(&quot;http://pbs.twimg.com/media/FRWosguXIAAwQP5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pike Spiegel (Cowboy Bebop, Ani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2240608529731584</text:p>
          </table:table-cell>
          <table:table-cell table:style-name="ce20" office:value-type="string" calcext:value-type="string">
            <text:p><text:a xlink:href="https://twitter.com/datGestruepp/status/1532240608529731584" xlink:type="simple">https://twitter.com/datGestruepp/status/1532240608529731584</text:a></text:p>
          </table:table-cell>
          <table:table-cell table:style-name="ce28" office:value-type="string" calcext:value-type="string">
            <text:p>02.06.2022</text:p>
          </table:table-cell>
          <table:table-cell table:style-name="ce1" office:value-type="string" calcext:value-type="string">
            <text:p>Och, ein Wurzmännchen. Wie niedlich!</text:p>
          </table:table-cell>
          <table:table-cell table:style-name="ce20" office:value-type="string" calcext:value-type="string">
            <text:p><text:a xlink:href="http://pbs.twimg.com/media/FRXYXAxXwAEACQZ.jpg" xlink:type="simple">http://pbs.twimg.com/media/FRXYXAxXwAEACQZ.jpg</text:a></text:p>
          </table:table-cell>
          <table:table-cell table:style-name="ce9" table:formula="of:=image(&quot;http://pbs.twimg.com/media/FRXYXAxXwAEACQZ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urzelmännchen (Warter Moers, zamonien, Buch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2602985808687104</text:p>
          </table:table-cell>
          <table:table-cell table:style-name="ce20" office:value-type="string" calcext:value-type="string">
            <text:p><text:a xlink:href="https://twitter.com/datGestruepp/status/1532602985808687104" xlink:type="simple">https://twitter.com/datGestruepp/status/1532602985808687104</text:a></text:p>
          </table:table-cell>
          <table:table-cell table:style-name="ce28" office:value-type="string" calcext:value-type="string">
            <text:p>03.06.2022</text:p>
          </table:table-cell>
          <table:table-cell table:style-name="ce1" office:value-type="string" calcext:value-type="string">
            <text:p>Dir auch einen guten Morgen.</text:p>
          </table:table-cell>
          <table:table-cell table:style-name="ce20" office:value-type="string" calcext:value-type="string">
            <text:p><text:a xlink:href="http://pbs.twimg.com/media/FRXYsZ9XoAAdjxM.jpg" xlink:type="simple">http://pbs.twimg.com/media/FRXYsZ9XoAAdjxM.jpg</text:a></text:p>
          </table:table-cell>
          <table:table-cell table:style-name="ce9" table:formula="of:=image(&quot;http://pbs.twimg.com/media/FRXYsZ9XoAAdjxM.jpg&quot;)" office:value-type="string" office:string-value="" calcext:value-type="error">
            <text:p>#NAME?</text:p>
          </table:table-cell>
          <table:table-cell table:style-name="ce12" office:value-type="string" calcext:value-type="string">
            <text:p>Chewbacca, Wookiee (Star Wars, Film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32965370843254785</text:p>
          </table:table-cell>
          <table:table-cell table:style-name="ce20" office:value-type="string" calcext:value-type="string">
            <text:p><text:a xlink:href="https://twitter.com/datGestruepp/status/1532965370843254785" xlink:type="simple">https://twitter.com/datGestruepp/status/1532965370843254785</text:a></text:p>
          </table:table-cell>
          <table:table-cell table:style-name="ce28" office:value-type="string" calcext:value-type="string">
            <text:p>04.06.2022</text:p>
          </table:table-cell>
          <table:table-cell table:style-name="ce1" office:value-type="string" calcext:value-type="string">
            <text:p>Oha! Eine Sailorkriegerin war schon lange nicht mehr zu Besuch.</text:p>
          </table:table-cell>
          <table:table-cell table:style-name="ce20" office:value-type="string" calcext:value-type="string">
            <text:p><text:a xlink:href="http://pbs.twimg.com/media/FRXZI-5XoAAZuJi.jpg" xlink:type="simple">http://pbs.twimg.com/media/FRXZI-5XoAAZuJi.jpg</text:a></text:p>
          </table:table-cell>
          <table:table-cell table:style-name="ce9" table:formula="of:=image(&quot;http://pbs.twimg.com/media/FRXZI-5XoAAZuJi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ailor Saturn (Sailor Moon, Anime, Manga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3327761376284672</text:p>
          </table:table-cell>
          <table:table-cell table:style-name="ce20" office:value-type="string" calcext:value-type="string">
            <text:p><text:a xlink:href="https://twitter.com/datGestruepp/status/1533327761376284672" xlink:type="simple">https://twitter.com/datGestruepp/status/1533327761376284672</text:a></text:p>
          </table:table-cell>
          <table:table-cell table:style-name="ce28" office:value-type="string" calcext:value-type="string">
            <text:p>05.06.2022</text:p>
          </table:table-cell>
          <table:table-cell table:style-name="ce1" office:value-type="string" calcext:value-type="string">
            <text:p>Oh guten Morgen! Du bist doch Schriftstellerin richtig?</text:p>
          </table:table-cell>
          <table:table-cell table:style-name="ce20" office:value-type="string" calcext:value-type="string">
            <text:p><text:a xlink:href="http://pbs.twimg.com/media/FRhc87DXIAEkLjA.jpg" xlink:type="simple">http://pbs.twimg.com/media/FRhc87DXIAEkLjA.jpg</text:a></text:p>
          </table:table-cell>
          <table:table-cell table:style-name="ce9" table:formula="of:=image(&quot;http://pbs.twimg.com/media/FRhc87DXIAEkLj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ane Austen (Schriftstellerin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3690149686550529</text:p>
          </table:table-cell>
          <table:table-cell table:style-name="ce20" office:value-type="string" calcext:value-type="string">
            <text:p><text:a xlink:href="https://twitter.com/datGestruepp/status/1533690149686550529" xlink:type="simple">https://twitter.com/datGestruepp/status/1533690149686550529</text:a></text:p>
          </table:table-cell>
          <table:table-cell table:style-name="ce28" office:value-type="string" calcext:value-type="string">
            <text:p>06.06.2022</text:p>
          </table:table-cell>
          <table:table-cell table:style-name="ce1" office:value-type="string" calcext:value-type="string">
            <text:p>Was summst du denn da? Das klingt ja hübsch.</text:p>
          </table:table-cell>
          <table:table-cell table:style-name="ce20" office:value-type="string" calcext:value-type="string">
            <text:p><text:a xlink:href="http://pbs.twimg.com/media/FR0toLkXsAImC7-.jpg" xlink:type="simple">http://pbs.twimg.com/media/FR0toLkXsAImC7-.jpg</text:a></text:p>
          </table:table-cell>
          <table:table-cell table:style-name="ce9" table:formula="of:=image(&quot;http://pbs.twimg.com/media/FR0toLkXsAImC7-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yla (Hollow Knight, Game)</text:p>
          </table:table-cell>
          <table:table-cell table:style-name="ce1"/>
          <table:table-cell table:style-name="ce20" office:value-type="string" calcext:value-type="string">
            <text:p><text:a xlink:href="https://hollowknight.fandom.com/wiki/Category:NPCs_(Hollow_Knight)" xlink:type="simple">https://hollowknight.fandom.com/wiki/Category:NPCs_(Hollow_Knight)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534052546452631553</text:p>
          </table:table-cell>
          <table:table-cell table:style-name="ce20" office:value-type="string" calcext:value-type="string">
            <text:p><text:a xlink:href="https://twitter.com/datGestruepp/status/1534052546452631553" xlink:type="simple">https://twitter.com/datGestruepp/status/1534052546452631553</text:a></text:p>
          </table:table-cell>
          <table:table-cell table:style-name="ce28" office:value-type="string" calcext:value-type="string">
            <text:p>07.06.2022</text:p>
          </table:table-cell>
          <table:table-cell table:style-name="ce1" office:value-type="string" calcext:value-type="string">
            <text:p>Guten Morgen!</text:p>
          </table:table-cell>
          <table:table-cell table:style-name="ce20" office:value-type="string" calcext:value-type="string">
            <text:p><text:a xlink:href="http://pbs.twimg.com/media/FR0t4I9X0AAdtQ7.jpg" xlink:type="simple">http://pbs.twimg.com/media/FR0t4I9X0AAdtQ7.jpg</text:a></text:p>
          </table:table-cell>
          <table:table-cell table:style-name="ce9" table:formula="of:=image(&quot;http://pbs.twimg.com/media/FR0t4I9X0AAdtQ7.jpg&quot;)" office:value-type="string" office:string-value="" calcext:value-type="error">
            <text:p>#NAME?</text:p>
          </table:table-cell>
          <table:table-cell table:style-name="ce51" office:value-type="string" calcext:value-type="string">
            <text:p>Lyndis (Fire Emblem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4414929058332672</text:p>
          </table:table-cell>
          <table:table-cell table:style-name="ce20" office:value-type="string" calcext:value-type="string">
            <text:p><text:a xlink:href="https://twitter.com/datGestruepp/status/1534414929058332672" xlink:type="simple">https://twitter.com/datGestruepp/status/1534414929058332672</text:a></text:p>
          </table:table-cell>
          <table:table-cell table:style-name="ce28" office:value-type="string" calcext:value-type="string">
            <text:p>08.06.2022</text:p>
          </table:table-cell>
          <table:table-cell table:style-name="ce1" office:value-type="string" calcext:value-type="string">
            <text:p>Och. Du bist ja niedlich.</text:p>
          </table:table-cell>
          <table:table-cell table:style-name="ce20" office:value-type="string" calcext:value-type="string">
            <text:p><text:a xlink:href="http://pbs.twimg.com/media/FR0uEdZWQAEksSS.jpg" xlink:type="simple">http://pbs.twimg.com/media/FR0uEdZWQAEksSS.jpg</text:a></text:p>
          </table:table-cell>
          <table:table-cell table:style-name="ce9" table:formula="of:=image(&quot;http://pbs.twimg.com/media/FR0uEdZWQAEksSS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otaro (Ani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4777310317989888</text:p>
          </table:table-cell>
          <table:table-cell table:style-name="ce20" office:value-type="string" calcext:value-type="string">
            <text:p><text:a xlink:href="https://twitter.com/datGestruepp/status/1534777310317989888" xlink:type="simple">https://twitter.com/datGestruepp/status/1534777310317989888</text:a></text:p>
          </table:table-cell>
          <table:table-cell table:style-name="ce28" office:value-type="string" calcext:value-type="string">
            <text:p>09.06.2022</text:p>
          </table:table-cell>
          <table:table-cell table:style-name="ce1" office:value-type="string" calcext:value-type="string">
            <text:p>Aja. Und damit verprügeln sie Zombies oder wie?</text:p>
          </table:table-cell>
          <table:table-cell table:style-name="ce20" office:value-type="string" calcext:value-type="string">
            <text:p><text:a xlink:href="http://pbs.twimg.com/media/FR0uRKFWYAEpqsO.jpg" xlink:type="simple">http://pbs.twimg.com/media/FR0uRKFWYAEpqsO.jpg</text:a></text:p>
          </table:table-cell>
          <table:table-cell table:style-name="ce9" table:formula="of:=image(&quot;http://pbs.twimg.com/media/FR0uRKFWYAEpqs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egan Smith und Lucille (The Walking Dead, Comic/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5139698129051650</text:p>
          </table:table-cell>
          <table:table-cell table:style-name="ce20" office:value-type="string" calcext:value-type="string">
            <text:p><text:a xlink:href="https://twitter.com/datGestruepp/status/1535139698129051650" xlink:type="simple">https://twitter.com/datGestruepp/status/1535139698129051650</text:a></text:p>
          </table:table-cell>
          <table:table-cell table:style-name="ce28" office:value-type="string" calcext:value-type="string">
            <text:p>10.06.2022</text:p>
          </table:table-cell>
          <table:table-cell table:style-name="ce1" office:value-type="string" calcext:value-type="string">
            <text:p>Ach schau an.</text:p>
          </table:table-cell>
          <table:table-cell table:style-name="ce20" office:value-type="string" calcext:value-type="string">
            <text:p><text:a xlink:href="http://pbs.twimg.com/media/FR0ugpaX0AEy-xu.jpg" xlink:type="simple">http://pbs.twimg.com/media/FR0ugpaX0AEy-xu.jpg</text:a></text:p>
          </table:table-cell>
          <table:table-cell table:style-name="ce9" table:formula="of:=image(&quot;http://pbs.twimg.com/media/FR0ugpaX0AEy-x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endy aus Gravity Falls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5502087781462017</text:p>
          </table:table-cell>
          <table:table-cell table:style-name="ce20" office:value-type="string" calcext:value-type="string">
            <text:p><text:a xlink:href="https://twitter.com/datGestruepp/status/1535502087781462017" xlink:type="simple">https://twitter.com/datGestruepp/status/1535502087781462017</text:a></text:p>
          </table:table-cell>
          <table:table-cell table:style-name="ce28" office:value-type="string" calcext:value-type="string">
            <text:p>11.06.2022</text:p>
          </table:table-cell>
          <table:table-cell table:style-name="ce1" office:value-type="string" calcext:value-type="string">
            <text:p>Wie heißt du noch mal... Nami?</text:p>
          </table:table-cell>
          <table:table-cell table:style-name="ce20" office:value-type="string" calcext:value-type="string">
            <text:p><text:a xlink:href="http://pbs.twimg.com/media/FR0uzQOXoAEeVf9.jpg" xlink:type="simple">http://pbs.twimg.com/media/FR0uzQOXoAEeVf9.jpg</text:a></text:p>
          </table:table-cell>
          <table:table-cell table:style-name="ce9" table:formula="of:=image(&quot;http://pbs.twimg.com/media/FR0uzQOXoAEeVf9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ami (One Peace, Ani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5864473902276608</text:p>
          </table:table-cell>
          <table:table-cell table:style-name="ce20" office:value-type="string" calcext:value-type="string">
            <text:p><text:a xlink:href="https://twitter.com/datGestruepp/status/1535864473902276608" xlink:type="simple">https://twitter.com/datGestruepp/status/1535864473902276608</text:a></text:p>
          </table:table-cell>
          <table:table-cell table:style-name="ce28" office:value-type="string" calcext:value-type="string">
            <text:p>12.06.2022</text:p>
          </table:table-cell>
          <table:table-cell table:style-name="ce1" office:value-type="string" calcext:value-type="string">
            <text:p>Ach, und wer bist du?</text:p>
          </table:table-cell>
          <table:table-cell table:style-name="ce20" office:value-type="string" calcext:value-type="string">
            <text:p><text:a xlink:href="http://pbs.twimg.com/media/FR_4ryGVkAQxNFL.jpg" xlink:type="simple">http://pbs.twimg.com/media/FR_4ryGVkAQxNFL.jpg</text:a></text:p>
          </table:table-cell>
          <table:table-cell table:style-name="ce9" table:formula="of:=image(&quot;http://pbs.twimg.com/media/FR_4ryGVkAQxNFL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ing (Owl House, 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6226862451478528</text:p>
          </table:table-cell>
          <table:table-cell table:style-name="ce20" office:value-type="string" calcext:value-type="string">
            <text:p><text:a xlink:href="https://twitter.com/datGestruepp/status/1536226862451478528" xlink:type="simple">https://twitter.com/datGestruepp/status/1536226862451478528</text:a></text:p>
          </table:table-cell>
          <table:table-cell table:style-name="ce28" office:value-type="string" calcext:value-type="string">
            <text:p>13.06.2022</text:p>
          </table:table-cell>
          <table:table-cell table:style-name="ce1" office:value-type="string" calcext:value-type="string">
            <text:p>Was für ein Larry?</text:p>
          </table:table-cell>
          <table:table-cell table:style-name="ce20" office:value-type="string" calcext:value-type="string">
            <text:p><text:a xlink:href="http://pbs.twimg.com/media/FR_478XVkAUMkcy.jpg" xlink:type="simple">http://pbs.twimg.com/media/FR_478XVkAUMkcy.jpg</text:a></text:p>
          </table:table-cell>
          <table:table-cell table:style-name="ce9" table:formula="of:=image(&quot;http://pbs.twimg.com/media/FR_478XVkAUMkcy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eisure Suit Larry (Ga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6589254251319296</text:p>
          </table:table-cell>
          <table:table-cell table:style-name="ce20" office:value-type="string" calcext:value-type="string">
            <text:p><text:a xlink:href="https://twitter.com/datGestruepp/status/1536589254251319296" xlink:type="simple">https://twitter.com/datGestruepp/status/1536589254251319296</text:a></text:p>
          </table:table-cell>
          <table:table-cell table:style-name="ce28" office:value-type="string" calcext:value-type="string">
            <text:p>14.06.2022</text:p>
          </table:table-cell>
          <table:table-cell table:style-name="ce1" office:value-type="string" calcext:value-type="string">
            <text:p>Und warum ist die jetzt so besonders?</text:p>
          </table:table-cell>
          <table:table-cell table:style-name="ce20" office:value-type="string" calcext:value-type="string">
            <text:p><text:a xlink:href="http://pbs.twimg.com/media/FR_5JhVVcAIq0Xy.jpg" xlink:type="simple">http://pbs.twimg.com/media/FR_5JhVVcAIq0Xy.jpg</text:a></text:p>
          </table:table-cell>
          <table:table-cell table:style-name="ce9" table:formula="of:=image(&quot;http://pbs.twimg.com/media/FR_5JhVVcAIq0Xy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ootstoilette, der Rolly Royce unter den Bottstoiletten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6951637402521600</text:p>
          </table:table-cell>
          <table:table-cell table:style-name="ce20" office:value-type="string" calcext:value-type="string">
            <text:p><text:a xlink:href="https://twitter.com/datGestruepp/status/1536951637402521600" xlink:type="simple">https://twitter.com/datGestruepp/status/1536951637402521600</text:a></text:p>
          </table:table-cell>
          <table:table-cell table:style-name="ce28" office:value-type="string" calcext:value-type="string">
            <text:p>15.06.2022</text:p>
          </table:table-cell>
          <table:table-cell table:style-name="ce1" office:value-type="string" calcext:value-type="string">
            <text:p>Guten Morgen.</text:p>
          </table:table-cell>
          <table:table-cell table:style-name="ce20" office:value-type="string" calcext:value-type="string">
            <text:p><text:a xlink:href="http://pbs.twimg.com/media/FR_5cflVsAALDcz.jpg" xlink:type="simple">http://pbs.twimg.com/media/FR_5cflVsAALDcz.jpg</text:a></text:p>
          </table:table-cell>
          <table:table-cell table:style-name="ce9" table:formula="of:=image(&quot;http://pbs.twimg.com/media/FR_5cflVsAALDcz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amus Aran aus Metroid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7314028472610816</text:p>
          </table:table-cell>
          <table:table-cell table:style-name="ce20" office:value-type="string" calcext:value-type="string">
            <text:p><text:a xlink:href="https://twitter.com/datGestruepp/status/1537314028472610816" xlink:type="simple">https://twitter.com/datGestruepp/status/1537314028472610816</text:a></text:p>
          </table:table-cell>
          <table:table-cell table:style-name="ce28" office:value-type="string" calcext:value-type="string">
            <text:p>16.06.2022</text:p>
          </table:table-cell>
          <table:table-cell table:style-name="ce1" office:value-type="string" calcext:value-type="string">
            <text:p>Dich hab ich ja schon lange nicht mehr gesehen.</text:p>
          </table:table-cell>
          <table:table-cell table:style-name="ce20" office:value-type="string" calcext:value-type="string">
            <text:p><text:a xlink:href="http://pbs.twimg.com/media/FR_6CRbUcAIim_R.jpg" xlink:type="simple">http://pbs.twimg.com/media/FR_6CRbUcAIim_R.jpg</text:a></text:p>
          </table:table-cell>
          <table:table-cell table:style-name="ce9" table:formula="of:=image(&quot;http://pbs.twimg.com/media/FR_6CRbUcAIim_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rachbumm-Ente aus Darkwing Duck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7676414501142529</text:p>
          </table:table-cell>
          <table:table-cell table:style-name="ce20" office:value-type="string" calcext:value-type="string">
            <text:p><text:a xlink:href="https://twitter.com/datGestruepp/status/1537676414501142529" xlink:type="simple">https://twitter.com/datGestruepp/status/1537676414501142529</text:a></text:p>
          </table:table-cell>
          <table:table-cell table:style-name="ce28" office:value-type="string" calcext:value-type="string">
            <text:p>17.06.2022</text:p>
          </table:table-cell>
          <table:table-cell table:style-name="ce1" office:value-type="string" calcext:value-type="string">
            <text:p>Oh, Guten Morgen.</text:p>
          </table:table-cell>
          <table:table-cell table:style-name="ce20" office:value-type="string" calcext:value-type="string">
            <text:p><text:a xlink:href="http://pbs.twimg.com/media/FSaAOFfWYAUwNYl.jpg" xlink:type="simple">http://pbs.twimg.com/media/FSaAOFfWYAUwNYl.jpg</text:a></text:p>
          </table:table-cell>
          <table:table-cell table:style-name="ce9" table:formula="of:=image(&quot;http://pbs.twimg.com/media/FSaAOFfWYAUwNYl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eer (Hollow Knight, Game)</text:p>
          </table:table-cell>
          <table:table-cell table:style-name="ce1"/>
          <table:table-cell table:style-name="ce20" office:value-type="string" calcext:value-type="string">
            <text:p><text:a xlink:href="https://hollowknight.fandom.com/wiki/Category:NPCs_(Hollow_Knight)" xlink:type="simple">https://hollowknight.fandom.com/wiki/Category:NPCs_(Hollow_Knight)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538038801926213632</text:p>
          </table:table-cell>
          <table:table-cell table:style-name="ce20" office:value-type="string" calcext:value-type="string">
            <text:p><text:a xlink:href="https://twitter.com/datGestruepp/status/1538038801926213632" xlink:type="simple">https://twitter.com/datGestruepp/status/1538038801926213632</text:a></text:p>
          </table:table-cell>
          <table:table-cell table:style-name="ce28" office:value-type="string" calcext:value-type="string">
            <text:p>18.06.2022</text:p>
          </table:table-cell>
          <table:table-cell table:style-name="ce1" office:value-type="string" calcext:value-type="string">
            <text:p>Also eine schwarze Witwe hab ich mir irgendwie anders vorgestellt.</text:p>
          </table:table-cell>
          <table:table-cell table:style-name="ce20" office:value-type="string" calcext:value-type="string">
            <text:p><text:a xlink:href="http://pbs.twimg.com/media/FSaAkhGX0AIW9tN.jpg" xlink:type="simple">http://pbs.twimg.com/media/FSaAkhGX0AIW9tN.jpg</text:a></text:p>
          </table:table-cell>
          <table:table-cell table:style-name="ce9" table:formula="of:=image(&quot;http://pbs.twimg.com/media/FSaAkhGX0AIW9tN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lack Widdow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8401193948459010</text:p>
          </table:table-cell>
          <table:table-cell table:style-name="ce20" office:value-type="string" calcext:value-type="string">
            <text:p><text:a xlink:href="https://twitter.com/datGestruepp/status/1538401193948459010" xlink:type="simple">https://twitter.com/datGestruepp/status/1538401193948459010</text:a></text:p>
          </table:table-cell>
          <table:table-cell table:style-name="ce28" office:value-type="string" calcext:value-type="string">
            <text:p>19.06.2022</text:p>
          </table:table-cell>
          <table:table-cell table:style-name="ce1" office:value-type="string" calcext:value-type="string">
            <text:p>Hübsches Kostüm.</text:p>
          </table:table-cell>
          <table:table-cell table:style-name="ce20" office:value-type="string" calcext:value-type="string">
            <text:p><text:a xlink:href="http://pbs.twimg.com/media/FSaA1KbX0AAPmPK.jpg" xlink:type="simple">http://pbs.twimg.com/media/FSaA1KbX0AAPmPK.jpg</text:a></text:p>
          </table:table-cell>
          <table:table-cell table:style-name="ce9" table:formula="of:=image(&quot;http://pbs.twimg.com/media/FSaA1KbX0AAPmPK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ady Bug 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8763578907533312</text:p>
          </table:table-cell>
          <table:table-cell table:style-name="ce20" office:value-type="string" calcext:value-type="string">
            <text:p><text:a xlink:href="https://twitter.com/datGestruepp/status/1538763578907533312" xlink:type="simple">https://twitter.com/datGestruepp/status/1538763578907533312</text:a></text:p>
          </table:table-cell>
          <table:table-cell table:style-name="ce28" office:value-type="string" calcext:value-type="string">
            <text:p>20.06.2022</text:p>
          </table:table-cell>
          <table:table-cell table:style-name="ce1" office:value-type="string" calcext:value-type="string">
            <text:p>Guten Morgen.</text:p>
          </table:table-cell>
          <table:table-cell table:style-name="ce20" office:value-type="string" calcext:value-type="string">
            <text:p><text:a xlink:href="http://pbs.twimg.com/media/FSfqP4-WQAIKm3Q.jpg" xlink:type="simple">http://pbs.twimg.com/media/FSfqP4-WQAIKm3Q.jpg</text:a></text:p>
          </table:table-cell>
          <table:table-cell table:style-name="ce9" table:formula="of:=image(&quot;http://pbs.twimg.com/media/FSfqP4-WQAIKm3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afcon (Pokemon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9125971365810177</text:p>
          </table:table-cell>
          <table:table-cell table:style-name="ce20" office:value-type="string" calcext:value-type="string">
            <text:p><text:a xlink:href="https://twitter.com/datGestruepp/status/1539125971365810177" xlink:type="simple">https://twitter.com/datGestruepp/status/1539125971365810177</text:a></text:p>
          </table:table-cell>
          <table:table-cell table:style-name="ce28" office:value-type="string" calcext:value-type="string">
            <text:p>21.06.2022</text:p>
          </table:table-cell>
          <table:table-cell table:style-name="ce1" office:value-type="string" calcext:value-type="string">
            <text:p>Vom Mars also. Schau an.</text:p>
          </table:table-cell>
          <table:table-cell table:style-name="ce20" office:value-type="string" calcext:value-type="string">
            <text:p><text:a xlink:href="http://pbs.twimg.com/media/FSfrCzLXIAEU0Tu.jpg" xlink:type="simple">http://pbs.twimg.com/media/FSfrCzLXIAEU0Tu.jpg</text:a></text:p>
          </table:table-cell>
          <table:table-cell table:style-name="ce9" table:formula="of:=image(&quot;http://pbs.twimg.com/media/FSfrCzLXIAEU0T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ie Maus vom Mars (Trickfilm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9488360934191104</text:p>
          </table:table-cell>
          <table:table-cell table:style-name="ce20" office:value-type="string" calcext:value-type="string">
            <text:p><text:a xlink:href="https://twitter.com/datGestruepp/status/1539488360934191104" xlink:type="simple">https://twitter.com/datGestruepp/status/1539488360934191104</text:a></text:p>
          </table:table-cell>
          <table:table-cell table:style-name="ce28" office:value-type="string" calcext:value-type="string">
            <text:p>22.06.2022</text:p>
          </table:table-cell>
          <table:table-cell table:style-name="ce1" office:value-type="string" calcext:value-type="string">
            <text:p>Und wer bist du?</text:p>
          </table:table-cell>
          <table:table-cell table:style-name="ce20" office:value-type="string" calcext:value-type="string">
            <text:p><text:a xlink:href="http://pbs.twimg.com/media/FSfrdGVXEAIy8b9.jpg" xlink:type="simple">http://pbs.twimg.com/media/FSfrdGVXEAIy8b9.jpg</text:a></text:p>
          </table:table-cell>
          <table:table-cell table:style-name="ce9" table:formula="of:=image(&quot;http://pbs.twimg.com/media/FSfrdGVXEAIy8b9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Ed (Tonic Trouble, Ga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39850741715800064</text:p>
          </table:table-cell>
          <table:table-cell table:style-name="ce20" office:value-type="string" calcext:value-type="string">
            <text:p><text:a xlink:href="https://twitter.com/datGestruepp/status/1539850741715800064" xlink:type="simple">https://twitter.com/datGestruepp/status/1539850741715800064</text:a></text:p>
          </table:table-cell>
          <table:table-cell table:style-name="ce28" office:value-type="string" calcext:value-type="string">
            <text:p>23.06.2022</text:p>
          </table:table-cell>
          <table:table-cell table:style-name="ce1" office:value-type="string" calcext:value-type="string">
            <text:p>Och. Du bist ja niedlich.</text:p>
          </table:table-cell>
          <table:table-cell table:style-name="ce20" office:value-type="string" calcext:value-type="string">
            <text:p><text:a xlink:href="http://pbs.twimg.com/media/FS8Q_LkWUAAUIgl.jpg" xlink:type="simple">http://pbs.twimg.com/media/FS8Q_LkWUAAUIgl.jpg</text:a></text:p>
          </table:table-cell>
          <table:table-cell table:style-name="ce9" table:formula="of:=image(&quot;http://pbs.twimg.com/media/FS8Q_LkWUAAUIgl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as kleine Ich-bin-ich (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40213134723387392</text:p>
          </table:table-cell>
          <table:table-cell table:style-name="ce20" office:value-type="string" calcext:value-type="string">
            <text:p><text:a xlink:href="https://twitter.com/datGestruepp/status/1540213134723387392" xlink:type="simple">https://twitter.com/datGestruepp/status/1540213134723387392</text:a></text:p>
          </table:table-cell>
          <table:table-cell table:style-name="ce28" office:value-type="string" calcext:value-type="string">
            <text:p>24.06.2022</text:p>
          </table:table-cell>
          <table:table-cell table:style-name="ce1" office:value-type="string" calcext:value-type="string">
            <text:p>Ach, Hallo!</text:p>
          </table:table-cell>
          <table:table-cell table:style-name="ce20" office:value-type="string" calcext:value-type="string">
            <text:p><text:a xlink:href="http://pbs.twimg.com/media/FSfsGJTWQAEarC0.jpg" xlink:type="simple">http://pbs.twimg.com/media/FSfsGJTWQAEarC0.jpg</text:a></text:p>
          </table:table-cell>
          <table:table-cell table:style-name="ce9" table:formula="of:=image(&quot;http://pbs.twimg.com/media/FSfsGJTWQAEarC0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okuna (Pokemon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0575519091183617</text:p>
          </table:table-cell>
          <table:table-cell table:style-name="ce20" office:value-type="string" calcext:value-type="string">
            <text:p><text:a xlink:href="https://twitter.com/datGestruepp/status/1540575519091183617" xlink:type="simple">https://twitter.com/datGestruepp/status/1540575519091183617</text:a></text:p>
          </table:table-cell>
          <table:table-cell table:style-name="ce28" office:value-type="string" calcext:value-type="string">
            <text:p>25.06.2022</text:p>
          </table:table-cell>
          <table:table-cell table:style-name="ce1" office:value-type="string" calcext:value-type="string">
            <text:p>Na ihr? Euch hab ich ja noch nie gesehen.</text:p>
          </table:table-cell>
          <table:table-cell table:style-name="ce20" office:value-type="string" calcext:value-type="string">
            <text:p><text:a xlink:href="http://pbs.twimg.com/media/FSfsQAjX0AACprG.jpg" xlink:type="simple">http://pbs.twimg.com/media/FSfsQAjX0AACprG.jpg</text:a></text:p>
          </table:table-cell>
          <table:table-cell table:style-name="ce9" table:formula="of:=image(&quot;http://pbs.twimg.com/media/FSfsQAjX0AACpr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ie Geggis (Buch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0937904024784896</text:p>
          </table:table-cell>
          <table:table-cell table:style-name="ce20" office:value-type="string" calcext:value-type="string">
            <text:p><text:a xlink:href="https://twitter.com/datGestruepp/status/1540937904024784896" xlink:type="simple">https://twitter.com/datGestruepp/status/1540937904024784896</text:a></text:p>
          </table:table-cell>
          <table:table-cell table:style-name="ce28" office:value-type="string" calcext:value-type="string">
            <text:p>26.06.2022</text:p>
          </table:table-cell>
          <table:table-cell table:style-name="ce1" office:value-type="string" calcext:value-type="string">
            <text:p>Ui. Ein König also. Spannend.</text:p>
          </table:table-cell>
          <table:table-cell table:style-name="ce20" office:value-type="string" calcext:value-type="string">
            <text:p><text:a xlink:href="http://pbs.twimg.com/media/FSfsoucWUAAykoa.jpg" xlink:type="simple">http://pbs.twimg.com/media/FSfsoucWUAAykoa.jpg</text:a></text:p>
          </table:table-cell>
          <table:table-cell table:style-name="ce9" table:formula="of:=image(&quot;http://pbs.twimg.com/media/FSfsoucWUAAyko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er Koboldkönig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1300299956117504</text:p>
          </table:table-cell>
          <table:table-cell table:style-name="ce20" office:value-type="string" calcext:value-type="string">
            <text:p><text:a xlink:href="https://twitter.com/datGestruepp/status/1541300299956117504" xlink:type="simple">https://twitter.com/datGestruepp/status/1541300299956117504</text:a></text:p>
          </table:table-cell>
          <table:table-cell table:style-name="ce28" office:value-type="string" calcext:value-type="string">
            <text:p>27.06.2022</text:p>
          </table:table-cell>
          <table:table-cell table:style-name="ce1" office:value-type="string" calcext:value-type="string">
            <text:p>Awww. Und wer seid ihr?</text:p>
          </table:table-cell>
          <table:table-cell table:style-name="ce20" office:value-type="string" calcext:value-type="string">
            <text:p><text:a xlink:href="http://pbs.twimg.com/media/FSfs2pVXEAI460V.jpg" xlink:type="simple">http://pbs.twimg.com/media/FSfs2pVXEAI460V.jpg</text:a></text:p>
          </table:table-cell>
          <table:table-cell table:style-name="ce9" table:formula="of:=image(&quot;http://pbs.twimg.com/media/FSfs2pVXEAI460V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imbulli (Buch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1662680867426304</text:p>
          </table:table-cell>
          <table:table-cell table:style-name="ce20" office:value-type="string" calcext:value-type="string">
            <text:p><text:a xlink:href="https://twitter.com/datGestruepp/status/1541662680867426304" xlink:type="simple">https://twitter.com/datGestruepp/status/1541662680867426304</text:a></text:p>
          </table:table-cell>
          <table:table-cell table:style-name="ce28" office:value-type="string" calcext:value-type="string">
            <text:p>28.06.2022</text:p>
          </table:table-cell>
          <table:table-cell table:style-name="ce1" office:value-type="string" calcext:value-type="string">
            <text:p>Guten Morgen die Herren.</text:p>
          </table:table-cell>
          <table:table-cell table:style-name="ce20" office:value-type="string" calcext:value-type="string">
            <text:p><text:a xlink:href="http://pbs.twimg.com/media/FSftHvQXIAUKdtT.jpg" xlink:type="simple">http://pbs.twimg.com/media/FSftHvQXIAUKdtT.jpg</text:a></text:p>
          </table:table-cell>
          <table:table-cell table:style-name="ce9" table:formula="of:=image(&quot;http://pbs.twimg.com/media/FSftHvQXIAUKdtT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urvinek und Spejbl (Tschechiche Marionetten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2025072025579520</text:p>
          </table:table-cell>
          <table:table-cell table:style-name="ce20" office:value-type="string" calcext:value-type="string">
            <text:p><text:a xlink:href="https://twitter.com/datGestruepp/status/1542025072025579520" xlink:type="simple">https://twitter.com/datGestruepp/status/1542025072025579520</text:a></text:p>
          </table:table-cell>
          <table:table-cell table:style-name="ce28" office:value-type="string" calcext:value-type="string">
            <text:p>29.06.2022</text:p>
          </table:table-cell>
          <table:table-cell table:style-name="ce1" office:value-type="string" calcext:value-type="string">
            <text:p>Huch! Was bist du denn?</text:p>
          </table:table-cell>
          <table:table-cell table:style-name="ce20" office:value-type="string" calcext:value-type="string">
            <text:p><text:a xlink:href="http://pbs.twimg.com/media/FS8O-gMX0AAZM_c.jpg" xlink:type="simple">http://pbs.twimg.com/media/FS8O-gMX0AAZM_c.jpg</text:a></text:p>
          </table:table-cell>
          <table:table-cell table:style-name="ce9" table:formula="of:=image(&quot;http://pbs.twimg.com/media/FS8O-gMX0AAZM_c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Unratütox (Pokemon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2387460629581824</text:p>
          </table:table-cell>
          <table:table-cell table:style-name="ce20" office:value-type="string" calcext:value-type="string">
            <text:p><text:a xlink:href="https://twitter.com/datGestruepp/status/1542387460629581824" xlink:type="simple">https://twitter.com/datGestruepp/status/1542387460629581824</text:a></text:p>
          </table:table-cell>
          <table:table-cell table:style-name="ce28" office:value-type="string" calcext:value-type="string">
            <text:p>30.06.2022</text:p>
          </table:table-cell>
          <table:table-cell table:style-name="ce1" office:value-type="string" calcext:value-type="string">
            <text:p>Hübsche Kappe.</text:p>
          </table:table-cell>
          <table:table-cell table:style-name="ce20" office:value-type="string" calcext:value-type="string">
            <text:p><text:a xlink:href="http://pbs.twimg.com/media/FS8PhMyWIAAMPKU.jpg" xlink:type="simple">http://pbs.twimg.com/media/FS8PhMyWIAAMPKU.jpg</text:a></text:p>
          </table:table-cell>
          <table:table-cell table:style-name="ce9" table:formula="of:=image(&quot;http://pbs.twimg.com/media/FS8PhMyWIAAMPKU.jpg&quot;)" office:value-type="string" office:string-value="" calcext:value-type="error">
            <text:p>#NAME?</text:p>
          </table:table-cell>
          <table:table-cell table:style-name="ce52" office:value-type="string" calcext:value-type="string">
            <text:p>Detektiv Pinky (Buch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2749852307709954</text:p>
          </table:table-cell>
          <table:table-cell table:style-name="ce20" office:value-type="string" calcext:value-type="string">
            <text:p><text:a xlink:href="https://twitter.com/datGestruepp/status/1542749852307709954" xlink:type="simple">https://twitter.com/datGestruepp/status/1542749852307709954</text:a></text:p>
          </table:table-cell>
          <table:table-cell table:style-name="ce28" office:value-type="string" calcext:value-type="string">
            <text:p>01.07.2022</text:p>
          </table:table-cell>
          <table:table-cell table:style-name="ce1" office:value-type="string" calcext:value-type="string">
            <text:p>Pfihihihi... Polka-Dot-Man? Im Ernst?</text:p>
          </table:table-cell>
          <table:table-cell table:style-name="ce20" office:value-type="string" calcext:value-type="string">
            <text:p><text:a xlink:href="http://pbs.twimg.com/media/FThlXUFWAAAa9dp.jpg" xlink:type="simple">http://pbs.twimg.com/media/FThlXUFWAAAa9dp.jpg</text:a></text:p>
          </table:table-cell>
          <table:table-cell table:style-name="ce9" table:formula="of:=image(&quot;http://pbs.twimg.com/media/FThlXUFWAAAa9dp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oka-dot-Man (Marvel Held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3112232891871234</text:p>
          </table:table-cell>
          <table:table-cell table:style-name="ce20" office:value-type="string" calcext:value-type="string">
            <text:p><text:a xlink:href="https://twitter.com/datGestruepp/status/1543112232891871234" xlink:type="simple">https://twitter.com/datGestruepp/status/1543112232891871234</text:a></text:p>
          </table:table-cell>
          <table:table-cell table:style-name="ce28" office:value-type="string" calcext:value-type="string">
            <text:p>02.07.2022</text:p>
          </table:table-cell>
          <table:table-cell table:style-name="ce1" office:value-type="string" calcext:value-type="string">
            <text:p>Und wenn du dich an einem Luftballon reibst, wie geladen bist du dann?</text:p>
          </table:table-cell>
          <table:table-cell table:style-name="ce20" office:value-type="string" calcext:value-type="string">
            <text:p><text:a xlink:href="http://pbs.twimg.com/media/FThlsmTWYAAOuHO.jpg" xlink:type="simple">http://pbs.twimg.com/media/FThlsmTWYAAOuHO.jpg</text:a></text:p>
          </table:table-cell>
          <table:table-cell table:style-name="ce10" table:formula="of:=image(&quot;http://pbs.twimg.com/media/FThlsmTWYAAOuH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gnetilo (Pokemon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3474620736708609</text:p>
          </table:table-cell>
          <table:table-cell table:style-name="ce20" office:value-type="string" calcext:value-type="string">
            <text:p><text:a xlink:href="https://twitter.com/datGestruepp/status/1543474620736708609" xlink:type="simple">https://twitter.com/datGestruepp/status/1543474620736708609</text:a></text:p>
          </table:table-cell>
          <table:table-cell table:style-name="ce28" office:value-type="string" calcext:value-type="string">
            <text:p>03.07.2022</text:p>
          </table:table-cell>
          <table:table-cell table:style-name="ce1" office:value-type="string" calcext:value-type="string">
            <text:p>Ach schau an.</text:p>
          </table:table-cell>
          <table:table-cell table:style-name="ce20" office:value-type="string" calcext:value-type="string">
            <text:p><text:a xlink:href="http://pbs.twimg.com/media/FThmAjNXoAEcMJQ.jpg" xlink:type="simple">http://pbs.twimg.com/media/FThmAjNXoAEcMJQ.jpg</text:a></text:p>
          </table:table-cell>
          <table:table-cell table:style-name="ce10" table:formula="of:=image(&quot;http://pbs.twimg.com/media/FThmAjNXoAEcMJ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err von Bödefeld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3837012263723008</text:p>
          </table:table-cell>
          <table:table-cell table:style-name="ce20" office:value-type="string" calcext:value-type="string">
            <text:p><text:a xlink:href="https://twitter.com/datGestruepp/status/1543837012263723008" xlink:type="simple">https://twitter.com/datGestruepp/status/1543837012263723008</text:a></text:p>
          </table:table-cell>
          <table:table-cell table:style-name="ce28" office:value-type="string" calcext:value-type="string">
            <text:p>04.07.2022</text:p>
          </table:table-cell>
          <table:table-cell table:style-name="ce1" office:value-type="string" calcext:value-type="string">
            <text:p>Oke, und was bist du?</text:p>
          </table:table-cell>
          <table:table-cell table:style-name="ce20" office:value-type="string" calcext:value-type="string">
            <text:p><text:a xlink:href="http://pbs.twimg.com/media/FThmM1_XsAEWg1y.jpg" xlink:type="simple">http://pbs.twimg.com/media/FThmM1_XsAEWg1y.jpg</text:a></text:p>
          </table:table-cell>
          <table:table-cell table:style-name="ce10" table:formula="of:=image(&quot;http://pbs.twimg.com/media/FThmM1_XsAEWg1y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ritter (Film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4199398103650306</text:p>
          </table:table-cell>
          <table:table-cell table:style-name="ce20" office:value-type="string" calcext:value-type="string">
            <text:p><text:a xlink:href="https://twitter.com/datGestruepp/status/1544199398103650306" xlink:type="simple">https://twitter.com/datGestruepp/status/1544199398103650306</text:a></text:p>
          </table:table-cell>
          <table:table-cell table:style-name="ce28" office:value-type="string" calcext:value-type="string">
            <text:p>05.07.2022</text:p>
          </table:table-cell>
          <table:table-cell table:style-name="ce1" office:value-type="string" calcext:value-type="string">
            <text:p>Spiderschwein, Spiderschwein... <text:s/>Aaah sorry, das gehört in eine andere Serie. </text:p>
          </table:table-cell>
          <table:table-cell table:style-name="ce20" office:value-type="string" calcext:value-type="string">
            <text:p><text:a xlink:href="http://pbs.twimg.com/media/FThmpA-X0AAeSOt.jpg" xlink:type="simple">http://pbs.twimg.com/media/FThmpA-X0AAeSOt.jpg</text:a></text:p>
          </table:table-cell>
          <table:table-cell table:style-name="ce10" table:formula="of:=image(&quot;http://pbs.twimg.com/media/FThmpA-X0AAeSOt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piderHam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4561786829021184</text:p>
          </table:table-cell>
          <table:table-cell table:style-name="ce20" office:value-type="string" calcext:value-type="string">
            <text:p><text:a xlink:href="https://twitter.com/datGestruepp/status/1544561786829021184" xlink:type="simple">https://twitter.com/datGestruepp/status/1544561786829021184</text:a></text:p>
          </table:table-cell>
          <table:table-cell table:style-name="ce28" office:value-type="string" calcext:value-type="string">
            <text:p>06.07.2022</text:p>
          </table:table-cell>
          <table:table-cell table:style-name="ce1" office:value-type="string" calcext:value-type="string">
            <text:p>Moin!</text:p>
          </table:table-cell>
          <table:table-cell table:style-name="ce20" office:value-type="string" calcext:value-type="string">
            <text:p><text:a xlink:href="http://pbs.twimg.com/media/FThnGstXoAAMe0r.jpg" xlink:type="simple">http://pbs.twimg.com/media/FThnGstXoAAMe0r.jpg</text:a></text:p>
          </table:table-cell>
          <table:table-cell table:style-name="ce10" table:formula="of:=image(&quot;http://pbs.twimg.com/media/FThnGstXoAAMe0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oos Ramirez (Gravity Falls, 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4924176154210304</text:p>
          </table:table-cell>
          <table:table-cell table:style-name="ce20" office:value-type="string" calcext:value-type="string">
            <text:p><text:a xlink:href="https://twitter.com/datGestruepp/status/1544924176154210304" xlink:type="simple">https://twitter.com/datGestruepp/status/1544924176154210304</text:a></text:p>
          </table:table-cell>
          <table:table-cell table:style-name="ce28" office:value-type="string" calcext:value-type="string">
            <text:p>07.07.2022</text:p>
          </table:table-cell>
          <table:table-cell table:style-name="ce1" office:value-type="string" calcext:value-type="string">
            <text:p>Oh, Guten Morgen Frida! Wie schön dich hier zu haben.</text:p>
          </table:table-cell>
          <table:table-cell table:style-name="ce20" office:value-type="string" calcext:value-type="string">
            <text:p><text:a xlink:href="http://pbs.twimg.com/media/FThnXkmXoAAygEw.jpg" xlink:type="simple">http://pbs.twimg.com/media/FThnXkmXoAAygEw.jpg</text:a></text:p>
          </table:table-cell>
          <table:table-cell table:style-name="ce10" table:formula="of:=image(&quot;http://pbs.twimg.com/media/FThnXkmXoAAygEw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rieda Kahlo (Künstlerin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5286559041105921</text:p>
          </table:table-cell>
          <table:table-cell table:style-name="ce20" office:value-type="string" calcext:value-type="string">
            <text:p><text:a xlink:href="https://twitter.com/datGestruepp/status/1545286559041105921" xlink:type="simple">https://twitter.com/datGestruepp/status/1545286559041105921</text:a></text:p>
          </table:table-cell>
          <table:table-cell table:style-name="ce28" office:value-type="string" calcext:value-type="string">
            <text:p>08.07.2022</text:p>
          </table:table-cell>
          <table:table-cell table:style-name="ce1" office:value-type="string" calcext:value-type="string">
            <text:p>Oh guten Morgen!</text:p>
          </table:table-cell>
          <table:table-cell table:style-name="ce20" office:value-type="string" calcext:value-type="string">
            <text:p><text:a xlink:href="http://pbs.twimg.com/media/FTmEFRBWAAECdoQ.jpg" xlink:type="simple">http://pbs.twimg.com/media/FTmEFRBWAAECdoQ.jpg</text:a></text:p>
          </table:table-cell>
          <table:table-cell table:style-name="ce10" table:formula="of:=image(&quot;http://pbs.twimg.com/media/FTmEFRBWAAECdo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urice Moss (The IT Crowd)</text:p>
          </table:table-cell>
          <table:table-cell table:style-name="ce1"/>
          <table:table-cell table:style-name="ce20" office:value-type="string" calcext:value-type="string">
            <text:p><text:a xlink:href="https://en.wikipedia.org/wiki/List_of_The_IT_Crowd_characters" xlink:type="simple">https://en.wikipedia.org/wiki/List_of_The_IT_Crowd_characters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545648947779100672</text:p>
          </table:table-cell>
          <table:table-cell table:style-name="ce20" office:value-type="string" calcext:value-type="string">
            <text:p><text:a xlink:href="https://twitter.com/datGestruepp/status/1545648947779100672" xlink:type="simple">https://twitter.com/datGestruepp/status/1545648947779100672</text:a></text:p>
          </table:table-cell>
          <table:table-cell table:style-name="ce28" office:value-type="string" calcext:value-type="string">
            <text:p>09.07.2022</text:p>
          </table:table-cell>
          <table:table-cell table:style-name="ce1" office:value-type="string" calcext:value-type="string">
            <text:p>Ja, ich habe ein- und ausschalten schon versucht. Den Trick kenn ich!</text:p>
          </table:table-cell>
          <table:table-cell table:style-name="ce20" office:value-type="string" calcext:value-type="string">
            <text:p><text:a xlink:href="http://pbs.twimg.com/media/FTmEbXVWUAQ8sF7.jpg" xlink:type="simple">http://pbs.twimg.com/media/FTmEbXVWUAQ8sF7.jpg</text:a></text:p>
          </table:table-cell>
          <table:table-cell table:style-name="ce10" table:formula="of:=image(&quot;http://pbs.twimg.com/media/FTmEbXVWUAQ8sF7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oy Trenneman (The IT Crowd)</text:p>
          </table:table-cell>
          <table:table-cell table:style-name="ce1"/>
          <table:table-cell table:style-name="ce20" office:value-type="string" calcext:value-type="string">
            <text:p><text:a xlink:href="https://en.wikipedia.org/wiki/List_of_The_IT_Crowd_characters" xlink:type="simple">https://en.wikipedia.org/wiki/List_of_The_IT_Crowd_characters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546011336777166848</text:p>
          </table:table-cell>
          <table:table-cell table:style-name="ce20" office:value-type="string" calcext:value-type="string">
            <text:p><text:a xlink:href="https://twitter.com/datGestruepp/status/1546011336777166848" xlink:type="simple">https://twitter.com/datGestruepp/status/1546011336777166848</text:a></text:p>
          </table:table-cell>
          <table:table-cell table:style-name="ce28" office:value-type="string" calcext:value-type="string">
            <text:p>10.07.2022</text:p>
          </table:table-cell>
          <table:table-cell table:style-name="ce1" office:value-type="string" calcext:value-type="string">
            <text:p>Und in dieser Kiste ist das gesaaaamte Internet!</text:p>
          </table:table-cell>
          <table:table-cell table:style-name="ce20" office:value-type="string" calcext:value-type="string">
            <text:p><text:a xlink:href="http://pbs.twimg.com/media/FTmE4DWXsAAu9Gc.jpg" xlink:type="simple">http://pbs.twimg.com/media/FTmE4DWXsAAu9Gc.jpg</text:a></text:p>
          </table:table-cell>
          <table:table-cell table:style-name="ce10" table:formula="of:=image(&quot;http://pbs.twimg.com/media/FTmE4DWXsAAu9Gc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Jen Barber (The IT Crowd)</text:p>
          </table:table-cell>
          <table:table-cell table:style-name="ce1"/>
          <table:table-cell table:style-name="ce20" office:value-type="string" calcext:value-type="string">
            <text:p><text:a xlink:href="https://en.wikipedia.org/wiki/List_of_The_IT_Crowd_characters" xlink:type="simple">https://en.wikipedia.org/wiki/List_of_The_IT_Crowd_characters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546373721920720898</text:p>
          </table:table-cell>
          <table:table-cell table:style-name="ce20" office:value-type="string" calcext:value-type="string">
            <text:p><text:a xlink:href="https://twitter.com/datGestruepp/status/1546373721920720898" xlink:type="simple">https://twitter.com/datGestruepp/status/1546373721920720898</text:a></text:p>
          </table:table-cell>
          <table:table-cell table:style-name="ce28" office:value-type="string" calcext:value-type="string">
            <text:p>11.07.2022</text:p>
          </table:table-cell>
          <table:table-cell table:style-name="ce1" office:value-type="string" calcext:value-type="string">
            <text:p>Ach, du bist von Sarah richtig?</text:p>
          </table:table-cell>
          <table:table-cell table:style-name="ce20" office:value-type="string" calcext:value-type="string">
            <text:p><text:a xlink:href="http://pbs.twimg.com/media/FT27x_jWIAEu4kf.jpg" xlink:type="simple">http://pbs.twimg.com/media/FT27x_jWIAEu4kf.jpg</text:a></text:p>
          </table:table-cell>
          <table:table-cell table:style-name="ce10" table:formula="of:=image(&quot;http://pbs.twimg.com/media/FT27x_jWIAEu4kf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igur von Sarah Key (Illustratorin, Dichterin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6736116329594880</text:p>
          </table:table-cell>
          <table:table-cell table:style-name="ce20" office:value-type="string" calcext:value-type="string">
            <text:p><text:a xlink:href="https://twitter.com/datGestruepp/status/1546736116329594880" xlink:type="simple">https://twitter.com/datGestruepp/status/1546736116329594880</text:a></text:p>
          </table:table-cell>
          <table:table-cell table:style-name="ce28" office:value-type="string" calcext:value-type="string">
            <text:p>12.07.2022</text:p>
          </table:table-cell>
          <table:table-cell table:style-name="ce1" office:value-type="string" calcext:value-type="string">
            <text:p>Guten Morgen.</text:p>
          </table:table-cell>
          <table:table-cell table:style-name="ce20" office:value-type="string" calcext:value-type="string">
            <text:p><text:a xlink:href="http://pbs.twimg.com/media/FT28KYkXoAINPpi.jpg" xlink:type="simple">http://pbs.twimg.com/media/FT28KYkXoAINPpi.jpg</text:a></text:p>
          </table:table-cell>
          <table:table-cell table:style-name="ce10" table:formula="of:=image(&quot;http://pbs.twimg.com/media/FT28KYkXoAINPpi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my Winehouse (Sängerin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7098497576476672</text:p>
          </table:table-cell>
          <table:table-cell table:style-name="ce20" office:value-type="string" calcext:value-type="string">
            <text:p><text:a xlink:href="https://twitter.com/datGestruepp/status/1547098497576476672" xlink:type="simple">https://twitter.com/datGestruepp/status/1547098497576476672</text:a></text:p>
          </table:table-cell>
          <table:table-cell table:style-name="ce28" office:value-type="string" calcext:value-type="string">
            <text:p>13.07.2022</text:p>
          </table:table-cell>
          <table:table-cell table:style-name="ce1" office:value-type="string" calcext:value-type="string">
            <text:p>Oh guten Morgen der Herr. Wir hätten noch Pizzareste da.</text:p>
          </table:table-cell>
          <table:table-cell table:style-name="ce20" office:value-type="string" calcext:value-type="string">
            <text:p><text:a xlink:href="http://pbs.twimg.com/media/FT28bCxWAAU1DxO.jpg" xlink:type="simple">http://pbs.twimg.com/media/FT28bCxWAAU1DxO.jpg</text:a></text:p>
          </table:table-cell>
          <table:table-cell table:style-name="ce10" table:formula="of:=image(&quot;http://pbs.twimg.com/media/FT28bCxWAAU1Dx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Master Splinter (Teenage Mutant Ninja Turtles, 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7460887170228225</text:p>
          </table:table-cell>
          <table:table-cell table:style-name="ce20" office:value-type="string" calcext:value-type="string">
            <text:p><text:a xlink:href="https://twitter.com/datGestruepp/status/1547460887170228225" xlink:type="simple">https://twitter.com/datGestruepp/status/1547460887170228225</text:a></text:p>
          </table:table-cell>
          <table:table-cell table:style-name="ce28" office:value-type="string" calcext:value-type="string">
            <text:p>14.07.2022</text:p>
          </table:table-cell>
          <table:table-cell table:style-name="ce1" office:value-type="string" calcext:value-type="string">
            <text:p>Schön das du da bist.</text:p>
          </table:table-cell>
          <table:table-cell table:style-name="ce20" office:value-type="string" calcext:value-type="string">
            <text:p><text:a xlink:href="http://pbs.twimg.com/media/FT28nwNWAAE-2i0.jpg" xlink:type="simple">http://pbs.twimg.com/media/FT28nwNWAAE-2i0.jpg</text:a></text:p>
          </table:table-cell>
          <table:table-cell table:style-name="ce10" table:formula="of:=image(&quot;http://pbs.twimg.com/media/FT28nwNWAAE-2i0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asper, Augsburger Puppenkiste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7823277820858368</text:p>
          </table:table-cell>
          <table:table-cell table:style-name="ce20" office:value-type="string" calcext:value-type="string">
            <text:p><text:a xlink:href="https://twitter.com/datGestruepp/status/1547823277820858368" xlink:type="simple">https://twitter.com/datGestruepp/status/1547823277820858368</text:a></text:p>
          </table:table-cell>
          <table:table-cell table:style-name="ce28" office:value-type="string" calcext:value-type="string">
            <text:p>15.07.2022</text:p>
          </table:table-cell>
          <table:table-cell table:style-name="ce1" office:value-type="string" calcext:value-type="string">
            <text:p>Ach hallo. Du bist aber meist nur Nachts unterwegs oder?</text:p>
          </table:table-cell>
          <table:table-cell table:style-name="ce20" office:value-type="string" calcext:value-type="string">
            <text:p><text:a xlink:href="http://pbs.twimg.com/media/FT283VsWYAIx9Du.jpg" xlink:type="simple">http://pbs.twimg.com/media/FT283VsWYAIx9Du.jpg</text:a></text:p>
          </table:table-cell>
          <table:table-cell table:style-name="ce10" table:formula="of:=image(&quot;http://pbs.twimg.com/media/FT283VsWYAIx9Du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omte Tummetott (Buch, Astrid Lindgren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8185662490382336</text:p>
          </table:table-cell>
          <table:table-cell table:style-name="ce20" office:value-type="string" calcext:value-type="string">
            <text:p><text:a xlink:href="https://twitter.com/datGestruepp/status/1548185662490382336" xlink:type="simple">https://twitter.com/datGestruepp/status/1548185662490382336</text:a></text:p>
          </table:table-cell>
          <table:table-cell table:style-name="ce28" office:value-type="string" calcext:value-type="string">
            <text:p>16.07.2022</text:p>
          </table:table-cell>
          <table:table-cell table:style-name="ce1" office:value-type="string" calcext:value-type="string">
            <text:p>Und du machst so Ballsport, ja? Sorry, ich kenne mich mit Animes nicht so gut aus.</text:p>
          </table:table-cell>
          <table:table-cell table:style-name="ce20" office:value-type="string" calcext:value-type="string">
            <text:p><text:a xlink:href="http://pbs.twimg.com/media/FUFk8NpX0AUwpiw.jpg" xlink:type="simple">http://pbs.twimg.com/media/FUFk8NpX0AUwpiw.jpg</text:a></text:p>
          </table:table-cell>
          <table:table-cell table:style-name="ce10" table:formula="of:=image(&quot;http://pbs.twimg.com/media/FUFk8NpX0AUwpiw.jpg&quot;)" office:value-type="string" office:string-value="" calcext:value-type="error">
            <text:p>#NAME?</text:p>
          </table:table-cell>
          <table:table-cell table:style-name="ce9" office:value-type="string" calcext:value-type="string">
            <text:p>Shōyō Hinata aus Haikyuu (Ani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8548050276085760</text:p>
          </table:table-cell>
          <table:table-cell table:style-name="ce20" office:value-type="string" calcext:value-type="string">
            <text:p><text:a xlink:href="https://twitter.com/datGestruepp/status/1548548050276085760" xlink:type="simple">https://twitter.com/datGestruepp/status/1548548050276085760</text:a></text:p>
          </table:table-cell>
          <table:table-cell table:style-name="ce28" office:value-type="string" calcext:value-type="string">
            <text:p>17.07.2022</text:p>
          </table:table-cell>
          <table:table-cell table:style-name="ce1" office:value-type="string" calcext:value-type="string">
            <text:p>Warum so grimmig?</text:p>
          </table:table-cell>
          <table:table-cell table:style-name="ce20" office:value-type="string" calcext:value-type="string">
            <text:p><text:a xlink:href="http://pbs.twimg.com/media/FUFlSSGWUAAdNjw.jpg" xlink:type="simple">http://pbs.twimg.com/media/FUFlSSGWUAAdNjw.jpg</text:a></text:p>
          </table:table-cell>
          <table:table-cell table:style-name="ce10" table:formula="of:=image(&quot;http://pbs.twimg.com/media/FUFlSSGWUAAdNjw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Invader Zim (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8910442013155328</text:p>
          </table:table-cell>
          <table:table-cell table:style-name="ce20" office:value-type="string" calcext:value-type="string">
            <text:p><text:a xlink:href="https://twitter.com/datGestruepp/status/1548910442013155328" xlink:type="simple">https://twitter.com/datGestruepp/status/1548910442013155328</text:a></text:p>
          </table:table-cell>
          <table:table-cell table:style-name="ce28" office:value-type="string" calcext:value-type="string">
            <text:p>18.07.2022</text:p>
          </table:table-cell>
          <table:table-cell table:style-name="ce1" office:value-type="string" calcext:value-type="string">
            <text:p>Ein Tässchen Schmieröl?</text:p>
          </table:table-cell>
          <table:table-cell table:style-name="ce20" office:value-type="string" calcext:value-type="string">
            <text:p><text:a xlink:href="http://pbs.twimg.com/media/FUFliGpWQAUZym4.jpg" xlink:type="simple">http://pbs.twimg.com/media/FUFliGpWQAUZym4.jpg</text:a></text:p>
          </table:table-cell>
          <table:table-cell table:style-name="ce10" table:formula="of:=image(&quot;http://pbs.twimg.com/media/FUFliGpWQAUZym4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ummer 5 (Film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9272829438435329</text:p>
          </table:table-cell>
          <table:table-cell table:style-name="ce20" office:value-type="string" calcext:value-type="string">
            <text:p><text:a xlink:href="https://twitter.com/datGestruepp/status/1549272829438435329" xlink:type="simple">https://twitter.com/datGestruepp/status/1549272829438435329</text:a></text:p>
          </table:table-cell>
          <table:table-cell table:style-name="ce28" office:value-type="string" calcext:value-type="string">
            <text:p>19.07.2022</text:p>
          </table:table-cell>
          <table:table-cell table:style-name="ce1" office:value-type="string" calcext:value-type="string">
            <text:p>Da ist echt nur Kaffee drin.</text:p>
          </table:table-cell>
          <table:table-cell table:style-name="ce20" office:value-type="string" calcext:value-type="string">
            <text:p><text:a xlink:href="http://pbs.twimg.com/media/FUFlzrFWQAAcT29.jpg" xlink:type="simple">http://pbs.twimg.com/media/FUFlzrFWQAAcT29.jpg</text:a></text:p>
          </table:table-cell>
          <table:table-cell table:style-name="ce10" table:formula="of:=image(&quot;http://pbs.twimg.com/media/FUFlzrFWQAAcT29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lendale aus Centaurworld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9635213159870465</text:p>
          </table:table-cell>
          <table:table-cell table:style-name="ce20" office:value-type="string" calcext:value-type="string">
            <text:p><text:a xlink:href="https://twitter.com/datGestruepp/status/1549635213159870465" xlink:type="simple">https://twitter.com/datGestruepp/status/1549635213159870465</text:a></text:p>
          </table:table-cell>
          <table:table-cell table:style-name="ce28" office:value-type="string" calcext:value-type="string">
            <text:p>20.07.2022</text:p>
          </table:table-cell>
          <table:table-cell table:style-name="ce1" office:value-type="string" calcext:value-type="string">
            <text:p>Och, soooo 'little' bist du ja gar nicht.</text:p>
          </table:table-cell>
          <table:table-cell table:style-name="ce20" office:value-type="string" calcext:value-type="string">
            <text:p><text:a xlink:href="http://pbs.twimg.com/media/FUQPgGKWIAAqeNB.jpg" xlink:type="simple">http://pbs.twimg.com/media/FUQPgGKWIAAqeNB.jpg</text:a></text:p>
          </table:table-cell>
          <table:table-cell table:style-name="ce10" table:formula="of:=image(&quot;http://pbs.twimg.com/media/FUQPgGKWIAAqeN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ittlefot aus in einem Land vor unserer Zeit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49997604959838210</text:p>
          </table:table-cell>
          <table:table-cell table:style-name="ce20" office:value-type="string" calcext:value-type="string">
            <text:p><text:a xlink:href="https://twitter.com/datGestruepp/status/1549997604959838210" xlink:type="simple">https://twitter.com/datGestruepp/status/1549997604959838210</text:a></text:p>
          </table:table-cell>
          <table:table-cell table:style-name="ce28" office:value-type="string" calcext:value-type="string">
            <text:p>21.07.2022</text:p>
          </table:table-cell>
          <table:table-cell table:style-name="ce1" office:value-type="string" calcext:value-type="string">
            <text:p>Aha, und mit dem Dings schießt du dann die Luftballons kaputt. Verstehe.</text:p>
          </table:table-cell>
          <table:table-cell table:style-name="ce20" office:value-type="string" calcext:value-type="string">
            <text:p><text:a xlink:href="http://pbs.twimg.com/media/FUQPzZGWAAI5eGS.jpg" xlink:type="simple">http://pbs.twimg.com/media/FUQPzZGWAAI5eGS.jpg</text:a></text:p>
          </table:table-cell>
          <table:table-cell table:style-name="ce10" table:formula="of:=image(&quot;http://pbs.twimg.com/media/FUQPzZGWAAI5eGS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Affe aus Bloons (Towe Defens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50359994603900929</text:p>
          </table:table-cell>
          <table:table-cell table:style-name="ce20" office:value-type="string" calcext:value-type="string">
            <text:p><text:a xlink:href="https://twitter.com/datGestruepp/status/1550359994603900929" xlink:type="simple">https://twitter.com/datGestruepp/status/1550359994603900929</text:a></text:p>
          </table:table-cell>
          <table:table-cell table:style-name="ce28" office:value-type="string" calcext:value-type="string">
            <text:p>22.07.2022</text:p>
          </table:table-cell>
          <table:table-cell table:style-name="ce1" office:value-type="string" calcext:value-type="string">
            <text:p>Guten Morgen die Dame.</text:p>
          </table:table-cell>
          <table:table-cell table:style-name="ce20" office:value-type="string" calcext:value-type="string">
            <text:p><text:a xlink:href="http://pbs.twimg.com/media/FUQQEEQXwAUnTRd.jpg" xlink:type="simple">http://pbs.twimg.com/media/FUQQEEQXwAUnTRd.jpg</text:a></text:p>
          </table:table-cell>
          <table:table-cell table:style-name="ce10" table:formula="of:=image(&quot;http://pbs.twimg.com/media/FUQQEEQXwAUnTRd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Rosina aus Animal Crossing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50722377973121025</text:p>
          </table:table-cell>
          <table:table-cell table:style-name="ce20" office:value-type="string" calcext:value-type="string">
            <text:p><text:a xlink:href="https://twitter.com/datGestruepp/status/1550722377973121025" xlink:type="simple">https://twitter.com/datGestruepp/status/1550722377973121025</text:a></text:p>
          </table:table-cell>
          <table:table-cell table:style-name="ce28" office:value-type="string" calcext:value-type="string">
            <text:p>23.07.2022</text:p>
          </table:table-cell>
          <table:table-cell table:style-name="ce1" office:value-type="string" calcext:value-type="string">
            <text:p>Oha! Ein Bienenmann!</text:p>
          </table:table-cell>
          <table:table-cell table:style-name="ce20" office:value-type="string" calcext:value-type="string">
            <text:p><text:a xlink:href="http://pbs.twimg.com/media/FUQQR-oXoAE1F7G.jpg" xlink:type="simple">http://pbs.twimg.com/media/FUQQR-oXoAE1F7G.jpg</text:a></text:p>
          </table:table-cell>
          <table:table-cell table:style-name="ce10" table:formula="of:=image(&quot;http://pbs.twimg.com/media/FUQQR-oXoAE1F7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ienenmann (Walter Moers, Zamonien, Buch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51084768401379328</text:p>
          </table:table-cell>
          <table:table-cell table:style-name="ce20" office:value-type="string" calcext:value-type="string">
            <text:p><text:a xlink:href="https://twitter.com/datGestruepp/status/1551084768401379328" xlink:type="simple">https://twitter.com/datGestruepp/status/1551084768401379328</text:a></text:p>
          </table:table-cell>
          <table:table-cell table:style-name="ce28" office:value-type="string" calcext:value-type="string">
            <text:p>24.07.2022</text:p>
          </table:table-cell>
          <table:table-cell table:style-name="ce1" office:value-type="string" calcext:value-type="string">
            <text:p>Na du?</text:p>
          </table:table-cell>
          <table:table-cell table:style-name="ce20" office:value-type="string" calcext:value-type="string">
            <text:p><text:a xlink:href="http://pbs.twimg.com/media/FUQQmBmXwAACMfi.jpg" xlink:type="simple">http://pbs.twimg.com/media/FUQQmBmXwAACMfi.jpg</text:a></text:p>
          </table:table-cell>
          <table:table-cell table:style-name="ce10" table:formula="of:=image(&quot;http://pbs.twimg.com/media/FUQQmBmXwAACMfi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legmon, Pokemon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51447155654569986</text:p>
          </table:table-cell>
          <table:table-cell table:style-name="ce20" office:value-type="string" calcext:value-type="string">
            <text:p><text:a xlink:href="https://twitter.com/datGestruepp/status/1551447155654569986" xlink:type="simple">https://twitter.com/datGestruepp/status/1551447155654569986</text:a></text:p>
          </table:table-cell>
          <table:table-cell table:style-name="ce28" office:value-type="string" calcext:value-type="string">
            <text:p>25.07.2022</text:p>
          </table:table-cell>
          <table:table-cell table:style-name="ce1" office:value-type="string" calcext:value-type="string">
            <text:p>Aha. Und wo kommst du her?</text:p>
          </table:table-cell>
          <table:table-cell table:style-name="ce20" office:value-type="string" calcext:value-type="string">
            <text:p><text:a xlink:href="http://pbs.twimg.com/media/FUjacFVXoAA2Z6s.jpg" xlink:type="simple">http://pbs.twimg.com/media/FUjacFVXoAA2Z6s.jpg</text:a></text:p>
          </table:table-cell>
          <table:table-cell table:style-name="ce10" table:formula="of:=image(&quot;http://pbs.twimg.com/media/FUjacFVXoAA2Z6s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uci aus Disenchantment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51809544828887047</text:p>
          </table:table-cell>
          <table:table-cell table:style-name="ce20" office:value-type="string" calcext:value-type="string">
            <text:p><text:a xlink:href="https://twitter.com/datGestruepp/status/1551809544828887047" xlink:type="simple">https://twitter.com/datGestruepp/status/1551809544828887047</text:a></text:p>
          </table:table-cell>
          <table:table-cell table:style-name="ce28" office:value-type="string" calcext:value-type="string">
            <text:p>26.07.2022</text:p>
          </table:table-cell>
          <table:table-cell table:style-name="ce1" office:value-type="string" calcext:value-type="string">
            <text:p>Wie jetzt? Also du frisst Träume oder was?</text:p>
          </table:table-cell>
          <table:table-cell table:style-name="ce20" office:value-type="string" calcext:value-type="string">
            <text:p><text:a xlink:href="http://pbs.twimg.com/media/FUjbKWrWIAE4vNT.jpg" xlink:type="simple">http://pbs.twimg.com/media/FUjbKWrWIAE4vNT.jpg</text:a></text:p>
          </table:table-cell>
          <table:table-cell table:style-name="ce10" table:formula="of:=image(&quot;http://pbs.twimg.com/media/FUjbKWrWIAE4vNT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das Traumfresserchen (Buch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52171929213095937</text:p>
          </table:table-cell>
          <table:table-cell table:style-name="ce20" office:value-type="string" calcext:value-type="string">
            <text:p><text:a xlink:href="https://twitter.com/datGestruepp/status/1552171929213095937" xlink:type="simple">https://twitter.com/datGestruepp/status/1552171929213095937</text:a></text:p>
          </table:table-cell>
          <table:table-cell table:style-name="ce28" office:value-type="string" calcext:value-type="string">
            <text:p>27.07.2022</text:p>
          </table:table-cell>
          <table:table-cell table:style-name="ce1" office:value-type="string" calcext:value-type="string">
            <text:p>Und du fotografierst gern?</text:p>
          </table:table-cell>
          <table:table-cell table:style-name="ce20" office:value-type="string" calcext:value-type="string">
            <text:p><text:a xlink:href="http://pbs.twimg.com/media/FUjbhrjWAAEYLt9.jpg" xlink:type="simple">http://pbs.twimg.com/media/FUjbhrjWAAEYLt9.jpg</text:a></text:p>
          </table:table-cell>
          <table:table-cell table:style-name="ce10" table:formula="of:=image(&quot;http://pbs.twimg.com/media/FUjbhrjWAAEYLt9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Eichhörnchen Twitchy (Rotkäppchenverschwörung, Film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52534317691129856</text:p>
          </table:table-cell>
          <table:table-cell table:style-name="ce20" office:value-type="string" calcext:value-type="string">
            <text:p><text:a xlink:href="https://twitter.com/datGestruepp/status/1552534317691129856" xlink:type="simple">https://twitter.com/datGestruepp/status/1552534317691129856</text:a></text:p>
          </table:table-cell>
          <table:table-cell table:style-name="ce28" office:value-type="string" calcext:value-type="string">
            <text:p>28.07.2022</text:p>
          </table:table-cell>
          <table:table-cell table:style-name="ce1" office:value-type="string" calcext:value-type="string">
            <text:p>Guten Morgen!</text:p>
          </table:table-cell>
          <table:table-cell table:style-name="ce20" office:value-type="string" calcext:value-type="string">
            <text:p><text:a xlink:href="http://pbs.twimg.com/media/FUjbu5sWUAAUVSo.jpg" xlink:type="simple">http://pbs.twimg.com/media/FUjbu5sWUAAUVSo.jpg</text:a></text:p>
          </table:table-cell>
          <table:table-cell table:style-name="ce10" table:formula="of:=image(&quot;http://pbs.twimg.com/media/FUjbu5sWUAAUVS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ammawink aus Centaurworld</text:p>
          </table:table-cell>
          <table:table-cell table:style-name="ce1"/>
          <table:table-cell table:style-name="ce1" office:value-type="string" calcext:value-type="string">
            <text:p>aus Centaurworld (Netflix)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552896708601946113</text:p>
          </table:table-cell>
          <table:table-cell table:style-name="ce20" office:value-type="string" calcext:value-type="string">
            <text:p><text:a xlink:href="https://twitter.com/datGestruepp/status/1552896708601946113" xlink:type="simple">https://twitter.com/datGestruepp/status/1552896708601946113</text:a></text:p>
          </table:table-cell>
          <table:table-cell table:style-name="ce28" office:value-type="string" calcext:value-type="string">
            <text:p>29.07.2022</text:p>
          </table:table-cell>
          <table:table-cell table:style-name="ce1" office:value-type="string" calcext:value-type="string">
            <text:p>Oha!</text:p>
          </table:table-cell>
          <table:table-cell table:style-name="ce20" office:value-type="string" calcext:value-type="string">
            <text:p><text:a xlink:href="http://pbs.twimg.com/media/FUjb8-iWUAAIDVy.jpg" xlink:type="simple">http://pbs.twimg.com/media/FUjb8-iWUAAIDVy.jpg</text:a></text:p>
          </table:table-cell>
          <table:table-cell table:style-name="ce10" table:formula="of:=image(&quot;http://pbs.twimg.com/media/FUjb8-iWUAAIDVy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Harley Quinn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53259094470930432</text:p>
          </table:table-cell>
          <table:table-cell table:style-name="ce20" office:value-type="string" calcext:value-type="string">
            <text:p><text:a xlink:href="https://twitter.com/datGestruepp/status/1553259094470930432" xlink:type="simple">https://twitter.com/datGestruepp/status/1553259094470930432</text:a></text:p>
          </table:table-cell>
          <table:table-cell table:style-name="ce28" office:value-type="string" calcext:value-type="string">
            <text:p>30.07.2022</text:p>
          </table:table-cell>
          <table:table-cell table:style-name="ce1" office:value-type="string" calcext:value-type="string">
            <text:p>Aja. Käffchen?</text:p>
          </table:table-cell>
          <table:table-cell table:style-name="ce20" office:value-type="string" calcext:value-type="string">
            <text:p><text:a xlink:href="http://pbs.twimg.com/media/FUp78ACXEAE2qiG.jpg" xlink:type="simple">http://pbs.twimg.com/media/FUp78ACXEAE2qiG.jpg</text:a></text:p>
          </table:table-cell>
          <table:table-cell table:style-name="ce10" table:formula="of:=image(&quot;http://pbs.twimg.com/media/FUp78ACXEAE2qiG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Zulius aus Centaurworld (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53621480214351873</text:p>
          </table:table-cell>
          <table:table-cell table:style-name="ce20" office:value-type="string" calcext:value-type="string">
            <text:p><text:a xlink:href="https://twitter.com/datGestruepp/status/1553621480214351873" xlink:type="simple">https://twitter.com/datGestruepp/status/1553621480214351873</text:a></text:p>
          </table:table-cell>
          <table:table-cell table:style-name="ce28" office:value-type="string" calcext:value-type="string">
            <text:p>31.07.2022</text:p>
          </table:table-cell>
          <table:table-cell table:style-name="ce1" office:value-type="string" calcext:value-type="string">
            <text:p>Ach wie schön!</text:p>
          </table:table-cell>
          <table:table-cell table:style-name="ce20" office:value-type="string" calcext:value-type="string">
            <text:p><text:a xlink:href="http://pbs.twimg.com/media/FUp8I_-WYAAJAlY.jpg" xlink:type="simple">http://pbs.twimg.com/media/FUp8I_-WYAAJAlY.jpg</text:a></text:p>
          </table:table-cell>
          <table:table-cell table:style-name="ce10" table:formula="of:=image(&quot;http://pbs.twimg.com/media/FUp8I_-WYAAJAlY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eterson (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53983870004891650</text:p>
          </table:table-cell>
          <table:table-cell table:style-name="ce20" office:value-type="string" calcext:value-type="string">
            <text:p><text:a xlink:href="https://twitter.com/datGestruepp/status/1553983870004891650" xlink:type="simple">https://twitter.com/datGestruepp/status/1553983870004891650</text:a></text:p>
          </table:table-cell>
          <table:table-cell table:style-name="ce28" office:value-type="string" calcext:value-type="string">
            <text:p>01.08.2022</text:p>
          </table:table-cell>
          <table:table-cell table:style-name="ce1" office:value-type="string" calcext:value-type="string">
            <text:p>Auch schon wach?</text:p>
          </table:table-cell>
          <table:table-cell table:style-name="ce20" office:value-type="string" calcext:value-type="string">
            <text:p><text:a xlink:href="http://pbs.twimg.com/media/FUp8W4EXoAI2Wbd.jpg" xlink:type="simple">http://pbs.twimg.com/media/FUp8W4EXoAI2Wbd.jpg</text:a></text:p>
          </table:table-cell>
          <table:table-cell table:style-name="ce10" table:formula="of:=image(&quot;http://pbs.twimg.com/media/FUp8W4EXoAI2Wbd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indus (Buch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54346256352178176</text:p>
          </table:table-cell>
          <table:table-cell table:style-name="ce20" office:value-type="string" calcext:value-type="string">
            <text:p><text:a xlink:href="https://twitter.com/datGestruepp/status/1554346256352178176" xlink:type="simple">https://twitter.com/datGestruepp/status/1554346256352178176</text:a></text:p>
          </table:table-cell>
          <table:table-cell table:style-name="ce28" office:value-type="string" calcext:value-type="string">
            <text:p>02.08.2022</text:p>
          </table:table-cell>
          <table:table-cell table:style-name="ce1" office:value-type="string" calcext:value-type="string">
            <text:p>Du auch noch?</text:p>
          </table:table-cell>
          <table:table-cell table:style-name="ce20" office:value-type="string" calcext:value-type="string">
            <text:p><text:a xlink:href="http://pbs.twimg.com/media/FUp8lvoWQAk4jIM.jpg" xlink:type="simple">http://pbs.twimg.com/media/FUp8lvoWQAk4jIM.jpg</text:a></text:p>
          </table:table-cell>
          <table:table-cell table:style-name="ce10" table:formula="of:=image(&quot;http://pbs.twimg.com/media/FUp8lvoWQAk4jIM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hed aus Centaurworld (Seri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54708645232926720</text:p>
          </table:table-cell>
          <table:table-cell table:style-name="ce20" office:value-type="string" calcext:value-type="string">
            <text:p><text:a xlink:href="https://twitter.com/datGestruepp/status/1554708645232926720" xlink:type="simple">https://twitter.com/datGestruepp/status/1554708645232926720</text:a></text:p>
          </table:table-cell>
          <table:table-cell table:style-name="ce28" office:value-type="string" calcext:value-type="string">
            <text:p>03.08.2022</text:p>
          </table:table-cell>
          <table:table-cell table:style-name="ce1" office:value-type="string" calcext:value-type="string">
            <text:p>Ah, okay. Ich glaube Sie trinken keinen Kaffee, oder?</text:p>
          </table:table-cell>
          <table:table-cell table:style-name="ce20" office:value-type="string" calcext:value-type="string">
            <text:p><text:a xlink:href="http://pbs.twimg.com/media/FUwCymeXEAIV4Is.jpg" xlink:type="simple">http://pbs.twimg.com/media/FUwCymeXEAIV4Is.jpg</text:a></text:p>
          </table:table-cell>
          <table:table-cell table:style-name="ce10" table:formula="of:=image(&quot;http://pbs.twimg.com/media/FUwCymeXEAIV4Is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van Helsing (Ani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55071035069779968</text:p>
          </table:table-cell>
          <table:table-cell table:style-name="ce20" office:value-type="string" calcext:value-type="string">
            <text:p><text:a xlink:href="https://twitter.com/datGestruepp/status/1555071035069779968" xlink:type="simple">https://twitter.com/datGestruepp/status/1555071035069779968</text:a></text:p>
          </table:table-cell>
          <table:table-cell table:style-name="ce28" office:value-type="string" calcext:value-type="string">
            <text:p>04.08.2022</text:p>
          </table:table-cell>
          <table:table-cell table:style-name="ce1" office:value-type="string" calcext:value-type="string">
            <text:p>Wa? Wo kommen denn die Petunien jetzt her?</text:p>
          </table:table-cell>
          <table:table-cell table:style-name="ce20" office:value-type="string" calcext:value-type="string">
            <text:p><text:a xlink:href="http://pbs.twimg.com/media/FUwDJCCWAAA6_1t.jpg" xlink:type="simple">http://pbs.twimg.com/media/FUwDJCCWAAA6_1t.jpg</text:a></text:p>
          </table:table-cell>
          <table:table-cell table:style-name="ce10" table:formula="of:=image(&quot;http://pbs.twimg.com/media/FUwDJCCWAAA6_1t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etunientopf (Per Anhalter durch die Galaxis, Buch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55433423988264961</text:p>
          </table:table-cell>
          <table:table-cell table:style-name="ce20" office:value-type="string" calcext:value-type="string">
            <text:p><text:a xlink:href="https://twitter.com/datGestruepp/status/1555433423988264961" xlink:type="simple">https://twitter.com/datGestruepp/status/1555433423988264961</text:a></text:p>
          </table:table-cell>
          <table:table-cell table:style-name="ce28" office:value-type="string" calcext:value-type="string">
            <text:p>05.08.2022</text:p>
          </table:table-cell>
          <table:table-cell table:style-name="ce1" office:value-type="string" calcext:value-type="string">
            <text:p>Ach und du bist jetzt die Frau von... Plankton? Oke.</text:p>
          </table:table-cell>
          <table:table-cell table:style-name="ce20" office:value-type="string" calcext:value-type="string">
            <text:p><text:a xlink:href="http://pbs.twimg.com/media/FU0O1EtXwAY3Prv.jpg" xlink:type="simple">http://pbs.twimg.com/media/FU0O1EtXwAY3Prv.jpg</text:a></text:p>
          </table:table-cell>
          <table:table-cell table:style-name="ce10" table:formula="of:=image(&quot;http://pbs.twimg.com/media/FU0O1EtXwAY3Prv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aren Plankton (Spongebob, Serie)</text:p>
          </table:table-cell>
          <table:table-cell table:style-name="ce1"/>
          <table:table-cell table:style-name="ce20" office:value-type="string" calcext:value-type="string">
            <text:p><text:a xlink:href="https://spongebob.fandom.com/de/wiki/Charakterguide" xlink:type="simple">https://spongebob.fandom.com/de/wiki/Charakterguide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555795807298887686</text:p>
          </table:table-cell>
          <table:table-cell table:style-name="ce20" office:value-type="string" calcext:value-type="string">
            <text:p><text:a xlink:href="https://twitter.com/datGestruepp/status/1555795807298887686" xlink:type="simple">https://twitter.com/datGestruepp/status/1555795807298887686</text:a></text:p>
          </table:table-cell>
          <table:table-cell table:style-name="ce28" office:value-type="string" calcext:value-type="string">
            <text:p>06.08.2022</text:p>
          </table:table-cell>
          <table:table-cell table:style-name="ce1" office:value-type="string" calcext:value-type="string">
            <text:p>Komische Frisur.</text:p>
          </table:table-cell>
          <table:table-cell table:style-name="ce20" office:value-type="string" calcext:value-type="string">
            <text:p><text:a xlink:href="http://pbs.twimg.com/media/FU0PHn7XsAEsdMh.jpg" xlink:type="simple">http://pbs.twimg.com/media/FU0PHn7XsAEsdMh.jpg</text:a></text:p>
          </table:table-cell>
          <table:table-cell table:style-name="ce10" table:formula="of:=image(&quot;http://pbs.twimg.com/media/FU0PHn7XsAEsdMh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Zorg aus das fünfte Element (?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56158195076308992</text:p>
          </table:table-cell>
          <table:table-cell table:style-name="ce20" office:value-type="string" calcext:value-type="string">
            <text:p><text:a xlink:href="https://twitter.com/datGestruepp/status/1556158195076308992" xlink:type="simple">https://twitter.com/datGestruepp/status/1556158195076308992</text:a></text:p>
          </table:table-cell>
          <table:table-cell table:style-name="ce28" office:value-type="string" calcext:value-type="string">
            <text:p>07.08.2022</text:p>
          </table:table-cell>
          <table:table-cell table:style-name="ce1" office:value-type="string" calcext:value-type="string">
            <text:p>Ach wie niedlich!</text:p>
          </table:table-cell>
          <table:table-cell table:style-name="ce20" office:value-type="string" calcext:value-type="string">
            <text:p><text:a xlink:href="http://pbs.twimg.com/media/FU0PXqYXsAEU1Zz.jpg" xlink:type="simple">http://pbs.twimg.com/media/FU0PXqYXsAEU1Zz.jpg</text:a></text:p>
          </table:table-cell>
          <table:table-cell table:style-name="ce10" table:formula="of:=image(&quot;http://pbs.twimg.com/media/FU0PXqYXsAEU1Zz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iepi (Pokemon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56520586167300102</text:p>
          </table:table-cell>
          <table:table-cell table:style-name="ce20" office:value-type="string" calcext:value-type="string">
            <text:p><text:a xlink:href="https://twitter.com/datGestruepp/status/1556520586167300102" xlink:type="simple">https://twitter.com/datGestruepp/status/1556520586167300102</text:a></text:p>
          </table:table-cell>
          <table:table-cell table:style-name="ce28" office:value-type="string" calcext:value-type="string">
            <text:p>08.08.2022</text:p>
          </table:table-cell>
          <table:table-cell table:style-name="ce1" office:value-type="string" calcext:value-type="string">
            <text:p>Ach wie schön. Hallo!</text:p>
          </table:table-cell>
          <table:table-cell table:style-name="ce20" office:value-type="string" calcext:value-type="string">
            <text:p><text:a xlink:href="http://pbs.twimg.com/media/FU0Ps8zWIAAl2P1.jpg" xlink:type="simple">http://pbs.twimg.com/media/FU0Ps8zWIAAl2P1.jpg</text:a></text:p>
          </table:table-cell>
          <table:table-cell table:style-name="ce10" table:formula="of:=image(&quot;http://pbs.twimg.com/media/FU0Ps8zWIAAl2P1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erla Krabs (Spongebob, Serie)</text:p>
          </table:table-cell>
          <table:table-cell table:style-name="ce1"/>
          <table:table-cell table:style-name="ce20" office:value-type="string" calcext:value-type="string">
            <text:p><text:a xlink:href="https://spongebob.fandom.com/de/wiki/Charakterguide" xlink:type="simple">https://spongebob.fandom.com/de/wiki/Charakterguide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556882973596585984</text:p>
          </table:table-cell>
          <table:table-cell table:style-name="ce20" office:value-type="string" calcext:value-type="string">
            <text:p><text:a xlink:href="https://twitter.com/datGestruepp/status/1556882973596585984" xlink:type="simple">https://twitter.com/datGestruepp/status/1556882973596585984</text:a></text:p>
          </table:table-cell>
          <table:table-cell table:style-name="ce28" office:value-type="string" calcext:value-type="string">
            <text:p>09.08.2022</text:p>
          </table:table-cell>
          <table:table-cell table:style-name="ce1" office:value-type="string" calcext:value-type="string">
            <text:p>Krasse Narben.</text:p>
          </table:table-cell>
          <table:table-cell table:style-name="ce20" office:value-type="string" calcext:value-type="string">
            <text:p><text:a xlink:href="http://pbs.twimg.com/media/FVXHNO7X0AAp0DM.jpg" xlink:type="simple">http://pbs.twimg.com/media/FVXHNO7X0AAp0DM.jpg</text:a></text:p>
          </table:table-cell>
          <table:table-cell table:style-name="ce10" table:formula="of:=image(&quot;http://pbs.twimg.com/media/FVXHNO7X0AAp0DM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orenor Zorro (one piec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57245362947194882</text:p>
          </table:table-cell>
          <table:table-cell table:style-name="ce20" office:value-type="string" calcext:value-type="string">
            <text:p><text:a xlink:href="https://twitter.com/datGestruepp/status/1557245362947194882" xlink:type="simple">https://twitter.com/datGestruepp/status/1557245362947194882</text:a></text:p>
          </table:table-cell>
          <table:table-cell table:style-name="ce28" office:value-type="string" calcext:value-type="string">
            <text:p>10.08.2022</text:p>
          </table:table-cell>
          <table:table-cell table:style-name="ce1" office:value-type="string" calcext:value-type="string">
            <text:p>Guten Morgen!</text:p>
          </table:table-cell>
          <table:table-cell table:style-name="ce20" office:value-type="string" calcext:value-type="string">
            <text:p><text:a xlink:href="http://pbs.twimg.com/media/FVECRuvXoAIF6DM.jpg" xlink:type="simple">http://pbs.twimg.com/media/FVECRuvXoAIF6DM.jpg</text:a></text:p>
          </table:table-cell>
          <table:table-cell table:style-name="ce10" table:formula="of:=image(&quot;http://pbs.twimg.com/media/FVECRuvXoAIF6DM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Bisaknosp (Pokemon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57607750762463232</text:p>
          </table:table-cell>
          <table:table-cell table:style-name="ce20" office:value-type="string" calcext:value-type="string">
            <text:p><text:a xlink:href="https://twitter.com/datGestruepp/status/1557607750762463232" xlink:type="simple">https://twitter.com/datGestruepp/status/1557607750762463232</text:a></text:p>
          </table:table-cell>
          <table:table-cell table:style-name="ce28" office:value-type="string" calcext:value-type="string">
            <text:p>11.08.2022</text:p>
          </table:table-cell>
          <table:table-cell table:style-name="ce1" office:value-type="string" calcext:value-type="string">
            <text:p>Was zum?!</text:p>
          </table:table-cell>
          <table:table-cell table:style-name="ce20" office:value-type="string" calcext:value-type="string">
            <text:p><text:a xlink:href="http://pbs.twimg.com/media/FVEC1uhXoAIvKGR.jpg" xlink:type="simple">http://pbs.twimg.com/media/FVEC1uhXoAIvKGR.jpg</text:a></text:p>
          </table:table-cell>
          <table:table-cell table:style-name="ce10" table:formula="of:=image(&quot;http://pbs.twimg.com/media/FVEC1uhXoAIvKG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etris Teil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57970138694971400</text:p>
          </table:table-cell>
          <table:table-cell table:style-name="ce20" office:value-type="string" calcext:value-type="string">
            <text:p><text:a xlink:href="https://twitter.com/datGestruepp/status/1557970138694971400" xlink:type="simple">https://twitter.com/datGestruepp/status/1557970138694971400</text:a></text:p>
          </table:table-cell>
          <table:table-cell table:style-name="ce28" office:value-type="string" calcext:value-type="string">
            <text:p>12.08.2022</text:p>
          </table:table-cell>
          <table:table-cell table:style-name="ce1" office:value-type="string" calcext:value-type="string">
            <text:p>Echt jetzt?</text:p>
          </table:table-cell>
          <table:table-cell table:style-name="ce20" office:value-type="string" calcext:value-type="string">
            <text:p><text:a xlink:href="http://pbs.twimg.com/media/FVEDHjrWUAUrH7x.jpg" xlink:type="simple">http://pbs.twimg.com/media/FVEDHjrWUAUrH7x.jpg</text:a></text:p>
          </table:table-cell>
          <table:table-cell table:style-name="ce10" table:formula="of:=image(&quot;http://pbs.twimg.com/media/FVEDHjrWUAUrH7x.jpg&quot;)" office:value-type="string" office:string-value="" calcext:value-type="error">
            <text:p>#NAME?</text:p>
          </table:table-cell>
          <table:table-cell table:style-name="ce43" office:value-type="string" calcext:value-type="string">
            <text:p>Tetris Teil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58332523830054912</text:p>
          </table:table-cell>
          <table:table-cell table:style-name="ce20" office:value-type="string" calcext:value-type="string">
            <text:p><text:a xlink:href="https://twitter.com/datGestruepp/status/1558332523830054912" xlink:type="simple">https://twitter.com/datGestruepp/status/1558332523830054912</text:a></text:p>
          </table:table-cell>
          <table:table-cell table:style-name="ce28" office:value-type="string" calcext:value-type="string">
            <text:p>13.08.2022</text:p>
          </table:table-cell>
          <table:table-cell table:style-name="ce1" office:value-type="string" calcext:value-type="string">
            <text:p>Oh. Bist du nett?</text:p>
          </table:table-cell>
          <table:table-cell table:style-name="ce20" office:value-type="string" calcext:value-type="string">
            <text:p><text:a xlink:href="http://pbs.twimg.com/media/FVEDahkX0AIqe5z.jpg" xlink:type="simple">http://pbs.twimg.com/media/FVEDahkX0AIqe5z.jpg</text:a></text:p>
          </table:table-cell>
          <table:table-cell table:style-name="ce10" table:formula="of:=image(&quot;http://pbs.twimg.com/media/FVEDahkX0AIqe5z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Sly (Hollow Knight, Game)</text:p>
          </table:table-cell>
          <table:table-cell table:style-name="ce1"/>
          <table:table-cell table:style-name="ce20" office:value-type="string" calcext:value-type="string">
            <text:p><text:a xlink:href="https://hollowknight.fandom.com/wiki/Category:NPCs_(Hollow_Knight)" xlink:type="simple">https://hollowknight.fandom.com/wiki/Category:NPCs_(Hollow_Knight)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558694910743552000</text:p>
          </table:table-cell>
          <table:table-cell table:style-name="ce20" office:value-type="string" calcext:value-type="string">
            <text:p><text:a xlink:href="https://twitter.com/datGestruepp/status/1558694910743552000" xlink:type="simple">https://twitter.com/datGestruepp/status/1558694910743552000</text:a></text:p>
          </table:table-cell>
          <table:table-cell table:style-name="ce28" office:value-type="string" calcext:value-type="string">
            <text:p>14.08.2022</text:p>
          </table:table-cell>
          <table:table-cell table:style-name="ce1" office:value-type="string" calcext:value-type="string">
            <text:p>Guten Morgen Herr Freeman.</text:p>
          </table:table-cell>
          <table:table-cell table:style-name="ce20" office:value-type="string" calcext:value-type="string">
            <text:p><text:a xlink:href="http://pbs.twimg.com/media/FVEDv6RWQAISJRS.jpg" xlink:type="simple">http://pbs.twimg.com/media/FVEDv6RWQAISJRS.jpg</text:a></text:p>
          </table:table-cell>
          <table:table-cell table:style-name="ce10" table:formula="of:=image(&quot;http://pbs.twimg.com/media/FVEDv6RWQAISJRS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ordon Freeman (Half-Life, Ga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59057301243277312</text:p>
          </table:table-cell>
          <table:table-cell table:style-name="ce20" office:value-type="string" calcext:value-type="string">
            <text:p><text:a xlink:href="https://twitter.com/datGestruepp/status/1559057301243277312" xlink:type="simple">https://twitter.com/datGestruepp/status/1559057301243277312</text:a></text:p>
          </table:table-cell>
          <table:table-cell table:style-name="ce28" office:value-type="string" calcext:value-type="string">
            <text:p>15.08.2022</text:p>
          </table:table-cell>
          <table:table-cell table:style-name="ce1" office:value-type="string" calcext:value-type="string">
            <text:p>Schön dich zu sehen!</text:p>
          </table:table-cell>
          <table:table-cell table:style-name="ce20" office:value-type="string" calcext:value-type="string">
            <text:p><text:a xlink:href="http://pbs.twimg.com/media/FVEEAZ6WAAMJ889.jpg" xlink:type="simple">http://pbs.twimg.com/media/FVEEAZ6WAAMJ889.jpg</text:a></text:p>
          </table:table-cell>
          <table:table-cell table:style-name="ce10" table:formula="of:=image(&quot;http://pbs.twimg.com/media/FVEEAZ6WAAMJ889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haneira (Pokemon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59419689150857217</text:p>
          </table:table-cell>
          <table:table-cell table:style-name="ce20" office:value-type="string" calcext:value-type="string">
            <text:p><text:a xlink:href="https://twitter.com/datGestruepp/status/1559419689150857217" xlink:type="simple">https://twitter.com/datGestruepp/status/1559419689150857217</text:a></text:p>
          </table:table-cell>
          <table:table-cell table:style-name="ce28" office:value-type="string" calcext:value-type="string">
            <text:p>16.08.2022</text:p>
          </table:table-cell>
          <table:table-cell table:style-name="ce1" office:value-type="string" calcext:value-type="string">
            <text:p>Guten Morgen der Herr.</text:p>
          </table:table-cell>
          <table:table-cell table:style-name="ce20" office:value-type="string" calcext:value-type="string">
            <text:p><text:a xlink:href="http://pbs.twimg.com/media/FVEEUKQXwAMsiVO.jpg" xlink:type="simple">http://pbs.twimg.com/media/FVEEUKQXwAMsiVO.jpg</text:a></text:p>
          </table:table-cell>
          <table:table-cell table:style-name="ce10" table:formula="of:=image(&quot;http://pbs.twimg.com/media/FVEEUKQXwAMsiVO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Fishstick (Fortnite, Game)</text:p>
          </table:table-cell>
          <table:table-cell table:style-name="ce1"/>
          <table:table-cell table:style-name="ce20" office:value-type="string" calcext:value-type="string">
            <text:p><text:a xlink:href="https://fortnite.fandom.com/wiki/Fishstick" xlink:type="simple">https://fortnite.fandom.com/wiki/Fishstick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559782074248306688</text:p>
          </table:table-cell>
          <table:table-cell table:style-name="ce20" office:value-type="string" calcext:value-type="string">
            <text:p><text:a xlink:href="https://twitter.com/datGestruepp/status/1559782074248306688" xlink:type="simple">https://twitter.com/datGestruepp/status/1559782074248306688</text:a></text:p>
          </table:table-cell>
          <table:table-cell table:style-name="ce28" office:value-type="string" calcext:value-type="string">
            <text:p>17.08.2022</text:p>
          </table:table-cell>
          <table:table-cell table:style-name="ce1" office:value-type="string" calcext:value-type="string">
            <text:p>Ui. Wer bist du denn?</text:p>
          </table:table-cell>
          <table:table-cell table:style-name="ce20" office:value-type="string" calcext:value-type="string">
            <text:p><text:a xlink:href="http://pbs.twimg.com/media/FVEEk8EXsAMJKhM.jpg" xlink:type="simple">http://pbs.twimg.com/media/FVEEk8EXsAMJKhM.jpg</text:a></text:p>
          </table:table-cell>
          <table:table-cell table:style-name="ce10" table:formula="of:=image(&quot;http://pbs.twimg.com/media/FVEEk8EXsAMJKhM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Confessor Jiji (Hollow Knight, Game)</text:p>
          </table:table-cell>
          <table:table-cell table:style-name="ce1"/>
          <table:table-cell table:style-name="ce20" office:value-type="string" calcext:value-type="string">
            <text:p><text:a xlink:href="https://hollowknight.fandom.com/wiki/Category:NPCs_(Hollow_Knight)" xlink:type="simple">https://hollowknight.fandom.com/wiki/Category:NPCs_(Hollow_Knight)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560144465402032128</text:p>
          </table:table-cell>
          <table:table-cell table:style-name="ce20" office:value-type="string" calcext:value-type="string">
            <text:p><text:a xlink:href="https://twitter.com/datGestruepp/status/1560144465402032128" xlink:type="simple">https://twitter.com/datGestruepp/status/1560144465402032128</text:a></text:p>
          </table:table-cell>
          <table:table-cell table:style-name="ce28" office:value-type="string" calcext:value-type="string">
            <text:p>18.08.2022</text:p>
          </table:table-cell>
          <table:table-cell table:style-name="ce1" office:value-type="string" calcext:value-type="string">
            <text:p>Na du hast dich aber weiterentwickelt.</text:p>
          </table:table-cell>
          <table:table-cell table:style-name="ce20" office:value-type="string" calcext:value-type="string">
            <text:p><text:a xlink:href="http://pbs.twimg.com/media/FVOHk56XoAUsu9r.jpg" xlink:type="simple">http://pbs.twimg.com/media/FVOHk56XoAUsu9r.jpg</text:a></text:p>
          </table:table-cell>
          <table:table-cell table:style-name="ce10" table:formula="of:=image(&quot;http://pbs.twimg.com/media/FVOHk56XoAUsu9r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Parasect (Pokemon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60506852424572929</text:p>
          </table:table-cell>
          <table:table-cell table:style-name="ce20" office:value-type="string" calcext:value-type="string">
            <text:p><text:a xlink:href="https://twitter.com/datGestruepp/status/1560506852424572929" xlink:type="simple">https://twitter.com/datGestruepp/status/1560506852424572929</text:a></text:p>
          </table:table-cell>
          <table:table-cell table:style-name="ce28" office:value-type="string" calcext:value-type="string">
            <text:p>19.08.2022</text:p>
          </table:table-cell>
          <table:table-cell table:style-name="ce1" office:value-type="string" calcext:value-type="string">
            <text:p>Ja, natürlich ist das auch eine Linkshändertasse. Selbstverständlich.</text:p>
          </table:table-cell>
          <table:table-cell table:style-name="ce20" office:value-type="string" calcext:value-type="string">
            <text:p><text:a xlink:href="http://pbs.twimg.com/media/FVOISXWWYAAIxCC.jpg" xlink:type="simple">http://pbs.twimg.com/media/FVOISXWWYAAIxCC.jpg</text:a></text:p>
          </table:table-cell>
          <table:table-cell table:style-name="ce10" table:formula="of:=image(&quot;http://pbs.twimg.com/media/FVOISXWWYAAIxCC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Ned Flanders (The Simpsons, Serie)</text:p>
          </table:table-cell>
          <table:table-cell table:style-name="ce1" office:value-type="string" calcext:value-type="string">
            <text:p>ja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1" office:value-type="string" calcext:value-type="string">
            <text:p>1560869236804820997</text:p>
          </table:table-cell>
          <table:table-cell table:style-name="ce20" office:value-type="string" calcext:value-type="string">
            <text:p><text:a xlink:href="https://twitter.com/datGestruepp/status/1560869236804820997" xlink:type="simple">https://twitter.com/datGestruepp/status/1560869236804820997</text:a></text:p>
          </table:table-cell>
          <table:table-cell table:style-name="ce28" office:value-type="string" calcext:value-type="string">
            <text:p>20.08.2022</text:p>
          </table:table-cell>
          <table:table-cell table:style-name="ce1" office:value-type="string" calcext:value-type="string">
            <text:p>Guten Morgen!</text:p>
          </table:table-cell>
          <table:table-cell table:style-name="ce20" office:value-type="string" calcext:value-type="string">
            <text:p><text:a xlink:href="http://pbs.twimg.com/media/FVOI1TXWQAAU_Ow.jpg" xlink:type="simple">http://pbs.twimg.com/media/FVOI1TXWQAAU_Ow.jpg</text:a></text:p>
          </table:table-cell>
          <table:table-cell table:style-name="ce10" table:formula="of:=image(&quot;http://pbs.twimg.com/media/FVOI1TXWQAAU_Ow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Quirrel (Hollow Knight, Game)</text:p>
          </table:table-cell>
          <table:table-cell table:style-name="ce1"/>
          <table:table-cell table:style-name="ce20" office:value-type="string" calcext:value-type="string">
            <text:p><text:a xlink:href="https://hollowknight.fandom.com/wiki/Category:NPCs_(Hollow_Knight)" xlink:type="simple">https://hollowknight.fandom.com/wiki/Category:NPCs_(Hollow_Knight)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561231629476982784</text:p>
          </table:table-cell>
          <table:table-cell table:style-name="ce20" office:value-type="string" calcext:value-type="string">
            <text:p><text:a xlink:href="https://twitter.com/datGestruepp/status/1561231629476982784" xlink:type="simple">https://twitter.com/datGestruepp/status/1561231629476982784</text:a></text:p>
          </table:table-cell>
          <table:table-cell table:style-name="ce28" office:value-type="string" calcext:value-type="string">
            <text:p>21.08.2022</text:p>
          </table:table-cell>
          <table:table-cell table:style-name="ce1" office:value-type="string" calcext:value-type="string">
            <text:p>Ach schau an.</text:p>
          </table:table-cell>
          <table:table-cell table:style-name="ce20" office:value-type="string" calcext:value-type="string">
            <text:p><text:a xlink:href="http://pbs.twimg.com/media/FVOJtudWIAE-xwQ.jpg" xlink:type="simple">http://pbs.twimg.com/media/FVOJtudWIAE-xwQ.jpg</text:a></text:p>
          </table:table-cell>
          <table:table-cell table:style-name="ce10" table:formula="of:=image(&quot;http://pbs.twimg.com/media/FVOJtudWIAE-xwQ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Quaputzi (Pokemon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61594015769776128</text:p>
          </table:table-cell>
          <table:table-cell table:style-name="ce20" office:value-type="string" calcext:value-type="string">
            <text:p><text:a xlink:href="https://twitter.com/datGestruepp/status/1561594015769776128" xlink:type="simple">https://twitter.com/datGestruepp/status/1561594015769776128</text:a></text:p>
          </table:table-cell>
          <table:table-cell table:style-name="ce28" office:value-type="string" calcext:value-type="string">
            <text:p>22.08.2022</text:p>
          </table:table-cell>
          <table:table-cell table:style-name="ce1" office:value-type="string" calcext:value-type="string">
            <text:p>och je. Warum so traurig?</text:p>
          </table:table-cell>
          <table:table-cell table:style-name="ce20" office:value-type="string" calcext:value-type="string">
            <text:p><text:a xlink:href="http://pbs.twimg.com/media/FVOKXnCWQAQgL_v.jpg" xlink:type="simple">http://pbs.twimg.com/media/FVOKXnCWQAQgL_v.jpg</text:a></text:p>
          </table:table-cell>
          <table:table-cell table:style-name="ce10" table:formula="of:=image(&quot;http://pbs.twimg.com/media/FVOKXnCWQAQgL_v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Grubfather (Hollow Knight, Game)</text:p>
          </table:table-cell>
          <table:table-cell table:style-name="ce1"/>
          <table:table-cell table:style-name="ce20" office:value-type="string" calcext:value-type="string">
            <text:p><text:a xlink:href="https://hollowknight.fandom.com/wiki/Category:NPCs_(Hollow_Knight)" xlink:type="simple">https://hollowknight.fandom.com/wiki/Category:NPCs_(Hollow_Knight)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561956404730007552</text:p>
          </table:table-cell>
          <table:table-cell table:style-name="ce20" office:value-type="string" calcext:value-type="string">
            <text:p><text:a xlink:href="https://twitter.com/datGestruepp/status/1561956404730007552" xlink:type="simple">https://twitter.com/datGestruepp/status/1561956404730007552</text:a></text:p>
          </table:table-cell>
          <table:table-cell table:style-name="ce28" office:value-type="string" calcext:value-type="string">
            <text:p>23.08.2022</text:p>
          </table:table-cell>
          <table:table-cell table:style-name="ce1" office:value-type="string" calcext:value-type="string">
            <text:p>Wer braucht schon Sailor Moon. *Gnihihi*</text:p>
          </table:table-cell>
          <table:table-cell table:style-name="ce20" office:value-type="string" calcext:value-type="string">
            <text:p><text:a xlink:href="http://pbs.twimg.com/media/FVXKCcMXEAE9z0B.jpg" xlink:type="simple">http://pbs.twimg.com/media/FVXKCcMXEAE9z0B.jpg</text:a></text:p>
          </table:table-cell>
          <table:table-cell table:style-name="ce10" table:formula="of:=image(&quot;http://pbs.twimg.com/media/FVXKCcMXEAE9z0B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Tuxido Mask (Sailor Moon, Ani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62318794353041409</text:p>
          </table:table-cell>
          <table:table-cell table:style-name="ce20" office:value-type="string" calcext:value-type="string">
            <text:p><text:a xlink:href="https://twitter.com/datGestruepp/status/1562318794353041409" xlink:type="simple">https://twitter.com/datGestruepp/status/1562318794353041409</text:a></text:p>
          </table:table-cell>
          <table:table-cell table:style-name="ce28" office:value-type="string" calcext:value-type="string">
            <text:p>24.08.2022</text:p>
          </table:table-cell>
          <table:table-cell table:style-name="ce1" office:value-type="string" calcext:value-type="string">
            <text:p>Mhmm!</text:p>
          </table:table-cell>
          <table:table-cell table:style-name="ce20" office:value-type="string" calcext:value-type="string">
            <text:p><text:a xlink:href="http://pbs.twimg.com/media/FVXKo10WIAAhndP.jpg" xlink:type="simple">http://pbs.twimg.com/media/FVXKo10WIAAhndP.jpg</text:a></text:p>
          </table:table-cell>
          <table:table-cell table:style-name="ce10" table:formula="of:=image(&quot;http://pbs.twimg.com/media/FVXKo10WIAAhndP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Lilly (Harveys neue Augen, Deadelic, Ga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62681177059860480</text:p>
          </table:table-cell>
          <table:table-cell table:style-name="ce20" office:value-type="string" calcext:value-type="string">
            <text:p><text:a xlink:href="https://twitter.com/datGestruepp/status/1562681177059860480" xlink:type="simple">https://twitter.com/datGestruepp/status/1562681177059860480</text:a></text:p>
          </table:table-cell>
          <table:table-cell table:style-name="ce28" office:value-type="string" calcext:value-type="string">
            <text:p>25.08.2022</text:p>
          </table:table-cell>
          <table:table-cell table:style-name="ce1" office:value-type="string" calcext:value-type="string">
            <text:p>Willkommen!</text:p>
          </table:table-cell>
          <table:table-cell table:style-name="ce20" office:value-type="string" calcext:value-type="string">
            <text:p><text:a xlink:href="http://pbs.twimg.com/media/FVjaoTuWAAAwyGd.jpg" xlink:type="simple">http://pbs.twimg.com/media/FVjaoTuWAAAwyGd.jpg</text:a></text:p>
          </table:table-cell>
          <table:table-cell table:style-name="ce10" table:formula="of:=image(&quot;http://pbs.twimg.com/media/FVjaoTuWAAAwyGd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Kitty White (Hello Kitty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office:value-type="string" calcext:value-type="string">
            <text:p>1563043567236530176</text:p>
          </table:table-cell>
          <table:table-cell table:style-name="ce20" office:value-type="string" calcext:value-type="string">
            <text:p><text:a xlink:href="https://twitter.com/datGestruepp/status/1563043567236530176" xlink:type="simple">https://twitter.com/datGestruepp/status/1563043567236530176</text:a></text:p>
          </table:table-cell>
          <table:table-cell table:style-name="ce28" office:value-type="string" calcext:value-type="string">
            <text:p>26.08.2022</text:p>
          </table:table-cell>
          <table:table-cell table:style-name="ce1" office:value-type="string" calcext:value-type="string">
            <text:p>Vorsicht Spinne!! Auch du kannst dich sogar mit denen unterhalten? Schau an.</text:p>
          </table:table-cell>
          <table:table-cell table:style-name="ce20" office:value-type="string" calcext:value-type="string">
            <text:p><text:a xlink:href="http://pbs.twimg.com/media/FVjbJTMXwAMFPe4.jpg" xlink:type="simple">http://pbs.twimg.com/media/FVjbJTMXwAMFPe4.jpg</text:a></text:p>
          </table:table-cell>
          <table:table-cell table:style-name="ce10" table:formula="of:=image(&quot;http://pbs.twimg.com/media/FVjbJTMXwAMFPe4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Webber (Don't Starve, Game)</text:p>
          </table:table-cell>
          <table:table-cell table:style-name="ce1"/>
          <table:table-cell table:style-name="ce20" office:value-type="string" calcext:value-type="string">
            <text:p><text:a xlink:href="https://dontstarve.fandom.com/wiki/Characters" xlink:type="simple">https://dontstarve.fandom.com/wiki/Characters</text:a></text:p>
          </table:table-cell>
          <table:table-cell table:style-name="ce1" table:number-columns-repeated="19"/>
          <table:table-cell table:number-columns-repeated="996"/>
        </table:table-row>
        <table:table-row table:style-name="ro3">
          <table:table-cell table:style-name="ce1" office:value-type="string" calcext:value-type="string">
            <text:p>1563405957492776960</text:p>
          </table:table-cell>
          <table:table-cell table:style-name="ce20" office:value-type="string" calcext:value-type="string">
            <text:p><text:a xlink:href="https://twitter.com/datGestruepp/status/1563405957492776960" xlink:type="simple">https://twitter.com/datGestruepp/status/1563405957492776960</text:a></text:p>
          </table:table-cell>
          <table:table-cell table:style-name="ce28" office:value-type="string" calcext:value-type="string">
            <text:p>27.08.2022</text:p>
          </table:table-cell>
          <table:table-cell table:style-name="ce1" office:value-type="string" calcext:value-type="string">
            <text:p>Ähm... Ich hab nix falsches gemacht. </text:p>
          </table:table-cell>
          <table:table-cell table:style-name="ce20" office:value-type="string" calcext:value-type="string">
            <text:p><text:a xlink:href="http://pbs.twimg.com/media/FVjcNv_XwAADg9A.jpg" xlink:type="simple">http://pbs.twimg.com/media/FVjcNv_XwAADg9A.jpg</text:a></text:p>
          </table:table-cell>
          <table:table-cell table:style-name="ce10" table:formula="of:=image(&quot;http://pbs.twimg.com/media/FVjcNv_XwAADg9A.jpg&quot;)" office:value-type="string" office:string-value="" calcext:value-type="error">
            <text:p>#NAME?</text:p>
          </table:table-cell>
          <table:table-cell table:style-name="ce1" office:value-type="string" calcext:value-type="string">
            <text:p>Oberin Ignaz (Harveys neue Augen, Deadelic, Game)</text:p>
          </table:table-cell>
          <table:table-cell table:style-name="ce1" table:number-columns-repeated="21"/>
          <table:table-cell table:number-columns-repeated="996"/>
        </table:table-row>
        <table:table-row table:style-name="ro3">
          <table:table-cell table:style-name="ce1" table:number-columns-repeated="2"/>
          <table:table-cell table:style-name="ce26"/>
          <table:table-cell table:style-name="ce1"/>
          <table:table-cell table:style-name="ce40"/>
          <table:table-cell table:style-name="ce26"/>
          <table:table-cell table:style-name="ce1" table:number-columns-repeated="22"/>
          <table:table-cell table:number-columns-repeated="996"/>
        </table:table-row>
        <table:table-row table:style-name="ro3" table:number-rows-repeated="10">
          <table:table-cell table:style-name="ce1" table:number-columns-repeated="2"/>
          <table:table-cell table:style-name="ce26"/>
          <table:table-cell table:style-name="ce1"/>
          <table:table-cell table:style-name="ce40"/>
          <table:table-cell table:style-name="ce26"/>
          <table:table-cell table:style-name="ce1" table:number-columns-repeated="22"/>
          <table:table-cell table:number-columns-repeated="996"/>
        </table:table-row>
        <table:table-row table:style-name="ro3" table:number-rows-repeated="111">
          <table:table-cell table:style-name="ce11"/>
          <table:table-cell table:style-name="ce1"/>
          <table:table-cell table:style-name="ce26"/>
          <table:table-cell table:style-name="ce1"/>
          <table:table-cell table:style-name="ce40"/>
          <table:table-cell table:style-name="ce26"/>
          <table:table-cell table:style-name="ce1" table:number-columns-repeated="22"/>
          <table:table-cell table:number-columns-repeated="996"/>
        </table:table-row>
        <table:table-row table:style-name="ro1" table:number-rows-repeated="10482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DDG_ProximaNova" svg:font-family="DDG_ProximaNov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illkommen" style:display-name="PageStyle_Willkomm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ritzelKaffees_20_Staffel_20_1" style:display-name="PageStyle_KritzelKaffees Staffe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ritzelKaffees_20_Staffel_20_2" style:display-name="PageStyle_KritzelKaffees Staffel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7247" meta:object-count="0"/>
    <meta:generator>LibreOfficeDev/6.0.5.2$Linux_X86_64 LibreOffice_project/</meta:generator>
  </office:meta>
</office:document-meta>
</file>